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3cm" svg:height="9.004cm" svg:x="22.672cm" svg:y="2.152cm">
            <draw:object draw:notify-on-update-of-ranges="Лист1.E1:Лист1.E1 Лист1.E2:Лист1.E6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te</text:p>
          </table:table-cell>
          <table:table-cell office:value-type="string" calcext:value-type="string">
            <text:p><text:s/>Tbody_C</text:p>
          </table:table-cell>
          <table:table-cell office:value-type="string" calcext:value-type="string">
            <text:p><text:s/>Tcoil_C</text:p>
          </table:table-cell>
          <table:table-cell office:value-type="string" calcext:value-type="string">
            <text:p><text:s/>Tcore_C</text:p>
          </table:table-cell>
          <table:table-cell office:value-type="string" calcext:value-type="string">
            <text:p><text:s/>Toil_C</text:p>
          </table:table-cell>
          <table:table-cell office:value-type="string" calcext:value-type="string">
            <text:p><text:s/>Tbody_K</text:p>
          </table:table-cell>
          <table:table-cell office:value-type="string" calcext:value-type="string">
            <text:p><text:s/>Tcoil_K</text:p>
          </table:table-cell>
          <table:table-cell office:value-type="string" calcext:value-type="string">
            <text:p><text:s/>Tcore_K</text:p>
          </table:table-cell>
          <table:table-cell office:value-type="string" calcext:value-type="string">
            <text:p><text:s/>Toil_K</text:p>
          </table:table-cell>
        </table:table-row>
        <table:table-row table:style-name="ro1">
          <table:table-cell office:value-type="string" calcext:value-type="string">
            <text:p>heatind packet: 0, step:1</text:p>
          </table:table-cell>
          <table:table-cell office:value-type="float" office:value="1.59501" calcext:value-type="float">
            <text:p>1,59501</text:p>
          </table:table-cell>
          <table:table-cell office:value-type="float" office:value="9.72598" calcext:value-type="float">
            <text:p>9,72598</text:p>
          </table:table-cell>
          <table:table-cell office:value-type="float" office:value="0.0214879" calcext:value-type="float">
            <text:p>0,0214879</text:p>
          </table:table-cell>
          <table:table-cell office:value-type="float" office:value="2.44303" calcext:value-type="float">
            <text:p>2,44303</text:p>
          </table:table-cell>
          <table:table-cell office:value-type="float" office:value="274.595" calcext:value-type="float">
            <text:p>274,595</text:p>
          </table:table-cell>
          <table:table-cell office:value-type="float" office:value="282.726" calcext:value-type="float">
            <text:p>282,726</text:p>
          </table:table-cell>
          <table:table-cell office:value-type="float" office:value="273.021" calcext:value-type="float">
            <text:p>273,021</text:p>
          </table:table-cell>
          <table:table-cell office:value-type="float" office:value="275.443" calcext:value-type="float">
            <text:p>275,443</text:p>
          </table:table-cell>
        </table:table-row>
        <table:table-row table:style-name="ro1">
          <table:table-cell office:value-type="string" calcext:value-type="string">
            <text:p>heatind packet: 0, step:2</text:p>
          </table:table-cell>
          <table:table-cell office:value-type="float" office:value="4.35102" calcext:value-type="float">
            <text:p>4,35102</text:p>
          </table:table-cell>
          <table:table-cell office:value-type="float" office:value="14.7462" calcext:value-type="float">
            <text:p>14,7462</text:p>
          </table:table-cell>
          <table:table-cell office:value-type="float" office:value="0.115406" calcext:value-type="float">
            <text:p>0,115406</text:p>
          </table:table-cell>
          <table:table-cell office:value-type="float" office:value="6.02976" calcext:value-type="float">
            <text:p>6,02976</text:p>
          </table:table-cell>
          <table:table-cell office:value-type="float" office:value="277.351" calcext:value-type="float">
            <text:p>277,351</text:p>
          </table:table-cell>
          <table:table-cell office:value-type="float" office:value="287.746" calcext:value-type="float">
            <text:p>287,746</text:p>
          </table:table-cell>
          <table:table-cell office:value-type="float" office:value="273.115" calcext:value-type="float">
            <text:p>273,115</text:p>
          </table:table-cell>
          <table:table-cell office:value-type="float" office:value="279.03" calcext:value-type="float">
            <text:p>279,03</text:p>
          </table:table-cell>
        </table:table-row>
        <table:table-row table:style-name="ro1">
          <table:table-cell office:value-type="string" calcext:value-type="string">
            <text:p>heatind packet: 0, step:3</text:p>
          </table:table-cell>
          <table:table-cell office:value-type="float" office:value="7.53771" calcext:value-type="float">
            <text:p>7,53771</text:p>
          </table:table-cell>
          <table:table-cell office:value-type="float" office:value="18.7805" calcext:value-type="float">
            <text:p>18,7805</text:p>
          </table:table-cell>
          <table:table-cell office:value-type="float" office:value="0.288618" calcext:value-type="float">
            <text:p>0,288618</text:p>
          </table:table-cell>
          <table:table-cell office:value-type="float" office:value="9.61011" calcext:value-type="float">
            <text:p>9,61011</text:p>
          </table:table-cell>
          <table:table-cell office:value-type="float" office:value="280.538" calcext:value-type="float">
            <text:p>280,538</text:p>
          </table:table-cell>
          <table:table-cell office:value-type="float" office:value="291.781" calcext:value-type="float">
            <text:p>291,781</text:p>
          </table:table-cell>
          <table:table-cell office:value-type="float" office:value="273.289" calcext:value-type="float">
            <text:p>273,289</text:p>
          </table:table-cell>
          <table:table-cell office:value-type="float" office:value="282.61" calcext:value-type="float">
            <text:p>282,61</text:p>
          </table:table-cell>
        </table:table-row>
        <table:table-row table:style-name="ro1">
          <table:table-cell office:value-type="string" calcext:value-type="string">
            <text:p>heatind packet: 0, step:4</text:p>
          </table:table-cell>
          <table:table-cell office:value-type="float" office:value="10.7716" calcext:value-type="float">
            <text:p>10,7716</text:p>
          </table:table-cell>
          <table:table-cell office:value-type="float" office:value="22.5157" calcext:value-type="float">
            <text:p>22,5157</text:p>
          </table:table-cell>
          <table:table-cell office:value-type="float" office:value="0.538877" calcext:value-type="float">
            <text:p>0,538877</text:p>
          </table:table-cell>
          <table:table-cell office:value-type="float" office:value="13.1019" calcext:value-type="float">
            <text:p>13,1019</text:p>
          </table:table-cell>
          <table:table-cell office:value-type="float" office:value="283.772" calcext:value-type="float">
            <text:p>283,772</text:p>
          </table:table-cell>
          <table:table-cell office:value-type="float" office:value="295.516" calcext:value-type="float">
            <text:p>295,516</text:p>
          </table:table-cell>
          <table:table-cell office:value-type="float" office:value="273.539" calcext:value-type="float">
            <text:p>273,539</text:p>
          </table:table-cell>
          <table:table-cell office:value-type="float" office:value="286.102" calcext:value-type="float">
            <text:p>286,102</text:p>
          </table:table-cell>
        </table:table-row>
        <table:table-row table:style-name="ro1">
          <table:table-cell office:value-type="string" calcext:value-type="string">
            <text:p>heatind packet: 0, step:5</text:p>
          </table:table-cell>
          <table:table-cell office:value-type="float" office:value="13.9481" calcext:value-type="float">
            <text:p>13,9481</text:p>
          </table:table-cell>
          <table:table-cell office:value-type="float" office:value="26.1033" calcext:value-type="float">
            <text:p>26,1033</text:p>
          </table:table-cell>
          <table:table-cell office:value-type="float" office:value="0.863217" calcext:value-type="float">
            <text:p>0,863217</text:p>
          </table:table-cell>
          <table:table-cell office:value-type="float" office:value="16.4989" calcext:value-type="float">
            <text:p>16,4989</text:p>
          </table:table-cell>
          <table:table-cell office:value-type="float" office:value="286.948" calcext:value-type="float">
            <text:p>286,948</text:p>
          </table:table-cell>
          <table:table-cell office:value-type="float" office:value="299.103" calcext:value-type="float">
            <text:p>299,103</text:p>
          </table:table-cell>
          <table:table-cell office:value-type="float" office:value="273.863" calcext:value-type="float">
            <text:p>273,863</text:p>
          </table:table-cell>
          <table:table-cell office:value-type="float" office:value="289.499" calcext:value-type="float">
            <text:p>289,499</text:p>
          </table:table-cell>
        </table:table-row>
        <table:table-row table:style-name="ro1">
          <table:table-cell office:value-type="string" calcext:value-type="string">
            <text:p>heatind packet: 0, step:6</text:p>
          </table:table-cell>
          <table:table-cell office:value-type="float" office:value="17.0424" calcext:value-type="float">
            <text:p>17,0424</text:p>
          </table:table-cell>
          <table:table-cell office:value-type="float" office:value="29.5795" calcext:value-type="float">
            <text:p>29,5795</text:p>
          </table:table-cell>
          <table:table-cell office:value-type="float" office:value="1.25859" calcext:value-type="float">
            <text:p>1,25859</text:p>
          </table:table-cell>
          <table:table-cell office:value-type="float" office:value="19.8012" calcext:value-type="float">
            <text:p>19,8012</text:p>
          </table:table-cell>
          <table:table-cell office:value-type="float" office:value="290.042" calcext:value-type="float">
            <text:p>290,042</text:p>
          </table:table-cell>
          <table:table-cell office:value-type="float" office:value="302.58" calcext:value-type="float">
            <text:p>302,58</text:p>
          </table:table-cell>
          <table:table-cell office:value-type="float" office:value="274.259" calcext:value-type="float">
            <text:p>274,259</text:p>
          </table:table-cell>
          <table:table-cell office:value-type="float" office:value="292.801" calcext:value-type="float">
            <text:p>292,801</text:p>
          </table:table-cell>
        </table:table-row>
        <table:table-row table:style-name="ro1">
          <table:table-cell office:value-type="string" calcext:value-type="string">
            <text:p>heatind packet: 0, step:7</text:p>
          </table:table-cell>
          <table:table-cell office:value-type="float" office:value="20.0498" calcext:value-type="float">
            <text:p>20,0498</text:p>
          </table:table-cell>
          <table:table-cell office:value-type="float" office:value="32.9539" calcext:value-type="float">
            <text:p>32,9539</text:p>
          </table:table-cell>
          <table:table-cell office:value-type="float" office:value="1.72194" calcext:value-type="float">
            <text:p>1,72194</text:p>
          </table:table-cell>
          <table:table-cell office:value-type="float" office:value="23.0102" calcext:value-type="float">
            <text:p>23,0102</text:p>
          </table:table-cell>
          <table:table-cell office:value-type="float" office:value="293.05" calcext:value-type="float">
            <text:p>293,05</text:p>
          </table:table-cell>
          <table:table-cell office:value-type="float" office:value="305.954" calcext:value-type="float">
            <text:p>305,954</text:p>
          </table:table-cell>
          <table:table-cell office:value-type="float" office:value="274.722" calcext:value-type="float">
            <text:p>274,722</text:p>
          </table:table-cell>
          <table:table-cell office:value-type="float" office:value="296.01" calcext:value-type="float">
            <text:p>296,01</text:p>
          </table:table-cell>
        </table:table-row>
        <table:table-row table:style-name="ro1">
          <table:table-cell office:value-type="string" calcext:value-type="string">
            <text:p>heatind packet: 0, step:8</text:p>
          </table:table-cell>
          <table:table-cell office:value-type="float" office:value="22.9705" calcext:value-type="float">
            <text:p>22,9705</text:p>
          </table:table-cell>
          <table:table-cell office:value-type="float" office:value="36.2299" calcext:value-type="float">
            <text:p>36,2299</text:p>
          </table:table-cell>
          <table:table-cell office:value-type="float" office:value="2.25022" calcext:value-type="float">
            <text:p>2,25022</text:p>
          </table:table-cell>
          <table:table-cell office:value-type="float" office:value="26.1272" calcext:value-type="float">
            <text:p>26,1272</text:p>
          </table:table-cell>
          <table:table-cell office:value-type="float" office:value="295.971" calcext:value-type="float">
            <text:p>295,971</text:p>
          </table:table-cell>
          <table:table-cell office:value-type="float" office:value="309.23" calcext:value-type="float">
            <text:p>309,23</text:p>
          </table:table-cell>
          <table:table-cell office:value-type="float" office:value="275.25" calcext:value-type="float">
            <text:p>275,25</text:p>
          </table:table-cell>
          <table:table-cell office:value-type="float" office:value="299.127" calcext:value-type="float">
            <text:p>299,127</text:p>
          </table:table-cell>
        </table:table-row>
        <table:table-row table:style-name="ro1">
          <table:table-cell office:value-type="string" calcext:value-type="string">
            <text:p>heatind packet: 0, step:9</text:p>
          </table:table-cell>
          <table:table-cell office:value-type="float" office:value="25.8058" calcext:value-type="float">
            <text:p>25,8058</text:p>
          </table:table-cell>
          <table:table-cell office:value-type="float" office:value="39.4098" calcext:value-type="float">
            <text:p>39,4098</text:p>
          </table:table-cell>
          <table:table-cell office:value-type="float" office:value="2.84037" calcext:value-type="float">
            <text:p>2,84037</text:p>
          </table:table-cell>
          <table:table-cell office:value-type="float" office:value="29.1539" calcext:value-type="float">
            <text:p>29,1539</text:p>
          </table:table-cell>
          <table:table-cell office:value-type="float" office:value="298.806" calcext:value-type="float">
            <text:p>298,806</text:p>
          </table:table-cell>
          <table:table-cell office:value-type="float" office:value="312.41" calcext:value-type="float">
            <text:p>312,41</text:p>
          </table:table-cell>
          <table:table-cell office:value-type="float" office:value="275.84" calcext:value-type="float">
            <text:p>275,84</text:p>
          </table:table-cell>
          <table:table-cell office:value-type="float" office:value="302.154" calcext:value-type="float">
            <text:p>302,154</text:p>
          </table:table-cell>
        </table:table-row>
        <table:table-row table:style-name="ro1">
          <table:table-cell office:value-type="string" calcext:value-type="string">
            <text:p>heatind packet: 0, step:10</text:p>
          </table:table-cell>
          <table:table-cell office:value-type="float" office:value="28.5573" calcext:value-type="float">
            <text:p>28,5573</text:p>
          </table:table-cell>
          <table:table-cell office:value-type="float" office:value="42.4956" calcext:value-type="float">
            <text:p>42,4956</text:p>
          </table:table-cell>
          <table:table-cell office:value-type="float" office:value="3.48941" calcext:value-type="float">
            <text:p>3,48941</text:p>
          </table:table-cell>
          <table:table-cell office:value-type="float" office:value="32.0921" calcext:value-type="float">
            <text:p>32,0921</text:p>
          </table:table-cell>
          <table:table-cell office:value-type="float" office:value="301.557" calcext:value-type="float">
            <text:p>301,557</text:p>
          </table:table-cell>
          <table:table-cell office:value-type="float" office:value="315.496" calcext:value-type="float">
            <text:p>315,496</text:p>
          </table:table-cell>
          <table:table-cell office:value-type="float" office:value="276.489" calcext:value-type="float">
            <text:p>276,489</text:p>
          </table:table-cell>
          <table:table-cell office:value-type="float" office:value="305.092" calcext:value-type="float">
            <text:p>305,092</text:p>
          </table:table-cell>
        </table:table-row>
        <table:table-row table:style-name="ro1">
          <table:table-cell office:value-type="string" calcext:value-type="string">
            <text:p>heatind packet: 0, step:11</text:p>
          </table:table-cell>
          <table:table-cell office:value-type="float" office:value="31.2268" calcext:value-type="float">
            <text:p>31,2268</text:p>
          </table:table-cell>
          <table:table-cell office:value-type="float" office:value="45.4893" calcext:value-type="float">
            <text:p>45,4893</text:p>
          </table:table-cell>
          <table:table-cell office:value-type="float" office:value="4.19434" calcext:value-type="float">
            <text:p>4,19434</text:p>
          </table:table-cell>
          <table:table-cell office:value-type="float" office:value="34.9434" calcext:value-type="float">
            <text:p>34,9434</text:p>
          </table:table-cell>
          <table:table-cell office:value-type="float" office:value="304.227" calcext:value-type="float">
            <text:p>304,227</text:p>
          </table:table-cell>
          <table:table-cell office:value-type="float" office:value="318.489" calcext:value-type="float">
            <text:p>318,489</text:p>
          </table:table-cell>
          <table:table-cell office:value-type="float" office:value="277.194" calcext:value-type="float">
            <text:p>277,194</text:p>
          </table:table-cell>
          <table:table-cell office:value-type="float" office:value="307.943" calcext:value-type="float">
            <text:p>307,943</text:p>
          </table:table-cell>
        </table:table-row>
        <table:table-row table:style-name="ro1">
          <table:table-cell office:value-type="string" calcext:value-type="string">
            <text:p>heatind packet: 0, step:12</text:p>
          </table:table-cell>
          <table:table-cell office:value-type="float" office:value="33.8161" calcext:value-type="float">
            <text:p>33,8161</text:p>
          </table:table-cell>
          <table:table-cell office:value-type="float" office:value="48.3929" calcext:value-type="float">
            <text:p>48,3929</text:p>
          </table:table-cell>
          <table:table-cell office:value-type="float" office:value="4.95225" calcext:value-type="float">
            <text:p>4,95225</text:p>
          </table:table-cell>
          <table:table-cell office:value-type="float" office:value="37.7099" calcext:value-type="float">
            <text:p>37,7099</text:p>
          </table:table-cell>
          <table:table-cell office:value-type="float" office:value="306.816" calcext:value-type="float">
            <text:p>306,816</text:p>
          </table:table-cell>
          <table:table-cell office:value-type="float" office:value="321.393" calcext:value-type="float">
            <text:p>321,393</text:p>
          </table:table-cell>
          <table:table-cell office:value-type="float" office:value="277.952" calcext:value-type="float">
            <text:p>277,952</text:p>
          </table:table-cell>
          <table:table-cell office:value-type="float" office:value="310.71" calcext:value-type="float">
            <text:p>310,71</text:p>
          </table:table-cell>
        </table:table-row>
        <table:table-row table:style-name="ro1">
          <table:table-cell office:value-type="string" calcext:value-type="string">
            <text:p>heatind packet: 0, step:13</text:p>
          </table:table-cell>
          <table:table-cell office:value-type="float" office:value="36.327" calcext:value-type="float">
            <text:p>36,327</text:p>
          </table:table-cell>
          <table:table-cell office:value-type="float" office:value="51.2086" calcext:value-type="float">
            <text:p>51,2086</text:p>
          </table:table-cell>
          <table:table-cell office:value-type="float" office:value="5.76023" calcext:value-type="float">
            <text:p>5,76023</text:p>
          </table:table-cell>
          <table:table-cell office:value-type="float" office:value="40.3935" calcext:value-type="float">
            <text:p>40,3935</text:p>
          </table:table-cell>
          <table:table-cell office:value-type="float" office:value="309.327" calcext:value-type="float">
            <text:p>309,327</text:p>
          </table:table-cell>
          <table:table-cell office:value-type="float" office:value="324.209" calcext:value-type="float">
            <text:p>324,209</text:p>
          </table:table-cell>
          <table:table-cell office:value-type="float" office:value="278.76" calcext:value-type="float">
            <text:p>278,76</text:p>
          </table:table-cell>
          <table:table-cell office:value-type="float" office:value="313.394" calcext:value-type="float">
            <text:p>313,394</text:p>
          </table:table-cell>
        </table:table-row>
        <table:table-row table:style-name="ro1">
          <table:table-cell office:value-type="string" calcext:value-type="string">
            <text:p>heatind packet: 0, step:14</text:p>
          </table:table-cell>
          <table:table-cell office:value-type="float" office:value="38.7615" calcext:value-type="float">
            <text:p>38,7615</text:p>
          </table:table-cell>
          <table:table-cell office:value-type="float" office:value="53.9383" calcext:value-type="float">
            <text:p>53,9383</text:p>
          </table:table-cell>
          <table:table-cell office:value-type="float" office:value="6.61547" calcext:value-type="float">
            <text:p>6,61547</text:p>
          </table:table-cell>
          <table:table-cell office:value-type="float" office:value="42.9961" calcext:value-type="float">
            <text:p>42,9961</text:p>
          </table:table-cell>
          <table:table-cell office:value-type="float" office:value="311.761" calcext:value-type="float">
            <text:p>311,761</text:p>
          </table:table-cell>
          <table:table-cell office:value-type="float" office:value="326.938" calcext:value-type="float">
            <text:p>326,938</text:p>
          </table:table-cell>
          <table:table-cell office:value-type="float" office:value="279.615" calcext:value-type="float">
            <text:p>279,615</text:p>
          </table:table-cell>
          <table:table-cell office:value-type="float" office:value="315.996" calcext:value-type="float">
            <text:p>315,996</text:p>
          </table:table-cell>
        </table:table-row>
        <table:table-row table:style-name="ro1">
          <table:table-cell office:value-type="string" calcext:value-type="string">
            <text:p>heatind packet: 0, step:15</text:p>
          </table:table-cell>
          <table:table-cell office:value-type="float" office:value="41.1213" calcext:value-type="float">
            <text:p>41,1213</text:p>
          </table:table-cell>
          <table:table-cell office:value-type="float" office:value="56.5844" calcext:value-type="float">
            <text:p>56,5844</text:p>
          </table:table-cell>
          <table:table-cell office:value-type="float" office:value="7.51518" calcext:value-type="float">
            <text:p>7,51518</text:p>
          </table:table-cell>
          <table:table-cell office:value-type="float" office:value="45.5197" calcext:value-type="float">
            <text:p>45,5197</text:p>
          </table:table-cell>
          <table:table-cell office:value-type="float" office:value="314.121" calcext:value-type="float">
            <text:p>314,121</text:p>
          </table:table-cell>
          <table:table-cell office:value-type="float" office:value="329.584" calcext:value-type="float">
            <text:p>329,584</text:p>
          </table:table-cell>
          <table:table-cell office:value-type="float" office:value="280.515" calcext:value-type="float">
            <text:p>280,515</text:p>
          </table:table-cell>
          <table:table-cell office:value-type="float" office:value="318.52" calcext:value-type="float">
            <text:p>318,52</text:p>
          </table:table-cell>
        </table:table-row>
        <table:table-row table:style-name="ro1">
          <table:table-cell office:value-type="string" calcext:value-type="string">
            <text:p>heatind packet: 0, step:16</text:p>
          </table:table-cell>
          <table:table-cell office:value-type="float" office:value="43.4086" calcext:value-type="float">
            <text:p>43,4086</text:p>
          </table:table-cell>
          <table:table-cell office:value-type="float" office:value="59.1489" calcext:value-type="float">
            <text:p>59,1489</text:p>
          </table:table-cell>
          <table:table-cell office:value-type="float" office:value="8.45666" calcext:value-type="float">
            <text:p>8,45666</text:p>
          </table:table-cell>
          <table:table-cell office:value-type="float" office:value="47.9663" calcext:value-type="float">
            <text:p>47,9663</text:p>
          </table:table-cell>
          <table:table-cell office:value-type="float" office:value="316.409" calcext:value-type="float">
            <text:p>316,409</text:p>
          </table:table-cell>
          <table:table-cell office:value-type="float" office:value="332.149" calcext:value-type="float">
            <text:p>332,149</text:p>
          </table:table-cell>
          <table:table-cell office:value-type="float" office:value="281.457" calcext:value-type="float">
            <text:p>281,457</text:p>
          </table:table-cell>
          <table:table-cell office:value-type="float" office:value="320.966" calcext:value-type="float">
            <text:p>320,966</text:p>
          </table:table-cell>
        </table:table-row>
        <table:table-row table:style-name="ro1">
          <table:table-cell office:value-type="string" calcext:value-type="string">
            <text:p>heatind packet: 0, step:17</text:p>
          </table:table-cell>
          <table:table-cell office:value-type="float" office:value="45.625" calcext:value-type="float">
            <text:p>45,625</text:p>
          </table:table-cell>
          <table:table-cell office:value-type="float" office:value="61.6341" calcext:value-type="float">
            <text:p>61,6341</text:p>
          </table:table-cell>
          <table:table-cell office:value-type="float" office:value="9.43726" calcext:value-type="float">
            <text:p>9,43726</text:p>
          </table:table-cell>
          <table:table-cell office:value-type="float" office:value="50.3379" calcext:value-type="float">
            <text:p>50,3379</text:p>
          </table:table-cell>
          <table:table-cell office:value-type="float" office:value="318.625" calcext:value-type="float">
            <text:p>318,625</text:p>
          </table:table-cell>
          <table:table-cell office:value-type="float" office:value="334.634" calcext:value-type="float">
            <text:p>334,634</text:p>
          </table:table-cell>
          <table:table-cell office:value-type="float" office:value="282.437" calcext:value-type="float">
            <text:p>282,437</text:p>
          </table:table-cell>
          <table:table-cell office:value-type="float" office:value="323.338" calcext:value-type="float">
            <text:p>323,338</text:p>
          </table:table-cell>
        </table:table-row>
        <table:table-row table:style-name="ro1">
          <table:table-cell office:value-type="string" calcext:value-type="string">
            <text:p>heatind packet: 0, step:18</text:p>
          </table:table-cell>
          <table:table-cell office:value-type="float" office:value="47.7727" calcext:value-type="float">
            <text:p>47,7727</text:p>
          </table:table-cell>
          <table:table-cell office:value-type="float" office:value="64.0421" calcext:value-type="float">
            <text:p>64,0421</text:p>
          </table:table-cell>
          <table:table-cell office:value-type="float" office:value="10.4544" calcext:value-type="float">
            <text:p>10,4544</text:p>
          </table:table-cell>
          <table:table-cell office:value-type="float" office:value="52.6366" calcext:value-type="float">
            <text:p>52,6366</text:p>
          </table:table-cell>
          <table:table-cell office:value-type="float" office:value="320.773" calcext:value-type="float">
            <text:p>320,773</text:p>
          </table:table-cell>
          <table:table-cell office:value-type="float" office:value="337.042" calcext:value-type="float">
            <text:p>337,042</text:p>
          </table:table-cell>
          <table:table-cell office:value-type="float" office:value="283.454" calcext:value-type="float">
            <text:p>283,454</text:p>
          </table:table-cell>
          <table:table-cell office:value-type="float" office:value="325.637" calcext:value-type="float">
            <text:p>325,637</text:p>
          </table:table-cell>
        </table:table-row>
        <table:table-row table:style-name="ro1">
          <table:table-cell office:value-type="string" calcext:value-type="string">
            <text:p>heatind packet: 0, step:19</text:p>
          </table:table-cell>
          <table:table-cell office:value-type="float" office:value="49.8535" calcext:value-type="float">
            <text:p>49,8535</text:p>
          </table:table-cell>
          <table:table-cell office:value-type="float" office:value="66.3751" calcext:value-type="float">
            <text:p>66,3751</text:p>
          </table:table-cell>
          <table:table-cell office:value-type="float" office:value="11.5056" calcext:value-type="float">
            <text:p>11,5056</text:p>
          </table:table-cell>
          <table:table-cell office:value-type="float" office:value="54.8643" calcext:value-type="float">
            <text:p>54,8643</text:p>
          </table:table-cell>
          <table:table-cell office:value-type="float" office:value="322.854" calcext:value-type="float">
            <text:p>322,854</text:p>
          </table:table-cell>
          <table:table-cell office:value-type="float" office:value="339.375" calcext:value-type="float">
            <text:p>339,375</text:p>
          </table:table-cell>
          <table:table-cell office:value-type="float" office:value="284.506" calcext:value-type="float">
            <text:p>284,506</text:p>
          </table:table-cell>
          <table:table-cell office:value-type="float" office:value="327.864" calcext:value-type="float">
            <text:p>327,864</text:p>
          </table:table-cell>
        </table:table-row>
        <table:table-row table:style-name="ro1">
          <table:table-cell office:value-type="string" calcext:value-type="string">
            <text:p>heatind packet: 0, step:20</text:p>
          </table:table-cell>
          <table:table-cell office:value-type="float" office:value="51.8693" calcext:value-type="float">
            <text:p>51,8693</text:p>
          </table:table-cell>
          <table:table-cell office:value-type="float" office:value="68.6352" calcext:value-type="float">
            <text:p>68,6352</text:p>
          </table:table-cell>
          <table:table-cell office:value-type="float" office:value="12.5884" calcext:value-type="float">
            <text:p>12,5884</text:p>
          </table:table-cell>
          <table:table-cell office:value-type="float" office:value="57.0232" calcext:value-type="float">
            <text:p>57,0232</text:p>
          </table:table-cell>
          <table:table-cell office:value-type="float" office:value="324.869" calcext:value-type="float">
            <text:p>324,869</text:p>
          </table:table-cell>
          <table:table-cell office:value-type="float" office:value="341.635" calcext:value-type="float">
            <text:p>341,635</text:p>
          </table:table-cell>
          <table:table-cell office:value-type="float" office:value="285.588" calcext:value-type="float">
            <text:p>285,588</text:p>
          </table:table-cell>
          <table:table-cell office:value-type="float" office:value="330.023" calcext:value-type="float">
            <text:p>330,023</text:p>
          </table:table-cell>
        </table:table-row>
        <table:table-row table:style-name="ro1">
          <table:table-cell office:value-type="string" calcext:value-type="string">
            <text:p>heatind packet: 0, step:21</text:p>
          </table:table-cell>
          <table:table-cell office:value-type="float" office:value="53.822" calcext:value-type="float">
            <text:p>53,822</text:p>
          </table:table-cell>
          <table:table-cell office:value-type="float" office:value="70.8246" calcext:value-type="float">
            <text:p>70,8246</text:p>
          </table:table-cell>
          <table:table-cell office:value-type="float" office:value="13.7004" calcext:value-type="float">
            <text:p>13,7004</text:p>
          </table:table-cell>
          <table:table-cell office:value-type="float" office:value="59.1151" calcext:value-type="float">
            <text:p>59,1151</text:p>
          </table:table-cell>
          <table:table-cell office:value-type="float" office:value="326.822" calcext:value-type="float">
            <text:p>326,822</text:p>
          </table:table-cell>
          <table:table-cell office:value-type="float" office:value="343.825" calcext:value-type="float">
            <text:p>343,825</text:p>
          </table:table-cell>
          <table:table-cell office:value-type="float" office:value="286.7" calcext:value-type="float">
            <text:p>286,7</text:p>
          </table:table-cell>
          <table:table-cell office:value-type="float" office:value="332.115" calcext:value-type="float">
            <text:p>332,115</text:p>
          </table:table-cell>
        </table:table-row>
        <table:table-row table:style-name="ro1">
          <table:table-cell office:value-type="string" calcext:value-type="string">
            <text:p>cooling packet: 0, step:1</text:p>
          </table:table-cell>
          <table:table-cell office:value-type="float" office:value="54.5362" calcext:value-type="float">
            <text:p>54,5362</text:p>
          </table:table-cell>
          <table:table-cell office:value-type="float" office:value="61.1533" calcext:value-type="float">
            <text:p>61,1533</text:p>
          </table:table-cell>
          <table:table-cell office:value-type="float" office:value="14.8081" calcext:value-type="float">
            <text:p>14,8081</text:p>
          </table:table-cell>
          <table:table-cell office:value-type="float" office:value="58.1915" calcext:value-type="float">
            <text:p>58,1915</text:p>
          </table:table-cell>
          <table:table-cell office:value-type="float" office:value="327.536" calcext:value-type="float">
            <text:p>327,536</text:p>
          </table:table-cell>
          <table:table-cell office:value-type="float" office:value="334.153" calcext:value-type="float">
            <text:p>334,153</text:p>
          </table:table-cell>
          <table:table-cell office:value-type="float" office:value="287.808" calcext:value-type="float">
            <text:p>287,808</text:p>
          </table:table-cell>
          <table:table-cell office:value-type="float" office:value="331.191" calcext:value-type="float">
            <text:p>331,191</text:p>
          </table:table-cell>
        </table:table-row>
        <table:table-row table:style-name="ro1">
          <table:table-cell office:value-type="string" calcext:value-type="string">
            <text:p>cooling packet: 0, step:2</text:p>
          </table:table-cell>
          <table:table-cell office:value-type="float" office:value="53.2607" calcext:value-type="float">
            <text:p>53,2607</text:p>
          </table:table-cell>
          <table:table-cell office:value-type="float" office:value="57.7088" calcext:value-type="float">
            <text:p>57,7088</text:p>
          </table:table-cell>
          <table:table-cell office:value-type="float" office:value="15.8412" calcext:value-type="float">
            <text:p>15,8412</text:p>
          </table:table-cell>
          <table:table-cell office:value-type="float" office:value="56.0781" calcext:value-type="float">
            <text:p>56,0781</text:p>
          </table:table-cell>
          <table:table-cell office:value-type="float" office:value="326.261" calcext:value-type="float">
            <text:p>326,261</text:p>
          </table:table-cell>
          <table:table-cell office:value-type="float" office:value="330.709" calcext:value-type="float">
            <text:p>330,709</text:p>
          </table:table-cell>
          <table:table-cell office:value-type="float" office:value="288.841" calcext:value-type="float">
            <text:p>288,841</text:p>
          </table:table-cell>
          <table:table-cell office:value-type="float" office:value="329.078" calcext:value-type="float">
            <text:p>329,078</text:p>
          </table:table-cell>
        </table:table-row>
        <table:table-row table:style-name="ro1">
          <table:table-cell office:value-type="string" calcext:value-type="string">
            <text:p>cooling packet: 0, step:3</text:p>
          </table:table-cell>
          <table:table-cell office:value-type="float" office:value="51.4823" calcext:value-type="float">
            <text:p>51,4823</text:p>
          </table:table-cell>
          <table:table-cell office:value-type="float" office:value="55.3578" calcext:value-type="float">
            <text:p>55,3578</text:p>
          </table:table-cell>
          <table:table-cell office:value-type="float" office:value="16.7947" calcext:value-type="float">
            <text:p>16,7947</text:p>
          </table:table-cell>
          <table:table-cell office:value-type="float" office:value="54.024" calcext:value-type="float">
            <text:p>54,024</text:p>
          </table:table-cell>
          <table:table-cell office:value-type="float" office:value="324.482" calcext:value-type="float">
            <text:p>324,482</text:p>
          </table:table-cell>
          <table:table-cell office:value-type="float" office:value="328.358" calcext:value-type="float">
            <text:p>328,358</text:p>
          </table:table-cell>
          <table:table-cell office:value-type="float" office:value="289.795" calcext:value-type="float">
            <text:p>289,795</text:p>
          </table:table-cell>
          <table:table-cell office:value-type="float" office:value="327.024" calcext:value-type="float">
            <text:p>327,024</text:p>
          </table:table-cell>
        </table:table-row>
        <table:table-row table:style-name="ro1">
          <table:table-cell office:value-type="string" calcext:value-type="string">
            <text:p>cooling packet: 0, step:4</text:p>
          </table:table-cell>
          <table:table-cell office:value-type="float" office:value="49.6802" calcext:value-type="float">
            <text:p>49,6802</text:p>
          </table:table-cell>
          <table:table-cell office:value-type="float" office:value="53.3042" calcext:value-type="float">
            <text:p>53,3042</text:p>
          </table:table-cell>
          <table:table-cell office:value-type="float" office:value="17.6734" calcext:value-type="float">
            <text:p>17,6734</text:p>
          </table:table-cell>
          <table:table-cell office:value-type="float" office:value="52.0809" calcext:value-type="float">
            <text:p>52,0809</text:p>
          </table:table-cell>
          <table:table-cell office:value-type="float" office:value="322.68" calcext:value-type="float">
            <text:p>322,68</text:p>
          </table:table-cell>
          <table:table-cell office:value-type="float" office:value="326.304" calcext:value-type="float">
            <text:p>326,304</text:p>
          </table:table-cell>
          <table:table-cell office:value-type="float" office:value="290.673" calcext:value-type="float">
            <text:p>290,673</text:p>
          </table:table-cell>
          <table:table-cell office:value-type="float" office:value="325.081" calcext:value-type="float">
            <text:p>325,081</text:p>
          </table:table-cell>
        </table:table-row>
        <table:table-row table:style-name="ro1">
          <table:table-cell office:value-type="string" calcext:value-type="string">
            <text:p>cooling packet: 0, step:5</text:p>
          </table:table-cell>
          <table:table-cell office:value-type="float" office:value="47.9523" calcext:value-type="float">
            <text:p>47,9523</text:p>
          </table:table-cell>
          <table:table-cell office:value-type="float" office:value="51.3961" calcext:value-type="float">
            <text:p>51,3961</text:p>
          </table:table-cell>
          <table:table-cell office:value-type="float" office:value="18.4825" calcext:value-type="float">
            <text:p>18,4825</text:p>
          </table:table-cell>
          <table:table-cell office:value-type="float" office:value="50.2443" calcext:value-type="float">
            <text:p>50,2443</text:p>
          </table:table-cell>
          <table:table-cell office:value-type="float" office:value="320.952" calcext:value-type="float">
            <text:p>320,952</text:p>
          </table:table-cell>
          <table:table-cell office:value-type="float" office:value="324.396" calcext:value-type="float">
            <text:p>324,396</text:p>
          </table:table-cell>
          <table:table-cell office:value-type="float" office:value="291.483" calcext:value-type="float">
            <text:p>291,483</text:p>
          </table:table-cell>
          <table:table-cell office:value-type="float" office:value="323.244" calcext:value-type="float">
            <text:p>323,244</text:p>
          </table:table-cell>
        </table:table-row>
        <table:table-row table:style-name="ro1">
          <table:table-cell office:value-type="string" calcext:value-type="string">
            <text:p>cooling packet: 0, step:6</text:p>
          </table:table-cell>
          <table:table-cell office:value-type="float" office:value="46.3133" calcext:value-type="float">
            <text:p>46,3133</text:p>
          </table:table-cell>
          <table:table-cell office:value-type="float" office:value="49.5984" calcext:value-type="float">
            <text:p>49,5984</text:p>
          </table:table-cell>
          <table:table-cell office:value-type="float" office:value="19.2267" calcext:value-type="float">
            <text:p>19,2267</text:p>
          </table:table-cell>
          <table:table-cell office:value-type="float" office:value="48.5075" calcext:value-type="float">
            <text:p>48,5075</text:p>
          </table:table-cell>
          <table:table-cell office:value-type="float" office:value="319.313" calcext:value-type="float">
            <text:p>319,313</text:p>
          </table:table-cell>
          <table:table-cell office:value-type="float" office:value="322.598" calcext:value-type="float">
            <text:p>322,598</text:p>
          </table:table-cell>
          <table:table-cell office:value-type="float" office:value="292.227" calcext:value-type="float">
            <text:p>292,227</text:p>
          </table:table-cell>
          <table:table-cell office:value-type="float" office:value="321.508" calcext:value-type="float">
            <text:p>321,508</text:p>
          </table:table-cell>
        </table:table-row>
        <table:table-row table:style-name="ro1">
          <table:table-cell office:value-type="string" calcext:value-type="string">
            <text:p>cooling packet: 0, step:7</text:p>
          </table:table-cell>
          <table:table-cell office:value-type="float" office:value="44.7617" calcext:value-type="float">
            <text:p>44,7617</text:p>
          </table:table-cell>
          <table:table-cell office:value-type="float" office:value="47.8991" calcext:value-type="float">
            <text:p>47,8991</text:p>
          </table:table-cell>
          <table:table-cell office:value-type="float" office:value="19.9104" calcext:value-type="float">
            <text:p>19,9104</text:p>
          </table:table-cell>
          <table:table-cell office:value-type="float" office:value="46.8643" calcext:value-type="float">
            <text:p>46,8643</text:p>
          </table:table-cell>
          <table:table-cell office:value-type="float" office:value="317.762" calcext:value-type="float">
            <text:p>317,762</text:p>
          </table:table-cell>
          <table:table-cell office:value-type="float" office:value="320.899" calcext:value-type="float">
            <text:p>320,899</text:p>
          </table:table-cell>
          <table:table-cell office:value-type="float" office:value="292.91" calcext:value-type="float">
            <text:p>292,91</text:p>
          </table:table-cell>
          <table:table-cell office:value-type="float" office:value="319.864" calcext:value-type="float">
            <text:p>319,864</text:p>
          </table:table-cell>
        </table:table-row>
        <table:table-row table:style-name="ro1">
          <table:table-cell office:value-type="string" calcext:value-type="string">
            <text:p>cooling packet: 0, step:8</text:p>
          </table:table-cell>
          <table:table-cell office:value-type="float" office:value="43.2927" calcext:value-type="float">
            <text:p>43,2927</text:p>
          </table:table-cell>
          <table:table-cell office:value-type="float" office:value="46.2911" calcext:value-type="float">
            <text:p>46,2911</text:p>
          </table:table-cell>
          <table:table-cell office:value-type="float" office:value="20.5375" calcext:value-type="float">
            <text:p>20,5375</text:p>
          </table:table-cell>
          <table:table-cell office:value-type="float" office:value="45.309" calcext:value-type="float">
            <text:p>45,309</text:p>
          </table:table-cell>
          <table:table-cell office:value-type="float" office:value="316.293" calcext:value-type="float">
            <text:p>316,293</text:p>
          </table:table-cell>
          <table:table-cell office:value-type="float" office:value="319.291" calcext:value-type="float">
            <text:p>319,291</text:p>
          </table:table-cell>
          <table:table-cell office:value-type="float" office:value="293.537" calcext:value-type="float">
            <text:p>293,537</text:p>
          </table:table-cell>
          <table:table-cell office:value-type="float" office:value="318.309" calcext:value-type="float">
            <text:p>318,309</text:p>
          </table:table-cell>
        </table:table-row>
        <table:table-row table:style-name="ro1">
          <table:table-cell office:value-type="string" calcext:value-type="string">
            <text:p>cooling packet: 0, step:9</text:p>
          </table:table-cell>
          <table:table-cell office:value-type="float" office:value="41.9016" calcext:value-type="float">
            <text:p>41,9016</text:p>
          </table:table-cell>
          <table:table-cell office:value-type="float" office:value="44.7685" calcext:value-type="float">
            <text:p>44,7685</text:p>
          </table:table-cell>
          <table:table-cell office:value-type="float" office:value="21.1119" calcext:value-type="float">
            <text:p>21,1119</text:p>
          </table:table-cell>
          <table:table-cell office:value-type="float" office:value="43.836" calcext:value-type="float">
            <text:p>43,836</text:p>
          </table:table-cell>
          <table:table-cell office:value-type="float" office:value="314.902" calcext:value-type="float">
            <text:p>314,902</text:p>
          </table:table-cell>
          <table:table-cell office:value-type="float" office:value="317.768" calcext:value-type="float">
            <text:p>317,768</text:p>
          </table:table-cell>
          <table:table-cell office:value-type="float" office:value="294.112" calcext:value-type="float">
            <text:p>294,112</text:p>
          </table:table-cell>
          <table:table-cell office:value-type="float" office:value="316.836" calcext:value-type="float">
            <text:p>316,836</text:p>
          </table:table-cell>
        </table:table-row>
        <table:table-row table:style-name="ro1">
          <table:table-cell office:value-type="string" calcext:value-type="string">
            <text:p>cooling packet: 0, step:10</text:p>
          </table:table-cell>
          <table:table-cell office:value-type="float" office:value="40.5835" calcext:value-type="float">
            <text:p>40,5835</text:p>
          </table:table-cell>
          <table:table-cell office:value-type="float" office:value="43.3261" calcext:value-type="float">
            <text:p>43,3261</text:p>
          </table:table-cell>
          <table:table-cell office:value-type="float" office:value="21.637" calcext:value-type="float">
            <text:p>21,637</text:p>
          </table:table-cell>
          <table:table-cell office:value-type="float" office:value="42.4405" calcext:value-type="float">
            <text:p>42,4405</text:p>
          </table:table-cell>
          <table:table-cell office:value-type="float" office:value="313.584" calcext:value-type="float">
            <text:p>313,584</text:p>
          </table:table-cell>
          <table:table-cell office:value-type="float" office:value="316.326" calcext:value-type="float">
            <text:p>316,326</text:p>
          </table:table-cell>
          <table:table-cell office:value-type="float" office:value="294.637" calcext:value-type="float">
            <text:p>294,637</text:p>
          </table:table-cell>
          <table:table-cell office:value-type="float" office:value="315.441" calcext:value-type="float">
            <text:p>315,441</text:p>
          </table:table-cell>
        </table:table-row>
        <table:table-row table:style-name="ro1">
          <table:table-cell office:value-type="string" calcext:value-type="string">
            <text:p>cooling packet: 0, step:11</text:p>
          </table:table-cell>
          <table:table-cell office:value-type="float" office:value="39.3342" calcext:value-type="float">
            <text:p>39,3342</text:p>
          </table:table-cell>
          <table:table-cell office:value-type="float" office:value="41.9592" calcext:value-type="float">
            <text:p>41,9592</text:p>
          </table:table-cell>
          <table:table-cell office:value-type="float" office:value="22.116" calcext:value-type="float">
            <text:p>22,116</text:p>
          </table:table-cell>
          <table:table-cell office:value-type="float" office:value="41.1178" calcext:value-type="float">
            <text:p>41,1178</text:p>
          </table:table-cell>
          <table:table-cell office:value-type="float" office:value="312.334" calcext:value-type="float">
            <text:p>312,334</text:p>
          </table:table-cell>
          <table:table-cell office:value-type="float" office:value="314.959" calcext:value-type="float">
            <text:p>314,959</text:p>
          </table:table-cell>
          <table:table-cell office:value-type="float" office:value="295.116" calcext:value-type="float">
            <text:p>295,116</text:p>
          </table:table-cell>
          <table:table-cell office:value-type="float" office:value="314.118" calcext:value-type="float">
            <text:p>314,118</text:p>
          </table:table-cell>
        </table:table-row>
        <table:table-row table:style-name="ro1">
          <table:table-cell office:value-type="string" calcext:value-type="string">
            <text:p>heatind packet: 1, step:1</text:p>
          </table:table-cell>
          <table:table-cell office:value-type="float" office:value="39.1883" calcext:value-type="float">
            <text:p>39,1883</text:p>
          </table:table-cell>
          <table:table-cell office:value-type="float" office:value="51.6875" calcext:value-type="float">
            <text:p>51,6875</text:p>
          </table:table-cell>
          <table:table-cell office:value-type="float" office:value="22.5784" calcext:value-type="float">
            <text:p>22,5784</text:p>
          </table:table-cell>
          <table:table-cell office:value-type="float" office:value="42.542" calcext:value-type="float">
            <text:p>42,542</text:p>
          </table:table-cell>
          <table:table-cell office:value-type="float" office:value="312.188" calcext:value-type="float">
            <text:p>312,188</text:p>
          </table:table-cell>
          <table:table-cell office:value-type="float" office:value="324.688" calcext:value-type="float">
            <text:p>324,688</text:p>
          </table:table-cell>
          <table:table-cell office:value-type="float" office:value="295.578" calcext:value-type="float">
            <text:p>295,578</text:p>
          </table:table-cell>
          <table:table-cell office:value-type="float" office:value="315.542" calcext:value-type="float">
            <text:p>315,542</text:p>
          </table:table-cell>
        </table:table-row>
        <table:table-row table:style-name="ro1">
          <table:table-cell office:value-type="string" calcext:value-type="string">
            <text:p>heatind packet: 1, step:2</text:p>
          </table:table-cell>
          <table:table-cell office:value-type="float" office:value="40.9097" calcext:value-type="float">
            <text:p>40,9097</text:p>
          </table:table-cell>
          <table:table-cell office:value-type="float" office:value="55.7612" calcext:value-type="float">
            <text:p>55,7612</text:p>
          </table:table-cell>
          <table:table-cell office:value-type="float" office:value="23.0862" calcext:value-type="float">
            <text:p>23,0862</text:p>
          </table:table-cell>
          <table:table-cell office:value-type="float" office:value="45.1577" calcext:value-type="float">
            <text:p>45,1577</text:p>
          </table:table-cell>
          <table:table-cell office:value-type="float" office:value="313.91" calcext:value-type="float">
            <text:p>313,91</text:p>
          </table:table-cell>
          <table:table-cell office:value-type="float" office:value="328.761" calcext:value-type="float">
            <text:p>328,761</text:p>
          </table:table-cell>
          <table:table-cell office:value-type="float" office:value="296.086" calcext:value-type="float">
            <text:p>296,086</text:p>
          </table:table-cell>
          <table:table-cell office:value-type="float" office:value="318.158" calcext:value-type="float">
            <text:p>318,158</text:p>
          </table:table-cell>
        </table:table-row>
        <table:table-row table:style-name="ro1">
          <table:table-cell office:value-type="string" calcext:value-type="string">
            <text:p>heatind packet: 1, step:3</text:p>
          </table:table-cell>
          <table:table-cell office:value-type="float" office:value="43.1759" calcext:value-type="float">
            <text:p>43,1759</text:p>
          </table:table-cell>
          <table:table-cell office:value-type="float" office:value="58.7606" calcext:value-type="float">
            <text:p>58,7606</text:p>
          </table:table-cell>
          <table:table-cell office:value-type="float" office:value="23.6471" calcext:value-type="float">
            <text:p>23,6471</text:p>
          </table:table-cell>
          <table:table-cell office:value-type="float" office:value="47.7679" calcext:value-type="float">
            <text:p>47,7679</text:p>
          </table:table-cell>
          <table:table-cell office:value-type="float" office:value="316.176" calcext:value-type="float">
            <text:p>316,176</text:p>
          </table:table-cell>
          <table:table-cell office:value-type="float" office:value="331.761" calcext:value-type="float">
            <text:p>331,761</text:p>
          </table:table-cell>
          <table:table-cell office:value-type="float" office:value="296.647" calcext:value-type="float">
            <text:p>296,647</text:p>
          </table:table-cell>
          <table:table-cell office:value-type="float" office:value="320.768" calcext:value-type="float">
            <text:p>320,768</text:p>
          </table:table-cell>
        </table:table-row>
        <table:table-row table:style-name="ro1">
          <table:table-cell office:value-type="string" calcext:value-type="string">
            <text:p>heatind packet: 1, step:4</text:p>
          </table:table-cell>
          <table:table-cell office:value-type="float" office:value="45.5076" calcext:value-type="float">
            <text:p>45,5076</text:p>
          </table:table-cell>
          <table:table-cell office:value-type="float" office:value="61.4721" calcext:value-type="float">
            <text:p>61,4721</text:p>
          </table:table-cell>
          <table:table-cell office:value-type="float" office:value="24.2589" calcext:value-type="float">
            <text:p>24,2589</text:p>
          </table:table-cell>
          <table:table-cell office:value-type="float" office:value="50.3011" calcext:value-type="float">
            <text:p>50,3011</text:p>
          </table:table-cell>
          <table:table-cell office:value-type="float" office:value="318.508" calcext:value-type="float">
            <text:p>318,508</text:p>
          </table:table-cell>
          <table:table-cell office:value-type="float" office:value="334.472" calcext:value-type="float">
            <text:p>334,472</text:p>
          </table:table-cell>
          <table:table-cell office:value-type="float" office:value="297.259" calcext:value-type="float">
            <text:p>297,259</text:p>
          </table:table-cell>
          <table:table-cell office:value-type="float" office:value="323.301" calcext:value-type="float">
            <text:p>323,301</text:p>
          </table:table-cell>
        </table:table-row>
        <table:table-row table:style-name="ro1">
          <table:table-cell office:value-type="string" calcext:value-type="string">
            <text:p>heatind packet: 1, step:5</text:p>
          </table:table-cell>
          <table:table-cell office:value-type="float" office:value="47.7934" calcext:value-type="float">
            <text:p>47,7934</text:p>
          </table:table-cell>
          <table:table-cell office:value-type="float" office:value="64.0555" calcext:value-type="float">
            <text:p>64,0555</text:p>
          </table:table-cell>
          <table:table-cell office:value-type="float" office:value="24.9186" calcext:value-type="float">
            <text:p>24,9186</text:p>
          </table:table-cell>
          <table:table-cell office:value-type="float" office:value="52.7534" calcext:value-type="float">
            <text:p>52,7534</text:p>
          </table:table-cell>
          <table:table-cell office:value-type="float" office:value="320.793" calcext:value-type="float">
            <text:p>320,793</text:p>
          </table:table-cell>
          <table:table-cell office:value-type="float" office:value="337.055" calcext:value-type="float">
            <text:p>337,055</text:p>
          </table:table-cell>
          <table:table-cell office:value-type="float" office:value="297.919" calcext:value-type="float">
            <text:p>297,919</text:p>
          </table:table-cell>
          <table:table-cell office:value-type="float" office:value="325.753" calcext:value-type="float">
            <text:p>325,753</text:p>
          </table:table-cell>
        </table:table-row>
        <table:table-row table:style-name="ro1">
          <table:table-cell office:value-type="string" calcext:value-type="string">
            <text:p>heatind packet: 1, step:6</text:p>
          </table:table-cell>
          <table:table-cell office:value-type="float" office:value="50.0108" calcext:value-type="float">
            <text:p>50,0108</text:p>
          </table:table-cell>
          <table:table-cell office:value-type="float" office:value="66.546" calcext:value-type="float">
            <text:p>66,546</text:p>
          </table:table-cell>
          <table:table-cell office:value-type="float" office:value="25.6236" calcext:value-type="float">
            <text:p>25,6236</text:p>
          </table:table-cell>
          <table:table-cell office:value-type="float" office:value="55.1265" calcext:value-type="float">
            <text:p>55,1265</text:p>
          </table:table-cell>
          <table:table-cell office:value-type="float" office:value="323.011" calcext:value-type="float">
            <text:p>323,011</text:p>
          </table:table-cell>
          <table:table-cell office:value-type="float" office:value="339.546" calcext:value-type="float">
            <text:p>339,546</text:p>
          </table:table-cell>
          <table:table-cell office:value-type="float" office:value="298.624" calcext:value-type="float">
            <text:p>298,624</text:p>
          </table:table-cell>
          <table:table-cell office:value-type="float" office:value="328.127" calcext:value-type="float">
            <text:p>328,127</text:p>
          </table:table-cell>
        </table:table-row>
        <table:table-row table:style-name="ro1">
          <table:table-cell office:value-type="string" calcext:value-type="string">
            <text:p>heatind packet: 1, step:7</text:p>
          </table:table-cell>
          <table:table-cell office:value-type="float" office:value="52.1568" calcext:value-type="float">
            <text:p>52,1568</text:p>
          </table:table-cell>
          <table:table-cell office:value-type="float" office:value="68.9531" calcext:value-type="float">
            <text:p>68,9531</text:p>
          </table:table-cell>
          <table:table-cell office:value-type="float" office:value="26.3709" calcext:value-type="float">
            <text:p>26,3709</text:p>
          </table:table-cell>
          <table:table-cell office:value-type="float" office:value="57.4224" calcext:value-type="float">
            <text:p>57,4224</text:p>
          </table:table-cell>
          <table:table-cell office:value-type="float" office:value="325.157" calcext:value-type="float">
            <text:p>325,157</text:p>
          </table:table-cell>
          <table:table-cell office:value-type="float" office:value="341.953" calcext:value-type="float">
            <text:p>341,953</text:p>
          </table:table-cell>
          <table:table-cell office:value-type="float" office:value="299.371" calcext:value-type="float">
            <text:p>299,371</text:p>
          </table:table-cell>
          <table:table-cell office:value-type="float" office:value="330.422" calcext:value-type="float">
            <text:p>330,422</text:p>
          </table:table-cell>
        </table:table-row>
        <table:table-row table:style-name="ro1">
          <table:table-cell office:value-type="string" calcext:value-type="string">
            <text:p>heatind packet: 1, step:8</text:p>
          </table:table-cell>
          <table:table-cell office:value-type="float" office:value="54.2323" calcext:value-type="float">
            <text:p>54,2323</text:p>
          </table:table-cell>
          <table:table-cell office:value-type="float" office:value="71.2804" calcext:value-type="float">
            <text:p>71,2804</text:p>
          </table:table-cell>
          <table:table-cell office:value-type="float" office:value="27.158" calcext:value-type="float">
            <text:p>27,158</text:p>
          </table:table-cell>
          <table:table-cell office:value-type="float" office:value="59.6433" calcext:value-type="float">
            <text:p>59,6433</text:p>
          </table:table-cell>
          <table:table-cell office:value-type="float" office:value="327.232" calcext:value-type="float">
            <text:p>327,232</text:p>
          </table:table-cell>
          <table:table-cell office:value-type="float" office:value="344.28" calcext:value-type="float">
            <text:p>344,28</text:p>
          </table:table-cell>
          <table:table-cell office:value-type="float" office:value="300.158" calcext:value-type="float">
            <text:p>300,158</text:p>
          </table:table-cell>
          <table:table-cell office:value-type="float" office:value="332.643" calcext:value-type="float">
            <text:p>332,643</text:p>
          </table:table-cell>
        </table:table-row>
        <table:table-row table:style-name="ro1">
          <table:table-cell office:value-type="string" calcext:value-type="string">
            <text:p>heatind packet: 1, step:9</text:p>
          </table:table-cell>
          <table:table-cell office:value-type="float" office:value="56.2392" calcext:value-type="float">
            <text:p>56,2392</text:p>
          </table:table-cell>
          <table:table-cell office:value-type="float" office:value="73.5308" calcext:value-type="float">
            <text:p>73,5308</text:p>
          </table:table-cell>
          <table:table-cell office:value-type="float" office:value="27.9822" calcext:value-type="float">
            <text:p>27,9822</text:p>
          </table:table-cell>
          <table:table-cell office:value-type="float" office:value="61.7914" calcext:value-type="float">
            <text:p>61,7914</text:p>
          </table:table-cell>
          <table:table-cell office:value-type="float" office:value="329.239" calcext:value-type="float">
            <text:p>329,239</text:p>
          </table:table-cell>
          <table:table-cell office:value-type="float" office:value="346.531" calcext:value-type="float">
            <text:p>346,531</text:p>
          </table:table-cell>
          <table:table-cell office:value-type="float" office:value="300.982" calcext:value-type="float">
            <text:p>300,982</text:p>
          </table:table-cell>
          <table:table-cell office:value-type="float" office:value="334.791" calcext:value-type="float">
            <text:p>334,791</text:p>
          </table:table-cell>
        </table:table-row>
        <table:table-row table:style-name="ro1">
          <table:table-cell office:value-type="string" calcext:value-type="string">
            <text:p>heatind packet: 1, step:10</text:p>
          </table:table-cell>
          <table:table-cell office:value-type="float" office:value="58.1797" calcext:value-type="float">
            <text:p>58,1797</text:p>
          </table:table-cell>
          <table:table-cell office:value-type="float" office:value="75.7067" calcext:value-type="float">
            <text:p>75,7067</text:p>
          </table:table-cell>
          <table:table-cell office:value-type="float" office:value="28.8409" calcext:value-type="float">
            <text:p>28,8409</text:p>
          </table:table-cell>
          <table:table-cell office:value-type="float" office:value="63.869" calcext:value-type="float">
            <text:p>63,869</text:p>
          </table:table-cell>
          <table:table-cell office:value-type="float" office:value="331.18" calcext:value-type="float">
            <text:p>331,18</text:p>
          </table:table-cell>
          <table:table-cell office:value-type="float" office:value="348.707" calcext:value-type="float">
            <text:p>348,707</text:p>
          </table:table-cell>
          <table:table-cell office:value-type="float" office:value="301.841" calcext:value-type="float">
            <text:p>301,841</text:p>
          </table:table-cell>
          <table:table-cell office:value-type="float" office:value="336.869" calcext:value-type="float">
            <text:p>336,869</text:p>
          </table:table-cell>
        </table:table-row>
        <table:table-row table:style-name="ro1">
          <table:table-cell office:value-type="string" calcext:value-type="string">
            <text:p>heatind packet: 1, step:11</text:p>
          </table:table-cell>
          <table:table-cell office:value-type="float" office:value="60.0558" calcext:value-type="float">
            <text:p>60,0558</text:p>
          </table:table-cell>
          <table:table-cell office:value-type="float" office:value="77.8103" calcext:value-type="float">
            <text:p>77,8103</text:p>
          </table:table-cell>
          <table:table-cell office:value-type="float" office:value="29.7318" calcext:value-type="float">
            <text:p>29,7318</text:p>
          </table:table-cell>
          <table:table-cell office:value-type="float" office:value="65.8783" calcext:value-type="float">
            <text:p>65,8783</text:p>
          </table:table-cell>
          <table:table-cell office:value-type="float" office:value="333.056" calcext:value-type="float">
            <text:p>333,056</text:p>
          </table:table-cell>
          <table:table-cell office:value-type="float" office:value="350.81" calcext:value-type="float">
            <text:p>350,81</text:p>
          </table:table-cell>
          <table:table-cell office:value-type="float" office:value="302.732" calcext:value-type="float">
            <text:p>302,732</text:p>
          </table:table-cell>
          <table:table-cell office:value-type="float" office:value="338.878" calcext:value-type="float">
            <text:p>338,878</text:p>
          </table:table-cell>
        </table:table-row>
        <table:table-row table:style-name="ro1">
          <table:table-cell office:value-type="string" calcext:value-type="string">
            <text:p>heatind packet: 1, step:12</text:p>
          </table:table-cell>
          <table:table-cell office:value-type="float" office:value="61.8695" calcext:value-type="float">
            <text:p>61,8695</text:p>
          </table:table-cell>
          <table:table-cell office:value-type="float" office:value="79.8441" calcext:value-type="float">
            <text:p>79,8441</text:p>
          </table:table-cell>
          <table:table-cell office:value-type="float" office:value="30.6524" calcext:value-type="float">
            <text:p>30,6524</text:p>
          </table:table-cell>
          <table:table-cell office:value-type="float" office:value="67.8214" calcext:value-type="float">
            <text:p>67,8214</text:p>
          </table:table-cell>
          <table:table-cell office:value-type="float" office:value="334.869" calcext:value-type="float">
            <text:p>334,869</text:p>
          </table:table-cell>
          <table:table-cell office:value-type="float" office:value="352.844" calcext:value-type="float">
            <text:p>352,844</text:p>
          </table:table-cell>
          <table:table-cell office:value-type="float" office:value="303.652" calcext:value-type="float">
            <text:p>303,652</text:p>
          </table:table-cell>
          <table:table-cell office:value-type="float" office:value="340.821" calcext:value-type="float">
            <text:p>340,821</text:p>
          </table:table-cell>
        </table:table-row>
        <table:table-row table:style-name="ro1">
          <table:table-cell office:value-type="string" calcext:value-type="string">
            <text:p>heatind packet: 1, step:13</text:p>
          </table:table-cell>
          <table:table-cell office:value-type="float" office:value="63.6228" calcext:value-type="float">
            <text:p>63,6228</text:p>
          </table:table-cell>
          <table:table-cell office:value-type="float" office:value="81.8103" calcext:value-type="float">
            <text:p>81,8103</text:p>
          </table:table-cell>
          <table:table-cell office:value-type="float" office:value="31.6005" calcext:value-type="float">
            <text:p>31,6005</text:p>
          </table:table-cell>
          <table:table-cell office:value-type="float" office:value="69.7004" calcext:value-type="float">
            <text:p>69,7004</text:p>
          </table:table-cell>
          <table:table-cell office:value-type="float" office:value="336.623" calcext:value-type="float">
            <text:p>336,623</text:p>
          </table:table-cell>
          <table:table-cell office:value-type="float" office:value="354.81" calcext:value-type="float">
            <text:p>354,81</text:p>
          </table:table-cell>
          <table:table-cell office:value-type="float" office:value="304.6" calcext:value-type="float">
            <text:p>304,6</text:p>
          </table:table-cell>
          <table:table-cell office:value-type="float" office:value="342.7" calcext:value-type="float">
            <text:p>342,7</text:p>
          </table:table-cell>
        </table:table-row>
        <table:table-row table:style-name="ro1">
          <table:table-cell office:value-type="string" calcext:value-type="string">
            <text:p>heatind packet: 1, step:14</text:p>
          </table:table-cell>
          <table:table-cell office:value-type="float" office:value="65.3178" calcext:value-type="float">
            <text:p>65,3178</text:p>
          </table:table-cell>
          <table:table-cell office:value-type="float" office:value="83.7111" calcext:value-type="float">
            <text:p>83,7111</text:p>
          </table:table-cell>
          <table:table-cell office:value-type="float" office:value="32.5738" calcext:value-type="float">
            <text:p>32,5738</text:p>
          </table:table-cell>
          <table:table-cell office:value-type="float" office:value="71.5174" calcext:value-type="float">
            <text:p>71,5174</text:p>
          </table:table-cell>
          <table:table-cell office:value-type="float" office:value="338.318" calcext:value-type="float">
            <text:p>338,318</text:p>
          </table:table-cell>
          <table:table-cell office:value-type="float" office:value="356.711" calcext:value-type="float">
            <text:p>356,711</text:p>
          </table:table-cell>
          <table:table-cell office:value-type="float" office:value="305.574" calcext:value-type="float">
            <text:p>305,574</text:p>
          </table:table-cell>
          <table:table-cell office:value-type="float" office:value="344.517" calcext:value-type="float">
            <text:p>344,517</text:p>
          </table:table-cell>
        </table:table-row>
        <table:table-row table:style-name="ro1">
          <table:table-cell office:value-type="string" calcext:value-type="string">
            <text:p>heatind packet: 1, step:15</text:p>
          </table:table-cell>
          <table:table-cell office:value-type="float" office:value="66.9564" calcext:value-type="float">
            <text:p>66,9564</text:p>
          </table:table-cell>
          <table:table-cell office:value-type="float" office:value="85.5487" calcext:value-type="float">
            <text:p>85,5487</text:p>
          </table:table-cell>
          <table:table-cell office:value-type="float" office:value="33.5702" calcext:value-type="float">
            <text:p>33,5702</text:p>
          </table:table-cell>
          <table:table-cell office:value-type="float" office:value="73.2746" calcext:value-type="float">
            <text:p>73,2746</text:p>
          </table:table-cell>
          <table:table-cell office:value-type="float" office:value="339.956" calcext:value-type="float">
            <text:p>339,956</text:p>
          </table:table-cell>
          <table:table-cell office:value-type="float" office:value="358.549" calcext:value-type="float">
            <text:p>358,549</text:p>
          </table:table-cell>
          <table:table-cell office:value-type="float" office:value="306.57" calcext:value-type="float">
            <text:p>306,57</text:p>
          </table:table-cell>
          <table:table-cell office:value-type="float" office:value="346.275" calcext:value-type="float">
            <text:p>346,275</text:p>
          </table:table-cell>
        </table:table-row>
        <table:table-row table:style-name="ro1">
          <table:table-cell office:value-type="string" calcext:value-type="string">
            <text:p>heatind packet: 1, step:16</text:p>
          </table:table-cell>
          <table:table-cell office:value-type="float" office:value="68.5405" calcext:value-type="float">
            <text:p>68,5405</text:p>
          </table:table-cell>
          <table:table-cell office:value-type="float" office:value="87.3252" calcext:value-type="float">
            <text:p>87,3252</text:p>
          </table:table-cell>
          <table:table-cell office:value-type="float" office:value="34.5878" calcext:value-type="float">
            <text:p>34,5878</text:p>
          </table:table-cell>
          <table:table-cell office:value-type="float" office:value="74.9738" calcext:value-type="float">
            <text:p>74,9738</text:p>
          </table:table-cell>
          <table:table-cell office:value-type="float" office:value="341.54" calcext:value-type="float">
            <text:p>341,54</text:p>
          </table:table-cell>
          <table:table-cell office:value-type="float" office:value="360.325" calcext:value-type="float">
            <text:p>360,325</text:p>
          </table:table-cell>
          <table:table-cell office:value-type="float" office:value="307.588" calcext:value-type="float">
            <text:p>307,588</text:p>
          </table:table-cell>
          <table:table-cell office:value-type="float" office:value="347.974" calcext:value-type="float">
            <text:p>347,974</text:p>
          </table:table-cell>
        </table:table-row>
        <table:table-row table:style-name="ro1">
          <table:table-cell office:value-type="string" calcext:value-type="string">
            <text:p>heatind packet: 1, step:17</text:p>
          </table:table-cell>
          <table:table-cell office:value-type="float" office:value="70.0719" calcext:value-type="float">
            <text:p>70,0719</text:p>
          </table:table-cell>
          <table:table-cell office:value-type="float" office:value="89.0428" calcext:value-type="float">
            <text:p>89,0428</text:p>
          </table:table-cell>
          <table:table-cell office:value-type="float" office:value="35.6244" calcext:value-type="float">
            <text:p>35,6244</text:p>
          </table:table-cell>
          <table:table-cell office:value-type="float" office:value="76.617" calcext:value-type="float">
            <text:p>76,617</text:p>
          </table:table-cell>
          <table:table-cell office:value-type="float" office:value="343.072" calcext:value-type="float">
            <text:p>343,072</text:p>
          </table:table-cell>
          <table:table-cell office:value-type="float" office:value="362.043" calcext:value-type="float">
            <text:p>362,043</text:p>
          </table:table-cell>
          <table:table-cell office:value-type="float" office:value="308.624" calcext:value-type="float">
            <text:p>308,624</text:p>
          </table:table-cell>
          <table:table-cell office:value-type="float" office:value="349.617" calcext:value-type="float">
            <text:p>349,617</text:p>
          </table:table-cell>
        </table:table-row>
        <table:table-row table:style-name="ro1">
          <table:table-cell office:value-type="string" calcext:value-type="string">
            <text:p>heatind packet: 1, step:18</text:p>
          </table:table-cell>
          <table:table-cell office:value-type="float" office:value="71.5525" calcext:value-type="float">
            <text:p>71,5525</text:p>
          </table:table-cell>
          <table:table-cell office:value-type="float" office:value="90.7034" calcext:value-type="float">
            <text:p>90,7034</text:p>
          </table:table-cell>
          <table:table-cell office:value-type="float" office:value="36.6784" calcext:value-type="float">
            <text:p>36,6784</text:p>
          </table:table-cell>
          <table:table-cell office:value-type="float" office:value="78.2063" calcext:value-type="float">
            <text:p>78,2063</text:p>
          </table:table-cell>
          <table:table-cell office:value-type="float" office:value="344.553" calcext:value-type="float">
            <text:p>344,553</text:p>
          </table:table-cell>
          <table:table-cell office:value-type="float" office:value="363.703" calcext:value-type="float">
            <text:p>363,703</text:p>
          </table:table-cell>
          <table:table-cell office:value-type="float" office:value="309.678" calcext:value-type="float">
            <text:p>309,678</text:p>
          </table:table-cell>
          <table:table-cell office:value-type="float" office:value="351.206" calcext:value-type="float">
            <text:p>351,206</text:p>
          </table:table-cell>
        </table:table-row>
        <table:table-row table:style-name="ro1">
          <table:table-cell office:value-type="string" calcext:value-type="string">
            <text:p>heatind packet: 1, step:19</text:p>
          </table:table-cell>
          <table:table-cell office:value-type="float" office:value="72.9841" calcext:value-type="float">
            <text:p>72,9841</text:p>
          </table:table-cell>
          <table:table-cell office:value-type="float" office:value="92.3092" calcext:value-type="float">
            <text:p>92,3092</text:p>
          </table:table-cell>
          <table:table-cell office:value-type="float" office:value="37.7478" calcext:value-type="float">
            <text:p>37,7478</text:p>
          </table:table-cell>
          <table:table-cell office:value-type="float" office:value="79.7434" calcext:value-type="float">
            <text:p>79,7434</text:p>
          </table:table-cell>
          <table:table-cell office:value-type="float" office:value="345.984" calcext:value-type="float">
            <text:p>345,984</text:p>
          </table:table-cell>
          <table:table-cell office:value-type="float" office:value="365.309" calcext:value-type="float">
            <text:p>365,309</text:p>
          </table:table-cell>
          <table:table-cell office:value-type="float" office:value="310.748" calcext:value-type="float">
            <text:p>310,748</text:p>
          </table:table-cell>
          <table:table-cell office:value-type="float" office:value="352.743" calcext:value-type="float">
            <text:p>352,743</text:p>
          </table:table-cell>
        </table:table-row>
        <table:table-row table:style-name="ro1">
          <table:table-cell office:value-type="string" calcext:value-type="string">
            <text:p>heatind packet: 1, step:20</text:p>
          </table:table-cell>
          <table:table-cell office:value-type="float" office:value="74.3684" calcext:value-type="float">
            <text:p>74,3684</text:p>
          </table:table-cell>
          <table:table-cell office:value-type="float" office:value="93.8619" calcext:value-type="float">
            <text:p>93,8619</text:p>
          </table:table-cell>
          <table:table-cell office:value-type="float" office:value="38.831" calcext:value-type="float">
            <text:p>38,831</text:p>
          </table:table-cell>
          <table:table-cell office:value-type="float" office:value="81.2302" calcext:value-type="float">
            <text:p>81,2302</text:p>
          </table:table-cell>
          <table:table-cell office:value-type="float" office:value="347.368" calcext:value-type="float">
            <text:p>347,368</text:p>
          </table:table-cell>
          <table:table-cell office:value-type="float" office:value="366.862" calcext:value-type="float">
            <text:p>366,862</text:p>
          </table:table-cell>
          <table:table-cell office:value-type="float" office:value="311.831" calcext:value-type="float">
            <text:p>311,831</text:p>
          </table:table-cell>
          <table:table-cell office:value-type="float" office:value="354.23" calcext:value-type="float">
            <text:p>354,23</text:p>
          </table:table-cell>
        </table:table-row>
        <table:table-row table:style-name="ro1">
          <table:table-cell office:value-type="string" calcext:value-type="string">
            <text:p>heatind packet: 1, step:21</text:p>
          </table:table-cell>
          <table:table-cell office:value-type="float" office:value="75.707" calcext:value-type="float">
            <text:p>75,707</text:p>
          </table:table-cell>
          <table:table-cell office:value-type="float" office:value="95.3635" calcext:value-type="float">
            <text:p>95,3635</text:p>
          </table:table-cell>
          <table:table-cell office:value-type="float" office:value="39.9262" calcext:value-type="float">
            <text:p>39,9262</text:p>
          </table:table-cell>
          <table:table-cell office:value-type="float" office:value="82.6684" calcext:value-type="float">
            <text:p>82,6684</text:p>
          </table:table-cell>
          <table:table-cell office:value-type="float" office:value="348.707" calcext:value-type="float">
            <text:p>348,707</text:p>
          </table:table-cell>
          <table:table-cell office:value-type="float" office:value="368.364" calcext:value-type="float">
            <text:p>368,364</text:p>
          </table:table-cell>
          <table:table-cell office:value-type="float" office:value="312.926" calcext:value-type="float">
            <text:p>312,926</text:p>
          </table:table-cell>
          <table:table-cell office:value-type="float" office:value="355.668" calcext:value-type="float">
            <text:p>355,668</text:p>
          </table:table-cell>
        </table:table-row>
        <table:table-row table:style-name="ro1">
          <table:table-cell office:value-type="string" calcext:value-type="string">
            <text:p>cooling packet: 1, step:1</text:p>
          </table:table-cell>
          <table:table-cell office:value-type="float" office:value="75.6766" calcext:value-type="float">
            <text:p>75,6766</text:p>
          </table:table-cell>
          <table:table-cell office:value-type="float" office:value="84.2812" calcext:value-type="float">
            <text:p>84,2812</text:p>
          </table:table-cell>
          <table:table-cell office:value-type="float" office:value="40.9966" calcext:value-type="float">
            <text:p>40,9966</text:p>
          </table:table-cell>
          <table:table-cell office:value-type="float" office:value="80.8308" calcext:value-type="float">
            <text:p>80,8308</text:p>
          </table:table-cell>
          <table:table-cell office:value-type="float" office:value="348.677" calcext:value-type="float">
            <text:p>348,677</text:p>
          </table:table-cell>
          <table:table-cell office:value-type="float" office:value="357.281" calcext:value-type="float">
            <text:p>357,281</text:p>
          </table:table-cell>
          <table:table-cell office:value-type="float" office:value="313.997" calcext:value-type="float">
            <text:p>313,997</text:p>
          </table:table-cell>
          <table:table-cell office:value-type="float" office:value="353.831" calcext:value-type="float">
            <text:p>353,831</text:p>
          </table:table-cell>
        </table:table-row>
        <table:table-row table:style-name="ro1">
          <table:table-cell office:value-type="string" calcext:value-type="string">
            <text:p>cooling packet: 1, step:2</text:p>
          </table:table-cell>
          <table:table-cell office:value-type="float" office:value="73.5331" calcext:value-type="float">
            <text:p>73,5331</text:p>
          </table:table-cell>
          <table:table-cell office:value-type="float" office:value="79.9005" calcext:value-type="float">
            <text:p>79,9005</text:p>
          </table:table-cell>
          <table:table-cell office:value-type="float" office:value="41.9655" calcext:value-type="float">
            <text:p>41,9655</text:p>
          </table:table-cell>
          <table:table-cell office:value-type="float" office:value="77.7917" calcext:value-type="float">
            <text:p>77,7917</text:p>
          </table:table-cell>
          <table:table-cell office:value-type="float" office:value="346.533" calcext:value-type="float">
            <text:p>346,533</text:p>
          </table:table-cell>
          <table:table-cell office:value-type="float" office:value="352.9" calcext:value-type="float">
            <text:p>352,9</text:p>
          </table:table-cell>
          <table:table-cell office:value-type="float" office:value="314.965" calcext:value-type="float">
            <text:p>314,965</text:p>
          </table:table-cell>
          <table:table-cell office:value-type="float" office:value="350.792" calcext:value-type="float">
            <text:p>350,792</text:p>
          </table:table-cell>
        </table:table-row>
        <table:table-row table:style-name="ro1">
          <table:table-cell office:value-type="string" calcext:value-type="string">
            <text:p>cooling packet: 1, step:3</text:p>
          </table:table-cell>
          <table:table-cell office:value-type="float" office:value="70.9341" calcext:value-type="float">
            <text:p>70,9341</text:p>
          </table:table-cell>
          <table:table-cell office:value-type="float" office:value="76.6729" calcext:value-type="float">
            <text:p>76,6729</text:p>
          </table:table-cell>
          <table:table-cell office:value-type="float" office:value="42.8301" calcext:value-type="float">
            <text:p>42,8301</text:p>
          </table:table-cell>
          <table:table-cell office:value-type="float" office:value="74.8728" calcext:value-type="float">
            <text:p>74,8728</text:p>
          </table:table-cell>
          <table:table-cell office:value-type="float" office:value="343.934" calcext:value-type="float">
            <text:p>343,934</text:p>
          </table:table-cell>
          <table:table-cell office:value-type="float" office:value="349.673" calcext:value-type="float">
            <text:p>349,673</text:p>
          </table:table-cell>
          <table:table-cell office:value-type="float" office:value="315.83" calcext:value-type="float">
            <text:p>315,83</text:p>
          </table:table-cell>
          <table:table-cell office:value-type="float" office:value="347.873" calcext:value-type="float">
            <text:p>347,873</text:p>
          </table:table-cell>
        </table:table-row>
        <table:table-row table:style-name="ro1">
          <table:table-cell office:value-type="string" calcext:value-type="string">
            <text:p>cooling packet: 1, step:4</text:p>
          </table:table-cell>
          <table:table-cell office:value-type="float" office:value="68.3688" calcext:value-type="float">
            <text:p>68,3688</text:p>
          </table:table-cell>
          <table:table-cell office:value-type="float" office:value="73.7877" calcext:value-type="float">
            <text:p>73,7877</text:p>
          </table:table-cell>
          <table:table-cell office:value-type="float" office:value="43.5982" calcext:value-type="float">
            <text:p>43,5982</text:p>
          </table:table-cell>
          <table:table-cell office:value-type="float" office:value="72.1186" calcext:value-type="float">
            <text:p>72,1186</text:p>
          </table:table-cell>
          <table:table-cell office:value-type="float" office:value="341.369" calcext:value-type="float">
            <text:p>341,369</text:p>
          </table:table-cell>
          <table:table-cell office:value-type="float" office:value="346.788" calcext:value-type="float">
            <text:p>346,788</text:p>
          </table:table-cell>
          <table:table-cell office:value-type="float" office:value="316.598" calcext:value-type="float">
            <text:p>316,598</text:p>
          </table:table-cell>
          <table:table-cell office:value-type="float" office:value="345.119" calcext:value-type="float">
            <text:p>345,119</text:p>
          </table:table-cell>
        </table:table-row>
        <table:table-row table:style-name="ro1">
          <table:table-cell office:value-type="string" calcext:value-type="string">
            <text:p>cooling packet: 1, step:5</text:p>
          </table:table-cell>
          <table:table-cell office:value-type="float" office:value="65.9266" calcext:value-type="float">
            <text:p>65,9266</text:p>
          </table:table-cell>
          <table:table-cell office:value-type="float" office:value="71.095" calcext:value-type="float">
            <text:p>71,095</text:p>
          </table:table-cell>
          <table:table-cell office:value-type="float" office:value="44.277" calcext:value-type="float">
            <text:p>44,277</text:p>
          </table:table-cell>
          <table:table-cell office:value-type="float" office:value="69.52" calcext:value-type="float">
            <text:p>69,52</text:p>
          </table:table-cell>
          <table:table-cell office:value-type="float" office:value="338.927" calcext:value-type="float">
            <text:p>338,927</text:p>
          </table:table-cell>
          <table:table-cell office:value-type="float" office:value="344.095" calcext:value-type="float">
            <text:p>344,095</text:p>
          </table:table-cell>
          <table:table-cell office:value-type="float" office:value="317.277" calcext:value-type="float">
            <text:p>317,277</text:p>
          </table:table-cell>
          <table:table-cell office:value-type="float" office:value="342.52" calcext:value-type="float">
            <text:p>342,52</text:p>
          </table:table-cell>
        </table:table-row>
        <table:table-row table:style-name="ro1">
          <table:table-cell office:value-type="string" calcext:value-type="string">
            <text:p>cooling packet: 1, step:6</text:p>
          </table:table-cell>
          <table:table-cell office:value-type="float" office:value="63.6164" calcext:value-type="float">
            <text:p>63,6164</text:p>
          </table:table-cell>
          <table:table-cell office:value-type="float" office:value="68.5585" calcext:value-type="float">
            <text:p>68,5585</text:p>
          </table:table-cell>
          <table:table-cell office:value-type="float" office:value="44.8735" calcext:value-type="float">
            <text:p>44,8735</text:p>
          </table:table-cell>
          <table:table-cell office:value-type="float" office:value="67.0665" calcext:value-type="float">
            <text:p>67,0665</text:p>
          </table:table-cell>
          <table:table-cell office:value-type="float" office:value="336.616" calcext:value-type="float">
            <text:p>336,616</text:p>
          </table:table-cell>
          <table:table-cell office:value-type="float" office:value="341.558" calcext:value-type="float">
            <text:p>341,558</text:p>
          </table:table-cell>
          <table:table-cell office:value-type="float" office:value="317.873" calcext:value-type="float">
            <text:p>317,873</text:p>
          </table:table-cell>
          <table:table-cell office:value-type="float" office:value="340.066" calcext:value-type="float">
            <text:p>340,066</text:p>
          </table:table-cell>
        </table:table-row>
        <table:table-row table:style-name="ro1">
          <table:table-cell office:value-type="string" calcext:value-type="string">
            <text:p>cooling packet: 1, step:7</text:p>
          </table:table-cell>
          <table:table-cell office:value-type="float" office:value="61.4328" calcext:value-type="float">
            <text:p>61,4328</text:p>
          </table:table-cell>
          <table:table-cell office:value-type="float" office:value="66.1633" calcext:value-type="float">
            <text:p>66,1633</text:p>
          </table:table-cell>
          <table:table-cell office:value-type="float" office:value="45.3939" calcext:value-type="float">
            <text:p>45,3939</text:p>
          </table:table-cell>
          <table:table-cell office:value-type="float" office:value="64.7483" calcext:value-type="float">
            <text:p>64,7483</text:p>
          </table:table-cell>
          <table:table-cell office:value-type="float" office:value="334.433" calcext:value-type="float">
            <text:p>334,433</text:p>
          </table:table-cell>
          <table:table-cell office:value-type="float" office:value="339.163" calcext:value-type="float">
            <text:p>339,163</text:p>
          </table:table-cell>
          <table:table-cell office:value-type="float" office:value="318.394" calcext:value-type="float">
            <text:p>318,394</text:p>
          </table:table-cell>
          <table:table-cell office:value-type="float" office:value="337.748" calcext:value-type="float">
            <text:p>337,748</text:p>
          </table:table-cell>
        </table:table-row>
        <table:table-row table:style-name="ro1">
          <table:table-cell office:value-type="string" calcext:value-type="string">
            <text:p>cooling packet: 1, step:8</text:p>
          </table:table-cell>
          <table:table-cell office:value-type="float" office:value="59.3678" calcext:value-type="float">
            <text:p>59,3678</text:p>
          </table:table-cell>
          <table:table-cell office:value-type="float" office:value="63.8993" calcext:value-type="float">
            <text:p>63,8993</text:p>
          </table:table-cell>
          <table:table-cell office:value-type="float" office:value="45.8439" calcext:value-type="float">
            <text:p>45,8439</text:p>
          </table:table-cell>
          <table:table-cell office:value-type="float" office:value="62.5563" calcext:value-type="float">
            <text:p>62,5563</text:p>
          </table:table-cell>
          <table:table-cell office:value-type="float" office:value="332.368" calcext:value-type="float">
            <text:p>332,368</text:p>
          </table:table-cell>
          <table:table-cell office:value-type="float" office:value="336.899" calcext:value-type="float">
            <text:p>336,899</text:p>
          </table:table-cell>
          <table:table-cell office:value-type="float" office:value="318.844" calcext:value-type="float">
            <text:p>318,844</text:p>
          </table:table-cell>
          <table:table-cell office:value-type="float" office:value="335.556" calcext:value-type="float">
            <text:p>335,556</text:p>
          </table:table-cell>
        </table:table-row>
        <table:table-row table:style-name="ro1">
          <table:table-cell office:value-type="string" calcext:value-type="string">
            <text:p>cooling packet: 1, step:9</text:p>
          </table:table-cell>
          <table:table-cell office:value-type="float" office:value="57.4139" calcext:value-type="float">
            <text:p>57,4139</text:p>
          </table:table-cell>
          <table:table-cell office:value-type="float" office:value="61.7576" calcext:value-type="float">
            <text:p>61,7576</text:p>
          </table:table-cell>
          <table:table-cell office:value-type="float" office:value="46.2289" calcext:value-type="float">
            <text:p>46,2289</text:p>
          </table:table-cell>
          <table:table-cell office:value-type="float" office:value="60.4824" calcext:value-type="float">
            <text:p>60,4824</text:p>
          </table:table-cell>
          <table:table-cell office:value-type="float" office:value="330.414" calcext:value-type="float">
            <text:p>330,414</text:p>
          </table:table-cell>
          <table:table-cell office:value-type="float" office:value="334.758" calcext:value-type="float">
            <text:p>334,758</text:p>
          </table:table-cell>
          <table:table-cell office:value-type="float" office:value="319.229" calcext:value-type="float">
            <text:p>319,229</text:p>
          </table:table-cell>
          <table:table-cell office:value-type="float" office:value="333.482" calcext:value-type="float">
            <text:p>333,482</text:p>
          </table:table-cell>
        </table:table-row>
        <table:table-row table:style-name="ro1">
          <table:table-cell office:value-type="string" calcext:value-type="string">
            <text:p>cooling packet: 1, step:10</text:p>
          </table:table-cell>
          <table:table-cell office:value-type="float" office:value="55.564" calcext:value-type="float">
            <text:p>55,564</text:p>
          </table:table-cell>
          <table:table-cell office:value-type="float" office:value="59.7302" calcext:value-type="float">
            <text:p>59,7302</text:p>
          </table:table-cell>
          <table:table-cell office:value-type="float" office:value="46.5538" calcext:value-type="float">
            <text:p>46,5538</text:p>
          </table:table-cell>
          <table:table-cell office:value-type="float" office:value="58.5188" calcext:value-type="float">
            <text:p>58,5188</text:p>
          </table:table-cell>
          <table:table-cell office:value-type="float" office:value="328.564" calcext:value-type="float">
            <text:p>328,564</text:p>
          </table:table-cell>
          <table:table-cell office:value-type="float" office:value="332.73" calcext:value-type="float">
            <text:p>332,73</text:p>
          </table:table-cell>
          <table:table-cell office:value-type="float" office:value="319.554" calcext:value-type="float">
            <text:p>319,554</text:p>
          </table:table-cell>
          <table:table-cell office:value-type="float" office:value="331.519" calcext:value-type="float">
            <text:p>331,519</text:p>
          </table:table-cell>
        </table:table-row>
        <table:table-row table:style-name="ro1">
          <table:table-cell office:value-type="string" calcext:value-type="string">
            <text:p>cooling packet: 1, step:11</text:p>
          </table:table-cell>
          <table:table-cell office:value-type="float" office:value="53.8114" calcext:value-type="float">
            <text:p>53,8114</text:p>
          </table:table-cell>
          <table:table-cell office:value-type="float" office:value="57.8099" calcext:value-type="float">
            <text:p>57,8099</text:p>
          </table:table-cell>
          <table:table-cell office:value-type="float" office:value="46.8231" calcext:value-type="float">
            <text:p>46,8231</text:p>
          </table:table-cell>
          <table:table-cell office:value-type="float" office:value="56.6586" calcext:value-type="float">
            <text:p>56,6586</text:p>
          </table:table-cell>
          <table:table-cell office:value-type="float" office:value="326.811" calcext:value-type="float">
            <text:p>326,811</text:p>
          </table:table-cell>
          <table:table-cell office:value-type="float" office:value="330.81" calcext:value-type="float">
            <text:p>330,81</text:p>
          </table:table-cell>
          <table:table-cell office:value-type="float" office:value="319.823" calcext:value-type="float">
            <text:p>319,823</text:p>
          </table:table-cell>
          <table:table-cell office:value-type="float" office:value="329.659" calcext:value-type="float">
            <text:p>329,659</text:p>
          </table:table-cell>
        </table:table-row>
        <table:table-row table:style-name="ro1">
          <table:table-cell office:value-type="string" calcext:value-type="string">
            <text:p>heatind packet: 2, step:1</text:p>
          </table:table-cell>
          <table:table-cell office:value-type="float" office:value="53.2809" calcext:value-type="float">
            <text:p>53,2809</text:p>
          </table:table-cell>
          <table:table-cell office:value-type="float" office:value="67.5198" calcext:value-type="float">
            <text:p>67,5198</text:p>
          </table:table-cell>
          <table:table-cell office:value-type="float" office:value="47.0693" calcext:value-type="float">
            <text:p>47,0693</text:p>
          </table:table-cell>
          <table:table-cell office:value-type="float" office:value="57.7539" calcext:value-type="float">
            <text:p>57,7539</text:p>
          </table:table-cell>
          <table:table-cell office:value-type="float" office:value="326.281" calcext:value-type="float">
            <text:p>326,281</text:p>
          </table:table-cell>
          <table:table-cell office:value-type="float" office:value="340.52" calcext:value-type="float">
            <text:p>340,52</text:p>
          </table:table-cell>
          <table:table-cell office:value-type="float" office:value="320.069" calcext:value-type="float">
            <text:p>320,069</text:p>
          </table:table-cell>
          <table:table-cell office:value-type="float" office:value="330.754" calcext:value-type="float">
            <text:p>330,754</text:p>
          </table:table-cell>
        </table:table-row>
        <table:table-row table:style-name="ro1">
          <table:table-cell office:value-type="string" calcext:value-type="string">
            <text:p>heatind packet: 2, step:2</text:p>
          </table:table-cell>
          <table:table-cell office:value-type="float" office:value="54.7422" calcext:value-type="float">
            <text:p>54,7422</text:p>
          </table:table-cell>
          <table:table-cell office:value-type="float" office:value="71.2966" calcext:value-type="float">
            <text:p>71,2966</text:p>
          </table:table-cell>
          <table:table-cell office:value-type="float" office:value="47.3594" calcext:value-type="float">
            <text:p>47,3594</text:p>
          </table:table-cell>
          <table:table-cell office:value-type="float" office:value="60.0952" calcext:value-type="float">
            <text:p>60,0952</text:p>
          </table:table-cell>
          <table:table-cell office:value-type="float" office:value="327.742" calcext:value-type="float">
            <text:p>327,742</text:p>
          </table:table-cell>
          <table:table-cell office:value-type="float" office:value="344.297" calcext:value-type="float">
            <text:p>344,297</text:p>
          </table:table-cell>
          <table:table-cell office:value-type="float" office:value="320.359" calcext:value-type="float">
            <text:p>320,359</text:p>
          </table:table-cell>
          <table:table-cell office:value-type="float" office:value="333.095" calcext:value-type="float">
            <text:p>333,095</text:p>
          </table:table-cell>
        </table:table-row>
        <table:table-row table:style-name="ro1">
          <table:table-cell office:value-type="string" calcext:value-type="string">
            <text:p>heatind packet: 2, step:3</text:p>
          </table:table-cell>
          <table:table-cell office:value-type="float" office:value="56.7585" calcext:value-type="float">
            <text:p>56,7585</text:p>
          </table:table-cell>
          <table:table-cell office:value-type="float" office:value="73.9955" calcext:value-type="float">
            <text:p>73,9955</text:p>
          </table:table-cell>
          <table:table-cell office:value-type="float" office:value="47.7013" calcext:value-type="float">
            <text:p>47,7013</text:p>
          </table:table-cell>
          <table:table-cell office:value-type="float" office:value="62.4307" calcext:value-type="float">
            <text:p>62,4307</text:p>
          </table:table-cell>
          <table:table-cell office:value-type="float" office:value="329.758" calcext:value-type="float">
            <text:p>329,758</text:p>
          </table:table-cell>
          <table:table-cell office:value-type="float" office:value="346.995" calcext:value-type="float">
            <text:p>346,995</text:p>
          </table:table-cell>
          <table:table-cell office:value-type="float" office:value="320.701" calcext:value-type="float">
            <text:p>320,701</text:p>
          </table:table-cell>
          <table:table-cell office:value-type="float" office:value="335.431" calcext:value-type="float">
            <text:p>335,431</text:p>
          </table:table-cell>
        </table:table-row>
        <table:table-row table:style-name="ro1">
          <table:table-cell office:value-type="string" calcext:value-type="string">
            <text:p>heatind packet: 2, step:4</text:p>
          </table:table-cell>
          <table:table-cell office:value-type="float" office:value="58.8373" calcext:value-type="float">
            <text:p>58,8373</text:p>
          </table:table-cell>
          <table:table-cell office:value-type="float" office:value="76.4155" calcext:value-type="float">
            <text:p>76,4155</text:p>
          </table:table-cell>
          <table:table-cell office:value-type="float" office:value="48.0928" calcext:value-type="float">
            <text:p>48,0928</text:p>
          </table:table-cell>
          <table:table-cell office:value-type="float" office:value="64.6907" calcext:value-type="float">
            <text:p>64,6907</text:p>
          </table:table-cell>
          <table:table-cell office:value-type="float" office:value="331.837" calcext:value-type="float">
            <text:p>331,837</text:p>
          </table:table-cell>
          <table:table-cell office:value-type="float" office:value="349.416" calcext:value-type="float">
            <text:p>349,416</text:p>
          </table:table-cell>
          <table:table-cell office:value-type="float" office:value="321.093" calcext:value-type="float">
            <text:p>321,093</text:p>
          </table:table-cell>
          <table:table-cell office:value-type="float" office:value="337.691" calcext:value-type="float">
            <text:p>337,691</text:p>
          </table:table-cell>
        </table:table-row>
        <table:table-row table:style-name="ro1">
          <table:table-cell office:value-type="string" calcext:value-type="string">
            <text:p>heatind packet: 2, step:5</text:p>
          </table:table-cell>
          <table:table-cell office:value-type="float" office:value="60.8699" calcext:value-type="float">
            <text:p>60,8699</text:p>
          </table:table-cell>
          <table:table-cell office:value-type="float" office:value="78.7129" calcext:value-type="float">
            <text:p>78,7129</text:p>
          </table:table-cell>
          <table:table-cell office:value-type="float" office:value="48.5309" calcext:value-type="float">
            <text:p>48,5309</text:p>
          </table:table-cell>
          <table:table-cell office:value-type="float" office:value="66.8718" calcext:value-type="float">
            <text:p>66,8718</text:p>
          </table:table-cell>
          <table:table-cell office:value-type="float" office:value="333.87" calcext:value-type="float">
            <text:p>333,87</text:p>
          </table:table-cell>
          <table:table-cell office:value-type="float" office:value="351.713" calcext:value-type="float">
            <text:p>351,713</text:p>
          </table:table-cell>
          <table:table-cell office:value-type="float" office:value="321.531" calcext:value-type="float">
            <text:p>321,531</text:p>
          </table:table-cell>
          <table:table-cell office:value-type="float" office:value="339.872" calcext:value-type="float">
            <text:p>339,872</text:p>
          </table:table-cell>
        </table:table-row>
        <table:table-row table:style-name="ro1">
          <table:table-cell office:value-type="string" calcext:value-type="string">
            <text:p>heatind packet: 2, step:6</text:p>
          </table:table-cell>
          <table:table-cell office:value-type="float" office:value="62.8358" calcext:value-type="float">
            <text:p>62,8358</text:p>
          </table:table-cell>
          <table:table-cell office:value-type="float" office:value="80.921" calcext:value-type="float">
            <text:p>80,921</text:p>
          </table:table-cell>
          <table:table-cell office:value-type="float" office:value="49.0129" calcext:value-type="float">
            <text:p>49,0129</text:p>
          </table:table-cell>
          <table:table-cell office:value-type="float" office:value="68.976" calcext:value-type="float">
            <text:p>68,976</text:p>
          </table:table-cell>
          <table:table-cell office:value-type="float" office:value="335.836" calcext:value-type="float">
            <text:p>335,836</text:p>
          </table:table-cell>
          <table:table-cell office:value-type="float" office:value="353.921" calcext:value-type="float">
            <text:p>353,921</text:p>
          </table:table-cell>
          <table:table-cell office:value-type="float" office:value="322.013" calcext:value-type="float">
            <text:p>322,013</text:p>
          </table:table-cell>
          <table:table-cell office:value-type="float" office:value="341.976" calcext:value-type="float">
            <text:p>341,976</text:p>
          </table:table-cell>
        </table:table-row>
        <table:table-row table:style-name="ro1">
          <table:table-cell office:value-type="string" calcext:value-type="string">
            <text:p>heatind packet: 2, step:7</text:p>
          </table:table-cell>
          <table:table-cell office:value-type="float" office:value="64.7324" calcext:value-type="float">
            <text:p>64,7324</text:p>
          </table:table-cell>
          <table:table-cell office:value-type="float" office:value="83.0488" calcext:value-type="float">
            <text:p>83,0488</text:p>
          </table:table-cell>
          <table:table-cell office:value-type="float" office:value="49.5359" calcext:value-type="float">
            <text:p>49,5359</text:p>
          </table:table-cell>
          <table:table-cell office:value-type="float" office:value="71.0056" calcext:value-type="float">
            <text:p>71,0056</text:p>
          </table:table-cell>
          <table:table-cell office:value-type="float" office:value="337.732" calcext:value-type="float">
            <text:p>337,732</text:p>
          </table:table-cell>
          <table:table-cell office:value-type="float" office:value="356.049" calcext:value-type="float">
            <text:p>356,049</text:p>
          </table:table-cell>
          <table:table-cell office:value-type="float" office:value="322.536" calcext:value-type="float">
            <text:p>322,536</text:p>
          </table:table-cell>
          <table:table-cell office:value-type="float" office:value="344.006" calcext:value-type="float">
            <text:p>344,006</text:p>
          </table:table-cell>
        </table:table-row>
        <table:table-row table:style-name="ro1">
          <table:table-cell office:value-type="string" calcext:value-type="string">
            <text:p>heatind packet: 2, step:8</text:p>
          </table:table-cell>
          <table:table-cell office:value-type="float" office:value="66.5614" calcext:value-type="float">
            <text:p>66,5614</text:p>
          </table:table-cell>
          <table:table-cell office:value-type="float" office:value="85.1001" calcext:value-type="float">
            <text:p>85,1001</text:p>
          </table:table-cell>
          <table:table-cell office:value-type="float" office:value="50.0974" calcext:value-type="float">
            <text:p>50,0974</text:p>
          </table:table-cell>
          <table:table-cell office:value-type="float" office:value="72.9632" calcext:value-type="float">
            <text:p>72,9632</text:p>
          </table:table-cell>
          <table:table-cell office:value-type="float" office:value="339.561" calcext:value-type="float">
            <text:p>339,561</text:p>
          </table:table-cell>
          <table:table-cell office:value-type="float" office:value="358.1" calcext:value-type="float">
            <text:p>358,1</text:p>
          </table:table-cell>
          <table:table-cell office:value-type="float" office:value="323.097" calcext:value-type="float">
            <text:p>323,097</text:p>
          </table:table-cell>
          <table:table-cell office:value-type="float" office:value="345.963" calcext:value-type="float">
            <text:p>345,963</text:p>
          </table:table-cell>
        </table:table-row>
        <table:table-row table:style-name="ro1">
          <table:table-cell office:value-type="string" calcext:value-type="string">
            <text:p>heatind packet: 2, step:9</text:p>
          </table:table-cell>
          <table:table-cell office:value-type="float" office:value="68.3247" calcext:value-type="float">
            <text:p>68,3247</text:p>
          </table:table-cell>
          <table:table-cell office:value-type="float" office:value="87.0778" calcext:value-type="float">
            <text:p>87,0778</text:p>
          </table:table-cell>
          <table:table-cell office:value-type="float" office:value="50.6947" calcext:value-type="float">
            <text:p>50,6947</text:p>
          </table:table-cell>
          <table:table-cell office:value-type="float" office:value="74.851" calcext:value-type="float">
            <text:p>74,851</text:p>
          </table:table-cell>
          <table:table-cell office:value-type="float" office:value="341.325" calcext:value-type="float">
            <text:p>341,325</text:p>
          </table:table-cell>
          <table:table-cell office:value-type="float" office:value="360.078" calcext:value-type="float">
            <text:p>360,078</text:p>
          </table:table-cell>
          <table:table-cell office:value-type="float" office:value="323.695" calcext:value-type="float">
            <text:p>323,695</text:p>
          </table:table-cell>
          <table:table-cell office:value-type="float" office:value="347.851" calcext:value-type="float">
            <text:p>347,851</text:p>
          </table:table-cell>
        </table:table-row>
        <table:table-row table:style-name="ro1">
          <table:table-cell office:value-type="string" calcext:value-type="string">
            <text:p>heatind packet: 2, step:10</text:p>
          </table:table-cell>
          <table:table-cell office:value-type="float" office:value="70.0247" calcext:value-type="float">
            <text:p>70,0247</text:p>
          </table:table-cell>
          <table:table-cell office:value-type="float" office:value="88.9846" calcext:value-type="float">
            <text:p>88,9846</text:p>
          </table:table-cell>
          <table:table-cell office:value-type="float" office:value="51.3254" calcext:value-type="float">
            <text:p>51,3254</text:p>
          </table:table-cell>
          <table:table-cell office:value-type="float" office:value="76.6716" calcext:value-type="float">
            <text:p>76,6716</text:p>
          </table:table-cell>
          <table:table-cell office:value-type="float" office:value="343.025" calcext:value-type="float">
            <text:p>343,025</text:p>
          </table:table-cell>
          <table:table-cell office:value-type="float" office:value="361.985" calcext:value-type="float">
            <text:p>361,985</text:p>
          </table:table-cell>
          <table:table-cell office:value-type="float" office:value="324.325" calcext:value-type="float">
            <text:p>324,325</text:p>
          </table:table-cell>
          <table:table-cell office:value-type="float" office:value="349.672" calcext:value-type="float">
            <text:p>349,672</text:p>
          </table:table-cell>
        </table:table-row>
        <table:table-row table:style-name="ro1">
          <table:table-cell office:value-type="string" calcext:value-type="string">
            <text:p>heatind packet: 2, step:11</text:p>
          </table:table-cell>
          <table:table-cell office:value-type="float" office:value="71.6635" calcext:value-type="float">
            <text:p>71,6635</text:p>
          </table:table-cell>
          <table:table-cell office:value-type="float" office:value="90.8228" calcext:value-type="float">
            <text:p>90,8228</text:p>
          </table:table-cell>
          <table:table-cell office:value-type="float" office:value="51.9871" calcext:value-type="float">
            <text:p>51,9871</text:p>
          </table:table-cell>
          <table:table-cell office:value-type="float" office:value="78.4273" calcext:value-type="float">
            <text:p>78,4273</text:p>
          </table:table-cell>
          <table:table-cell office:value-type="float" office:value="344.664" calcext:value-type="float">
            <text:p>344,664</text:p>
          </table:table-cell>
          <table:table-cell office:value-type="float" office:value="363.823" calcext:value-type="float">
            <text:p>363,823</text:p>
          </table:table-cell>
          <table:table-cell office:value-type="float" office:value="324.987" calcext:value-type="float">
            <text:p>324,987</text:p>
          </table:table-cell>
          <table:table-cell office:value-type="float" office:value="351.427" calcext:value-type="float">
            <text:p>351,427</text:p>
          </table:table-cell>
        </table:table-row>
        <table:table-row table:style-name="ro1">
          <table:table-cell office:value-type="string" calcext:value-type="string">
            <text:p>heatind packet: 2, step:12</text:p>
          </table:table-cell>
          <table:table-cell office:value-type="float" office:value="73.2434" calcext:value-type="float">
            <text:p>73,2434</text:p>
          </table:table-cell>
          <table:table-cell office:value-type="float" office:value="92.5951" calcext:value-type="float">
            <text:p>92,5951</text:p>
          </table:table-cell>
          <table:table-cell office:value-type="float" office:value="52.6774" calcext:value-type="float">
            <text:p>52,6774</text:p>
          </table:table-cell>
          <table:table-cell office:value-type="float" office:value="80.1204" calcext:value-type="float">
            <text:p>80,1204</text:p>
          </table:table-cell>
          <table:table-cell office:value-type="float" office:value="346.243" calcext:value-type="float">
            <text:p>346,243</text:p>
          </table:table-cell>
          <table:table-cell office:value-type="float" office:value="365.595" calcext:value-type="float">
            <text:p>365,595</text:p>
          </table:table-cell>
          <table:table-cell office:value-type="float" office:value="325.677" calcext:value-type="float">
            <text:p>325,677</text:p>
          </table:table-cell>
          <table:table-cell office:value-type="float" office:value="353.12" calcext:value-type="float">
            <text:p>353,12</text:p>
          </table:table-cell>
        </table:table-row>
        <table:table-row table:style-name="ro1">
          <table:table-cell office:value-type="string" calcext:value-type="string">
            <text:p>heatind packet: 2, step:13</text:p>
          </table:table-cell>
          <table:table-cell office:value-type="float" office:value="74.7665" calcext:value-type="float">
            <text:p>74,7665</text:p>
          </table:table-cell>
          <table:table-cell office:value-type="float" office:value="94.3037" calcext:value-type="float">
            <text:p>94,3037</text:p>
          </table:table-cell>
          <table:table-cell office:value-type="float" office:value="53.3942" calcext:value-type="float">
            <text:p>53,3942</text:p>
          </table:table-cell>
          <table:table-cell office:value-type="float" office:value="81.7532" calcext:value-type="float">
            <text:p>81,7532</text:p>
          </table:table-cell>
          <table:table-cell office:value-type="float" office:value="347.766" calcext:value-type="float">
            <text:p>347,766</text:p>
          </table:table-cell>
          <table:table-cell office:value-type="float" office:value="367.304" calcext:value-type="float">
            <text:p>367,304</text:p>
          </table:table-cell>
          <table:table-cell office:value-type="float" office:value="326.394" calcext:value-type="float">
            <text:p>326,394</text:p>
          </table:table-cell>
          <table:table-cell office:value-type="float" office:value="354.753" calcext:value-type="float">
            <text:p>354,753</text:p>
          </table:table-cell>
        </table:table-row>
        <table:table-row table:style-name="ro1">
          <table:table-cell office:value-type="string" calcext:value-type="string">
            <text:p>heatind packet: 2, step:14</text:p>
          </table:table-cell>
          <table:table-cell office:value-type="float" office:value="76.2349" calcext:value-type="float">
            <text:p>76,2349</text:p>
          </table:table-cell>
          <table:table-cell office:value-type="float" office:value="95.951" calcext:value-type="float">
            <text:p>95,951</text:p>
          </table:table-cell>
          <table:table-cell office:value-type="float" office:value="54.1354" calcext:value-type="float">
            <text:p>54,1354</text:p>
          </table:table-cell>
          <table:table-cell office:value-type="float" office:value="83.3278" calcext:value-type="float">
            <text:p>83,3278</text:p>
          </table:table-cell>
          <table:table-cell office:value-type="float" office:value="349.235" calcext:value-type="float">
            <text:p>349,235</text:p>
          </table:table-cell>
          <table:table-cell office:value-type="float" office:value="368.951" calcext:value-type="float">
            <text:p>368,951</text:p>
          </table:table-cell>
          <table:table-cell office:value-type="float" office:value="327.135" calcext:value-type="float">
            <text:p>327,135</text:p>
          </table:table-cell>
          <table:table-cell office:value-type="float" office:value="356.328" calcext:value-type="float">
            <text:p>356,328</text:p>
          </table:table-cell>
        </table:table-row>
        <table:table-row table:style-name="ro1">
          <table:table-cell office:value-type="string" calcext:value-type="string">
            <text:p>heatind packet: 2, step:15</text:p>
          </table:table-cell>
          <table:table-cell office:value-type="float" office:value="77.6505" calcext:value-type="float">
            <text:p>77,6505</text:p>
          </table:table-cell>
          <table:table-cell office:value-type="float" office:value="97.5393" calcext:value-type="float">
            <text:p>97,5393</text:p>
          </table:table-cell>
          <table:table-cell office:value-type="float" office:value="54.8989" calcext:value-type="float">
            <text:p>54,8989</text:p>
          </table:table-cell>
          <table:table-cell office:value-type="float" office:value="84.8463" calcext:value-type="float">
            <text:p>84,8463</text:p>
          </table:table-cell>
          <table:table-cell office:value-type="float" office:value="350.651" calcext:value-type="float">
            <text:p>350,651</text:p>
          </table:table-cell>
          <table:table-cell office:value-type="float" office:value="370.539" calcext:value-type="float">
            <text:p>370,539</text:p>
          </table:table-cell>
          <table:table-cell office:value-type="float" office:value="327.899" calcext:value-type="float">
            <text:p>327,899</text:p>
          </table:table-cell>
          <table:table-cell office:value-type="float" office:value="357.846" calcext:value-type="float">
            <text:p>357,846</text:p>
          </table:table-cell>
        </table:table-row>
        <table:table-row table:style-name="ro1">
          <table:table-cell office:value-type="string" calcext:value-type="string">
            <text:p>heatind packet: 2, step:16</text:p>
          </table:table-cell>
          <table:table-cell office:value-type="float" office:value="79.0155" calcext:value-type="float">
            <text:p>79,0155</text:p>
          </table:table-cell>
          <table:table-cell office:value-type="float" office:value="99.0708" calcext:value-type="float">
            <text:p>99,0708</text:p>
          </table:table-cell>
          <table:table-cell office:value-type="float" office:value="55.6827" calcext:value-type="float">
            <text:p>55,6827</text:p>
          </table:table-cell>
          <table:table-cell office:value-type="float" office:value="86.311" calcext:value-type="float">
            <text:p>86,311</text:p>
          </table:table-cell>
          <table:table-cell office:value-type="float" office:value="352.016" calcext:value-type="float">
            <text:p>352,016</text:p>
          </table:table-cell>
          <table:table-cell office:value-type="float" office:value="372.071" calcext:value-type="float">
            <text:p>372,071</text:p>
          </table:table-cell>
          <table:table-cell office:value-type="float" office:value="328.683" calcext:value-type="float">
            <text:p>328,683</text:p>
          </table:table-cell>
          <table:table-cell office:value-type="float" office:value="359.311" calcext:value-type="float">
            <text:p>359,311</text:p>
          </table:table-cell>
        </table:table-row>
        <table:table-row table:style-name="ro1">
          <table:table-cell office:value-type="string" calcext:value-type="string">
            <text:p>heatind packet: 2, step:17</text:p>
          </table:table-cell>
          <table:table-cell office:value-type="float" office:value="80.3317" calcext:value-type="float">
            <text:p>80,3317</text:p>
          </table:table-cell>
          <table:table-cell office:value-type="float" office:value="100.548" calcext:value-type="float">
            <text:p>100,548</text:p>
          </table:table-cell>
          <table:table-cell office:value-type="float" office:value="56.485" calcext:value-type="float">
            <text:p>56,485</text:p>
          </table:table-cell>
          <table:table-cell office:value-type="float" office:value="87.7237" calcext:value-type="float">
            <text:p>87,7237</text:p>
          </table:table-cell>
          <table:table-cell office:value-type="float" office:value="353.332" calcext:value-type="float">
            <text:p>353,332</text:p>
          </table:table-cell>
          <table:table-cell office:value-type="float" office:value="373.548" calcext:value-type="float">
            <text:p>373,548</text:p>
          </table:table-cell>
          <table:table-cell office:value-type="float" office:value="329.485" calcext:value-type="float">
            <text:p>329,485</text:p>
          </table:table-cell>
          <table:table-cell office:value-type="float" office:value="360.724" calcext:value-type="float">
            <text:p>360,724</text:p>
          </table:table-cell>
        </table:table-row>
        <table:table-row table:style-name="ro1">
          <table:table-cell office:value-type="string" calcext:value-type="string">
            <text:p>heatind packet: 2, step:18</text:p>
          </table:table-cell>
          <table:table-cell office:value-type="float" office:value="81.6009" calcext:value-type="float">
            <text:p>81,6009</text:p>
          </table:table-cell>
          <table:table-cell office:value-type="float" office:value="101.972" calcext:value-type="float">
            <text:p>101,972</text:p>
          </table:table-cell>
          <table:table-cell office:value-type="float" office:value="57.3041" calcext:value-type="float">
            <text:p>57,3041</text:p>
          </table:table-cell>
          <table:table-cell office:value-type="float" office:value="89.0866" calcext:value-type="float">
            <text:p>89,0866</text:p>
          </table:table-cell>
          <table:table-cell office:value-type="float" office:value="354.601" calcext:value-type="float">
            <text:p>354,601</text:p>
          </table:table-cell>
          <table:table-cell office:value-type="float" office:value="374.972" calcext:value-type="float">
            <text:p>374,972</text:p>
          </table:table-cell>
          <table:table-cell office:value-type="float" office:value="330.304" calcext:value-type="float">
            <text:p>330,304</text:p>
          </table:table-cell>
          <table:table-cell office:value-type="float" office:value="362.087" calcext:value-type="float">
            <text:p>362,087</text:p>
          </table:table-cell>
        </table:table-row>
        <table:table-row table:style-name="ro1">
          <table:table-cell office:value-type="string" calcext:value-type="string">
            <text:p>heatind packet: 2, step:19</text:p>
          </table:table-cell>
          <table:table-cell office:value-type="float" office:value="82.825" calcext:value-type="float">
            <text:p>82,825</text:p>
          </table:table-cell>
          <table:table-cell office:value-type="float" office:value="103.346" calcext:value-type="float">
            <text:p>103,346</text:p>
          </table:table-cell>
          <table:table-cell office:value-type="float" office:value="58.1383" calcext:value-type="float">
            <text:p>58,1383</text:p>
          </table:table-cell>
          <table:table-cell office:value-type="float" office:value="90.4014" calcext:value-type="float">
            <text:p>90,4014</text:p>
          </table:table-cell>
          <table:table-cell office:value-type="float" office:value="355.825" calcext:value-type="float">
            <text:p>355,825</text:p>
          </table:table-cell>
          <table:table-cell office:value-type="float" office:value="376.346" calcext:value-type="float">
            <text:p>376,346</text:p>
          </table:table-cell>
          <table:table-cell office:value-type="float" office:value="331.138" calcext:value-type="float">
            <text:p>331,138</text:p>
          </table:table-cell>
          <table:table-cell office:value-type="float" office:value="363.401" calcext:value-type="float">
            <text:p>363,401</text:p>
          </table:table-cell>
        </table:table-row>
        <table:table-row table:style-name="ro1">
          <table:table-cell office:value-type="string" calcext:value-type="string">
            <text:p>heatind packet: 2, step:20</text:p>
          </table:table-cell>
          <table:table-cell office:value-type="float" office:value="84.0058" calcext:value-type="float">
            <text:p>84,0058</text:p>
          </table:table-cell>
          <table:table-cell office:value-type="float" office:value="104.671" calcext:value-type="float">
            <text:p>104,671</text:p>
          </table:table-cell>
          <table:table-cell office:value-type="float" office:value="58.9859" calcext:value-type="float">
            <text:p>58,9859</text:p>
          </table:table-cell>
          <table:table-cell office:value-type="float" office:value="91.67" calcext:value-type="float">
            <text:p>91,67</text:p>
          </table:table-cell>
          <table:table-cell office:value-type="float" office:value="357.006" calcext:value-type="float">
            <text:p>357,006</text:p>
          </table:table-cell>
          <table:table-cell office:value-type="float" office:value="377.671" calcext:value-type="float">
            <text:p>377,671</text:p>
          </table:table-cell>
          <table:table-cell office:value-type="float" office:value="331.986" calcext:value-type="float">
            <text:p>331,986</text:p>
          </table:table-cell>
          <table:table-cell office:value-type="float" office:value="364.67" calcext:value-type="float">
            <text:p>364,67</text:p>
          </table:table-cell>
        </table:table-row>
        <table:table-row table:style-name="ro1">
          <table:table-cell office:value-type="string" calcext:value-type="string">
            <text:p>heatind packet: 2, step:21</text:p>
          </table:table-cell>
          <table:table-cell office:value-type="float" office:value="85.1449" calcext:value-type="float">
            <text:p>85,1449</text:p>
          </table:table-cell>
          <table:table-cell office:value-type="float" office:value="105.949" calcext:value-type="float">
            <text:p>105,949</text:p>
          </table:table-cell>
          <table:table-cell office:value-type="float" office:value="59.8454" calcext:value-type="float">
            <text:p>59,8454</text:p>
          </table:table-cell>
          <table:table-cell office:value-type="float" office:value="92.8943" calcext:value-type="float">
            <text:p>92,8943</text:p>
          </table:table-cell>
          <table:table-cell office:value-type="float" office:value="358.145" calcext:value-type="float">
            <text:p>358,145</text:p>
          </table:table-cell>
          <table:table-cell office:value-type="float" office:value="378.949" calcext:value-type="float">
            <text:p>378,949</text:p>
          </table:table-cell>
          <table:table-cell office:value-type="float" office:value="332.845" calcext:value-type="float">
            <text:p>332,845</text:p>
          </table:table-cell>
          <table:table-cell office:value-type="float" office:value="365.894" calcext:value-type="float">
            <text:p>365,894</text:p>
          </table:table-cell>
        </table:table-row>
        <table:table-row table:style-name="ro1">
          <table:table-cell office:value-type="string" calcext:value-type="string">
            <text:p>cooling packet: 2, step:1</text:p>
          </table:table-cell>
          <table:table-cell office:value-type="float" office:value="84.8527" calcext:value-type="float">
            <text:p>84,8527</text:p>
          </table:table-cell>
          <table:table-cell office:value-type="float" office:value="94.3335" calcext:value-type="float">
            <text:p>94,3335</text:p>
          </table:table-cell>
          <table:table-cell office:value-type="float" office:value="60.6785" calcext:value-type="float">
            <text:p>60,6785</text:p>
          </table:table-cell>
          <table:table-cell office:value-type="float" office:value="90.7249" calcext:value-type="float">
            <text:p>90,7249</text:p>
          </table:table-cell>
          <table:table-cell office:value-type="float" office:value="357.853" calcext:value-type="float">
            <text:p>357,853</text:p>
          </table:table-cell>
          <table:table-cell office:value-type="float" office:value="367.334" calcext:value-type="float">
            <text:p>367,334</text:p>
          </table:table-cell>
          <table:table-cell office:value-type="float" office:value="333.678" calcext:value-type="float">
            <text:p>333,678</text:p>
          </table:table-cell>
          <table:table-cell office:value-type="float" office:value="363.725" calcext:value-type="float">
            <text:p>363,725</text:p>
          </table:table-cell>
        </table:table-row>
        <table:table-row table:style-name="ro1">
          <table:table-cell office:value-type="string" calcext:value-type="string">
            <text:p>cooling packet: 2, step:2</text:p>
          </table:table-cell>
          <table:table-cell office:value-type="float" office:value="82.3918" calcext:value-type="float">
            <text:p>82,3918</text:p>
          </table:table-cell>
          <table:table-cell office:value-type="float" office:value="89.6145" calcext:value-type="float">
            <text:p>89,6145</text:p>
          </table:table-cell>
          <table:table-cell office:value-type="float" office:value="61.4064" calcext:value-type="float">
            <text:p>61,4064</text:p>
          </table:table-cell>
          <table:table-cell office:value-type="float" office:value="87.3466" calcext:value-type="float">
            <text:p>87,3466</text:p>
          </table:table-cell>
          <table:table-cell office:value-type="float" office:value="355.392" calcext:value-type="float">
            <text:p>355,392</text:p>
          </table:table-cell>
          <table:table-cell office:value-type="float" office:value="362.615" calcext:value-type="float">
            <text:p>362,615</text:p>
          </table:table-cell>
          <table:table-cell office:value-type="float" office:value="334.406" calcext:value-type="float">
            <text:p>334,406</text:p>
          </table:table-cell>
          <table:table-cell office:value-type="float" office:value="360.347" calcext:value-type="float">
            <text:p>360,347</text:p>
          </table:table-cell>
        </table:table-row>
        <table:table-row table:style-name="ro1">
          <table:table-cell office:value-type="string" calcext:value-type="string">
            <text:p>cooling packet: 2, step:3</text:p>
          </table:table-cell>
          <table:table-cell office:value-type="float" office:value="79.4942" calcext:value-type="float">
            <text:p>79,4942</text:p>
          </table:table-cell>
          <table:table-cell office:value-type="float" office:value="86.0683" calcext:value-type="float">
            <text:p>86,0683</text:p>
          </table:table-cell>
          <table:table-cell office:value-type="float" office:value="62.0273" calcext:value-type="float">
            <text:p>62,0273</text:p>
          </table:table-cell>
          <table:table-cell office:value-type="float" office:value="84.111" calcext:value-type="float">
            <text:p>84,111</text:p>
          </table:table-cell>
          <table:table-cell office:value-type="float" office:value="352.494" calcext:value-type="float">
            <text:p>352,494</text:p>
          </table:table-cell>
          <table:table-cell office:value-type="float" office:value="359.068" calcext:value-type="float">
            <text:p>359,068</text:p>
          </table:table-cell>
          <table:table-cell office:value-type="float" office:value="335.027" calcext:value-type="float">
            <text:p>335,027</text:p>
          </table:table-cell>
          <table:table-cell office:value-type="float" office:value="357.111" calcext:value-type="float">
            <text:p>357,111</text:p>
          </table:table-cell>
        </table:table-row>
        <table:table-row table:style-name="ro1">
          <table:table-cell office:value-type="string" calcext:value-type="string">
            <text:p>cooling packet: 2, step:4</text:p>
          </table:table-cell>
          <table:table-cell office:value-type="float" office:value="76.6517" calcext:value-type="float">
            <text:p>76,6517</text:p>
          </table:table-cell>
          <table:table-cell office:value-type="float" office:value="82.8797" calcext:value-type="float">
            <text:p>82,8797</text:p>
          </table:table-cell>
          <table:table-cell office:value-type="float" office:value="62.5494" calcext:value-type="float">
            <text:p>62,5494</text:p>
          </table:table-cell>
          <table:table-cell office:value-type="float" office:value="81.0597" calcext:value-type="float">
            <text:p>81,0597</text:p>
          </table:table-cell>
          <table:table-cell office:value-type="float" office:value="349.652" calcext:value-type="float">
            <text:p>349,652</text:p>
          </table:table-cell>
          <table:table-cell office:value-type="float" office:value="355.88" calcext:value-type="float">
            <text:p>355,88</text:p>
          </table:table-cell>
          <table:table-cell office:value-type="float" office:value="335.549" calcext:value-type="float">
            <text:p>335,549</text:p>
          </table:table-cell>
          <table:table-cell office:value-type="float" office:value="354.06" calcext:value-type="float">
            <text:p>354,06</text:p>
          </table:table-cell>
        </table:table-row>
        <table:table-row table:style-name="ro1">
          <table:table-cell office:value-type="string" calcext:value-type="string">
            <text:p>cooling packet: 2, step:5</text:p>
          </table:table-cell>
          <table:table-cell office:value-type="float" office:value="73.9501" calcext:value-type="float">
            <text:p>73,9501</text:p>
          </table:table-cell>
          <table:table-cell office:value-type="float" office:value="79.9005" calcext:value-type="float">
            <text:p>79,9005</text:p>
          </table:table-cell>
          <table:table-cell office:value-type="float" office:value="62.9809" calcext:value-type="float">
            <text:p>62,9809</text:p>
          </table:table-cell>
          <table:table-cell office:value-type="float" office:value="78.1819" calcext:value-type="float">
            <text:p>78,1819</text:p>
          </table:table-cell>
          <table:table-cell office:value-type="float" office:value="346.95" calcext:value-type="float">
            <text:p>346,95</text:p>
          </table:table-cell>
          <table:table-cell office:value-type="float" office:value="352.901" calcext:value-type="float">
            <text:p>352,901</text:p>
          </table:table-cell>
          <table:table-cell office:value-type="float" office:value="335.981" calcext:value-type="float">
            <text:p>335,981</text:p>
          </table:table-cell>
          <table:table-cell office:value-type="float" office:value="351.182" calcext:value-type="float">
            <text:p>351,182</text:p>
          </table:table-cell>
        </table:table-row>
        <table:table-row table:style-name="ro1">
          <table:table-cell office:value-type="string" calcext:value-type="string">
            <text:p>cooling packet: 2, step:6</text:p>
          </table:table-cell>
          <table:table-cell office:value-type="float" office:value="71.3959" calcext:value-type="float">
            <text:p>71,3959</text:p>
          </table:table-cell>
          <table:table-cell office:value-type="float" office:value="77.094" calcext:value-type="float">
            <text:p>77,094</text:p>
          </table:table-cell>
          <table:table-cell office:value-type="float" office:value="63.3292" calcext:value-type="float">
            <text:p>63,3292</text:p>
          </table:table-cell>
          <table:table-cell office:value-type="float" office:value="75.4655" calcext:value-type="float">
            <text:p>75,4655</text:p>
          </table:table-cell>
          <table:table-cell office:value-type="float" office:value="344.396" calcext:value-type="float">
            <text:p>344,396</text:p>
          </table:table-cell>
          <table:table-cell office:value-type="float" office:value="350.094" calcext:value-type="float">
            <text:p>350,094</text:p>
          </table:table-cell>
          <table:table-cell office:value-type="float" office:value="336.329" calcext:value-type="float">
            <text:p>336,329</text:p>
          </table:table-cell>
          <table:table-cell office:value-type="float" office:value="348.466" calcext:value-type="float">
            <text:p>348,466</text:p>
          </table:table-cell>
        </table:table-row>
        <table:table-row table:style-name="ro1">
          <table:table-cell office:value-type="string" calcext:value-type="string">
            <text:p>cooling packet: 2, step:7</text:p>
          </table:table-cell>
          <table:table-cell office:value-type="float" office:value="68.982" calcext:value-type="float">
            <text:p>68,982</text:p>
          </table:table-cell>
          <table:table-cell office:value-type="float" office:value="74.4441" calcext:value-type="float">
            <text:p>74,4441</text:p>
          </table:table-cell>
          <table:table-cell office:value-type="float" office:value="63.6011" calcext:value-type="float">
            <text:p>63,6011</text:p>
          </table:table-cell>
          <table:table-cell office:value-type="float" office:value="72.8992" calcext:value-type="float">
            <text:p>72,8992</text:p>
          </table:table-cell>
          <table:table-cell office:value-type="float" office:value="341.982" calcext:value-type="float">
            <text:p>341,982</text:p>
          </table:table-cell>
          <table:table-cell office:value-type="float" office:value="347.444" calcext:value-type="float">
            <text:p>347,444</text:p>
          </table:table-cell>
          <table:table-cell office:value-type="float" office:value="336.601" calcext:value-type="float">
            <text:p>336,601</text:p>
          </table:table-cell>
          <table:table-cell office:value-type="float" office:value="345.899" calcext:value-type="float">
            <text:p>345,899</text:p>
          </table:table-cell>
        </table:table-row>
        <table:table-row table:style-name="ro1">
          <table:table-cell office:value-type="string" calcext:value-type="string">
            <text:p>cooling packet: 2, step:8</text:p>
          </table:table-cell>
          <table:table-cell office:value-type="float" office:value="66.6995" calcext:value-type="float">
            <text:p>66,6995</text:p>
          </table:table-cell>
          <table:table-cell office:value-type="float" office:value="71.9395" calcext:value-type="float">
            <text:p>71,9395</text:p>
          </table:table-cell>
          <table:table-cell office:value-type="float" office:value="63.8027" calcext:value-type="float">
            <text:p>63,8027</text:p>
          </table:table-cell>
          <table:table-cell office:value-type="float" office:value="70.4729" calcext:value-type="float">
            <text:p>70,4729</text:p>
          </table:table-cell>
          <table:table-cell office:value-type="float" office:value="339.699" calcext:value-type="float">
            <text:p>339,699</text:p>
          </table:table-cell>
          <table:table-cell office:value-type="float" office:value="344.939" calcext:value-type="float">
            <text:p>344,939</text:p>
          </table:table-cell>
          <table:table-cell office:value-type="float" office:value="336.803" calcext:value-type="float">
            <text:p>336,803</text:p>
          </table:table-cell>
          <table:table-cell office:value-type="float" office:value="343.473" calcext:value-type="float">
            <text:p>343,473</text:p>
          </table:table-cell>
        </table:table-row>
        <table:table-row table:style-name="ro1">
          <table:table-cell office:value-type="string" calcext:value-type="string">
            <text:p>cooling packet: 2, step:9</text:p>
          </table:table-cell>
          <table:table-cell office:value-type="float" office:value="64.5396" calcext:value-type="float">
            <text:p>64,5396</text:p>
          </table:table-cell>
          <table:table-cell office:value-type="float" office:value="69.5701" calcext:value-type="float">
            <text:p>69,5701</text:p>
          </table:table-cell>
          <table:table-cell office:value-type="float" office:value="63.9398" calcext:value-type="float">
            <text:p>63,9398</text:p>
          </table:table-cell>
          <table:table-cell office:value-type="float" office:value="68.177" calcext:value-type="float">
            <text:p>68,177</text:p>
          </table:table-cell>
          <table:table-cell office:value-type="float" office:value="337.54" calcext:value-type="float">
            <text:p>337,54</text:p>
          </table:table-cell>
          <table:table-cell office:value-type="float" office:value="342.57" calcext:value-type="float">
            <text:p>342,57</text:p>
          </table:table-cell>
          <table:table-cell office:value-type="float" office:value="336.94" calcext:value-type="float">
            <text:p>336,94</text:p>
          </table:table-cell>
          <table:table-cell office:value-type="float" office:value="341.177" calcext:value-type="float">
            <text:p>341,177</text:p>
          </table:table-cell>
        </table:table-row>
        <table:table-row table:style-name="ro1">
          <table:table-cell office:value-type="string" calcext:value-type="string">
            <text:p>cooling packet: 2, step:10</text:p>
          </table:table-cell>
          <table:table-cell office:value-type="float" office:value="62.4943" calcext:value-type="float">
            <text:p>62,4943</text:p>
          </table:table-cell>
          <table:table-cell office:value-type="float" office:value="67.327" calcext:value-type="float">
            <text:p>67,327</text:p>
          </table:table-cell>
          <table:table-cell office:value-type="float" office:value="64.0176" calcext:value-type="float">
            <text:p>64,0176</text:p>
          </table:table-cell>
          <table:table-cell office:value-type="float" office:value="66.003" calcext:value-type="float">
            <text:p>66,003</text:p>
          </table:table-cell>
          <table:table-cell office:value-type="float" office:value="335.494" calcext:value-type="float">
            <text:p>335,494</text:p>
          </table:table-cell>
          <table:table-cell office:value-type="float" office:value="340.327" calcext:value-type="float">
            <text:p>340,327</text:p>
          </table:table-cell>
          <table:table-cell office:value-type="float" office:value="337.018" calcext:value-type="float">
            <text:p>337,018</text:p>
          </table:table-cell>
          <table:table-cell office:value-type="float" office:value="339.003" calcext:value-type="float">
            <text:p>339,003</text:p>
          </table:table-cell>
        </table:table-row>
        <table:table-row table:style-name="ro1">
          <table:table-cell office:value-type="string" calcext:value-type="string">
            <text:p>cooling packet: 2, step:11</text:p>
          </table:table-cell>
          <table:table-cell office:value-type="float" office:value="60.5562" calcext:value-type="float">
            <text:p>60,5562</text:p>
          </table:table-cell>
          <table:table-cell office:value-type="float" office:value="65.202" calcext:value-type="float">
            <text:p>65,202</text:p>
          </table:table-cell>
          <table:table-cell office:value-type="float" office:value="64.0409" calcext:value-type="float">
            <text:p>64,0409</text:p>
          </table:table-cell>
          <table:table-cell office:value-type="float" office:value="63.9429" calcext:value-type="float">
            <text:p>63,9429</text:p>
          </table:table-cell>
          <table:table-cell office:value-type="float" office:value="333.556" calcext:value-type="float">
            <text:p>333,556</text:p>
          </table:table-cell>
          <table:table-cell office:value-type="float" office:value="338.202" calcext:value-type="float">
            <text:p>338,202</text:p>
          </table:table-cell>
          <table:table-cell office:value-type="float" office:value="337.041" calcext:value-type="float">
            <text:p>337,041</text:p>
          </table:table-cell>
          <table:table-cell office:value-type="float" office:value="336.943" calcext:value-type="float">
            <text:p>336,943</text:p>
          </table:table-cell>
        </table:table-row>
        <table:table-row table:style-name="ro1">
          <table:table-cell office:value-type="string" calcext:value-type="string">
            <text:p>heatind packet: 3, step:1</text:p>
          </table:table-cell>
          <table:table-cell office:value-type="float" office:value="59.8936" calcext:value-type="float">
            <text:p>59,8936</text:p>
          </table:table-cell>
          <table:table-cell office:value-type="float" office:value="74.9502" calcext:value-type="float">
            <text:p>74,9502</text:p>
          </table:table-cell>
          <table:table-cell office:value-type="float" office:value="64.0434" calcext:value-type="float">
            <text:p>64,0434</text:p>
          </table:table-cell>
          <table:table-cell office:value-type="float" office:value="64.9333" calcext:value-type="float">
            <text:p>64,9333</text:p>
          </table:table-cell>
          <table:table-cell office:value-type="float" office:value="332.894" calcext:value-type="float">
            <text:p>332,894</text:p>
          </table:table-cell>
          <table:table-cell office:value-type="float" office:value="347.95" calcext:value-type="float">
            <text:p>347,95</text:p>
          </table:table-cell>
          <table:table-cell office:value-type="float" office:value="337.043" calcext:value-type="float">
            <text:p>337,043</text:p>
          </table:table-cell>
          <table:table-cell office:value-type="float" office:value="337.933" calcext:value-type="float">
            <text:p>337,933</text:p>
          </table:table-cell>
        </table:table-row>
        <table:table-row table:style-name="ro1">
          <table:table-cell office:value-type="string" calcext:value-type="string">
            <text:p>heatind packet: 3, step:2</text:p>
          </table:table-cell>
          <table:table-cell office:value-type="float" office:value="61.2777" calcext:value-type="float">
            <text:p>61,2777</text:p>
          </table:table-cell>
          <table:table-cell office:value-type="float" office:value="78.6354" calcext:value-type="float">
            <text:p>78,6354</text:p>
          </table:table-cell>
          <table:table-cell office:value-type="float" office:value="64.0933" calcext:value-type="float">
            <text:p>64,0933</text:p>
          </table:table-cell>
          <table:table-cell office:value-type="float" office:value="67.1916" calcext:value-type="float">
            <text:p>67,1916</text:p>
          </table:table-cell>
          <table:table-cell office:value-type="float" office:value="334.278" calcext:value-type="float">
            <text:p>334,278</text:p>
          </table:table-cell>
          <table:table-cell office:value-type="float" office:value="351.635" calcext:value-type="float">
            <text:p>351,635</text:p>
          </table:table-cell>
          <table:table-cell office:value-type="float" office:value="337.093" calcext:value-type="float">
            <text:p>337,093</text:p>
          </table:table-cell>
          <table:table-cell office:value-type="float" office:value="340.192" calcext:value-type="float">
            <text:p>340,192</text:p>
          </table:table-cell>
        </table:table-row>
        <table:table-row table:style-name="ro1">
          <table:table-cell office:value-type="string" calcext:value-type="string">
            <text:p>heatind packet: 3, step:3</text:p>
          </table:table-cell>
          <table:table-cell office:value-type="float" office:value="63.2179" calcext:value-type="float">
            <text:p>63,2179</text:p>
          </table:table-cell>
          <table:table-cell office:value-type="float" office:value="81.2394" calcext:value-type="float">
            <text:p>81,2394</text:p>
          </table:table-cell>
          <table:table-cell office:value-type="float" office:value="64.1985" calcext:value-type="float">
            <text:p>64,1985</text:p>
          </table:table-cell>
          <table:table-cell office:value-type="float" office:value="69.4412" calcext:value-type="float">
            <text:p>69,4412</text:p>
          </table:table-cell>
          <table:table-cell office:value-type="float" office:value="336.218" calcext:value-type="float">
            <text:p>336,218</text:p>
          </table:table-cell>
          <table:table-cell office:value-type="float" office:value="354.239" calcext:value-type="float">
            <text:p>354,239</text:p>
          </table:table-cell>
          <table:table-cell office:value-type="float" office:value="337.198" calcext:value-type="float">
            <text:p>337,198</text:p>
          </table:table-cell>
          <table:table-cell office:value-type="float" office:value="342.441" calcext:value-type="float">
            <text:p>342,441</text:p>
          </table:table-cell>
        </table:table-row>
        <table:table-row table:style-name="ro1">
          <table:table-cell office:value-type="string" calcext:value-type="string">
            <text:p>heatind packet: 3, step:4</text:p>
          </table:table-cell>
          <table:table-cell office:value-type="float" office:value="65.2168" calcext:value-type="float">
            <text:p>65,2168</text:p>
          </table:table-cell>
          <table:table-cell office:value-type="float" office:value="83.5664" calcext:value-type="float">
            <text:p>83,5664</text:p>
          </table:table-cell>
          <table:table-cell office:value-type="float" office:value="64.3566" calcext:value-type="float">
            <text:p>64,3566</text:p>
          </table:table-cell>
          <table:table-cell office:value-type="float" office:value="71.6134" calcext:value-type="float">
            <text:p>71,6134</text:p>
          </table:table-cell>
          <table:table-cell office:value-type="float" office:value="338.217" calcext:value-type="float">
            <text:p>338,217</text:p>
          </table:table-cell>
          <table:table-cell office:value-type="float" office:value="356.566" calcext:value-type="float">
            <text:p>356,566</text:p>
          </table:table-cell>
          <table:table-cell office:value-type="float" office:value="337.357" calcext:value-type="float">
            <text:p>337,357</text:p>
          </table:table-cell>
          <table:table-cell office:value-type="float" office:value="344.613" calcext:value-type="float">
            <text:p>344,613</text:p>
          </table:table-cell>
        </table:table-row>
        <table:table-row table:style-name="ro1">
          <table:table-cell office:value-type="string" calcext:value-type="string">
            <text:p>heatind packet: 3, step:5</text:p>
          </table:table-cell>
          <table:table-cell office:value-type="float" office:value="67.167" calcext:value-type="float">
            <text:p>67,167</text:p>
          </table:table-cell>
          <table:table-cell office:value-type="float" office:value="85.7706" calcext:value-type="float">
            <text:p>85,7706</text:p>
          </table:table-cell>
          <table:table-cell office:value-type="float" office:value="64.5647" calcext:value-type="float">
            <text:p>64,5647</text:p>
          </table:table-cell>
          <table:table-cell office:value-type="float" office:value="73.7053" calcext:value-type="float">
            <text:p>73,7053</text:p>
          </table:table-cell>
          <table:table-cell office:value-type="float" office:value="340.167" calcext:value-type="float">
            <text:p>340,167</text:p>
          </table:table-cell>
          <table:table-cell office:value-type="float" office:value="358.771" calcext:value-type="float">
            <text:p>358,771</text:p>
          </table:table-cell>
          <table:table-cell office:value-type="float" office:value="337.565" calcext:value-type="float">
            <text:p>337,565</text:p>
          </table:table-cell>
          <table:table-cell office:value-type="float" office:value="346.705" calcext:value-type="float">
            <text:p>346,705</text:p>
          </table:table-cell>
        </table:table-row>
        <table:table-row table:style-name="ro1">
          <table:table-cell office:value-type="string" calcext:value-type="string">
            <text:p>heatind packet: 3, step:6</text:p>
          </table:table-cell>
          <table:table-cell office:value-type="float" office:value="69.0488" calcext:value-type="float">
            <text:p>69,0488</text:p>
          </table:table-cell>
          <table:table-cell office:value-type="float" office:value="87.8847" calcext:value-type="float">
            <text:p>87,8847</text:p>
          </table:table-cell>
          <table:table-cell office:value-type="float" office:value="64.8198" calcext:value-type="float">
            <text:p>64,8198</text:p>
          </table:table-cell>
          <table:table-cell office:value-type="float" office:value="75.719" calcext:value-type="float">
            <text:p>75,719</text:p>
          </table:table-cell>
          <table:table-cell office:value-type="float" office:value="342.049" calcext:value-type="float">
            <text:p>342,049</text:p>
          </table:table-cell>
          <table:table-cell office:value-type="float" office:value="360.885" calcext:value-type="float">
            <text:p>360,885</text:p>
          </table:table-cell>
          <table:table-cell office:value-type="float" office:value="337.82" calcext:value-type="float">
            <text:p>337,82</text:p>
          </table:table-cell>
          <table:table-cell office:value-type="float" office:value="348.719" calcext:value-type="float">
            <text:p>348,719</text:p>
          </table:table-cell>
        </table:table-row>
        <table:table-row table:style-name="ro1">
          <table:table-cell office:value-type="string" calcext:value-type="string">
            <text:p>heatind packet: 3, step:7</text:p>
          </table:table-cell>
          <table:table-cell office:value-type="float" office:value="70.8604" calcext:value-type="float">
            <text:p>70,8604</text:p>
          </table:table-cell>
          <table:table-cell office:value-type="float" office:value="89.9174" calcext:value-type="float">
            <text:p>89,9174</text:p>
          </table:table-cell>
          <table:table-cell office:value-type="float" office:value="65.119" calcext:value-type="float">
            <text:p>65,119</text:p>
          </table:table-cell>
          <table:table-cell office:value-type="float" office:value="77.657" calcext:value-type="float">
            <text:p>77,657</text:p>
          </table:table-cell>
          <table:table-cell office:value-type="float" office:value="343.86" calcext:value-type="float">
            <text:p>343,86</text:p>
          </table:table-cell>
          <table:table-cell office:value-type="float" office:value="362.917" calcext:value-type="float">
            <text:p>362,917</text:p>
          </table:table-cell>
          <table:table-cell office:value-type="float" office:value="338.119" calcext:value-type="float">
            <text:p>338,119</text:p>
          </table:table-cell>
          <table:table-cell office:value-type="float" office:value="350.657" calcext:value-type="float">
            <text:p>350,657</text:p>
          </table:table-cell>
        </table:table-row>
        <table:table-row table:style-name="ro1">
          <table:table-cell office:value-type="string" calcext:value-type="string">
            <text:p>heatind packet: 3, step:8</text:p>
          </table:table-cell>
          <table:table-cell office:value-type="float" office:value="72.6035" calcext:value-type="float">
            <text:p>72,6035</text:p>
          </table:table-cell>
          <table:table-cell office:value-type="float" office:value="91.8728" calcext:value-type="float">
            <text:p>91,8728</text:p>
          </table:table-cell>
          <table:table-cell office:value-type="float" office:value="65.4596" calcext:value-type="float">
            <text:p>65,4596</text:p>
          </table:table-cell>
          <table:table-cell office:value-type="float" office:value="79.522" calcext:value-type="float">
            <text:p>79,522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364.873" calcext:value-type="float">
            <text:p>364,873</text:p>
          </table:table-cell>
          <table:table-cell office:value-type="float" office:value="338.46" calcext:value-type="float">
            <text:p>338,46</text:p>
          </table:table-cell>
          <table:table-cell office:value-type="float" office:value="352.522" calcext:value-type="float">
            <text:p>352,522</text:p>
          </table:table-cell>
        </table:table-row>
        <table:table-row table:style-name="ro1">
          <table:table-cell office:value-type="string" calcext:value-type="string">
            <text:p>heatind packet: 3, step:9</text:p>
          </table:table-cell>
          <table:table-cell office:value-type="float" office:value="74.2802" calcext:value-type="float">
            <text:p>74,2802</text:p>
          </table:table-cell>
          <table:table-cell office:value-type="float" office:value="93.7539" calcext:value-type="float">
            <text:p>93,7539</text:p>
          </table:table-cell>
          <table:table-cell office:value-type="float" office:value="65.8389" calcext:value-type="float">
            <text:p>65,8389</text:p>
          </table:table-cell>
          <table:table-cell office:value-type="float" office:value="81.3167" calcext:value-type="float">
            <text:p>81,3167</text:p>
          </table:table-cell>
          <table:table-cell office:value-type="float" office:value="347.28" calcext:value-type="float">
            <text:p>347,28</text:p>
          </table:table-cell>
          <table:table-cell office:value-type="float" office:value="366.754" calcext:value-type="float">
            <text:p>366,754</text:p>
          </table:table-cell>
          <table:table-cell office:value-type="float" office:value="338.839" calcext:value-type="float">
            <text:p>338,839</text:p>
          </table:table-cell>
          <table:table-cell office:value-type="float" office:value="354.317" calcext:value-type="float">
            <text:p>354,317</text:p>
          </table:table-cell>
        </table:table-row>
        <table:table-row table:style-name="ro1">
          <table:table-cell office:value-type="string" calcext:value-type="string">
            <text:p>heatind packet: 3, step:10</text:p>
          </table:table-cell>
          <table:table-cell office:value-type="float" office:value="75.8932" calcext:value-type="float">
            <text:p>75,8932</text:p>
          </table:table-cell>
          <table:table-cell office:value-type="float" office:value="95.5636" calcext:value-type="float">
            <text:p>95,5636</text:p>
          </table:table-cell>
          <table:table-cell office:value-type="float" office:value="66.2543" calcext:value-type="float">
            <text:p>66,2543</text:p>
          </table:table-cell>
          <table:table-cell office:value-type="float" office:value="83.0436" calcext:value-type="float">
            <text:p>83,0436</text:p>
          </table:table-cell>
          <table:table-cell office:value-type="float" office:value="348.893" calcext:value-type="float">
            <text:p>348,893</text:p>
          </table:table-cell>
          <table:table-cell office:value-type="float" office:value="368.564" calcext:value-type="float">
            <text:p>368,564</text:p>
          </table:table-cell>
          <table:table-cell office:value-type="float" office:value="339.254" calcext:value-type="float">
            <text:p>339,254</text:p>
          </table:table-cell>
          <table:table-cell office:value-type="float" office:value="356.044" calcext:value-type="float">
            <text:p>356,044</text:p>
          </table:table-cell>
        </table:table-row>
        <table:table-row table:style-name="ro1">
          <table:table-cell office:value-type="string" calcext:value-type="string">
            <text:p>heatind packet: 3, step:11</text:p>
          </table:table-cell>
          <table:table-cell office:value-type="float" office:value="77.4447" calcext:value-type="float">
            <text:p>77,4447</text:p>
          </table:table-cell>
          <table:table-cell office:value-type="float" office:value="97.3043" calcext:value-type="float">
            <text:p>97,3043</text:p>
          </table:table-cell>
          <table:table-cell office:value-type="float" office:value="66.7034" calcext:value-type="float">
            <text:p>66,7034</text:p>
          </table:table-cell>
          <table:table-cell office:value-type="float" office:value="84.7052" calcext:value-type="float">
            <text:p>84,7052</text:p>
          </table:table-cell>
          <table:table-cell office:value-type="float" office:value="350.445" calcext:value-type="float">
            <text:p>350,445</text:p>
          </table:table-cell>
          <table:table-cell office:value-type="float" office:value="370.304" calcext:value-type="float">
            <text:p>370,304</text:p>
          </table:table-cell>
          <table:table-cell office:value-type="float" office:value="339.703" calcext:value-type="float">
            <text:p>339,703</text:p>
          </table:table-cell>
          <table:table-cell office:value-type="float" office:value="357.705" calcext:value-type="float">
            <text:p>357,705</text:p>
          </table:table-cell>
        </table:table-row>
        <table:table-row table:style-name="ro1">
          <table:table-cell office:value-type="string" calcext:value-type="string">
            <text:p>heatind packet: 3, step:12</text:p>
          </table:table-cell>
          <table:table-cell office:value-type="float" office:value="78.9371" calcext:value-type="float">
            <text:p>78,9371</text:p>
          </table:table-cell>
          <table:table-cell office:value-type="float" office:value="98.9789" calcext:value-type="float">
            <text:p>98,9789</text:p>
          </table:table-cell>
          <table:table-cell office:value-type="float" office:value="67.1838" calcext:value-type="float">
            <text:p>67,1838</text:p>
          </table:table-cell>
          <table:table-cell office:value-type="float" office:value="86.304" calcext:value-type="float">
            <text:p>86,304</text:p>
          </table:table-cell>
          <table:table-cell office:value-type="float" office:value="351.937" calcext:value-type="float">
            <text:p>351,937</text:p>
          </table:table-cell>
          <table:table-cell office:value-type="float" office:value="371.979" calcext:value-type="float">
            <text:p>371,979</text:p>
          </table:table-cell>
          <table:table-cell office:value-type="float" office:value="340.184" calcext:value-type="float">
            <text:p>340,184</text:p>
          </table:table-cell>
          <table:table-cell office:value-type="float" office:value="359.304" calcext:value-type="float">
            <text:p>359,304</text:p>
          </table:table-cell>
        </table:table-row>
        <table:table-row table:style-name="ro1">
          <table:table-cell office:value-type="string" calcext:value-type="string">
            <text:p>heatind packet: 3, step:13</text:p>
          </table:table-cell>
          <table:table-cell office:value-type="float" office:value="80.3727" calcext:value-type="float">
            <text:p>80,3727</text:p>
          </table:table-cell>
          <table:table-cell office:value-type="float" office:value="100.59" calcext:value-type="float">
            <text:p>100,59</text:p>
          </table:table-cell>
          <table:table-cell office:value-type="float" office:value="67.6932" calcext:value-type="float">
            <text:p>67,6932</text:p>
          </table:table-cell>
          <table:table-cell office:value-type="float" office:value="87.8425" calcext:value-type="float">
            <text:p>87,8425</text:p>
          </table:table-cell>
          <table:table-cell office:value-type="float" office:value="353.373" calcext:value-type="float">
            <text:p>353,373</text:p>
          </table:table-cell>
          <table:table-cell office:value-type="float" office:value="373.59" calcext:value-type="float">
            <text:p>373,59</text:p>
          </table:table-cell>
          <table:table-cell office:value-type="float" office:value="340.693" calcext:value-type="float">
            <text:p>340,693</text:p>
          </table:table-cell>
          <table:table-cell office:value-type="float" office:value="360.842" calcext:value-type="float">
            <text:p>360,842</text:p>
          </table:table-cell>
        </table:table-row>
        <table:table-row table:style-name="ro1">
          <table:table-cell office:value-type="string" calcext:value-type="string">
            <text:p>heatind packet: 3, step:14</text:p>
          </table:table-cell>
          <table:table-cell office:value-type="float" office:value="81.7536" calcext:value-type="float">
            <text:p>81,7536</text:p>
          </table:table-cell>
          <table:table-cell office:value-type="float" office:value="102.14" calcext:value-type="float">
            <text:p>102,14</text:p>
          </table:table-cell>
          <table:table-cell office:value-type="float" office:value="68.2295" calcext:value-type="float">
            <text:p>68,2295</text:p>
          </table:table-cell>
          <table:table-cell office:value-type="float" office:value="89.3228" calcext:value-type="float">
            <text:p>89,3228</text:p>
          </table:table-cell>
          <table:table-cell office:value-type="float" office:value="354.754" calcext:value-type="float">
            <text:p>354,754</text:p>
          </table:table-cell>
          <table:table-cell office:value-type="float" office:value="375.14" calcext:value-type="float">
            <text:p>375,14</text:p>
          </table:table-cell>
          <table:table-cell office:value-type="float" office:value="341.229" calcext:value-type="float">
            <text:p>341,229</text:p>
          </table:table-cell>
          <table:table-cell office:value-type="float" office:value="362.323" calcext:value-type="float">
            <text:p>362,323</text:p>
          </table:table-cell>
        </table:table-row>
        <table:table-row table:style-name="ro1">
          <table:table-cell office:value-type="string" calcext:value-type="string">
            <text:p>heatind packet: 3, step:15</text:p>
          </table:table-cell>
          <table:table-cell office:value-type="float" office:value="83.082" calcext:value-type="float">
            <text:p>83,082</text:p>
          </table:table-cell>
          <table:table-cell office:value-type="float" office:value="103.63" calcext:value-type="float">
            <text:p>103,63</text:p>
          </table:table-cell>
          <table:table-cell office:value-type="float" office:value="68.7905" calcext:value-type="float">
            <text:p>68,7905</text:p>
          </table:table-cell>
          <table:table-cell office:value-type="float" office:value="90.7474" calcext:value-type="float">
            <text:p>90,7474</text:p>
          </table:table-cell>
          <table:table-cell office:value-type="float" office:value="356.082" calcext:value-type="float">
            <text:p>356,082</text:p>
          </table:table-cell>
          <table:table-cell office:value-type="float" office:value="376.63" calcext:value-type="float">
            <text:p>376,63</text:p>
          </table:table-cell>
          <table:table-cell office:value-type="float" office:value="341.791" calcext:value-type="float">
            <text:p>341,791</text:p>
          </table:table-cell>
          <table:table-cell office:value-type="float" office:value="363.747" calcext:value-type="float">
            <text:p>363,747</text:p>
          </table:table-cell>
        </table:table-row>
        <table:table-row table:style-name="ro1">
          <table:table-cell office:value-type="string" calcext:value-type="string">
            <text:p>heatind packet: 3, step:16</text:p>
          </table:table-cell>
          <table:table-cell office:value-type="float" office:value="84.36" calcext:value-type="float">
            <text:p>84,36</text:p>
          </table:table-cell>
          <table:table-cell office:value-type="float" office:value="105.065" calcext:value-type="float">
            <text:p>105,065</text:p>
          </table:table-cell>
          <table:table-cell office:value-type="float" office:value="69.3744" calcext:value-type="float">
            <text:p>69,3744</text:p>
          </table:table-cell>
          <table:table-cell office:value-type="float" office:value="92.1183" calcext:value-type="float">
            <text:p>92,1183</text:p>
          </table:table-cell>
          <table:table-cell office:value-type="float" office:value="357.36" calcext:value-type="float">
            <text:p>357,36</text:p>
          </table:table-cell>
          <table:table-cell office:value-type="float" office:value="378.065" calcext:value-type="float">
            <text:p>378,065</text:p>
          </table:table-cell>
          <table:table-cell office:value-type="float" office:value="342.374" calcext:value-type="float">
            <text:p>342,374</text:p>
          </table:table-cell>
          <table:table-cell office:value-type="float" office:value="365.118" calcext:value-type="float">
            <text:p>365,118</text:p>
          </table:table-cell>
        </table:table-row>
        <table:table-row table:style-name="ro1">
          <table:table-cell office:value-type="string" calcext:value-type="string">
            <text:p>heatind packet: 3, step:17</text:p>
          </table:table-cell>
          <table:table-cell office:value-type="float" office:value="85.5896" calcext:value-type="float">
            <text:p>85,5896</text:p>
          </table:table-cell>
          <table:table-cell office:value-type="float" office:value="106.445" calcext:value-type="float">
            <text:p>106,445</text:p>
          </table:table-cell>
          <table:table-cell office:value-type="float" office:value="69.979" calcext:value-type="float">
            <text:p>69,979</text:p>
          </table:table-cell>
          <table:table-cell office:value-type="float" office:value="93.4378" calcext:value-type="float">
            <text:p>93,4378</text:p>
          </table:table-cell>
          <table:table-cell office:value-type="float" office:value="358.59" calcext:value-type="float">
            <text:p>358,59</text:p>
          </table:table-cell>
          <table:table-cell office:value-type="float" office:value="379.445" calcext:value-type="float">
            <text:p>379,445</text:p>
          </table:table-cell>
          <table:table-cell office:value-type="float" office:value="342.979" calcext:value-type="float">
            <text:p>342,979</text:p>
          </table:table-cell>
          <table:table-cell office:value-type="float" office:value="366.438" calcext:value-type="float">
            <text:p>366,438</text:p>
          </table:table-cell>
        </table:table-row>
        <table:table-row table:style-name="ro1">
          <table:table-cell office:value-type="string" calcext:value-type="string">
            <text:p>heatind packet: 3, step:18</text:p>
          </table:table-cell>
          <table:table-cell office:value-type="float" office:value="86.7728" calcext:value-type="float">
            <text:p>86,7728</text:p>
          </table:table-cell>
          <table:table-cell office:value-type="float" office:value="107.773" calcext:value-type="float">
            <text:p>107,773</text:p>
          </table:table-cell>
          <table:table-cell office:value-type="float" office:value="70.6028" calcext:value-type="float">
            <text:p>70,6028</text:p>
          </table:table-cell>
          <table:table-cell office:value-type="float" office:value="94.7078" calcext:value-type="float">
            <text:p>94,7078</text:p>
          </table:table-cell>
          <table:table-cell office:value-type="float" office:value="359.773" calcext:value-type="float">
            <text:p>359,773</text:p>
          </table:table-cell>
          <table:table-cell office:value-type="float" office:value="380.773" calcext:value-type="float">
            <text:p>380,773</text:p>
          </table:table-cell>
          <table:table-cell office:value-type="float" office:value="343.603" calcext:value-type="float">
            <text:p>343,603</text:p>
          </table:table-cell>
          <table:table-cell office:value-type="float" office:value="367.708" calcext:value-type="float">
            <text:p>367,708</text:p>
          </table:table-cell>
        </table:table-row>
        <table:table-row table:style-name="ro1">
          <table:table-cell office:value-type="string" calcext:value-type="string">
            <text:p>heatind packet: 3, step:19</text:p>
          </table:table-cell>
          <table:table-cell office:value-type="float" office:value="87.9115" calcext:value-type="float">
            <text:p>87,9115</text:p>
          </table:table-cell>
          <table:table-cell office:value-type="float" office:value="109.051" calcext:value-type="float">
            <text:p>109,051</text:p>
          </table:table-cell>
          <table:table-cell office:value-type="float" office:value="71.2439" calcext:value-type="float">
            <text:p>71,2439</text:p>
          </table:table-cell>
          <table:table-cell office:value-type="float" office:value="95.9304" calcext:value-type="float">
            <text:p>95,9304</text:p>
          </table:table-cell>
          <table:table-cell office:value-type="float" office:value="360.911" calcext:value-type="float">
            <text:p>360,911</text:p>
          </table:table-cell>
          <table:table-cell office:value-type="float" office:value="382.051" calcext:value-type="float">
            <text:p>382,051</text:p>
          </table:table-cell>
          <table:table-cell office:value-type="float" office:value="344.244" calcext:value-type="float">
            <text:p>344,244</text:p>
          </table:table-cell>
          <table:table-cell office:value-type="float" office:value="368.93" calcext:value-type="float">
            <text:p>368,93</text:p>
          </table:table-cell>
        </table:table-row>
        <table:table-row table:style-name="ro1">
          <table:table-cell office:value-type="string" calcext:value-type="string">
            <text:p>heatind packet: 3, step:20</text:p>
          </table:table-cell>
          <table:table-cell office:value-type="float" office:value="89.0074" calcext:value-type="float">
            <text:p>89,0074</text:p>
          </table:table-cell>
          <table:table-cell office:value-type="float" office:value="110.282" calcext:value-type="float">
            <text:p>110,282</text:p>
          </table:table-cell>
          <table:table-cell office:value-type="float" office:value="71.9007" calcext:value-type="float">
            <text:p>71,9007</text:p>
          </table:table-cell>
          <table:table-cell office:value-type="float" office:value="97.1075" calcext:value-type="float">
            <text:p>97,1075</text:p>
          </table:table-cell>
          <table:table-cell office:value-type="float" office:value="362.007" calcext:value-type="float">
            <text:p>362,007</text:p>
          </table:table-cell>
          <table:table-cell office:value-type="float" office:value="383.282" calcext:value-type="float">
            <text:p>383,282</text:p>
          </table:table-cell>
          <table:table-cell office:value-type="float" office:value="344.901" calcext:value-type="float">
            <text:p>344,901</text:p>
          </table:table-cell>
          <table:table-cell office:value-type="float" office:value="370.108" calcext:value-type="float">
            <text:p>370,108</text:p>
          </table:table-cell>
        </table:table-row>
        <table:table-row table:style-name="ro1">
          <table:table-cell office:value-type="string" calcext:value-type="string">
            <text:p>heatind packet: 3, step:21</text:p>
          </table:table-cell>
          <table:table-cell office:value-type="float" office:value="90.0623" calcext:value-type="float">
            <text:p>90,0623</text:p>
          </table:table-cell>
          <table:table-cell office:value-type="float" office:value="111.466" calcext:value-type="float">
            <text:p>111,466</text:p>
          </table:table-cell>
          <table:table-cell office:value-type="float" office:value="72.5716" calcext:value-type="float">
            <text:p>72,5716</text:p>
          </table:table-cell>
          <table:table-cell office:value-type="float" office:value="98.241" calcext:value-type="float">
            <text:p>98,241</text:p>
          </table:table-cell>
          <table:table-cell office:value-type="float" office:value="363.062" calcext:value-type="float">
            <text:p>363,062</text:p>
          </table:table-cell>
          <table:table-cell office:value-type="float" office:value="384.466" calcext:value-type="float">
            <text:p>384,466</text:p>
          </table:table-cell>
          <table:table-cell office:value-type="float" office:value="345.572" calcext:value-type="float">
            <text:p>345,572</text:p>
          </table:table-cell>
          <table:table-cell office:value-type="float" office:value="371.241" calcext:value-type="float">
            <text:p>371,241</text:p>
          </table:table-cell>
        </table:table-row>
        <table:table-row table:style-name="ro1">
          <table:table-cell office:value-type="string" calcext:value-type="string">
            <text:p>cooling packet: 3, step:1</text:p>
          </table:table-cell>
          <table:table-cell office:value-type="float" office:value="89.6517" calcext:value-type="float">
            <text:p>89,6517</text:p>
          </table:table-cell>
          <table:table-cell office:value-type="float" office:value="99.5948" calcext:value-type="float">
            <text:p>99,5948</text:p>
          </table:table-cell>
          <table:table-cell office:value-type="float" office:value="73.2175" calcext:value-type="float">
            <text:p>73,2175</text:p>
          </table:table-cell>
          <table:table-cell office:value-type="float" office:value="95.9177" calcext:value-type="float">
            <text:p>95,9177</text:p>
          </table:table-cell>
          <table:table-cell office:value-type="float" office:value="362.652" calcext:value-type="float">
            <text:p>362,652</text:p>
          </table:table-cell>
          <table:table-cell office:value-type="float" office:value="372.595" calcext:value-type="float">
            <text:p>372,595</text:p>
          </table:table-cell>
          <table:table-cell office:value-type="float" office:value="346.218" calcext:value-type="float">
            <text:p>346,218</text:p>
          </table:table-cell>
          <table:table-cell office:value-type="float" office:value="368.918" calcext:value-type="float">
            <text:p>368,918</text:p>
          </table:table-cell>
        </table:table-row>
        <table:table-row table:style-name="ro1">
          <table:table-cell office:value-type="string" calcext:value-type="string">
            <text:p>cooling packet: 3, step:2</text:p>
          </table:table-cell>
          <table:table-cell office:value-type="float" office:value="87.0425" calcext:value-type="float">
            <text:p>87,0425</text:p>
          </table:table-cell>
          <table:table-cell office:value-type="float" office:value="94.7187" calcext:value-type="float">
            <text:p>94,7187</text:p>
          </table:table-cell>
          <table:table-cell office:value-type="float" office:value="73.759" calcext:value-type="float">
            <text:p>73,759</text:p>
          </table:table-cell>
          <table:table-cell office:value-type="float" office:value="92.3805" calcext:value-type="float">
            <text:p>92,3805</text:p>
          </table:table-cell>
          <table:table-cell office:value-type="float" office:value="360.043" calcext:value-type="float">
            <text:p>360,043</text:p>
          </table:table-cell>
          <table:table-cell office:value-type="float" office:value="367.719" calcext:value-type="float">
            <text:p>367,719</text:p>
          </table:table-cell>
          <table:table-cell office:value-type="float" office:value="346.759" calcext:value-type="float">
            <text:p>346,759</text:p>
          </table:table-cell>
          <table:table-cell office:value-type="float" office:value="365.38" calcext:value-type="float">
            <text:p>365,38</text:p>
          </table:table-cell>
        </table:table-row>
        <table:table-row table:style-name="ro1">
          <table:table-cell office:value-type="string" calcext:value-type="string">
            <text:p>cooling packet: 3, step:3</text:p>
          </table:table-cell>
          <table:table-cell office:value-type="float" office:value="84.0054" calcext:value-type="float">
            <text:p>84,0054</text:p>
          </table:table-cell>
          <table:table-cell office:value-type="float" office:value="91.0238" calcext:value-type="float">
            <text:p>91,0238</text:p>
          </table:table-cell>
          <table:table-cell office:value-type="float" office:value="74.1943" calcext:value-type="float">
            <text:p>74,1943</text:p>
          </table:table-cell>
          <table:table-cell office:value-type="float" office:value="88.9964" calcext:value-type="float">
            <text:p>88,9964</text:p>
          </table:table-cell>
          <table:table-cell office:value-type="float" office:value="357.005" calcext:value-type="float">
            <text:p>357,005</text:p>
          </table:table-cell>
          <table:table-cell office:value-type="float" office:value="364.024" calcext:value-type="float">
            <text:p>364,024</text:p>
          </table:table-cell>
          <table:table-cell office:value-type="float" office:value="347.194" calcext:value-type="float">
            <text:p>347,194</text:p>
          </table:table-cell>
          <table:table-cell office:value-type="float" office:value="361.996" calcext:value-type="float">
            <text:p>361,996</text:p>
          </table:table-cell>
        </table:table-row>
        <table:table-row table:style-name="ro1">
          <table:table-cell office:value-type="string" calcext:value-type="string">
            <text:p>cooling packet: 3, step:4</text:p>
          </table:table-cell>
          <table:table-cell office:value-type="float" office:value="81.0335" calcext:value-type="float">
            <text:p>81,0335</text:p>
          </table:table-cell>
          <table:table-cell office:value-type="float" office:value="87.6932" calcext:value-type="float">
            <text:p>87,6932</text:p>
          </table:table-cell>
          <table:table-cell office:value-type="float" office:value="74.5321" calcext:value-type="float">
            <text:p>74,5321</text:p>
          </table:table-cell>
          <table:table-cell office:value-type="float" office:value="85.8057" calcext:value-type="float">
            <text:p>85,8057</text:p>
          </table:table-cell>
          <table:table-cell office:value-type="float" office:value="354.033" calcext:value-type="float">
            <text:p>354,033</text:p>
          </table:table-cell>
          <table:table-cell office:value-type="float" office:value="360.693" calcext:value-type="float">
            <text:p>360,693</text:p>
          </table:table-cell>
          <table:table-cell office:value-type="float" office:value="347.532" calcext:value-type="float">
            <text:p>347,532</text:p>
          </table:table-cell>
          <table:table-cell office:value-type="float" office:value="358.806" calcext:value-type="float">
            <text:p>358,806</text:p>
          </table:table-cell>
        </table:table-row>
        <table:table-row table:style-name="ro1">
          <table:table-cell office:value-type="string" calcext:value-type="string">
            <text:p>cooling packet: 3, step:5</text:p>
          </table:table-cell>
          <table:table-cell office:value-type="float" office:value="78.2105" calcext:value-type="float">
            <text:p>78,2105</text:p>
          </table:table-cell>
          <table:table-cell office:value-type="float" office:value="84.5796" calcext:value-type="float">
            <text:p>84,5796</text:p>
          </table:table-cell>
          <table:table-cell office:value-type="float" office:value="74.7806" calcext:value-type="float">
            <text:p>74,7806</text:p>
          </table:table-cell>
          <table:table-cell office:value-type="float" office:value="82.7966" calcext:value-type="float">
            <text:p>82,7966</text:p>
          </table:table-cell>
          <table:table-cell office:value-type="float" office:value="351.211" calcext:value-type="float">
            <text:p>351,211</text:p>
          </table:table-cell>
          <table:table-cell office:value-type="float" office:value="357.58" calcext:value-type="float">
            <text:p>357,58</text:p>
          </table:table-cell>
          <table:table-cell office:value-type="float" office:value="347.781" calcext:value-type="float">
            <text:p>347,781</text:p>
          </table:table-cell>
          <table:table-cell office:value-type="float" office:value="355.797" calcext:value-type="float">
            <text:p>355,797</text:p>
          </table:table-cell>
        </table:table-row>
        <table:table-row table:style-name="ro1">
          <table:table-cell office:value-type="string" calcext:value-type="string">
            <text:p>cooling packet: 3, step:6</text:p>
          </table:table-cell>
          <table:table-cell office:value-type="float" office:value="75.542" calcext:value-type="float">
            <text:p>75,542</text:p>
          </table:table-cell>
          <table:table-cell office:value-type="float" office:value="81.6462" calcext:value-type="float">
            <text:p>81,6462</text:p>
          </table:table-cell>
          <table:table-cell office:value-type="float" office:value="74.9475" calcext:value-type="float">
            <text:p>74,9475</text:p>
          </table:table-cell>
          <table:table-cell office:value-type="float" office:value="79.9562" calcext:value-type="float">
            <text:p>79,9562</text:p>
          </table:table-cell>
          <table:table-cell office:value-type="float" office:value="348.542" calcext:value-type="float">
            <text:p>348,542</text:p>
          </table:table-cell>
          <table:table-cell office:value-type="float" office:value="354.646" calcext:value-type="float">
            <text:p>354,646</text:p>
          </table:table-cell>
          <table:table-cell office:value-type="float" office:value="347.947" calcext:value-type="float">
            <text:p>347,947</text:p>
          </table:table-cell>
          <table:table-cell office:value-type="float" office:value="352.956" calcext:value-type="float">
            <text:p>352,956</text:p>
          </table:table-cell>
        </table:table-row>
        <table:table-row table:style-name="ro1">
          <table:table-cell office:value-type="string" calcext:value-type="string">
            <text:p>cooling packet: 3, step:7</text:p>
          </table:table-cell>
          <table:table-cell office:value-type="float" office:value="73.0201" calcext:value-type="float">
            <text:p>73,0201</text:p>
          </table:table-cell>
          <table:table-cell office:value-type="float" office:value="78.8763" calcext:value-type="float">
            <text:p>78,8763</text:p>
          </table:table-cell>
          <table:table-cell office:value-type="float" office:value="75.0397" calcext:value-type="float">
            <text:p>75,0397</text:p>
          </table:table-cell>
          <table:table-cell office:value-type="float" office:value="77.2727" calcext:value-type="float">
            <text:p>77,2727</text:p>
          </table:table-cell>
          <table:table-cell office:value-type="float" office:value="346.02" calcext:value-type="float">
            <text:p>346,02</text:p>
          </table:table-cell>
          <table:table-cell office:value-type="float" office:value="351.876" calcext:value-type="float">
            <text:p>351,876</text:p>
          </table:table-cell>
          <table:table-cell office:value-type="float" office:value="348.04" calcext:value-type="float">
            <text:p>348,04</text:p>
          </table:table-cell>
          <table:table-cell office:value-type="float" office:value="350.273" calcext:value-type="float">
            <text:p>350,273</text:p>
          </table:table-cell>
        </table:table-row>
        <table:table-row table:style-name="ro1">
          <table:table-cell office:value-type="string" calcext:value-type="string">
            <text:p>cooling packet: 3, step:8</text:p>
          </table:table-cell>
          <table:table-cell office:value-type="float" office:value="70.6351" calcext:value-type="float">
            <text:p>70,6351</text:p>
          </table:table-cell>
          <table:table-cell office:value-type="float" office:value="76.258" calcext:value-type="float">
            <text:p>76,258</text:p>
          </table:table-cell>
          <table:table-cell office:value-type="float" office:value="75.0635" calcext:value-type="float">
            <text:p>75,0635</text:p>
          </table:table-cell>
          <table:table-cell office:value-type="float" office:value="74.7353" calcext:value-type="float">
            <text:p>74,7353</text:p>
          </table:table-cell>
          <table:table-cell office:value-type="float" office:value="343.635" calcext:value-type="float">
            <text:p>343,635</text:p>
          </table:table-cell>
          <table:table-cell office:value-type="float" office:value="349.258" calcext:value-type="float">
            <text:p>349,258</text:p>
          </table:table-cell>
          <table:table-cell office:value-type="float" office:value="348.064" calcext:value-type="float">
            <text:p>348,064</text:p>
          </table:table-cell>
          <table:table-cell office:value-type="float" office:value="347.735" calcext:value-type="float">
            <text:p>347,735</text:p>
          </table:table-cell>
        </table:table-row>
        <table:table-row table:style-name="ro1">
          <table:table-cell office:value-type="string" calcext:value-type="string">
            <text:p>cooling packet: 3, step:9</text:p>
          </table:table-cell>
          <table:table-cell office:value-type="float" office:value="68.3779" calcext:value-type="float">
            <text:p>68,3779</text:p>
          </table:table-cell>
          <table:table-cell office:value-type="float" office:value="73.7809" calcext:value-type="float">
            <text:p>73,7809</text:p>
          </table:table-cell>
          <table:table-cell office:value-type="float" office:value="75.0248" calcext:value-type="float">
            <text:p>75,0248</text:p>
          </table:table-cell>
          <table:table-cell office:value-type="float" office:value="72.334" calcext:value-type="float">
            <text:p>72,334</text:p>
          </table:table-cell>
          <table:table-cell office:value-type="float" office:value="341.378" calcext:value-type="float">
            <text:p>341,378</text:p>
          </table:table-cell>
          <table:table-cell office:value-type="float" office:value="346.781" calcext:value-type="float">
            <text:p>346,781</text:p>
          </table:table-cell>
          <table:table-cell office:value-type="float" office:value="348.025" calcext:value-type="float">
            <text:p>348,025</text:p>
          </table:table-cell>
          <table:table-cell office:value-type="float" office:value="345.334" calcext:value-type="float">
            <text:p>345,334</text:p>
          </table:table-cell>
        </table:table-row>
        <table:table-row table:style-name="ro1">
          <table:table-cell office:value-type="string" calcext:value-type="string">
            <text:p>cooling packet: 3, step:10</text:p>
          </table:table-cell>
          <table:table-cell office:value-type="float" office:value="66.2401" calcext:value-type="float">
            <text:p>66,2401</text:p>
          </table:table-cell>
          <table:table-cell office:value-type="float" office:value="71.4353" calcext:value-type="float">
            <text:p>71,4353</text:p>
          </table:table-cell>
          <table:table-cell office:value-type="float" office:value="74.9289" calcext:value-type="float">
            <text:p>74,9289</text:p>
          </table:table-cell>
          <table:table-cell office:value-type="float" office:value="70.0598" calcext:value-type="float">
            <text:p>70,0598</text:p>
          </table:table-cell>
          <table:table-cell office:value-type="float" office:value="339.24" calcext:value-type="float">
            <text:p>339,24</text:p>
          </table:table-cell>
          <table:table-cell office:value-type="float" office:value="344.435" calcext:value-type="float">
            <text:p>344,435</text:p>
          </table:table-cell>
          <table:table-cell office:value-type="float" office:value="347.929" calcext:value-type="float">
            <text:p>347,929</text:p>
          </table:table-cell>
          <table:table-cell office:value-type="float" office:value="343.06" calcext:value-type="float">
            <text:p>343,06</text:p>
          </table:table-cell>
        </table:table-row>
        <table:table-row table:style-name="ro1">
          <table:table-cell office:value-type="string" calcext:value-type="string">
            <text:p>cooling packet: 3, step:11</text:p>
          </table:table-cell>
          <table:table-cell office:value-type="float" office:value="64.2139" calcext:value-type="float">
            <text:p>64,2139</text:p>
          </table:table-cell>
          <table:table-cell office:value-type="float" office:value="69.2127" calcext:value-type="float">
            <text:p>69,2127</text:p>
          </table:table-cell>
          <table:table-cell office:value-type="float" office:value="74.7806" calcext:value-type="float">
            <text:p>74,7806</text:p>
          </table:table-cell>
          <table:table-cell office:value-type="float" office:value="67.9041" calcext:value-type="float">
            <text:p>67,9041</text:p>
          </table:table-cell>
          <table:table-cell office:value-type="float" office:value="337.214" calcext:value-type="float">
            <text:p>337,214</text:p>
          </table:table-cell>
          <table:table-cell office:value-type="float" office:value="342.213" calcext:value-type="float">
            <text:p>342,213</text:p>
          </table:table-cell>
          <table:table-cell office:value-type="float" office:value="347.781" calcext:value-type="float">
            <text:p>347,781</text:p>
          </table:table-cell>
          <table:table-cell office:value-type="float" office:value="340.904" calcext:value-type="float">
            <text:p>340,904</text:p>
          </table:table-cell>
        </table:table-row>
        <table:table-row table:style-name="ro1">
          <table:table-cell office:value-type="string" calcext:value-type="string">
            <text:p>heatind packet: 4, step:1</text:p>
          </table:table-cell>
          <table:table-cell office:value-type="float" office:value="63.4915" calcext:value-type="float">
            <text:p>63,4915</text:p>
          </table:table-cell>
          <table:table-cell office:value-type="float" office:value="78.9935" calcext:value-type="float">
            <text:p>78,9935</text:p>
          </table:table-cell>
          <table:table-cell office:value-type="float" office:value="74.614" calcext:value-type="float">
            <text:p>74,614</text:p>
          </table:table-cell>
          <table:table-cell office:value-type="float" office:value="68.8498" calcext:value-type="float">
            <text:p>68,8498</text:p>
          </table:table-cell>
          <table:table-cell office:value-type="float" office:value="336.491" calcext:value-type="float">
            <text:p>336,491</text:p>
          </table:table-cell>
          <table:table-cell office:value-type="float" office:value="351.993" calcext:value-type="float">
            <text:p>351,993</text:p>
          </table:table-cell>
          <table:table-cell office:value-type="float" office:value="347.614" calcext:value-type="float">
            <text:p>347,614</text:p>
          </table:table-cell>
          <table:table-cell office:value-type="float" office:value="341.85" calcext:value-type="float">
            <text:p>341,85</text:p>
          </table:table-cell>
        </table:table-row>
        <table:table-row table:style-name="ro1">
          <table:table-cell office:value-type="string" calcext:value-type="string">
            <text:p>heatind packet: 4, step:2</text:p>
          </table:table-cell>
          <table:table-cell office:value-type="float" office:value="64.8447" calcext:value-type="float">
            <text:p>64,8447</text:p>
          </table:table-cell>
          <table:table-cell office:value-type="float" office:value="82.6407" calcext:value-type="float">
            <text:p>82,6407</text:p>
          </table:table-cell>
          <table:table-cell office:value-type="float" office:value="74.498" calcext:value-type="float">
            <text:p>74,498</text:p>
          </table:table-cell>
          <table:table-cell office:value-type="float" office:value="71.0743" calcext:value-type="float">
            <text:p>71,0743</text:p>
          </table:table-cell>
          <table:table-cell office:value-type="float" office:value="337.845" calcext:value-type="float">
            <text:p>337,845</text:p>
          </table:table-cell>
          <table:table-cell office:value-type="float" office:value="355.641" calcext:value-type="float">
            <text:p>355,641</text:p>
          </table:table-cell>
          <table:table-cell office:value-type="float" office:value="347.498" calcext:value-type="float">
            <text:p>347,498</text:p>
          </table:table-cell>
          <table:table-cell office:value-type="float" office:value="344.074" calcext:value-type="float">
            <text:p>344,074</text:p>
          </table:table-cell>
        </table:table-row>
        <table:table-row table:style-name="ro1">
          <table:table-cell office:value-type="string" calcext:value-type="string">
            <text:p>heatind packet: 4, step:3</text:p>
          </table:table-cell>
          <table:table-cell office:value-type="float" office:value="66.7538" calcext:value-type="float">
            <text:p>66,7538</text:p>
          </table:table-cell>
          <table:table-cell office:value-type="float" office:value="85.2046" calcext:value-type="float">
            <text:p>85,2046</text:p>
          </table:table-cell>
          <table:table-cell office:value-type="float" office:value="74.4403" calcext:value-type="float">
            <text:p>74,4403</text:p>
          </table:table-cell>
          <table:table-cell office:value-type="float" office:value="73.2879" calcext:value-type="float">
            <text:p>73,2879</text:p>
          </table:table-cell>
          <table:table-cell office:value-type="float" office:value="339.754" calcext:value-type="float">
            <text:p>339,754</text:p>
          </table:table-cell>
          <table:table-cell office:value-type="float" office:value="358.205" calcext:value-type="float">
            <text:p>358,205</text:p>
          </table:table-cell>
          <table:table-cell office:value-type="float" office:value="347.44" calcext:value-type="float">
            <text:p>347,44</text:p>
          </table:table-cell>
          <table:table-cell office:value-type="float" office:value="346.288" calcext:value-type="float">
            <text:p>346,288</text:p>
          </table:table-cell>
        </table:table-row>
        <table:table-row table:style-name="ro1">
          <table:table-cell office:value-type="string" calcext:value-type="string">
            <text:p>heatind packet: 4, step:4</text:p>
          </table:table-cell>
          <table:table-cell office:value-type="float" office:value="68.7186" calcext:value-type="float">
            <text:p>68,7186</text:p>
          </table:table-cell>
          <table:table-cell office:value-type="float" office:value="87.4917" calcext:value-type="float">
            <text:p>87,4917</text:p>
          </table:table-cell>
          <table:table-cell office:value-type="float" office:value="74.4385" calcext:value-type="float">
            <text:p>74,4385</text:p>
          </table:table-cell>
          <table:table-cell office:value-type="float" office:value="75.4223" calcext:value-type="float">
            <text:p>75,4223</text:p>
          </table:table-cell>
          <table:table-cell office:value-type="float" office:value="341.719" calcext:value-type="float">
            <text:p>341,719</text:p>
          </table:table-cell>
          <table:table-cell office:value-type="float" office:value="360.492" calcext:value-type="float">
            <text:p>360,492</text:p>
          </table:table-cell>
          <table:table-cell office:value-type="float" office:value="347.438" calcext:value-type="float">
            <text:p>347,438</text:p>
          </table:table-cell>
          <table:table-cell office:value-type="float" office:value="348.422" calcext:value-type="float">
            <text:p>348,422</text:p>
          </table:table-cell>
        </table:table-row>
        <table:table-row table:style-name="ro1">
          <table:table-cell office:value-type="string" calcext:value-type="string">
            <text:p>heatind packet: 4, step:5</text:p>
          </table:table-cell>
          <table:table-cell office:value-type="float" office:value="70.6328" calcext:value-type="float">
            <text:p>70,6328</text:p>
          </table:table-cell>
          <table:table-cell office:value-type="float" office:value="89.6552" calcext:value-type="float">
            <text:p>89,6552</text:p>
          </table:table-cell>
          <table:table-cell office:value-type="float" office:value="74.4894" calcext:value-type="float">
            <text:p>74,4894</text:p>
          </table:table-cell>
          <table:table-cell office:value-type="float" office:value="77.4749" calcext:value-type="float">
            <text:p>77,4749</text:p>
          </table:table-cell>
          <table:table-cell office:value-type="float" office:value="343.633" calcext:value-type="float">
            <text:p>343,633</text:p>
          </table:table-cell>
          <table:table-cell office:value-type="float" office:value="362.655" calcext:value-type="float">
            <text:p>362,655</text:p>
          </table:table-cell>
          <table:table-cell office:value-type="float" office:value="347.489" calcext:value-type="float">
            <text:p>347,489</text:p>
          </table:table-cell>
          <table:table-cell office:value-type="float" office:value="350.475" calcext:value-type="float">
            <text:p>350,475</text:p>
          </table:table-cell>
        </table:table-row>
        <table:table-row table:style-name="ro1">
          <table:table-cell office:value-type="string" calcext:value-type="string">
            <text:p>heatind packet: 4, step:6</text:p>
          </table:table-cell>
          <table:table-cell office:value-type="float" office:value="72.4772" calcext:value-type="float">
            <text:p>72,4772</text:p>
          </table:table-cell>
          <table:table-cell office:value-type="float" office:value="91.7274" calcext:value-type="float">
            <text:p>91,7274</text:p>
          </table:table-cell>
          <table:table-cell office:value-type="float" office:value="74.59" calcext:value-type="float">
            <text:p>74,59</text:p>
          </table:table-cell>
          <table:table-cell office:value-type="float" office:value="79.4478" calcext:value-type="float">
            <text:p>79,4478</text:p>
          </table:table-cell>
          <table:table-cell office:value-type="float" office:value="345.477" calcext:value-type="float">
            <text:p>345,477</text:p>
          </table:table-cell>
          <table:table-cell office:value-type="float" office:value="364.727" calcext:value-type="float">
            <text:p>364,727</text:p>
          </table:table-cell>
          <table:table-cell office:value-type="float" office:value="347.59" calcext:value-type="float">
            <text:p>347,59</text:p>
          </table:table-cell>
          <table:table-cell office:value-type="float" office:value="352.448" calcext:value-type="float">
            <text:p>352,448</text:p>
          </table:table-cell>
        </table:table-row>
        <table:table-row table:style-name="ro1">
          <table:table-cell office:value-type="string" calcext:value-type="string">
            <text:p>heatind packet: 4, step:7</text:p>
          </table:table-cell>
          <table:table-cell office:value-type="float" office:value="74.2501" calcext:value-type="float">
            <text:p>74,2501</text:p>
          </table:table-cell>
          <table:table-cell office:value-type="float" office:value="93.717" calcext:value-type="float">
            <text:p>93,717</text:p>
          </table:table-cell>
          <table:table-cell office:value-type="float" office:value="74.7374" calcext:value-type="float">
            <text:p>74,7374</text:p>
          </table:table-cell>
          <table:table-cell office:value-type="float" office:value="81.344" calcext:value-type="float">
            <text:p>81,344</text:p>
          </table:table-cell>
          <table:table-cell office:value-type="float" office:value="347.25" calcext:value-type="float">
            <text:p>347,25</text:p>
          </table:table-cell>
          <table:table-cell office:value-type="float" office:value="366.717" calcext:value-type="float">
            <text:p>366,717</text:p>
          </table:table-cell>
          <table:table-cell office:value-type="float" office:value="347.737" calcext:value-type="float">
            <text:p>347,737</text:p>
          </table:table-cell>
          <table:table-cell office:value-type="float" office:value="354.344" calcext:value-type="float">
            <text:p>354,344</text:p>
          </table:table-cell>
        </table:table-row>
        <table:table-row table:style-name="ro1">
          <table:table-cell office:value-type="string" calcext:value-type="string">
            <text:p>heatind packet: 4, step:8</text:p>
          </table:table-cell>
          <table:table-cell office:value-type="float" office:value="75.9535" calcext:value-type="float">
            <text:p>75,9535</text:p>
          </table:table-cell>
          <table:table-cell office:value-type="float" office:value="95.6283" calcext:value-type="float">
            <text:p>95,6283</text:p>
          </table:table-cell>
          <table:table-cell office:value-type="float" office:value="74.9286" calcext:value-type="float">
            <text:p>74,9286</text:p>
          </table:table-cell>
          <table:table-cell office:value-type="float" office:value="83.1661" calcext:value-type="float">
            <text:p>83,1661</text:p>
          </table:table-cell>
          <table:table-cell office:value-type="float" office:value="348.954" calcext:value-type="float">
            <text:p>348,954</text:p>
          </table:table-cell>
          <table:table-cell office:value-type="float" office:value="368.628" calcext:value-type="float">
            <text:p>368,628</text:p>
          </table:table-cell>
          <table:table-cell office:value-type="float" office:value="347.929" calcext:value-type="float">
            <text:p>347,929</text:p>
          </table:table-cell>
          <table:table-cell office:value-type="float" office:value="356.166" calcext:value-type="float">
            <text:p>356,166</text:p>
          </table:table-cell>
        </table:table-row>
        <table:table-row table:style-name="ro1">
          <table:table-cell office:value-type="string" calcext:value-type="string">
            <text:p>heatind packet: 4, step:9</text:p>
          </table:table-cell>
          <table:table-cell office:value-type="float" office:value="77.5898" calcext:value-type="float">
            <text:p>77,5898</text:p>
          </table:table-cell>
          <table:table-cell office:value-type="float" office:value="97.4643" calcext:value-type="float">
            <text:p>97,4643</text:p>
          </table:table-cell>
          <table:table-cell office:value-type="float" office:value="75.1611" calcext:value-type="float">
            <text:p>75,1611</text:p>
          </table:table-cell>
          <table:table-cell office:value-type="float" office:value="84.9169" calcext:value-type="float">
            <text:p>84,9169</text:p>
          </table:table-cell>
          <table:table-cell office:value-type="float" office:value="350.59" calcext:value-type="float">
            <text:p>350,59</text:p>
          </table:table-cell>
          <table:table-cell office:value-type="float" office:value="370.464" calcext:value-type="float">
            <text:p>370,464</text:p>
          </table:table-cell>
          <table:table-cell office:value-type="float" office:value="348.161" calcext:value-type="float">
            <text:p>348,161</text:p>
          </table:table-cell>
          <table:table-cell office:value-type="float" office:value="357.917" calcext:value-type="float">
            <text:p>357,917</text:p>
          </table:table-cell>
        </table:table-row>
        <table:table-row table:style-name="ro1">
          <table:table-cell office:value-type="string" calcext:value-type="string">
            <text:p>heatind packet: 4, step:10</text:p>
          </table:table-cell>
          <table:table-cell office:value-type="float" office:value="79.1615" calcext:value-type="float">
            <text:p>79,1615</text:p>
          </table:table-cell>
          <table:table-cell office:value-type="float" office:value="99.2279" calcext:value-type="float">
            <text:p>99,2279</text:p>
          </table:table-cell>
          <table:table-cell office:value-type="float" office:value="75.4321" calcext:value-type="float">
            <text:p>75,4321</text:p>
          </table:table-cell>
          <table:table-cell office:value-type="float" office:value="86.5991" calcext:value-type="float">
            <text:p>86,5991</text:p>
          </table:table-cell>
          <table:table-cell office:value-type="float" office:value="352.161" calcext:value-type="float">
            <text:p>352,161</text:p>
          </table:table-cell>
          <table:table-cell office:value-type="float" office:value="372.228" calcext:value-type="float">
            <text:p>372,228</text:p>
          </table:table-cell>
          <table:table-cell office:value-type="float" office:value="348.432" calcext:value-type="float">
            <text:p>348,432</text:p>
          </table:table-cell>
          <table:table-cell office:value-type="float" office:value="359.599" calcext:value-type="float">
            <text:p>359,599</text:p>
          </table:table-cell>
        </table:table-row>
        <table:table-row table:style-name="ro1">
          <table:table-cell office:value-type="string" calcext:value-type="string">
            <text:p>heatind packet: 4, step:11</text:p>
          </table:table-cell>
          <table:table-cell office:value-type="float" office:value="80.671" calcext:value-type="float">
            <text:p>80,671</text:p>
          </table:table-cell>
          <table:table-cell office:value-type="float" office:value="100.922" calcext:value-type="float">
            <text:p>100,922</text:p>
          </table:table-cell>
          <table:table-cell office:value-type="float" office:value="75.7391" calcext:value-type="float">
            <text:p>75,7391</text:p>
          </table:table-cell>
          <table:table-cell office:value-type="float" office:value="88.2153" calcext:value-type="float">
            <text:p>88,2153</text:p>
          </table:table-cell>
          <table:table-cell office:value-type="float" office:value="353.671" calcext:value-type="float">
            <text:p>353,671</text:p>
          </table:table-cell>
          <table:table-cell office:value-type="float" office:value="373.922" calcext:value-type="float">
            <text:p>373,922</text:p>
          </table:table-cell>
          <table:table-cell office:value-type="float" office:value="348.739" calcext:value-type="float">
            <text:p>348,739</text:p>
          </table:table-cell>
          <table:table-cell office:value-type="float" office:value="361.215" calcext:value-type="float">
            <text:p>361,215</text:p>
          </table:table-cell>
        </table:table-row>
        <table:table-row table:style-name="ro1">
          <table:table-cell office:value-type="string" calcext:value-type="string">
            <text:p>heatind packet: 4, step:12</text:p>
          </table:table-cell>
          <table:table-cell office:value-type="float" office:value="82.1209" calcext:value-type="float">
            <text:p>82,1209</text:p>
          </table:table-cell>
          <table:table-cell office:value-type="float" office:value="102.549" calcext:value-type="float">
            <text:p>102,549</text:p>
          </table:table-cell>
          <table:table-cell office:value-type="float" office:value="76.0796" calcext:value-type="float">
            <text:p>76,0796</text:p>
          </table:table-cell>
          <table:table-cell office:value-type="float" office:value="89.7681" calcext:value-type="float">
            <text:p>89,7681</text:p>
          </table:table-cell>
          <table:table-cell office:value-type="float" office:value="355.121" calcext:value-type="float">
            <text:p>355,121</text:p>
          </table:table-cell>
          <table:table-cell office:value-type="float" office:value="375.549" calcext:value-type="float">
            <text:p>375,549</text:p>
          </table:table-cell>
          <table:table-cell office:value-type="float" office:value="349.08" calcext:value-type="float">
            <text:p>349,08</text:p>
          </table:table-cell>
          <table:table-cell office:value-type="float" office:value="362.768" calcext:value-type="float">
            <text:p>362,768</text:p>
          </table:table-cell>
        </table:table-row>
        <table:table-row table:style-name="ro1">
          <table:table-cell office:value-type="string" calcext:value-type="string">
            <text:p>heatind packet: 4, step:13</text:p>
          </table:table-cell>
          <table:table-cell office:value-type="float" office:value="83.5135" calcext:value-type="float">
            <text:p>83,5135</text:p>
          </table:table-cell>
          <table:table-cell office:value-type="float" office:value="104.112" calcext:value-type="float">
            <text:p>104,112</text:p>
          </table:table-cell>
          <table:table-cell office:value-type="float" office:value="76.4514" calcext:value-type="float">
            <text:p>76,4514</text:p>
          </table:table-cell>
          <table:table-cell office:value-type="float" office:value="91.2601" calcext:value-type="float">
            <text:p>91,2601</text:p>
          </table:table-cell>
          <table:table-cell office:value-type="float" office:value="356.514" calcext:value-type="float">
            <text:p>356,514</text:p>
          </table:table-cell>
          <table:table-cell office:value-type="float" office:value="377.112" calcext:value-type="float">
            <text:p>377,112</text:p>
          </table:table-cell>
          <table:table-cell office:value-type="float" office:value="349.451" calcext:value-type="float">
            <text:p>349,451</text:p>
          </table:table-cell>
          <table:table-cell office:value-type="float" office:value="364.26" calcext:value-type="float">
            <text:p>364,26</text:p>
          </table:table-cell>
        </table:table-row>
        <table:table-row table:style-name="ro1">
          <table:table-cell office:value-type="string" calcext:value-type="string">
            <text:p>heatind packet: 4, step:14</text:p>
          </table:table-cell>
          <table:table-cell office:value-type="float" office:value="84.8511" calcext:value-type="float">
            <text:p>84,8511</text:p>
          </table:table-cell>
          <table:table-cell office:value-type="float" office:value="105.613" calcext:value-type="float">
            <text:p>105,613</text:p>
          </table:table-cell>
          <table:table-cell office:value-type="float" office:value="76.8521" calcext:value-type="float">
            <text:p>76,8521</text:p>
          </table:table-cell>
          <table:table-cell office:value-type="float" office:value="92.6936" calcext:value-type="float">
            <text:p>92,6936</text:p>
          </table:table-cell>
          <table:table-cell office:value-type="float" office:value="357.851" calcext:value-type="float">
            <text:p>357,851</text:p>
          </table:table-cell>
          <table:table-cell office:value-type="float" office:value="378.613" calcext:value-type="float">
            <text:p>378,613</text:p>
          </table:table-cell>
          <table:table-cell office:value-type="float" office:value="349.852" calcext:value-type="float">
            <text:p>349,852</text:p>
          </table:table-cell>
          <table:table-cell office:value-type="float" office:value="365.694" calcext:value-type="float">
            <text:p>365,694</text:p>
          </table:table-cell>
        </table:table-row>
        <table:table-row table:style-name="ro1">
          <table:table-cell office:value-type="string" calcext:value-type="string">
            <text:p>heatind packet: 4, step:15</text:p>
          </table:table-cell>
          <table:table-cell office:value-type="float" office:value="86.1359" calcext:value-type="float">
            <text:p>86,1359</text:p>
          </table:table-cell>
          <table:table-cell office:value-type="float" office:value="107.056" calcext:value-type="float">
            <text:p>107,056</text:p>
          </table:table-cell>
          <table:table-cell office:value-type="float" office:value="77.2796" calcext:value-type="float">
            <text:p>77,2796</text:p>
          </table:table-cell>
          <table:table-cell office:value-type="float" office:value="94.071" calcext:value-type="float">
            <text:p>94,071</text:p>
          </table:table-cell>
          <table:table-cell office:value-type="float" office:value="359.136" calcext:value-type="float">
            <text:p>359,136</text:p>
          </table:table-cell>
          <table:table-cell office:value-type="float" office:value="380.056" calcext:value-type="float">
            <text:p>380,056</text:p>
          </table:table-cell>
          <table:table-cell office:value-type="float" office:value="350.28" calcext:value-type="float">
            <text:p>350,28</text:p>
          </table:table-cell>
          <table:table-cell office:value-type="float" office:value="367.071" calcext:value-type="float">
            <text:p>367,071</text:p>
          </table:table-cell>
        </table:table-row>
        <table:table-row table:style-name="ro1">
          <table:table-cell office:value-type="string" calcext:value-type="string">
            <text:p>heatind packet: 4, step:16</text:p>
          </table:table-cell>
          <table:table-cell office:value-type="float" office:value="87.3701" calcext:value-type="float">
            <text:p>87,3701</text:p>
          </table:table-cell>
          <table:table-cell office:value-type="float" office:value="108.441" calcext:value-type="float">
            <text:p>108,441</text:p>
          </table:table-cell>
          <table:table-cell office:value-type="float" office:value="77.732" calcext:value-type="float">
            <text:p>77,732</text:p>
          </table:table-cell>
          <table:table-cell office:value-type="float" office:value="95.3945" calcext:value-type="float">
            <text:p>95,3945</text:p>
          </table:table-cell>
          <table:table-cell office:value-type="float" office:value="360.37" calcext:value-type="float">
            <text:p>360,37</text:p>
          </table:table-cell>
          <table:table-cell office:value-type="float" office:value="381.441" calcext:value-type="float">
            <text:p>381,441</text:p>
          </table:table-cell>
          <table:table-cell office:value-type="float" office:value="350.732" calcext:value-type="float">
            <text:p>350,732</text:p>
          </table:table-cell>
          <table:table-cell office:value-type="float" office:value="368.395" calcext:value-type="float">
            <text:p>368,395</text:p>
          </table:table-cell>
        </table:table-row>
        <table:table-row table:style-name="ro1">
          <table:table-cell office:value-type="string" calcext:value-type="string">
            <text:p>heatind packet: 4, step:17</text:p>
          </table:table-cell>
          <table:table-cell office:value-type="float" office:value="88.5559" calcext:value-type="float">
            <text:p>88,5559</text:p>
          </table:table-cell>
          <table:table-cell office:value-type="float" office:value="109.772" calcext:value-type="float">
            <text:p>109,772</text:p>
          </table:table-cell>
          <table:table-cell office:value-type="float" office:value="78.2072" calcext:value-type="float">
            <text:p>78,2072</text:p>
          </table:table-cell>
          <table:table-cell office:value-type="float" office:value="96.6664" calcext:value-type="float">
            <text:p>96,6664</text:p>
          </table:table-cell>
          <table:table-cell office:value-type="float" office:value="361.556" calcext:value-type="float">
            <text:p>361,556</text:p>
          </table:table-cell>
          <table:table-cell office:value-type="float" office:value="382.772" calcext:value-type="float">
            <text:p>382,772</text:p>
          </table:table-cell>
          <table:table-cell office:value-type="float" office:value="351.207" calcext:value-type="float">
            <text:p>351,207</text:p>
          </table:table-cell>
          <table:table-cell office:value-type="float" office:value="369.666" calcext:value-type="float">
            <text:p>369,666</text:p>
          </table:table-cell>
        </table:table-row>
        <table:table-row table:style-name="ro1">
          <table:table-cell office:value-type="string" calcext:value-type="string">
            <text:p>heatind packet: 4, step:18</text:p>
          </table:table-cell>
          <table:table-cell office:value-type="float" office:value="89.6951" calcext:value-type="float">
            <text:p>89,6951</text:p>
          </table:table-cell>
          <table:table-cell office:value-type="float" office:value="111.052" calcext:value-type="float">
            <text:p>111,052</text:p>
          </table:table-cell>
          <table:table-cell office:value-type="float" office:value="78.7034" calcext:value-type="float">
            <text:p>78,7034</text:p>
          </table:table-cell>
          <table:table-cell office:value-type="float" office:value="97.8889" calcext:value-type="float">
            <text:p>97,8889</text:p>
          </table:table-cell>
          <table:table-cell office:value-type="float" office:value="362.695" calcext:value-type="float">
            <text:p>362,695</text:p>
          </table:table-cell>
          <table:table-cell office:value-type="float" office:value="384.052" calcext:value-type="float">
            <text:p>384,052</text:p>
          </table:table-cell>
          <table:table-cell office:value-type="float" office:value="351.703" calcext:value-type="float">
            <text:p>351,703</text:p>
          </table:table-cell>
          <table:table-cell office:value-type="float" office:value="370.889" calcext:value-type="float">
            <text:p>370,889</text:p>
          </table:table-cell>
        </table:table-row>
        <table:table-row table:style-name="ro1">
          <table:table-cell office:value-type="string" calcext:value-type="string">
            <text:p>heatind packet: 4, step:19</text:p>
          </table:table-cell>
          <table:table-cell office:value-type="float" office:value="90.7897" calcext:value-type="float">
            <text:p>90,7897</text:p>
          </table:table-cell>
          <table:table-cell office:value-type="float" office:value="112.281" calcext:value-type="float">
            <text:p>112,281</text:p>
          </table:table-cell>
          <table:table-cell office:value-type="float" office:value="79.2188" calcext:value-type="float">
            <text:p>79,2188</text:p>
          </table:table-cell>
          <table:table-cell office:value-type="float" office:value="99.0639" calcext:value-type="float">
            <text:p>99,0639</text:p>
          </table:table-cell>
          <table:table-cell office:value-type="float" office:value="363.79" calcext:value-type="float">
            <text:p>363,79</text:p>
          </table:table-cell>
          <table:table-cell office:value-type="float" office:value="385.281" calcext:value-type="float">
            <text:p>385,281</text:p>
          </table:table-cell>
          <table:table-cell office:value-type="float" office:value="352.219" calcext:value-type="float">
            <text:p>352,219</text:p>
          </table:table-cell>
          <table:table-cell office:value-type="float" office:value="372.064" calcext:value-type="float">
            <text:p>372,064</text:p>
          </table:table-cell>
        </table:table-row>
        <table:table-row table:style-name="ro1">
          <table:table-cell office:value-type="string" calcext:value-type="string">
            <text:p>heatind packet: 4, step:20</text:p>
          </table:table-cell>
          <table:table-cell office:value-type="float" office:value="91.8417" calcext:value-type="float">
            <text:p>91,8417</text:p>
          </table:table-cell>
          <table:table-cell office:value-type="float" office:value="113.462" calcext:value-type="float">
            <text:p>113,462</text:p>
          </table:table-cell>
          <table:table-cell office:value-type="float" office:value="79.7517" calcext:value-type="float">
            <text:p>79,7517</text:p>
          </table:table-cell>
          <table:table-cell office:value-type="float" office:value="100.193" calcext:value-type="float">
            <text:p>100,193</text:p>
          </table:table-cell>
          <table:table-cell office:value-type="float" office:value="364.842" calcext:value-type="float">
            <text:p>364,842</text:p>
          </table:table-cell>
          <table:table-cell office:value-type="float" office:value="386.462" calcext:value-type="float">
            <text:p>386,462</text:p>
          </table:table-cell>
          <table:table-cell office:value-type="float" office:value="352.752" calcext:value-type="float">
            <text:p>352,752</text:p>
          </table:table-cell>
          <table:table-cell office:value-type="float" office:value="373.193" calcext:value-type="float">
            <text:p>373,193</text:p>
          </table:table-cell>
        </table:table-row>
        <table:table-row table:style-name="ro1">
          <table:table-cell office:value-type="string" calcext:value-type="string">
            <text:p>heatind packet: 4, step:21</text:p>
          </table:table-cell>
          <table:table-cell office:value-type="float" office:value="92.8528" calcext:value-type="float">
            <text:p>92,8528</text:p>
          </table:table-cell>
          <table:table-cell office:value-type="float" office:value="114.598" calcext:value-type="float">
            <text:p>114,598</text:p>
          </table:table-cell>
          <table:table-cell office:value-type="float" office:value="80.3005" calcext:value-type="float">
            <text:p>80,3005</text:p>
          </table:table-cell>
          <table:table-cell office:value-type="float" office:value="101.28" calcext:value-type="float">
            <text:p>101,28</text:p>
          </table:table-cell>
          <table:table-cell office:value-type="float" office:value="365.853" calcext:value-type="float">
            <text:p>365,853</text:p>
          </table:table-cell>
          <table:table-cell office:value-type="float" office:value="387.598" calcext:value-type="float">
            <text:p>387,598</text:p>
          </table:table-cell>
          <table:table-cell office:value-type="float" office:value="353.301" calcext:value-type="float">
            <text:p>353,301</text:p>
          </table:table-cell>
          <table:table-cell office:value-type="float" office:value="374.28" calcext:value-type="float">
            <text:p>374,28</text:p>
          </table:table-cell>
        </table:table-row>
        <table:table-row table:style-name="ro1">
          <table:table-cell office:value-type="string" calcext:value-type="string">
            <text:p>cooling packet: 4, step:1</text:p>
          </table:table-cell>
          <table:table-cell office:value-type="float" office:value="92.3785" calcext:value-type="float">
            <text:p>92,3785</text:p>
          </table:table-cell>
          <table:table-cell office:value-type="float" office:value="102.586" calcext:value-type="float">
            <text:p>102,586</text:p>
          </table:table-cell>
          <table:table-cell office:value-type="float" office:value="80.8258" calcext:value-type="float">
            <text:p>80,8258</text:p>
          </table:table-cell>
          <table:table-cell office:value-type="float" office:value="98.8726" calcext:value-type="float">
            <text:p>98,8726</text:p>
          </table:table-cell>
          <table:table-cell office:value-type="float" office:value="365.379" calcext:value-type="float">
            <text:p>365,379</text:p>
          </table:table-cell>
          <table:table-cell office:value-type="float" office:value="375.586" calcext:value-type="float">
            <text:p>375,586</text:p>
          </table:table-cell>
          <table:table-cell office:value-type="float" office:value="353.826" calcext:value-type="float">
            <text:p>353,826</text:p>
          </table:table-cell>
          <table:table-cell office:value-type="float" office:value="371.873" calcext:value-type="float">
            <text:p>371,873</text:p>
          </table:table-cell>
        </table:table-row>
        <table:table-row table:style-name="ro1">
          <table:table-cell office:value-type="string" calcext:value-type="string">
            <text:p>cooling packet: 4, step:2</text:p>
          </table:table-cell>
          <table:table-cell office:value-type="float" office:value="89.6885" calcext:value-type="float">
            <text:p>89,6885</text:p>
          </table:table-cell>
          <table:table-cell office:value-type="float" office:value="97.6242" calcext:value-type="float">
            <text:p>97,6242</text:p>
          </table:table-cell>
          <table:table-cell office:value-type="float" office:value="81.2476" calcext:value-type="float">
            <text:p>81,2476</text:p>
          </table:table-cell>
          <table:table-cell office:value-type="float" office:value="95.2486" calcext:value-type="float">
            <text:p>95,2486</text:p>
          </table:table-cell>
          <table:table-cell office:value-type="float" office:value="362.689" calcext:value-type="float">
            <text:p>362,689</text:p>
          </table:table-cell>
          <table:table-cell office:value-type="float" office:value="370.624" calcext:value-type="float">
            <text:p>370,624</text:p>
          </table:table-cell>
          <table:table-cell office:value-type="float" office:value="354.248" calcext:value-type="float">
            <text:p>354,248</text:p>
          </table:table-cell>
          <table:table-cell office:value-type="float" office:value="368.249" calcext:value-type="float">
            <text:p>368,249</text:p>
          </table:table-cell>
        </table:table-row>
        <table:table-row table:style-name="ro1">
          <table:table-cell office:value-type="string" calcext:value-type="string">
            <text:p>cooling packet: 4, step:3</text:p>
          </table:table-cell>
          <table:table-cell office:value-type="float" office:value="86.5754" calcext:value-type="float">
            <text:p>86,5754</text:p>
          </table:table-cell>
          <table:table-cell office:value-type="float" office:value="93.8482" calcext:value-type="float">
            <text:p>93,8482</text:p>
          </table:table-cell>
          <table:table-cell office:value-type="float" office:value="81.5643" calcext:value-type="float">
            <text:p>81,5643</text:p>
          </table:table-cell>
          <table:table-cell office:value-type="float" office:value="91.7836" calcext:value-type="float">
            <text:p>91,7836</text:p>
          </table:table-cell>
          <table:table-cell office:value-type="float" office:value="359.575" calcext:value-type="float">
            <text:p>359,575</text:p>
          </table:table-cell>
          <table:table-cell office:value-type="float" office:value="366.848" calcext:value-type="float">
            <text:p>366,848</text:p>
          </table:table-cell>
          <table:table-cell office:value-type="float" office:value="354.564" calcext:value-type="float">
            <text:p>354,564</text:p>
          </table:table-cell>
          <table:table-cell office:value-type="float" office:value="364.784" calcext:value-type="float">
            <text:p>364,784</text:p>
          </table:table-cell>
        </table:table-row>
        <table:table-row table:style-name="ro1">
          <table:table-cell office:value-type="string" calcext:value-type="string">
            <text:p>cooling packet: 4, step:4</text:p>
          </table:table-cell>
          <table:table-cell office:value-type="float" office:value="83.5331" calcext:value-type="float">
            <text:p>83,5331</text:p>
          </table:table-cell>
          <table:table-cell office:value-type="float" office:value="90.4403" calcext:value-type="float">
            <text:p>90,4403</text:p>
          </table:table-cell>
          <table:table-cell office:value-type="float" office:value="81.7846" calcext:value-type="float">
            <text:p>81,7846</text:p>
          </table:table-cell>
          <table:table-cell office:value-type="float" office:value="88.5167" calcext:value-type="float">
            <text:p>88,5167</text:p>
          </table:table-cell>
          <table:table-cell office:value-type="float" office:value="356.533" calcext:value-type="float">
            <text:p>356,533</text:p>
          </table:table-cell>
          <table:table-cell office:value-type="float" office:value="363.44" calcext:value-type="float">
            <text:p>363,44</text:p>
          </table:table-cell>
          <table:table-cell office:value-type="float" office:value="354.785" calcext:value-type="float">
            <text:p>354,785</text:p>
          </table:table-cell>
          <table:table-cell office:value-type="float" office:value="361.517" calcext:value-type="float">
            <text:p>361,517</text:p>
          </table:table-cell>
        </table:table-row>
        <table:table-row table:style-name="ro1">
          <table:table-cell office:value-type="string" calcext:value-type="string">
            <text:p>cooling packet: 4, step:5</text:p>
          </table:table-cell>
          <table:table-cell office:value-type="float" office:value="80.6441" calcext:value-type="float">
            <text:p>80,6441</text:p>
          </table:table-cell>
          <table:table-cell office:value-type="float" office:value="87.2534" calcext:value-type="float">
            <text:p>87,2534</text:p>
          </table:table-cell>
          <table:table-cell office:value-type="float" office:value="81.917" calcext:value-type="float">
            <text:p>81,917</text:p>
          </table:table-cell>
          <table:table-cell office:value-type="float" office:value="85.4359" calcext:value-type="float">
            <text:p>85,4359</text:p>
          </table:table-cell>
          <table:table-cell office:value-type="float" office:value="353.644" calcext:value-type="float">
            <text:p>353,644</text:p>
          </table:table-cell>
          <table:table-cell office:value-type="float" office:value="360.253" calcext:value-type="float">
            <text:p>360,253</text:p>
          </table:table-cell>
          <table:table-cell office:value-type="float" office:value="354.917" calcext:value-type="float">
            <text:p>354,917</text:p>
          </table:table-cell>
          <table:table-cell office:value-type="float" office:value="358.436" calcext:value-type="float">
            <text:p>358,436</text:p>
          </table:table-cell>
        </table:table-row>
        <table:table-row table:style-name="ro1">
          <table:table-cell office:value-type="string" calcext:value-type="string">
            <text:p>cooling packet: 4, step:6</text:p>
          </table:table-cell>
          <table:table-cell office:value-type="float" office:value="77.9133" calcext:value-type="float">
            <text:p>77,9133</text:p>
          </table:table-cell>
          <table:table-cell office:value-type="float" office:value="84.2506" calcext:value-type="float">
            <text:p>84,2506</text:p>
          </table:table-cell>
          <table:table-cell office:value-type="float" office:value="81.9691" calcext:value-type="float">
            <text:p>81,9691</text:p>
          </table:table-cell>
          <table:table-cell office:value-type="float" office:value="82.5277" calcext:value-type="float">
            <text:p>82,5277</text:p>
          </table:table-cell>
          <table:table-cell office:value-type="float" office:value="350.913" calcext:value-type="float">
            <text:p>350,913</text:p>
          </table:table-cell>
          <table:table-cell office:value-type="float" office:value="357.251" calcext:value-type="float">
            <text:p>357,251</text:p>
          </table:table-cell>
          <table:table-cell office:value-type="float" office:value="354.969" calcext:value-type="float">
            <text:p>354,969</text:p>
          </table:table-cell>
          <table:table-cell office:value-type="float" office:value="355.528" calcext:value-type="float">
            <text:p>355,528</text:p>
          </table:table-cell>
        </table:table-row>
        <table:table-row table:style-name="ro1">
          <table:table-cell office:value-type="string" calcext:value-type="string">
            <text:p>cooling packet: 4, step:7</text:p>
          </table:table-cell>
          <table:table-cell office:value-type="float" office:value="75.3323" calcext:value-type="float">
            <text:p>75,3323</text:p>
          </table:table-cell>
          <table:table-cell office:value-type="float" office:value="81.4152" calcext:value-type="float">
            <text:p>81,4152</text:p>
          </table:table-cell>
          <table:table-cell office:value-type="float" office:value="81.948" calcext:value-type="float">
            <text:p>81,948</text:p>
          </table:table-cell>
          <table:table-cell office:value-type="float" office:value="79.7802" calcext:value-type="float">
            <text:p>79,7802</text:p>
          </table:table-cell>
          <table:table-cell office:value-type="float" office:value="348.332" calcext:value-type="float">
            <text:p>348,332</text:p>
          </table:table-cell>
          <table:table-cell office:value-type="float" office:value="354.415" calcext:value-type="float">
            <text:p>354,415</text:p>
          </table:table-cell>
          <table:table-cell office:value-type="float" office:value="354.948" calcext:value-type="float">
            <text:p>354,948</text:p>
          </table:table-cell>
          <table:table-cell office:value-type="float" office:value="352.78" calcext:value-type="float">
            <text:p>352,78</text:p>
          </table:table-cell>
        </table:table-row>
        <table:table-row table:style-name="ro1">
          <table:table-cell office:value-type="string" calcext:value-type="string">
            <text:p>cooling packet: 4, step:8</text:p>
          </table:table-cell>
          <table:table-cell office:value-type="float" office:value="72.8914" calcext:value-type="float">
            <text:p>72,8914</text:p>
          </table:table-cell>
          <table:table-cell office:value-type="float" office:value="78.7348" calcext:value-type="float">
            <text:p>78,7348</text:p>
          </table:table-cell>
          <table:table-cell office:value-type="float" office:value="81.86" calcext:value-type="float">
            <text:p>81,86</text:p>
          </table:table-cell>
          <table:table-cell office:value-type="float" office:value="77.1819" calcext:value-type="float">
            <text:p>77,1819</text:p>
          </table:table-cell>
          <table:table-cell office:value-type="float" office:value="345.891" calcext:value-type="float">
            <text:p>345,891</text:p>
          </table:table-cell>
          <table:table-cell office:value-type="float" office:value="351.735" calcext:value-type="float">
            <text:p>351,735</text:p>
          </table:table-cell>
          <table:table-cell office:value-type="float" office:value="354.86" calcext:value-type="float">
            <text:p>354,86</text:p>
          </table:table-cell>
          <table:table-cell office:value-type="float" office:value="350.182" calcext:value-type="float">
            <text:p>350,182</text:p>
          </table:table-cell>
        </table:table-row>
        <table:table-row table:style-name="ro1">
          <table:table-cell office:value-type="string" calcext:value-type="string">
            <text:p>cooling packet: 4, step:9</text:p>
          </table:table-cell>
          <table:table-cell office:value-type="float" office:value="70.5811" calcext:value-type="float">
            <text:p>70,5811</text:p>
          </table:table-cell>
          <table:table-cell office:value-type="float" office:value="76.1986" calcext:value-type="float">
            <text:p>76,1986</text:p>
          </table:table-cell>
          <table:table-cell office:value-type="float" office:value="81.711" calcext:value-type="float">
            <text:p>81,711</text:p>
          </table:table-cell>
          <table:table-cell office:value-type="float" office:value="74.7229" calcext:value-type="float">
            <text:p>74,7229</text:p>
          </table:table-cell>
          <table:table-cell office:value-type="float" office:value="343.581" calcext:value-type="float">
            <text:p>343,581</text:p>
          </table:table-cell>
          <table:table-cell office:value-type="float" office:value="349.199" calcext:value-type="float">
            <text:p>349,199</text:p>
          </table:table-cell>
          <table:table-cell office:value-type="float" office:value="354.711" calcext:value-type="float">
            <text:p>354,711</text:p>
          </table:table-cell>
          <table:table-cell office:value-type="float" office:value="347.723" calcext:value-type="float">
            <text:p>347,723</text:p>
          </table:table-cell>
        </table:table-row>
        <table:table-row table:style-name="ro1">
          <table:table-cell office:value-type="string" calcext:value-type="string">
            <text:p>cooling packet: 4, step:10</text:p>
          </table:table-cell>
          <table:table-cell office:value-type="float" office:value="68.3926" calcext:value-type="float">
            <text:p>68,3926</text:p>
          </table:table-cell>
          <table:table-cell office:value-type="float" office:value="73.7968" calcext:value-type="float">
            <text:p>73,7968</text:p>
          </table:table-cell>
          <table:table-cell office:value-type="float" office:value="81.5063" calcext:value-type="float">
            <text:p>81,5063</text:p>
          </table:table-cell>
          <table:table-cell office:value-type="float" office:value="72.3936" calcext:value-type="float">
            <text:p>72,3936</text:p>
          </table:table-cell>
          <table:table-cell office:value-type="float" office:value="341.393" calcext:value-type="float">
            <text:p>341,393</text:p>
          </table:table-cell>
          <table:table-cell office:value-type="float" office:value="346.797" calcext:value-type="float">
            <text:p>346,797</text:p>
          </table:table-cell>
          <table:table-cell office:value-type="float" office:value="354.506" calcext:value-type="float">
            <text:p>354,506</text:p>
          </table:table-cell>
          <table:table-cell office:value-type="float" office:value="345.394" calcext:value-type="float">
            <text:p>345,394</text:p>
          </table:table-cell>
        </table:table-row>
        <table:table-row table:style-name="ro1">
          <table:table-cell office:value-type="string" calcext:value-type="string">
            <text:p>cooling packet: 4, step:11</text:p>
          </table:table-cell>
          <table:table-cell office:value-type="float" office:value="66.318" calcext:value-type="float">
            <text:p>66,318</text:p>
          </table:table-cell>
          <table:table-cell office:value-type="float" office:value="71.5206" calcext:value-type="float">
            <text:p>71,5206</text:p>
          </table:table-cell>
          <table:table-cell office:value-type="float" office:value="81.2508" calcext:value-type="float">
            <text:p>81,2508</text:p>
          </table:table-cell>
          <table:table-cell office:value-type="float" office:value="70.1854" calcext:value-type="float">
            <text:p>70,1854</text:p>
          </table:table-cell>
          <table:table-cell office:value-type="float" office:value="339.318" calcext:value-type="float">
            <text:p>339,318</text:p>
          </table:table-cell>
          <table:table-cell office:value-type="float" office:value="344.521" calcext:value-type="float">
            <text:p>344,521</text:p>
          </table:table-cell>
          <table:table-cell office:value-type="float" office:value="354.251" calcext:value-type="float">
            <text:p>354,251</text:p>
          </table:table-cell>
          <table:table-cell office:value-type="float" office:value="343.185" calcext:value-type="float">
            <text:p>343,185</text:p>
          </table:table-cell>
        </table:table-row>
        <table:table-row table:style-name="ro1">
          <table:table-cell office:value-type="string" calcext:value-type="string">
            <text:p>heatind packet: 5, step:1</text:p>
          </table:table-cell>
          <table:table-cell office:value-type="float" office:value="65.5636" calcext:value-type="float">
            <text:p>65,5636</text:p>
          </table:table-cell>
          <table:table-cell office:value-type="float" office:value="81.3223" calcext:value-type="float">
            <text:p>81,3223</text:p>
          </table:table-cell>
          <table:table-cell office:value-type="float" office:value="80.9788" calcext:value-type="float">
            <text:p>80,9788</text:p>
          </table:table-cell>
          <table:table-cell office:value-type="float" office:value="71.1077" calcext:value-type="float">
            <text:p>71,1077</text:p>
          </table:table-cell>
          <table:table-cell office:value-type="float" office:value="338.564" calcext:value-type="float">
            <text:p>338,564</text:p>
          </table:table-cell>
          <table:table-cell office:value-type="float" office:value="354.322" calcext:value-type="float">
            <text:p>354,322</text:p>
          </table:table-cell>
          <table:table-cell office:value-type="float" office:value="353.979" calcext:value-type="float">
            <text:p>353,979</text:p>
          </table:table-cell>
          <table:table-cell office:value-type="float" office:value="344.108" calcext:value-type="float">
            <text:p>344,108</text:p>
          </table:table-cell>
        </table:table-row>
        <table:table-row table:style-name="ro1">
          <table:table-cell office:value-type="string" calcext:value-type="string">
            <text:p>heatind packet: 5, step:2</text:p>
          </table:table-cell>
          <table:table-cell office:value-type="float" office:value="66.9011" calcext:value-type="float">
            <text:p>66,9011</text:p>
          </table:table-cell>
          <table:table-cell office:value-type="float" office:value="84.9499" calcext:value-type="float">
            <text:p>84,9499</text:p>
          </table:table-cell>
          <table:table-cell office:value-type="float" office:value="80.7594" calcext:value-type="float">
            <text:p>80,7594</text:p>
          </table:table-cell>
          <table:table-cell office:value-type="float" office:value="73.3149" calcext:value-type="float">
            <text:p>73,3149</text:p>
          </table:table-cell>
          <table:table-cell office:value-type="float" office:value="339.901" calcext:value-type="float">
            <text:p>339,901</text:p>
          </table:table-cell>
          <table:table-cell office:value-type="float" office:value="357.95" calcext:value-type="float">
            <text:p>357,95</text:p>
          </table:table-cell>
          <table:table-cell office:value-type="float" office:value="353.759" calcext:value-type="float">
            <text:p>353,759</text:p>
          </table:table-cell>
          <table:table-cell office:value-type="float" office:value="346.315" calcext:value-type="float">
            <text:p>346,315</text:p>
          </table:table-cell>
        </table:table-row>
        <table:table-row table:style-name="ro1">
          <table:table-cell office:value-type="string" calcext:value-type="string">
            <text:p>heatind packet: 5, step:3</text:p>
          </table:table-cell>
          <table:table-cell office:value-type="float" office:value="68.7942" calcext:value-type="float">
            <text:p>68,7942</text:p>
          </table:table-cell>
          <table:table-cell office:value-type="float" office:value="87.4928" calcext:value-type="float">
            <text:p>87,4928</text:p>
          </table:table-cell>
          <table:table-cell office:value-type="float" office:value="80.6004" calcext:value-type="float">
            <text:p>80,6004</text:p>
          </table:table-cell>
          <table:table-cell office:value-type="float" office:value="75.5097" calcext:value-type="float">
            <text:p>75,5097</text:p>
          </table:table-cell>
          <table:table-cell office:value-type="float" office:value="341.794" calcext:value-type="float">
            <text:p>341,794</text:p>
          </table:table-cell>
          <table:table-cell office:value-type="float" office:value="360.493" calcext:value-type="float">
            <text:p>360,493</text:p>
          </table:table-cell>
          <table:table-cell office:value-type="float" office:value="353.6" calcext:value-type="float">
            <text:p>353,6</text:p>
          </table:table-cell>
          <table:table-cell office:value-type="float" office:value="348.51" calcext:value-type="float">
            <text:p>348,51</text:p>
          </table:table-cell>
        </table:table-row>
        <table:table-row table:style-name="ro1">
          <table:table-cell office:value-type="string" calcext:value-type="string">
            <text:p>heatind packet: 5, step:4</text:p>
          </table:table-cell>
          <table:table-cell office:value-type="float" office:value="70.7412" calcext:value-type="float">
            <text:p>70,7412</text:p>
          </table:table-cell>
          <table:table-cell office:value-type="float" office:value="89.7589" calcext:value-type="float">
            <text:p>89,7589</text:p>
          </table:table-cell>
          <table:table-cell office:value-type="float" office:value="80.4991" calcext:value-type="float">
            <text:p>80,4991</text:p>
          </table:table-cell>
          <table:table-cell office:value-type="float" office:value="77.6242" calcext:value-type="float">
            <text:p>77,6242</text:p>
          </table:table-cell>
          <table:table-cell office:value-type="float" office:value="343.741" calcext:value-type="float">
            <text:p>343,741</text:p>
          </table:table-cell>
          <table:table-cell office:value-type="float" office:value="362.759" calcext:value-type="float">
            <text:p>362,759</text:p>
          </table:table-cell>
          <table:table-cell office:value-type="float" office:value="353.499" calcext:value-type="float">
            <text:p>353,499</text:p>
          </table:table-cell>
          <table:table-cell office:value-type="float" office:value="350.624" calcext:value-type="float">
            <text:p>350,624</text:p>
          </table:table-cell>
        </table:table-row>
        <table:table-row table:style-name="ro1">
          <table:table-cell office:value-type="string" calcext:value-type="string">
            <text:p>heatind packet: 5, step:5</text:p>
          </table:table-cell>
          <table:table-cell office:value-type="float" office:value="72.6363" calcext:value-type="float">
            <text:p>72,6363</text:p>
          </table:table-cell>
          <table:table-cell office:value-type="float" office:value="91.9009" calcext:value-type="float">
            <text:p>91,9009</text:p>
          </table:table-cell>
          <table:table-cell office:value-type="float" office:value="80.4524" calcext:value-type="float">
            <text:p>80,4524</text:p>
          </table:table-cell>
          <table:table-cell office:value-type="float" office:value="79.6558" calcext:value-type="float">
            <text:p>79,6558</text:p>
          </table:table-cell>
          <table:table-cell office:value-type="float" office:value="345.636" calcext:value-type="float">
            <text:p>345,636</text:p>
          </table:table-cell>
          <table:table-cell office:value-type="float" office:value="364.901" calcext:value-type="float">
            <text:p>364,901</text:p>
          </table:table-cell>
          <table:table-cell office:value-type="float" office:value="353.452" calcext:value-type="float">
            <text:p>353,452</text:p>
          </table:table-cell>
          <table:table-cell office:value-type="float" office:value="352.656" calcext:value-type="float">
            <text:p>352,656</text:p>
          </table:table-cell>
        </table:table-row>
        <table:table-row table:style-name="ro1">
          <table:table-cell office:value-type="string" calcext:value-type="string">
            <text:p>heatind packet: 5, step:6</text:p>
          </table:table-cell>
          <table:table-cell office:value-type="float" office:value="74.4606" calcext:value-type="float">
            <text:p>74,4606</text:p>
          </table:table-cell>
          <table:table-cell office:value-type="float" office:value="93.9506" calcext:value-type="float">
            <text:p>93,9506</text:p>
          </table:table-cell>
          <table:table-cell office:value-type="float" office:value="80.4573" calcext:value-type="float">
            <text:p>80,4573</text:p>
          </table:table-cell>
          <table:table-cell office:value-type="float" office:value="81.6069" calcext:value-type="float">
            <text:p>81,6069</text:p>
          </table:table-cell>
          <table:table-cell office:value-type="float" office:value="347.461" calcext:value-type="float">
            <text:p>347,461</text:p>
          </table:table-cell>
          <table:table-cell office:value-type="float" office:value="366.951" calcext:value-type="float">
            <text:p>366,951</text:p>
          </table:table-cell>
          <table:table-cell office:value-type="float" office:value="353.457" calcext:value-type="float">
            <text:p>353,457</text:p>
          </table:table-cell>
          <table:table-cell office:value-type="float" office:value="354.607" calcext:value-type="float">
            <text:p>354,607</text:p>
          </table:table-cell>
        </table:table-row>
        <table:table-row table:style-name="ro1">
          <table:table-cell office:value-type="string" calcext:value-type="string">
            <text:p>heatind packet: 5, step:7</text:p>
          </table:table-cell>
          <table:table-cell office:value-type="float" office:value="76.2127" calcext:value-type="float">
            <text:p>76,2127</text:p>
          </table:table-cell>
          <table:table-cell office:value-type="float" office:value="95.9171" calcext:value-type="float">
            <text:p>95,9171</text:p>
          </table:table-cell>
          <table:table-cell office:value-type="float" office:value="80.5106" calcext:value-type="float">
            <text:p>80,5106</text:p>
          </table:table-cell>
          <table:table-cell office:value-type="float" office:value="83.4804" calcext:value-type="float">
            <text:p>83,4804</text:p>
          </table:table-cell>
          <table:table-cell office:value-type="float" office:value="349.213" calcext:value-type="float">
            <text:p>349,213</text:p>
          </table:table-cell>
          <table:table-cell office:value-type="float" office:value="368.917" calcext:value-type="float">
            <text:p>368,917</text:p>
          </table:table-cell>
          <table:table-cell office:value-type="float" office:value="353.511" calcext:value-type="float">
            <text:p>353,511</text:p>
          </table:table-cell>
          <table:table-cell office:value-type="float" office:value="356.48" calcext:value-type="float">
            <text:p>356,48</text:p>
          </table:table-cell>
        </table:table-row>
        <table:table-row table:style-name="ro1">
          <table:table-cell office:value-type="string" calcext:value-type="string">
            <text:p>heatind packet: 5, step:8</text:p>
          </table:table-cell>
          <table:table-cell office:value-type="float" office:value="77.8945" calcext:value-type="float">
            <text:p>77,8945</text:p>
          </table:table-cell>
          <table:table-cell office:value-type="float" office:value="97.8043" calcext:value-type="float">
            <text:p>97,8043</text:p>
          </table:table-cell>
          <table:table-cell office:value-type="float" office:value="80.6095" calcext:value-type="float">
            <text:p>80,6095</text:p>
          </table:table-cell>
          <table:table-cell office:value-type="float" office:value="85.2791" calcext:value-type="float">
            <text:p>85,2791</text:p>
          </table:table-cell>
          <table:table-cell office:value-type="float" office:value="350.895" calcext:value-type="float">
            <text:p>350,895</text:p>
          </table:table-cell>
          <table:table-cell office:value-type="float" office:value="370.804" calcext:value-type="float">
            <text:p>370,804</text:p>
          </table:table-cell>
          <table:table-cell office:value-type="float" office:value="353.609" calcext:value-type="float">
            <text:p>353,609</text:p>
          </table:table-cell>
          <table:table-cell office:value-type="float" office:value="358.279" calcext:value-type="float">
            <text:p>358,279</text:p>
          </table:table-cell>
        </table:table-row>
        <table:table-row table:style-name="ro1">
          <table:table-cell office:value-type="string" calcext:value-type="string">
            <text:p>heatind packet: 5, step:9</text:p>
          </table:table-cell>
          <table:table-cell office:value-type="float" office:value="79.5086" calcext:value-type="float">
            <text:p>79,5086</text:p>
          </table:table-cell>
          <table:table-cell office:value-type="float" office:value="99.6156" calcext:value-type="float">
            <text:p>99,6156</text:p>
          </table:table-cell>
          <table:table-cell office:value-type="float" office:value="80.7512" calcext:value-type="float">
            <text:p>80,7512</text:p>
          </table:table-cell>
          <table:table-cell office:value-type="float" office:value="87.0058" calcext:value-type="float">
            <text:p>87,0058</text:p>
          </table:table-cell>
          <table:table-cell office:value-type="float" office:value="352.509" calcext:value-type="float">
            <text:p>352,509</text:p>
          </table:table-cell>
          <table:table-cell office:value-type="float" office:value="372.616" calcext:value-type="float">
            <text:p>372,616</text:p>
          </table:table-cell>
          <table:table-cell office:value-type="float" office:value="353.751" calcext:value-type="float">
            <text:p>353,751</text:p>
          </table:table-cell>
          <table:table-cell office:value-type="float" office:value="360.006" calcext:value-type="float">
            <text:p>360,006</text:p>
          </table:table-cell>
        </table:table-row>
        <table:table-row table:style-name="ro1">
          <table:table-cell office:value-type="string" calcext:value-type="string">
            <text:p>heatind packet: 5, step:10</text:p>
          </table:table-cell>
          <table:table-cell office:value-type="float" office:value="81.0575" calcext:value-type="float">
            <text:p>81,0575</text:p>
          </table:table-cell>
          <table:table-cell office:value-type="float" office:value="101.354" calcext:value-type="float">
            <text:p>101,354</text:p>
          </table:table-cell>
          <table:table-cell office:value-type="float" office:value="80.933" calcext:value-type="float">
            <text:p>80,933</text:p>
          </table:table-cell>
          <table:table-cell office:value-type="float" office:value="88.6634" calcext:value-type="float">
            <text:p>88,6634</text:p>
          </table:table-cell>
          <table:table-cell office:value-type="float" office:value="354.058" calcext:value-type="float">
            <text:p>354,058</text:p>
          </table:table-cell>
          <table:table-cell office:value-type="float" office:value="374.354" calcext:value-type="float">
            <text:p>374,354</text:p>
          </table:table-cell>
          <table:table-cell office:value-type="float" office:value="353.933" calcext:value-type="float">
            <text:p>353,933</text:p>
          </table:table-cell>
          <table:table-cell office:value-type="float" office:value="361.663" calcext:value-type="float">
            <text:p>361,663</text:p>
          </table:table-cell>
        </table:table-row>
        <table:table-row table:style-name="ro1">
          <table:table-cell office:value-type="string" calcext:value-type="string">
            <text:p>heatind packet: 5, step:11</text:p>
          </table:table-cell>
          <table:table-cell office:value-type="float" office:value="82.5439" calcext:value-type="float">
            <text:p>82,5439</text:p>
          </table:table-cell>
          <table:table-cell office:value-type="float" office:value="103.022" calcext:value-type="float">
            <text:p>103,022</text:p>
          </table:table-cell>
          <table:table-cell office:value-type="float" office:value="81.1523" calcext:value-type="float">
            <text:p>81,1523</text:p>
          </table:table-cell>
          <table:table-cell office:value-type="float" office:value="90.2545" calcext:value-type="float">
            <text:p>90,2545</text:p>
          </table:table-cell>
          <table:table-cell office:value-type="float" office:value="355.544" calcext:value-type="float">
            <text:p>355,544</text:p>
          </table:table-cell>
          <table:table-cell office:value-type="float" office:value="376.022" calcext:value-type="float">
            <text:p>376,022</text:p>
          </table:table-cell>
          <table:table-cell office:value-type="float" office:value="354.152" calcext:value-type="float">
            <text:p>354,152</text:p>
          </table:table-cell>
          <table:table-cell office:value-type="float" office:value="363.254" calcext:value-type="float">
            <text:p>363,254</text:p>
          </table:table-cell>
        </table:table-row>
        <table:table-row table:style-name="ro1">
          <table:table-cell office:value-type="string" calcext:value-type="string">
            <text:p>heatind packet: 5, step:12</text:p>
          </table:table-cell>
          <table:table-cell office:value-type="float" office:value="83.9702" calcext:value-type="float">
            <text:p>83,9702</text:p>
          </table:table-cell>
          <table:table-cell office:value-type="float" office:value="104.623" calcext:value-type="float">
            <text:p>104,623</text:p>
          </table:table-cell>
          <table:table-cell office:value-type="float" office:value="81.4067" calcext:value-type="float">
            <text:p>81,4067</text:p>
          </table:table-cell>
          <table:table-cell office:value-type="float" office:value="91.7817" calcext:value-type="float">
            <text:p>91,7817</text:p>
          </table:table-cell>
          <table:table-cell office:value-type="float" office:value="356.97" calcext:value-type="float">
            <text:p>356,97</text:p>
          </table:table-cell>
          <table:table-cell office:value-type="float" office:value="377.623" calcext:value-type="float">
            <text:p>377,623</text:p>
          </table:table-cell>
          <table:table-cell office:value-type="float" office:value="354.407" calcext:value-type="float">
            <text:p>354,407</text:p>
          </table:table-cell>
          <table:table-cell office:value-type="float" office:value="364.782" calcext:value-type="float">
            <text:p>364,782</text:p>
          </table:table-cell>
        </table:table-row>
        <table:table-row table:style-name="ro1">
          <table:table-cell office:value-type="string" calcext:value-type="string">
            <text:p>heatind packet: 5, step:13</text:p>
          </table:table-cell>
          <table:table-cell office:value-type="float" office:value="85.3389" calcext:value-type="float">
            <text:p>85,3389</text:p>
          </table:table-cell>
          <table:table-cell office:value-type="float" office:value="106.159" calcext:value-type="float">
            <text:p>106,159</text:p>
          </table:table-cell>
          <table:table-cell office:value-type="float" office:value="81.6937" calcext:value-type="float">
            <text:p>81,6937</text:p>
          </table:table-cell>
          <table:table-cell office:value-type="float" office:value="93.2477" calcext:value-type="float">
            <text:p>93,2477</text:p>
          </table:table-cell>
          <table:table-cell office:value-type="float" office:value="358.339" calcext:value-type="float">
            <text:p>358,339</text:p>
          </table:table-cell>
          <table:table-cell office:value-type="float" office:value="379.159" calcext:value-type="float">
            <text:p>379,159</text:p>
          </table:table-cell>
          <table:table-cell office:value-type="float" office:value="354.694" calcext:value-type="float">
            <text:p>354,694</text:p>
          </table:table-cell>
          <table:table-cell office:value-type="float" office:value="366.248" calcext:value-type="float">
            <text:p>366,248</text:p>
          </table:table-cell>
        </table:table-row>
        <table:table-row table:style-name="ro1">
          <table:table-cell office:value-type="string" calcext:value-type="string">
            <text:p>heatind packet: 5, step:14</text:p>
          </table:table-cell>
          <table:table-cell office:value-type="float" office:value="86.6522" calcext:value-type="float">
            <text:p>86,6522</text:p>
          </table:table-cell>
          <table:table-cell office:value-type="float" office:value="107.634" calcext:value-type="float">
            <text:p>107,634</text:p>
          </table:table-cell>
          <table:table-cell office:value-type="float" office:value="82.0111" calcext:value-type="float">
            <text:p>82,0111</text:p>
          </table:table-cell>
          <table:table-cell office:value-type="float" office:value="94.6549" calcext:value-type="float">
            <text:p>94,6549</text:p>
          </table:table-cell>
          <table:table-cell office:value-type="float" office:value="359.652" calcext:value-type="float">
            <text:p>359,652</text:p>
          </table:table-cell>
          <table:table-cell office:value-type="float" office:value="380.634" calcext:value-type="float">
            <text:p>380,634</text:p>
          </table:table-cell>
          <table:table-cell office:value-type="float" office:value="355.011" calcext:value-type="float">
            <text:p>355,011</text:p>
          </table:table-cell>
          <table:table-cell office:value-type="float" office:value="367.655" calcext:value-type="float">
            <text:p>367,655</text:p>
          </table:table-cell>
        </table:table-row>
        <table:table-row table:style-name="ro1">
          <table:table-cell office:value-type="string" calcext:value-type="string">
            <text:p>heatind packet: 5, step:15</text:p>
          </table:table-cell>
          <table:table-cell office:value-type="float" office:value="87.9126" calcext:value-type="float">
            <text:p>87,9126</text:p>
          </table:table-cell>
          <table:table-cell office:value-type="float" office:value="109.049" calcext:value-type="float">
            <text:p>109,049</text:p>
          </table:table-cell>
          <table:table-cell office:value-type="float" office:value="82.3567" calcext:value-type="float">
            <text:p>82,3567</text:p>
          </table:table-cell>
          <table:table-cell office:value-type="float" office:value="96.0058" calcext:value-type="float">
            <text:p>96,0058</text:p>
          </table:table-cell>
          <table:table-cell office:value-type="float" office:value="360.913" calcext:value-type="float">
            <text:p>360,913</text:p>
          </table:table-cell>
          <table:table-cell office:value-type="float" office:value="382.049" calcext:value-type="float">
            <text:p>382,049</text:p>
          </table:table-cell>
          <table:table-cell office:value-type="float" office:value="355.357" calcext:value-type="float">
            <text:p>355,357</text:p>
          </table:table-cell>
          <table:table-cell office:value-type="float" office:value="369.006" calcext:value-type="float">
            <text:p>369,006</text:p>
          </table:table-cell>
        </table:table-row>
        <table:table-row table:style-name="ro1">
          <table:table-cell office:value-type="string" calcext:value-type="string">
            <text:p>heatind packet: 5, step:16</text:p>
          </table:table-cell>
          <table:table-cell office:value-type="float" office:value="89.1222" calcext:value-type="float">
            <text:p>89,1222</text:p>
          </table:table-cell>
          <table:table-cell office:value-type="float" office:value="110.407" calcext:value-type="float">
            <text:p>110,407</text:p>
          </table:table-cell>
          <table:table-cell office:value-type="float" office:value="82.7284" calcext:value-type="float">
            <text:p>82,7284</text:p>
          </table:table-cell>
          <table:table-cell office:value-type="float" office:value="97.3026" calcext:value-type="float">
            <text:p>97,3026</text:p>
          </table:table-cell>
          <table:table-cell office:value-type="float" office:value="362.122" calcext:value-type="float">
            <text:p>362,122</text:p>
          </table:table-cell>
          <table:table-cell office:value-type="float" office:value="383.407" calcext:value-type="float">
            <text:p>383,407</text:p>
          </table:table-cell>
          <table:table-cell office:value-type="float" office:value="355.728" calcext:value-type="float">
            <text:p>355,728</text:p>
          </table:table-cell>
          <table:table-cell office:value-type="float" office:value="370.303" calcext:value-type="float">
            <text:p>370,303</text:p>
          </table:table-cell>
        </table:table-row>
        <table:table-row table:style-name="ro1">
          <table:table-cell office:value-type="string" calcext:value-type="string">
            <text:p>heatind packet: 5, step:17</text:p>
          </table:table-cell>
          <table:table-cell office:value-type="float" office:value="90.2831" calcext:value-type="float">
            <text:p>90,2831</text:p>
          </table:table-cell>
          <table:table-cell office:value-type="float" office:value="111.71" calcext:value-type="float">
            <text:p>111,71</text:p>
          </table:table-cell>
          <table:table-cell office:value-type="float" office:value="83.1242" calcext:value-type="float">
            <text:p>83,1242</text:p>
          </table:table-cell>
          <table:table-cell office:value-type="float" office:value="98.5477" calcext:value-type="float">
            <text:p>98,5477</text:p>
          </table:table-cell>
          <table:table-cell office:value-type="float" office:value="363.283" calcext:value-type="float">
            <text:p>363,283</text:p>
          </table:table-cell>
          <table:table-cell office:value-type="float" office:value="384.71" calcext:value-type="float">
            <text:p>384,71</text:p>
          </table:table-cell>
          <table:table-cell office:value-type="float" office:value="356.124" calcext:value-type="float">
            <text:p>356,124</text:p>
          </table:table-cell>
          <table:table-cell office:value-type="float" office:value="371.548" calcext:value-type="float">
            <text:p>371,548</text:p>
          </table:table-cell>
        </table:table-row>
        <table:table-row table:style-name="ro1">
          <table:table-cell office:value-type="string" calcext:value-type="string">
            <text:p>heatind packet: 5, step:18</text:p>
          </table:table-cell>
          <table:table-cell office:value-type="float" office:value="91.3974" calcext:value-type="float">
            <text:p>91,3974</text:p>
          </table:table-cell>
          <table:table-cell office:value-type="float" office:value="112.962" calcext:value-type="float">
            <text:p>112,962</text:p>
          </table:table-cell>
          <table:table-cell office:value-type="float" office:value="83.5423" calcext:value-type="float">
            <text:p>83,5423</text:p>
          </table:table-cell>
          <table:table-cell office:value-type="float" office:value="99.7431" calcext:value-type="float">
            <text:p>99,7431</text:p>
          </table:table-cell>
          <table:table-cell office:value-type="float" office:value="364.397" calcext:value-type="float">
            <text:p>364,397</text:p>
          </table:table-cell>
          <table:table-cell office:value-type="float" office:value="385.962" calcext:value-type="float">
            <text:p>385,962</text:p>
          </table:table-cell>
          <table:table-cell office:value-type="float" office:value="356.542" calcext:value-type="float">
            <text:p>356,542</text:p>
          </table:table-cell>
          <table:table-cell office:value-type="float" office:value="372.743" calcext:value-type="float">
            <text:p>372,743</text:p>
          </table:table-cell>
        </table:table-row>
        <table:table-row table:style-name="ro1">
          <table:table-cell office:value-type="string" calcext:value-type="string">
            <text:p>heatind packet: 5, step:19</text:p>
          </table:table-cell>
          <table:table-cell office:value-type="float" office:value="92.4671" calcext:value-type="float">
            <text:p>92,4671</text:p>
          </table:table-cell>
          <table:table-cell office:value-type="float" office:value="114.163" calcext:value-type="float">
            <text:p>114,163</text:p>
          </table:table-cell>
          <table:table-cell office:value-type="float" office:value="83.9807" calcext:value-type="float">
            <text:p>83,9807</text:p>
          </table:table-cell>
          <table:table-cell office:value-type="float" office:value="100.891" calcext:value-type="float">
            <text:p>100,891</text:p>
          </table:table-cell>
          <table:table-cell office:value-type="float" office:value="365.467" calcext:value-type="float">
            <text:p>365,467</text:p>
          </table:table-cell>
          <table:table-cell office:value-type="float" office:value="387.163" calcext:value-type="float">
            <text:p>387,163</text:p>
          </table:table-cell>
          <table:table-cell office:value-type="float" office:value="356.981" calcext:value-type="float">
            <text:p>356,981</text:p>
          </table:table-cell>
          <table:table-cell office:value-type="float" office:value="373.891" calcext:value-type="float">
            <text:p>373,891</text:p>
          </table:table-cell>
        </table:table-row>
        <table:table-row table:style-name="ro1">
          <table:table-cell office:value-type="string" calcext:value-type="string">
            <text:p>heatind packet: 5, step:20</text:p>
          </table:table-cell>
          <table:table-cell office:value-type="float" office:value="93.4941" calcext:value-type="float">
            <text:p>93,4941</text:p>
          </table:table-cell>
          <table:table-cell office:value-type="float" office:value="115.316" calcext:value-type="float">
            <text:p>115,316</text:p>
          </table:table-cell>
          <table:table-cell office:value-type="float" office:value="84.438" calcext:value-type="float">
            <text:p>84,438</text:p>
          </table:table-cell>
          <table:table-cell office:value-type="float" office:value="101.994" calcext:value-type="float">
            <text:p>101,994</text:p>
          </table:table-cell>
          <table:table-cell office:value-type="float" office:value="366.494" calcext:value-type="float">
            <text:p>366,494</text:p>
          </table:table-cell>
          <table:table-cell office:value-type="float" office:value="388.316" calcext:value-type="float">
            <text:p>388,316</text:p>
          </table:table-cell>
          <table:table-cell office:value-type="float" office:value="357.438" calcext:value-type="float">
            <text:p>357,438</text:p>
          </table:table-cell>
          <table:table-cell office:value-type="float" office:value="374.994" calcext:value-type="float">
            <text:p>374,994</text:p>
          </table:table-cell>
        </table:table-row>
        <table:table-row table:style-name="ro1">
          <table:table-cell office:value-type="string" calcext:value-type="string">
            <text:p>heatind packet: 5, step:21</text:p>
          </table:table-cell>
          <table:table-cell office:value-type="float" office:value="94.4803" calcext:value-type="float">
            <text:p>94,4803</text:p>
          </table:table-cell>
          <table:table-cell office:value-type="float" office:value="116.424" calcext:value-type="float">
            <text:p>116,424</text:p>
          </table:table-cell>
          <table:table-cell office:value-type="float" office:value="84.9123" calcext:value-type="float">
            <text:p>84,9123</text:p>
          </table:table-cell>
          <table:table-cell office:value-type="float" office:value="103.053" calcext:value-type="float">
            <text:p>103,053</text:p>
          </table:table-cell>
          <table:table-cell office:value-type="float" office:value="367.48" calcext:value-type="float">
            <text:p>367,48</text:p>
          </table:table-cell>
          <table:table-cell office:value-type="float" office:value="389.424" calcext:value-type="float">
            <text:p>389,424</text:p>
          </table:table-cell>
          <table:table-cell office:value-type="float" office:value="357.912" calcext:value-type="float">
            <text:p>357,912</text:p>
          </table:table-cell>
          <table:table-cell office:value-type="float" office:value="376.053" calcext:value-type="float">
            <text:p>376,053</text:p>
          </table:table-cell>
        </table:table-row>
        <table:table-row table:style-name="ro1">
          <table:table-cell office:value-type="string" calcext:value-type="string">
            <text:p>cooling packet: 5, step:1</text:p>
          </table:table-cell>
          <table:table-cell office:value-type="float" office:value="93.9694" calcext:value-type="float">
            <text:p>93,9694</text:p>
          </table:table-cell>
          <table:table-cell office:value-type="float" office:value="104.331" calcext:value-type="float">
            <text:p>104,331</text:p>
          </table:table-cell>
          <table:table-cell office:value-type="float" office:value="85.364" calcext:value-type="float">
            <text:p>85,364</text:p>
          </table:table-cell>
          <table:table-cell office:value-type="float" office:value="100.598" calcext:value-type="float">
            <text:p>100,598</text:p>
          </table:table-cell>
          <table:table-cell office:value-type="float" office:value="366.969" calcext:value-type="float">
            <text:p>366,969</text:p>
          </table:table-cell>
          <table:table-cell office:value-type="float" office:value="377.331" calcext:value-type="float">
            <text:p>377,331</text:p>
          </table:table-cell>
          <table:table-cell office:value-type="float" office:value="358.364" calcext:value-type="float">
            <text:p>358,364</text:p>
          </table:table-cell>
          <table:table-cell office:value-type="float" office:value="373.598" calcext:value-type="float">
            <text:p>373,598</text:p>
          </table:table-cell>
        </table:table-row>
        <table:table-row table:style-name="ro1">
          <table:table-cell office:value-type="string" calcext:value-type="string">
            <text:p>cooling packet: 5, step:2</text:p>
          </table:table-cell>
          <table:table-cell office:value-type="float" office:value="91.2327" calcext:value-type="float">
            <text:p>91,2327</text:p>
          </table:table-cell>
          <table:table-cell office:value-type="float" office:value="99.3203" calcext:value-type="float">
            <text:p>99,3203</text:p>
          </table:table-cell>
          <table:table-cell office:value-type="float" office:value="85.7129" calcext:value-type="float">
            <text:p>85,7129</text:p>
          </table:table-cell>
          <table:table-cell office:value-type="float" office:value="96.9235" calcext:value-type="float">
            <text:p>96,9235</text:p>
          </table:table-cell>
          <table:table-cell office:value-type="float" office:value="364.233" calcext:value-type="float">
            <text:p>364,233</text:p>
          </table:table-cell>
          <table:table-cell office:value-type="float" office:value="372.32" calcext:value-type="float">
            <text:p>372,32</text:p>
          </table:table-cell>
          <table:table-cell office:value-type="float" office:value="358.713" calcext:value-type="float">
            <text:p>358,713</text:p>
          </table:table-cell>
          <table:table-cell office:value-type="float" office:value="369.924" calcext:value-type="float">
            <text:p>369,924</text:p>
          </table:table-cell>
        </table:table-row>
        <table:table-row table:style-name="ro1">
          <table:table-cell office:value-type="string" calcext:value-type="string">
            <text:p>cooling packet: 5, step:3</text:p>
          </table:table-cell>
          <table:table-cell office:value-type="float" office:value="88.0759" calcext:value-type="float">
            <text:p>88,0759</text:p>
          </table:table-cell>
          <table:table-cell office:value-type="float" office:value="95.4977" calcext:value-type="float">
            <text:p>95,4977</text:p>
          </table:table-cell>
          <table:table-cell office:value-type="float" office:value="85.9574" calcext:value-type="float">
            <text:p>85,9574</text:p>
          </table:table-cell>
          <table:table-cell office:value-type="float" office:value="93.4117" calcext:value-type="float">
            <text:p>93,4117</text:p>
          </table:table-cell>
          <table:table-cell office:value-type="float" office:value="361.076" calcext:value-type="float">
            <text:p>361,076</text:p>
          </table:table-cell>
          <table:table-cell office:value-type="float" office:value="368.498" calcext:value-type="float">
            <text:p>368,498</text:p>
          </table:table-cell>
          <table:table-cell office:value-type="float" office:value="358.957" calcext:value-type="float">
            <text:p>358,957</text:p>
          </table:table-cell>
          <table:table-cell office:value-type="float" office:value="366.412" calcext:value-type="float">
            <text:p>366,412</text:p>
          </table:table-cell>
        </table:table-row>
        <table:table-row table:style-name="ro1">
          <table:table-cell office:value-type="string" calcext:value-type="string">
            <text:p>cooling packet: 5, step:4</text:p>
          </table:table-cell>
          <table:table-cell office:value-type="float" office:value="84.9929" calcext:value-type="float">
            <text:p>84,9929</text:p>
          </table:table-cell>
          <table:table-cell office:value-type="float" office:value="92.0451" calcext:value-type="float">
            <text:p>92,0451</text:p>
          </table:table-cell>
          <table:table-cell office:value-type="float" office:value="86.1064" calcext:value-type="float">
            <text:p>86,1064</text:p>
          </table:table-cell>
          <table:table-cell office:value-type="float" office:value="90.1009" calcext:value-type="float">
            <text:p>90,1009</text:p>
          </table:table-cell>
          <table:table-cell office:value-type="float" office:value="357.993" calcext:value-type="float">
            <text:p>357,993</text:p>
          </table:table-cell>
          <table:table-cell office:value-type="float" office:value="365.045" calcext:value-type="float">
            <text:p>365,045</text:p>
          </table:table-cell>
          <table:table-cell office:value-type="float" office:value="359.106" calcext:value-type="float">
            <text:p>359,106</text:p>
          </table:table-cell>
          <table:table-cell office:value-type="float" office:value="363.101" calcext:value-type="float">
            <text:p>363,101</text:p>
          </table:table-cell>
        </table:table-row>
        <table:table-row table:style-name="ro1">
          <table:table-cell office:value-type="string" calcext:value-type="string">
            <text:p>cooling packet: 5, step:5</text:p>
          </table:table-cell>
          <table:table-cell office:value-type="float" office:value="82.0659" calcext:value-type="float">
            <text:p>82,0659</text:p>
          </table:table-cell>
          <table:table-cell office:value-type="float" office:value="88.8159" calcext:value-type="float">
            <text:p>88,8159</text:p>
          </table:table-cell>
          <table:table-cell office:value-type="float" office:value="86.1683" calcext:value-type="float">
            <text:p>86,1683</text:p>
          </table:table-cell>
          <table:table-cell office:value-type="float" office:value="86.9787" calcext:value-type="float">
            <text:p>86,9787</text:p>
          </table:table-cell>
          <table:table-cell office:value-type="float" office:value="355.066" calcext:value-type="float">
            <text:p>355,066</text:p>
          </table:table-cell>
          <table:table-cell office:value-type="float" office:value="361.816" calcext:value-type="float">
            <text:p>361,816</text:p>
          </table:table-cell>
          <table:table-cell office:value-type="float" office:value="359.168" calcext:value-type="float">
            <text:p>359,168</text:p>
          </table:table-cell>
          <table:table-cell office:value-type="float" office:value="359.979" calcext:value-type="float">
            <text:p>359,979</text:p>
          </table:table-cell>
        </table:table-row>
        <table:table-row table:style-name="ro1">
          <table:table-cell office:value-type="string" calcext:value-type="string">
            <text:p>cooling packet: 5, step:6</text:p>
          </table:table-cell>
          <table:table-cell office:value-type="float" office:value="79.2992" calcext:value-type="float">
            <text:p>79,2992</text:p>
          </table:table-cell>
          <table:table-cell office:value-type="float" office:value="85.7732" calcext:value-type="float">
            <text:p>85,7732</text:p>
          </table:table-cell>
          <table:table-cell office:value-type="float" office:value="86.1509" calcext:value-type="float">
            <text:p>86,1509</text:p>
          </table:table-cell>
          <table:table-cell office:value-type="float" office:value="84.0315" calcext:value-type="float">
            <text:p>84,0315</text:p>
          </table:table-cell>
          <table:table-cell office:value-type="float" office:value="352.299" calcext:value-type="float">
            <text:p>352,299</text:p>
          </table:table-cell>
          <table:table-cell office:value-type="float" office:value="358.773" calcext:value-type="float">
            <text:p>358,773</text:p>
          </table:table-cell>
          <table:table-cell office:value-type="float" office:value="359.151" calcext:value-type="float">
            <text:p>359,151</text:p>
          </table:table-cell>
          <table:table-cell office:value-type="float" office:value="357.032" calcext:value-type="float">
            <text:p>357,032</text:p>
          </table:table-cell>
        </table:table-row>
        <table:table-row table:style-name="ro1">
          <table:table-cell office:value-type="string" calcext:value-type="string">
            <text:p>cooling packet: 5, step:7</text:p>
          </table:table-cell>
          <table:table-cell office:value-type="float" office:value="76.6842" calcext:value-type="float">
            <text:p>76,6842</text:p>
          </table:table-cell>
          <table:table-cell office:value-type="float" office:value="82.8999" calcext:value-type="float">
            <text:p>82,8999</text:p>
          </table:table-cell>
          <table:table-cell office:value-type="float" office:value="86.0612" calcext:value-type="float">
            <text:p>86,0612</text:p>
          </table:table-cell>
          <table:table-cell office:value-type="float" office:value="81.2469" calcext:value-type="float">
            <text:p>81,2469</text:p>
          </table:table-cell>
          <table:table-cell office:value-type="float" office:value="349.684" calcext:value-type="float">
            <text:p>349,684</text:p>
          </table:table-cell>
          <table:table-cell office:value-type="float" office:value="355.9" calcext:value-type="float">
            <text:p>355,9</text:p>
          </table:table-cell>
          <table:table-cell office:value-type="float" office:value="359.061" calcext:value-type="float">
            <text:p>359,061</text:p>
          </table:table-cell>
          <table:table-cell office:value-type="float" office:value="354.247" calcext:value-type="float">
            <text:p>354,247</text:p>
          </table:table-cell>
        </table:table-row>
        <table:table-row table:style-name="ro1">
          <table:table-cell office:value-type="string" calcext:value-type="string">
            <text:p>cooling packet: 5, step:8</text:p>
          </table:table-cell>
          <table:table-cell office:value-type="float" office:value="74.211" calcext:value-type="float">
            <text:p>74,211</text:p>
          </table:table-cell>
          <table:table-cell office:value-type="float" office:value="80.1836" calcext:value-type="float">
            <text:p>80,1836</text:p>
          </table:table-cell>
          <table:table-cell office:value-type="float" office:value="85.9055" calcext:value-type="float">
            <text:p>85,9055</text:p>
          </table:table-cell>
          <table:table-cell office:value-type="float" office:value="78.6136" calcext:value-type="float">
            <text:p>78,6136</text:p>
          </table:table-cell>
          <table:table-cell office:value-type="float" office:value="347.211" calcext:value-type="float">
            <text:p>347,211</text:p>
          </table:table-cell>
          <table:table-cell office:value-type="float" office:value="353.184" calcext:value-type="float">
            <text:p>353,184</text:p>
          </table:table-cell>
          <table:table-cell office:value-type="float" office:value="358.906" calcext:value-type="float">
            <text:p>358,906</text:p>
          </table:table-cell>
          <table:table-cell office:value-type="float" office:value="351.614" calcext:value-type="float">
            <text:p>351,614</text:p>
          </table:table-cell>
        </table:table-row>
        <table:table-row table:style-name="ro1">
          <table:table-cell office:value-type="string" calcext:value-type="string">
            <text:p>cooling packet: 5, step:9</text:p>
          </table:table-cell>
          <table:table-cell office:value-type="float" office:value="71.8701" calcext:value-type="float">
            <text:p>71,8701</text:p>
          </table:table-cell>
          <table:table-cell office:value-type="float" office:value="77.6134" calcext:value-type="float">
            <text:p>77,6134</text:p>
          </table:table-cell>
          <table:table-cell office:value-type="float" office:value="85.6898" calcext:value-type="float">
            <text:p>85,6898</text:p>
          </table:table-cell>
          <table:table-cell office:value-type="float" office:value="76.1212" calcext:value-type="float">
            <text:p>76,1212</text:p>
          </table:table-cell>
          <table:table-cell office:value-type="float" office:value="344.87" calcext:value-type="float">
            <text:p>344,87</text:p>
          </table:table-cell>
          <table:table-cell office:value-type="float" office:value="350.613" calcext:value-type="float">
            <text:p>350,613</text:p>
          </table:table-cell>
          <table:table-cell office:value-type="float" office:value="358.69" calcext:value-type="float">
            <text:p>358,69</text:p>
          </table:table-cell>
          <table:table-cell office:value-type="float" office:value="349.121" calcext:value-type="float">
            <text:p>349,121</text:p>
          </table:table-cell>
        </table:table-row>
        <table:table-row table:style-name="ro1">
          <table:table-cell office:value-type="string" calcext:value-type="string">
            <text:p>cooling packet: 5, step:10</text:p>
          </table:table-cell>
          <table:table-cell office:value-type="float" office:value="69.6524" calcext:value-type="float">
            <text:p>69,6524</text:p>
          </table:table-cell>
          <table:table-cell office:value-type="float" office:value="75.1792" calcext:value-type="float">
            <text:p>75,1792</text:p>
          </table:table-cell>
          <table:table-cell office:value-type="float" office:value="85.4195" calcext:value-type="float">
            <text:p>85,4195</text:p>
          </table:table-cell>
          <table:table-cell office:value-type="float" office:value="73.7601" calcext:value-type="float">
            <text:p>73,7601</text:p>
          </table:table-cell>
          <table:table-cell office:value-type="float" office:value="342.652" calcext:value-type="float">
            <text:p>342,652</text:p>
          </table:table-cell>
          <table:table-cell office:value-type="float" office:value="348.179" calcext:value-type="float">
            <text:p>348,179</text:p>
          </table:table-cell>
          <table:table-cell office:value-type="float" office:value="358.419" calcext:value-type="float">
            <text:p>358,419</text:p>
          </table:table-cell>
          <table:table-cell office:value-type="float" office:value="346.76" calcext:value-type="float">
            <text:p>346,76</text:p>
          </table:table-cell>
        </table:table-row>
        <table:table-row table:style-name="ro1">
          <table:table-cell office:value-type="string" calcext:value-type="string">
            <text:p>cooling packet: 5, step:11</text:p>
          </table:table-cell>
          <table:table-cell office:value-type="float" office:value="67.5499" calcext:value-type="float">
            <text:p>67,5499</text:p>
          </table:table-cell>
          <table:table-cell office:value-type="float" office:value="72.8721" calcext:value-type="float">
            <text:p>72,8721</text:p>
          </table:table-cell>
          <table:table-cell office:value-type="float" office:value="85.0993" calcext:value-type="float">
            <text:p>85,0993</text:p>
          </table:table-cell>
          <table:table-cell office:value-type="float" office:value="71.5216" calcext:value-type="float">
            <text:p>71,5216</text:p>
          </table:table-cell>
          <table:table-cell office:value-type="float" office:value="340.55" calcext:value-type="float">
            <text:p>340,55</text:p>
          </table:table-cell>
          <table:table-cell office:value-type="float" office:value="345.872" calcext:value-type="float">
            <text:p>345,872</text:p>
          </table:table-cell>
          <table:table-cell office:value-type="float" office:value="358.099" calcext:value-type="float">
            <text:p>358,099</text:p>
          </table:table-cell>
          <table:table-cell office:value-type="float" office:value="344.522" calcext:value-type="float">
            <text:p>344,522</text:p>
          </table:table-cell>
        </table:table-row>
        <table:table-row table:style-name="ro1">
          <table:table-cell office:value-type="string" calcext:value-type="string">
            <text:p>heatind packet: 6, step:1</text:p>
          </table:table-cell>
          <table:table-cell office:value-type="float" office:value="66.7771" calcext:value-type="float">
            <text:p>66,7771</text:p>
          </table:table-cell>
          <table:table-cell office:value-type="float" office:value="82.6863" calcext:value-type="float">
            <text:p>82,6863</text:p>
          </table:table-cell>
          <table:table-cell office:value-type="float" office:value="84.7637" calcext:value-type="float">
            <text:p>84,7637</text:p>
          </table:table-cell>
          <table:table-cell office:value-type="float" office:value="72.4306" calcext:value-type="float">
            <text:p>72,4306</text:p>
          </table:table-cell>
          <table:table-cell office:value-type="float" office:value="339.777" calcext:value-type="float">
            <text:p>339,777</text:p>
          </table:table-cell>
          <table:table-cell office:value-type="float" office:value="355.686" calcext:value-type="float">
            <text:p>355,686</text:p>
          </table:table-cell>
          <table:table-cell office:value-type="float" office:value="357.764" calcext:value-type="float">
            <text:p>357,764</text:p>
          </table:table-cell>
          <table:table-cell office:value-type="float" office:value="345.431" calcext:value-type="float">
            <text:p>345,431</text:p>
          </table:table-cell>
        </table:table-row>
        <table:table-row table:style-name="ro1">
          <table:table-cell office:value-type="string" calcext:value-type="string">
            <text:p>heatind packet: 6, step:2</text:p>
          </table:table-cell>
          <table:table-cell office:value-type="float" office:value="68.1059" calcext:value-type="float">
            <text:p>68,1059</text:p>
          </table:table-cell>
          <table:table-cell office:value-type="float" office:value="86.3027" calcext:value-type="float">
            <text:p>86,3027</text:p>
          </table:table-cell>
          <table:table-cell office:value-type="float" office:value="84.4821" calcext:value-type="float">
            <text:p>84,4821</text:p>
          </table:table-cell>
          <table:table-cell office:value-type="float" office:value="74.628" calcext:value-type="float">
            <text:p>74,628</text:p>
          </table:table-cell>
          <table:table-cell office:value-type="float" office:value="341.106" calcext:value-type="float">
            <text:p>341,106</text:p>
          </table:table-cell>
          <table:table-cell office:value-type="float" office:value="359.303" calcext:value-type="float">
            <text:p>359,303</text:p>
          </table:table-cell>
          <table:table-cell office:value-type="float" office:value="357.482" calcext:value-type="float">
            <text:p>357,482</text:p>
          </table:table-cell>
          <table:table-cell office:value-type="float" office:value="347.628" calcext:value-type="float">
            <text:p>347,628</text:p>
          </table:table-cell>
        </table:table-row>
        <table:table-row table:style-name="ro1">
          <table:table-cell office:value-type="string" calcext:value-type="string">
            <text:p>heatind packet: 6, step:3</text:p>
          </table:table-cell>
          <table:table-cell office:value-type="float" office:value="69.9899" calcext:value-type="float">
            <text:p>69,9899</text:p>
          </table:table-cell>
          <table:table-cell office:value-type="float" office:value="88.8338" calcext:value-type="float">
            <text:p>88,8338</text:p>
          </table:table-cell>
          <table:table-cell office:value-type="float" office:value="84.262" calcext:value-type="float">
            <text:p>84,262</text:p>
          </table:table-cell>
          <table:table-cell office:value-type="float" office:value="76.8121" calcext:value-type="float">
            <text:p>76,8121</text:p>
          </table:table-cell>
          <table:table-cell office:value-type="float" office:value="342.99" calcext:value-type="float">
            <text:p>342,99</text:p>
          </table:table-cell>
          <table:table-cell office:value-type="float" office:value="361.834" calcext:value-type="float">
            <text:p>361,834</text:p>
          </table:table-cell>
          <table:table-cell office:value-type="float" office:value="357.262" calcext:value-type="float">
            <text:p>357,262</text:p>
          </table:table-cell>
          <table:table-cell office:value-type="float" office:value="349.812" calcext:value-type="float">
            <text:p>349,812</text:p>
          </table:table-cell>
        </table:table-row>
        <table:table-row table:style-name="ro1">
          <table:table-cell office:value-type="string" calcext:value-type="string">
            <text:p>heatind packet: 6, step:4</text:p>
          </table:table-cell>
          <table:table-cell office:value-type="float" office:value="71.9267" calcext:value-type="float">
            <text:p>71,9267</text:p>
          </table:table-cell>
          <table:table-cell office:value-type="float" office:value="91.0879" calcext:value-type="float">
            <text:p>91,0879</text:p>
          </table:table-cell>
          <table:table-cell office:value-type="float" office:value="84.1009" calcext:value-type="float">
            <text:p>84,1009</text:p>
          </table:table-cell>
          <table:table-cell office:value-type="float" office:value="78.9152" calcext:value-type="float">
            <text:p>78,9152</text:p>
          </table:table-cell>
          <table:table-cell office:value-type="float" office:value="344.927" calcext:value-type="float">
            <text:p>344,927</text:p>
          </table:table-cell>
          <table:table-cell office:value-type="float" office:value="364.088" calcext:value-type="float">
            <text:p>364,088</text:p>
          </table:table-cell>
          <table:table-cell office:value-type="float" office:value="357.101" calcext:value-type="float">
            <text:p>357,101</text:p>
          </table:table-cell>
          <table:table-cell office:value-type="float" office:value="351.915" calcext:value-type="float">
            <text:p>351,915</text:p>
          </table:table-cell>
        </table:table-row>
        <table:table-row table:style-name="ro1">
          <table:table-cell office:value-type="string" calcext:value-type="string">
            <text:p>heatind packet: 6, step:5</text:p>
          </table:table-cell>
          <table:table-cell office:value-type="float" office:value="73.8109" calcext:value-type="float">
            <text:p>73,8109</text:p>
          </table:table-cell>
          <table:table-cell office:value-type="float" office:value="93.2175" calcext:value-type="float">
            <text:p>93,2175</text:p>
          </table:table-cell>
          <table:table-cell office:value-type="float" office:value="83.9954" calcext:value-type="float">
            <text:p>83,9954</text:p>
          </table:table-cell>
          <table:table-cell office:value-type="float" office:value="80.9349" calcext:value-type="float">
            <text:p>80,9349</text:p>
          </table:table-cell>
          <table:table-cell office:value-type="float" office:value="346.811" calcext:value-type="float">
            <text:p>346,811</text:p>
          </table:table-cell>
          <table:table-cell office:value-type="float" office:value="366.217" calcext:value-type="float">
            <text:p>366,217</text:p>
          </table:table-cell>
          <table:table-cell office:value-type="float" office:value="356.995" calcext:value-type="float">
            <text:p>356,995</text:p>
          </table:table-cell>
          <table:table-cell office:value-type="float" office:value="353.935" calcext:value-type="float">
            <text:p>353,935</text:p>
          </table:table-cell>
        </table:table-row>
        <table:table-row table:style-name="ro1">
          <table:table-cell office:value-type="string" calcext:value-type="string">
            <text:p>heatind packet: 6, step:6</text:p>
          </table:table-cell>
          <table:table-cell office:value-type="float" office:value="75.6237" calcext:value-type="float">
            <text:p>75,6237</text:p>
          </table:table-cell>
          <table:table-cell office:value-type="float" office:value="95.2544" calcext:value-type="float">
            <text:p>95,2544</text:p>
          </table:table-cell>
          <table:table-cell office:value-type="float" office:value="83.9426" calcext:value-type="float">
            <text:p>83,9426</text:p>
          </table:table-cell>
          <table:table-cell office:value-type="float" office:value="82.8734" calcext:value-type="float">
            <text:p>82,8734</text:p>
          </table:table-cell>
          <table:table-cell office:value-type="float" office:value="348.624" calcext:value-type="float">
            <text:p>348,624</text:p>
          </table:table-cell>
          <table:table-cell office:value-type="float" office:value="368.254" calcext:value-type="float">
            <text:p>368,254</text:p>
          </table:table-cell>
          <table:table-cell office:value-type="float" office:value="356.943" calcext:value-type="float">
            <text:p>356,943</text:p>
          </table:table-cell>
          <table:table-cell office:value-type="float" office:value="355.873" calcext:value-type="float">
            <text:p>355,873</text:p>
          </table:table-cell>
        </table:table-row>
        <table:table-row table:style-name="ro1">
          <table:table-cell office:value-type="string" calcext:value-type="string">
            <text:p>heatind packet: 6, step:7</text:p>
          </table:table-cell>
          <table:table-cell office:value-type="float" office:value="77.3638" calcext:value-type="float">
            <text:p>77,3638</text:p>
          </table:table-cell>
          <table:table-cell office:value-type="float" office:value="97.2075" calcext:value-type="float">
            <text:p>97,2075</text:p>
          </table:table-cell>
          <table:table-cell office:value-type="float" office:value="83.9393" calcext:value-type="float">
            <text:p>83,9393</text:p>
          </table:table-cell>
          <table:table-cell office:value-type="float" office:value="84.7338" calcext:value-type="float">
            <text:p>84,7338</text:p>
          </table:table-cell>
          <table:table-cell office:value-type="float" office:value="350.364" calcext:value-type="float">
            <text:p>350,364</text:p>
          </table:table-cell>
          <table:table-cell office:value-type="float" office:value="370.207" calcext:value-type="float">
            <text:p>370,207</text:p>
          </table:table-cell>
          <table:table-cell office:value-type="float" office:value="356.939" calcext:value-type="float">
            <text:p>356,939</text:p>
          </table:table-cell>
          <table:table-cell office:value-type="float" office:value="357.734" calcext:value-type="float">
            <text:p>357,734</text:p>
          </table:table-cell>
        </table:table-row>
        <table:table-row table:style-name="ro1">
          <table:table-cell office:value-type="string" calcext:value-type="string">
            <text:p>heatind packet: 6, step:8</text:p>
          </table:table-cell>
          <table:table-cell office:value-type="float" office:value="79.0331" calcext:value-type="float">
            <text:p>79,0331</text:p>
          </table:table-cell>
          <table:table-cell office:value-type="float" office:value="99.0809" calcext:value-type="float">
            <text:p>99,0809</text:p>
          </table:table-cell>
          <table:table-cell office:value-type="float" office:value="83.9827" calcext:value-type="float">
            <text:p>83,9827</text:p>
          </table:table-cell>
          <table:table-cell office:value-type="float" office:value="86.519" calcext:value-type="float">
            <text:p>86,519</text:p>
          </table:table-cell>
          <table:table-cell office:value-type="float" office:value="352.033" calcext:value-type="float">
            <text:p>352,033</text:p>
          </table:table-cell>
          <table:table-cell office:value-type="float" office:value="372.081" calcext:value-type="float">
            <text:p>372,081</text:p>
          </table:table-cell>
          <table:table-cell office:value-type="float" office:value="356.983" calcext:value-type="float">
            <text:p>356,983</text:p>
          </table:table-cell>
          <table:table-cell office:value-type="float" office:value="359.519" calcext:value-type="float">
            <text:p>359,519</text:p>
          </table:table-cell>
        </table:table-row>
        <table:table-row table:style-name="ro1">
          <table:table-cell office:value-type="string" calcext:value-type="string">
            <text:p>heatind packet: 6, step:9</text:p>
          </table:table-cell>
          <table:table-cell office:value-type="float" office:value="80.6344" calcext:value-type="float">
            <text:p>80,6344</text:p>
          </table:table-cell>
          <table:table-cell office:value-type="float" office:value="100.878" calcext:value-type="float">
            <text:p>100,878</text:p>
          </table:table-cell>
          <table:table-cell office:value-type="float" office:value="84.0699" calcext:value-type="float">
            <text:p>84,0699</text:p>
          </table:table-cell>
          <table:table-cell office:value-type="float" office:value="88.2318" calcext:value-type="float">
            <text:p>88,2318</text:p>
          </table:table-cell>
          <table:table-cell office:value-type="float" office:value="353.634" calcext:value-type="float">
            <text:p>353,634</text:p>
          </table:table-cell>
          <table:table-cell office:value-type="float" office:value="373.878" calcext:value-type="float">
            <text:p>373,878</text:p>
          </table:table-cell>
          <table:table-cell office:value-type="float" office:value="357.07" calcext:value-type="float">
            <text:p>357,07</text:p>
          </table:table-cell>
          <table:table-cell office:value-type="float" office:value="361.232" calcext:value-type="float">
            <text:p>361,232</text:p>
          </table:table-cell>
        </table:table-row>
        <table:table-row table:style-name="ro1">
          <table:table-cell office:value-type="string" calcext:value-type="string">
            <text:p>heatind packet: 6, step:10</text:p>
          </table:table-cell>
          <table:table-cell office:value-type="float" office:value="82.1702" calcext:value-type="float">
            <text:p>82,1702</text:p>
          </table:table-cell>
          <table:table-cell office:value-type="float" office:value="102.602" calcext:value-type="float">
            <text:p>102,602</text:p>
          </table:table-cell>
          <table:table-cell office:value-type="float" office:value="84.1981" calcext:value-type="float">
            <text:p>84,1981</text:p>
          </table:table-cell>
          <table:table-cell office:value-type="float" office:value="89.8751" calcext:value-type="float">
            <text:p>89,8751</text:p>
          </table:table-cell>
          <table:table-cell office:value-type="float" office:value="355.17" calcext:value-type="float">
            <text:p>355,17</text:p>
          </table:table-cell>
          <table:table-cell office:value-type="float" office:value="375.602" calcext:value-type="float">
            <text:p>375,602</text:p>
          </table:table-cell>
          <table:table-cell office:value-type="float" office:value="357.198" calcext:value-type="float">
            <text:p>357,198</text:p>
          </table:table-cell>
          <table:table-cell office:value-type="float" office:value="362.875" calcext:value-type="float">
            <text:p>362,875</text:p>
          </table:table-cell>
        </table:table-row>
        <table:table-row table:style-name="ro1">
          <table:table-cell office:value-type="string" calcext:value-type="string">
            <text:p>heatind packet: 6, step:11</text:p>
          </table:table-cell>
          <table:table-cell office:value-type="float" office:value="83.6431" calcext:value-type="float">
            <text:p>83,6431</text:p>
          </table:table-cell>
          <table:table-cell office:value-type="float" office:value="104.255" calcext:value-type="float">
            <text:p>104,255</text:p>
          </table:table-cell>
          <table:table-cell office:value-type="float" office:value="84.3648" calcext:value-type="float">
            <text:p>84,3648</text:p>
          </table:table-cell>
          <table:table-cell office:value-type="float" office:value="91.4516" calcext:value-type="float">
            <text:p>91,4516</text:p>
          </table:table-cell>
          <table:table-cell office:value-type="float" office:value="356.643" calcext:value-type="float">
            <text:p>356,643</text:p>
          </table:table-cell>
          <table:table-cell office:value-type="float" office:value="377.255" calcext:value-type="float">
            <text:p>377,255</text:p>
          </table:table-cell>
          <table:table-cell office:value-type="float" office:value="357.365" calcext:value-type="float">
            <text:p>357,365</text:p>
          </table:table-cell>
          <table:table-cell office:value-type="float" office:value="364.452" calcext:value-type="float">
            <text:p>364,452</text:p>
          </table:table-cell>
        </table:table-row>
        <table:table-row table:style-name="ro1">
          <table:table-cell office:value-type="string" calcext:value-type="string">
            <text:p>heatind packet: 6, step:12</text:p>
          </table:table-cell>
          <table:table-cell office:value-type="float" office:value="85.0557" calcext:value-type="float">
            <text:p>85,0557</text:p>
          </table:table-cell>
          <table:table-cell office:value-type="float" office:value="105.84" calcext:value-type="float">
            <text:p>105,84</text:p>
          </table:table-cell>
          <table:table-cell office:value-type="float" office:value="84.5674" calcext:value-type="float">
            <text:p>84,5674</text:p>
          </table:table-cell>
          <table:table-cell office:value-type="float" office:value="92.964" calcext:value-type="float">
            <text:p>92,964</text:p>
          </table:table-cell>
          <table:table-cell office:value-type="float" office:value="358.056" calcext:value-type="float">
            <text:p>358,056</text:p>
          </table:table-cell>
          <table:table-cell office:value-type="float" office:value="378.84" calcext:value-type="float">
            <text:p>378,84</text:p>
          </table:table-cell>
          <table:table-cell office:value-type="float" office:value="357.567" calcext:value-type="float">
            <text:p>357,567</text:p>
          </table:table-cell>
          <table:table-cell office:value-type="float" office:value="365.964" calcext:value-type="float">
            <text:p>365,964</text:p>
          </table:table-cell>
        </table:table-row>
        <table:table-row table:style-name="ro1">
          <table:table-cell office:value-type="string" calcext:value-type="string">
            <text:p>heatind packet: 6, step:13</text:p>
          </table:table-cell>
          <table:table-cell office:value-type="float" office:value="86.4104" calcext:value-type="float">
            <text:p>86,4104</text:p>
          </table:table-cell>
          <table:table-cell office:value-type="float" office:value="107.361" calcext:value-type="float">
            <text:p>107,361</text:p>
          </table:table-cell>
          <table:table-cell office:value-type="float" office:value="84.8036" calcext:value-type="float">
            <text:p>84,8036</text:p>
          </table:table-cell>
          <table:table-cell office:value-type="float" office:value="94.4149" calcext:value-type="float">
            <text:p>94,4149</text:p>
          </table:table-cell>
          <table:table-cell office:value-type="float" office:value="359.41" calcext:value-type="float">
            <text:p>359,41</text:p>
          </table:table-cell>
          <table:table-cell office:value-type="float" office:value="380.361" calcext:value-type="float">
            <text:p>380,361</text:p>
          </table:table-cell>
          <table:table-cell office:value-type="float" office:value="357.804" calcext:value-type="float">
            <text:p>357,804</text:p>
          </table:table-cell>
          <table:table-cell office:value-type="float" office:value="367.415" calcext:value-type="float">
            <text:p>367,415</text:p>
          </table:table-cell>
        </table:table-row>
        <table:table-row table:style-name="ro1">
          <table:table-cell office:value-type="string" calcext:value-type="string">
            <text:p>heatind packet: 6, step:14</text:p>
          </table:table-cell>
          <table:table-cell office:value-type="float" office:value="87.7097" calcext:value-type="float">
            <text:p>87,7097</text:p>
          </table:table-cell>
          <table:table-cell office:value-type="float" office:value="108.82" calcext:value-type="float">
            <text:p>108,82</text:p>
          </table:table-cell>
          <table:table-cell office:value-type="float" office:value="85.071" calcext:value-type="float">
            <text:p>85,071</text:p>
          </table:table-cell>
          <table:table-cell office:value-type="float" office:value="95.8068" calcext:value-type="float">
            <text:p>95,8068</text:p>
          </table:table-cell>
          <table:table-cell office:value-type="float" office:value="360.71" calcext:value-type="float">
            <text:p>360,71</text:p>
          </table:table-cell>
          <table:table-cell office:value-type="float" office:value="381.82" calcext:value-type="float">
            <text:p>381,82</text:p>
          </table:table-cell>
          <table:table-cell office:value-type="float" office:value="358.071" calcext:value-type="float">
            <text:p>358,071</text:p>
          </table:table-cell>
          <table:table-cell office:value-type="float" office:value="368.807" calcext:value-type="float">
            <text:p>368,807</text:p>
          </table:table-cell>
        </table:table-row>
        <table:table-row table:style-name="ro1">
          <table:table-cell office:value-type="string" calcext:value-type="string">
            <text:p>heatind packet: 6, step:15</text:p>
          </table:table-cell>
          <table:table-cell office:value-type="float" office:value="88.9558" calcext:value-type="float">
            <text:p>88,9558</text:p>
          </table:table-cell>
          <table:table-cell office:value-type="float" office:value="110.219" calcext:value-type="float">
            <text:p>110,219</text:p>
          </table:table-cell>
          <table:table-cell office:value-type="float" office:value="85.3674" calcext:value-type="float">
            <text:p>85,3674</text:p>
          </table:table-cell>
          <table:table-cell office:value-type="float" office:value="97.1422" calcext:value-type="float">
            <text:p>97,1422</text:p>
          </table:table-cell>
          <table:table-cell office:value-type="float" office:value="361.956" calcext:value-type="float">
            <text:p>361,956</text:p>
          </table:table-cell>
          <table:table-cell office:value-type="float" office:value="383.219" calcext:value-type="float">
            <text:p>383,219</text:p>
          </table:table-cell>
          <table:table-cell office:value-type="float" office:value="358.367" calcext:value-type="float">
            <text:p>358,367</text:p>
          </table:table-cell>
          <table:table-cell office:value-type="float" office:value="370.142" calcext:value-type="float">
            <text:p>370,142</text:p>
          </table:table-cell>
        </table:table-row>
        <table:table-row table:style-name="ro1">
          <table:table-cell office:value-type="string" calcext:value-type="string">
            <text:p>heatind packet: 6, step:16</text:p>
          </table:table-cell>
          <table:table-cell office:value-type="float" office:value="90.151" calcext:value-type="float">
            <text:p>90,151</text:p>
          </table:table-cell>
          <table:table-cell office:value-type="float" office:value="111.561" calcext:value-type="float">
            <text:p>111,561</text:p>
          </table:table-cell>
          <table:table-cell office:value-type="float" office:value="85.6907" calcext:value-type="float">
            <text:p>85,6907</text:p>
          </table:table-cell>
          <table:table-cell office:value-type="float" office:value="98.4235" calcext:value-type="float">
            <text:p>98,4235</text:p>
          </table:table-cell>
          <table:table-cell office:value-type="float" office:value="363.151" calcext:value-type="float">
            <text:p>363,151</text:p>
          </table:table-cell>
          <table:table-cell office:value-type="float" office:value="384.561" calcext:value-type="float">
            <text:p>384,561</text:p>
          </table:table-cell>
          <table:table-cell office:value-type="float" office:value="358.691" calcext:value-type="float">
            <text:p>358,691</text:p>
          </table:table-cell>
          <table:table-cell office:value-type="float" office:value="371.423" calcext:value-type="float">
            <text:p>371,423</text:p>
          </table:table-cell>
        </table:table-row>
        <table:table-row table:style-name="ro1">
          <table:table-cell office:value-type="string" calcext:value-type="string">
            <text:p>heatind packet: 6, step:17</text:p>
          </table:table-cell>
          <table:table-cell office:value-type="float" office:value="91.2975" calcext:value-type="float">
            <text:p>91,2975</text:p>
          </table:table-cell>
          <table:table-cell office:value-type="float" office:value="112.849" calcext:value-type="float">
            <text:p>112,849</text:p>
          </table:table-cell>
          <table:table-cell office:value-type="float" office:value="86.039" calcext:value-type="float">
            <text:p>86,039</text:p>
          </table:table-cell>
          <table:table-cell office:value-type="float" office:value="99.6528" calcext:value-type="float">
            <text:p>99,6528</text:p>
          </table:table-cell>
          <table:table-cell office:value-type="float" office:value="364.297" calcext:value-type="float">
            <text:p>364,297</text:p>
          </table:table-cell>
          <table:table-cell office:value-type="float" office:value="385.849" calcext:value-type="float">
            <text:p>385,849</text:p>
          </table:table-cell>
          <table:table-cell office:value-type="float" office:value="359.039" calcext:value-type="float">
            <text:p>359,039</text:p>
          </table:table-cell>
          <table:table-cell office:value-type="float" office:value="372.653" calcext:value-type="float">
            <text:p>372,653</text:p>
          </table:table-cell>
        </table:table-row>
        <table:table-row table:style-name="ro1">
          <table:table-cell office:value-type="string" calcext:value-type="string">
            <text:p>heatind packet: 6, step:18</text:p>
          </table:table-cell>
          <table:table-cell office:value-type="float" office:value="92.3972" calcext:value-type="float">
            <text:p>92,3972</text:p>
          </table:table-cell>
          <table:table-cell office:value-type="float" office:value="114.084" calcext:value-type="float">
            <text:p>114,084</text:p>
          </table:table-cell>
          <table:table-cell office:value-type="float" office:value="86.4103" calcext:value-type="float">
            <text:p>86,4103</text:p>
          </table:table-cell>
          <table:table-cell office:value-type="float" office:value="100.833" calcext:value-type="float">
            <text:p>100,833</text:p>
          </table:table-cell>
          <table:table-cell office:value-type="float" office:value="365.397" calcext:value-type="float">
            <text:p>365,397</text:p>
          </table:table-cell>
          <table:table-cell office:value-type="float" office:value="387.084" calcext:value-type="float">
            <text:p>387,084</text:p>
          </table:table-cell>
          <table:table-cell office:value-type="float" office:value="359.41" calcext:value-type="float">
            <text:p>359,41</text:p>
          </table:table-cell>
          <table:table-cell office:value-type="float" office:value="373.833" calcext:value-type="float">
            <text:p>373,833</text:p>
          </table:table-cell>
        </table:table-row>
        <table:table-row table:style-name="ro1">
          <table:table-cell office:value-type="string" calcext:value-type="string">
            <text:p>heatind packet: 6, step:19</text:p>
          </table:table-cell>
          <table:table-cell office:value-type="float" office:value="93.4524" calcext:value-type="float">
            <text:p>93,4524</text:p>
          </table:table-cell>
          <table:table-cell office:value-type="float" office:value="115.269" calcext:value-type="float">
            <text:p>115,269</text:p>
          </table:table-cell>
          <table:table-cell office:value-type="float" office:value="86.8027" calcext:value-type="float">
            <text:p>86,8027</text:p>
          </table:table-cell>
          <table:table-cell office:value-type="float" office:value="101.965" calcext:value-type="float">
            <text:p>101,965</text:p>
          </table:table-cell>
          <table:table-cell office:value-type="float" office:value="366.452" calcext:value-type="float">
            <text:p>366,452</text:p>
          </table:table-cell>
          <table:table-cell office:value-type="float" office:value="388.269" calcext:value-type="float">
            <text:p>388,269</text:p>
          </table:table-cell>
          <table:table-cell office:value-type="float" office:value="359.803" calcext:value-type="float">
            <text:p>359,803</text:p>
          </table:table-cell>
          <table:table-cell office:value-type="float" office:value="374.965" calcext:value-type="float">
            <text:p>374,965</text:p>
          </table:table-cell>
        </table:table-row>
        <table:table-row table:style-name="ro1">
          <table:table-cell office:value-type="string" calcext:value-type="string">
            <text:p>heatind packet: 6, step:20</text:p>
          </table:table-cell>
          <table:table-cell office:value-type="float" office:value="94.4648" calcext:value-type="float">
            <text:p>94,4648</text:p>
          </table:table-cell>
          <table:table-cell office:value-type="float" office:value="116.406" calcext:value-type="float">
            <text:p>116,406</text:p>
          </table:table-cell>
          <table:table-cell office:value-type="float" office:value="87.2147" calcext:value-type="float">
            <text:p>87,2147</text:p>
          </table:table-cell>
          <table:table-cell office:value-type="float" office:value="103.051" calcext:value-type="float">
            <text:p>103,051</text:p>
          </table:table-cell>
          <table:table-cell office:value-type="float" office:value="367.465" calcext:value-type="float">
            <text:p>367,465</text:p>
          </table:table-cell>
          <table:table-cell office:value-type="float" office:value="389.406" calcext:value-type="float">
            <text:p>389,406</text:p>
          </table:table-cell>
          <table:table-cell office:value-type="float" office:value="360.215" calcext:value-type="float">
            <text:p>360,215</text:p>
          </table:table-cell>
          <table:table-cell office:value-type="float" office:value="376.051" calcext:value-type="float">
            <text:p>376,051</text:p>
          </table:table-cell>
        </table:table-row>
        <table:table-row table:style-name="ro1">
          <table:table-cell office:value-type="string" calcext:value-type="string">
            <text:p>heatind packet: 6, step:21</text:p>
          </table:table-cell>
          <table:table-cell office:value-type="float" office:value="95.4365" calcext:value-type="float">
            <text:p>95,4365</text:p>
          </table:table-cell>
          <table:table-cell office:value-type="float" office:value="117.497" calcext:value-type="float">
            <text:p>117,497</text:p>
          </table:table-cell>
          <table:table-cell office:value-type="float" office:value="87.6444" calcext:value-type="float">
            <text:p>87,6444</text:p>
          </table:table-cell>
          <table:table-cell office:value-type="float" office:value="104.095" calcext:value-type="float">
            <text:p>104,095</text:p>
          </table:table-cell>
          <table:table-cell office:value-type="float" office:value="368.436" calcext:value-type="float">
            <text:p>368,436</text:p>
          </table:table-cell>
          <table:table-cell office:value-type="float" office:value="390.497" calcext:value-type="float">
            <text:p>390,497</text:p>
          </table:table-cell>
          <table:table-cell office:value-type="float" office:value="360.644" calcext:value-type="float">
            <text:p>360,644</text:p>
          </table:table-cell>
          <table:table-cell office:value-type="float" office:value="377.095" calcext:value-type="float">
            <text:p>377,095</text:p>
          </table:table-cell>
        </table:table-row>
        <table:table-row table:style-name="ro1">
          <table:table-cell office:value-type="string" calcext:value-type="string">
            <text:p>cooling packet: 6, step:1</text:p>
          </table:table-cell>
          <table:table-cell office:value-type="float" office:value="94.904" calcext:value-type="float">
            <text:p>94,904</text:p>
          </table:table-cell>
          <table:table-cell office:value-type="float" office:value="105.356" calcext:value-type="float">
            <text:p>105,356</text:p>
          </table:table-cell>
          <table:table-cell office:value-type="float" office:value="88.0521" calcext:value-type="float">
            <text:p>88,0521</text:p>
          </table:table-cell>
          <table:table-cell office:value-type="float" office:value="101.611" calcext:value-type="float">
            <text:p>101,611</text:p>
          </table:table-cell>
          <table:table-cell office:value-type="float" office:value="367.904" calcext:value-type="float">
            <text:p>367,904</text:p>
          </table:table-cell>
          <table:table-cell office:value-type="float" office:value="378.356" calcext:value-type="float">
            <text:p>378,356</text:p>
          </table:table-cell>
          <table:table-cell office:value-type="float" office:value="361.052" calcext:value-type="float">
            <text:p>361,052</text:p>
          </table:table-cell>
          <table:table-cell office:value-type="float" office:value="374.611" calcext:value-type="float">
            <text:p>374,611</text:p>
          </table:table-cell>
        </table:table-row>
        <table:table-row table:style-name="ro1">
          <table:table-cell office:value-type="string" calcext:value-type="string">
            <text:p>cooling packet: 6, step:2</text:p>
          </table:table-cell>
          <table:table-cell office:value-type="float" office:value="92.14" calcext:value-type="float">
            <text:p>92,14</text:p>
          </table:table-cell>
          <table:table-cell office:value-type="float" office:value="100.317" calcext:value-type="float">
            <text:p>100,317</text:p>
          </table:table-cell>
          <table:table-cell office:value-type="float" office:value="88.3575" calcext:value-type="float">
            <text:p>88,3575</text:p>
          </table:table-cell>
          <table:table-cell office:value-type="float" office:value="97.9079" calcext:value-type="float">
            <text:p>97,9079</text:p>
          </table:table-cell>
          <table:table-cell office:value-type="float" office:value="365.14" calcext:value-type="float">
            <text:p>365,14</text:p>
          </table:table-cell>
          <table:table-cell office:value-type="float" office:value="373.317" calcext:value-type="float">
            <text:p>373,317</text:p>
          </table:table-cell>
          <table:table-cell office:value-type="float" office:value="361.357" calcext:value-type="float">
            <text:p>361,357</text:p>
          </table:table-cell>
          <table:table-cell office:value-type="float" office:value="370.908" calcext:value-type="float">
            <text:p>370,908</text:p>
          </table:table-cell>
        </table:table-row>
        <table:table-row table:style-name="ro1">
          <table:table-cell office:value-type="string" calcext:value-type="string">
            <text:p>cooling packet: 6, step:3</text:p>
          </table:table-cell>
          <table:table-cell office:value-type="float" office:value="88.9575" calcext:value-type="float">
            <text:p>88,9575</text:p>
          </table:table-cell>
          <table:table-cell office:value-type="float" office:value="96.4671" calcext:value-type="float">
            <text:p>96,4671</text:p>
          </table:table-cell>
          <table:table-cell office:value-type="float" office:value="88.5589" calcext:value-type="float">
            <text:p>88,5589</text:p>
          </table:table-cell>
          <table:table-cell office:value-type="float" office:value="94.3686" calcext:value-type="float">
            <text:p>94,3686</text:p>
          </table:table-cell>
          <table:table-cell office:value-type="float" office:value="361.958" calcext:value-type="float">
            <text:p>361,958</text:p>
          </table:table-cell>
          <table:table-cell office:value-type="float" office:value="369.467" calcext:value-type="float">
            <text:p>369,467</text:p>
          </table:table-cell>
          <table:table-cell office:value-type="float" office:value="361.559" calcext:value-type="float">
            <text:p>361,559</text:p>
          </table:table-cell>
          <table:table-cell office:value-type="float" office:value="367.369" calcext:value-type="float">
            <text:p>367,369</text:p>
          </table:table-cell>
        </table:table-row>
        <table:table-row table:style-name="ro1">
          <table:table-cell office:value-type="string" calcext:value-type="string">
            <text:p>cooling packet: 6, step:4</text:p>
          </table:table-cell>
          <table:table-cell office:value-type="float" office:value="85.8508" calcext:value-type="float">
            <text:p>85,8508</text:p>
          </table:table-cell>
          <table:table-cell office:value-type="float" office:value="92.9883" calcext:value-type="float">
            <text:p>92,9883</text:p>
          </table:table-cell>
          <table:table-cell office:value-type="float" office:value="88.6653" calcext:value-type="float">
            <text:p>88,6653</text:p>
          </table:table-cell>
          <table:table-cell office:value-type="float" office:value="91.0321" calcext:value-type="float">
            <text:p>91,0321</text:p>
          </table:table-cell>
          <table:table-cell office:value-type="float" office:value="358.851" calcext:value-type="float">
            <text:p>358,851</text:p>
          </table:table-cell>
          <table:table-cell office:value-type="float" office:value="365.988" calcext:value-type="float">
            <text:p>365,988</text:p>
          </table:table-cell>
          <table:table-cell office:value-type="float" office:value="361.665" calcext:value-type="float">
            <text:p>361,665</text:p>
          </table:table-cell>
          <table:table-cell office:value-type="float" office:value="364.032" calcext:value-type="float">
            <text:p>364,032</text:p>
          </table:table-cell>
        </table:table-row>
        <table:table-row table:style-name="ro1">
          <table:table-cell office:value-type="string" calcext:value-type="string">
            <text:p>cooling packet: 6, step:5</text:p>
          </table:table-cell>
          <table:table-cell office:value-type="float" office:value="82.9015" calcext:value-type="float">
            <text:p>82,9015</text:p>
          </table:table-cell>
          <table:table-cell office:value-type="float" office:value="89.7343" calcext:value-type="float">
            <text:p>89,7343</text:p>
          </table:table-cell>
          <table:table-cell office:value-type="float" office:value="88.6851" calcext:value-type="float">
            <text:p>88,6851</text:p>
          </table:table-cell>
          <table:table-cell office:value-type="float" office:value="87.8856" calcext:value-type="float">
            <text:p>87,8856</text:p>
          </table:table-cell>
          <table:table-cell office:value-type="float" office:value="355.901" calcext:value-type="float">
            <text:p>355,901</text:p>
          </table:table-cell>
          <table:table-cell office:value-type="float" office:value="362.734" calcext:value-type="float">
            <text:p>362,734</text:p>
          </table:table-cell>
          <table:table-cell office:value-type="float" office:value="361.685" calcext:value-type="float">
            <text:p>361,685</text:p>
          </table:table-cell>
          <table:table-cell office:value-type="float" office:value="360.886" calcext:value-type="float">
            <text:p>360,886</text:p>
          </table:table-cell>
        </table:table-row>
        <table:table-row table:style-name="ro1">
          <table:table-cell office:value-type="string" calcext:value-type="string">
            <text:p>cooling packet: 6, step:6</text:p>
          </table:table-cell>
          <table:table-cell office:value-type="float" office:value="80.1137" calcext:value-type="float">
            <text:p>80,1137</text:p>
          </table:table-cell>
          <table:table-cell office:value-type="float" office:value="86.6682" calcext:value-type="float">
            <text:p>86,6682</text:p>
          </table:table-cell>
          <table:table-cell office:value-type="float" office:value="88.6262" calcext:value-type="float">
            <text:p>88,6262</text:p>
          </table:table-cell>
          <table:table-cell office:value-type="float" office:value="84.9155" calcext:value-type="float">
            <text:p>84,9155</text:p>
          </table:table-cell>
          <table:table-cell office:value-type="float" office:value="353.114" calcext:value-type="float">
            <text:p>353,114</text:p>
          </table:table-cell>
          <table:table-cell office:value-type="float" office:value="359.668" calcext:value-type="float">
            <text:p>359,668</text:p>
          </table:table-cell>
          <table:table-cell office:value-type="float" office:value="361.626" calcext:value-type="float">
            <text:p>361,626</text:p>
          </table:table-cell>
          <table:table-cell office:value-type="float" office:value="357.916" calcext:value-type="float">
            <text:p>357,916</text:p>
          </table:table-cell>
        </table:table-row>
        <table:table-row table:style-name="ro1">
          <table:table-cell office:value-type="string" calcext:value-type="string">
            <text:p>cooling packet: 6, step:7</text:p>
          </table:table-cell>
          <table:table-cell office:value-type="float" office:value="77.4789" calcext:value-type="float">
            <text:p>77,4789</text:p>
          </table:table-cell>
          <table:table-cell office:value-type="float" office:value="83.7728" calcext:value-type="float">
            <text:p>83,7728</text:p>
          </table:table-cell>
          <table:table-cell office:value-type="float" office:value="88.4955" calcext:value-type="float">
            <text:p>88,4955</text:p>
          </table:table-cell>
          <table:table-cell office:value-type="float" office:value="82.1093" calcext:value-type="float">
            <text:p>82,1093</text:p>
          </table:table-cell>
          <table:table-cell office:value-type="float" office:value="350.479" calcext:value-type="float">
            <text:p>350,479</text:p>
          </table:table-cell>
          <table:table-cell office:value-type="float" office:value="356.773" calcext:value-type="float">
            <text:p>356,773</text:p>
          </table:table-cell>
          <table:table-cell office:value-type="float" office:value="361.496" calcext:value-type="float">
            <text:p>361,496</text:p>
          </table:table-cell>
          <table:table-cell office:value-type="float" office:value="355.109" calcext:value-type="float">
            <text:p>355,109</text:p>
          </table:table-cell>
        </table:table-row>
        <table:table-row table:style-name="ro1">
          <table:table-cell office:value-type="string" calcext:value-type="string">
            <text:p>cooling packet: 6, step:8</text:p>
          </table:table-cell>
          <table:table-cell office:value-type="float" office:value="74.9868" calcext:value-type="float">
            <text:p>74,9868</text:p>
          </table:table-cell>
          <table:table-cell office:value-type="float" office:value="81.0355" calcext:value-type="float">
            <text:p>81,0355</text:p>
          </table:table-cell>
          <table:table-cell office:value-type="float" office:value="88.2996" calcext:value-type="float">
            <text:p>88,2996</text:p>
          </table:table-cell>
          <table:table-cell office:value-type="float" office:value="79.4554" calcext:value-type="float">
            <text:p>79,4554</text:p>
          </table:table-cell>
          <table:table-cell office:value-type="float" office:value="347.987" calcext:value-type="float">
            <text:p>347,987</text:p>
          </table:table-cell>
          <table:table-cell office:value-type="float" office:value="354.035" calcext:value-type="float">
            <text:p>354,035</text:p>
          </table:table-cell>
          <table:table-cell office:value-type="float" office:value="361.3" calcext:value-type="float">
            <text:p>361,3</text:p>
          </table:table-cell>
          <table:table-cell office:value-type="float" office:value="352.455" calcext:value-type="float">
            <text:p>352,455</text:p>
          </table:table-cell>
        </table:table-row>
        <table:table-row table:style-name="ro1">
          <table:table-cell office:value-type="string" calcext:value-type="string">
            <text:p>cooling packet: 6, step:9</text:p>
          </table:table-cell>
          <table:table-cell office:value-type="float" office:value="72.6279" calcext:value-type="float">
            <text:p>72,6279</text:p>
          </table:table-cell>
          <table:table-cell office:value-type="float" office:value="78.4452" calcext:value-type="float">
            <text:p>78,4452</text:p>
          </table:table-cell>
          <table:table-cell office:value-type="float" office:value="88.0442" calcext:value-type="float">
            <text:p>88,0442</text:p>
          </table:table-cell>
          <table:table-cell office:value-type="float" office:value="76.9434" calcext:value-type="float">
            <text:p>76,9434</text:p>
          </table:table-cell>
          <table:table-cell office:value-type="float" office:value="345.628" calcext:value-type="float">
            <text:p>345,628</text:p>
          </table:table-cell>
          <table:table-cell office:value-type="float" office:value="351.445" calcext:value-type="float">
            <text:p>351,445</text:p>
          </table:table-cell>
          <table:table-cell office:value-type="float" office:value="361.044" calcext:value-type="float">
            <text:p>361,044</text:p>
          </table:table-cell>
          <table:table-cell office:value-type="float" office:value="349.943" calcext:value-type="float">
            <text:p>349,943</text:p>
          </table:table-cell>
        </table:table-row>
        <table:table-row table:style-name="ro1">
          <table:table-cell office:value-type="string" calcext:value-type="string">
            <text:p>cooling packet: 6, step:10</text:p>
          </table:table-cell>
          <table:table-cell office:value-type="float" office:value="70.3931" calcext:value-type="float">
            <text:p>70,3931</text:p>
          </table:table-cell>
          <table:table-cell office:value-type="float" office:value="75.9921" calcext:value-type="float">
            <text:p>75,9921</text:p>
          </table:table-cell>
          <table:table-cell office:value-type="float" office:value="87.7347" calcext:value-type="float">
            <text:p>87,7347</text:p>
          </table:table-cell>
          <table:table-cell office:value-type="float" office:value="74.5637" calcext:value-type="float">
            <text:p>74,5637</text:p>
          </table:table-cell>
          <table:table-cell office:value-type="float" office:value="343.393" calcext:value-type="float">
            <text:p>343,393</text:p>
          </table:table-cell>
          <table:table-cell office:value-type="float" office:value="348.992" calcext:value-type="float">
            <text:p>348,992</text:p>
          </table:table-cell>
          <table:table-cell office:value-type="float" office:value="360.735" calcext:value-type="float">
            <text:p>360,735</text:p>
          </table:table-cell>
          <table:table-cell office:value-type="float" office:value="347.564" calcext:value-type="float">
            <text:p>347,564</text:p>
          </table:table-cell>
        </table:table-row>
        <table:table-row table:style-name="ro1">
          <table:table-cell office:value-type="string" calcext:value-type="string">
            <text:p>cooling packet: 6, step:11</text:p>
          </table:table-cell>
          <table:table-cell office:value-type="float" office:value="68.2743" calcext:value-type="float">
            <text:p>68,2743</text:p>
          </table:table-cell>
          <table:table-cell office:value-type="float" office:value="73.6669" calcext:value-type="float">
            <text:p>73,6669</text:p>
          </table:table-cell>
          <table:table-cell office:value-type="float" office:value="87.376" calcext:value-type="float">
            <text:p>87,376</text:p>
          </table:table-cell>
          <table:table-cell office:value-type="float" office:value="72.3075" calcext:value-type="float">
            <text:p>72,3075</text:p>
          </table:table-cell>
          <table:table-cell office:value-type="float" office:value="341.274" calcext:value-type="float">
            <text:p>341,274</text:p>
          </table:table-cell>
          <table:table-cell office:value-type="float" office:value="346.667" calcext:value-type="float">
            <text:p>346,667</text:p>
          </table:table-cell>
          <table:table-cell office:value-type="float" office:value="360.376" calcext:value-type="float">
            <text:p>360,376</text:p>
          </table:table-cell>
          <table:table-cell office:value-type="float" office:value="345.307" calcext:value-type="float">
            <text:p>345,307</text:p>
          </table:table-cell>
        </table:table-row>
        <table:table-row table:style-name="ro1">
          <table:table-cell office:value-type="string" calcext:value-type="string">
            <text:p>heatind packet: 7, step:1</text:p>
          </table:table-cell>
          <table:table-cell office:value-type="float" office:value="67.4908" calcext:value-type="float">
            <text:p>67,4908</text:p>
          </table:table-cell>
          <table:table-cell office:value-type="float" office:value="83.4885" calcext:value-type="float">
            <text:p>83,4885</text:p>
          </table:table-cell>
          <table:table-cell office:value-type="float" office:value="87.0026" calcext:value-type="float">
            <text:p>87,0026</text:p>
          </table:table-cell>
          <table:table-cell office:value-type="float" office:value="73.2087" calcext:value-type="float">
            <text:p>73,2087</text:p>
          </table:table-cell>
          <table:table-cell office:value-type="float" office:value="340.491" calcext:value-type="float">
            <text:p>340,491</text:p>
          </table:table-cell>
          <table:table-cell office:value-type="float" office:value="356.489" calcext:value-type="float">
            <text:p>356,489</text:p>
          </table:table-cell>
          <table:table-cell office:value-type="float" office:value="360.003" calcext:value-type="float">
            <text:p>360,003</text:p>
          </table:table-cell>
          <table:table-cell office:value-type="float" office:value="346.209" calcext:value-type="float">
            <text:p>346,209</text:p>
          </table:table-cell>
        </table:table-row>
        <table:table-row table:style-name="ro1">
          <table:table-cell office:value-type="string" calcext:value-type="string">
            <text:p>heatind packet: 7, step:2</text:p>
          </table:table-cell>
          <table:table-cell office:value-type="float" office:value="68.8144" calcext:value-type="float">
            <text:p>68,8144</text:p>
          </table:table-cell>
          <table:table-cell office:value-type="float" office:value="87.0984" calcext:value-type="float">
            <text:p>87,0984</text:p>
          </table:table-cell>
          <table:table-cell office:value-type="float" office:value="86.6839" calcext:value-type="float">
            <text:p>86,6839</text:p>
          </table:table-cell>
          <table:table-cell office:value-type="float" office:value="75.4004" calcext:value-type="float">
            <text:p>75,4004</text:p>
          </table:table-cell>
          <table:table-cell office:value-type="float" office:value="341.814" calcext:value-type="float">
            <text:p>341,814</text:p>
          </table:table-cell>
          <table:table-cell office:value-type="float" office:value="360.098" calcext:value-type="float">
            <text:p>360,098</text:p>
          </table:table-cell>
          <table:table-cell office:value-type="float" office:value="359.684" calcext:value-type="float">
            <text:p>359,684</text:p>
          </table:table-cell>
          <table:table-cell office:value-type="float" office:value="348.4" calcext:value-type="float">
            <text:p>348,4</text:p>
          </table:table-cell>
        </table:table-row>
        <table:table-row table:style-name="ro1">
          <table:table-cell office:value-type="string" calcext:value-type="string">
            <text:p>heatind packet: 7, step:3</text:p>
          </table:table-cell>
          <table:table-cell office:value-type="float" office:value="70.6931" calcext:value-type="float">
            <text:p>70,6931</text:p>
          </table:table-cell>
          <table:table-cell office:value-type="float" office:value="89.6225" calcext:value-type="float">
            <text:p>89,6225</text:p>
          </table:table-cell>
          <table:table-cell office:value-type="float" office:value="86.4275" calcext:value-type="float">
            <text:p>86,4275</text:p>
          </table:table-cell>
          <table:table-cell office:value-type="float" office:value="77.5783" calcext:value-type="float">
            <text:p>77,5783</text:p>
          </table:table-cell>
          <table:table-cell office:value-type="float" office:value="343.693" calcext:value-type="float">
            <text:p>343,693</text:p>
          </table:table-cell>
          <table:table-cell office:value-type="float" office:value="362.622" calcext:value-type="float">
            <text:p>362,622</text:p>
          </table:table-cell>
          <table:table-cell office:value-type="float" office:value="359.427" calcext:value-type="float">
            <text:p>359,427</text:p>
          </table:table-cell>
          <table:table-cell office:value-type="float" office:value="350.578" calcext:value-type="float">
            <text:p>350,578</text:p>
          </table:table-cell>
        </table:table-row>
        <table:table-row table:style-name="ro1">
          <table:table-cell office:value-type="string" calcext:value-type="string">
            <text:p>heatind packet: 7, step:4</text:p>
          </table:table-cell>
          <table:table-cell office:value-type="float" office:value="72.624" calcext:value-type="float">
            <text:p>72,624</text:p>
          </table:table-cell>
          <table:table-cell office:value-type="float" office:value="91.8696" calcext:value-type="float">
            <text:p>91,8696</text:p>
          </table:table-cell>
          <table:table-cell office:value-type="float" office:value="86.2307" calcext:value-type="float">
            <text:p>86,2307</text:p>
          </table:table-cell>
          <table:table-cell office:value-type="float" office:value="79.6747" calcext:value-type="float">
            <text:p>79,6747</text:p>
          </table:table-cell>
          <table:table-cell office:value-type="float" office:value="345.624" calcext:value-type="float">
            <text:p>345,624</text:p>
          </table:table-cell>
          <table:table-cell office:value-type="float" office:value="364.87" calcext:value-type="float">
            <text:p>364,87</text:p>
          </table:table-cell>
          <table:table-cell office:value-type="float" office:value="359.231" calcext:value-type="float">
            <text:p>359,231</text:p>
          </table:table-cell>
          <table:table-cell office:value-type="float" office:value="352.675" calcext:value-type="float">
            <text:p>352,675</text:p>
          </table:table-cell>
        </table:table-row>
        <table:table-row table:style-name="ro1">
          <table:table-cell office:value-type="string" calcext:value-type="string">
            <text:p>heatind packet: 7, step:5</text:p>
          </table:table-cell>
          <table:table-cell office:value-type="float" office:value="74.5018" calcext:value-type="float">
            <text:p>74,5018</text:p>
          </table:table-cell>
          <table:table-cell office:value-type="float" office:value="93.992" calcext:value-type="float">
            <text:p>93,992</text:p>
          </table:table-cell>
          <table:table-cell office:value-type="float" office:value="86.0903" calcext:value-type="float">
            <text:p>86,0903</text:p>
          </table:table-cell>
          <table:table-cell office:value-type="float" office:value="81.6874" calcext:value-type="float">
            <text:p>81,6874</text:p>
          </table:table-cell>
          <table:table-cell office:value-type="float" office:value="347.502" calcext:value-type="float">
            <text:p>347,502</text:p>
          </table:table-cell>
          <table:table-cell office:value-type="float" office:value="366.992" calcext:value-type="float">
            <text:p>366,992</text:p>
          </table:table-cell>
          <table:table-cell office:value-type="float" office:value="359.09" calcext:value-type="float">
            <text:p>359,09</text:p>
          </table:table-cell>
          <table:table-cell office:value-type="float" office:value="354.687" calcext:value-type="float">
            <text:p>354,687</text:p>
          </table:table-cell>
        </table:table-row>
        <table:table-row table:style-name="ro1">
          <table:table-cell office:value-type="string" calcext:value-type="string">
            <text:p>heatind packet: 7, step:6</text:p>
          </table:table-cell>
          <table:table-cell office:value-type="float" office:value="76.3078" calcext:value-type="float">
            <text:p>76,3078</text:p>
          </table:table-cell>
          <table:table-cell office:value-type="float" office:value="96.0214" calcext:value-type="float">
            <text:p>96,0214</text:p>
          </table:table-cell>
          <table:table-cell office:value-type="float" office:value="86.0032" calcext:value-type="float">
            <text:p>86,0032</text:p>
          </table:table-cell>
          <table:table-cell office:value-type="float" office:value="83.6186" calcext:value-type="float">
            <text:p>83,6186</text:p>
          </table:table-cell>
          <table:table-cell office:value-type="float" office:value="349.308" calcext:value-type="float">
            <text:p>349,308</text:p>
          </table:table-cell>
          <table:table-cell office:value-type="float" office:value="369.021" calcext:value-type="float">
            <text:p>369,021</text:p>
          </table:table-cell>
          <table:table-cell office:value-type="float" office:value="359.003" calcext:value-type="float">
            <text:p>359,003</text:p>
          </table:table-cell>
          <table:table-cell office:value-type="float" office:value="356.619" calcext:value-type="float">
            <text:p>356,619</text:p>
          </table:table-cell>
        </table:table-row>
        <table:table-row table:style-name="ro1">
          <table:table-cell office:value-type="string" calcext:value-type="string">
            <text:p>heatind packet: 7, step:7</text:p>
          </table:table-cell>
          <table:table-cell office:value-type="float" office:value="78.0409" calcext:value-type="float">
            <text:p>78,0409</text:p>
          </table:table-cell>
          <table:table-cell office:value-type="float" office:value="97.9666" calcext:value-type="float">
            <text:p>97,9666</text:p>
          </table:table-cell>
          <table:table-cell office:value-type="float" office:value="85.9663" calcext:value-type="float">
            <text:p>85,9663</text:p>
          </table:table-cell>
          <table:table-cell office:value-type="float" office:value="85.4713" calcext:value-type="float">
            <text:p>85,4713</text:p>
          </table:table-cell>
          <table:table-cell office:value-type="float" office:value="351.041" calcext:value-type="float">
            <text:p>351,041</text:p>
          </table:table-cell>
          <table:table-cell office:value-type="float" office:value="370.967" calcext:value-type="float">
            <text:p>370,967</text:p>
          </table:table-cell>
          <table:table-cell office:value-type="float" office:value="358.966" calcext:value-type="float">
            <text:p>358,966</text:p>
          </table:table-cell>
          <table:table-cell office:value-type="float" office:value="358.471" calcext:value-type="float">
            <text:p>358,471</text:p>
          </table:table-cell>
        </table:table-row>
        <table:table-row table:style-name="ro1">
          <table:table-cell office:value-type="string" calcext:value-type="string">
            <text:p>heatind packet: 7, step:8</text:p>
          </table:table-cell>
          <table:table-cell office:value-type="float" office:value="79.703" calcext:value-type="float">
            <text:p>79,703</text:p>
          </table:table-cell>
          <table:table-cell office:value-type="float" office:value="99.8319" calcext:value-type="float">
            <text:p>99,8319</text:p>
          </table:table-cell>
          <table:table-cell office:value-type="float" office:value="85.9766" calcext:value-type="float">
            <text:p>85,9766</text:p>
          </table:table-cell>
          <table:table-cell office:value-type="float" office:value="87.2486" calcext:value-type="float">
            <text:p>87,2486</text:p>
          </table:table-cell>
          <table:table-cell office:value-type="float" office:value="352.703" calcext:value-type="float">
            <text:p>352,703</text:p>
          </table:table-cell>
          <table:table-cell office:value-type="float" office:value="372.832" calcext:value-type="float">
            <text:p>372,832</text:p>
          </table:table-cell>
          <table:table-cell office:value-type="float" office:value="358.977" calcext:value-type="float">
            <text:p>358,977</text:p>
          </table:table-cell>
          <table:table-cell office:value-type="float" office:value="360.249" calcext:value-type="float">
            <text:p>360,249</text:p>
          </table:table-cell>
        </table:table-row>
        <table:table-row table:style-name="ro1">
          <table:table-cell office:value-type="string" calcext:value-type="string">
            <text:p>heatind packet: 7, step:9</text:p>
          </table:table-cell>
          <table:table-cell office:value-type="float" office:value="81.2967" calcext:value-type="float">
            <text:p>81,2967</text:p>
          </table:table-cell>
          <table:table-cell office:value-type="float" office:value="101.621" calcext:value-type="float">
            <text:p>101,621</text:p>
          </table:table-cell>
          <table:table-cell office:value-type="float" office:value="86.0314" calcext:value-type="float">
            <text:p>86,0314</text:p>
          </table:table-cell>
          <table:table-cell office:value-type="float" office:value="88.9532" calcext:value-type="float">
            <text:p>88,9532</text:p>
          </table:table-cell>
          <table:table-cell office:value-type="float" office:value="354.297" calcext:value-type="float">
            <text:p>354,297</text:p>
          </table:table-cell>
          <table:table-cell office:value-type="float" office:value="374.621" calcext:value-type="float">
            <text:p>374,621</text:p>
          </table:table-cell>
          <table:table-cell office:value-type="float" office:value="359.031" calcext:value-type="float">
            <text:p>359,031</text:p>
          </table:table-cell>
          <table:table-cell office:value-type="float" office:value="361.953" calcext:value-type="float">
            <text:p>361,953</text:p>
          </table:table-cell>
        </table:table-row>
        <table:table-row table:style-name="ro1">
          <table:table-cell office:value-type="string" calcext:value-type="string">
            <text:p>heatind packet: 7, step:10</text:p>
          </table:table-cell>
          <table:table-cell office:value-type="float" office:value="82.8248" calcext:value-type="float">
            <text:p>82,8248</text:p>
          </table:table-cell>
          <table:table-cell office:value-type="float" office:value="103.336" calcext:value-type="float">
            <text:p>103,336</text:p>
          </table:table-cell>
          <table:table-cell office:value-type="float" office:value="86.1277" calcext:value-type="float">
            <text:p>86,1277</text:p>
          </table:table-cell>
          <table:table-cell office:value-type="float" office:value="90.5881" calcext:value-type="float">
            <text:p>90,5881</text:p>
          </table:table-cell>
          <table:table-cell office:value-type="float" office:value="355.825" calcext:value-type="float">
            <text:p>355,825</text:p>
          </table:table-cell>
          <table:table-cell office:value-type="float" office:value="376.336" calcext:value-type="float">
            <text:p>376,336</text:p>
          </table:table-cell>
          <table:table-cell office:value-type="float" office:value="359.128" calcext:value-type="float">
            <text:p>359,128</text:p>
          </table:table-cell>
          <table:table-cell office:value-type="float" office:value="363.588" calcext:value-type="float">
            <text:p>363,588</text:p>
          </table:table-cell>
        </table:table-row>
        <table:table-row table:style-name="ro1">
          <table:table-cell office:value-type="string" calcext:value-type="string">
            <text:p>heatind packet: 7, step:11</text:p>
          </table:table-cell>
          <table:table-cell office:value-type="float" office:value="84.2898" calcext:value-type="float">
            <text:p>84,2898</text:p>
          </table:table-cell>
          <table:table-cell office:value-type="float" office:value="104.98" calcext:value-type="float">
            <text:p>104,98</text:p>
          </table:table-cell>
          <table:table-cell office:value-type="float" office:value="86.2631" calcext:value-type="float">
            <text:p>86,2631</text:p>
          </table:table-cell>
          <table:table-cell office:value-type="float" office:value="92.156" calcext:value-type="float">
            <text:p>92,156</text:p>
          </table:table-cell>
          <table:table-cell office:value-type="float" office:value="357.29" calcext:value-type="float">
            <text:p>357,29</text:p>
          </table:table-cell>
          <table:table-cell office:value-type="float" office:value="377.98" calcext:value-type="float">
            <text:p>377,98</text:p>
          </table:table-cell>
          <table:table-cell office:value-type="float" office:value="359.263" calcext:value-type="float">
            <text:p>359,263</text:p>
          </table:table-cell>
          <table:table-cell office:value-type="float" office:value="365.156" calcext:value-type="float">
            <text:p>365,156</text:p>
          </table:table-cell>
        </table:table-row>
        <table:table-row table:style-name="ro1">
          <table:table-cell office:value-type="string" calcext:value-type="string">
            <text:p>heatind packet: 7, step:12</text:p>
          </table:table-cell>
          <table:table-cell office:value-type="float" office:value="85.6943" calcext:value-type="float">
            <text:p>85,6943</text:p>
          </table:table-cell>
          <table:table-cell office:value-type="float" office:value="106.557" calcext:value-type="float">
            <text:p>106,557</text:p>
          </table:table-cell>
          <table:table-cell office:value-type="float" office:value="86.435" calcext:value-type="float">
            <text:p>86,435</text:p>
          </table:table-cell>
          <table:table-cell office:value-type="float" office:value="93.6597" calcext:value-type="float">
            <text:p>93,6597</text:p>
          </table:table-cell>
          <table:table-cell office:value-type="float" office:value="358.694" calcext:value-type="float">
            <text:p>358,694</text:p>
          </table:table-cell>
          <table:table-cell office:value-type="float" office:value="379.557" calcext:value-type="float">
            <text:p>379,557</text:p>
          </table:table-cell>
          <table:table-cell office:value-type="float" office:value="359.435" calcext:value-type="float">
            <text:p>359,435</text:p>
          </table:table-cell>
          <table:table-cell office:value-type="float" office:value="366.66" calcext:value-type="float">
            <text:p>366,66</text:p>
          </table:table-cell>
        </table:table-row>
        <table:table-row table:style-name="ro1">
          <table:table-cell office:value-type="string" calcext:value-type="string">
            <text:p>heatind packet: 7, step:13</text:p>
          </table:table-cell>
          <table:table-cell office:value-type="float" office:value="87.0409" calcext:value-type="float">
            <text:p>87,0409</text:p>
          </table:table-cell>
          <table:table-cell office:value-type="float" office:value="108.068" calcext:value-type="float">
            <text:p>108,068</text:p>
          </table:table-cell>
          <table:table-cell office:value-type="float" office:value="86.641" calcext:value-type="float">
            <text:p>86,641</text:p>
          </table:table-cell>
          <table:table-cell office:value-type="float" office:value="95.1017" calcext:value-type="float">
            <text:p>95,1017</text:p>
          </table:table-cell>
          <table:table-cell office:value-type="float" office:value="360.041" calcext:value-type="float">
            <text:p>360,041</text:p>
          </table:table-cell>
          <table:table-cell office:value-type="float" office:value="381.068" calcext:value-type="float">
            <text:p>381,068</text:p>
          </table:table-cell>
          <table:table-cell office:value-type="float" office:value="359.641" calcext:value-type="float">
            <text:p>359,641</text:p>
          </table:table-cell>
          <table:table-cell office:value-type="float" office:value="368.102" calcext:value-type="float">
            <text:p>368,102</text:p>
          </table:table-cell>
        </table:table-row>
        <table:table-row table:style-name="ro1">
          <table:table-cell office:value-type="string" calcext:value-type="string">
            <text:p>heatind packet: 7, step:14</text:p>
          </table:table-cell>
          <table:table-cell office:value-type="float" office:value="88.3319" calcext:value-type="float">
            <text:p>88,3319</text:p>
          </table:table-cell>
          <table:table-cell office:value-type="float" office:value="109.518" calcext:value-type="float">
            <text:p>109,518</text:p>
          </table:table-cell>
          <table:table-cell office:value-type="float" office:value="86.8787" calcext:value-type="float">
            <text:p>86,8787</text:p>
          </table:table-cell>
          <table:table-cell office:value-type="float" office:value="96.4846" calcext:value-type="float">
            <text:p>96,4846</text:p>
          </table:table-cell>
          <table:table-cell office:value-type="float" office:value="361.332" calcext:value-type="float">
            <text:p>361,332</text:p>
          </table:table-cell>
          <table:table-cell office:value-type="float" office:value="382.518" calcext:value-type="float">
            <text:p>382,518</text:p>
          </table:table-cell>
          <table:table-cell office:value-type="float" office:value="359.879" calcext:value-type="float">
            <text:p>359,879</text:p>
          </table:table-cell>
          <table:table-cell office:value-type="float" office:value="369.485" calcext:value-type="float">
            <text:p>369,485</text:p>
          </table:table-cell>
        </table:table-row>
        <table:table-row table:style-name="ro1">
          <table:table-cell office:value-type="string" calcext:value-type="string">
            <text:p>heatind packet: 7, step:15</text:p>
          </table:table-cell>
          <table:table-cell office:value-type="float" office:value="89.5696" calcext:value-type="float">
            <text:p>89,5696</text:p>
          </table:table-cell>
          <table:table-cell office:value-type="float" office:value="110.908" calcext:value-type="float">
            <text:p>110,908</text:p>
          </table:table-cell>
          <table:table-cell office:value-type="float" office:value="87.1459" calcext:value-type="float">
            <text:p>87,1459</text:p>
          </table:table-cell>
          <table:table-cell office:value-type="float" office:value="97.8109" calcext:value-type="float">
            <text:p>97,8109</text:p>
          </table:table-cell>
          <table:table-cell office:value-type="float" office:value="362.57" calcext:value-type="float">
            <text:p>362,57</text:p>
          </table:table-cell>
          <table:table-cell office:value-type="float" office:value="383.908" calcext:value-type="float">
            <text:p>383,908</text:p>
          </table:table-cell>
          <table:table-cell office:value-type="float" office:value="360.146" calcext:value-type="float">
            <text:p>360,146</text:p>
          </table:table-cell>
          <table:table-cell office:value-type="float" office:value="370.811" calcext:value-type="float">
            <text:p>370,811</text:p>
          </table:table-cell>
        </table:table-row>
        <table:table-row table:style-name="ro1">
          <table:table-cell office:value-type="string" calcext:value-type="string">
            <text:p>heatind packet: 7, step:16</text:p>
          </table:table-cell>
          <table:table-cell office:value-type="float" office:value="90.7563" calcext:value-type="float">
            <text:p>90,7563</text:p>
          </table:table-cell>
          <table:table-cell office:value-type="float" office:value="112.24" calcext:value-type="float">
            <text:p>112,24</text:p>
          </table:table-cell>
          <table:table-cell office:value-type="float" office:value="87.4406" calcext:value-type="float">
            <text:p>87,4406</text:p>
          </table:table-cell>
          <table:table-cell office:value-type="float" office:value="99.083" calcext:value-type="float">
            <text:p>99,083</text:p>
          </table:table-cell>
          <table:table-cell office:value-type="float" office:value="363.756" calcext:value-type="float">
            <text:p>363,756</text:p>
          </table:table-cell>
          <table:table-cell office:value-type="float" office:value="385.24" calcext:value-type="float">
            <text:p>385,24</text:p>
          </table:table-cell>
          <table:table-cell office:value-type="float" office:value="360.441" calcext:value-type="float">
            <text:p>360,441</text:p>
          </table:table-cell>
          <table:table-cell office:value-type="float" office:value="372.083" calcext:value-type="float">
            <text:p>372,083</text:p>
          </table:table-cell>
        </table:table-row>
        <table:table-row table:style-name="ro1">
          <table:table-cell office:value-type="string" calcext:value-type="string">
            <text:p>heatind packet: 7, step:17</text:p>
          </table:table-cell>
          <table:table-cell office:value-type="float" office:value="91.8943" calcext:value-type="float">
            <text:p>91,8943</text:p>
          </table:table-cell>
          <table:table-cell office:value-type="float" office:value="113.518" calcext:value-type="float">
            <text:p>113,518</text:p>
          </table:table-cell>
          <table:table-cell office:value-type="float" office:value="87.7606" calcext:value-type="float">
            <text:p>87,7606</text:p>
          </table:table-cell>
          <table:table-cell office:value-type="float" office:value="100.303" calcext:value-type="float">
            <text:p>100,303</text:p>
          </table:table-cell>
          <table:table-cell office:value-type="float" office:value="364.894" calcext:value-type="float">
            <text:p>364,894</text:p>
          </table:table-cell>
          <table:table-cell office:value-type="float" office:value="386.518" calcext:value-type="float">
            <text:p>386,518</text:p>
          </table:table-cell>
          <table:table-cell office:value-type="float" office:value="360.761" calcext:value-type="float">
            <text:p>360,761</text:p>
          </table:table-cell>
          <table:table-cell office:value-type="float" office:value="373.303" calcext:value-type="float">
            <text:p>373,303</text:p>
          </table:table-cell>
        </table:table-row>
        <table:table-row table:style-name="ro1">
          <table:table-cell office:value-type="string" calcext:value-type="string">
            <text:p>heatind packet: 7, step:18</text:p>
          </table:table-cell>
          <table:table-cell office:value-type="float" office:value="92.9855" calcext:value-type="float">
            <text:p>92,9855</text:p>
          </table:table-cell>
          <table:table-cell office:value-type="float" office:value="114.744" calcext:value-type="float">
            <text:p>114,744</text:p>
          </table:table-cell>
          <table:table-cell office:value-type="float" office:value="88.1041" calcext:value-type="float">
            <text:p>88,1041</text:p>
          </table:table-cell>
          <table:table-cell office:value-type="float" office:value="101.474" calcext:value-type="float">
            <text:p>101,474</text:p>
          </table:table-cell>
          <table:table-cell office:value-type="float" office:value="365.986" calcext:value-type="float">
            <text:p>365,986</text:p>
          </table:table-cell>
          <table:table-cell office:value-type="float" office:value="387.744" calcext:value-type="float">
            <text:p>387,744</text:p>
          </table:table-cell>
          <table:table-cell office:value-type="float" office:value="361.104" calcext:value-type="float">
            <text:p>361,104</text:p>
          </table:table-cell>
          <table:table-cell office:value-type="float" office:value="374.474" calcext:value-type="float">
            <text:p>374,474</text:p>
          </table:table-cell>
        </table:table-row>
        <table:table-row table:style-name="ro1">
          <table:table-cell office:value-type="string" calcext:value-type="string">
            <text:p>heatind packet: 7, step:19</text:p>
          </table:table-cell>
          <table:table-cell office:value-type="float" office:value="94.0321" calcext:value-type="float">
            <text:p>94,0321</text:p>
          </table:table-cell>
          <table:table-cell office:value-type="float" office:value="115.919" calcext:value-type="float">
            <text:p>115,919</text:p>
          </table:table-cell>
          <table:table-cell office:value-type="float" office:value="88.4692" calcext:value-type="float">
            <text:p>88,4692</text:p>
          </table:table-cell>
          <table:table-cell office:value-type="float" office:value="102.596" calcext:value-type="float">
            <text:p>102,596</text:p>
          </table:table-cell>
          <table:table-cell office:value-type="float" office:value="367.032" calcext:value-type="float">
            <text:p>367,032</text:p>
          </table:table-cell>
          <table:table-cell office:value-type="float" office:value="388.919" calcext:value-type="float">
            <text:p>388,919</text:p>
          </table:table-cell>
          <table:table-cell office:value-type="float" office:value="361.469" calcext:value-type="float">
            <text:p>361,469</text:p>
          </table:table-cell>
          <table:table-cell office:value-type="float" office:value="375.596" calcext:value-type="float">
            <text:p>375,596</text:p>
          </table:table-cell>
        </table:table-row>
        <table:table-row table:style-name="ro1">
          <table:table-cell office:value-type="string" calcext:value-type="string">
            <text:p>heatind packet: 7, step:20</text:p>
          </table:table-cell>
          <table:table-cell office:value-type="float" office:value="95.036" calcext:value-type="float">
            <text:p>95,036</text:p>
          </table:table-cell>
          <table:table-cell office:value-type="float" office:value="117.047" calcext:value-type="float">
            <text:p>117,047</text:p>
          </table:table-cell>
          <table:table-cell office:value-type="float" office:value="88.8543" calcext:value-type="float">
            <text:p>88,8543</text:p>
          </table:table-cell>
          <table:table-cell office:value-type="float" office:value="103.674" calcext:value-type="float">
            <text:p>103,674</text:p>
          </table:table-cell>
          <table:table-cell office:value-type="float" office:value="368.036" calcext:value-type="float">
            <text:p>368,036</text:p>
          </table:table-cell>
          <table:table-cell office:value-type="float" office:value="390.047" calcext:value-type="float">
            <text:p>390,047</text:p>
          </table:table-cell>
          <table:table-cell office:value-type="float" office:value="361.854" calcext:value-type="float">
            <text:p>361,854</text:p>
          </table:table-cell>
          <table:table-cell office:value-type="float" office:value="376.674" calcext:value-type="float">
            <text:p>376,674</text:p>
          </table:table-cell>
        </table:table-row>
        <table:table-row table:style-name="ro1">
          <table:table-cell office:value-type="string" calcext:value-type="string">
            <text:p>heatind packet: 7, step:21</text:p>
          </table:table-cell>
          <table:table-cell office:value-type="float" office:value="95.999" calcext:value-type="float">
            <text:p>95,999</text:p>
          </table:table-cell>
          <table:table-cell office:value-type="float" office:value="118.129" calcext:value-type="float">
            <text:p>118,129</text:p>
          </table:table-cell>
          <table:table-cell office:value-type="float" office:value="89.2575" calcext:value-type="float">
            <text:p>89,2575</text:p>
          </table:table-cell>
          <table:table-cell office:value-type="float" office:value="104.708" calcext:value-type="float">
            <text:p>104,708</text:p>
          </table:table-cell>
          <table:table-cell office:value-type="float" office:value="368.999" calcext:value-type="float">
            <text:p>368,999</text:p>
          </table:table-cell>
          <table:table-cell office:value-type="float" office:value="391.129" calcext:value-type="float">
            <text:p>391,129</text:p>
          </table:table-cell>
          <table:table-cell office:value-type="float" office:value="362.258" calcext:value-type="float">
            <text:p>362,258</text:p>
          </table:table-cell>
          <table:table-cell office:value-type="float" office:value="377.708" calcext:value-type="float">
            <text:p>377,708</text:p>
          </table:table-cell>
        </table:table-row>
        <table:table-row table:style-name="ro1">
          <table:table-cell office:value-type="string" calcext:value-type="string">
            <text:p>cooling packet: 7, step:1</text:p>
          </table:table-cell>
          <table:table-cell office:value-type="float" office:value="95.4539" calcext:value-type="float">
            <text:p>95,4539</text:p>
          </table:table-cell>
          <table:table-cell office:value-type="float" office:value="105.96" calcext:value-type="float">
            <text:p>105,96</text:p>
          </table:table-cell>
          <table:table-cell office:value-type="float" office:value="89.6392" calcext:value-type="float">
            <text:p>89,6392</text:p>
          </table:table-cell>
          <table:table-cell office:value-type="float" office:value="102.208" calcext:value-type="float">
            <text:p>102,208</text:p>
          </table:table-cell>
          <table:table-cell office:value-type="float" office:value="368.454" calcext:value-type="float">
            <text:p>368,454</text:p>
          </table:table-cell>
          <table:table-cell office:value-type="float" office:value="378.96" calcext:value-type="float">
            <text:p>378,96</text:p>
          </table:table-cell>
          <table:table-cell office:value-type="float" office:value="362.639" calcext:value-type="float">
            <text:p>362,639</text:p>
          </table:table-cell>
          <table:table-cell office:value-type="float" office:value="375.208" calcext:value-type="float">
            <text:p>375,208</text:p>
          </table:table-cell>
        </table:table-row>
        <table:table-row table:style-name="ro1">
          <table:table-cell office:value-type="string" calcext:value-type="string">
            <text:p>cooling packet: 7, step:2</text:p>
          </table:table-cell>
          <table:table-cell office:value-type="float" office:value="92.6738" calcext:value-type="float">
            <text:p>92,6738</text:p>
          </table:table-cell>
          <table:table-cell office:value-type="float" office:value="100.904" calcext:value-type="float">
            <text:p>100,904</text:p>
          </table:table-cell>
          <table:table-cell office:value-type="float" office:value="89.9187" calcext:value-type="float">
            <text:p>89,9187</text:p>
          </table:table-cell>
          <table:table-cell office:value-type="float" office:value="98.4871" calcext:value-type="float">
            <text:p>98,4871</text:p>
          </table:table-cell>
          <table:table-cell office:value-type="float" office:value="365.674" calcext:value-type="float">
            <text:p>365,674</text:p>
          </table:table-cell>
          <table:table-cell office:value-type="float" office:value="373.904" calcext:value-type="float">
            <text:p>373,904</text:p>
          </table:table-cell>
          <table:table-cell office:value-type="float" office:value="362.919" calcext:value-type="float">
            <text:p>362,919</text:p>
          </table:table-cell>
          <table:table-cell office:value-type="float" office:value="371.487" calcext:value-type="float">
            <text:p>371,487</text:p>
          </table:table-cell>
        </table:table-row>
        <table:table-row table:style-name="ro1">
          <table:table-cell office:value-type="string" calcext:value-type="string">
            <text:p>cooling packet: 7, step:3</text:p>
          </table:table-cell>
          <table:table-cell office:value-type="float" office:value="89.4763" calcext:value-type="float">
            <text:p>89,4763</text:p>
          </table:table-cell>
          <table:table-cell office:value-type="float" office:value="97.0375" calcext:value-type="float">
            <text:p>97,0375</text:p>
          </table:table-cell>
          <table:table-cell office:value-type="float" office:value="90.0945" calcext:value-type="float">
            <text:p>90,0945</text:p>
          </table:table-cell>
          <table:table-cell office:value-type="float" office:value="94.9317" calcext:value-type="float">
            <text:p>94,9317</text:p>
          </table:table-cell>
          <table:table-cell office:value-type="float" office:value="362.476" calcext:value-type="float">
            <text:p>362,476</text:p>
          </table:table-cell>
          <table:table-cell office:value-type="float" office:value="370.037" calcext:value-type="float">
            <text:p>370,037</text:p>
          </table:table-cell>
          <table:table-cell office:value-type="float" office:value="363.095" calcext:value-type="float">
            <text:p>363,095</text:p>
          </table:table-cell>
          <table:table-cell office:value-type="float" office:value="367.932" calcext:value-type="float">
            <text:p>367,932</text:p>
          </table:table-cell>
        </table:table-row>
        <table:table-row table:style-name="ro1">
          <table:table-cell office:value-type="string" calcext:value-type="string">
            <text:p>cooling packet: 7, step:4</text:p>
          </table:table-cell>
          <table:table-cell office:value-type="float" office:value="86.3556" calcext:value-type="float">
            <text:p>86,3556</text:p>
          </table:table-cell>
          <table:table-cell office:value-type="float" office:value="93.5433" calcext:value-type="float">
            <text:p>93,5433</text:p>
          </table:table-cell>
          <table:table-cell office:value-type="float" office:value="90.1757" calcext:value-type="float">
            <text:p>90,1757</text:p>
          </table:table-cell>
          <table:table-cell office:value-type="float" office:value="91.5801" calcext:value-type="float">
            <text:p>91,5801</text:p>
          </table:table-cell>
          <table:table-cell office:value-type="float" office:value="359.356" calcext:value-type="float">
            <text:p>359,356</text:p>
          </table:table-cell>
          <table:table-cell office:value-type="float" office:value="366.543" calcext:value-type="float">
            <text:p>366,543</text:p>
          </table:table-cell>
          <table:table-cell office:value-type="float" office:value="363.176" calcext:value-type="float">
            <text:p>363,176</text:p>
          </table:table-cell>
          <table:table-cell office:value-type="float" office:value="364.58" calcext:value-type="float">
            <text:p>364,58</text:p>
          </table:table-cell>
        </table:table-row>
        <table:table-row table:style-name="ro1">
          <table:table-cell office:value-type="string" calcext:value-type="string">
            <text:p>cooling packet: 7, step:5</text:p>
          </table:table-cell>
          <table:table-cell office:value-type="float" office:value="83.3931" calcext:value-type="float">
            <text:p>83,3931</text:p>
          </table:table-cell>
          <table:table-cell office:value-type="float" office:value="90.2748" calcext:value-type="float">
            <text:p>90,2748</text:p>
          </table:table-cell>
          <table:table-cell office:value-type="float" office:value="90.1706" calcext:value-type="float">
            <text:p>90,1706</text:p>
          </table:table-cell>
          <table:table-cell office:value-type="float" office:value="88.4193" calcext:value-type="float">
            <text:p>88,4193</text:p>
          </table:table-cell>
          <table:table-cell office:value-type="float" office:value="356.393" calcext:value-type="float">
            <text:p>356,393</text:p>
          </table:table-cell>
          <table:table-cell office:value-type="float" office:value="363.275" calcext:value-type="float">
            <text:p>363,275</text:p>
          </table:table-cell>
          <table:table-cell office:value-type="float" office:value="363.171" calcext:value-type="float">
            <text:p>363,171</text:p>
          </table:table-cell>
          <table:table-cell office:value-type="float" office:value="361.419" calcext:value-type="float">
            <text:p>361,419</text:p>
          </table:table-cell>
        </table:table-row>
        <table:table-row table:style-name="ro1">
          <table:table-cell office:value-type="string" calcext:value-type="string">
            <text:p>cooling packet: 7, step:6</text:p>
          </table:table-cell>
          <table:table-cell office:value-type="float" office:value="80.593" calcext:value-type="float">
            <text:p>80,593</text:p>
          </table:table-cell>
          <table:table-cell office:value-type="float" office:value="87.1948" calcext:value-type="float">
            <text:p>87,1948</text:p>
          </table:table-cell>
          <table:table-cell office:value-type="float" office:value="90.0871" calcext:value-type="float">
            <text:p>90,0871</text:p>
          </table:table-cell>
          <table:table-cell office:value-type="float" office:value="85.4358" calcext:value-type="float">
            <text:p>85,4358</text:p>
          </table:table-cell>
          <table:table-cell office:value-type="float" office:value="353.593" calcext:value-type="float">
            <text:p>353,593</text:p>
          </table:table-cell>
          <table:table-cell office:value-type="float" office:value="360.195" calcext:value-type="float">
            <text:p>360,195</text:p>
          </table:table-cell>
          <table:table-cell office:value-type="float" office:value="363.087" calcext:value-type="float">
            <text:p>363,087</text:p>
          </table:table-cell>
          <table:table-cell office:value-type="float" office:value="358.436" calcext:value-type="float">
            <text:p>358,436</text:p>
          </table:table-cell>
        </table:table-row>
        <table:table-row table:style-name="ro1">
          <table:table-cell office:value-type="string" calcext:value-type="string">
            <text:p>cooling packet: 7, step:7</text:p>
          </table:table-cell>
          <table:table-cell office:value-type="float" office:value="77.9464" calcext:value-type="float">
            <text:p>77,9464</text:p>
          </table:table-cell>
          <table:table-cell office:value-type="float" office:value="84.2864" calcext:value-type="float">
            <text:p>84,2864</text:p>
          </table:table-cell>
          <table:table-cell office:value-type="float" office:value="89.9322" calcext:value-type="float">
            <text:p>89,9322</text:p>
          </table:table-cell>
          <table:table-cell office:value-type="float" office:value="82.6168" calcext:value-type="float">
            <text:p>82,6168</text:p>
          </table:table-cell>
          <table:table-cell office:value-type="float" office:value="350.946" calcext:value-type="float">
            <text:p>350,946</text:p>
          </table:table-cell>
          <table:table-cell office:value-type="float" office:value="357.286" calcext:value-type="float">
            <text:p>357,286</text:p>
          </table:table-cell>
          <table:table-cell office:value-type="float" office:value="362.932" calcext:value-type="float">
            <text:p>362,932</text:p>
          </table:table-cell>
          <table:table-cell office:value-type="float" office:value="355.617" calcext:value-type="float">
            <text:p>355,617</text:p>
          </table:table-cell>
        </table:table-row>
        <table:table-row table:style-name="ro1">
          <table:table-cell office:value-type="string" calcext:value-type="string">
            <text:p>cooling packet: 7, step:8</text:p>
          </table:table-cell>
          <table:table-cell office:value-type="float" office:value="75.4433" calcext:value-type="float">
            <text:p>75,4433</text:p>
          </table:table-cell>
          <table:table-cell office:value-type="float" office:value="81.5367" calcext:value-type="float">
            <text:p>81,5367</text:p>
          </table:table-cell>
          <table:table-cell office:value-type="float" office:value="89.7124" calcext:value-type="float">
            <text:p>89,7124</text:p>
          </table:table-cell>
          <table:table-cell office:value-type="float" office:value="79.9508" calcext:value-type="float">
            <text:p>79,9508</text:p>
          </table:table-cell>
          <table:table-cell office:value-type="float" office:value="348.443" calcext:value-type="float">
            <text:p>348,443</text:p>
          </table:table-cell>
          <table:table-cell office:value-type="float" office:value="354.537" calcext:value-type="float">
            <text:p>354,537</text:p>
          </table:table-cell>
          <table:table-cell office:value-type="float" office:value="362.712" calcext:value-type="float">
            <text:p>362,712</text:p>
          </table:table-cell>
          <table:table-cell office:value-type="float" office:value="352.951" calcext:value-type="float">
            <text:p>352,951</text:p>
          </table:table-cell>
        </table:table-row>
        <table:table-row table:style-name="ro1">
          <table:table-cell office:value-type="string" calcext:value-type="string">
            <text:p>cooling packet: 7, step:9</text:p>
          </table:table-cell>
          <table:table-cell office:value-type="float" office:value="73.0738" calcext:value-type="float">
            <text:p>73,0738</text:p>
          </table:table-cell>
          <table:table-cell office:value-type="float" office:value="78.9348" calcext:value-type="float">
            <text:p>78,9348</text:p>
          </table:table-cell>
          <table:table-cell office:value-type="float" office:value="89.4334" calcext:value-type="float">
            <text:p>89,4334</text:p>
          </table:table-cell>
          <table:table-cell office:value-type="float" office:value="77.4273" calcext:value-type="float">
            <text:p>77,4273</text:p>
          </table:table-cell>
          <table:table-cell office:value-type="float" office:value="346.074" calcext:value-type="float">
            <text:p>346,074</text:p>
          </table:table-cell>
          <table:table-cell office:value-type="float" office:value="351.935" calcext:value-type="float">
            <text:p>351,935</text:p>
          </table:table-cell>
          <table:table-cell office:value-type="float" office:value="362.433" calcext:value-type="float">
            <text:p>362,433</text:p>
          </table:table-cell>
          <table:table-cell office:value-type="float" office:value="350.427" calcext:value-type="float">
            <text:p>350,427</text:p>
          </table:table-cell>
        </table:table-row>
        <table:table-row table:style-name="ro1">
          <table:table-cell office:value-type="string" calcext:value-type="string">
            <text:p>cooling packet: 7, step:10</text:p>
          </table:table-cell>
          <table:table-cell office:value-type="float" office:value="70.8289" calcext:value-type="float">
            <text:p>70,8289</text:p>
          </table:table-cell>
          <table:table-cell office:value-type="float" office:value="76.4705" calcext:value-type="float">
            <text:p>76,4705</text:p>
          </table:table-cell>
          <table:table-cell office:value-type="float" office:value="89.1008" calcext:value-type="float">
            <text:p>89,1008</text:p>
          </table:table-cell>
          <table:table-cell office:value-type="float" office:value="75.0366" calcext:value-type="float">
            <text:p>75,0366</text:p>
          </table:table-cell>
          <table:table-cell office:value-type="float" office:value="343.829" calcext:value-type="float">
            <text:p>343,829</text:p>
          </table:table-cell>
          <table:table-cell office:value-type="float" office:value="349.47" calcext:value-type="float">
            <text:p>349,47</text:p>
          </table:table-cell>
          <table:table-cell office:value-type="float" office:value="362.101" calcext:value-type="float">
            <text:p>362,101</text:p>
          </table:table-cell>
          <table:table-cell office:value-type="float" office:value="348.037" calcext:value-type="float">
            <text:p>348,037</text:p>
          </table:table-cell>
        </table:table-row>
        <table:table-row table:style-name="ro1">
          <table:table-cell office:value-type="string" calcext:value-type="string">
            <text:p>cooling packet: 7, step:11</text:p>
          </table:table-cell>
          <table:table-cell office:value-type="float" office:value="68.7005" calcext:value-type="float">
            <text:p>68,7005</text:p>
          </table:table-cell>
          <table:table-cell office:value-type="float" office:value="74.1346" calcext:value-type="float">
            <text:p>74,1346</text:p>
          </table:table-cell>
          <table:table-cell office:value-type="float" office:value="88.7193" calcext:value-type="float">
            <text:p>88,7193</text:p>
          </table:table-cell>
          <table:table-cell office:value-type="float" office:value="72.7699" calcext:value-type="float">
            <text:p>72,7699</text:p>
          </table:table-cell>
          <table:table-cell office:value-type="float" office:value="341.701" calcext:value-type="float">
            <text:p>341,701</text:p>
          </table:table-cell>
          <table:table-cell office:value-type="float" office:value="347.135" calcext:value-type="float">
            <text:p>347,135</text:p>
          </table:table-cell>
          <table:table-cell office:value-type="float" office:value="361.719" calcext:value-type="float">
            <text:p>361,719</text:p>
          </table:table-cell>
          <table:table-cell office:value-type="float" office:value="345.77" calcext:value-type="float">
            <text:p>345,77</text:p>
          </table:table-cell>
        </table:table-row>
        <table:table-row table:style-name="ro1">
          <table:table-cell office:value-type="string" calcext:value-type="string">
            <text:p>heatind packet: 8, step:1</text:p>
          </table:table-cell>
          <table:table-cell office:value-type="float" office:value="67.9107" calcext:value-type="float">
            <text:p>67,9107</text:p>
          </table:table-cell>
          <table:table-cell office:value-type="float" office:value="83.9606" calcext:value-type="float">
            <text:p>83,9606</text:p>
          </table:table-cell>
          <table:table-cell office:value-type="float" office:value="88.3235" calcext:value-type="float">
            <text:p>88,3235</text:p>
          </table:table-cell>
          <table:table-cell office:value-type="float" office:value="73.6666" calcext:value-type="float">
            <text:p>73,6666</text:p>
          </table:table-cell>
          <table:table-cell office:value-type="float" office:value="340.911" calcext:value-type="float">
            <text:p>340,911</text:p>
          </table:table-cell>
          <table:table-cell office:value-type="float" office:value="356.961" calcext:value-type="float">
            <text:p>356,961</text:p>
          </table:table-cell>
          <table:table-cell office:value-type="float" office:value="361.323" calcext:value-type="float">
            <text:p>361,323</text:p>
          </table:table-cell>
          <table:table-cell office:value-type="float" office:value="346.667" calcext:value-type="float">
            <text:p>346,667</text:p>
          </table:table-cell>
        </table:table-row>
        <table:table-row table:style-name="ro1">
          <table:table-cell office:value-type="string" calcext:value-type="string">
            <text:p>heatind packet: 8, step:2</text:p>
          </table:table-cell>
          <table:table-cell office:value-type="float" office:value="69.2314" calcext:value-type="float">
            <text:p>69,2314</text:p>
          </table:table-cell>
          <table:table-cell office:value-type="float" office:value="87.5666" calcext:value-type="float">
            <text:p>87,5666</text:p>
          </table:table-cell>
          <table:table-cell office:value-type="float" office:value="87.9828" calcext:value-type="float">
            <text:p>87,9828</text:p>
          </table:table-cell>
          <table:table-cell office:value-type="float" office:value="75.855" calcext:value-type="float">
            <text:p>75,855</text:p>
          </table:table-cell>
          <table:table-cell office:value-type="float" office:value="342.231" calcext:value-type="float">
            <text:p>342,231</text:p>
          </table:table-cell>
          <table:table-cell office:value-type="float" office:value="360.567" calcext:value-type="float">
            <text:p>360,567</text:p>
          </table:table-cell>
          <table:table-cell office:value-type="float" office:value="360.983" calcext:value-type="float">
            <text:p>360,983</text:p>
          </table:table-cell>
          <table:table-cell office:value-type="float" office:value="348.855" calcext:value-type="float">
            <text:p>348,855</text:p>
          </table:table-cell>
        </table:table-row>
        <table:table-row table:style-name="ro1">
          <table:table-cell office:value-type="string" calcext:value-type="string">
            <text:p>heatind packet: 8, step:3</text:p>
          </table:table-cell>
          <table:table-cell office:value-type="float" office:value="71.107" calcext:value-type="float">
            <text:p>71,107</text:p>
          </table:table-cell>
          <table:table-cell office:value-type="float" office:value="90.0866" calcext:value-type="float">
            <text:p>90,0866</text:p>
          </table:table-cell>
          <table:table-cell office:value-type="float" office:value="87.7049" calcext:value-type="float">
            <text:p>87,7049</text:p>
          </table:table-cell>
          <table:table-cell office:value-type="float" office:value="78.0292" calcext:value-type="float">
            <text:p>78,0292</text:p>
          </table:table-cell>
          <table:table-cell office:value-type="float" office:value="344.107" calcext:value-type="float">
            <text:p>344,107</text:p>
          </table:table-cell>
          <table:table-cell office:value-type="float" office:value="363.087" calcext:value-type="float">
            <text:p>363,087</text:p>
          </table:table-cell>
          <table:table-cell office:value-type="float" office:value="360.705" calcext:value-type="float">
            <text:p>360,705</text:p>
          </table:table-cell>
          <table:table-cell office:value-type="float" office:value="351.029" calcext:value-type="float">
            <text:p>351,029</text:p>
          </table:table-cell>
        </table:table-row>
        <table:table-row table:style-name="ro1">
          <table:table-cell office:value-type="string" calcext:value-type="string">
            <text:p>heatind packet: 8, step:4</text:p>
          </table:table-cell>
          <table:table-cell office:value-type="float" office:value="73.0344" calcext:value-type="float">
            <text:p>73,0344</text:p>
          </table:table-cell>
          <table:table-cell office:value-type="float" office:value="92.3297" calcext:value-type="float">
            <text:p>92,3297</text:p>
          </table:table-cell>
          <table:table-cell office:value-type="float" office:value="87.487" calcext:value-type="float">
            <text:p>87,487</text:p>
          </table:table-cell>
          <table:table-cell office:value-type="float" office:value="80.1217" calcext:value-type="float">
            <text:p>80,1217</text:p>
          </table:table-cell>
          <table:table-cell office:value-type="float" office:value="346.034" calcext:value-type="float">
            <text:p>346,034</text:p>
          </table:table-cell>
          <table:table-cell office:value-type="float" office:value="365.33" calcext:value-type="float">
            <text:p>365,33</text:p>
          </table:table-cell>
          <table:table-cell office:value-type="float" office:value="360.487" calcext:value-type="float">
            <text:p>360,487</text:p>
          </table:table-cell>
          <table:table-cell office:value-type="float" office:value="353.122" calcext:value-type="float">
            <text:p>353,122</text:p>
          </table:table-cell>
        </table:table-row>
        <table:table-row table:style-name="ro1">
          <table:table-cell office:value-type="string" calcext:value-type="string">
            <text:p>heatind packet: 8, step:5</text:p>
          </table:table-cell>
          <table:table-cell office:value-type="float" office:value="74.9084" calcext:value-type="float">
            <text:p>74,9084</text:p>
          </table:table-cell>
          <table:table-cell office:value-type="float" office:value="94.4478" calcext:value-type="float">
            <text:p>94,4478</text:p>
          </table:table-cell>
          <table:table-cell office:value-type="float" office:value="87.326" calcext:value-type="float">
            <text:p>87,326</text:p>
          </table:table-cell>
          <table:table-cell office:value-type="float" office:value="82.1302" calcext:value-type="float">
            <text:p>82,1302</text:p>
          </table:table-cell>
          <table:table-cell office:value-type="float" office:value="347.908" calcext:value-type="float">
            <text:p>347,908</text:p>
          </table:table-cell>
          <table:table-cell office:value-type="float" office:value="367.448" calcext:value-type="float">
            <text:p>367,448</text:p>
          </table:table-cell>
          <table:table-cell office:value-type="float" office:value="360.326" calcext:value-type="float">
            <text:p>360,326</text:p>
          </table:table-cell>
          <table:table-cell office:value-type="float" office:value="355.13" calcext:value-type="float">
            <text:p>355,13</text:p>
          </table:table-cell>
        </table:table-row>
        <table:table-row table:style-name="ro1">
          <table:table-cell office:value-type="string" calcext:value-type="string">
            <text:p>heatind packet: 8, step:6</text:p>
          </table:table-cell>
          <table:table-cell office:value-type="float" office:value="76.7105" calcext:value-type="float">
            <text:p>76,7105</text:p>
          </table:table-cell>
          <table:table-cell office:value-type="float" office:value="96.4728" calcext:value-type="float">
            <text:p>96,4728</text:p>
          </table:table-cell>
          <table:table-cell office:value-type="float" office:value="87.2186" calcext:value-type="float">
            <text:p>87,2186</text:p>
          </table:table-cell>
          <table:table-cell office:value-type="float" office:value="84.0571" calcext:value-type="float">
            <text:p>84,0571</text:p>
          </table:table-cell>
          <table:table-cell office:value-type="float" office:value="349.71" calcext:value-type="float">
            <text:p>349,71</text:p>
          </table:table-cell>
          <table:table-cell office:value-type="float" office:value="369.473" calcext:value-type="float">
            <text:p>369,473</text:p>
          </table:table-cell>
          <table:table-cell office:value-type="float" office:value="360.219" calcext:value-type="float">
            <text:p>360,219</text:p>
          </table:table-cell>
          <table:table-cell office:value-type="float" office:value="357.057" calcext:value-type="float">
            <text:p>357,057</text:p>
          </table:table-cell>
        </table:table-row>
        <table:table-row table:style-name="ro1">
          <table:table-cell office:value-type="string" calcext:value-type="string">
            <text:p>heatind packet: 8, step:7</text:p>
          </table:table-cell>
          <table:table-cell office:value-type="float" office:value="78.4394" calcext:value-type="float">
            <text:p>78,4394</text:p>
          </table:table-cell>
          <table:table-cell office:value-type="float" office:value="98.4134" calcext:value-type="float">
            <text:p>98,4134</text:p>
          </table:table-cell>
          <table:table-cell office:value-type="float" office:value="87.1618" calcext:value-type="float">
            <text:p>87,1618</text:p>
          </table:table-cell>
          <table:table-cell office:value-type="float" office:value="85.9054" calcext:value-type="float">
            <text:p>85,9054</text:p>
          </table:table-cell>
          <table:table-cell office:value-type="float" office:value="351.439" calcext:value-type="float">
            <text:p>351,439</text:p>
          </table:table-cell>
          <table:table-cell office:value-type="float" office:value="371.413" calcext:value-type="float">
            <text:p>371,413</text:p>
          </table:table-cell>
          <table:table-cell office:value-type="float" office:value="360.162" calcext:value-type="float">
            <text:p>360,162</text:p>
          </table:table-cell>
          <table:table-cell office:value-type="float" office:value="358.905" calcext:value-type="float">
            <text:p>358,905</text:p>
          </table:table-cell>
        </table:table-row>
        <table:table-row table:style-name="ro1">
          <table:table-cell office:value-type="string" calcext:value-type="string">
            <text:p>heatind packet: 8, step:8</text:p>
          </table:table-cell>
          <table:table-cell office:value-type="float" office:value="80.0972" calcext:value-type="float">
            <text:p>80,0972</text:p>
          </table:table-cell>
          <table:table-cell office:value-type="float" office:value="100.274" calcext:value-type="float">
            <text:p>100,274</text:p>
          </table:table-cell>
          <table:table-cell office:value-type="float" office:value="87.1526" calcext:value-type="float">
            <text:p>87,1526</text:p>
          </table:table-cell>
          <table:table-cell office:value-type="float" office:value="87.6779" calcext:value-type="float">
            <text:p>87,6779</text:p>
          </table:table-cell>
          <table:table-cell office:value-type="float" office:value="353.097" calcext:value-type="float">
            <text:p>353,097</text:p>
          </table:table-cell>
          <table:table-cell office:value-type="float" office:value="373.274" calcext:value-type="float">
            <text:p>373,274</text:p>
          </table:table-cell>
          <table:table-cell office:value-type="float" office:value="360.153" calcext:value-type="float">
            <text:p>360,153</text:p>
          </table:table-cell>
          <table:table-cell office:value-type="float" office:value="360.678" calcext:value-type="float">
            <text:p>360,678</text:p>
          </table:table-cell>
        </table:table-row>
        <table:table-row table:style-name="ro1">
          <table:table-cell office:value-type="string" calcext:value-type="string">
            <text:p>heatind packet: 8, step:9</text:p>
          </table:table-cell>
          <table:table-cell office:value-type="float" office:value="81.6865" calcext:value-type="float">
            <text:p>81,6865</text:p>
          </table:table-cell>
          <table:table-cell office:value-type="float" office:value="102.058" calcext:value-type="float">
            <text:p>102,058</text:p>
          </table:table-cell>
          <table:table-cell office:value-type="float" office:value="87.1881" calcext:value-type="float">
            <text:p>87,1881</text:p>
          </table:table-cell>
          <table:table-cell office:value-type="float" office:value="89.3778" calcext:value-type="float">
            <text:p>89,3778</text:p>
          </table:table-cell>
          <table:table-cell office:value-type="float" office:value="354.686" calcext:value-type="float">
            <text:p>354,686</text:p>
          </table:table-cell>
          <table:table-cell office:value-type="float" office:value="375.058" calcext:value-type="float">
            <text:p>375,058</text:p>
          </table:table-cell>
          <table:table-cell office:value-type="float" office:value="360.188" calcext:value-type="float">
            <text:p>360,188</text:p>
          </table:table-cell>
          <table:table-cell office:value-type="float" office:value="362.378" calcext:value-type="float">
            <text:p>362,378</text:p>
          </table:table-cell>
        </table:table-row>
        <table:table-row table:style-name="ro1">
          <table:table-cell office:value-type="string" calcext:value-type="string">
            <text:p>heatind packet: 8, step:10</text:p>
          </table:table-cell>
          <table:table-cell office:value-type="float" office:value="83.21" calcext:value-type="float">
            <text:p>83,21</text:p>
          </table:table-cell>
          <table:table-cell office:value-type="float" office:value="103.768" calcext:value-type="float">
            <text:p>103,768</text:p>
          </table:table-cell>
          <table:table-cell office:value-type="float" office:value="87.2657" calcext:value-type="float">
            <text:p>87,2657</text:p>
          </table:table-cell>
          <table:table-cell office:value-type="float" office:value="91.0077" calcext:value-type="float">
            <text:p>91,0077</text:p>
          </table:table-cell>
          <table:table-cell office:value-type="float" office:value="356.21" calcext:value-type="float">
            <text:p>356,21</text:p>
          </table:table-cell>
          <table:table-cell office:value-type="float" office:value="376.768" calcext:value-type="float">
            <text:p>376,768</text:p>
          </table:table-cell>
          <table:table-cell office:value-type="float" office:value="360.266" calcext:value-type="float">
            <text:p>360,266</text:p>
          </table:table-cell>
          <table:table-cell office:value-type="float" office:value="364.008" calcext:value-type="float">
            <text:p>364,008</text:p>
          </table:table-cell>
        </table:table-row>
        <table:table-row table:style-name="ro1">
          <table:table-cell office:value-type="string" calcext:value-type="string">
            <text:p>heatind packet: 8, step:11</text:p>
          </table:table-cell>
          <table:table-cell office:value-type="float" office:value="84.6704" calcext:value-type="float">
            <text:p>84,6704</text:p>
          </table:table-cell>
          <table:table-cell office:value-type="float" office:value="105.407" calcext:value-type="float">
            <text:p>105,407</text:p>
          </table:table-cell>
          <table:table-cell office:value-type="float" office:value="87.3826" calcext:value-type="float">
            <text:p>87,3826</text:p>
          </table:table-cell>
          <table:table-cell office:value-type="float" office:value="92.5706" calcext:value-type="float">
            <text:p>92,5706</text:p>
          </table:table-cell>
          <table:table-cell office:value-type="float" office:value="357.67" calcext:value-type="float">
            <text:p>357,67</text:p>
          </table:table-cell>
          <table:table-cell office:value-type="float" office:value="378.407" calcext:value-type="float">
            <text:p>378,407</text:p>
          </table:table-cell>
          <table:table-cell office:value-type="float" office:value="360.383" calcext:value-type="float">
            <text:p>360,383</text:p>
          </table:table-cell>
          <table:table-cell office:value-type="float" office:value="365.571" calcext:value-type="float">
            <text:p>365,571</text:p>
          </table:table-cell>
        </table:table-row>
        <table:table-row table:style-name="ro1">
          <table:table-cell office:value-type="string" calcext:value-type="string">
            <text:p>heatind packet: 8, step:12</text:p>
          </table:table-cell>
          <table:table-cell office:value-type="float" office:value="86.0702" calcext:value-type="float">
            <text:p>86,0702</text:p>
          </table:table-cell>
          <table:table-cell office:value-type="float" office:value="106.978" calcext:value-type="float">
            <text:p>106,978</text:p>
          </table:table-cell>
          <table:table-cell office:value-type="float" office:value="87.5363" calcext:value-type="float">
            <text:p>87,5363</text:p>
          </table:table-cell>
          <table:table-cell office:value-type="float" office:value="94.0691" calcext:value-type="float">
            <text:p>94,0691</text:p>
          </table:table-cell>
          <table:table-cell office:value-type="float" office:value="359.07" calcext:value-type="float">
            <text:p>359,07</text:p>
          </table:table-cell>
          <table:table-cell office:value-type="float" office:value="379.978" calcext:value-type="float">
            <text:p>379,978</text:p>
          </table:table-cell>
          <table:table-cell office:value-type="float" office:value="360.536" calcext:value-type="float">
            <text:p>360,536</text:p>
          </table:table-cell>
          <table:table-cell office:value-type="float" office:value="367.069" calcext:value-type="float">
            <text:p>367,069</text:p>
          </table:table-cell>
        </table:table-row>
        <table:table-row table:style-name="ro1">
          <table:table-cell office:value-type="string" calcext:value-type="string">
            <text:p>heatind packet: 8, step:13</text:p>
          </table:table-cell>
          <table:table-cell office:value-type="float" office:value="87.4119" calcext:value-type="float">
            <text:p>87,4119</text:p>
          </table:table-cell>
          <table:table-cell office:value-type="float" office:value="108.485" calcext:value-type="float">
            <text:p>108,485</text:p>
          </table:table-cell>
          <table:table-cell office:value-type="float" office:value="87.7244" calcext:value-type="float">
            <text:p>87,7244</text:p>
          </table:table-cell>
          <table:table-cell office:value-type="float" office:value="95.5059" calcext:value-type="float">
            <text:p>95,5059</text:p>
          </table:table-cell>
          <table:table-cell office:value-type="float" office:value="360.412" calcext:value-type="float">
            <text:p>360,412</text:p>
          </table:table-cell>
          <table:table-cell office:value-type="float" office:value="381.485" calcext:value-type="float">
            <text:p>381,485</text:p>
          </table:table-cell>
          <table:table-cell office:value-type="float" office:value="360.724" calcext:value-type="float">
            <text:p>360,724</text:p>
          </table:table-cell>
          <table:table-cell office:value-type="float" office:value="368.506" calcext:value-type="float">
            <text:p>368,506</text:p>
          </table:table-cell>
        </table:table-row>
        <table:table-row table:style-name="ro1">
          <table:table-cell office:value-type="string" calcext:value-type="string">
            <text:p>heatind packet: 8, step:14</text:p>
          </table:table-cell>
          <table:table-cell office:value-type="float" office:value="88.698" calcext:value-type="float">
            <text:p>88,698</text:p>
          </table:table-cell>
          <table:table-cell office:value-type="float" office:value="109.929" calcext:value-type="float">
            <text:p>109,929</text:p>
          </table:table-cell>
          <table:table-cell office:value-type="float" office:value="87.9445" calcext:value-type="float">
            <text:p>87,9445</text:p>
          </table:table-cell>
          <table:table-cell office:value-type="float" office:value="96.8835" calcext:value-type="float">
            <text:p>96,8835</text:p>
          </table:table-cell>
          <table:table-cell office:value-type="float" office:value="361.698" calcext:value-type="float">
            <text:p>361,698</text:p>
          </table:table-cell>
          <table:table-cell office:value-type="float" office:value="382.929" calcext:value-type="float">
            <text:p>382,929</text:p>
          </table:table-cell>
          <table:table-cell office:value-type="float" office:value="360.945" calcext:value-type="float">
            <text:p>360,945</text:p>
          </table:table-cell>
          <table:table-cell office:value-type="float" office:value="369.884" calcext:value-type="float">
            <text:p>369,884</text:p>
          </table:table-cell>
        </table:table-row>
        <table:table-row table:style-name="ro1">
          <table:table-cell office:value-type="string" calcext:value-type="string">
            <text:p>heatind packet: 8, step:15</text:p>
          </table:table-cell>
          <table:table-cell office:value-type="float" office:value="89.9308" calcext:value-type="float">
            <text:p>89,9308</text:p>
          </table:table-cell>
          <table:table-cell office:value-type="float" office:value="111.313" calcext:value-type="float">
            <text:p>111,313</text:p>
          </table:table-cell>
          <table:table-cell office:value-type="float" office:value="88.1945" calcext:value-type="float">
            <text:p>88,1945</text:p>
          </table:table-cell>
          <table:table-cell office:value-type="float" office:value="98.2045" calcext:value-type="float">
            <text:p>98,2045</text:p>
          </table:table-cell>
          <table:table-cell office:value-type="float" office:value="362.931" calcext:value-type="float">
            <text:p>362,931</text:p>
          </table:table-cell>
          <table:table-cell office:value-type="float" office:value="384.313" calcext:value-type="float">
            <text:p>384,313</text:p>
          </table:table-cell>
          <table:table-cell office:value-type="float" office:value="361.194" calcext:value-type="float">
            <text:p>361,194</text:p>
          </table:table-cell>
          <table:table-cell office:value-type="float" office:value="371.205" calcext:value-type="float">
            <text:p>371,205</text:p>
          </table:table-cell>
        </table:table-row>
        <table:table-row table:style-name="ro1">
          <table:table-cell office:value-type="string" calcext:value-type="string">
            <text:p>heatind packet: 8, step:16</text:p>
          </table:table-cell>
          <table:table-cell office:value-type="float" office:value="91.1126" calcext:value-type="float">
            <text:p>91,1126</text:p>
          </table:table-cell>
          <table:table-cell office:value-type="float" office:value="112.64" calcext:value-type="float">
            <text:p>112,64</text:p>
          </table:table-cell>
          <table:table-cell office:value-type="float" office:value="88.4722" calcext:value-type="float">
            <text:p>88,4722</text:p>
          </table:table-cell>
          <table:table-cell office:value-type="float" office:value="99.4712" calcext:value-type="float">
            <text:p>99,4712</text:p>
          </table:table-cell>
          <table:table-cell office:value-type="float" office:value="364.113" calcext:value-type="float">
            <text:p>364,113</text:p>
          </table:table-cell>
          <table:table-cell office:value-type="float" office:value="385.64" calcext:value-type="float">
            <text:p>385,64</text:p>
          </table:table-cell>
          <table:table-cell office:value-type="float" office:value="361.472" calcext:value-type="float">
            <text:p>361,472</text:p>
          </table:table-cell>
          <table:table-cell office:value-type="float" office:value="372.471" calcext:value-type="float">
            <text:p>372,471</text:p>
          </table:table-cell>
        </table:table-row>
        <table:table-row table:style-name="ro1">
          <table:table-cell office:value-type="string" calcext:value-type="string">
            <text:p>heatind packet: 8, step:17</text:p>
          </table:table-cell>
          <table:table-cell office:value-type="float" office:value="92.2455" calcext:value-type="float">
            <text:p>92,2455</text:p>
          </table:table-cell>
          <table:table-cell office:value-type="float" office:value="113.912" calcext:value-type="float">
            <text:p>113,912</text:p>
          </table:table-cell>
          <table:table-cell office:value-type="float" office:value="88.7755" calcext:value-type="float">
            <text:p>88,7755</text:p>
          </table:table-cell>
          <table:table-cell office:value-type="float" office:value="100.686" calcext:value-type="float">
            <text:p>100,686</text:p>
          </table:table-cell>
          <table:table-cell office:value-type="float" office:value="365.245" calcext:value-type="float">
            <text:p>365,245</text:p>
          </table:table-cell>
          <table:table-cell office:value-type="float" office:value="386.912" calcext:value-type="float">
            <text:p>386,912</text:p>
          </table:table-cell>
          <table:table-cell office:value-type="float" office:value="361.776" calcext:value-type="float">
            <text:p>361,776</text:p>
          </table:table-cell>
          <table:table-cell office:value-type="float" office:value="373.686" calcext:value-type="float">
            <text:p>373,686</text:p>
          </table:table-cell>
        </table:table-row>
        <table:table-row table:style-name="ro1">
          <table:table-cell office:value-type="string" calcext:value-type="string">
            <text:p>heatind packet: 8, step:18</text:p>
          </table:table-cell>
          <table:table-cell office:value-type="float" office:value="93.3317" calcext:value-type="float">
            <text:p>93,3317</text:p>
          </table:table-cell>
          <table:table-cell office:value-type="float" office:value="115.132" calcext:value-type="float">
            <text:p>115,132</text:p>
          </table:table-cell>
          <table:table-cell office:value-type="float" office:value="89.1026" calcext:value-type="float">
            <text:p>89,1026</text:p>
          </table:table-cell>
          <table:table-cell office:value-type="float" office:value="101.851" calcext:value-type="float">
            <text:p>101,851</text:p>
          </table:table-cell>
          <table:table-cell office:value-type="float" office:value="366.332" calcext:value-type="float">
            <text:p>366,332</text:p>
          </table:table-cell>
          <table:table-cell office:value-type="float" office:value="388.132" calcext:value-type="float">
            <text:p>388,132</text:p>
          </table:table-cell>
          <table:table-cell office:value-type="float" office:value="362.103" calcext:value-type="float">
            <text:p>362,103</text:p>
          </table:table-cell>
          <table:table-cell office:value-type="float" office:value="374.851" calcext:value-type="float">
            <text:p>374,851</text:p>
          </table:table-cell>
        </table:table-row>
        <table:table-row table:style-name="ro1">
          <table:table-cell office:value-type="string" calcext:value-type="string">
            <text:p>heatind packet: 8, step:19</text:p>
          </table:table-cell>
          <table:table-cell office:value-type="float" office:value="94.3732" calcext:value-type="float">
            <text:p>94,3732</text:p>
          </table:table-cell>
          <table:table-cell office:value-type="float" office:value="116.302" calcext:value-type="float">
            <text:p>116,302</text:p>
          </table:table-cell>
          <table:table-cell office:value-type="float" office:value="89.4516" calcext:value-type="float">
            <text:p>89,4516</text:p>
          </table:table-cell>
          <table:table-cell office:value-type="float" office:value="102.968" calcext:value-type="float">
            <text:p>102,968</text:p>
          </table:table-cell>
          <table:table-cell office:value-type="float" office:value="367.373" calcext:value-type="float">
            <text:p>367,373</text:p>
          </table:table-cell>
          <table:table-cell office:value-type="float" office:value="389.302" calcext:value-type="float">
            <text:p>389,302</text:p>
          </table:table-cell>
          <table:table-cell office:value-type="float" office:value="362.452" calcext:value-type="float">
            <text:p>362,452</text:p>
          </table:table-cell>
          <table:table-cell office:value-type="float" office:value="375.968" calcext:value-type="float">
            <text:p>375,968</text:p>
          </table:table-cell>
        </table:table-row>
        <table:table-row table:style-name="ro1">
          <table:table-cell office:value-type="string" calcext:value-type="string">
            <text:p>heatind packet: 8, step:20</text:p>
          </table:table-cell>
          <table:table-cell office:value-type="float" office:value="95.3721" calcext:value-type="float">
            <text:p>95,3721</text:p>
          </table:table-cell>
          <table:table-cell office:value-type="float" office:value="117.424" calcext:value-type="float">
            <text:p>117,424</text:p>
          </table:table-cell>
          <table:table-cell office:value-type="float" office:value="89.8207" calcext:value-type="float">
            <text:p>89,8207</text:p>
          </table:table-cell>
          <table:table-cell office:value-type="float" office:value="104.04" calcext:value-type="float">
            <text:p>104,04</text:p>
          </table:table-cell>
          <table:table-cell office:value-type="float" office:value="368.372" calcext:value-type="float">
            <text:p>368,372</text:p>
          </table:table-cell>
          <table:table-cell office:value-type="float" office:value="390.424" calcext:value-type="float">
            <text:p>390,424</text:p>
          </table:table-cell>
          <table:table-cell office:value-type="float" office:value="362.821" calcext:value-type="float">
            <text:p>362,821</text:p>
          </table:table-cell>
          <table:table-cell office:value-type="float" office:value="377.04" calcext:value-type="float">
            <text:p>377,04</text:p>
          </table:table-cell>
        </table:table-row>
        <table:table-row table:style-name="ro1">
          <table:table-cell office:value-type="string" calcext:value-type="string">
            <text:p>heatind packet: 8, step:21</text:p>
          </table:table-cell>
          <table:table-cell office:value-type="float" office:value="96.33" calcext:value-type="float">
            <text:p>96,33</text:p>
          </table:table-cell>
          <table:table-cell office:value-type="float" office:value="118.5" calcext:value-type="float">
            <text:p>118,5</text:p>
          </table:table-cell>
          <table:table-cell office:value-type="float" office:value="90.2084" calcext:value-type="float">
            <text:p>90,2084</text:p>
          </table:table-cell>
          <table:table-cell office:value-type="float" office:value="105.069" calcext:value-type="float">
            <text:p>105,069</text:p>
          </table:table-cell>
          <table:table-cell office:value-type="float" office:value="369.33" calcext:value-type="float">
            <text:p>369,33</text:p>
          </table:table-cell>
          <table:table-cell office:value-type="float" office:value="391.5" calcext:value-type="float">
            <text:p>391,5</text:p>
          </table:table-cell>
          <table:table-cell office:value-type="float" office:value="363.208" calcext:value-type="float">
            <text:p>363,208</text:p>
          </table:table-cell>
          <table:table-cell office:value-type="float" office:value="378.069" calcext:value-type="float">
            <text:p>378,069</text:p>
          </table:table-cell>
        </table:table-row>
        <table:table-row table:style-name="ro1">
          <table:table-cell office:value-type="string" calcext:value-type="string">
            <text:p>cooling packet: 8, step:1</text:p>
          </table:table-cell>
          <table:table-cell office:value-type="float" office:value="95.7775" calcext:value-type="float">
            <text:p>95,7775</text:p>
          </table:table-cell>
          <table:table-cell office:value-type="float" office:value="106.315" calcext:value-type="float">
            <text:p>106,315</text:p>
          </table:table-cell>
          <table:table-cell office:value-type="float" office:value="90.5746" calcext:value-type="float">
            <text:p>90,5746</text:p>
          </table:table-cell>
          <table:table-cell office:value-type="float" office:value="102.559" calcext:value-type="float">
            <text:p>102,559</text:p>
          </table:table-cell>
          <table:table-cell office:value-type="float" office:value="368.777" calcext:value-type="float">
            <text:p>368,777</text:p>
          </table:table-cell>
          <table:table-cell office:value-type="float" office:value="379.315" calcext:value-type="float">
            <text:p>379,315</text:p>
          </table:table-cell>
          <table:table-cell office:value-type="float" office:value="363.575" calcext:value-type="float">
            <text:p>363,575</text:p>
          </table:table-cell>
          <table:table-cell office:value-type="float" office:value="375.559" calcext:value-type="float">
            <text:p>375,559</text:p>
          </table:table-cell>
        </table:table-row>
        <table:table-row table:style-name="ro1">
          <table:table-cell office:value-type="string" calcext:value-type="string">
            <text:p>cooling packet: 8, step:2</text:p>
          </table:table-cell>
          <table:table-cell office:value-type="float" office:value="92.988" calcext:value-type="float">
            <text:p>92,988</text:p>
          </table:table-cell>
          <table:table-cell office:value-type="float" office:value="101.249" calcext:value-type="float">
            <text:p>101,249</text:p>
          </table:table-cell>
          <table:table-cell office:value-type="float" office:value="90.8388" calcext:value-type="float">
            <text:p>90,8388</text:p>
          </table:table-cell>
          <table:table-cell office:value-type="float" office:value="98.8279" calcext:value-type="float">
            <text:p>98,8279</text:p>
          </table:table-cell>
          <table:table-cell office:value-type="float" office:value="365.988" calcext:value-type="float">
            <text:p>365,988</text:p>
          </table:table-cell>
          <table:table-cell office:value-type="float" office:value="374.249" calcext:value-type="float">
            <text:p>374,249</text:p>
          </table:table-cell>
          <table:table-cell office:value-type="float" office:value="363.839" calcext:value-type="float">
            <text:p>363,839</text:p>
          </table:table-cell>
          <table:table-cell office:value-type="float" office:value="371.828" calcext:value-type="float">
            <text:p>371,828</text:p>
          </table:table-cell>
        </table:table-row>
        <table:table-row table:style-name="ro1">
          <table:table-cell office:value-type="string" calcext:value-type="string">
            <text:p>cooling packet: 8, step:3</text:p>
          </table:table-cell>
          <table:table-cell office:value-type="float" office:value="89.7815" calcext:value-type="float">
            <text:p>89,7815</text:p>
          </table:table-cell>
          <table:table-cell office:value-type="float" office:value="97.3731" calcext:value-type="float">
            <text:p>97,3731</text:p>
          </table:table-cell>
          <table:table-cell office:value-type="float" office:value="90.9996" calcext:value-type="float">
            <text:p>90,9996</text:p>
          </table:table-cell>
          <table:table-cell office:value-type="float" office:value="95.2631" calcext:value-type="float">
            <text:p>95,2631</text:p>
          </table:table-cell>
          <table:table-cell office:value-type="float" office:value="362.781" calcext:value-type="float">
            <text:p>362,781</text:p>
          </table:table-cell>
          <table:table-cell office:value-type="float" office:value="370.373" calcext:value-type="float">
            <text:p>370,373</text:p>
          </table:table-cell>
          <table:table-cell office:value-type="float" office:value="364" calcext:value-type="float">
            <text:p>364</text:p>
          </table:table-cell>
          <table:table-cell office:value-type="float" office:value="368.263" calcext:value-type="float">
            <text:p>368,263</text:p>
          </table:table-cell>
        </table:table-row>
        <table:table-row table:style-name="ro1">
          <table:table-cell office:value-type="string" calcext:value-type="string">
            <text:p>cooling packet: 8, step:4</text:p>
          </table:table-cell>
          <table:table-cell office:value-type="float" office:value="86.6526" calcext:value-type="float">
            <text:p>86,6526</text:p>
          </table:table-cell>
          <table:table-cell office:value-type="float" office:value="93.8699" calcext:value-type="float">
            <text:p>93,8699</text:p>
          </table:table-cell>
          <table:table-cell office:value-type="float" office:value="91.0658" calcext:value-type="float">
            <text:p>91,0658</text:p>
          </table:table-cell>
          <table:table-cell office:value-type="float" office:value="91.9025" calcext:value-type="float">
            <text:p>91,9025</text:p>
          </table:table-cell>
          <table:table-cell office:value-type="float" office:value="359.653" calcext:value-type="float">
            <text:p>359,653</text:p>
          </table:table-cell>
          <table:table-cell office:value-type="float" office:value="366.87" calcext:value-type="float">
            <text:p>366,87</text:p>
          </table:table-cell>
          <table:table-cell office:value-type="float" office:value="364.066" calcext:value-type="float">
            <text:p>364,066</text:p>
          </table:table-cell>
          <table:table-cell office:value-type="float" office:value="364.903" calcext:value-type="float">
            <text:p>364,903</text:p>
          </table:table-cell>
        </table:table-row>
        <table:table-row table:style-name="ro1">
          <table:table-cell office:value-type="string" calcext:value-type="string">
            <text:p>cooling packet: 8, step:5</text:p>
          </table:table-cell>
          <table:table-cell office:value-type="float" office:value="83.6824" calcext:value-type="float">
            <text:p>83,6824</text:p>
          </table:table-cell>
          <table:table-cell office:value-type="float" office:value="90.5928" calcext:value-type="float">
            <text:p>90,5928</text:p>
          </table:table-cell>
          <table:table-cell office:value-type="float" office:value="91.046" calcext:value-type="float">
            <text:p>91,046</text:p>
          </table:table-cell>
          <table:table-cell office:value-type="float" office:value="88.7334" calcext:value-type="float">
            <text:p>88,7334</text:p>
          </table:table-cell>
          <table:table-cell office:value-type="float" office:value="356.682" calcext:value-type="float">
            <text:p>356,682</text:p>
          </table:table-cell>
          <table:table-cell office:value-type="float" office:value="363.593" calcext:value-type="float">
            <text:p>363,593</text:p>
          </table:table-cell>
          <table:table-cell office:value-type="float" office:value="364.046" calcext:value-type="float">
            <text:p>364,046</text:p>
          </table:table-cell>
          <table:table-cell office:value-type="float" office:value="361.733" calcext:value-type="float">
            <text:p>361,733</text:p>
          </table:table-cell>
        </table:table-row>
        <table:table-row table:style-name="ro1">
          <table:table-cell office:value-type="string" calcext:value-type="string">
            <text:p>cooling packet: 8, step:6</text:p>
          </table:table-cell>
          <table:table-cell office:value-type="float" office:value="80.875" calcext:value-type="float">
            <text:p>80,875</text:p>
          </table:table-cell>
          <table:table-cell office:value-type="float" office:value="87.5047" calcext:value-type="float">
            <text:p>87,5047</text:p>
          </table:table-cell>
          <table:table-cell office:value-type="float" office:value="90.948" calcext:value-type="float">
            <text:p>90,948</text:p>
          </table:table-cell>
          <table:table-cell office:value-type="float" office:value="85.7419" calcext:value-type="float">
            <text:p>85,7419</text:p>
          </table:table-cell>
          <table:table-cell office:value-type="float" office:value="353.875" calcext:value-type="float">
            <text:p>353,875</text:p>
          </table:table-cell>
          <table:table-cell office:value-type="float" office:value="360.505" calcext:value-type="float">
            <text:p>360,505</text:p>
          </table:table-cell>
          <table:table-cell office:value-type="float" office:value="363.948" calcext:value-type="float">
            <text:p>363,948</text:p>
          </table:table-cell>
          <table:table-cell office:value-type="float" office:value="358.742" calcext:value-type="float">
            <text:p>358,742</text:p>
          </table:table-cell>
        </table:table-row>
        <table:table-row table:style-name="ro1">
          <table:table-cell office:value-type="string" calcext:value-type="string">
            <text:p>cooling packet: 8, step:7</text:p>
          </table:table-cell>
          <table:table-cell office:value-type="float" office:value="78.2216" calcext:value-type="float">
            <text:p>78,2216</text:p>
          </table:table-cell>
          <table:table-cell office:value-type="float" office:value="84.5886" calcext:value-type="float">
            <text:p>84,5886</text:p>
          </table:table-cell>
          <table:table-cell office:value-type="float" office:value="90.7788" calcext:value-type="float">
            <text:p>90,7788</text:p>
          </table:table-cell>
          <table:table-cell office:value-type="float" office:value="82.9154" calcext:value-type="float">
            <text:p>82,9154</text:p>
          </table:table-cell>
          <table:table-cell office:value-type="float" office:value="351.222" calcext:value-type="float">
            <text:p>351,222</text:p>
          </table:table-cell>
          <table:table-cell office:value-type="float" office:value="357.589" calcext:value-type="float">
            <text:p>357,589</text:p>
          </table:table-cell>
          <table:table-cell office:value-type="float" office:value="363.779" calcext:value-type="float">
            <text:p>363,779</text:p>
          </table:table-cell>
          <table:table-cell office:value-type="float" office:value="355.915" calcext:value-type="float">
            <text:p>355,915</text:p>
          </table:table-cell>
        </table:table-row>
        <table:table-row table:style-name="ro1">
          <table:table-cell office:value-type="string" calcext:value-type="string">
            <text:p>cooling packet: 8, step:8</text:p>
          </table:table-cell>
          <table:table-cell office:value-type="float" office:value="75.7119" calcext:value-type="float">
            <text:p>75,7119</text:p>
          </table:table-cell>
          <table:table-cell office:value-type="float" office:value="81.8317" calcext:value-type="float">
            <text:p>81,8317</text:p>
          </table:table-cell>
          <table:table-cell office:value-type="float" office:value="90.5448" calcext:value-type="float">
            <text:p>90,5448</text:p>
          </table:table-cell>
          <table:table-cell office:value-type="float" office:value="80.2423" calcext:value-type="float">
            <text:p>80,2423</text:p>
          </table:table-cell>
          <table:table-cell office:value-type="float" office:value="348.712" calcext:value-type="float">
            <text:p>348,712</text:p>
          </table:table-cell>
          <table:table-cell office:value-type="float" office:value="354.832" calcext:value-type="float">
            <text:p>354,832</text:p>
          </table:table-cell>
          <table:table-cell office:value-type="float" office:value="363.545" calcext:value-type="float">
            <text:p>363,545</text:p>
          </table:table-cell>
          <table:table-cell office:value-type="float" office:value="353.242" calcext:value-type="float">
            <text:p>353,242</text:p>
          </table:table-cell>
        </table:table-row>
        <table:table-row table:style-name="ro1">
          <table:table-cell office:value-type="string" calcext:value-type="string">
            <text:p>cooling packet: 8, step:9</text:p>
          </table:table-cell>
          <table:table-cell office:value-type="float" office:value="73.3362" calcext:value-type="float">
            <text:p>73,3362</text:p>
          </table:table-cell>
          <table:table-cell office:value-type="float" office:value="79.2228" calcext:value-type="float">
            <text:p>79,2228</text:p>
          </table:table-cell>
          <table:table-cell office:value-type="float" office:value="90.252" calcext:value-type="float">
            <text:p>90,252</text:p>
          </table:table-cell>
          <table:table-cell office:value-type="float" office:value="77.712" calcext:value-type="float">
            <text:p>77,712</text:p>
          </table:table-cell>
          <table:table-cell office:value-type="float" office:value="346.336" calcext:value-type="float">
            <text:p>346,336</text:p>
          </table:table-cell>
          <table:table-cell office:value-type="float" office:value="352.223" calcext:value-type="float">
            <text:p>352,223</text:p>
          </table:table-cell>
          <table:table-cell office:value-type="float" office:value="363.252" calcext:value-type="float">
            <text:p>363,252</text:p>
          </table:table-cell>
          <table:table-cell office:value-type="float" office:value="350.712" calcext:value-type="float">
            <text:p>350,712</text:p>
          </table:table-cell>
        </table:table-row>
        <table:table-row table:style-name="ro1">
          <table:table-cell office:value-type="string" calcext:value-type="string">
            <text:p>cooling packet: 8, step:10</text:p>
          </table:table-cell>
          <table:table-cell office:value-type="float" office:value="71.0854" calcext:value-type="float">
            <text:p>71,0854</text:p>
          </table:table-cell>
          <table:table-cell office:value-type="float" office:value="76.7519" calcext:value-type="float">
            <text:p>76,7519</text:p>
          </table:table-cell>
          <table:table-cell office:value-type="float" office:value="89.9057" calcext:value-type="float">
            <text:p>89,9057</text:p>
          </table:table-cell>
          <table:table-cell office:value-type="float" office:value="75.3149" calcext:value-type="float">
            <text:p>75,3149</text:p>
          </table:table-cell>
          <table:table-cell office:value-type="float" office:value="344.085" calcext:value-type="float">
            <text:p>344,085</text:p>
          </table:table-cell>
          <table:table-cell office:value-type="float" office:value="349.752" calcext:value-type="float">
            <text:p>349,752</text:p>
          </table:table-cell>
          <table:table-cell office:value-type="float" office:value="362.906" calcext:value-type="float">
            <text:p>362,906</text:p>
          </table:table-cell>
          <table:table-cell office:value-type="float" office:value="348.315" calcext:value-type="float">
            <text:p>348,315</text:p>
          </table:table-cell>
        </table:table-row>
        <table:table-row table:style-name="ro1">
          <table:table-cell office:value-type="string" calcext:value-type="string">
            <text:p>cooling packet: 8, step:11</text:p>
          </table:table-cell>
          <table:table-cell office:value-type="float" office:value="68.9514" calcext:value-type="float">
            <text:p>68,9514</text:p>
          </table:table-cell>
          <table:table-cell office:value-type="float" office:value="74.4098" calcext:value-type="float">
            <text:p>74,4098</text:p>
          </table:table-cell>
          <table:table-cell office:value-type="float" office:value="89.5108" calcext:value-type="float">
            <text:p>89,5108</text:p>
          </table:table-cell>
          <table:table-cell office:value-type="float" office:value="73.0421" calcext:value-type="float">
            <text:p>73,0421</text:p>
          </table:table-cell>
          <table:table-cell office:value-type="float" office:value="341.951" calcext:value-type="float">
            <text:p>341,951</text:p>
          </table:table-cell>
          <table:table-cell office:value-type="float" office:value="347.41" calcext:value-type="float">
            <text:p>347,41</text:p>
          </table:table-cell>
          <table:table-cell office:value-type="float" office:value="362.511" calcext:value-type="float">
            <text:p>362,511</text:p>
          </table:table-cell>
          <table:table-cell office:value-type="float" office:value="346.042" calcext:value-type="float">
            <text:p>346,042</text:p>
          </table:table-cell>
        </table:table-row>
        <table:table-row table:style-name="ro1">
          <table:table-cell office:value-type="string" calcext:value-type="string">
            <text:p>heatind packet: 9, step:1</text:p>
          </table:table-cell>
          <table:table-cell office:value-type="float" office:value="68.1579" calcext:value-type="float">
            <text:p>68,1579</text:p>
          </table:table-cell>
          <table:table-cell office:value-type="float" office:value="84.2384" calcext:value-type="float">
            <text:p>84,2384</text:p>
          </table:table-cell>
          <table:table-cell office:value-type="float" office:value="89.1017" calcext:value-type="float">
            <text:p>89,1017</text:p>
          </table:table-cell>
          <table:table-cell office:value-type="float" office:value="73.9361" calcext:value-type="float">
            <text:p>73,9361</text:p>
          </table:table-cell>
          <table:table-cell office:value-type="float" office:value="341.158" calcext:value-type="float">
            <text:p>341,158</text:p>
          </table:table-cell>
          <table:table-cell office:value-type="float" office:value="357.238" calcext:value-type="float">
            <text:p>357,238</text:p>
          </table:table-cell>
          <table:table-cell office:value-type="float" office:value="362.102" calcext:value-type="float">
            <text:p>362,102</text:p>
          </table:table-cell>
          <table:table-cell office:value-type="float" office:value="346.936" calcext:value-type="float">
            <text:p>346,936</text:p>
          </table:table-cell>
        </table:table-row>
        <table:table-row table:style-name="ro1">
          <table:table-cell office:value-type="string" calcext:value-type="string">
            <text:p>heatind packet: 9, step:2</text:p>
          </table:table-cell>
          <table:table-cell office:value-type="float" office:value="69.4767" calcext:value-type="float">
            <text:p>69,4767</text:p>
          </table:table-cell>
          <table:table-cell office:value-type="float" office:value="87.8421" calcext:value-type="float">
            <text:p>87,8421</text:p>
          </table:table-cell>
          <table:table-cell office:value-type="float" office:value="88.7481" calcext:value-type="float">
            <text:p>88,7481</text:p>
          </table:table-cell>
          <table:table-cell office:value-type="float" office:value="76.1225" calcext:value-type="float">
            <text:p>76,1225</text:p>
          </table:table-cell>
          <table:table-cell office:value-type="float" office:value="342.477" calcext:value-type="float">
            <text:p>342,477</text:p>
          </table:table-cell>
          <table:table-cell office:value-type="float" office:value="360.842" calcext:value-type="float">
            <text:p>360,842</text:p>
          </table:table-cell>
          <table:table-cell office:value-type="float" office:value="361.748" calcext:value-type="float">
            <text:p>361,748</text:p>
          </table:table-cell>
          <table:table-cell office:value-type="float" office:value="349.122" calcext:value-type="float">
            <text:p>349,122</text:p>
          </table:table-cell>
        </table:table-row>
        <table:table-row table:style-name="ro1">
          <table:table-cell office:value-type="string" calcext:value-type="string">
            <text:p>heatind packet: 9, step:3</text:p>
          </table:table-cell>
          <table:table-cell office:value-type="float" office:value="71.3505" calcext:value-type="float">
            <text:p>71,3505</text:p>
          </table:table-cell>
          <table:table-cell office:value-type="float" office:value="90.3597" calcext:value-type="float">
            <text:p>90,3597</text:p>
          </table:table-cell>
          <table:table-cell office:value-type="float" office:value="88.4575" calcext:value-type="float">
            <text:p>88,4575</text:p>
          </table:table-cell>
          <table:table-cell office:value-type="float" office:value="78.2946" calcext:value-type="float">
            <text:p>78,2946</text:p>
          </table:table-cell>
          <table:table-cell office:value-type="float" office:value="344.351" calcext:value-type="float">
            <text:p>344,351</text:p>
          </table:table-cell>
          <table:table-cell office:value-type="float" office:value="363.36" calcext:value-type="float">
            <text:p>363,36</text:p>
          </table:table-cell>
          <table:table-cell office:value-type="float" office:value="361.458" calcext:value-type="float">
            <text:p>361,458</text:p>
          </table:table-cell>
          <table:table-cell office:value-type="float" office:value="351.295" calcext:value-type="float">
            <text:p>351,295</text:p>
          </table:table-cell>
        </table:table-row>
        <table:table-row table:style-name="ro1">
          <table:table-cell office:value-type="string" calcext:value-type="string">
            <text:p>heatind packet: 9, step:4</text:p>
          </table:table-cell>
          <table:table-cell office:value-type="float" office:value="73.2759" calcext:value-type="float">
            <text:p>73,2759</text:p>
          </table:table-cell>
          <table:table-cell office:value-type="float" office:value="92.6004" calcext:value-type="float">
            <text:p>92,6004</text:p>
          </table:table-cell>
          <table:table-cell office:value-type="float" office:value="88.2272" calcext:value-type="float">
            <text:p>88,2272</text:p>
          </table:table-cell>
          <table:table-cell office:value-type="float" office:value="80.3848" calcext:value-type="float">
            <text:p>80,3848</text:p>
          </table:table-cell>
          <table:table-cell office:value-type="float" office:value="346.276" calcext:value-type="float">
            <text:p>346,276</text:p>
          </table:table-cell>
          <table:table-cell office:value-type="float" office:value="365.6" calcext:value-type="float">
            <text:p>365,6</text:p>
          </table:table-cell>
          <table:table-cell office:value-type="float" office:value="361.227" calcext:value-type="float">
            <text:p>361,227</text:p>
          </table:table-cell>
          <table:table-cell office:value-type="float" office:value="353.385" calcext:value-type="float">
            <text:p>353,385</text:p>
          </table:table-cell>
        </table:table-row>
        <table:table-row table:style-name="ro1">
          <table:table-cell office:value-type="string" calcext:value-type="string">
            <text:p>heatind packet: 9, step:5</text:p>
          </table:table-cell>
          <table:table-cell office:value-type="float" office:value="75.1476" calcext:value-type="float">
            <text:p>75,1476</text:p>
          </table:table-cell>
          <table:table-cell office:value-type="float" office:value="94.716" calcext:value-type="float">
            <text:p>94,716</text:p>
          </table:table-cell>
          <table:table-cell office:value-type="float" office:value="88.0539" calcext:value-type="float">
            <text:p>88,0539</text:p>
          </table:table-cell>
          <table:table-cell office:value-type="float" office:value="82.3909" calcext:value-type="float">
            <text:p>82,3909</text:p>
          </table:table-cell>
          <table:table-cell office:value-type="float" office:value="348.148" calcext:value-type="float">
            <text:p>348,148</text:p>
          </table:table-cell>
          <table:table-cell office:value-type="float" office:value="367.716" calcext:value-type="float">
            <text:p>367,716</text:p>
          </table:table-cell>
          <table:table-cell office:value-type="float" office:value="361.054" calcext:value-type="float">
            <text:p>361,054</text:p>
          </table:table-cell>
          <table:table-cell office:value-type="float" office:value="355.391" calcext:value-type="float">
            <text:p>355,391</text:p>
          </table:table-cell>
        </table:table-row>
        <table:table-row table:style-name="ro1">
          <table:table-cell office:value-type="string" calcext:value-type="string">
            <text:p>heatind packet: 9, step:6</text:p>
          </table:table-cell>
          <table:table-cell office:value-type="float" office:value="76.9474" calcext:value-type="float">
            <text:p>76,9474</text:p>
          </table:table-cell>
          <table:table-cell office:value-type="float" office:value="96.7384" calcext:value-type="float">
            <text:p>96,7384</text:p>
          </table:table-cell>
          <table:table-cell office:value-type="float" office:value="87.9346" calcext:value-type="float">
            <text:p>87,9346</text:p>
          </table:table-cell>
          <table:table-cell office:value-type="float" office:value="84.3152" calcext:value-type="float">
            <text:p>84,3152</text:p>
          </table:table-cell>
          <table:table-cell office:value-type="float" office:value="349.947" calcext:value-type="float">
            <text:p>349,947</text:p>
          </table:table-cell>
          <table:table-cell office:value-type="float" office:value="369.738" calcext:value-type="float">
            <text:p>369,738</text:p>
          </table:table-cell>
          <table:table-cell office:value-type="float" office:value="360.935" calcext:value-type="float">
            <text:p>360,935</text:p>
          </table:table-cell>
          <table:table-cell office:value-type="float" office:value="357.315" calcext:value-type="float">
            <text:p>357,315</text:p>
          </table:table-cell>
        </table:table-row>
        <table:table-row table:style-name="ro1">
          <table:table-cell office:value-type="string" calcext:value-type="string">
            <text:p>heatind packet: 9, step:7</text:p>
          </table:table-cell>
          <table:table-cell office:value-type="float" office:value="78.6739" calcext:value-type="float">
            <text:p>78,6739</text:p>
          </table:table-cell>
          <table:table-cell office:value-type="float" office:value="98.6763" calcext:value-type="float">
            <text:p>98,6763</text:p>
          </table:table-cell>
          <table:table-cell office:value-type="float" office:value="87.866" calcext:value-type="float">
            <text:p>87,866</text:p>
          </table:table-cell>
          <table:table-cell office:value-type="float" office:value="86.1608" calcext:value-type="float">
            <text:p>86,1608</text:p>
          </table:table-cell>
          <table:table-cell office:value-type="float" office:value="351.674" calcext:value-type="float">
            <text:p>351,674</text:p>
          </table:table-cell>
          <table:table-cell office:value-type="float" office:value="371.676" calcext:value-type="float">
            <text:p>371,676</text:p>
          </table:table-cell>
          <table:table-cell office:value-type="float" office:value="360.866" calcext:value-type="float">
            <text:p>360,866</text:p>
          </table:table-cell>
          <table:table-cell office:value-type="float" office:value="359.161" calcext:value-type="float">
            <text:p>359,161</text:p>
          </table:table-cell>
        </table:table-row>
        <table:table-row table:style-name="ro1">
          <table:table-cell office:value-type="string" calcext:value-type="string">
            <text:p>heatind packet: 9, step:8</text:p>
          </table:table-cell>
          <table:table-cell office:value-type="float" office:value="80.3291" calcext:value-type="float">
            <text:p>80,3291</text:p>
          </table:table-cell>
          <table:table-cell office:value-type="float" office:value="100.534" calcext:value-type="float">
            <text:p>100,534</text:p>
          </table:table-cell>
          <table:table-cell office:value-type="float" office:value="87.8453" calcext:value-type="float">
            <text:p>87,8453</text:p>
          </table:table-cell>
          <table:table-cell office:value-type="float" office:value="87.9306" calcext:value-type="float">
            <text:p>87,9306</text:p>
          </table:table-cell>
          <table:table-cell office:value-type="float" office:value="353.329" calcext:value-type="float">
            <text:p>353,329</text:p>
          </table:table-cell>
          <table:table-cell office:value-type="float" office:value="373.534" calcext:value-type="float">
            <text:p>373,534</text:p>
          </table:table-cell>
          <table:table-cell office:value-type="float" office:value="360.845" calcext:value-type="float">
            <text:p>360,845</text:p>
          </table:table-cell>
          <table:table-cell office:value-type="float" office:value="360.931" calcext:value-type="float">
            <text:p>360,931</text:p>
          </table:table-cell>
        </table:table-row>
        <table:table-row table:style-name="ro1">
          <table:table-cell office:value-type="string" calcext:value-type="string">
            <text:p>heatind packet: 9, step:9</text:p>
          </table:table-cell>
          <table:table-cell office:value-type="float" office:value="81.9158" calcext:value-type="float">
            <text:p>81,9158</text:p>
          </table:table-cell>
          <table:table-cell office:value-type="float" office:value="102.315" calcext:value-type="float">
            <text:p>102,315</text:p>
          </table:table-cell>
          <table:table-cell office:value-type="float" office:value="87.8695" calcext:value-type="float">
            <text:p>87,8695</text:p>
          </table:table-cell>
          <table:table-cell office:value-type="float" office:value="89.6276" calcext:value-type="float">
            <text:p>89,6276</text:p>
          </table:table-cell>
          <table:table-cell office:value-type="float" office:value="354.916" calcext:value-type="float">
            <text:p>354,916</text:p>
          </table:table-cell>
          <table:table-cell office:value-type="float" office:value="375.315" calcext:value-type="float">
            <text:p>375,315</text:p>
          </table:table-cell>
          <table:table-cell office:value-type="float" office:value="360.87" calcext:value-type="float">
            <text:p>360,87</text:p>
          </table:table-cell>
          <table:table-cell office:value-type="float" office:value="362.628" calcext:value-type="float">
            <text:p>362,628</text:p>
          </table:table-cell>
        </table:table-row>
        <table:table-row table:style-name="ro1">
          <table:table-cell office:value-type="string" calcext:value-type="string">
            <text:p>heatind packet: 9, step:10</text:p>
          </table:table-cell>
          <table:table-cell office:value-type="float" office:value="83.4367" calcext:value-type="float">
            <text:p>83,4367</text:p>
          </table:table-cell>
          <table:table-cell office:value-type="float" office:value="104.022" calcext:value-type="float">
            <text:p>104,022</text:p>
          </table:table-cell>
          <table:table-cell office:value-type="float" office:value="87.9359" calcext:value-type="float">
            <text:p>87,9359</text:p>
          </table:table-cell>
          <table:table-cell office:value-type="float" office:value="91.2546" calcext:value-type="float">
            <text:p>91,2546</text:p>
          </table:table-cell>
          <table:table-cell office:value-type="float" office:value="356.437" calcext:value-type="float">
            <text:p>356,437</text:p>
          </table:table-cell>
          <table:table-cell office:value-type="float" office:value="377.022" calcext:value-type="float">
            <text:p>377,022</text:p>
          </table:table-cell>
          <table:table-cell office:value-type="float" office:value="360.936" calcext:value-type="float">
            <text:p>360,936</text:p>
          </table:table-cell>
          <table:table-cell office:value-type="float" office:value="364.255" calcext:value-type="float">
            <text:p>364,255</text:p>
          </table:table-cell>
        </table:table-row>
        <table:table-row table:style-name="ro1">
          <table:table-cell office:value-type="string" calcext:value-type="string">
            <text:p>heatind packet: 9, step:11</text:p>
          </table:table-cell>
          <table:table-cell office:value-type="float" office:value="84.8943" calcext:value-type="float">
            <text:p>84,8943</text:p>
          </table:table-cell>
          <table:table-cell office:value-type="float" office:value="105.658" calcext:value-type="float">
            <text:p>105,658</text:p>
          </table:table-cell>
          <table:table-cell office:value-type="float" office:value="88.0419" calcext:value-type="float">
            <text:p>88,0419</text:p>
          </table:table-cell>
          <table:table-cell office:value-type="float" office:value="92.8145" calcext:value-type="float">
            <text:p>92,8145</text:p>
          </table:table-cell>
          <table:table-cell office:value-type="float" office:value="357.894" calcext:value-type="float">
            <text:p>357,894</text:p>
          </table:table-cell>
          <table:table-cell office:value-type="float" office:value="378.658" calcext:value-type="float">
            <text:p>378,658</text:p>
          </table:table-cell>
          <table:table-cell office:value-type="float" office:value="361.042" calcext:value-type="float">
            <text:p>361,042</text:p>
          </table:table-cell>
          <table:table-cell office:value-type="float" office:value="365.815" calcext:value-type="float">
            <text:p>365,815</text:p>
          </table:table-cell>
        </table:table-row>
        <table:table-row table:style-name="ro1">
          <table:table-cell office:value-type="string" calcext:value-type="string">
            <text:p>heatind packet: 9, step:12</text:p>
          </table:table-cell>
          <table:table-cell office:value-type="float" office:value="86.2913" calcext:value-type="float">
            <text:p>86,2913</text:p>
          </table:table-cell>
          <table:table-cell office:value-type="float" office:value="107.226" calcext:value-type="float">
            <text:p>107,226</text:p>
          </table:table-cell>
          <table:table-cell office:value-type="float" office:value="88.1849" calcext:value-type="float">
            <text:p>88,1849</text:p>
          </table:table-cell>
          <table:table-cell office:value-type="float" office:value="94.31" calcext:value-type="float">
            <text:p>94,31</text:p>
          </table:table-cell>
          <table:table-cell office:value-type="float" office:value="359.291" calcext:value-type="float">
            <text:p>359,291</text:p>
          </table:table-cell>
          <table:table-cell office:value-type="float" office:value="380.226" calcext:value-type="float">
            <text:p>380,226</text:p>
          </table:table-cell>
          <table:table-cell office:value-type="float" office:value="361.185" calcext:value-type="float">
            <text:p>361,185</text:p>
          </table:table-cell>
          <table:table-cell office:value-type="float" office:value="367.31" calcext:value-type="float">
            <text:p>367,31</text:p>
          </table:table-cell>
        </table:table-row>
        <table:table-row table:style-name="ro1">
          <table:table-cell office:value-type="string" calcext:value-type="string">
            <text:p>heatind packet: 9, step:13</text:p>
          </table:table-cell>
          <table:table-cell office:value-type="float" office:value="87.6302" calcext:value-type="float">
            <text:p>87,6302</text:p>
          </table:table-cell>
          <table:table-cell office:value-type="float" office:value="108.73" calcext:value-type="float">
            <text:p>108,73</text:p>
          </table:table-cell>
          <table:table-cell office:value-type="float" office:value="88.3625" calcext:value-type="float">
            <text:p>88,3625</text:p>
          </table:table-cell>
          <table:table-cell office:value-type="float" office:value="95.7438" calcext:value-type="float">
            <text:p>95,7438</text:p>
          </table:table-cell>
          <table:table-cell office:value-type="float" office:value="360.63" calcext:value-type="float">
            <text:p>360,63</text:p>
          </table:table-cell>
          <table:table-cell office:value-type="float" office:value="381.73" calcext:value-type="float">
            <text:p>381,73</text:p>
          </table:table-cell>
          <table:table-cell office:value-type="float" office:value="361.362" calcext:value-type="float">
            <text:p>361,362</text:p>
          </table:table-cell>
          <table:table-cell office:value-type="float" office:value="368.744" calcext:value-type="float">
            <text:p>368,744</text:p>
          </table:table-cell>
        </table:table-row>
        <table:table-row table:style-name="ro1">
          <table:table-cell office:value-type="string" calcext:value-type="string">
            <text:p>heatind packet: 9, step:14</text:p>
          </table:table-cell>
          <table:table-cell office:value-type="float" office:value="88.9134" calcext:value-type="float">
            <text:p>88,9134</text:p>
          </table:table-cell>
          <table:table-cell office:value-type="float" office:value="110.17" calcext:value-type="float">
            <text:p>110,17</text:p>
          </table:table-cell>
          <table:table-cell office:value-type="float" office:value="88.5723" calcext:value-type="float">
            <text:p>88,5723</text:p>
          </table:table-cell>
          <table:table-cell office:value-type="float" office:value="97.1183" calcext:value-type="float">
            <text:p>97,1183</text:p>
          </table:table-cell>
          <table:table-cell office:value-type="float" office:value="361.913" calcext:value-type="float">
            <text:p>361,913</text:p>
          </table:table-cell>
          <table:table-cell office:value-type="float" office:value="383.17" calcext:value-type="float">
            <text:p>383,17</text:p>
          </table:table-cell>
          <table:table-cell office:value-type="float" office:value="361.572" calcext:value-type="float">
            <text:p>361,572</text:p>
          </table:table-cell>
          <table:table-cell office:value-type="float" office:value="370.118" calcext:value-type="float">
            <text:p>370,118</text:p>
          </table:table-cell>
        </table:table-row>
        <table:table-row table:style-name="ro1">
          <table:table-cell office:value-type="string" calcext:value-type="string">
            <text:p>heatind packet: 9, step:15</text:p>
          </table:table-cell>
          <table:table-cell office:value-type="float" office:value="90.1433" calcext:value-type="float">
            <text:p>90,1433</text:p>
          </table:table-cell>
          <table:table-cell office:value-type="float" office:value="111.551" calcext:value-type="float">
            <text:p>111,551</text:p>
          </table:table-cell>
          <table:table-cell office:value-type="float" office:value="88.812" calcext:value-type="float">
            <text:p>88,812</text:p>
          </table:table-cell>
          <table:table-cell office:value-type="float" office:value="98.4361" calcext:value-type="float">
            <text:p>98,4361</text:p>
          </table:table-cell>
          <table:table-cell office:value-type="float" office:value="363.143" calcext:value-type="float">
            <text:p>363,143</text:p>
          </table:table-cell>
          <table:table-cell office:value-type="float" office:value="384.551" calcext:value-type="float">
            <text:p>384,551</text:p>
          </table:table-cell>
          <table:table-cell office:value-type="float" office:value="361.812" calcext:value-type="float">
            <text:p>361,812</text:p>
          </table:table-cell>
          <table:table-cell office:value-type="float" office:value="371.436" calcext:value-type="float">
            <text:p>371,436</text:p>
          </table:table-cell>
        </table:table-row>
        <table:table-row table:style-name="ro1">
          <table:table-cell office:value-type="string" calcext:value-type="string">
            <text:p>heatind packet: 9, step:16</text:p>
          </table:table-cell>
          <table:table-cell office:value-type="float" office:value="91.3222" calcext:value-type="float">
            <text:p>91,3222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89.0797" calcext:value-type="float">
            <text:p>89,0797</text:p>
          </table:table-cell>
          <table:table-cell office:value-type="float" office:value="99.6996" calcext:value-type="float">
            <text:p>99,6996</text:p>
          </table:table-cell>
          <table:table-cell office:value-type="float" office:value="364.322" calcext:value-type="float">
            <text:p>364,322</text:p>
          </table:table-cell>
          <table:table-cell office:value-type="float" office:value="385.875" calcext:value-type="float">
            <text:p>385,875</text:p>
          </table:table-cell>
          <table:table-cell office:value-type="float" office:value="362.08" calcext:value-type="float">
            <text:p>362,08</text:p>
          </table:table-cell>
          <table:table-cell office:value-type="float" office:value="372.7" calcext:value-type="float">
            <text:p>372,7</text:p>
          </table:table-cell>
        </table:table-row>
        <table:table-row table:style-name="ro1">
          <table:table-cell office:value-type="string" calcext:value-type="string">
            <text:p>heatind packet: 9, step:17</text:p>
          </table:table-cell>
          <table:table-cell office:value-type="float" office:value="92.4521" calcext:value-type="float">
            <text:p>92,4521</text:p>
          </table:table-cell>
          <table:table-cell office:value-type="float" office:value="114.144" calcext:value-type="float">
            <text:p>114,144</text:p>
          </table:table-cell>
          <table:table-cell office:value-type="float" office:value="89.3732" calcext:value-type="float">
            <text:p>89,3732</text:p>
          </table:table-cell>
          <table:table-cell office:value-type="float" office:value="100.911" calcext:value-type="float">
            <text:p>100,911</text:p>
          </table:table-cell>
          <table:table-cell office:value-type="float" office:value="365.452" calcext:value-type="float">
            <text:p>365,452</text:p>
          </table:table-cell>
          <table:table-cell office:value-type="float" office:value="387.144" calcext:value-type="float">
            <text:p>387,144</text:p>
          </table:table-cell>
          <table:table-cell office:value-type="float" office:value="362.373" calcext:value-type="float">
            <text:p>362,373</text:p>
          </table:table-cell>
          <table:table-cell office:value-type="float" office:value="373.911" calcext:value-type="float">
            <text:p>373,911</text:p>
          </table:table-cell>
        </table:table-row>
        <table:table-row table:style-name="ro1">
          <table:table-cell office:value-type="string" calcext:value-type="string">
            <text:p>heatind packet: 9, step:18</text:p>
          </table:table-cell>
          <table:table-cell office:value-type="float" office:value="93.5354" calcext:value-type="float">
            <text:p>93,5354</text:p>
          </table:table-cell>
          <table:table-cell office:value-type="float" office:value="115.361" calcext:value-type="float">
            <text:p>115,361</text:p>
          </table:table-cell>
          <table:table-cell office:value-type="float" office:value="89.6906" calcext:value-type="float">
            <text:p>89,6906</text:p>
          </table:table-cell>
          <table:table-cell office:value-type="float" office:value="102.073" calcext:value-type="float">
            <text:p>102,073</text:p>
          </table:table-cell>
          <table:table-cell office:value-type="float" office:value="366.535" calcext:value-type="float">
            <text:p>366,535</text:p>
          </table:table-cell>
          <table:table-cell office:value-type="float" office:value="388.361" calcext:value-type="float">
            <text:p>388,361</text:p>
          </table:table-cell>
          <table:table-cell office:value-type="float" office:value="362.691" calcext:value-type="float">
            <text:p>362,691</text:p>
          </table:table-cell>
          <table:table-cell office:value-type="float" office:value="375.073" calcext:value-type="float">
            <text:p>375,073</text:p>
          </table:table-cell>
        </table:table-row>
        <table:table-row table:style-name="ro1">
          <table:table-cell office:value-type="string" calcext:value-type="string">
            <text:p>heatind packet: 9, step:19</text:p>
          </table:table-cell>
          <table:table-cell office:value-type="float" office:value="94.5739" calcext:value-type="float">
            <text:p>94,5739</text:p>
          </table:table-cell>
          <table:table-cell office:value-type="float" office:value="116.527" calcext:value-type="float">
            <text:p>116,527</text:p>
          </table:table-cell>
          <table:table-cell office:value-type="float" office:value="90.0301" calcext:value-type="float">
            <text:p>90,0301</text:p>
          </table:table-cell>
          <table:table-cell office:value-type="float" office:value="103.187" calcext:value-type="float">
            <text:p>103,187</text:p>
          </table:table-cell>
          <table:table-cell office:value-type="float" office:value="367.574" calcext:value-type="float">
            <text:p>367,574</text:p>
          </table:table-cell>
          <table:table-cell office:value-type="float" office:value="389.527" calcext:value-type="float">
            <text:p>389,527</text:p>
          </table:table-cell>
          <table:table-cell office:value-type="float" office:value="363.03" calcext:value-type="float">
            <text:p>363,03</text:p>
          </table:table-cell>
          <table:table-cell office:value-type="float" office:value="376.187" calcext:value-type="float">
            <text:p>376,187</text:p>
          </table:table-cell>
        </table:table-row>
        <table:table-row table:style-name="ro1">
          <table:table-cell office:value-type="string" calcext:value-type="string">
            <text:p>heatind packet: 9, step:20</text:p>
          </table:table-cell>
          <table:table-cell office:value-type="float" office:value="95.5698" calcext:value-type="float">
            <text:p>95,5698</text:p>
          </table:table-cell>
          <table:table-cell office:value-type="float" office:value="117.646" calcext:value-type="float">
            <text:p>117,646</text:p>
          </table:table-cell>
          <table:table-cell office:value-type="float" office:value="90.3898" calcext:value-type="float">
            <text:p>90,3898</text:p>
          </table:table-cell>
          <table:table-cell office:value-type="float" office:value="104.256" calcext:value-type="float">
            <text:p>104,256</text:p>
          </table:table-cell>
          <table:table-cell office:value-type="float" office:value="368.57" calcext:value-type="float">
            <text:p>368,57</text:p>
          </table:table-cell>
          <table:table-cell office:value-type="float" office:value="390.646" calcext:value-type="float">
            <text:p>390,646</text:p>
          </table:table-cell>
          <table:table-cell office:value-type="float" office:value="363.39" calcext:value-type="float">
            <text:p>363,39</text:p>
          </table:table-cell>
          <table:table-cell office:value-type="float" office:value="377.256" calcext:value-type="float">
            <text:p>377,256</text:p>
          </table:table-cell>
        </table:table-row>
        <table:table-row table:style-name="ro1">
          <table:table-cell office:value-type="string" calcext:value-type="string">
            <text:p>heatind packet: 9, step:21</text:p>
          </table:table-cell>
          <table:table-cell office:value-type="float" office:value="96.5248" calcext:value-type="float">
            <text:p>96,5248</text:p>
          </table:table-cell>
          <table:table-cell office:value-type="float" office:value="118.719" calcext:value-type="float">
            <text:p>118,719</text:p>
          </table:table-cell>
          <table:table-cell office:value-type="float" office:value="90.7683" calcext:value-type="float">
            <text:p>90,7683</text:p>
          </table:table-cell>
          <table:table-cell office:value-type="float" office:value="105.281" calcext:value-type="float">
            <text:p>105,281</text:p>
          </table:table-cell>
          <table:table-cell office:value-type="float" office:value="369.525" calcext:value-type="float">
            <text:p>369,525</text:p>
          </table:table-cell>
          <table:table-cell office:value-type="float" office:value="391.719" calcext:value-type="float">
            <text:p>391,719</text:p>
          </table:table-cell>
          <table:table-cell office:value-type="float" office:value="363.768" calcext:value-type="float">
            <text:p>363,768</text:p>
          </table:table-cell>
          <table:table-cell office:value-type="float" office:value="378.281" calcext:value-type="float">
            <text:p>378,281</text:p>
          </table:table-cell>
        </table:table-row>
        <table:table-row table:style-name="ro1">
          <table:table-cell office:value-type="string" calcext:value-type="string">
            <text:p>cooling packet: 9, step:1</text:p>
          </table:table-cell>
          <table:table-cell office:value-type="float" office:value="95.9678" calcext:value-type="float">
            <text:p>95,9678</text:p>
          </table:table-cell>
          <table:table-cell office:value-type="float" office:value="106.524" calcext:value-type="float">
            <text:p>106,524</text:p>
          </table:table-cell>
          <table:table-cell office:value-type="float" office:value="91.1254" calcext:value-type="float">
            <text:p>91,1254</text:p>
          </table:table-cell>
          <table:table-cell office:value-type="float" office:value="102.765" calcext:value-type="float">
            <text:p>102,765</text:p>
          </table:table-cell>
          <table:table-cell office:value-type="float" office:value="368.968" calcext:value-type="float">
            <text:p>368,968</text:p>
          </table:table-cell>
          <table:table-cell office:value-type="float" office:value="379.524" calcext:value-type="float">
            <text:p>379,524</text:p>
          </table:table-cell>
          <table:table-cell office:value-type="float" office:value="364.125" calcext:value-type="float">
            <text:p>364,125</text:p>
          </table:table-cell>
          <table:table-cell office:value-type="float" office:value="375.765" calcext:value-type="float">
            <text:p>375,765</text:p>
          </table:table-cell>
        </table:table-row>
        <table:table-row table:style-name="ro1">
          <table:table-cell office:value-type="string" calcext:value-type="string">
            <text:p>cooling packet: 9, step:2</text:p>
          </table:table-cell>
          <table:table-cell office:value-type="float" office:value="93.1727" calcext:value-type="float">
            <text:p>93,1727</text:p>
          </table:table-cell>
          <table:table-cell office:value-type="float" office:value="101.452" calcext:value-type="float">
            <text:p>101,452</text:p>
          </table:table-cell>
          <table:table-cell office:value-type="float" office:value="91.3806" calcext:value-type="float">
            <text:p>91,3806</text:p>
          </table:table-cell>
          <table:table-cell office:value-type="float" office:value="99.0285" calcext:value-type="float">
            <text:p>99,0285</text:p>
          </table:table-cell>
          <table:table-cell office:value-type="float" office:value="366.173" calcext:value-type="float">
            <text:p>366,173</text:p>
          </table:table-cell>
          <table:table-cell office:value-type="float" office:value="374.452" calcext:value-type="float">
            <text:p>374,452</text:p>
          </table:table-cell>
          <table:table-cell office:value-type="float" office:value="364.381" calcext:value-type="float">
            <text:p>364,381</text:p>
          </table:table-cell>
          <table:table-cell office:value-type="float" office:value="372.028" calcext:value-type="float">
            <text:p>372,028</text:p>
          </table:table-cell>
        </table:table-row>
        <table:table-row table:style-name="ro1">
          <table:table-cell office:value-type="string" calcext:value-type="string">
            <text:p>cooling packet: 9, step:3</text:p>
          </table:table-cell>
          <table:table-cell office:value-type="float" office:value="89.9611" calcext:value-type="float">
            <text:p>89,9611</text:p>
          </table:table-cell>
          <table:table-cell office:value-type="float" office:value="97.5706" calcext:value-type="float">
            <text:p>97,5706</text:p>
          </table:table-cell>
          <table:table-cell office:value-type="float" office:value="91.5325" calcext:value-type="float">
            <text:p>91,5325</text:p>
          </table:table-cell>
          <table:table-cell office:value-type="float" office:value="95.4581" calcext:value-type="float">
            <text:p>95,4581</text:p>
          </table:table-cell>
          <table:table-cell office:value-type="float" office:value="362.961" calcext:value-type="float">
            <text:p>362,961</text:p>
          </table:table-cell>
          <table:table-cell office:value-type="float" office:value="370.571" calcext:value-type="float">
            <text:p>370,571</text:p>
          </table:table-cell>
          <table:table-cell office:value-type="float" office:value="364.532" calcext:value-type="float">
            <text:p>364,532</text:p>
          </table:table-cell>
          <table:table-cell office:value-type="float" office:value="368.458" calcext:value-type="float">
            <text:p>368,458</text:p>
          </table:table-cell>
        </table:table-row>
        <table:table-row table:style-name="ro1">
          <table:table-cell office:value-type="string" calcext:value-type="string">
            <text:p>cooling packet: 9, step:4</text:p>
          </table:table-cell>
          <table:table-cell office:value-type="float" office:value="86.8273" calcext:value-type="float">
            <text:p>86,8273</text:p>
          </table:table-cell>
          <table:table-cell office:value-type="float" office:value="94.0621" calcext:value-type="float">
            <text:p>94,0621</text:p>
          </table:table-cell>
          <table:table-cell office:value-type="float" office:value="91.5899" calcext:value-type="float">
            <text:p>91,5899</text:p>
          </table:table-cell>
          <table:table-cell office:value-type="float" office:value="92.0922" calcext:value-type="float">
            <text:p>92,0922</text:p>
          </table:table-cell>
          <table:table-cell office:value-type="float" office:value="359.827" calcext:value-type="float">
            <text:p>359,827</text:p>
          </table:table-cell>
          <table:table-cell office:value-type="float" office:value="367.062" calcext:value-type="float">
            <text:p>367,062</text:p>
          </table:table-cell>
          <table:table-cell office:value-type="float" office:value="364.59" calcext:value-type="float">
            <text:p>364,59</text:p>
          </table:table-cell>
          <table:table-cell office:value-type="float" office:value="365.092" calcext:value-type="float">
            <text:p>365,092</text:p>
          </table:table-cell>
        </table:table-row>
        <table:table-row table:style-name="ro1">
          <table:table-cell office:value-type="string" calcext:value-type="string">
            <text:p>cooling packet: 9, step:5</text:p>
          </table:table-cell>
          <table:table-cell office:value-type="float" office:value="83.8526" calcext:value-type="float">
            <text:p>83,8526</text:p>
          </table:table-cell>
          <table:table-cell office:value-type="float" office:value="90.7799" calcext:value-type="float">
            <text:p>90,7799</text:p>
          </table:table-cell>
          <table:table-cell office:value-type="float" office:value="91.5615" calcext:value-type="float">
            <text:p>91,5615</text:p>
          </table:table-cell>
          <table:table-cell office:value-type="float" office:value="88.9181" calcext:value-type="float">
            <text:p>88,9181</text:p>
          </table:table-cell>
          <table:table-cell office:value-type="float" office:value="356.853" calcext:value-type="float">
            <text:p>356,853</text:p>
          </table:table-cell>
          <table:table-cell office:value-type="float" office:value="363.78" calcext:value-type="float">
            <text:p>363,78</text:p>
          </table:table-cell>
          <table:table-cell office:value-type="float" office:value="364.561" calcext:value-type="float">
            <text:p>364,561</text:p>
          </table:table-cell>
          <table:table-cell office:value-type="float" office:value="361.918" calcext:value-type="float">
            <text:p>361,918</text:p>
          </table:table-cell>
        </table:table-row>
        <table:table-row table:style-name="ro1">
          <table:table-cell office:value-type="string" calcext:value-type="string">
            <text:p>cooling packet: 9, step:6</text:p>
          </table:table-cell>
          <table:table-cell office:value-type="float" office:value="81.0409" calcext:value-type="float">
            <text:p>81,0409</text:p>
          </table:table-cell>
          <table:table-cell office:value-type="float" office:value="87.687" calcext:value-type="float">
            <text:p>87,687</text:p>
          </table:table-cell>
          <table:table-cell office:value-type="float" office:value="91.4549" calcext:value-type="float">
            <text:p>91,4549</text:p>
          </table:table-cell>
          <table:table-cell office:value-type="float" office:value="85.922" calcext:value-type="float">
            <text:p>85,922</text:p>
          </table:table-cell>
          <table:table-cell office:value-type="float" office:value="354.041" calcext:value-type="float">
            <text:p>354,041</text:p>
          </table:table-cell>
          <table:table-cell office:value-type="float" office:value="360.687" calcext:value-type="float">
            <text:p>360,687</text:p>
          </table:table-cell>
          <table:table-cell office:value-type="float" office:value="364.455" calcext:value-type="float">
            <text:p>364,455</text:p>
          </table:table-cell>
          <table:table-cell office:value-type="float" office:value="358.922" calcext:value-type="float">
            <text:p>358,922</text:p>
          </table:table-cell>
        </table:table-row>
        <table:table-row table:style-name="ro1">
          <table:table-cell office:value-type="string" calcext:value-type="string">
            <text:p>cooling packet: 9, step:7</text:p>
          </table:table-cell>
          <table:table-cell office:value-type="float" office:value="78.3834" calcext:value-type="float">
            <text:p>78,3834</text:p>
          </table:table-cell>
          <table:table-cell office:value-type="float" office:value="84.7664" calcext:value-type="float">
            <text:p>84,7664</text:p>
          </table:table-cell>
          <table:table-cell office:value-type="float" office:value="91.2772" calcext:value-type="float">
            <text:p>91,2772</text:p>
          </table:table-cell>
          <table:table-cell office:value-type="float" office:value="83.0911" calcext:value-type="float">
            <text:p>83,0911</text:p>
          </table:table-cell>
          <table:table-cell office:value-type="float" office:value="351.383" calcext:value-type="float">
            <text:p>351,383</text:p>
          </table:table-cell>
          <table:table-cell office:value-type="float" office:value="357.766" calcext:value-type="float">
            <text:p>357,766</text:p>
          </table:table-cell>
          <table:table-cell office:value-type="float" office:value="364.277" calcext:value-type="float">
            <text:p>364,277</text:p>
          </table:table-cell>
          <table:table-cell office:value-type="float" office:value="356.091" calcext:value-type="float">
            <text:p>356,091</text:p>
          </table:table-cell>
        </table:table-row>
        <table:table-row table:style-name="ro1">
          <table:table-cell office:value-type="string" calcext:value-type="string">
            <text:p>cooling packet: 9, step:8</text:p>
          </table:table-cell>
          <table:table-cell office:value-type="float" office:value="75.8699" calcext:value-type="float">
            <text:p>75,8699</text:p>
          </table:table-cell>
          <table:table-cell office:value-type="float" office:value="82.0052" calcext:value-type="float">
            <text:p>82,0052</text:p>
          </table:table-cell>
          <table:table-cell office:value-type="float" office:value="91.035" calcext:value-type="float">
            <text:p>91,035</text:p>
          </table:table-cell>
          <table:table-cell office:value-type="float" office:value="80.4138" calcext:value-type="float">
            <text:p>80,4138</text:p>
          </table:table-cell>
          <table:table-cell office:value-type="float" office:value="348.87" calcext:value-type="float">
            <text:p>348,87</text:p>
          </table:table-cell>
          <table:table-cell office:value-type="float" office:value="355.005" calcext:value-type="float">
            <text:p>355,005</text:p>
          </table:table-cell>
          <table:table-cell office:value-type="float" office:value="364.035" calcext:value-type="float">
            <text:p>364,035</text:p>
          </table:table-cell>
          <table:table-cell office:value-type="float" office:value="353.414" calcext:value-type="float">
            <text:p>353,414</text:p>
          </table:table-cell>
        </table:table-row>
        <table:table-row table:style-name="ro1">
          <table:table-cell office:value-type="string" calcext:value-type="string">
            <text:p>cooling packet: 9, step:9</text:p>
          </table:table-cell>
          <table:table-cell office:value-type="float" office:value="73.4905" calcext:value-type="float">
            <text:p>73,4905</text:p>
          </table:table-cell>
          <table:table-cell office:value-type="float" office:value="79.3923" calcext:value-type="float">
            <text:p>79,3923</text:p>
          </table:table-cell>
          <table:table-cell office:value-type="float" office:value="90.7339" calcext:value-type="float">
            <text:p>90,7339</text:p>
          </table:table-cell>
          <table:table-cell office:value-type="float" office:value="77.8795" calcext:value-type="float">
            <text:p>77,8795</text:p>
          </table:table-cell>
          <table:table-cell office:value-type="float" office:value="346.491" calcext:value-type="float">
            <text:p>346,491</text:p>
          </table:table-cell>
          <table:table-cell office:value-type="float" office:value="352.392" calcext:value-type="float">
            <text:p>352,392</text:p>
          </table:table-cell>
          <table:table-cell office:value-type="float" office:value="363.734" calcext:value-type="float">
            <text:p>363,734</text:p>
          </table:table-cell>
          <table:table-cell office:value-type="float" office:value="350.88" calcext:value-type="float">
            <text:p>350,88</text:p>
          </table:table-cell>
        </table:table-row>
        <table:table-row table:style-name="ro1">
          <table:table-cell office:value-type="string" calcext:value-type="string">
            <text:p>cooling packet: 9, step:10</text:p>
          </table:table-cell>
          <table:table-cell office:value-type="float" office:value="71.2363" calcext:value-type="float">
            <text:p>71,2363</text:p>
          </table:table-cell>
          <table:table-cell office:value-type="float" office:value="76.9175" calcext:value-type="float">
            <text:p>76,9175</text:p>
          </table:table-cell>
          <table:table-cell office:value-type="float" office:value="90.3796" calcext:value-type="float">
            <text:p>90,3796</text:p>
          </table:table-cell>
          <table:table-cell office:value-type="float" office:value="75.4786" calcext:value-type="float">
            <text:p>75,4786</text:p>
          </table:table-cell>
          <table:table-cell office:value-type="float" office:value="344.236" calcext:value-type="float">
            <text:p>344,236</text:p>
          </table:table-cell>
          <table:table-cell office:value-type="float" office:value="349.918" calcext:value-type="float">
            <text:p>349,918</text:p>
          </table:table-cell>
          <table:table-cell office:value-type="float" office:value="363.38" calcext:value-type="float">
            <text:p>363,38</text:p>
          </table:table-cell>
          <table:table-cell office:value-type="float" office:value="348.479" calcext:value-type="float">
            <text:p>348,479</text:p>
          </table:table-cell>
        </table:table-row>
        <table:table-row table:style-name="ro1">
          <table:table-cell office:value-type="string" calcext:value-type="string">
            <text:p>cooling packet: 9, step:11</text:p>
          </table:table-cell>
          <table:table-cell office:value-type="float" office:value="69.0989" calcext:value-type="float">
            <text:p>69,0989</text:p>
          </table:table-cell>
          <table:table-cell office:value-type="float" office:value="74.5717" calcext:value-type="float">
            <text:p>74,5717</text:p>
          </table:table-cell>
          <table:table-cell office:value-type="float" office:value="89.9767" calcext:value-type="float">
            <text:p>89,9767</text:p>
          </table:table-cell>
          <table:table-cell office:value-type="float" office:value="73.2022" calcext:value-type="float">
            <text:p>73,2022</text:p>
          </table:table-cell>
          <table:table-cell office:value-type="float" office:value="342.099" calcext:value-type="float">
            <text:p>342,099</text:p>
          </table:table-cell>
          <table:table-cell office:value-type="float" office:value="347.572" calcext:value-type="float">
            <text:p>347,572</text:p>
          </table:table-cell>
          <table:table-cell office:value-type="float" office:value="362.977" calcext:value-type="float">
            <text:p>362,977</text:p>
          </table:table-cell>
          <table:table-cell office:value-type="float" office:value="346.202" calcext:value-type="float">
            <text:p>346,202</text:p>
          </table:table-cell>
        </table:table-row>
        <table:table-row table:style-name="ro1">
          <table:table-cell office:value-type="string" calcext:value-type="string">
            <text:p>heatind packet: 10, step:1</text:p>
          </table:table-cell>
          <table:table-cell office:value-type="float" office:value="68.3032" calcext:value-type="float">
            <text:p>68,3032</text:p>
          </table:table-cell>
          <table:table-cell office:value-type="float" office:value="84.4018" calcext:value-type="float">
            <text:p>84,4018</text:p>
          </table:table-cell>
          <table:table-cell office:value-type="float" office:value="89.5599" calcext:value-type="float">
            <text:p>89,5599</text:p>
          </table:table-cell>
          <table:table-cell office:value-type="float" office:value="74.0946" calcext:value-type="float">
            <text:p>74,0946</text:p>
          </table:table-cell>
          <table:table-cell office:value-type="float" office:value="341.303" calcext:value-type="float">
            <text:p>341,303</text:p>
          </table:table-cell>
          <table:table-cell office:value-type="float" office:value="357.402" calcext:value-type="float">
            <text:p>357,402</text:p>
          </table:table-cell>
          <table:table-cell office:value-type="float" office:value="362.56" calcext:value-type="float">
            <text:p>362,56</text:p>
          </table:table-cell>
          <table:table-cell office:value-type="float" office:value="347.095" calcext:value-type="float">
            <text:p>347,095</text:p>
          </table:table-cell>
        </table:table-row>
        <table:table-row table:style-name="ro1">
          <table:table-cell office:value-type="string" calcext:value-type="string">
            <text:p>heatind packet: 10, step:2</text:p>
          </table:table-cell>
          <table:table-cell office:value-type="float" office:value="69.6211" calcext:value-type="float">
            <text:p>69,6211</text:p>
          </table:table-cell>
          <table:table-cell office:value-type="float" office:value="88.0042" calcext:value-type="float">
            <text:p>88,0042</text:p>
          </table:table-cell>
          <table:table-cell office:value-type="float" office:value="89.1987" calcext:value-type="float">
            <text:p>89,1987</text:p>
          </table:table-cell>
          <table:table-cell office:value-type="float" office:value="76.2798" calcext:value-type="float">
            <text:p>76,2798</text:p>
          </table:table-cell>
          <table:table-cell office:value-type="float" office:value="342.621" calcext:value-type="float">
            <text:p>342,621</text:p>
          </table:table-cell>
          <table:table-cell office:value-type="float" office:value="361.004" calcext:value-type="float">
            <text:p>361,004</text:p>
          </table:table-cell>
          <table:table-cell office:value-type="float" office:value="362.199" calcext:value-type="float">
            <text:p>362,199</text:p>
          </table:table-cell>
          <table:table-cell office:value-type="float" office:value="349.28" calcext:value-type="float">
            <text:p>349,28</text:p>
          </table:table-cell>
        </table:table-row>
        <table:table-row table:style-name="ro1">
          <table:table-cell office:value-type="string" calcext:value-type="string">
            <text:p>heatind packet: 10, step:3</text:p>
          </table:table-cell>
          <table:table-cell office:value-type="float" office:value="71.4938" calcext:value-type="float">
            <text:p>71,4938</text:p>
          </table:table-cell>
          <table:table-cell office:value-type="float" office:value="90.5204" calcext:value-type="float">
            <text:p>90,5204</text:p>
          </table:table-cell>
          <table:table-cell office:value-type="float" office:value="88.9006" calcext:value-type="float">
            <text:p>88,9006</text:p>
          </table:table-cell>
          <table:table-cell office:value-type="float" office:value="78.4507" calcext:value-type="float">
            <text:p>78,4507</text:p>
          </table:table-cell>
          <table:table-cell office:value-type="float" office:value="344.494" calcext:value-type="float">
            <text:p>344,494</text:p>
          </table:table-cell>
          <table:table-cell office:value-type="float" office:value="363.52" calcext:value-type="float">
            <text:p>363,52</text:p>
          </table:table-cell>
          <table:table-cell office:value-type="float" office:value="361.901" calcext:value-type="float">
            <text:p>361,901</text:p>
          </table:table-cell>
          <table:table-cell office:value-type="float" office:value="351.451" calcext:value-type="float">
            <text:p>351,451</text:p>
          </table:table-cell>
        </table:table-row>
        <table:table-row table:style-name="ro1">
          <table:table-cell office:value-type="string" calcext:value-type="string">
            <text:p>heatind packet: 10, step:4</text:p>
          </table:table-cell>
          <table:table-cell office:value-type="float" office:value="73.4179" calcext:value-type="float">
            <text:p>73,4179</text:p>
          </table:table-cell>
          <table:table-cell office:value-type="float" office:value="92.7597" calcext:value-type="float">
            <text:p>92,7597</text:p>
          </table:table-cell>
          <table:table-cell office:value-type="float" office:value="88.6629" calcext:value-type="float">
            <text:p>88,6629</text:p>
          </table:table-cell>
          <table:table-cell office:value-type="float" office:value="80.5396" calcext:value-type="float">
            <text:p>80,5396</text:p>
          </table:table-cell>
          <table:table-cell office:value-type="float" office:value="346.418" calcext:value-type="float">
            <text:p>346,418</text:p>
          </table:table-cell>
          <table:table-cell office:value-type="float" office:value="365.76" calcext:value-type="float">
            <text:p>365,76</text:p>
          </table:table-cell>
          <table:table-cell office:value-type="float" office:value="361.663" calcext:value-type="float">
            <text:p>361,663</text:p>
          </table:table-cell>
          <table:table-cell office:value-type="float" office:value="353.54" calcext:value-type="float">
            <text:p>353,54</text:p>
          </table:table-cell>
        </table:table-row>
        <table:table-row table:style-name="ro1">
          <table:table-cell office:value-type="string" calcext:value-type="string">
            <text:p>heatind packet: 10, step:5</text:p>
          </table:table-cell>
          <table:table-cell office:value-type="float" office:value="75.2884" calcext:value-type="float">
            <text:p>75,2884</text:p>
          </table:table-cell>
          <table:table-cell office:value-type="float" office:value="94.8738" calcext:value-type="float">
            <text:p>94,8738</text:p>
          </table:table-cell>
          <table:table-cell office:value-type="float" office:value="88.4825" calcext:value-type="float">
            <text:p>88,4825</text:p>
          </table:table-cell>
          <table:table-cell office:value-type="float" office:value="82.5442" calcext:value-type="float">
            <text:p>82,5442</text:p>
          </table:table-cell>
          <table:table-cell office:value-type="float" office:value="348.288" calcext:value-type="float">
            <text:p>348,288</text:p>
          </table:table-cell>
          <table:table-cell office:value-type="float" office:value="367.874" calcext:value-type="float">
            <text:p>367,874</text:p>
          </table:table-cell>
          <table:table-cell office:value-type="float" office:value="361.482" calcext:value-type="float">
            <text:p>361,482</text:p>
          </table:table-cell>
          <table:table-cell office:value-type="float" office:value="355.544" calcext:value-type="float">
            <text:p>355,544</text:p>
          </table:table-cell>
        </table:table-row>
        <table:table-row table:style-name="ro1">
          <table:table-cell office:value-type="string" calcext:value-type="string">
            <text:p>heatind packet: 10, step:6</text:p>
          </table:table-cell>
          <table:table-cell office:value-type="float" office:value="77.0868" calcext:value-type="float">
            <text:p>77,0868</text:p>
          </table:table-cell>
          <table:table-cell office:value-type="float" office:value="96.8946" calcext:value-type="float">
            <text:p>96,8946</text:p>
          </table:table-cell>
          <table:table-cell office:value-type="float" office:value="88.3561" calcext:value-type="float">
            <text:p>88,3561</text:p>
          </table:table-cell>
          <table:table-cell office:value-type="float" office:value="84.467" calcext:value-type="float">
            <text:p>84,467</text:p>
          </table:table-cell>
          <table:table-cell office:value-type="float" office:value="350.087" calcext:value-type="float">
            <text:p>350,087</text:p>
          </table:table-cell>
          <table:table-cell office:value-type="float" office:value="369.895" calcext:value-type="float">
            <text:p>369,895</text:p>
          </table:table-cell>
          <table:table-cell office:value-type="float" office:value="361.356" calcext:value-type="float">
            <text:p>361,356</text:p>
          </table:table-cell>
          <table:table-cell office:value-type="float" office:value="357.467" calcext:value-type="float">
            <text:p>357,467</text:p>
          </table:table-cell>
        </table:table-row>
        <table:table-row table:style-name="ro1">
          <table:table-cell office:value-type="string" calcext:value-type="string">
            <text:p>heatind packet: 10, step:7</text:p>
          </table:table-cell>
          <table:table-cell office:value-type="float" office:value="78.8118" calcext:value-type="float">
            <text:p>78,8118</text:p>
          </table:table-cell>
          <table:table-cell office:value-type="float" office:value="98.831" calcext:value-type="float">
            <text:p>98,831</text:p>
          </table:table-cell>
          <table:table-cell office:value-type="float" office:value="88.2806" calcext:value-type="float">
            <text:p>88,2806</text:p>
          </table:table-cell>
          <table:table-cell office:value-type="float" office:value="86.3111" calcext:value-type="float">
            <text:p>86,3111</text:p>
          </table:table-cell>
          <table:table-cell office:value-type="float" office:value="351.812" calcext:value-type="float">
            <text:p>351,812</text:p>
          </table:table-cell>
          <table:table-cell office:value-type="float" office:value="371.831" calcext:value-type="float">
            <text:p>371,831</text:p>
          </table:table-cell>
          <table:table-cell office:value-type="float" office:value="361.281" calcext:value-type="float">
            <text:p>361,281</text:p>
          </table:table-cell>
          <table:table-cell office:value-type="float" office:value="359.311" calcext:value-type="float">
            <text:p>359,311</text:p>
          </table:table-cell>
        </table:table-row>
        <table:table-row table:style-name="ro1">
          <table:table-cell office:value-type="string" calcext:value-type="string">
            <text:p>heatind packet: 10, step:8</text:p>
          </table:table-cell>
          <table:table-cell office:value-type="float" office:value="80.4656" calcext:value-type="float">
            <text:p>80,4656</text:p>
          </table:table-cell>
          <table:table-cell office:value-type="float" office:value="100.687" calcext:value-type="float">
            <text:p>100,687</text:p>
          </table:table-cell>
          <table:table-cell office:value-type="float" office:value="88.253" calcext:value-type="float">
            <text:p>88,253</text:p>
          </table:table-cell>
          <table:table-cell office:value-type="float" office:value="88.0793" calcext:value-type="float">
            <text:p>88,0793</text:p>
          </table:table-cell>
          <table:table-cell office:value-type="float" office:value="353.466" calcext:value-type="float">
            <text:p>353,466</text:p>
          </table:table-cell>
          <table:table-cell office:value-type="float" office:value="373.687" calcext:value-type="float">
            <text:p>373,687</text:p>
          </table:table-cell>
          <table:table-cell office:value-type="float" office:value="361.253" calcext:value-type="float">
            <text:p>361,253</text:p>
          </table:table-cell>
          <table:table-cell office:value-type="float" office:value="361.079" calcext:value-type="float">
            <text:p>361,079</text:p>
          </table:table-cell>
        </table:table-row>
        <table:table-row table:style-name="ro1">
          <table:table-cell office:value-type="string" calcext:value-type="string">
            <text:p>heatind packet: 10, step:9</text:p>
          </table:table-cell>
          <table:table-cell office:value-type="float" office:value="82.0508" calcext:value-type="float">
            <text:p>82,0508</text:p>
          </table:table-cell>
          <table:table-cell office:value-type="float" office:value="102.466" calcext:value-type="float">
            <text:p>102,466</text:p>
          </table:table-cell>
          <table:table-cell office:value-type="float" office:value="88.2706" calcext:value-type="float">
            <text:p>88,2706</text:p>
          </table:table-cell>
          <table:table-cell office:value-type="float" office:value="89.7746" calcext:value-type="float">
            <text:p>89,7746</text:p>
          </table:table-cell>
          <table:table-cell office:value-type="float" office:value="355.051" calcext:value-type="float">
            <text:p>355,051</text:p>
          </table:table-cell>
          <table:table-cell office:value-type="float" office:value="375.466" calcext:value-type="float">
            <text:p>375,466</text:p>
          </table:table-cell>
          <table:table-cell office:value-type="float" office:value="361.271" calcext:value-type="float">
            <text:p>361,271</text:p>
          </table:table-cell>
          <table:table-cell office:value-type="float" office:value="362.775" calcext:value-type="float">
            <text:p>362,775</text:p>
          </table:table-cell>
        </table:table-row>
        <table:table-row table:style-name="ro1">
          <table:table-cell office:value-type="string" calcext:value-type="string">
            <text:p>heatind packet: 10, step:10</text:p>
          </table:table-cell>
          <table:table-cell office:value-type="float" office:value="83.57" calcext:value-type="float">
            <text:p>83,57</text:p>
          </table:table-cell>
          <table:table-cell office:value-type="float" office:value="104.171" calcext:value-type="float">
            <text:p>104,171</text:p>
          </table:table-cell>
          <table:table-cell office:value-type="float" office:value="88.3305" calcext:value-type="float">
            <text:p>88,3305</text:p>
          </table:table-cell>
          <table:table-cell office:value-type="float" office:value="91.3999" calcext:value-type="float">
            <text:p>91,3999</text:p>
          </table:table-cell>
          <table:table-cell office:value-type="float" office:value="356.57" calcext:value-type="float">
            <text:p>356,57</text:p>
          </table:table-cell>
          <table:table-cell office:value-type="float" office:value="377.171" calcext:value-type="float">
            <text:p>377,171</text:p>
          </table:table-cell>
          <table:table-cell office:value-type="float" office:value="361.33" calcext:value-type="float">
            <text:p>361,33</text:p>
          </table:table-cell>
          <table:table-cell office:value-type="float" office:value="364.4" calcext:value-type="float">
            <text:p>364,4</text:p>
          </table:table-cell>
        </table:table-row>
        <table:table-row table:style-name="ro1">
          <table:table-cell office:value-type="string" calcext:value-type="string">
            <text:p>heatind packet: 10, step:11</text:p>
          </table:table-cell>
          <table:table-cell office:value-type="float" office:value="85.0261" calcext:value-type="float">
            <text:p>85,0261</text:p>
          </table:table-cell>
          <table:table-cell office:value-type="float" office:value="105.806" calcext:value-type="float">
            <text:p>105,806</text:p>
          </table:table-cell>
          <table:table-cell office:value-type="float" office:value="88.43" calcext:value-type="float">
            <text:p>88,43</text:p>
          </table:table-cell>
          <table:table-cell office:value-type="float" office:value="92.9581" calcext:value-type="float">
            <text:p>92,9581</text:p>
          </table:table-cell>
          <table:table-cell office:value-type="float" office:value="358.026" calcext:value-type="float">
            <text:p>358,026</text:p>
          </table:table-cell>
          <table:table-cell office:value-type="float" office:value="378.806" calcext:value-type="float">
            <text:p>378,806</text:p>
          </table:table-cell>
          <table:table-cell office:value-type="float" office:value="361.43" calcext:value-type="float">
            <text:p>361,43</text:p>
          </table:table-cell>
          <table:table-cell office:value-type="float" office:value="365.958" calcext:value-type="float">
            <text:p>365,958</text:p>
          </table:table-cell>
        </table:table-row>
        <table:table-row table:style-name="ro1">
          <table:table-cell office:value-type="string" calcext:value-type="string">
            <text:p>heatind packet: 10, step:12</text:p>
          </table:table-cell>
          <table:table-cell office:value-type="float" office:value="86.4214" calcext:value-type="float">
            <text:p>86,4214</text:p>
          </table:table-cell>
          <table:table-cell office:value-type="float" office:value="107.372" calcext:value-type="float">
            <text:p>107,372</text:p>
          </table:table-cell>
          <table:table-cell office:value-type="float" office:value="88.5667" calcext:value-type="float">
            <text:p>88,5667</text:p>
          </table:table-cell>
          <table:table-cell office:value-type="float" office:value="94.4518" calcext:value-type="float">
            <text:p>94,4518</text:p>
          </table:table-cell>
          <table:table-cell office:value-type="float" office:value="359.421" calcext:value-type="float">
            <text:p>359,421</text:p>
          </table:table-cell>
          <table:table-cell office:value-type="float" office:value="380.372" calcext:value-type="float">
            <text:p>380,372</text:p>
          </table:table-cell>
          <table:table-cell office:value-type="float" office:value="361.567" calcext:value-type="float">
            <text:p>361,567</text:p>
          </table:table-cell>
          <table:table-cell office:value-type="float" office:value="367.452" calcext:value-type="float">
            <text:p>367,452</text:p>
          </table:table-cell>
        </table:table-row>
        <table:table-row table:style-name="ro1">
          <table:table-cell office:value-type="string" calcext:value-type="string">
            <text:p>heatind packet: 10, step:13</text:p>
          </table:table-cell>
          <table:table-cell office:value-type="float" office:value="87.7587" calcext:value-type="float">
            <text:p>87,7587</text:p>
          </table:table-cell>
          <table:table-cell office:value-type="float" office:value="108.874" calcext:value-type="float">
            <text:p>108,874</text:p>
          </table:table-cell>
          <table:table-cell office:value-type="float" office:value="88.7381" calcext:value-type="float">
            <text:p>88,7381</text:p>
          </table:table-cell>
          <table:table-cell office:value-type="float" office:value="95.8837" calcext:value-type="float">
            <text:p>95,8837</text:p>
          </table:table-cell>
          <table:table-cell office:value-type="float" office:value="360.759" calcext:value-type="float">
            <text:p>360,759</text:p>
          </table:table-cell>
          <table:table-cell office:value-type="float" office:value="381.874" calcext:value-type="float">
            <text:p>381,874</text:p>
          </table:table-cell>
          <table:table-cell office:value-type="float" office:value="361.738" calcext:value-type="float">
            <text:p>361,738</text:p>
          </table:table-cell>
          <table:table-cell office:value-type="float" office:value="368.884" calcext:value-type="float">
            <text:p>368,884</text:p>
          </table:table-cell>
        </table:table-row>
        <table:table-row table:style-name="ro1">
          <table:table-cell office:value-type="string" calcext:value-type="string">
            <text:p>heatind packet: 10, step:14</text:p>
          </table:table-cell>
          <table:table-cell office:value-type="float" office:value="89.0402" calcext:value-type="float">
            <text:p>89,0402</text:p>
          </table:table-cell>
          <table:table-cell office:value-type="float" office:value="110.313" calcext:value-type="float">
            <text:p>110,313</text:p>
          </table:table-cell>
          <table:table-cell office:value-type="float" office:value="88.9417" calcext:value-type="float">
            <text:p>88,9417</text:p>
          </table:table-cell>
          <table:table-cell office:value-type="float" office:value="97.2564" calcext:value-type="float">
            <text:p>97,2564</text:p>
          </table:table-cell>
          <table:table-cell office:value-type="float" office:value="362.04" calcext:value-type="float">
            <text:p>362,04</text:p>
          </table:table-cell>
          <table:table-cell office:value-type="float" office:value="383.313" calcext:value-type="float">
            <text:p>383,313</text:p>
          </table:table-cell>
          <table:table-cell office:value-type="float" office:value="361.942" calcext:value-type="float">
            <text:p>361,942</text:p>
          </table:table-cell>
          <table:table-cell office:value-type="float" office:value="370.256" calcext:value-type="float">
            <text:p>370,256</text:p>
          </table:table-cell>
        </table:table-row>
        <table:table-row table:style-name="ro1">
          <table:table-cell office:value-type="string" calcext:value-type="string">
            <text:p>heatind packet: 10, step:15</text:p>
          </table:table-cell>
          <table:table-cell office:value-type="float" office:value="90.2684" calcext:value-type="float">
            <text:p>90,2684</text:p>
          </table:table-cell>
          <table:table-cell office:value-type="float" office:value="111.692" calcext:value-type="float">
            <text:p>111,692</text:p>
          </table:table-cell>
          <table:table-cell office:value-type="float" office:value="89.1755" calcext:value-type="float">
            <text:p>89,1755</text:p>
          </table:table-cell>
          <table:table-cell office:value-type="float" office:value="98.5723" calcext:value-type="float">
            <text:p>98,5723</text:p>
          </table:table-cell>
          <table:table-cell office:value-type="float" office:value="363.268" calcext:value-type="float">
            <text:p>363,268</text:p>
          </table:table-cell>
          <table:table-cell office:value-type="float" office:value="384.692" calcext:value-type="float">
            <text:p>384,692</text:p>
          </table:table-cell>
          <table:table-cell office:value-type="float" office:value="362.176" calcext:value-type="float">
            <text:p>362,176</text:p>
          </table:table-cell>
          <table:table-cell office:value-type="float" office:value="371.572" calcext:value-type="float">
            <text:p>371,572</text:p>
          </table:table-cell>
        </table:table-row>
        <table:table-row table:style-name="ro1">
          <table:table-cell office:value-type="string" calcext:value-type="string">
            <text:p>heatind packet: 10, step:16</text:p>
          </table:table-cell>
          <table:table-cell office:value-type="float" office:value="91.4455" calcext:value-type="float">
            <text:p>91,4455</text:p>
          </table:table-cell>
          <table:table-cell office:value-type="float" office:value="113.014" calcext:value-type="float">
            <text:p>113,014</text:p>
          </table:table-cell>
          <table:table-cell office:value-type="float" office:value="89.4373" calcext:value-type="float">
            <text:p>89,4373</text:p>
          </table:table-cell>
          <table:table-cell office:value-type="float" office:value="99.8339" calcext:value-type="float">
            <text:p>99,8339</text:p>
          </table:table-cell>
          <table:table-cell office:value-type="float" office:value="364.445" calcext:value-type="float">
            <text:p>364,445</text:p>
          </table:table-cell>
          <table:table-cell office:value-type="float" office:value="386.014" calcext:value-type="float">
            <text:p>386,014</text:p>
          </table:table-cell>
          <table:table-cell office:value-type="float" office:value="362.437" calcext:value-type="float">
            <text:p>362,437</text:p>
          </table:table-cell>
          <table:table-cell office:value-type="float" office:value="372.834" calcext:value-type="float">
            <text:p>372,834</text:p>
          </table:table-cell>
        </table:table-row>
        <table:table-row table:style-name="ro1">
          <table:table-cell office:value-type="string" calcext:value-type="string">
            <text:p>heatind packet: 10, step:17</text:p>
          </table:table-cell>
          <table:table-cell office:value-type="float" office:value="92.5737" calcext:value-type="float">
            <text:p>92,5737</text:p>
          </table:table-cell>
          <table:table-cell office:value-type="float" office:value="114.281" calcext:value-type="float">
            <text:p>114,281</text:p>
          </table:table-cell>
          <table:table-cell office:value-type="float" office:value="89.725" calcext:value-type="float">
            <text:p>89,725</text:p>
          </table:table-cell>
          <table:table-cell office:value-type="float" office:value="101.044" calcext:value-type="float">
            <text:p>101,044</text:p>
          </table:table-cell>
          <table:table-cell office:value-type="float" office:value="365.574" calcext:value-type="float">
            <text:p>365,574</text:p>
          </table:table-cell>
          <table:table-cell office:value-type="float" office:value="387.281" calcext:value-type="float">
            <text:p>387,281</text:p>
          </table:table-cell>
          <table:table-cell office:value-type="float" office:value="362.725" calcext:value-type="float">
            <text:p>362,725</text:p>
          </table:table-cell>
          <table:table-cell office:value-type="float" office:value="374.044" calcext:value-type="float">
            <text:p>374,044</text:p>
          </table:table-cell>
        </table:table-row>
        <table:table-row table:style-name="ro1">
          <table:table-cell office:value-type="string" calcext:value-type="string">
            <text:p>heatind packet: 10, step:18</text:p>
          </table:table-cell>
          <table:table-cell office:value-type="float" office:value="93.6552" calcext:value-type="float">
            <text:p>93,6552</text:p>
          </table:table-cell>
          <table:table-cell office:value-type="float" office:value="115.495" calcext:value-type="float">
            <text:p>115,495</text:p>
          </table:table-cell>
          <table:table-cell office:value-type="float" office:value="90.0367" calcext:value-type="float">
            <text:p>90,0367</text:p>
          </table:table-cell>
          <table:table-cell office:value-type="float" office:value="102.203" calcext:value-type="float">
            <text:p>102,203</text:p>
          </table:table-cell>
          <table:table-cell office:value-type="float" office:value="366.655" calcext:value-type="float">
            <text:p>366,655</text:p>
          </table:table-cell>
          <table:table-cell office:value-type="float" office:value="388.495" calcext:value-type="float">
            <text:p>388,495</text:p>
          </table:table-cell>
          <table:table-cell office:value-type="float" office:value="363.037" calcext:value-type="float">
            <text:p>363,037</text:p>
          </table:table-cell>
          <table:table-cell office:value-type="float" office:value="375.203" calcext:value-type="float">
            <text:p>375,203</text:p>
          </table:table-cell>
        </table:table-row>
        <table:table-row table:style-name="ro1">
          <table:table-cell office:value-type="string" calcext:value-type="string">
            <text:p>heatind packet: 10, step:19</text:p>
          </table:table-cell>
          <table:table-cell office:value-type="float" office:value="94.692" calcext:value-type="float">
            <text:p>94,692</text:p>
          </table:table-cell>
          <table:table-cell office:value-type="float" office:value="116.66" calcext:value-type="float">
            <text:p>116,66</text:p>
          </table:table-cell>
          <table:table-cell office:value-type="float" office:value="90.3706" calcext:value-type="float">
            <text:p>90,3706</text:p>
          </table:table-cell>
          <table:table-cell office:value-type="float" office:value="103.316" calcext:value-type="float">
            <text:p>103,316</text:p>
          </table:table-cell>
          <table:table-cell office:value-type="float" office:value="367.692" calcext:value-type="float">
            <text:p>367,692</text:p>
          </table:table-cell>
          <table:table-cell office:value-type="float" office:value="389.66" calcext:value-type="float">
            <text:p>389,66</text:p>
          </table:table-cell>
          <table:table-cell office:value-type="float" office:value="363.371" calcext:value-type="float">
            <text:p>363,371</text:p>
          </table:table-cell>
          <table:table-cell office:value-type="float" office:value="376.316" calcext:value-type="float">
            <text:p>376,316</text:p>
          </table:table-cell>
        </table:table-row>
        <table:table-row table:style-name="ro1">
          <table:table-cell office:value-type="string" calcext:value-type="string">
            <text:p>heatind packet: 10, step:20</text:p>
          </table:table-cell>
          <table:table-cell office:value-type="float" office:value="95.6861" calcext:value-type="float">
            <text:p>95,6861</text:p>
          </table:table-cell>
          <table:table-cell office:value-type="float" office:value="117.777" calcext:value-type="float">
            <text:p>117,777</text:p>
          </table:table-cell>
          <table:table-cell office:value-type="float" office:value="90.7248" calcext:value-type="float">
            <text:p>90,7248</text:p>
          </table:table-cell>
          <table:table-cell office:value-type="float" office:value="104.382" calcext:value-type="float">
            <text:p>104,382</text:p>
          </table:table-cell>
          <table:table-cell office:value-type="float" office:value="368.686" calcext:value-type="float">
            <text:p>368,686</text:p>
          </table:table-cell>
          <table:table-cell office:value-type="float" office:value="390.777" calcext:value-type="float">
            <text:p>390,777</text:p>
          </table:table-cell>
          <table:table-cell office:value-type="float" office:value="363.725" calcext:value-type="float">
            <text:p>363,725</text:p>
          </table:table-cell>
          <table:table-cell office:value-type="float" office:value="377.382" calcext:value-type="float">
            <text:p>377,382</text:p>
          </table:table-cell>
        </table:table-row>
        <table:table-row table:style-name="ro1">
          <table:table-cell office:value-type="string" calcext:value-type="string">
            <text:p>heatind packet: 10, step:21</text:p>
          </table:table-cell>
          <table:table-cell office:value-type="float" office:value="96.6393" calcext:value-type="float">
            <text:p>96,6393</text:p>
          </table:table-cell>
          <table:table-cell office:value-type="float" office:value="118.847" calcext:value-type="float">
            <text:p>118,847</text:p>
          </table:table-cell>
          <table:table-cell office:value-type="float" office:value="91.0978" calcext:value-type="float">
            <text:p>91,0978</text:p>
          </table:table-cell>
          <table:table-cell office:value-type="float" office:value="105.406" calcext:value-type="float">
            <text:p>105,406</text:p>
          </table:table-cell>
          <table:table-cell office:value-type="float" office:value="369.639" calcext:value-type="float">
            <text:p>369,639</text:p>
          </table:table-cell>
          <table:table-cell office:value-type="float" office:value="391.847" calcext:value-type="float">
            <text:p>391,847</text:p>
          </table:table-cell>
          <table:table-cell office:value-type="float" office:value="364.098" calcext:value-type="float">
            <text:p>364,098</text:p>
          </table:table-cell>
          <table:table-cell office:value-type="float" office:value="378.406" calcext:value-type="float">
            <text:p>378,406</text:p>
          </table:table-cell>
        </table:table-row>
        <table:table-row table:style-name="ro1">
          <table:table-cell office:value-type="string" calcext:value-type="string">
            <text:p>cooling packet: 10, step:1</text:p>
          </table:table-cell>
          <table:table-cell office:value-type="float" office:value="96.0798" calcext:value-type="float">
            <text:p>96,0798</text:p>
          </table:table-cell>
          <table:table-cell office:value-type="float" office:value="106.647" calcext:value-type="float">
            <text:p>106,647</text:p>
          </table:table-cell>
          <table:table-cell office:value-type="float" office:value="91.4496" calcext:value-type="float">
            <text:p>91,4496</text:p>
          </table:table-cell>
          <table:table-cell office:value-type="float" office:value="102.887" calcext:value-type="float">
            <text:p>102,887</text:p>
          </table:table-cell>
          <table:table-cell office:value-type="float" office:value="369.08" calcext:value-type="float">
            <text:p>369,08</text:p>
          </table:table-cell>
          <table:table-cell office:value-type="float" office:value="379.647" calcext:value-type="float">
            <text:p>379,647</text:p>
          </table:table-cell>
          <table:table-cell office:value-type="float" office:value="364.45" calcext:value-type="float">
            <text:p>364,45</text:p>
          </table:table-cell>
          <table:table-cell office:value-type="float" office:value="375.887" calcext:value-type="float">
            <text:p>375,887</text:p>
          </table:table-cell>
        </table:table-row>
        <table:table-row table:style-name="ro1">
          <table:table-cell office:value-type="string" calcext:value-type="string">
            <text:p>cooling packet: 10, step:2</text:p>
          </table:table-cell>
          <table:table-cell office:value-type="float" office:value="93.2815" calcext:value-type="float">
            <text:p>93,2815</text:p>
          </table:table-cell>
          <table:table-cell office:value-type="float" office:value="101.571" calcext:value-type="float">
            <text:p>101,571</text:p>
          </table:table-cell>
          <table:table-cell office:value-type="float" office:value="91.6995" calcext:value-type="float">
            <text:p>91,6995</text:p>
          </table:table-cell>
          <table:table-cell office:value-type="float" office:value="99.1464" calcext:value-type="float">
            <text:p>99,1464</text:p>
          </table:table-cell>
          <table:table-cell office:value-type="float" office:value="366.281" calcext:value-type="float">
            <text:p>366,281</text:p>
          </table:table-cell>
          <table:table-cell office:value-type="float" office:value="374.571" calcext:value-type="float">
            <text:p>374,571</text:p>
          </table:table-cell>
          <table:table-cell office:value-type="float" office:value="364.699" calcext:value-type="float">
            <text:p>364,699</text:p>
          </table:table-cell>
          <table:table-cell office:value-type="float" office:value="372.146" calcext:value-type="float">
            <text:p>372,146</text:p>
          </table:table-cell>
        </table:table-row>
        <table:table-row table:style-name="ro1">
          <table:table-cell office:value-type="string" calcext:value-type="string">
            <text:p>cooling packet: 10, step:3</text:p>
          </table:table-cell>
          <table:table-cell office:value-type="float" office:value="90.0667" calcext:value-type="float">
            <text:p>90,0667</text:p>
          </table:table-cell>
          <table:table-cell office:value-type="float" office:value="97.6868" calcext:value-type="float">
            <text:p>97,6868</text:p>
          </table:table-cell>
          <table:table-cell office:value-type="float" office:value="91.8461" calcext:value-type="float">
            <text:p>91,8461</text:p>
          </table:table-cell>
          <table:table-cell office:value-type="float" office:value="95.5727" calcext:value-type="float">
            <text:p>95,5727</text:p>
          </table:table-cell>
          <table:table-cell office:value-type="float" office:value="363.067" calcext:value-type="float">
            <text:p>363,067</text:p>
          </table:table-cell>
          <table:table-cell office:value-type="float" office:value="370.687" calcext:value-type="float">
            <text:p>370,687</text:p>
          </table:table-cell>
          <table:table-cell office:value-type="float" office:value="364.846" calcext:value-type="float">
            <text:p>364,846</text:p>
          </table:table-cell>
          <table:table-cell office:value-type="float" office:value="368.573" calcext:value-type="float">
            <text:p>368,573</text:p>
          </table:table-cell>
        </table:table-row>
        <table:table-row table:style-name="ro1">
          <table:table-cell office:value-type="string" calcext:value-type="string">
            <text:p>cooling packet: 10, step:4</text:p>
          </table:table-cell>
          <table:table-cell office:value-type="float" office:value="86.9301" calcext:value-type="float">
            <text:p>86,9301</text:p>
          </table:table-cell>
          <table:table-cell office:value-type="float" office:value="94.1751" calcext:value-type="float">
            <text:p>94,1751</text:p>
          </table:table-cell>
          <table:table-cell office:value-type="float" office:value="91.8984" calcext:value-type="float">
            <text:p>91,8984</text:p>
          </table:table-cell>
          <table:table-cell office:value-type="float" office:value="92.2038" calcext:value-type="float">
            <text:p>92,2038</text:p>
          </table:table-cell>
          <table:table-cell office:value-type="float" office:value="359.93" calcext:value-type="float">
            <text:p>359,93</text:p>
          </table:table-cell>
          <table:table-cell office:value-type="float" office:value="367.175" calcext:value-type="float">
            <text:p>367,175</text:p>
          </table:table-cell>
          <table:table-cell office:value-type="float" office:value="364.898" calcext:value-type="float">
            <text:p>364,898</text:p>
          </table:table-cell>
          <table:table-cell office:value-type="float" office:value="365.204" calcext:value-type="float">
            <text:p>365,204</text:p>
          </table:table-cell>
        </table:table-row>
        <table:table-row table:style-name="ro1">
          <table:table-cell office:value-type="string" calcext:value-type="string">
            <text:p>cooling packet: 10, step:5</text:p>
          </table:table-cell>
          <table:table-cell office:value-type="float" office:value="83.9527" calcext:value-type="float">
            <text:p>83,9527</text:p>
          </table:table-cell>
          <table:table-cell office:value-type="float" office:value="90.8899" calcext:value-type="float">
            <text:p>90,8899</text:p>
          </table:table-cell>
          <table:table-cell office:value-type="float" office:value="91.8648" calcext:value-type="float">
            <text:p>91,8648</text:p>
          </table:table-cell>
          <table:table-cell office:value-type="float" office:value="89.0268" calcext:value-type="float">
            <text:p>89,0268</text:p>
          </table:table-cell>
          <table:table-cell office:value-type="float" office:value="356.953" calcext:value-type="float">
            <text:p>356,953</text:p>
          </table:table-cell>
          <table:table-cell office:value-type="float" office:value="363.89" calcext:value-type="float">
            <text:p>363,89</text:p>
          </table:table-cell>
          <table:table-cell office:value-type="float" office:value="364.865" calcext:value-type="float">
            <text:p>364,865</text:p>
          </table:table-cell>
          <table:table-cell office:value-type="float" office:value="362.027" calcext:value-type="float">
            <text:p>362,027</text:p>
          </table:table-cell>
        </table:table-row>
        <table:table-row table:style-name="ro1">
          <table:table-cell office:value-type="string" calcext:value-type="string">
            <text:p>cooling packet: 10, step:6</text:p>
          </table:table-cell>
          <table:table-cell office:value-type="float" office:value="81.1385" calcext:value-type="float">
            <text:p>81,1385</text:p>
          </table:table-cell>
          <table:table-cell office:value-type="float" office:value="87.7943" calcext:value-type="float">
            <text:p>87,7943</text:p>
          </table:table-cell>
          <table:table-cell office:value-type="float" office:value="91.7532" calcext:value-type="float">
            <text:p>91,7532</text:p>
          </table:table-cell>
          <table:table-cell office:value-type="float" office:value="86.0279" calcext:value-type="float">
            <text:p>86,0279</text:p>
          </table:table-cell>
          <table:table-cell office:value-type="float" office:value="354.139" calcext:value-type="float">
            <text:p>354,139</text:p>
          </table:table-cell>
          <table:table-cell office:value-type="float" office:value="360.794" calcext:value-type="float">
            <text:p>360,794</text:p>
          </table:table-cell>
          <table:table-cell office:value-type="float" office:value="364.753" calcext:value-type="float">
            <text:p>364,753</text:p>
          </table:table-cell>
          <table:table-cell office:value-type="float" office:value="359.028" calcext:value-type="float">
            <text:p>359,028</text:p>
          </table:table-cell>
        </table:table-row>
        <table:table-row table:style-name="ro1">
          <table:table-cell office:value-type="string" calcext:value-type="string">
            <text:p>cooling packet: 10, step:7</text:p>
          </table:table-cell>
          <table:table-cell office:value-type="float" office:value="78.4786" calcext:value-type="float">
            <text:p>78,4786</text:p>
          </table:table-cell>
          <table:table-cell office:value-type="float" office:value="84.871" calcext:value-type="float">
            <text:p>84,871</text:p>
          </table:table-cell>
          <table:table-cell office:value-type="float" office:value="91.5706" calcext:value-type="float">
            <text:p>91,5706</text:p>
          </table:table-cell>
          <table:table-cell office:value-type="float" office:value="83.1944" calcext:value-type="float">
            <text:p>83,1944</text:p>
          </table:table-cell>
          <table:table-cell office:value-type="float" office:value="351.479" calcext:value-type="float">
            <text:p>351,479</text:p>
          </table:table-cell>
          <table:table-cell office:value-type="float" office:value="357.871" calcext:value-type="float">
            <text:p>357,871</text:p>
          </table:table-cell>
          <table:table-cell office:value-type="float" office:value="364.571" calcext:value-type="float">
            <text:p>364,571</text:p>
          </table:table-cell>
          <table:table-cell office:value-type="float" office:value="356.194" calcext:value-type="float">
            <text:p>356,194</text:p>
          </table:table-cell>
        </table:table-row>
        <table:table-row table:style-name="ro1">
          <table:table-cell office:value-type="string" calcext:value-type="string">
            <text:p>cooling packet: 10, step:8</text:p>
          </table:table-cell>
          <table:table-cell office:value-type="float" office:value="75.9628" calcext:value-type="float">
            <text:p>75,9628</text:p>
          </table:table-cell>
          <table:table-cell office:value-type="float" office:value="82.1073" calcext:value-type="float">
            <text:p>82,1073</text:p>
          </table:table-cell>
          <table:table-cell office:value-type="float" office:value="91.3234" calcext:value-type="float">
            <text:p>91,3234</text:p>
          </table:table-cell>
          <table:table-cell office:value-type="float" office:value="80.5147" calcext:value-type="float">
            <text:p>80,5147</text:p>
          </table:table-cell>
          <table:table-cell office:value-type="float" office:value="348.963" calcext:value-type="float">
            <text:p>348,963</text:p>
          </table:table-cell>
          <table:table-cell office:value-type="float" office:value="355.107" calcext:value-type="float">
            <text:p>355,107</text:p>
          </table:table-cell>
          <table:table-cell office:value-type="float" office:value="364.323" calcext:value-type="float">
            <text:p>364,323</text:p>
          </table:table-cell>
          <table:table-cell office:value-type="float" office:value="353.515" calcext:value-type="float">
            <text:p>353,515</text:p>
          </table:table-cell>
        </table:table-row>
        <table:table-row table:style-name="ro1">
          <table:table-cell office:value-type="string" calcext:value-type="string">
            <text:p>cooling packet: 10, step:9</text:p>
          </table:table-cell>
          <table:table-cell office:value-type="float" office:value="73.5813" calcext:value-type="float">
            <text:p>73,5813</text:p>
          </table:table-cell>
          <table:table-cell office:value-type="float" office:value="79.492" calcext:value-type="float">
            <text:p>79,492</text:p>
          </table:table-cell>
          <table:table-cell office:value-type="float" office:value="91.0176" calcext:value-type="float">
            <text:p>91,0176</text:p>
          </table:table-cell>
          <table:table-cell office:value-type="float" office:value="77.9781" calcext:value-type="float">
            <text:p>77,9781</text:p>
          </table:table-cell>
          <table:table-cell office:value-type="float" office:value="346.581" calcext:value-type="float">
            <text:p>346,581</text:p>
          </table:table-cell>
          <table:table-cell office:value-type="float" office:value="352.492" calcext:value-type="float">
            <text:p>352,492</text:p>
          </table:table-cell>
          <table:table-cell office:value-type="float" office:value="364.018" calcext:value-type="float">
            <text:p>364,018</text:p>
          </table:table-cell>
          <table:table-cell office:value-type="float" office:value="350.978" calcext:value-type="float">
            <text:p>350,978</text:p>
          </table:table-cell>
        </table:table-row>
        <table:table-row table:style-name="ro1">
          <table:table-cell office:value-type="string" calcext:value-type="string">
            <text:p>cooling packet: 10, step:10</text:p>
          </table:table-cell>
          <table:table-cell office:value-type="float" office:value="71.3251" calcext:value-type="float">
            <text:p>71,3251</text:p>
          </table:table-cell>
          <table:table-cell office:value-type="float" office:value="77.015" calcext:value-type="float">
            <text:p>77,015</text:p>
          </table:table-cell>
          <table:table-cell office:value-type="float" office:value="90.6584" calcext:value-type="float">
            <text:p>90,6584</text:p>
          </table:table-cell>
          <table:table-cell office:value-type="float" office:value="75.5749" calcext:value-type="float">
            <text:p>75,5749</text:p>
          </table:table-cell>
          <table:table-cell office:value-type="float" office:value="344.325" calcext:value-type="float">
            <text:p>344,325</text:p>
          </table:table-cell>
          <table:table-cell office:value-type="float" office:value="350.015" calcext:value-type="float">
            <text:p>350,015</text:p>
          </table:table-cell>
          <table:table-cell office:value-type="float" office:value="363.658" calcext:value-type="float">
            <text:p>363,658</text:p>
          </table:table-cell>
          <table:table-cell office:value-type="float" office:value="348.575" calcext:value-type="float">
            <text:p>348,575</text:p>
          </table:table-cell>
        </table:table-row>
        <table:table-row table:style-name="ro1">
          <table:table-cell office:value-type="string" calcext:value-type="string">
            <text:p>cooling packet: 10, step:11</text:p>
          </table:table-cell>
          <table:table-cell office:value-type="float" office:value="69.1857" calcext:value-type="float">
            <text:p>69,1857</text:p>
          </table:table-cell>
          <table:table-cell office:value-type="float" office:value="74.667" calcext:value-type="float">
            <text:p>74,667</text:p>
          </table:table-cell>
          <table:table-cell office:value-type="float" office:value="90.2509" calcext:value-type="float">
            <text:p>90,2509</text:p>
          </table:table-cell>
          <table:table-cell office:value-type="float" office:value="73.2964" calcext:value-type="float">
            <text:p>73,2964</text:p>
          </table:table-cell>
          <table:table-cell office:value-type="float" office:value="342.186" calcext:value-type="float">
            <text:p>342,186</text:p>
          </table:table-cell>
          <table:table-cell office:value-type="float" office:value="347.667" calcext:value-type="float">
            <text:p>347,667</text:p>
          </table:table-cell>
          <table:table-cell office:value-type="float" office:value="363.251" calcext:value-type="float">
            <text:p>363,251</text:p>
          </table:table-cell>
          <table:table-cell office:value-type="float" office:value="346.296" calcext:value-type="float">
            <text:p>346,296</text:p>
          </table:table-cell>
        </table:table-row>
        <table:table-row table:style-name="ro1">
          <table:table-cell office:value-type="string" calcext:value-type="string">
            <text:p>heatind packet: 11, step:1</text:p>
          </table:table-cell>
          <table:table-cell office:value-type="float" office:value="68.3888" calcext:value-type="float">
            <text:p>68,3888</text:p>
          </table:table-cell>
          <table:table-cell office:value-type="float" office:value="84.4979" calcext:value-type="float">
            <text:p>84,4979</text:p>
          </table:table-cell>
          <table:table-cell office:value-type="float" office:value="89.8295" calcext:value-type="float">
            <text:p>89,8295</text:p>
          </table:table-cell>
          <table:table-cell office:value-type="float" office:value="74.1879" calcext:value-type="float">
            <text:p>74,1879</text:p>
          </table:table-cell>
          <table:table-cell office:value-type="float" office:value="341.389" calcext:value-type="float">
            <text:p>341,389</text:p>
          </table:table-cell>
          <table:table-cell office:value-type="float" office:value="357.498" calcext:value-type="float">
            <text:p>357,498</text:p>
          </table:table-cell>
          <table:table-cell office:value-type="float" office:value="362.83" calcext:value-type="float">
            <text:p>362,83</text:p>
          </table:table-cell>
          <table:table-cell office:value-type="float" office:value="347.188" calcext:value-type="float">
            <text:p>347,188</text:p>
          </table:table-cell>
        </table:table-row>
        <table:table-row table:style-name="ro1">
          <table:table-cell office:value-type="string" calcext:value-type="string">
            <text:p>heatind packet: 11, step:2</text:p>
          </table:table-cell>
          <table:table-cell office:value-type="float" office:value="69.706" calcext:value-type="float">
            <text:p>69,706</text:p>
          </table:table-cell>
          <table:table-cell office:value-type="float" office:value="88.0996" calcext:value-type="float">
            <text:p>88,0996</text:p>
          </table:table-cell>
          <table:table-cell office:value-type="float" office:value="89.4638" calcext:value-type="float">
            <text:p>89,4638</text:p>
          </table:table-cell>
          <table:table-cell office:value-type="float" office:value="76.3724" calcext:value-type="float">
            <text:p>76,3724</text:p>
          </table:table-cell>
          <table:table-cell office:value-type="float" office:value="342.706" calcext:value-type="float">
            <text:p>342,706</text:p>
          </table:table-cell>
          <table:table-cell office:value-type="float" office:value="361.1" calcext:value-type="float">
            <text:p>361,1</text:p>
          </table:table-cell>
          <table:table-cell office:value-type="float" office:value="362.464" calcext:value-type="float">
            <text:p>362,464</text:p>
          </table:table-cell>
          <table:table-cell office:value-type="float" office:value="349.372" calcext:value-type="float">
            <text:p>349,372</text:p>
          </table:table-cell>
        </table:table-row>
        <table:table-row table:style-name="ro1">
          <table:table-cell office:value-type="string" calcext:value-type="string">
            <text:p>heatind packet: 11, step:3</text:p>
          </table:table-cell>
          <table:table-cell office:value-type="float" office:value="71.5781" calcext:value-type="float">
            <text:p>71,5781</text:p>
          </table:table-cell>
          <table:table-cell office:value-type="float" office:value="90.615" calcext:value-type="float">
            <text:p>90,615</text:p>
          </table:table-cell>
          <table:table-cell office:value-type="float" office:value="89.1613" calcext:value-type="float">
            <text:p>89,1613</text:p>
          </table:table-cell>
          <table:table-cell office:value-type="float" office:value="78.5425" calcext:value-type="float">
            <text:p>78,5425</text:p>
          </table:table-cell>
          <table:table-cell office:value-type="float" office:value="344.578" calcext:value-type="float">
            <text:p>344,578</text:p>
          </table:table-cell>
          <table:table-cell office:value-type="float" office:value="363.615" calcext:value-type="float">
            <text:p>363,615</text:p>
          </table:table-cell>
          <table:table-cell office:value-type="float" office:value="362.161" calcext:value-type="float">
            <text:p>362,161</text:p>
          </table:table-cell>
          <table:table-cell office:value-type="float" office:value="351.543" calcext:value-type="float">
            <text:p>351,543</text:p>
          </table:table-cell>
        </table:table-row>
        <table:table-row table:style-name="ro1">
          <table:table-cell office:value-type="string" calcext:value-type="string">
            <text:p>heatind packet: 11, step:4</text:p>
          </table:table-cell>
          <table:table-cell office:value-type="float" office:value="73.5015" calcext:value-type="float">
            <text:p>73,5015</text:p>
          </table:table-cell>
          <table:table-cell office:value-type="float" office:value="92.8533" calcext:value-type="float">
            <text:p>92,8533</text:p>
          </table:table-cell>
          <table:table-cell office:value-type="float" office:value="88.9193" calcext:value-type="float">
            <text:p>88,9193</text:p>
          </table:table-cell>
          <table:table-cell office:value-type="float" office:value="80.6306" calcext:value-type="float">
            <text:p>80,6306</text:p>
          </table:table-cell>
          <table:table-cell office:value-type="float" office:value="346.502" calcext:value-type="float">
            <text:p>346,502</text:p>
          </table:table-cell>
          <table:table-cell office:value-type="float" office:value="365.853" calcext:value-type="float">
            <text:p>365,853</text:p>
          </table:table-cell>
          <table:table-cell office:value-type="float" office:value="361.919" calcext:value-type="float">
            <text:p>361,919</text:p>
          </table:table-cell>
          <table:table-cell office:value-type="float" office:value="353.631" calcext:value-type="float">
            <text:p>353,631</text:p>
          </table:table-cell>
        </table:table-row>
        <table:table-row table:style-name="ro1">
          <table:table-cell office:value-type="string" calcext:value-type="string">
            <text:p>heatind packet: 11, step:5</text:p>
          </table:table-cell>
          <table:table-cell office:value-type="float" office:value="75.3712" calcext:value-type="float">
            <text:p>75,3712</text:p>
          </table:table-cell>
          <table:table-cell office:value-type="float" office:value="94.9666" calcext:value-type="float">
            <text:p>94,9666</text:p>
          </table:table-cell>
          <table:table-cell office:value-type="float" office:value="88.7346" calcext:value-type="float">
            <text:p>88,7346</text:p>
          </table:table-cell>
          <table:table-cell office:value-type="float" office:value="82.6344" calcext:value-type="float">
            <text:p>82,6344</text:p>
          </table:table-cell>
          <table:table-cell office:value-type="float" office:value="348.371" calcext:value-type="float">
            <text:p>348,371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361.735" calcext:value-type="float">
            <text:p>361,735</text:p>
          </table:table-cell>
          <table:table-cell office:value-type="float" office:value="355.634" calcext:value-type="float">
            <text:p>355,634</text:p>
          </table:table-cell>
        </table:table-row>
        <table:table-row table:style-name="ro1">
          <table:table-cell office:value-type="string" calcext:value-type="string">
            <text:p>heatind packet: 11, step:6</text:p>
          </table:table-cell>
          <table:table-cell office:value-type="float" office:value="77.1688" calcext:value-type="float">
            <text:p>77,1688</text:p>
          </table:table-cell>
          <table:table-cell office:value-type="float" office:value="96.9866" calcext:value-type="float">
            <text:p>96,9866</text:p>
          </table:table-cell>
          <table:table-cell office:value-type="float" office:value="88.6041" calcext:value-type="float">
            <text:p>88,6041</text:p>
          </table:table-cell>
          <table:table-cell office:value-type="float" office:value="84.5563" calcext:value-type="float">
            <text:p>84,5563</text:p>
          </table:table-cell>
          <table:table-cell office:value-type="float" office:value="350.169" calcext:value-type="float">
            <text:p>350,169</text:p>
          </table:table-cell>
          <table:table-cell office:value-type="float" office:value="369.987" calcext:value-type="float">
            <text:p>369,987</text:p>
          </table:table-cell>
          <table:table-cell office:value-type="float" office:value="361.604" calcext:value-type="float">
            <text:p>361,604</text:p>
          </table:table-cell>
          <table:table-cell office:value-type="float" office:value="357.556" calcext:value-type="float">
            <text:p>357,556</text:p>
          </table:table-cell>
        </table:table-row>
        <table:table-row table:style-name="ro1">
          <table:table-cell office:value-type="string" calcext:value-type="string">
            <text:p>heatind packet: 11, step:7</text:p>
          </table:table-cell>
          <table:table-cell office:value-type="float" office:value="78.893" calcext:value-type="float">
            <text:p>78,893</text:p>
          </table:table-cell>
          <table:table-cell office:value-type="float" office:value="98.9219" calcext:value-type="float">
            <text:p>98,9219</text:p>
          </table:table-cell>
          <table:table-cell office:value-type="float" office:value="88.5245" calcext:value-type="float">
            <text:p>88,5245</text:p>
          </table:table-cell>
          <table:table-cell office:value-type="float" office:value="86.3994" calcext:value-type="float">
            <text:p>86,3994</text:p>
          </table:table-cell>
          <table:table-cell office:value-type="float" office:value="351.893" calcext:value-type="float">
            <text:p>351,893</text:p>
          </table:table-cell>
          <table:table-cell office:value-type="float" office:value="371.922" calcext:value-type="float">
            <text:p>371,922</text:p>
          </table:table-cell>
          <table:table-cell office:value-type="float" office:value="361.525" calcext:value-type="float">
            <text:p>361,525</text:p>
          </table:table-cell>
          <table:table-cell office:value-type="float" office:value="359.399" calcext:value-type="float">
            <text:p>359,399</text:p>
          </table:table-cell>
        </table:table-row>
        <table:table-row table:style-name="ro1">
          <table:table-cell office:value-type="string" calcext:value-type="string">
            <text:p>heatind packet: 11, step:8</text:p>
          </table:table-cell>
          <table:table-cell office:value-type="float" office:value="80.5459" calcext:value-type="float">
            <text:p>80,5459</text:p>
          </table:table-cell>
          <table:table-cell office:value-type="float" office:value="100.777" calcext:value-type="float">
            <text:p>100,777</text:p>
          </table:table-cell>
          <table:table-cell office:value-type="float" office:value="88.493" calcext:value-type="float">
            <text:p>88,493</text:p>
          </table:table-cell>
          <table:table-cell office:value-type="float" office:value="88.1667" calcext:value-type="float">
            <text:p>88,1667</text:p>
          </table:table-cell>
          <table:table-cell office:value-type="float" office:value="353.546" calcext:value-type="float">
            <text:p>353,546</text:p>
          </table:table-cell>
          <table:table-cell office:value-type="float" office:value="373.777" calcext:value-type="float">
            <text:p>373,777</text:p>
          </table:table-cell>
          <table:table-cell office:value-type="float" office:value="361.493" calcext:value-type="float">
            <text:p>361,493</text:p>
          </table:table-cell>
          <table:table-cell office:value-type="float" office:value="361.167" calcext:value-type="float">
            <text:p>361,167</text:p>
          </table:table-cell>
        </table:table-row>
        <table:table-row table:style-name="ro1">
          <table:table-cell office:value-type="string" calcext:value-type="string">
            <text:p>heatind packet: 11, step:9</text:p>
          </table:table-cell>
          <table:table-cell office:value-type="float" office:value="82.1301" calcext:value-type="float">
            <text:p>82,1301</text:p>
          </table:table-cell>
          <table:table-cell office:value-type="float" office:value="102.555" calcext:value-type="float">
            <text:p>102,555</text:p>
          </table:table-cell>
          <table:table-cell office:value-type="float" office:value="88.5066" calcext:value-type="float">
            <text:p>88,5066</text:p>
          </table:table-cell>
          <table:table-cell office:value-type="float" office:value="89.861" calcext:value-type="float">
            <text:p>89,861</text:p>
          </table:table-cell>
          <table:table-cell office:value-type="float" office:value="355.13" calcext:value-type="float">
            <text:p>355,13</text:p>
          </table:table-cell>
          <table:table-cell office:value-type="float" office:value="375.555" calcext:value-type="float">
            <text:p>375,555</text:p>
          </table:table-cell>
          <table:table-cell office:value-type="float" office:value="361.507" calcext:value-type="float">
            <text:p>361,507</text:p>
          </table:table-cell>
          <table:table-cell office:value-type="float" office:value="362.861" calcext:value-type="float">
            <text:p>362,861</text:p>
          </table:table-cell>
        </table:table-row>
        <table:table-row table:style-name="ro1">
          <table:table-cell office:value-type="string" calcext:value-type="string">
            <text:p>heatind packet: 11, step:10</text:p>
          </table:table-cell>
          <table:table-cell office:value-type="float" office:value="83.6485" calcext:value-type="float">
            <text:p>83,6485</text:p>
          </table:table-cell>
          <table:table-cell office:value-type="float" office:value="104.259" calcext:value-type="float">
            <text:p>104,259</text:p>
          </table:table-cell>
          <table:table-cell office:value-type="float" office:value="88.5626" calcext:value-type="float">
            <text:p>88,5626</text:p>
          </table:table-cell>
          <table:table-cell office:value-type="float" office:value="91.4854" calcext:value-type="float">
            <text:p>91,4854</text:p>
          </table:table-cell>
          <table:table-cell office:value-type="float" office:value="356.648" calcext:value-type="float">
            <text:p>356,648</text:p>
          </table:table-cell>
          <table:table-cell office:value-type="float" office:value="377.259" calcext:value-type="float">
            <text:p>377,259</text:p>
          </table:table-cell>
          <table:table-cell office:value-type="float" office:value="361.563" calcext:value-type="float">
            <text:p>361,563</text:p>
          </table:table-cell>
          <table:table-cell office:value-type="float" office:value="364.485" calcext:value-type="float">
            <text:p>364,485</text:p>
          </table:table-cell>
        </table:table-row>
        <table:table-row table:style-name="ro1">
          <table:table-cell office:value-type="string" calcext:value-type="string">
            <text:p>heatind packet: 11, step:11</text:p>
          </table:table-cell>
          <table:table-cell office:value-type="float" office:value="85.1035" calcext:value-type="float">
            <text:p>85,1035</text:p>
          </table:table-cell>
          <table:table-cell office:value-type="float" office:value="105.893" calcext:value-type="float">
            <text:p>105,893</text:p>
          </table:table-cell>
          <table:table-cell office:value-type="float" office:value="88.6584" calcext:value-type="float">
            <text:p>88,6584</text:p>
          </table:table-cell>
          <table:table-cell office:value-type="float" office:value="93.0425" calcext:value-type="float">
            <text:p>93,0425</text:p>
          </table:table-cell>
          <table:table-cell office:value-type="float" office:value="358.104" calcext:value-type="float">
            <text:p>358,104</text:p>
          </table:table-cell>
          <table:table-cell office:value-type="float" office:value="378.893" calcext:value-type="float">
            <text:p>378,893</text:p>
          </table:table-cell>
          <table:table-cell office:value-type="float" office:value="361.658" calcext:value-type="float">
            <text:p>361,658</text:p>
          </table:table-cell>
          <table:table-cell office:value-type="float" office:value="366.042" calcext:value-type="float">
            <text:p>366,042</text:p>
          </table:table-cell>
        </table:table-row>
        <table:table-row table:style-name="ro1">
          <table:table-cell office:value-type="string" calcext:value-type="string">
            <text:p>heatind packet: 11, step:12</text:p>
          </table:table-cell>
          <table:table-cell office:value-type="float" office:value="86.498" calcext:value-type="float">
            <text:p>86,498</text:p>
          </table:table-cell>
          <table:table-cell office:value-type="float" office:value="107.458" calcext:value-type="float">
            <text:p>107,458</text:p>
          </table:table-cell>
          <table:table-cell office:value-type="float" office:value="88.7914" calcext:value-type="float">
            <text:p>88,7914</text:p>
          </table:table-cell>
          <table:table-cell office:value-type="float" office:value="94.5351" calcext:value-type="float">
            <text:p>94,5351</text:p>
          </table:table-cell>
          <table:table-cell office:value-type="float" office:value="359.498" calcext:value-type="float">
            <text:p>359,498</text:p>
          </table:table-cell>
          <table:table-cell office:value-type="float" office:value="380.458" calcext:value-type="float">
            <text:p>380,458</text:p>
          </table:table-cell>
          <table:table-cell office:value-type="float" office:value="361.791" calcext:value-type="float">
            <text:p>361,791</text:p>
          </table:table-cell>
          <table:table-cell office:value-type="float" office:value="367.535" calcext:value-type="float">
            <text:p>367,535</text:p>
          </table:table-cell>
        </table:table-row>
        <table:table-row table:style-name="ro1">
          <table:table-cell office:value-type="string" calcext:value-type="string">
            <text:p>heatind packet: 11, step:13</text:p>
          </table:table-cell>
          <table:table-cell office:value-type="float" office:value="87.8342" calcext:value-type="float">
            <text:p>87,8342</text:p>
          </table:table-cell>
          <table:table-cell office:value-type="float" office:value="108.958" calcext:value-type="float">
            <text:p>108,958</text:p>
          </table:table-cell>
          <table:table-cell office:value-type="float" office:value="88.959" calcext:value-type="float">
            <text:p>88,959</text:p>
          </table:table-cell>
          <table:table-cell office:value-type="float" office:value="95.966" calcext:value-type="float">
            <text:p>95,966</text:p>
          </table:table-cell>
          <table:table-cell office:value-type="float" office:value="360.834" calcext:value-type="float">
            <text:p>360,834</text:p>
          </table:table-cell>
          <table:table-cell office:value-type="float" office:value="381.958" calcext:value-type="float">
            <text:p>381,958</text:p>
          </table:table-cell>
          <table:table-cell office:value-type="float" office:value="361.959" calcext:value-type="float">
            <text:p>361,959</text:p>
          </table:table-cell>
          <table:table-cell office:value-type="float" office:value="368.966" calcext:value-type="float">
            <text:p>368,966</text:p>
          </table:table-cell>
        </table:table-row>
        <table:table-row table:style-name="ro1">
          <table:table-cell office:value-type="string" calcext:value-type="string">
            <text:p>heatind packet: 11, step:14</text:p>
          </table:table-cell>
          <table:table-cell office:value-type="float" office:value="89.1147" calcext:value-type="float">
            <text:p>89,1147</text:p>
          </table:table-cell>
          <table:table-cell office:value-type="float" office:value="110.396" calcext:value-type="float">
            <text:p>110,396</text:p>
          </table:table-cell>
          <table:table-cell office:value-type="float" office:value="89.1591" calcext:value-type="float">
            <text:p>89,1591</text:p>
          </table:table-cell>
          <table:table-cell office:value-type="float" office:value="97.3376" calcext:value-type="float">
            <text:p>97,3376</text:p>
          </table:table-cell>
          <table:table-cell office:value-type="float" office:value="362.115" calcext:value-type="float">
            <text:p>362,115</text:p>
          </table:table-cell>
          <table:table-cell office:value-type="float" office:value="383.396" calcext:value-type="float">
            <text:p>383,396</text:p>
          </table:table-cell>
          <table:table-cell office:value-type="float" office:value="362.159" calcext:value-type="float">
            <text:p>362,159</text:p>
          </table:table-cell>
          <table:table-cell office:value-type="float" office:value="370.338" calcext:value-type="float">
            <text:p>370,338</text:p>
          </table:table-cell>
        </table:table-row>
        <table:table-row table:style-name="ro1">
          <table:table-cell office:value-type="string" calcext:value-type="string">
            <text:p>heatind packet: 11, step:15</text:p>
          </table:table-cell>
          <table:table-cell office:value-type="float" office:value="90.3419" calcext:value-type="float">
            <text:p>90,3419</text:p>
          </table:table-cell>
          <table:table-cell office:value-type="float" office:value="111.774" calcext:value-type="float">
            <text:p>111,774</text:p>
          </table:table-cell>
          <table:table-cell office:value-type="float" office:value="89.3894" calcext:value-type="float">
            <text:p>89,3894</text:p>
          </table:table-cell>
          <table:table-cell office:value-type="float" office:value="98.6524" calcext:value-type="float">
            <text:p>98,6524</text:p>
          </table:table-cell>
          <table:table-cell office:value-type="float" office:value="363.342" calcext:value-type="float">
            <text:p>363,342</text:p>
          </table:table-cell>
          <table:table-cell office:value-type="float" office:value="384.774" calcext:value-type="float">
            <text:p>384,774</text:p>
          </table:table-cell>
          <table:table-cell office:value-type="float" office:value="362.389" calcext:value-type="float">
            <text:p>362,389</text:p>
          </table:table-cell>
          <table:table-cell office:value-type="float" office:value="371.652" calcext:value-type="float">
            <text:p>371,652</text:p>
          </table:table-cell>
        </table:table-row>
        <table:table-row table:style-name="ro1">
          <table:table-cell office:value-type="string" calcext:value-type="string">
            <text:p>heatind packet: 11, step:16</text:p>
          </table:table-cell>
          <table:table-cell office:value-type="float" office:value="91.518" calcext:value-type="float">
            <text:p>91,518</text:p>
          </table:table-cell>
          <table:table-cell office:value-type="float" office:value="113.095" calcext:value-type="float">
            <text:p>113,095</text:p>
          </table:table-cell>
          <table:table-cell office:value-type="float" office:value="89.6477" calcext:value-type="float">
            <text:p>89,6477</text:p>
          </table:table-cell>
          <table:table-cell office:value-type="float" office:value="99.913" calcext:value-type="float">
            <text:p>99,913</text:p>
          </table:table-cell>
          <table:table-cell office:value-type="float" office:value="364.518" calcext:value-type="float">
            <text:p>364,518</text:p>
          </table:table-cell>
          <table:table-cell office:value-type="float" office:value="386.095" calcext:value-type="float">
            <text:p>386,095</text:p>
          </table:table-cell>
          <table:table-cell office:value-type="float" office:value="362.648" calcext:value-type="float">
            <text:p>362,648</text:p>
          </table:table-cell>
          <table:table-cell office:value-type="float" office:value="372.913" calcext:value-type="float">
            <text:p>372,913</text:p>
          </table:table-cell>
        </table:table-row>
        <table:table-row table:style-name="ro1">
          <table:table-cell office:value-type="string" calcext:value-type="string">
            <text:p>heatind packet: 11, step:17</text:p>
          </table:table-cell>
          <table:table-cell office:value-type="float" office:value="92.6452" calcext:value-type="float">
            <text:p>92,6452</text:p>
          </table:table-cell>
          <table:table-cell office:value-type="float" office:value="114.361" calcext:value-type="float">
            <text:p>114,361</text:p>
          </table:table-cell>
          <table:table-cell office:value-type="float" office:value="89.932" calcext:value-type="float">
            <text:p>89,932</text:p>
          </table:table-cell>
          <table:table-cell office:value-type="float" office:value="101.121" calcext:value-type="float">
            <text:p>101,121</text:p>
          </table:table-cell>
          <table:table-cell office:value-type="float" office:value="365.645" calcext:value-type="float">
            <text:p>365,645</text:p>
          </table:table-cell>
          <table:table-cell office:value-type="float" office:value="387.361" calcext:value-type="float">
            <text:p>387,361</text:p>
          </table:table-cell>
          <table:table-cell office:value-type="float" office:value="362.932" calcext:value-type="float">
            <text:p>362,932</text:p>
          </table:table-cell>
          <table:table-cell office:value-type="float" office:value="374.121" calcext:value-type="float">
            <text:p>374,121</text:p>
          </table:table-cell>
        </table:table-row>
        <table:table-row table:style-name="ro1">
          <table:table-cell office:value-type="string" calcext:value-type="string">
            <text:p>heatind packet: 11, step:18</text:p>
          </table:table-cell>
          <table:table-cell office:value-type="float" office:value="93.7257" calcext:value-type="float">
            <text:p>93,7257</text:p>
          </table:table-cell>
          <table:table-cell office:value-type="float" office:value="115.574" calcext:value-type="float">
            <text:p>115,574</text:p>
          </table:table-cell>
          <table:table-cell office:value-type="float" office:value="90.2403" calcext:value-type="float">
            <text:p>90,2403</text:p>
          </table:table-cell>
          <table:table-cell office:value-type="float" office:value="102.28" calcext:value-type="float">
            <text:p>102,28</text:p>
          </table:table-cell>
          <table:table-cell office:value-type="float" office:value="366.726" calcext:value-type="float">
            <text:p>366,726</text:p>
          </table:table-cell>
          <table:table-cell office:value-type="float" office:value="388.574" calcext:value-type="float">
            <text:p>388,574</text:p>
          </table:table-cell>
          <table:table-cell office:value-type="float" office:value="363.24" calcext:value-type="float">
            <text:p>363,24</text:p>
          </table:table-cell>
          <table:table-cell office:value-type="float" office:value="375.28" calcext:value-type="float">
            <text:p>375,28</text:p>
          </table:table-cell>
        </table:table-row>
        <table:table-row table:style-name="ro1">
          <table:table-cell office:value-type="string" calcext:value-type="string">
            <text:p>heatind packet: 11, step:19</text:p>
          </table:table-cell>
          <table:table-cell office:value-type="float" office:value="94.7615" calcext:value-type="float">
            <text:p>94,7615</text:p>
          </table:table-cell>
          <table:table-cell office:value-type="float" office:value="116.738" calcext:value-type="float">
            <text:p>116,738</text:p>
          </table:table-cell>
          <table:table-cell office:value-type="float" office:value="90.5709" calcext:value-type="float">
            <text:p>90,5709</text:p>
          </table:table-cell>
          <table:table-cell office:value-type="float" office:value="103.391" calcext:value-type="float">
            <text:p>103,391</text:p>
          </table:table-cell>
          <table:table-cell office:value-type="float" office:value="367.761" calcext:value-type="float">
            <text:p>367,761</text:p>
          </table:table-cell>
          <table:table-cell office:value-type="float" office:value="389.738" calcext:value-type="float">
            <text:p>389,738</text:p>
          </table:table-cell>
          <table:table-cell office:value-type="float" office:value="363.571" calcext:value-type="float">
            <text:p>363,571</text:p>
          </table:table-cell>
          <table:table-cell office:value-type="float" office:value="376.391" calcext:value-type="float">
            <text:p>376,391</text:p>
          </table:table-cell>
        </table:table-row>
        <table:table-row table:style-name="ro1">
          <table:table-cell office:value-type="string" calcext:value-type="string">
            <text:p>heatind packet: 11, step:20</text:p>
          </table:table-cell>
          <table:table-cell office:value-type="float" office:value="95.7545" calcext:value-type="float">
            <text:p>95,7545</text:p>
          </table:table-cell>
          <table:table-cell office:value-type="float" office:value="117.853" calcext:value-type="float">
            <text:p>117,853</text:p>
          </table:table-cell>
          <table:table-cell office:value-type="float" office:value="90.9219" calcext:value-type="float">
            <text:p>90,9219</text:p>
          </table:table-cell>
          <table:table-cell office:value-type="float" office:value="104.457" calcext:value-type="float">
            <text:p>104,457</text:p>
          </table:table-cell>
          <table:table-cell office:value-type="float" office:value="368.755" calcext:value-type="float">
            <text:p>368,755</text:p>
          </table:table-cell>
          <table:table-cell office:value-type="float" office:value="390.853" calcext:value-type="float">
            <text:p>390,853</text:p>
          </table:table-cell>
          <table:table-cell office:value-type="float" office:value="363.922" calcext:value-type="float">
            <text:p>363,922</text:p>
          </table:table-cell>
          <table:table-cell office:value-type="float" office:value="377.457" calcext:value-type="float">
            <text:p>377,457</text:p>
          </table:table-cell>
        </table:table-row>
        <table:table-row table:style-name="ro1">
          <table:table-cell office:value-type="string" calcext:value-type="string">
            <text:p>heatind packet: 11, step:21</text:p>
          </table:table-cell>
          <table:table-cell office:value-type="float" office:value="96.7067" calcext:value-type="float">
            <text:p>96,7067</text:p>
          </table:table-cell>
          <table:table-cell office:value-type="float" office:value="118.923" calcext:value-type="float">
            <text:p>118,923</text:p>
          </table:table-cell>
          <table:table-cell office:value-type="float" office:value="91.2917" calcext:value-type="float">
            <text:p>91,2917</text:p>
          </table:table-cell>
          <table:table-cell office:value-type="float" office:value="105.479" calcext:value-type="float">
            <text:p>105,479</text:p>
          </table:table-cell>
          <table:table-cell office:value-type="float" office:value="369.707" calcext:value-type="float">
            <text:p>369,707</text:p>
          </table:table-cell>
          <table:table-cell office:value-type="float" office:value="391.923" calcext:value-type="float">
            <text:p>391,923</text:p>
          </table:table-cell>
          <table:table-cell office:value-type="float" office:value="364.292" calcext:value-type="float">
            <text:p>364,292</text:p>
          </table:table-cell>
          <table:table-cell office:value-type="float" office:value="378.479" calcext:value-type="float">
            <text:p>378,479</text:p>
          </table:table-cell>
        </table:table-row>
        <table:table-row table:style-name="ro1">
          <table:table-cell office:value-type="string" calcext:value-type="string">
            <text:p>cooling packet: 11, step:1</text:p>
          </table:table-cell>
          <table:table-cell office:value-type="float" office:value="96.1457" calcext:value-type="float">
            <text:p>96,1457</text:p>
          </table:table-cell>
          <table:table-cell office:value-type="float" office:value="106.719" calcext:value-type="float">
            <text:p>106,719</text:p>
          </table:table-cell>
          <table:table-cell office:value-type="float" office:value="91.6403" calcext:value-type="float">
            <text:p>91,6403</text:p>
          </table:table-cell>
          <table:table-cell office:value-type="float" office:value="102.958" calcext:value-type="float">
            <text:p>102,958</text:p>
          </table:table-cell>
          <table:table-cell office:value-type="float" office:value="369.146" calcext:value-type="float">
            <text:p>369,146</text:p>
          </table:table-cell>
          <table:table-cell office:value-type="float" office:value="379.719" calcext:value-type="float">
            <text:p>379,719</text:p>
          </table:table-cell>
          <table:table-cell office:value-type="float" office:value="364.64" calcext:value-type="float">
            <text:p>364,64</text:p>
          </table:table-cell>
          <table:table-cell office:value-type="float" office:value="375.958" calcext:value-type="float">
            <text:p>375,958</text:p>
          </table:table-cell>
        </table:table-row>
        <table:table-row table:style-name="ro1">
          <table:table-cell office:value-type="string" calcext:value-type="string">
            <text:p>cooling packet: 11, step:2</text:p>
          </table:table-cell>
          <table:table-cell office:value-type="float" office:value="93.3454" calcext:value-type="float">
            <text:p>93,3454</text:p>
          </table:table-cell>
          <table:table-cell office:value-type="float" office:value="101.641" calcext:value-type="float">
            <text:p>101,641</text:p>
          </table:table-cell>
          <table:table-cell office:value-type="float" office:value="91.8871" calcext:value-type="float">
            <text:p>91,8871</text:p>
          </table:table-cell>
          <table:table-cell office:value-type="float" office:value="99.2158" calcext:value-type="float">
            <text:p>99,2158</text:p>
          </table:table-cell>
          <table:table-cell office:value-type="float" office:value="366.345" calcext:value-type="float">
            <text:p>366,345</text:p>
          </table:table-cell>
          <table:table-cell office:value-type="float" office:value="374.641" calcext:value-type="float">
            <text:p>374,641</text:p>
          </table:table-cell>
          <table:table-cell office:value-type="float" office:value="364.887" calcext:value-type="float">
            <text:p>364,887</text:p>
          </table:table-cell>
          <table:table-cell office:value-type="float" office:value="372.216" calcext:value-type="float">
            <text:p>372,216</text:p>
          </table:table-cell>
        </table:table-row>
        <table:table-row table:style-name="ro1">
          <table:table-cell office:value-type="string" calcext:value-type="string">
            <text:p>cooling packet: 11, step:3</text:p>
          </table:table-cell>
          <table:table-cell office:value-type="float" office:value="90.1288" calcext:value-type="float">
            <text:p>90,1288</text:p>
          </table:table-cell>
          <table:table-cell office:value-type="float" office:value="97.7551" calcext:value-type="float">
            <text:p>97,7551</text:p>
          </table:table-cell>
          <table:table-cell office:value-type="float" office:value="92.0306" calcext:value-type="float">
            <text:p>92,0306</text:p>
          </table:table-cell>
          <table:table-cell office:value-type="float" office:value="95.6402" calcext:value-type="float">
            <text:p>95,6402</text:p>
          </table:table-cell>
          <table:table-cell office:value-type="float" office:value="363.129" calcext:value-type="float">
            <text:p>363,129</text:p>
          </table:table-cell>
          <table:table-cell office:value-type="float" office:value="370.755" calcext:value-type="float">
            <text:p>370,755</text:p>
          </table:table-cell>
          <table:table-cell office:value-type="float" office:value="365.031" calcext:value-type="float">
            <text:p>365,031</text:p>
          </table:table-cell>
          <table:table-cell office:value-type="float" office:value="368.64" calcext:value-type="float">
            <text:p>368,64</text:p>
          </table:table-cell>
        </table:table-row>
        <table:table-row table:style-name="ro1">
          <table:table-cell office:value-type="string" calcext:value-type="string">
            <text:p>cooling packet: 11, step:4</text:p>
          </table:table-cell>
          <table:table-cell office:value-type="float" office:value="86.9905" calcext:value-type="float">
            <text:p>86,9905</text:p>
          </table:table-cell>
          <table:table-cell office:value-type="float" office:value="94.2416" calcext:value-type="float">
            <text:p>94,2416</text:p>
          </table:table-cell>
          <table:table-cell office:value-type="float" office:value="92.0798" calcext:value-type="float">
            <text:p>92,0798</text:p>
          </table:table-cell>
          <table:table-cell office:value-type="float" office:value="92.2695" calcext:value-type="float">
            <text:p>92,2695</text:p>
          </table:table-cell>
          <table:table-cell office:value-type="float" office:value="359.991" calcext:value-type="float">
            <text:p>359,991</text:p>
          </table:table-cell>
          <table:table-cell office:value-type="float" office:value="367.242" calcext:value-type="float">
            <text:p>367,242</text:p>
          </table:table-cell>
          <table:table-cell office:value-type="float" office:value="365.08" calcext:value-type="float">
            <text:p>365,08</text:p>
          </table:table-cell>
          <table:table-cell office:value-type="float" office:value="365.269" calcext:value-type="float">
            <text:p>365,269</text:p>
          </table:table-cell>
        </table:table-row>
        <table:table-row table:style-name="ro1">
          <table:table-cell office:value-type="string" calcext:value-type="string">
            <text:p>cooling packet: 11, step:5</text:p>
          </table:table-cell>
          <table:table-cell office:value-type="float" office:value="84.0116" calcext:value-type="float">
            <text:p>84,0116</text:p>
          </table:table-cell>
          <table:table-cell office:value-type="float" office:value="90.9547" calcext:value-type="float">
            <text:p>90,9547</text:p>
          </table:table-cell>
          <table:table-cell office:value-type="float" office:value="92.0433" calcext:value-type="float">
            <text:p>92,0433</text:p>
          </table:table-cell>
          <table:table-cell office:value-type="float" office:value="89.0908" calcext:value-type="float">
            <text:p>89,0908</text:p>
          </table:table-cell>
          <table:table-cell office:value-type="float" office:value="357.012" calcext:value-type="float">
            <text:p>357,012</text:p>
          </table:table-cell>
          <table:table-cell office:value-type="float" office:value="363.955" calcext:value-type="float">
            <text:p>363,955</text:p>
          </table:table-cell>
          <table:table-cell office:value-type="float" office:value="365.043" calcext:value-type="float">
            <text:p>365,043</text:p>
          </table:table-cell>
          <table:table-cell office:value-type="float" office:value="362.091" calcext:value-type="float">
            <text:p>362,091</text:p>
          </table:table-cell>
        </table:table-row>
        <table:table-row table:style-name="ro1">
          <table:table-cell office:value-type="string" calcext:value-type="string">
            <text:p>cooling packet: 11, step:6</text:p>
          </table:table-cell>
          <table:table-cell office:value-type="float" office:value="81.1959" calcext:value-type="float">
            <text:p>81,1959</text:p>
          </table:table-cell>
          <table:table-cell office:value-type="float" office:value="87.8574" calcext:value-type="float">
            <text:p>87,8574</text:p>
          </table:table-cell>
          <table:table-cell office:value-type="float" office:value="91.9287" calcext:value-type="float">
            <text:p>91,9287</text:p>
          </table:table-cell>
          <table:table-cell office:value-type="float" office:value="86.0902" calcext:value-type="float">
            <text:p>86,0902</text:p>
          </table:table-cell>
          <table:table-cell office:value-type="float" office:value="354.196" calcext:value-type="float">
            <text:p>354,196</text:p>
          </table:table-cell>
          <table:table-cell office:value-type="float" office:value="360.857" calcext:value-type="float">
            <text:p>360,857</text:p>
          </table:table-cell>
          <table:table-cell office:value-type="float" office:value="364.929" calcext:value-type="float">
            <text:p>364,929</text:p>
          </table:table-cell>
          <table:table-cell office:value-type="float" office:value="359.09" calcext:value-type="float">
            <text:p>359,09</text:p>
          </table:table-cell>
        </table:table-row>
        <table:table-row table:style-name="ro1">
          <table:table-cell office:value-type="string" calcext:value-type="string">
            <text:p>cooling packet: 11, step:7</text:p>
          </table:table-cell>
          <table:table-cell office:value-type="float" office:value="78.5346" calcext:value-type="float">
            <text:p>78,5346</text:p>
          </table:table-cell>
          <table:table-cell office:value-type="float" office:value="84.9325" calcext:value-type="float">
            <text:p>84,9325</text:p>
          </table:table-cell>
          <table:table-cell office:value-type="float" office:value="91.7431" calcext:value-type="float">
            <text:p>91,7431</text:p>
          </table:table-cell>
          <table:table-cell office:value-type="float" office:value="83.2552" calcext:value-type="float">
            <text:p>83,2552</text:p>
          </table:table-cell>
          <table:table-cell office:value-type="float" office:value="351.535" calcext:value-type="float">
            <text:p>351,535</text:p>
          </table:table-cell>
          <table:table-cell office:value-type="float" office:value="357.933" calcext:value-type="float">
            <text:p>357,933</text:p>
          </table:table-cell>
          <table:table-cell office:value-type="float" office:value="364.743" calcext:value-type="float">
            <text:p>364,743</text:p>
          </table:table-cell>
          <table:table-cell office:value-type="float" office:value="356.255" calcext:value-type="float">
            <text:p>356,255</text:p>
          </table:table-cell>
        </table:table-row>
        <table:table-row table:style-name="ro1">
          <table:table-cell office:value-type="string" calcext:value-type="string">
            <text:p>cooling packet: 11, step:8</text:p>
          </table:table-cell>
          <table:table-cell office:value-type="float" office:value="76.0175" calcext:value-type="float">
            <text:p>76,0175</text:p>
          </table:table-cell>
          <table:table-cell office:value-type="float" office:value="82.1673" calcext:value-type="float">
            <text:p>82,1673</text:p>
          </table:table-cell>
          <table:table-cell office:value-type="float" office:value="91.4931" calcext:value-type="float">
            <text:p>91,4931</text:p>
          </table:table-cell>
          <table:table-cell office:value-type="float" office:value="80.574" calcext:value-type="float">
            <text:p>80,574</text:p>
          </table:table-cell>
          <table:table-cell office:value-type="float" office:value="349.018" calcext:value-type="float">
            <text:p>349,018</text:p>
          </table:table-cell>
          <table:table-cell office:value-type="float" office:value="355.167" calcext:value-type="float">
            <text:p>355,167</text:p>
          </table:table-cell>
          <table:table-cell office:value-type="float" office:value="364.493" calcext:value-type="float">
            <text:p>364,493</text:p>
          </table:table-cell>
          <table:table-cell office:value-type="float" office:value="353.574" calcext:value-type="float">
            <text:p>353,574</text:p>
          </table:table-cell>
        </table:table-row>
        <table:table-row table:style-name="ro1">
          <table:table-cell office:value-type="string" calcext:value-type="string">
            <text:p>cooling packet: 11, step:9</text:p>
          </table:table-cell>
          <table:table-cell office:value-type="float" office:value="73.6347" calcext:value-type="float">
            <text:p>73,6347</text:p>
          </table:table-cell>
          <table:table-cell office:value-type="float" office:value="79.5506" calcext:value-type="float">
            <text:p>79,5506</text:p>
          </table:table-cell>
          <table:table-cell office:value-type="float" office:value="91.1844" calcext:value-type="float">
            <text:p>91,1844</text:p>
          </table:table-cell>
          <table:table-cell office:value-type="float" office:value="78.036" calcext:value-type="float">
            <text:p>78,036</text:p>
          </table:table-cell>
          <table:table-cell office:value-type="float" office:value="346.635" calcext:value-type="float">
            <text:p>346,635</text:p>
          </table:table-cell>
          <table:table-cell office:value-type="float" office:value="352.551" calcext:value-type="float">
            <text:p>352,551</text:p>
          </table:table-cell>
          <table:table-cell office:value-type="float" office:value="364.184" calcext:value-type="float">
            <text:p>364,184</text:p>
          </table:table-cell>
          <table:table-cell office:value-type="float" office:value="351.036" calcext:value-type="float">
            <text:p>351,036</text:p>
          </table:table-cell>
        </table:table-row>
        <table:table-row table:style-name="ro1">
          <table:table-cell office:value-type="string" calcext:value-type="string">
            <text:p>cooling packet: 11, step:10</text:p>
          </table:table-cell>
          <table:table-cell office:value-type="float" office:value="71.3773" calcext:value-type="float">
            <text:p>71,3773</text:p>
          </table:table-cell>
          <table:table-cell office:value-type="float" office:value="77.0723" calcext:value-type="float">
            <text:p>77,0723</text:p>
          </table:table-cell>
          <table:table-cell office:value-type="float" office:value="90.8225" calcext:value-type="float">
            <text:p>90,8225</text:p>
          </table:table-cell>
          <table:table-cell office:value-type="float" office:value="75.6316" calcext:value-type="float">
            <text:p>75,6316</text:p>
          </table:table-cell>
          <table:table-cell office:value-type="float" office:value="344.377" calcext:value-type="float">
            <text:p>344,377</text:p>
          </table:table-cell>
          <table:table-cell office:value-type="float" office:value="350.072" calcext:value-type="float">
            <text:p>350,072</text:p>
          </table:table-cell>
          <table:table-cell office:value-type="float" office:value="363.822" calcext:value-type="float">
            <text:p>363,822</text:p>
          </table:table-cell>
          <table:table-cell office:value-type="float" office:value="348.632" calcext:value-type="float">
            <text:p>348,632</text:p>
          </table:table-cell>
        </table:table-row>
        <table:table-row table:style-name="ro1">
          <table:table-cell office:value-type="string" calcext:value-type="string">
            <text:p>cooling packet: 11, step:11</text:p>
          </table:table-cell>
          <table:table-cell office:value-type="float" office:value="69.2368" calcext:value-type="float">
            <text:p>69,2368</text:p>
          </table:table-cell>
          <table:table-cell office:value-type="float" office:value="74.723" calcext:value-type="float">
            <text:p>74,723</text:p>
          </table:table-cell>
          <table:table-cell office:value-type="float" office:value="90.4122" calcext:value-type="float">
            <text:p>90,4122</text:p>
          </table:table-cell>
          <table:table-cell office:value-type="float" office:value="73.3518" calcext:value-type="float">
            <text:p>73,3518</text:p>
          </table:table-cell>
          <table:table-cell office:value-type="float" office:value="342.237" calcext:value-type="float">
            <text:p>342,237</text:p>
          </table:table-cell>
          <table:table-cell office:value-type="float" office:value="347.723" calcext:value-type="float">
            <text:p>347,723</text:p>
          </table:table-cell>
          <table:table-cell office:value-type="float" office:value="363.412" calcext:value-type="float">
            <text:p>363,412</text:p>
          </table:table-cell>
          <table:table-cell office:value-type="float" office:value="346.352" calcext:value-type="float">
            <text:p>346,352</text:p>
          </table:table-cell>
        </table:table-row>
        <table:table-row table:style-name="ro1">
          <table:table-cell office:value-type="string" calcext:value-type="string">
            <text:p>heatind packet: 12, step:1</text:p>
          </table:table-cell>
          <table:table-cell office:value-type="float" office:value="68.4391" calcext:value-type="float">
            <text:p>68,4391</text:p>
          </table:table-cell>
          <table:table-cell office:value-type="float" office:value="84.5545" calcext:value-type="float">
            <text:p>84,5545</text:p>
          </table:table-cell>
          <table:table-cell office:value-type="float" office:value="89.9881" calcext:value-type="float">
            <text:p>89,9881</text:p>
          </table:table-cell>
          <table:table-cell office:value-type="float" office:value="74.2428" calcext:value-type="float">
            <text:p>74,2428</text:p>
          </table:table-cell>
          <table:table-cell office:value-type="float" office:value="341.439" calcext:value-type="float">
            <text:p>341,439</text:p>
          </table:table-cell>
          <table:table-cell office:value-type="float" office:value="357.554" calcext:value-type="float">
            <text:p>357,554</text:p>
          </table:table-cell>
          <table:table-cell office:value-type="float" office:value="362.988" calcext:value-type="float">
            <text:p>362,988</text:p>
          </table:table-cell>
          <table:table-cell office:value-type="float" office:value="347.243" calcext:value-type="float">
            <text:p>347,243</text:p>
          </table:table-cell>
        </table:table-row>
        <table:table-row table:style-name="ro1">
          <table:table-cell office:value-type="string" calcext:value-type="string">
            <text:p>heatind packet: 12, step:2</text:p>
          </table:table-cell>
          <table:table-cell office:value-type="float" office:value="69.7559" calcext:value-type="float">
            <text:p>69,7559</text:p>
          </table:table-cell>
          <table:table-cell office:value-type="float" office:value="88.1557" calcext:value-type="float">
            <text:p>88,1557</text:p>
          </table:table-cell>
          <table:table-cell office:value-type="float" office:value="89.6197" calcext:value-type="float">
            <text:p>89,6197</text:p>
          </table:table-cell>
          <table:table-cell office:value-type="float" office:value="76.4269" calcext:value-type="float">
            <text:p>76,4269</text:p>
          </table:table-cell>
          <table:table-cell office:value-type="float" office:value="342.756" calcext:value-type="float">
            <text:p>342,756</text:p>
          </table:table-cell>
          <table:table-cell office:value-type="float" office:value="361.156" calcext:value-type="float">
            <text:p>361,156</text:p>
          </table:table-cell>
          <table:table-cell office:value-type="float" office:value="362.62" calcext:value-type="float">
            <text:p>362,62</text:p>
          </table:table-cell>
          <table:table-cell office:value-type="float" office:value="349.427" calcext:value-type="float">
            <text:p>349,427</text:p>
          </table:table-cell>
        </table:table-row>
        <table:table-row table:style-name="ro1">
          <table:table-cell office:value-type="string" calcext:value-type="string">
            <text:p>heatind packet: 12, step:3</text:p>
          </table:table-cell>
          <table:table-cell office:value-type="float" office:value="71.6276" calcext:value-type="float">
            <text:p>71,6276</text:p>
          </table:table-cell>
          <table:table-cell office:value-type="float" office:value="90.6705" calcext:value-type="float">
            <text:p>90,6705</text:p>
          </table:table-cell>
          <table:table-cell office:value-type="float" office:value="89.3147" calcext:value-type="float">
            <text:p>89,3147</text:p>
          </table:table-cell>
          <table:table-cell office:value-type="float" office:value="78.5965" calcext:value-type="float">
            <text:p>78,5965</text:p>
          </table:table-cell>
          <table:table-cell office:value-type="float" office:value="344.628" calcext:value-type="float">
            <text:p>344,628</text:p>
          </table:table-cell>
          <table:table-cell office:value-type="float" office:value="363.671" calcext:value-type="float">
            <text:p>363,671</text:p>
          </table:table-cell>
          <table:table-cell office:value-type="float" office:value="362.315" calcext:value-type="float">
            <text:p>362,315</text:p>
          </table:table-cell>
          <table:table-cell office:value-type="float" office:value="351.597" calcext:value-type="float">
            <text:p>351,597</text:p>
          </table:table-cell>
        </table:table-row>
        <table:table-row table:style-name="ro1">
          <table:table-cell office:value-type="string" calcext:value-type="string">
            <text:p>heatind packet: 12, step:4</text:p>
          </table:table-cell>
          <table:table-cell office:value-type="float" office:value="73.5507" calcext:value-type="float">
            <text:p>73,5507</text:p>
          </table:table-cell>
          <table:table-cell office:value-type="float" office:value="92.9084" calcext:value-type="float">
            <text:p>92,9084</text:p>
          </table:table-cell>
          <table:table-cell office:value-type="float" office:value="89.0702" calcext:value-type="float">
            <text:p>89,0702</text:p>
          </table:table-cell>
          <table:table-cell office:value-type="float" office:value="80.6841" calcext:value-type="float">
            <text:p>80,6841</text:p>
          </table:table-cell>
          <table:table-cell office:value-type="float" office:value="346.551" calcext:value-type="float">
            <text:p>346,551</text:p>
          </table:table-cell>
          <table:table-cell office:value-type="float" office:value="365.908" calcext:value-type="float">
            <text:p>365,908</text:p>
          </table:table-cell>
          <table:table-cell office:value-type="float" office:value="362.07" calcext:value-type="float">
            <text:p>362,07</text:p>
          </table:table-cell>
          <table:table-cell office:value-type="float" office:value="353.684" calcext:value-type="float">
            <text:p>353,684</text:p>
          </table:table-cell>
        </table:table-row>
        <table:table-row table:style-name="ro1">
          <table:table-cell office:value-type="string" calcext:value-type="string">
            <text:p>heatind packet: 12, step:5</text:p>
          </table:table-cell>
          <table:table-cell office:value-type="float" office:value="75.4199" calcext:value-type="float">
            <text:p>75,4199</text:p>
          </table:table-cell>
          <table:table-cell office:value-type="float" office:value="95.0212" calcext:value-type="float">
            <text:p>95,0212</text:p>
          </table:table-cell>
          <table:table-cell office:value-type="float" office:value="88.883" calcext:value-type="float">
            <text:p>88,883</text:p>
          </table:table-cell>
          <table:table-cell office:value-type="float" office:value="82.6874" calcext:value-type="float">
            <text:p>82,6874</text:p>
          </table:table-cell>
          <table:table-cell office:value-type="float" office:value="348.42" calcext:value-type="float">
            <text:p>348,42</text:p>
          </table:table-cell>
          <table:table-cell office:value-type="float" office:value="368.021" calcext:value-type="float">
            <text:p>368,021</text:p>
          </table:table-cell>
          <table:table-cell office:value-type="float" office:value="361.883" calcext:value-type="float">
            <text:p>361,883</text:p>
          </table:table-cell>
          <table:table-cell office:value-type="float" office:value="355.687" calcext:value-type="float">
            <text:p>355,687</text:p>
          </table:table-cell>
        </table:table-row>
        <table:table-row table:style-name="ro1">
          <table:table-cell office:value-type="string" calcext:value-type="string">
            <text:p>heatind packet: 12, step:6</text:p>
          </table:table-cell>
          <table:table-cell office:value-type="float" office:value="77.217" calcext:value-type="float">
            <text:p>77,217</text:p>
          </table:table-cell>
          <table:table-cell office:value-type="float" office:value="97.0406" calcext:value-type="float">
            <text:p>97,0406</text:p>
          </table:table-cell>
          <table:table-cell office:value-type="float" office:value="88.75" calcext:value-type="float">
            <text:p>88,75</text:p>
          </table:table-cell>
          <table:table-cell office:value-type="float" office:value="84.6089" calcext:value-type="float">
            <text:p>84,6089</text:p>
          </table:table-cell>
          <table:table-cell office:value-type="float" office:value="350.217" calcext:value-type="float">
            <text:p>350,217</text:p>
          </table:table-cell>
          <table:table-cell office:value-type="float" office:value="370.041" calcext:value-type="float">
            <text:p>370,041</text:p>
          </table:table-cell>
          <table:table-cell office:value-type="float" office:value="361.75" calcext:value-type="float">
            <text:p>361,75</text:p>
          </table:table-cell>
          <table:table-cell office:value-type="float" office:value="357.609" calcext:value-type="float">
            <text:p>357,609</text:p>
          </table:table-cell>
        </table:table-row>
        <table:table-row table:style-name="ro1">
          <table:table-cell office:value-type="string" calcext:value-type="string">
            <text:p>heatind packet: 12, step:7</text:p>
          </table:table-cell>
          <table:table-cell office:value-type="float" office:value="78.9407" calcext:value-type="float">
            <text:p>78,9407</text:p>
          </table:table-cell>
          <table:table-cell office:value-type="float" office:value="98.9754" calcext:value-type="float">
            <text:p>98,9754</text:p>
          </table:table-cell>
          <table:table-cell office:value-type="float" office:value="88.668" calcext:value-type="float">
            <text:p>88,668</text:p>
          </table:table-cell>
          <table:table-cell office:value-type="float" office:value="86.4514" calcext:value-type="float">
            <text:p>86,4514</text:p>
          </table:table-cell>
          <table:table-cell office:value-type="float" office:value="351.941" calcext:value-type="float">
            <text:p>351,941</text:p>
          </table:table-cell>
          <table:table-cell office:value-type="float" office:value="371.975" calcext:value-type="float">
            <text:p>371,975</text:p>
          </table:table-cell>
          <table:table-cell office:value-type="float" office:value="361.668" calcext:value-type="float">
            <text:p>361,668</text:p>
          </table:table-cell>
          <table:table-cell office:value-type="float" office:value="359.451" calcext:value-type="float">
            <text:p>359,451</text:p>
          </table:table-cell>
        </table:table-row>
        <table:table-row table:style-name="ro1">
          <table:table-cell office:value-type="string" calcext:value-type="string">
            <text:p>heatind packet: 12, step:8</text:p>
          </table:table-cell>
          <table:table-cell office:value-type="float" office:value="80.5931" calcext:value-type="float">
            <text:p>80,5931</text:p>
          </table:table-cell>
          <table:table-cell office:value-type="float" office:value="100.83" calcext:value-type="float">
            <text:p>100,83</text:p>
          </table:table-cell>
          <table:table-cell office:value-type="float" office:value="88.6341" calcext:value-type="float">
            <text:p>88,6341</text:p>
          </table:table-cell>
          <table:table-cell office:value-type="float" office:value="88.2181" calcext:value-type="float">
            <text:p>88,2181</text:p>
          </table:table-cell>
          <table:table-cell office:value-type="float" office:value="353.593" calcext:value-type="float">
            <text:p>353,593</text:p>
          </table:table-cell>
          <table:table-cell office:value-type="float" office:value="373.83" calcext:value-type="float">
            <text:p>373,83</text:p>
          </table:table-cell>
          <table:table-cell office:value-type="float" office:value="361.634" calcext:value-type="float">
            <text:p>361,634</text:p>
          </table:table-cell>
          <table:table-cell office:value-type="float" office:value="361.218" calcext:value-type="float">
            <text:p>361,218</text:p>
          </table:table-cell>
        </table:table-row>
        <table:table-row table:style-name="ro1">
          <table:table-cell office:value-type="string" calcext:value-type="string">
            <text:p>heatind packet: 12, step:9</text:p>
          </table:table-cell>
          <table:table-cell office:value-type="float" office:value="82.1768" calcext:value-type="float">
            <text:p>82,1768</text:p>
          </table:table-cell>
          <table:table-cell office:value-type="float" office:value="102.607" calcext:value-type="float">
            <text:p>102,607</text:p>
          </table:table-cell>
          <table:table-cell office:value-type="float" office:value="88.6455" calcext:value-type="float">
            <text:p>88,6455</text:p>
          </table:table-cell>
          <table:table-cell office:value-type="float" office:value="89.9119" calcext:value-type="float">
            <text:p>89,9119</text:p>
          </table:table-cell>
          <table:table-cell office:value-type="float" office:value="355.177" calcext:value-type="float">
            <text:p>355,177</text:p>
          </table:table-cell>
          <table:table-cell office:value-type="float" office:value="375.607" calcext:value-type="float">
            <text:p>375,607</text:p>
          </table:table-cell>
          <table:table-cell office:value-type="float" office:value="361.645" calcext:value-type="float">
            <text:p>361,645</text:p>
          </table:table-cell>
          <table:table-cell office:value-type="float" office:value="362.912" calcext:value-type="float">
            <text:p>362,912</text:p>
          </table:table-cell>
        </table:table-row>
        <table:table-row table:style-name="ro1">
          <table:table-cell office:value-type="string" calcext:value-type="string">
            <text:p>heatind packet: 12, step:10</text:p>
          </table:table-cell>
          <table:table-cell office:value-type="float" office:value="83.6946" calcext:value-type="float">
            <text:p>83,6946</text:p>
          </table:table-cell>
          <table:table-cell office:value-type="float" office:value="104.311" calcext:value-type="float">
            <text:p>104,311</text:p>
          </table:table-cell>
          <table:table-cell office:value-type="float" office:value="88.6992" calcext:value-type="float">
            <text:p>88,6992</text:p>
          </table:table-cell>
          <table:table-cell office:value-type="float" office:value="91.5356" calcext:value-type="float">
            <text:p>91,5356</text:p>
          </table:table-cell>
          <table:table-cell office:value-type="float" office:value="356.695" calcext:value-type="float">
            <text:p>356,695</text:p>
          </table:table-cell>
          <table:table-cell office:value-type="float" office:value="377.311" calcext:value-type="float">
            <text:p>377,311</text:p>
          </table:table-cell>
          <table:table-cell office:value-type="float" office:value="361.699" calcext:value-type="float">
            <text:p>361,699</text:p>
          </table:table-cell>
          <table:table-cell office:value-type="float" office:value="364.536" calcext:value-type="float">
            <text:p>364,536</text:p>
          </table:table-cell>
        </table:table-row>
        <table:table-row table:style-name="ro1">
          <table:table-cell office:value-type="string" calcext:value-type="string">
            <text:p>heatind packet: 12, step:11</text:p>
          </table:table-cell>
          <table:table-cell office:value-type="float" office:value="85.1491" calcext:value-type="float">
            <text:p>85,1491</text:p>
          </table:table-cell>
          <table:table-cell office:value-type="float" office:value="105.944" calcext:value-type="float">
            <text:p>105,944</text:p>
          </table:table-cell>
          <table:table-cell office:value-type="float" office:value="88.7927" calcext:value-type="float">
            <text:p>88,7927</text:p>
          </table:table-cell>
          <table:table-cell office:value-type="float" office:value="93.0921" calcext:value-type="float">
            <text:p>93,0921</text:p>
          </table:table-cell>
          <table:table-cell office:value-type="float" office:value="358.149" calcext:value-type="float">
            <text:p>358,149</text:p>
          </table:table-cell>
          <table:table-cell office:value-type="float" office:value="378.944" calcext:value-type="float">
            <text:p>378,944</text:p>
          </table:table-cell>
          <table:table-cell office:value-type="float" office:value="361.793" calcext:value-type="float">
            <text:p>361,793</text:p>
          </table:table-cell>
          <table:table-cell office:value-type="float" office:value="366.092" calcext:value-type="float">
            <text:p>366,092</text:p>
          </table:table-cell>
        </table:table-row>
        <table:table-row table:style-name="ro1">
          <table:table-cell office:value-type="string" calcext:value-type="string">
            <text:p>heatind packet: 12, step:12</text:p>
          </table:table-cell>
          <table:table-cell office:value-type="float" office:value="86.543" calcext:value-type="float">
            <text:p>86,543</text:p>
          </table:table-cell>
          <table:table-cell office:value-type="float" office:value="107.509" calcext:value-type="float">
            <text:p>107,509</text:p>
          </table:table-cell>
          <table:table-cell office:value-type="float" office:value="88.9235" calcext:value-type="float">
            <text:p>88,9235</text:p>
          </table:table-cell>
          <table:table-cell office:value-type="float" office:value="94.5842" calcext:value-type="float">
            <text:p>94,5842</text:p>
          </table:table-cell>
          <table:table-cell office:value-type="float" office:value="359.543" calcext:value-type="float">
            <text:p>359,543</text:p>
          </table:table-cell>
          <table:table-cell office:value-type="float" office:value="380.509" calcext:value-type="float">
            <text:p>380,509</text:p>
          </table:table-cell>
          <table:table-cell office:value-type="float" office:value="361.924" calcext:value-type="float">
            <text:p>361,924</text:p>
          </table:table-cell>
          <table:table-cell office:value-type="float" office:value="367.584" calcext:value-type="float">
            <text:p>367,584</text:p>
          </table:table-cell>
        </table:table-row>
        <table:table-row table:style-name="ro1">
          <table:table-cell office:value-type="string" calcext:value-type="string">
            <text:p>heatind packet: 12, step:13</text:p>
          </table:table-cell>
          <table:table-cell office:value-type="float" office:value="87.8786" calcext:value-type="float">
            <text:p>87,8786</text:p>
          </table:table-cell>
          <table:table-cell office:value-type="float" office:value="109.008" calcext:value-type="float">
            <text:p>109,008</text:p>
          </table:table-cell>
          <table:table-cell office:value-type="float" office:value="89.089" calcext:value-type="float">
            <text:p>89,089</text:p>
          </table:table-cell>
          <table:table-cell office:value-type="float" office:value="96.0144" calcext:value-type="float">
            <text:p>96,0144</text:p>
          </table:table-cell>
          <table:table-cell office:value-type="float" office:value="360.879" calcext:value-type="float">
            <text:p>360,879</text:p>
          </table:table-cell>
          <table:table-cell office:value-type="float" office:value="382.008" calcext:value-type="float">
            <text:p>382,008</text:p>
          </table:table-cell>
          <table:table-cell office:value-type="float" office:value="362.089" calcext:value-type="float">
            <text:p>362,089</text:p>
          </table:table-cell>
          <table:table-cell office:value-type="float" office:value="369.014" calcext:value-type="float">
            <text:p>369,014</text:p>
          </table:table-cell>
        </table:table-row>
        <table:table-row table:style-name="ro1">
          <table:table-cell office:value-type="string" calcext:value-type="string">
            <text:p>heatind packet: 12, step:14</text:p>
          </table:table-cell>
          <table:table-cell office:value-type="float" office:value="89.1586" calcext:value-type="float">
            <text:p>89,1586</text:p>
          </table:table-cell>
          <table:table-cell office:value-type="float" office:value="110.445" calcext:value-type="float">
            <text:p>110,445</text:p>
          </table:table-cell>
          <table:table-cell office:value-type="float" office:value="89.287" calcext:value-type="float">
            <text:p>89,287</text:p>
          </table:table-cell>
          <table:table-cell office:value-type="float" office:value="97.3854" calcext:value-type="float">
            <text:p>97,3854</text:p>
          </table:table-cell>
          <table:table-cell office:value-type="float" office:value="362.159" calcext:value-type="float">
            <text:p>362,159</text:p>
          </table:table-cell>
          <table:table-cell office:value-type="float" office:value="383.445" calcext:value-type="float">
            <text:p>383,445</text:p>
          </table:table-cell>
          <table:table-cell office:value-type="float" office:value="362.287" calcext:value-type="float">
            <text:p>362,287</text:p>
          </table:table-cell>
          <table:table-cell office:value-type="float" office:value="370.385" calcext:value-type="float">
            <text:p>370,385</text:p>
          </table:table-cell>
        </table:table-row>
        <table:table-row table:style-name="ro1">
          <table:table-cell office:value-type="string" calcext:value-type="string">
            <text:p>heatind packet: 12, step:15</text:p>
          </table:table-cell>
          <table:table-cell office:value-type="float" office:value="90.3851" calcext:value-type="float">
            <text:p>90,3851</text:p>
          </table:table-cell>
          <table:table-cell office:value-type="float" office:value="111.823" calcext:value-type="float">
            <text:p>111,823</text:p>
          </table:table-cell>
          <table:table-cell office:value-type="float" office:value="89.5152" calcext:value-type="float">
            <text:p>89,5152</text:p>
          </table:table-cell>
          <table:table-cell office:value-type="float" office:value="98.6996" calcext:value-type="float">
            <text:p>98,6996</text:p>
          </table:table-cell>
          <table:table-cell office:value-type="float" office:value="363.385" calcext:value-type="float">
            <text:p>363,385</text:p>
          </table:table-cell>
          <table:table-cell office:value-type="float" office:value="384.823" calcext:value-type="float">
            <text:p>384,823</text:p>
          </table:table-cell>
          <table:table-cell office:value-type="float" office:value="362.515" calcext:value-type="float">
            <text:p>362,515</text:p>
          </table:table-cell>
          <table:table-cell office:value-type="float" office:value="371.7" calcext:value-type="float">
            <text:p>371,7</text:p>
          </table:table-cell>
        </table:table-row>
        <table:table-row table:style-name="ro1">
          <table:table-cell office:value-type="string" calcext:value-type="string">
            <text:p>heatind packet: 12, step:16</text:p>
          </table:table-cell>
          <table:table-cell office:value-type="float" office:value="91.5606" calcext:value-type="float">
            <text:p>91,5606</text:p>
          </table:table-cell>
          <table:table-cell office:value-type="float" office:value="113.143" calcext:value-type="float">
            <text:p>113,143</text:p>
          </table:table-cell>
          <table:table-cell office:value-type="float" office:value="89.7715" calcext:value-type="float">
            <text:p>89,7715</text:p>
          </table:table-cell>
          <table:table-cell office:value-type="float" office:value="99.9594" calcext:value-type="float">
            <text:p>99,9594</text:p>
          </table:table-cell>
          <table:table-cell office:value-type="float" office:value="364.561" calcext:value-type="float">
            <text:p>364,561</text:p>
          </table:table-cell>
          <table:table-cell office:value-type="float" office:value="386.143" calcext:value-type="float">
            <text:p>386,143</text:p>
          </table:table-cell>
          <table:table-cell office:value-type="float" office:value="362.771" calcext:value-type="float">
            <text:p>362,771</text:p>
          </table:table-cell>
          <table:table-cell office:value-type="float" office:value="372.959" calcext:value-type="float">
            <text:p>372,959</text:p>
          </table:table-cell>
        </table:table-row>
        <table:table-row table:style-name="ro1">
          <table:table-cell office:value-type="string" calcext:value-type="string">
            <text:p>heatind packet: 12, step:17</text:p>
          </table:table-cell>
          <table:table-cell office:value-type="float" office:value="92.6873" calcext:value-type="float">
            <text:p>92,6873</text:p>
          </table:table-cell>
          <table:table-cell office:value-type="float" office:value="114.408" calcext:value-type="float">
            <text:p>114,408</text:p>
          </table:table-cell>
          <table:table-cell office:value-type="float" office:value="90.0537" calcext:value-type="float">
            <text:p>90,0537</text:p>
          </table:table-cell>
          <table:table-cell office:value-type="float" office:value="101.167" calcext:value-type="float">
            <text:p>101,167</text:p>
          </table:table-cell>
          <table:table-cell office:value-type="float" office:value="365.687" calcext:value-type="float">
            <text:p>365,687</text:p>
          </table:table-cell>
          <table:table-cell office:value-type="float" office:value="387.408" calcext:value-type="float">
            <text:p>387,408</text:p>
          </table:table-cell>
          <table:table-cell office:value-type="float" office:value="363.054" calcext:value-type="float">
            <text:p>363,054</text:p>
          </table:table-cell>
          <table:table-cell office:value-type="float" office:value="374.167" calcext:value-type="float">
            <text:p>374,167</text:p>
          </table:table-cell>
        </table:table-row>
        <table:table-row table:style-name="ro1">
          <table:table-cell office:value-type="string" calcext:value-type="string">
            <text:p>heatind packet: 12, step:18</text:p>
          </table:table-cell>
          <table:table-cell office:value-type="float" office:value="93.7671" calcext:value-type="float">
            <text:p>93,7671</text:p>
          </table:table-cell>
          <table:table-cell office:value-type="float" office:value="115.621" calcext:value-type="float">
            <text:p>115,621</text:p>
          </table:table-cell>
          <table:table-cell office:value-type="float" office:value="90.3601" calcext:value-type="float">
            <text:p>90,3601</text:p>
          </table:table-cell>
          <table:table-cell office:value-type="float" office:value="102.325" calcext:value-type="float">
            <text:p>102,325</text:p>
          </table:table-cell>
          <table:table-cell office:value-type="float" office:value="366.767" calcext:value-type="float">
            <text:p>366,767</text:p>
          </table:table-cell>
          <table:table-cell office:value-type="float" office:value="388.621" calcext:value-type="float">
            <text:p>388,621</text:p>
          </table:table-cell>
          <table:table-cell office:value-type="float" office:value="363.36" calcext:value-type="float">
            <text:p>363,36</text:p>
          </table:table-cell>
          <table:table-cell office:value-type="float" office:value="375.325" calcext:value-type="float">
            <text:p>375,325</text:p>
          </table:table-cell>
        </table:table-row>
        <table:table-row table:style-name="ro1">
          <table:table-cell office:value-type="string" calcext:value-type="string">
            <text:p>heatind packet: 12, step:19</text:p>
          </table:table-cell>
          <table:table-cell office:value-type="float" office:value="94.8023" calcext:value-type="float">
            <text:p>94,8023</text:p>
          </table:table-cell>
          <table:table-cell office:value-type="float" office:value="116.784" calcext:value-type="float">
            <text:p>116,784</text:p>
          </table:table-cell>
          <table:table-cell office:value-type="float" office:value="90.6887" calcext:value-type="float">
            <text:p>90,6887</text:p>
          </table:table-cell>
          <table:table-cell office:value-type="float" office:value="103.436" calcext:value-type="float">
            <text:p>103,436</text:p>
          </table:table-cell>
          <table:table-cell office:value-type="float" office:value="367.802" calcext:value-type="float">
            <text:p>367,802</text:p>
          </table:table-cell>
          <table:table-cell office:value-type="float" office:value="389.784" calcext:value-type="float">
            <text:p>389,784</text:p>
          </table:table-cell>
          <table:table-cell office:value-type="float" office:value="363.689" calcext:value-type="float">
            <text:p>363,689</text:p>
          </table:table-cell>
          <table:table-cell office:value-type="float" office:value="376.436" calcext:value-type="float">
            <text:p>376,436</text:p>
          </table:table-cell>
        </table:table-row>
        <table:table-row table:style-name="ro1">
          <table:table-cell office:value-type="string" calcext:value-type="string">
            <text:p>heatind packet: 12, step:20</text:p>
          </table:table-cell>
          <table:table-cell office:value-type="float" office:value="95.7948" calcext:value-type="float">
            <text:p>95,7948</text:p>
          </table:table-cell>
          <table:table-cell office:value-type="float" office:value="117.899" calcext:value-type="float">
            <text:p>117,899</text:p>
          </table:table-cell>
          <table:table-cell office:value-type="float" office:value="91.0378" calcext:value-type="float">
            <text:p>91,0378</text:p>
          </table:table-cell>
          <table:table-cell office:value-type="float" office:value="104.501" calcext:value-type="float">
            <text:p>104,501</text:p>
          </table:table-cell>
          <table:table-cell office:value-type="float" office:value="368.795" calcext:value-type="float">
            <text:p>368,795</text:p>
          </table:table-cell>
          <table:table-cell office:value-type="float" office:value="390.899" calcext:value-type="float">
            <text:p>390,899</text:p>
          </table:table-cell>
          <table:table-cell office:value-type="float" office:value="364.038" calcext:value-type="float">
            <text:p>364,038</text:p>
          </table:table-cell>
          <table:table-cell office:value-type="float" office:value="377.501" calcext:value-type="float">
            <text:p>377,501</text:p>
          </table:table-cell>
        </table:table-row>
        <table:table-row table:style-name="ro1">
          <table:table-cell office:value-type="string" calcext:value-type="string">
            <text:p>heatind packet: 12, step:21</text:p>
          </table:table-cell>
          <table:table-cell office:value-type="float" office:value="96.7464" calcext:value-type="float">
            <text:p>96,7464</text:p>
          </table:table-cell>
          <table:table-cell office:value-type="float" office:value="118.968" calcext:value-type="float">
            <text:p>118,968</text:p>
          </table:table-cell>
          <table:table-cell office:value-type="float" office:value="91.4057" calcext:value-type="float">
            <text:p>91,4057</text:p>
          </table:table-cell>
          <table:table-cell office:value-type="float" office:value="105.522" calcext:value-type="float">
            <text:p>105,522</text:p>
          </table:table-cell>
          <table:table-cell office:value-type="float" office:value="369.746" calcext:value-type="float">
            <text:p>369,746</text:p>
          </table:table-cell>
          <table:table-cell office:value-type="float" office:value="391.968" calcext:value-type="float">
            <text:p>391,968</text:p>
          </table:table-cell>
          <table:table-cell office:value-type="float" office:value="364.406" calcext:value-type="float">
            <text:p>364,406</text:p>
          </table:table-cell>
          <table:table-cell office:value-type="float" office:value="378.522" calcext:value-type="float">
            <text:p>378,522</text:p>
          </table:table-cell>
        </table:table-row>
        <table:table-row table:style-name="ro1">
          <table:table-cell office:value-type="string" calcext:value-type="string">
            <text:p>cooling packet: 12, step:1</text:p>
          </table:table-cell>
          <table:table-cell office:value-type="float" office:value="96.1844" calcext:value-type="float">
            <text:p>96,1844</text:p>
          </table:table-cell>
          <table:table-cell office:value-type="float" office:value="106.761" calcext:value-type="float">
            <text:p>106,761</text:p>
          </table:table-cell>
          <table:table-cell office:value-type="float" office:value="91.7525" calcext:value-type="float">
            <text:p>91,7525</text:p>
          </table:table-cell>
          <table:table-cell office:value-type="float" office:value="103" calcext:value-type="float">
            <text:p>103</text:p>
          </table:table-cell>
          <table:table-cell office:value-type="float" office:value="369.184" calcext:value-type="float">
            <text:p>369,184</text:p>
          </table:table-cell>
          <table:table-cell office:value-type="float" office:value="379.761" calcext:value-type="float">
            <text:p>379,761</text:p>
          </table:table-cell>
          <table:table-cell office:value-type="float" office:value="364.752" calcext:value-type="float">
            <text:p>364,75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cooling packet: 12, step:2</text:p>
          </table:table-cell>
          <table:table-cell office:value-type="float" office:value="93.383" calcext:value-type="float">
            <text:p>93,383</text:p>
          </table:table-cell>
          <table:table-cell office:value-type="float" office:value="101.683" calcext:value-type="float">
            <text:p>101,683</text:p>
          </table:table-cell>
          <table:table-cell office:value-type="float" office:value="91.9975" calcext:value-type="float">
            <text:p>91,9975</text:p>
          </table:table-cell>
          <table:table-cell office:value-type="float" office:value="99.2566" calcext:value-type="float">
            <text:p>99,2566</text:p>
          </table:table-cell>
          <table:table-cell office:value-type="float" office:value="366.383" calcext:value-type="float">
            <text:p>366,383</text:p>
          </table:table-cell>
          <table:table-cell office:value-type="float" office:value="374.683" calcext:value-type="float">
            <text:p>374,683</text:p>
          </table:table-cell>
          <table:table-cell office:value-type="float" office:value="364.997" calcext:value-type="float">
            <text:p>364,997</text:p>
          </table:table-cell>
          <table:table-cell office:value-type="float" office:value="372.257" calcext:value-type="float">
            <text:p>372,257</text:p>
          </table:table-cell>
        </table:table-row>
        <table:table-row table:style-name="ro1">
          <table:table-cell office:value-type="string" calcext:value-type="string">
            <text:p>cooling packet: 12, step:3</text:p>
          </table:table-cell>
          <table:table-cell office:value-type="float" office:value="90.1654" calcext:value-type="float">
            <text:p>90,1654</text:p>
          </table:table-cell>
          <table:table-cell office:value-type="float" office:value="97.7953" calcext:value-type="float">
            <text:p>97,7953</text:p>
          </table:table-cell>
          <table:table-cell office:value-type="float" office:value="92.1392" calcext:value-type="float">
            <text:p>92,1392</text:p>
          </table:table-cell>
          <table:table-cell office:value-type="float" office:value="95.6799" calcext:value-type="float">
            <text:p>95,6799</text:p>
          </table:table-cell>
          <table:table-cell office:value-type="float" office:value="363.165" calcext:value-type="float">
            <text:p>363,165</text:p>
          </table:table-cell>
          <table:table-cell office:value-type="float" office:value="370.795" calcext:value-type="float">
            <text:p>370,795</text:p>
          </table:table-cell>
          <table:table-cell office:value-type="float" office:value="365.139" calcext:value-type="float">
            <text:p>365,139</text:p>
          </table:table-cell>
          <table:table-cell office:value-type="float" office:value="368.68" calcext:value-type="float">
            <text:p>368,68</text:p>
          </table:table-cell>
        </table:table-row>
        <table:table-row table:style-name="ro1">
          <table:table-cell office:value-type="string" calcext:value-type="string">
            <text:p>cooling packet: 12, step:4</text:p>
          </table:table-cell>
          <table:table-cell office:value-type="float" office:value="87.0261" calcext:value-type="float">
            <text:p>87,0261</text:p>
          </table:table-cell>
          <table:table-cell office:value-type="float" office:value="94.2807" calcext:value-type="float">
            <text:p>94,2807</text:p>
          </table:table-cell>
          <table:table-cell office:value-type="float" office:value="92.1866" calcext:value-type="float">
            <text:p>92,1866</text:p>
          </table:table-cell>
          <table:table-cell office:value-type="float" office:value="92.3081" calcext:value-type="float">
            <text:p>92,3081</text:p>
          </table:table-cell>
          <table:table-cell office:value-type="float" office:value="360.026" calcext:value-type="float">
            <text:p>360,026</text:p>
          </table:table-cell>
          <table:table-cell office:value-type="float" office:value="367.281" calcext:value-type="float">
            <text:p>367,281</text:p>
          </table:table-cell>
          <table:table-cell office:value-type="float" office:value="365.187" calcext:value-type="float">
            <text:p>365,187</text:p>
          </table:table-cell>
          <table:table-cell office:value-type="float" office:value="365.308" calcext:value-type="float">
            <text:p>365,308</text:p>
          </table:table-cell>
        </table:table-row>
        <table:table-row table:style-name="ro1">
          <table:table-cell office:value-type="string" calcext:value-type="string">
            <text:p>cooling packet: 12, step:5</text:p>
          </table:table-cell>
          <table:table-cell office:value-type="float" office:value="84.0462" calcext:value-type="float">
            <text:p>84,0462</text:p>
          </table:table-cell>
          <table:table-cell office:value-type="float" office:value="90.9927" calcext:value-type="float">
            <text:p>90,9927</text:p>
          </table:table-cell>
          <table:table-cell office:value-type="float" office:value="92.1482" calcext:value-type="float">
            <text:p>92,1482</text:p>
          </table:table-cell>
          <table:table-cell office:value-type="float" office:value="89.1284" calcext:value-type="float">
            <text:p>89,1284</text:p>
          </table:table-cell>
          <table:table-cell office:value-type="float" office:value="357.046" calcext:value-type="float">
            <text:p>357,046</text:p>
          </table:table-cell>
          <table:table-cell office:value-type="float" office:value="363.993" calcext:value-type="float">
            <text:p>363,993</text:p>
          </table:table-cell>
          <table:table-cell office:value-type="float" office:value="365.148" calcext:value-type="float">
            <text:p>365,148</text:p>
          </table:table-cell>
          <table:table-cell office:value-type="float" office:value="362.128" calcext:value-type="float">
            <text:p>362,128</text:p>
          </table:table-cell>
        </table:table-row>
        <table:table-row table:style-name="ro1">
          <table:table-cell office:value-type="string" calcext:value-type="string">
            <text:p>cooling packet: 12, step:6</text:p>
          </table:table-cell>
          <table:table-cell office:value-type="float" office:value="81.2297" calcext:value-type="float">
            <text:p>81,2297</text:p>
          </table:table-cell>
          <table:table-cell office:value-type="float" office:value="87.8945" calcext:value-type="float">
            <text:p>87,8945</text:p>
          </table:table-cell>
          <table:table-cell office:value-type="float" office:value="92.0319" calcext:value-type="float">
            <text:p>92,0319</text:p>
          </table:table-cell>
          <table:table-cell office:value-type="float" office:value="86.1269" calcext:value-type="float">
            <text:p>86,1269</text:p>
          </table:table-cell>
          <table:table-cell office:value-type="float" office:value="354.23" calcext:value-type="float">
            <text:p>354,23</text:p>
          </table:table-cell>
          <table:table-cell office:value-type="float" office:value="360.894" calcext:value-type="float">
            <text:p>360,894</text:p>
          </table:table-cell>
          <table:table-cell office:value-type="float" office:value="365.032" calcext:value-type="float">
            <text:p>365,032</text:p>
          </table:table-cell>
          <table:table-cell office:value-type="float" office:value="359.127" calcext:value-type="float">
            <text:p>359,127</text:p>
          </table:table-cell>
        </table:table-row>
        <table:table-row table:style-name="ro1">
          <table:table-cell office:value-type="string" calcext:value-type="string">
            <text:p>cooling packet: 12, step:7</text:p>
          </table:table-cell>
          <table:table-cell office:value-type="float" office:value="78.5676" calcext:value-type="float">
            <text:p>78,5676</text:p>
          </table:table-cell>
          <table:table-cell office:value-type="float" office:value="84.9687" calcext:value-type="float">
            <text:p>84,9687</text:p>
          </table:table-cell>
          <table:table-cell office:value-type="float" office:value="91.8446" calcext:value-type="float">
            <text:p>91,8446</text:p>
          </table:table-cell>
          <table:table-cell office:value-type="float" office:value="83.2909" calcext:value-type="float">
            <text:p>83,2909</text:p>
          </table:table-cell>
          <table:table-cell office:value-type="float" office:value="351.568" calcext:value-type="float">
            <text:p>351,568</text:p>
          </table:table-cell>
          <table:table-cell office:value-type="float" office:value="357.969" calcext:value-type="float">
            <text:p>357,969</text:p>
          </table:table-cell>
          <table:table-cell office:value-type="float" office:value="364.845" calcext:value-type="float">
            <text:p>364,845</text:p>
          </table:table-cell>
          <table:table-cell office:value-type="float" office:value="356.291" calcext:value-type="float">
            <text:p>356,291</text:p>
          </table:table-cell>
        </table:table-row>
        <table:table-row table:style-name="ro1">
          <table:table-cell office:value-type="string" calcext:value-type="string">
            <text:p>cooling packet: 12, step:8</text:p>
          </table:table-cell>
          <table:table-cell office:value-type="float" office:value="76.0497" calcext:value-type="float">
            <text:p>76,0497</text:p>
          </table:table-cell>
          <table:table-cell office:value-type="float" office:value="82.2027" calcext:value-type="float">
            <text:p>82,2027</text:p>
          </table:table-cell>
          <table:table-cell office:value-type="float" office:value="91.5929" calcext:value-type="float">
            <text:p>91,5929</text:p>
          </table:table-cell>
          <table:table-cell office:value-type="float" office:value="80.6089" calcext:value-type="float">
            <text:p>80,6089</text:p>
          </table:table-cell>
          <table:table-cell office:value-type="float" office:value="349.05" calcext:value-type="float">
            <text:p>349,05</text:p>
          </table:table-cell>
          <table:table-cell office:value-type="float" office:value="355.203" calcext:value-type="float">
            <text:p>355,203</text:p>
          </table:table-cell>
          <table:table-cell office:value-type="float" office:value="364.593" calcext:value-type="float">
            <text:p>364,593</text:p>
          </table:table-cell>
          <table:table-cell office:value-type="float" office:value="353.609" calcext:value-type="float">
            <text:p>353,609</text:p>
          </table:table-cell>
        </table:table-row>
        <table:table-row table:style-name="ro1">
          <table:table-cell office:value-type="string" calcext:value-type="string">
            <text:p>cooling packet: 12, step:9</text:p>
          </table:table-cell>
          <table:table-cell office:value-type="float" office:value="73.6661" calcext:value-type="float">
            <text:p>73,6661</text:p>
          </table:table-cell>
          <table:table-cell office:value-type="float" office:value="79.5851" calcext:value-type="float">
            <text:p>79,5851</text:p>
          </table:table-cell>
          <table:table-cell office:value-type="float" office:value="91.2826" calcext:value-type="float">
            <text:p>91,2826</text:p>
          </table:table-cell>
          <table:table-cell office:value-type="float" office:value="78.0701" calcext:value-type="float">
            <text:p>78,0701</text:p>
          </table:table-cell>
          <table:table-cell office:value-type="float" office:value="346.666" calcext:value-type="float">
            <text:p>346,666</text:p>
          </table:table-cell>
          <table:table-cell office:value-type="float" office:value="352.585" calcext:value-type="float">
            <text:p>352,585</text:p>
          </table:table-cell>
          <table:table-cell office:value-type="float" office:value="364.283" calcext:value-type="float">
            <text:p>364,283</text:p>
          </table:table-cell>
          <table:table-cell office:value-type="float" office:value="351.07" calcext:value-type="float">
            <text:p>351,07</text:p>
          </table:table-cell>
        </table:table-row>
        <table:table-row table:style-name="ro1">
          <table:table-cell office:value-type="string" calcext:value-type="string">
            <text:p>cooling packet: 12, step:10</text:p>
          </table:table-cell>
          <table:table-cell office:value-type="float" office:value="71.408" calcext:value-type="float">
            <text:p>71,408</text:p>
          </table:table-cell>
          <table:table-cell office:value-type="float" office:value="77.106" calcext:value-type="float">
            <text:p>77,106</text:p>
          </table:table-cell>
          <table:table-cell office:value-type="float" office:value="90.919" calcext:value-type="float">
            <text:p>90,919</text:p>
          </table:table-cell>
          <table:table-cell office:value-type="float" office:value="75.6649" calcext:value-type="float">
            <text:p>75,6649</text:p>
          </table:table-cell>
          <table:table-cell office:value-type="float" office:value="344.408" calcext:value-type="float">
            <text:p>344,408</text:p>
          </table:table-cell>
          <table:table-cell office:value-type="float" office:value="350.106" calcext:value-type="float">
            <text:p>350,106</text:p>
          </table:table-cell>
          <table:table-cell office:value-type="float" office:value="363.919" calcext:value-type="float">
            <text:p>363,919</text:p>
          </table:table-cell>
          <table:table-cell office:value-type="float" office:value="348.665" calcext:value-type="float">
            <text:p>348,665</text:p>
          </table:table-cell>
        </table:table-row>
        <table:table-row table:style-name="ro1">
          <table:table-cell office:value-type="string" calcext:value-type="string">
            <text:p>cooling packet: 12, step:11</text:p>
          </table:table-cell>
          <table:table-cell office:value-type="float" office:value="69.2668" calcext:value-type="float">
            <text:p>69,2668</text:p>
          </table:table-cell>
          <table:table-cell office:value-type="float" office:value="74.7559" calcext:value-type="float">
            <text:p>74,7559</text:p>
          </table:table-cell>
          <table:table-cell office:value-type="float" office:value="90.5071" calcext:value-type="float">
            <text:p>90,5071</text:p>
          </table:table-cell>
          <table:table-cell office:value-type="float" office:value="73.3844" calcext:value-type="float">
            <text:p>73,3844</text:p>
          </table:table-cell>
          <table:table-cell office:value-type="float" office:value="342.267" calcext:value-type="float">
            <text:p>342,267</text:p>
          </table:table-cell>
          <table:table-cell office:value-type="float" office:value="347.756" calcext:value-type="float">
            <text:p>347,756</text:p>
          </table:table-cell>
          <table:table-cell office:value-type="float" office:value="363.507" calcext:value-type="float">
            <text:p>363,507</text:p>
          </table:table-cell>
          <table:table-cell office:value-type="float" office:value="346.384" calcext:value-type="float">
            <text:p>346,384</text:p>
          </table:table-cell>
        </table:table-row>
        <table:table-row table:style-name="ro1">
          <table:table-cell office:value-type="string" calcext:value-type="string">
            <text:p>heatind packet: 13, step:1</text:p>
          </table:table-cell>
          <table:table-cell office:value-type="float" office:value="68.4687" calcext:value-type="float">
            <text:p>68,4687</text:p>
          </table:table-cell>
          <table:table-cell office:value-type="float" office:value="84.5877" calcext:value-type="float">
            <text:p>84,5877</text:p>
          </table:table-cell>
          <table:table-cell office:value-type="float" office:value="90.0814" calcext:value-type="float">
            <text:p>90,0814</text:p>
          </table:table-cell>
          <table:table-cell office:value-type="float" office:value="74.275" calcext:value-type="float">
            <text:p>74,275</text:p>
          </table:table-cell>
          <table:table-cell office:value-type="float" office:value="341.469" calcext:value-type="float">
            <text:p>341,469</text:p>
          </table:table-cell>
          <table:table-cell office:value-type="float" office:value="357.588" calcext:value-type="float">
            <text:p>357,588</text:p>
          </table:table-cell>
          <table:table-cell office:value-type="float" office:value="363.081" calcext:value-type="float">
            <text:p>363,081</text:p>
          </table:table-cell>
          <table:table-cell office:value-type="float" office:value="347.275" calcext:value-type="float">
            <text:p>347,275</text:p>
          </table:table-cell>
        </table:table-row>
        <table:table-row table:style-name="ro1">
          <table:table-cell office:value-type="string" calcext:value-type="string">
            <text:p>heatind packet: 13, step:2</text:p>
          </table:table-cell>
          <table:table-cell office:value-type="float" office:value="69.7853" calcext:value-type="float">
            <text:p>69,7853</text:p>
          </table:table-cell>
          <table:table-cell office:value-type="float" office:value="88.1887" calcext:value-type="float">
            <text:p>88,1887</text:p>
          </table:table-cell>
          <table:table-cell office:value-type="float" office:value="89.7115" calcext:value-type="float">
            <text:p>89,7115</text:p>
          </table:table-cell>
          <table:table-cell office:value-type="float" office:value="76.4589" calcext:value-type="float">
            <text:p>76,4589</text:p>
          </table:table-cell>
          <table:table-cell office:value-type="float" office:value="342.785" calcext:value-type="float">
            <text:p>342,785</text:p>
          </table:table-cell>
          <table:table-cell office:value-type="float" office:value="361.189" calcext:value-type="float">
            <text:p>361,189</text:p>
          </table:table-cell>
          <table:table-cell office:value-type="float" office:value="362.711" calcext:value-type="float">
            <text:p>362,711</text:p>
          </table:table-cell>
          <table:table-cell office:value-type="float" office:value="349.459" calcext:value-type="float">
            <text:p>349,459</text:p>
          </table:table-cell>
        </table:table-row>
        <table:table-row table:style-name="ro1">
          <table:table-cell office:value-type="string" calcext:value-type="string">
            <text:p>heatind packet: 13, step:3</text:p>
          </table:table-cell>
          <table:table-cell office:value-type="float" office:value="71.6568" calcext:value-type="float">
            <text:p>71,6568</text:p>
          </table:table-cell>
          <table:table-cell office:value-type="float" office:value="90.7032" calcext:value-type="float">
            <text:p>90,7032</text:p>
          </table:table-cell>
          <table:table-cell office:value-type="float" office:value="89.4049" calcext:value-type="float">
            <text:p>89,4049</text:p>
          </table:table-cell>
          <table:table-cell office:value-type="float" office:value="78.6283" calcext:value-type="float">
            <text:p>78,6283</text:p>
          </table:table-cell>
          <table:table-cell office:value-type="float" office:value="344.657" calcext:value-type="float">
            <text:p>344,657</text:p>
          </table:table-cell>
          <table:table-cell office:value-type="float" office:value="363.703" calcext:value-type="float">
            <text:p>363,703</text:p>
          </table:table-cell>
          <table:table-cell office:value-type="float" office:value="362.405" calcext:value-type="float">
            <text:p>362,405</text:p>
          </table:table-cell>
          <table:table-cell office:value-type="float" office:value="351.628" calcext:value-type="float">
            <text:p>351,628</text:p>
          </table:table-cell>
        </table:table-row>
        <table:table-row table:style-name="ro1">
          <table:table-cell office:value-type="string" calcext:value-type="string">
            <text:p>heatind packet: 13, step:4</text:p>
          </table:table-cell>
          <table:table-cell office:value-type="float" office:value="73.5796" calcext:value-type="float">
            <text:p>73,5796</text:p>
          </table:table-cell>
          <table:table-cell office:value-type="float" office:value="92.9408" calcext:value-type="float">
            <text:p>92,9408</text:p>
          </table:table-cell>
          <table:table-cell office:value-type="float" office:value="89.1589" calcext:value-type="float">
            <text:p>89,1589</text:p>
          </table:table-cell>
          <table:table-cell office:value-type="float" office:value="80.7156" calcext:value-type="float">
            <text:p>80,7156</text:p>
          </table:table-cell>
          <table:table-cell office:value-type="float" office:value="346.58" calcext:value-type="float">
            <text:p>346,58</text:p>
          </table:table-cell>
          <table:table-cell office:value-type="float" office:value="365.941" calcext:value-type="float">
            <text:p>365,941</text:p>
          </table:table-cell>
          <table:table-cell office:value-type="float" office:value="362.159" calcext:value-type="float">
            <text:p>362,159</text:p>
          </table:table-cell>
          <table:table-cell office:value-type="float" office:value="353.716" calcext:value-type="float">
            <text:p>353,716</text:p>
          </table:table-cell>
        </table:table-row>
        <table:table-row table:style-name="ro1">
          <table:table-cell office:value-type="string" calcext:value-type="string">
            <text:p>heatind packet: 13, step:5</text:p>
          </table:table-cell>
          <table:table-cell office:value-type="float" office:value="75.4486" calcext:value-type="float">
            <text:p>75,4486</text:p>
          </table:table-cell>
          <table:table-cell office:value-type="float" office:value="95.0533" calcext:value-type="float">
            <text:p>95,0533</text:p>
          </table:table-cell>
          <table:table-cell office:value-type="float" office:value="88.9702" calcext:value-type="float">
            <text:p>88,9702</text:p>
          </table:table-cell>
          <table:table-cell office:value-type="float" office:value="82.7186" calcext:value-type="float">
            <text:p>82,7186</text:p>
          </table:table-cell>
          <table:table-cell office:value-type="float" office:value="348.449" calcext:value-type="float">
            <text:p>348,449</text:p>
          </table:table-cell>
          <table:table-cell office:value-type="float" office:value="368.053" calcext:value-type="float">
            <text:p>368,053</text:p>
          </table:table-cell>
          <table:table-cell office:value-type="float" office:value="361.97" calcext:value-type="float">
            <text:p>361,97</text:p>
          </table:table-cell>
          <table:table-cell office:value-type="float" office:value="355.719" calcext:value-type="float">
            <text:p>355,719</text:p>
          </table:table-cell>
        </table:table-row>
        <table:table-row table:style-name="ro1">
          <table:table-cell office:value-type="string" calcext:value-type="string">
            <text:p>heatind packet: 13, step:6</text:p>
          </table:table-cell>
          <table:table-cell office:value-type="float" office:value="77.2454" calcext:value-type="float">
            <text:p>77,2454</text:p>
          </table:table-cell>
          <table:table-cell office:value-type="float" office:value="97.0724" calcext:value-type="float">
            <text:p>97,0724</text:p>
          </table:table-cell>
          <table:table-cell office:value-type="float" office:value="88.8358" calcext:value-type="float">
            <text:p>88,8358</text:p>
          </table:table-cell>
          <table:table-cell office:value-type="float" office:value="84.6398" calcext:value-type="float">
            <text:p>84,6398</text:p>
          </table:table-cell>
          <table:table-cell office:value-type="float" office:value="350.245" calcext:value-type="float">
            <text:p>350,245</text:p>
          </table:table-cell>
          <table:table-cell office:value-type="float" office:value="370.072" calcext:value-type="float">
            <text:p>370,072</text:p>
          </table:table-cell>
          <table:table-cell office:value-type="float" office:value="361.836" calcext:value-type="float">
            <text:p>361,836</text:p>
          </table:table-cell>
          <table:table-cell office:value-type="float" office:value="357.64" calcext:value-type="float">
            <text:p>357,64</text:p>
          </table:table-cell>
        </table:table-row>
        <table:table-row table:style-name="ro1">
          <table:table-cell office:value-type="string" calcext:value-type="string">
            <text:p>heatind packet: 13, step:7</text:p>
          </table:table-cell>
          <table:table-cell office:value-type="float" office:value="78.9688" calcext:value-type="float">
            <text:p>78,9688</text:p>
          </table:table-cell>
          <table:table-cell office:value-type="float" office:value="99.0069" calcext:value-type="float">
            <text:p>99,0069</text:p>
          </table:table-cell>
          <table:table-cell office:value-type="float" office:value="88.7524" calcext:value-type="float">
            <text:p>88,7524</text:p>
          </table:table-cell>
          <table:table-cell office:value-type="float" office:value="86.482" calcext:value-type="float">
            <text:p>86,482</text:p>
          </table:table-cell>
          <table:table-cell office:value-type="float" office:value="351.969" calcext:value-type="float">
            <text:p>351,969</text:p>
          </table:table-cell>
          <table:table-cell office:value-type="float" office:value="372.007" calcext:value-type="float">
            <text:p>372,007</text:p>
          </table:table-cell>
          <table:table-cell office:value-type="float" office:value="361.752" calcext:value-type="float">
            <text:p>361,752</text:p>
          </table:table-cell>
          <table:table-cell office:value-type="float" office:value="359.482" calcext:value-type="float">
            <text:p>359,482</text:p>
          </table:table-cell>
        </table:table-row>
        <table:table-row table:style-name="ro1">
          <table:table-cell office:value-type="string" calcext:value-type="string">
            <text:p>heatind packet: 13, step:8</text:p>
          </table:table-cell>
          <table:table-cell office:value-type="float" office:value="80.6208" calcext:value-type="float">
            <text:p>80,6208</text:p>
          </table:table-cell>
          <table:table-cell office:value-type="float" office:value="100.861" calcext:value-type="float">
            <text:p>100,861</text:p>
          </table:table-cell>
          <table:table-cell office:value-type="float" office:value="88.7172" calcext:value-type="float">
            <text:p>88,7172</text:p>
          </table:table-cell>
          <table:table-cell office:value-type="float" office:value="88.2484" calcext:value-type="float">
            <text:p>88,2484</text:p>
          </table:table-cell>
          <table:table-cell office:value-type="float" office:value="353.621" calcext:value-type="float">
            <text:p>353,621</text:p>
          </table:table-cell>
          <table:table-cell office:value-type="float" office:value="373.861" calcext:value-type="float">
            <text:p>373,861</text:p>
          </table:table-cell>
          <table:table-cell office:value-type="float" office:value="361.717" calcext:value-type="float">
            <text:p>361,717</text:p>
          </table:table-cell>
          <table:table-cell office:value-type="float" office:value="361.248" calcext:value-type="float">
            <text:p>361,248</text:p>
          </table:table-cell>
        </table:table-row>
        <table:table-row table:style-name="ro1">
          <table:table-cell office:value-type="string" calcext:value-type="string">
            <text:p>heatind packet: 13, step:9</text:p>
          </table:table-cell>
          <table:table-cell office:value-type="float" office:value="82.2043" calcext:value-type="float">
            <text:p>82,2043</text:p>
          </table:table-cell>
          <table:table-cell office:value-type="float" office:value="102.638" calcext:value-type="float">
            <text:p>102,638</text:p>
          </table:table-cell>
          <table:table-cell office:value-type="float" office:value="88.7271" calcext:value-type="float">
            <text:p>88,7271</text:p>
          </table:table-cell>
          <table:table-cell office:value-type="float" office:value="89.9418" calcext:value-type="float">
            <text:p>89,9418</text:p>
          </table:table-cell>
          <table:table-cell office:value-type="float" office:value="355.204" calcext:value-type="float">
            <text:p>355,204</text:p>
          </table:table-cell>
          <table:table-cell office:value-type="float" office:value="375.638" calcext:value-type="float">
            <text:p>375,638</text:p>
          </table:table-cell>
          <table:table-cell office:value-type="float" office:value="361.727" calcext:value-type="float">
            <text:p>361,727</text:p>
          </table:table-cell>
          <table:table-cell office:value-type="float" office:value="362.942" calcext:value-type="float">
            <text:p>362,942</text:p>
          </table:table-cell>
        </table:table-row>
        <table:table-row table:style-name="ro1">
          <table:table-cell office:value-type="string" calcext:value-type="string">
            <text:p>heatind packet: 13, step:10</text:p>
          </table:table-cell>
          <table:table-cell office:value-type="float" office:value="83.7217" calcext:value-type="float">
            <text:p>83,7217</text:p>
          </table:table-cell>
          <table:table-cell office:value-type="float" office:value="104.342" calcext:value-type="float">
            <text:p>104,342</text:p>
          </table:table-cell>
          <table:table-cell office:value-type="float" office:value="88.7795" calcext:value-type="float">
            <text:p>88,7795</text:p>
          </table:table-cell>
          <table:table-cell office:value-type="float" office:value="91.5652" calcext:value-type="float">
            <text:p>91,5652</text:p>
          </table:table-cell>
          <table:table-cell office:value-type="float" office:value="356.722" calcext:value-type="float">
            <text:p>356,722</text:p>
          </table:table-cell>
          <table:table-cell office:value-type="float" office:value="377.342" calcext:value-type="float">
            <text:p>377,342</text:p>
          </table:table-cell>
          <table:table-cell office:value-type="float" office:value="361.78" calcext:value-type="float">
            <text:p>361,78</text:p>
          </table:table-cell>
          <table:table-cell office:value-type="float" office:value="364.565" calcext:value-type="float">
            <text:p>364,565</text:p>
          </table:table-cell>
        </table:table-row>
        <table:table-row table:style-name="ro1">
          <table:table-cell office:value-type="string" calcext:value-type="string">
            <text:p>heatind packet: 13, step:11</text:p>
          </table:table-cell>
          <table:table-cell office:value-type="float" office:value="85.1759" calcext:value-type="float">
            <text:p>85,1759</text:p>
          </table:table-cell>
          <table:table-cell office:value-type="float" office:value="105.974" calcext:value-type="float">
            <text:p>105,974</text:p>
          </table:table-cell>
          <table:table-cell office:value-type="float" office:value="88.8718" calcext:value-type="float">
            <text:p>88,8718</text:p>
          </table:table-cell>
          <table:table-cell office:value-type="float" office:value="93.1214" calcext:value-type="float">
            <text:p>93,1214</text:p>
          </table:table-cell>
          <table:table-cell office:value-type="float" office:value="358.176" calcext:value-type="float">
            <text:p>358,176</text:p>
          </table:table-cell>
          <table:table-cell office:value-type="float" office:value="378.974" calcext:value-type="float">
            <text:p>378,974</text:p>
          </table:table-cell>
          <table:table-cell office:value-type="float" office:value="361.872" calcext:value-type="float">
            <text:p>361,872</text:p>
          </table:table-cell>
          <table:table-cell office:value-type="float" office:value="366.121" calcext:value-type="float">
            <text:p>366,121</text:p>
          </table:table-cell>
        </table:table-row>
        <table:table-row table:style-name="ro1">
          <table:table-cell office:value-type="string" calcext:value-type="string">
            <text:p>heatind packet: 13, step:12</text:p>
          </table:table-cell>
          <table:table-cell office:value-type="float" office:value="86.5694" calcext:value-type="float">
            <text:p>86,5694</text:p>
          </table:table-cell>
          <table:table-cell office:value-type="float" office:value="107.538" calcext:value-type="float">
            <text:p>107,538</text:p>
          </table:table-cell>
          <table:table-cell office:value-type="float" office:value="89.0012" calcext:value-type="float">
            <text:p>89,0012</text:p>
          </table:table-cell>
          <table:table-cell office:value-type="float" office:value="94.613" calcext:value-type="float">
            <text:p>94,613</text:p>
          </table:table-cell>
          <table:table-cell office:value-type="float" office:value="359.569" calcext:value-type="float">
            <text:p>359,569</text:p>
          </table:table-cell>
          <table:table-cell office:value-type="float" office:value="380.538" calcext:value-type="float">
            <text:p>380,538</text:p>
          </table:table-cell>
          <table:table-cell office:value-type="float" office:value="362.001" calcext:value-type="float">
            <text:p>362,001</text:p>
          </table:table-cell>
          <table:table-cell office:value-type="float" office:value="367.613" calcext:value-type="float">
            <text:p>367,613</text:p>
          </table:table-cell>
        </table:table-row>
        <table:table-row table:style-name="ro1">
          <table:table-cell office:value-type="string" calcext:value-type="string">
            <text:p>heatind packet: 13, step:13</text:p>
          </table:table-cell>
          <table:table-cell office:value-type="float" office:value="87.9048" calcext:value-type="float">
            <text:p>87,9048</text:p>
          </table:table-cell>
          <table:table-cell office:value-type="float" office:value="109.038" calcext:value-type="float">
            <text:p>109,038</text:p>
          </table:table-cell>
          <table:table-cell office:value-type="float" office:value="89.1655" calcext:value-type="float">
            <text:p>89,1655</text:p>
          </table:table-cell>
          <table:table-cell office:value-type="float" office:value="96.0429" calcext:value-type="float">
            <text:p>96,0429</text:p>
          </table:table-cell>
          <table:table-cell office:value-type="float" office:value="360.905" calcext:value-type="float">
            <text:p>360,905</text:p>
          </table:table-cell>
          <table:table-cell office:value-type="float" office:value="382.038" calcext:value-type="float">
            <text:p>382,038</text:p>
          </table:table-cell>
          <table:table-cell office:value-type="float" office:value="362.166" calcext:value-type="float">
            <text:p>362,166</text:p>
          </table:table-cell>
          <table:table-cell office:value-type="float" office:value="369.043" calcext:value-type="float">
            <text:p>369,043</text:p>
          </table:table-cell>
        </table:table-row>
        <table:table-row table:style-name="ro1">
          <table:table-cell office:value-type="string" calcext:value-type="string">
            <text:p>heatind packet: 13, step:14</text:p>
          </table:table-cell>
          <table:table-cell office:value-type="float" office:value="89.1844" calcext:value-type="float">
            <text:p>89,1844</text:p>
          </table:table-cell>
          <table:table-cell office:value-type="float" office:value="110.474" calcext:value-type="float">
            <text:p>110,474</text:p>
          </table:table-cell>
          <table:table-cell office:value-type="float" office:value="89.3623" calcext:value-type="float">
            <text:p>89,3623</text:p>
          </table:table-cell>
          <table:table-cell office:value-type="float" office:value="97.4135" calcext:value-type="float">
            <text:p>97,4135</text:p>
          </table:table-cell>
          <table:table-cell office:value-type="float" office:value="362.184" calcext:value-type="float">
            <text:p>362,184</text:p>
          </table:table-cell>
          <table:table-cell office:value-type="float" office:value="383.474" calcext:value-type="float">
            <text:p>383,474</text:p>
          </table:table-cell>
          <table:table-cell office:value-type="float" office:value="362.362" calcext:value-type="float">
            <text:p>362,362</text:p>
          </table:table-cell>
          <table:table-cell office:value-type="float" office:value="370.413" calcext:value-type="float">
            <text:p>370,413</text:p>
          </table:table-cell>
        </table:table-row>
        <table:table-row table:style-name="ro1">
          <table:table-cell office:value-type="string" calcext:value-type="string">
            <text:p>heatind packet: 13, step:15</text:p>
          </table:table-cell>
          <table:table-cell office:value-type="float" office:value="90.4106" calcext:value-type="float">
            <text:p>90,4106</text:p>
          </table:table-cell>
          <table:table-cell office:value-type="float" office:value="111.851" calcext:value-type="float">
            <text:p>111,851</text:p>
          </table:table-cell>
          <table:table-cell office:value-type="float" office:value="89.5892" calcext:value-type="float">
            <text:p>89,5892</text:p>
          </table:table-cell>
          <table:table-cell office:value-type="float" office:value="98.7273" calcext:value-type="float">
            <text:p>98,7273</text:p>
          </table:table-cell>
          <table:table-cell office:value-type="float" office:value="363.411" calcext:value-type="float">
            <text:p>363,411</text:p>
          </table:table-cell>
          <table:table-cell office:value-type="float" office:value="384.851" calcext:value-type="float">
            <text:p>384,851</text:p>
          </table:table-cell>
          <table:table-cell office:value-type="float" office:value="362.589" calcext:value-type="float">
            <text:p>362,589</text:p>
          </table:table-cell>
          <table:table-cell office:value-type="float" office:value="371.727" calcext:value-type="float">
            <text:p>371,727</text:p>
          </table:table-cell>
        </table:table-row>
        <table:table-row table:style-name="ro1">
          <table:table-cell office:value-type="string" calcext:value-type="string">
            <text:p>heatind packet: 13, step:16</text:p>
          </table:table-cell>
          <table:table-cell office:value-type="float" office:value="91.5857" calcext:value-type="float">
            <text:p>91,5857</text:p>
          </table:table-cell>
          <table:table-cell office:value-type="float" office:value="113.171" calcext:value-type="float">
            <text:p>113,171</text:p>
          </table:table-cell>
          <table:table-cell office:value-type="float" office:value="89.8443" calcext:value-type="float">
            <text:p>89,8443</text:p>
          </table:table-cell>
          <table:table-cell office:value-type="float" office:value="99.9868" calcext:value-type="float">
            <text:p>99,9868</text:p>
          </table:table-cell>
          <table:table-cell office:value-type="float" office:value="364.586" calcext:value-type="float">
            <text:p>364,586</text:p>
          </table:table-cell>
          <table:table-cell office:value-type="float" office:value="386.171" calcext:value-type="float">
            <text:p>386,171</text:p>
          </table:table-cell>
          <table:table-cell office:value-type="float" office:value="362.844" calcext:value-type="float">
            <text:p>362,844</text:p>
          </table:table-cell>
          <table:table-cell office:value-type="float" office:value="372.987" calcext:value-type="float">
            <text:p>372,987</text:p>
          </table:table-cell>
        </table:table-row>
        <table:table-row table:style-name="ro1">
          <table:table-cell office:value-type="string" calcext:value-type="string">
            <text:p>heatind packet: 13, step:17</text:p>
          </table:table-cell>
          <table:table-cell office:value-type="float" office:value="92.712" calcext:value-type="float">
            <text:p>92,712</text:p>
          </table:table-cell>
          <table:table-cell office:value-type="float" office:value="114.436" calcext:value-type="float">
            <text:p>114,436</text:p>
          </table:table-cell>
          <table:table-cell office:value-type="float" office:value="90.1254" calcext:value-type="float">
            <text:p>90,1254</text:p>
          </table:table-cell>
          <table:table-cell office:value-type="float" office:value="101.194" calcext:value-type="float">
            <text:p>101,194</text:p>
          </table:table-cell>
          <table:table-cell office:value-type="float" office:value="365.712" calcext:value-type="float">
            <text:p>365,712</text:p>
          </table:table-cell>
          <table:table-cell office:value-type="float" office:value="387.436" calcext:value-type="float">
            <text:p>387,436</text:p>
          </table:table-cell>
          <table:table-cell office:value-type="float" office:value="363.125" calcext:value-type="float">
            <text:p>363,125</text:p>
          </table:table-cell>
          <table:table-cell office:value-type="float" office:value="374.194" calcext:value-type="float">
            <text:p>374,194</text:p>
          </table:table-cell>
        </table:table-row>
        <table:table-row table:style-name="ro1">
          <table:table-cell office:value-type="string" calcext:value-type="string">
            <text:p>heatind packet: 13, step:18</text:p>
          </table:table-cell>
          <table:table-cell office:value-type="float" office:value="93.7915" calcext:value-type="float">
            <text:p>93,7915</text:p>
          </table:table-cell>
          <table:table-cell office:value-type="float" office:value="115.648" calcext:value-type="float">
            <text:p>115,648</text:p>
          </table:table-cell>
          <table:table-cell office:value-type="float" office:value="90.4306" calcext:value-type="float">
            <text:p>90,4306</text:p>
          </table:table-cell>
          <table:table-cell office:value-type="float" office:value="102.352" calcext:value-type="float">
            <text:p>102,352</text:p>
          </table:table-cell>
          <table:table-cell office:value-type="float" office:value="366.792" calcext:value-type="float">
            <text:p>366,792</text:p>
          </table:table-cell>
          <table:table-cell office:value-type="float" office:value="388.648" calcext:value-type="float">
            <text:p>388,648</text:p>
          </table:table-cell>
          <table:table-cell office:value-type="float" office:value="363.431" calcext:value-type="float">
            <text:p>363,431</text:p>
          </table:table-cell>
          <table:table-cell office:value-type="float" office:value="375.352" calcext:value-type="float">
            <text:p>375,352</text:p>
          </table:table-cell>
        </table:table-row>
        <table:table-row table:style-name="ro1">
          <table:table-cell office:value-type="string" calcext:value-type="string">
            <text:p>heatind packet: 13, step:19</text:p>
          </table:table-cell>
          <table:table-cell office:value-type="float" office:value="94.8263" calcext:value-type="float">
            <text:p>94,8263</text:p>
          </table:table-cell>
          <table:table-cell office:value-type="float" office:value="116.811" calcext:value-type="float">
            <text:p>116,811</text:p>
          </table:table-cell>
          <table:table-cell office:value-type="float" office:value="90.758" calcext:value-type="float">
            <text:p>90,758</text:p>
          </table:table-cell>
          <table:table-cell office:value-type="float" office:value="103.462" calcext:value-type="float">
            <text:p>103,462</text:p>
          </table:table-cell>
          <table:table-cell office:value-type="float" office:value="367.826" calcext:value-type="float">
            <text:p>367,826</text:p>
          </table:table-cell>
          <table:table-cell office:value-type="float" office:value="389.811" calcext:value-type="float">
            <text:p>389,811</text:p>
          </table:table-cell>
          <table:table-cell office:value-type="float" office:value="363.758" calcext:value-type="float">
            <text:p>363,758</text:p>
          </table:table-cell>
          <table:table-cell office:value-type="float" office:value="376.462" calcext:value-type="float">
            <text:p>376,462</text:p>
          </table:table-cell>
        </table:table-row>
        <table:table-row table:style-name="ro1">
          <table:table-cell office:value-type="string" calcext:value-type="string">
            <text:p>heatind packet: 13, step:20</text:p>
          </table:table-cell>
          <table:table-cell office:value-type="float" office:value="95.8184" calcext:value-type="float">
            <text:p>95,8184</text:p>
          </table:table-cell>
          <table:table-cell office:value-type="float" office:value="117.925" calcext:value-type="float">
            <text:p>117,925</text:p>
          </table:table-cell>
          <table:table-cell office:value-type="float" office:value="91.106" calcext:value-type="float">
            <text:p>91,106</text:p>
          </table:table-cell>
          <table:table-cell office:value-type="float" office:value="104.527" calcext:value-type="float">
            <text:p>104,527</text:p>
          </table:table-cell>
          <table:table-cell office:value-type="float" office:value="368.818" calcext:value-type="float">
            <text:p>368,818</text:p>
          </table:table-cell>
          <table:table-cell office:value-type="float" office:value="390.925" calcext:value-type="float">
            <text:p>390,925</text:p>
          </table:table-cell>
          <table:table-cell office:value-type="float" office:value="364.106" calcext:value-type="float">
            <text:p>364,106</text:p>
          </table:table-cell>
          <table:table-cell office:value-type="float" office:value="377.527" calcext:value-type="float">
            <text:p>377,527</text:p>
          </table:table-cell>
        </table:table-row>
        <table:table-row table:style-name="ro1">
          <table:table-cell office:value-type="string" calcext:value-type="string">
            <text:p>heatind packet: 13, step:21</text:p>
          </table:table-cell>
          <table:table-cell office:value-type="float" office:value="96.7697" calcext:value-type="float">
            <text:p>96,7697</text:p>
          </table:table-cell>
          <table:table-cell office:value-type="float" office:value="118.994" calcext:value-type="float">
            <text:p>118,994</text:p>
          </table:table-cell>
          <table:table-cell office:value-type="float" office:value="91.4728" calcext:value-type="float">
            <text:p>91,4728</text:p>
          </table:table-cell>
          <table:table-cell office:value-type="float" office:value="105.548" calcext:value-type="float">
            <text:p>105,548</text:p>
          </table:table-cell>
          <table:table-cell office:value-type="float" office:value="369.77" calcext:value-type="float">
            <text:p>369,77</text:p>
          </table:table-cell>
          <table:table-cell office:value-type="float" office:value="391.994" calcext:value-type="float">
            <text:p>391,994</text:p>
          </table:table-cell>
          <table:table-cell office:value-type="float" office:value="364.473" calcext:value-type="float">
            <text:p>364,473</text:p>
          </table:table-cell>
          <table:table-cell office:value-type="float" office:value="378.548" calcext:value-type="float">
            <text:p>378,548</text:p>
          </table:table-cell>
        </table:table-row>
        <table:table-row table:style-name="ro1">
          <table:table-cell office:value-type="string" calcext:value-type="string">
            <text:p>cooling packet: 13, step:1</text:p>
          </table:table-cell>
          <table:table-cell office:value-type="float" office:value="96.2072" calcext:value-type="float">
            <text:p>96,2072</text:p>
          </table:table-cell>
          <table:table-cell office:value-type="float" office:value="106.786" calcext:value-type="float">
            <text:p>106,786</text:p>
          </table:table-cell>
          <table:table-cell office:value-type="float" office:value="91.8185" calcext:value-type="float">
            <text:p>91,8185</text:p>
          </table:table-cell>
          <table:table-cell office:value-type="float" office:value="103.025" calcext:value-type="float">
            <text:p>103,025</text:p>
          </table:table-cell>
          <table:table-cell office:value-type="float" office:value="369.207" calcext:value-type="float">
            <text:p>369,207</text:p>
          </table:table-cell>
          <table:table-cell office:value-type="float" office:value="379.786" calcext:value-type="float">
            <text:p>379,786</text:p>
          </table:table-cell>
          <table:table-cell office:value-type="float" office:value="364.818" calcext:value-type="float">
            <text:p>364,818</text:p>
          </table:table-cell>
          <table:table-cell office:value-type="float" office:value="376.025" calcext:value-type="float">
            <text:p>376,025</text:p>
          </table:table-cell>
        </table:table-row>
        <table:table-row table:style-name="ro1">
          <table:table-cell office:value-type="string" calcext:value-type="string">
            <text:p>cooling packet: 13, step:2</text:p>
          </table:table-cell>
          <table:table-cell office:value-type="float" office:value="93.4051" calcext:value-type="float">
            <text:p>93,4051</text:p>
          </table:table-cell>
          <table:table-cell office:value-type="float" office:value="101.707" calcext:value-type="float">
            <text:p>101,707</text:p>
          </table:table-cell>
          <table:table-cell office:value-type="float" office:value="92.0624" calcext:value-type="float">
            <text:p>92,0624</text:p>
          </table:table-cell>
          <table:table-cell office:value-type="float" office:value="99.2806" calcext:value-type="float">
            <text:p>99,2806</text:p>
          </table:table-cell>
          <table:table-cell office:value-type="float" office:value="366.405" calcext:value-type="float">
            <text:p>366,405</text:p>
          </table:table-cell>
          <table:table-cell office:value-type="float" office:value="374.707" calcext:value-type="float">
            <text:p>374,707</text:p>
          </table:table-cell>
          <table:table-cell office:value-type="float" office:value="365.062" calcext:value-type="float">
            <text:p>365,062</text:p>
          </table:table-cell>
          <table:table-cell office:value-type="float" office:value="372.281" calcext:value-type="float">
            <text:p>372,281</text:p>
          </table:table-cell>
        </table:table-row>
        <table:table-row table:style-name="ro1">
          <table:table-cell office:value-type="string" calcext:value-type="string">
            <text:p>cooling packet: 13, step:3</text:p>
          </table:table-cell>
          <table:table-cell office:value-type="float" office:value="90.1869" calcext:value-type="float">
            <text:p>90,1869</text:p>
          </table:table-cell>
          <table:table-cell office:value-type="float" office:value="97.8189" calcext:value-type="float">
            <text:p>97,8189</text:p>
          </table:table-cell>
          <table:table-cell office:value-type="float" office:value="92.203" calcext:value-type="float">
            <text:p>92,203</text:p>
          </table:table-cell>
          <table:table-cell office:value-type="float" office:value="95.7032" calcext:value-type="float">
            <text:p>95,7032</text:p>
          </table:table-cell>
          <table:table-cell office:value-type="float" office:value="363.187" calcext:value-type="float">
            <text:p>363,187</text:p>
          </table:table-cell>
          <table:table-cell office:value-type="float" office:value="370.819" calcext:value-type="float">
            <text:p>370,819</text:p>
          </table:table-cell>
          <table:table-cell office:value-type="float" office:value="365.203" calcext:value-type="float">
            <text:p>365,203</text:p>
          </table:table-cell>
          <table:table-cell office:value-type="float" office:value="368.703" calcext:value-type="float">
            <text:p>368,703</text:p>
          </table:table-cell>
        </table:table-row>
        <table:table-row table:style-name="ro1">
          <table:table-cell office:value-type="string" calcext:value-type="string">
            <text:p>cooling packet: 13, step:4</text:p>
          </table:table-cell>
          <table:table-cell office:value-type="float" office:value="87.047" calcext:value-type="float">
            <text:p>87,047</text:p>
          </table:table-cell>
          <table:table-cell office:value-type="float" office:value="94.3037" calcext:value-type="float">
            <text:p>94,3037</text:p>
          </table:table-cell>
          <table:table-cell office:value-type="float" office:value="92.2494" calcext:value-type="float">
            <text:p>92,2494</text:p>
          </table:table-cell>
          <table:table-cell office:value-type="float" office:value="92.3308" calcext:value-type="float">
            <text:p>92,3308</text:p>
          </table:table-cell>
          <table:table-cell office:value-type="float" office:value="360.047" calcext:value-type="float">
            <text:p>360,047</text:p>
          </table:table-cell>
          <table:table-cell office:value-type="float" office:value="367.304" calcext:value-type="float">
            <text:p>367,304</text:p>
          </table:table-cell>
          <table:table-cell office:value-type="float" office:value="365.249" calcext:value-type="float">
            <text:p>365,249</text:p>
          </table:table-cell>
          <table:table-cell office:value-type="float" office:value="365.331" calcext:value-type="float">
            <text:p>365,331</text:p>
          </table:table-cell>
        </table:table-row>
        <table:table-row table:style-name="ro1">
          <table:table-cell office:value-type="string" calcext:value-type="string">
            <text:p>cooling packet: 13, step:5</text:p>
          </table:table-cell>
          <table:table-cell office:value-type="float" office:value="84.0666" calcext:value-type="float">
            <text:p>84,0666</text:p>
          </table:table-cell>
          <table:table-cell office:value-type="float" office:value="91.0151" calcext:value-type="float">
            <text:p>91,0151</text:p>
          </table:table-cell>
          <table:table-cell office:value-type="float" office:value="92.21" calcext:value-type="float">
            <text:p>92,21</text:p>
          </table:table-cell>
          <table:table-cell office:value-type="float" office:value="89.1505" calcext:value-type="float">
            <text:p>89,1505</text:p>
          </table:table-cell>
          <table:table-cell office:value-type="float" office:value="357.067" calcext:value-type="float">
            <text:p>357,067</text:p>
          </table:table-cell>
          <table:table-cell office:value-type="float" office:value="364.015" calcext:value-type="float">
            <text:p>364,015</text:p>
          </table:table-cell>
          <table:table-cell office:value-type="float" office:value="365.21" calcext:value-type="float">
            <text:p>365,21</text:p>
          </table:table-cell>
          <table:table-cell office:value-type="float" office:value="362.15" calcext:value-type="float">
            <text:p>362,15</text:p>
          </table:table-cell>
        </table:table-row>
        <table:table-row table:style-name="ro1">
          <table:table-cell office:value-type="string" calcext:value-type="string">
            <text:p>cooling packet: 13, step:6</text:p>
          </table:table-cell>
          <table:table-cell office:value-type="float" office:value="81.2495" calcext:value-type="float">
            <text:p>81,2495</text:p>
          </table:table-cell>
          <table:table-cell office:value-type="float" office:value="87.9163" calcext:value-type="float">
            <text:p>87,9163</text:p>
          </table:table-cell>
          <table:table-cell office:value-type="float" office:value="92.0926" calcext:value-type="float">
            <text:p>92,0926</text:p>
          </table:table-cell>
          <table:table-cell office:value-type="float" office:value="86.1485" calcext:value-type="float">
            <text:p>86,1485</text:p>
          </table:table-cell>
          <table:table-cell office:value-type="float" office:value="354.25" calcext:value-type="float">
            <text:p>354,25</text:p>
          </table:table-cell>
          <table:table-cell office:value-type="float" office:value="360.916" calcext:value-type="float">
            <text:p>360,916</text:p>
          </table:table-cell>
          <table:table-cell office:value-type="float" office:value="365.093" calcext:value-type="float">
            <text:p>365,093</text:p>
          </table:table-cell>
          <table:table-cell office:value-type="float" office:value="359.148" calcext:value-type="float">
            <text:p>359,148</text:p>
          </table:table-cell>
        </table:table-row>
        <table:table-row table:style-name="ro1">
          <table:table-cell office:value-type="string" calcext:value-type="string">
            <text:p>cooling packet: 13, step:7</text:p>
          </table:table-cell>
          <table:table-cell office:value-type="float" office:value="78.5869" calcext:value-type="float">
            <text:p>78,5869</text:p>
          </table:table-cell>
          <table:table-cell office:value-type="float" office:value="84.99" calcext:value-type="float">
            <text:p>84,99</text:p>
          </table:table-cell>
          <table:table-cell office:value-type="float" office:value="91.9044" calcext:value-type="float">
            <text:p>91,9044</text:p>
          </table:table-cell>
          <table:table-cell office:value-type="float" office:value="83.312" calcext:value-type="float">
            <text:p>83,312</text:p>
          </table:table-cell>
          <table:table-cell office:value-type="float" office:value="351.587" calcext:value-type="float">
            <text:p>351,587</text:p>
          </table:table-cell>
          <table:table-cell office:value-type="float" office:value="357.99" calcext:value-type="float">
            <text:p>357,99</text:p>
          </table:table-cell>
          <table:table-cell office:value-type="float" office:value="364.904" calcext:value-type="float">
            <text:p>364,904</text:p>
          </table:table-cell>
          <table:table-cell office:value-type="float" office:value="356.312" calcext:value-type="float">
            <text:p>356,312</text:p>
          </table:table-cell>
        </table:table-row>
        <table:table-row table:style-name="ro1">
          <table:table-cell office:value-type="string" calcext:value-type="string">
            <text:p>cooling packet: 13, step:8</text:p>
          </table:table-cell>
          <table:table-cell office:value-type="float" office:value="76.0686" calcext:value-type="float">
            <text:p>76,0686</text:p>
          </table:table-cell>
          <table:table-cell office:value-type="float" office:value="82.2234" calcext:value-type="float">
            <text:p>82,2234</text:p>
          </table:table-cell>
          <table:table-cell office:value-type="float" office:value="91.6516" calcext:value-type="float">
            <text:p>91,6516</text:p>
          </table:table-cell>
          <table:table-cell office:value-type="float" office:value="80.6294" calcext:value-type="float">
            <text:p>80,6294</text:p>
          </table:table-cell>
          <table:table-cell office:value-type="float" office:value="349.069" calcext:value-type="float">
            <text:p>349,069</text:p>
          </table:table-cell>
          <table:table-cell office:value-type="float" office:value="355.223" calcext:value-type="float">
            <text:p>355,223</text:p>
          </table:table-cell>
          <table:table-cell office:value-type="float" office:value="364.652" calcext:value-type="float">
            <text:p>364,652</text:p>
          </table:table-cell>
          <table:table-cell office:value-type="float" office:value="353.629" calcext:value-type="float">
            <text:p>353,629</text:p>
          </table:table-cell>
        </table:table-row>
        <table:table-row table:style-name="ro1">
          <table:table-cell office:value-type="string" calcext:value-type="string">
            <text:p>cooling packet: 13, step:9</text:p>
          </table:table-cell>
          <table:table-cell office:value-type="float" office:value="73.6846" calcext:value-type="float">
            <text:p>73,6846</text:p>
          </table:table-cell>
          <table:table-cell office:value-type="float" office:value="79.6054" calcext:value-type="float">
            <text:p>79,6054</text:p>
          </table:table-cell>
          <table:table-cell office:value-type="float" office:value="91.3403" calcext:value-type="float">
            <text:p>91,3403</text:p>
          </table:table-cell>
          <table:table-cell office:value-type="float" office:value="78.0902" calcext:value-type="float">
            <text:p>78,0902</text:p>
          </table:table-cell>
          <table:table-cell office:value-type="float" office:value="346.685" calcext:value-type="float">
            <text:p>346,685</text:p>
          </table:table-cell>
          <table:table-cell office:value-type="float" office:value="352.605" calcext:value-type="float">
            <text:p>352,605</text:p>
          </table:table-cell>
          <table:table-cell office:value-type="float" office:value="364.34" calcext:value-type="float">
            <text:p>364,34</text:p>
          </table:table-cell>
          <table:table-cell office:value-type="float" office:value="351.09" calcext:value-type="float">
            <text:p>351,09</text:p>
          </table:table-cell>
        </table:table-row>
        <table:table-row table:style-name="ro1">
          <table:table-cell office:value-type="string" calcext:value-type="string">
            <text:p>cooling packet: 13, step:10</text:p>
          </table:table-cell>
          <table:table-cell office:value-type="float" office:value="71.426" calcext:value-type="float">
            <text:p>71,426</text:p>
          </table:table-cell>
          <table:table-cell office:value-type="float" office:value="77.1258" calcext:value-type="float">
            <text:p>77,1258</text:p>
          </table:table-cell>
          <table:table-cell office:value-type="float" office:value="90.9758" calcext:value-type="float">
            <text:p>90,9758</text:p>
          </table:table-cell>
          <table:table-cell office:value-type="float" office:value="75.6845" calcext:value-type="float">
            <text:p>75,6845</text:p>
          </table:table-cell>
          <table:table-cell office:value-type="float" office:value="344.426" calcext:value-type="float">
            <text:p>344,426</text:p>
          </table:table-cell>
          <table:table-cell office:value-type="float" office:value="350.126" calcext:value-type="float">
            <text:p>350,126</text:p>
          </table:table-cell>
          <table:table-cell office:value-type="float" office:value="363.976" calcext:value-type="float">
            <text:p>363,976</text:p>
          </table:table-cell>
          <table:table-cell office:value-type="float" office:value="348.685" calcext:value-type="float">
            <text:p>348,685</text:p>
          </table:table-cell>
        </table:table-row>
        <table:table-row table:style-name="ro1">
          <table:table-cell office:value-type="string" calcext:value-type="string">
            <text:p>cooling packet: 13, step:11</text:p>
          </table:table-cell>
          <table:table-cell office:value-type="float" office:value="69.2845" calcext:value-type="float">
            <text:p>69,2845</text:p>
          </table:table-cell>
          <table:table-cell office:value-type="float" office:value="74.7753" calcext:value-type="float">
            <text:p>74,7753</text:p>
          </table:table-cell>
          <table:table-cell office:value-type="float" office:value="90.5629" calcext:value-type="float">
            <text:p>90,5629</text:p>
          </table:table-cell>
          <table:table-cell office:value-type="float" office:value="73.4035" calcext:value-type="float">
            <text:p>73,4035</text:p>
          </table:table-cell>
          <table:table-cell office:value-type="float" office:value="342.284" calcext:value-type="float">
            <text:p>342,284</text:p>
          </table:table-cell>
          <table:table-cell office:value-type="float" office:value="347.775" calcext:value-type="float">
            <text:p>347,775</text:p>
          </table:table-cell>
          <table:table-cell office:value-type="float" office:value="363.563" calcext:value-type="float">
            <text:p>363,563</text:p>
          </table:table-cell>
          <table:table-cell office:value-type="float" office:value="346.404" calcext:value-type="float">
            <text:p>346,404</text:p>
          </table:table-cell>
        </table:table-row>
        <table:table-row table:style-name="ro1">
          <table:table-cell office:value-type="string" calcext:value-type="string">
            <text:p>heatind packet: 14, step:1</text:p>
          </table:table-cell>
          <table:table-cell office:value-type="float" office:value="68.4861" calcext:value-type="float">
            <text:p>68,4861</text:p>
          </table:table-cell>
          <table:table-cell office:value-type="float" office:value="84.6073" calcext:value-type="float">
            <text:p>84,6073</text:p>
          </table:table-cell>
          <table:table-cell office:value-type="float" office:value="90.1363" calcext:value-type="float">
            <text:p>90,1363</text:p>
          </table:table-cell>
          <table:table-cell office:value-type="float" office:value="74.294" calcext:value-type="float">
            <text:p>74,294</text:p>
          </table:table-cell>
          <table:table-cell office:value-type="float" office:value="341.486" calcext:value-type="float">
            <text:p>341,486</text:p>
          </table:table-cell>
          <table:table-cell office:value-type="float" office:value="357.607" calcext:value-type="float">
            <text:p>357,607</text:p>
          </table:table-cell>
          <table:table-cell office:value-type="float" office:value="363.136" calcext:value-type="float">
            <text:p>363,136</text:p>
          </table:table-cell>
          <table:table-cell office:value-type="float" office:value="347.294" calcext:value-type="float">
            <text:p>347,294</text:p>
          </table:table-cell>
        </table:table-row>
        <table:table-row table:style-name="ro1">
          <table:table-cell office:value-type="string" calcext:value-type="string">
            <text:p>heatind packet: 14, step:2</text:p>
          </table:table-cell>
          <table:table-cell office:value-type="float" office:value="69.8026" calcext:value-type="float">
            <text:p>69,8026</text:p>
          </table:table-cell>
          <table:table-cell office:value-type="float" office:value="88.2081" calcext:value-type="float">
            <text:p>88,2081</text:p>
          </table:table-cell>
          <table:table-cell office:value-type="float" office:value="89.7655" calcext:value-type="float">
            <text:p>89,7655</text:p>
          </table:table-cell>
          <table:table-cell office:value-type="float" office:value="76.4777" calcext:value-type="float">
            <text:p>76,4777</text:p>
          </table:table-cell>
          <table:table-cell office:value-type="float" office:value="342.803" calcext:value-type="float">
            <text:p>342,803</text:p>
          </table:table-cell>
          <table:table-cell office:value-type="float" office:value="361.208" calcext:value-type="float">
            <text:p>361,208</text:p>
          </table:table-cell>
          <table:table-cell office:value-type="float" office:value="362.765" calcext:value-type="float">
            <text:p>362,765</text:p>
          </table:table-cell>
          <table:table-cell office:value-type="float" office:value="349.478" calcext:value-type="float">
            <text:p>349,478</text:p>
          </table:table-cell>
        </table:table-row>
        <table:table-row table:style-name="ro1">
          <table:table-cell office:value-type="string" calcext:value-type="string">
            <text:p>heatind packet: 14, step:3</text:p>
          </table:table-cell>
          <table:table-cell office:value-type="float" office:value="71.6739" calcext:value-type="float">
            <text:p>71,6739</text:p>
          </table:table-cell>
          <table:table-cell office:value-type="float" office:value="90.7225" calcext:value-type="float">
            <text:p>90,7225</text:p>
          </table:table-cell>
          <table:table-cell office:value-type="float" office:value="89.4579" calcext:value-type="float">
            <text:p>89,4579</text:p>
          </table:table-cell>
          <table:table-cell office:value-type="float" office:value="78.647" calcext:value-type="float">
            <text:p>78,647</text:p>
          </table:table-cell>
          <table:table-cell office:value-type="float" office:value="344.674" calcext:value-type="float">
            <text:p>344,674</text:p>
          </table:table-cell>
          <table:table-cell office:value-type="float" office:value="363.722" calcext:value-type="float">
            <text:p>363,722</text:p>
          </table:table-cell>
          <table:table-cell office:value-type="float" office:value="362.458" calcext:value-type="float">
            <text:p>362,458</text:p>
          </table:table-cell>
          <table:table-cell office:value-type="float" office:value="351.647" calcext:value-type="float">
            <text:p>351,647</text:p>
          </table:table-cell>
        </table:table-row>
        <table:table-row table:style-name="ro1">
          <table:table-cell office:value-type="string" calcext:value-type="string">
            <text:p>heatind packet: 14, step:4</text:p>
          </table:table-cell>
          <table:table-cell office:value-type="float" office:value="73.5966" calcext:value-type="float">
            <text:p>73,5966</text:p>
          </table:table-cell>
          <table:table-cell office:value-type="float" office:value="92.9599" calcext:value-type="float">
            <text:p>92,9599</text:p>
          </table:table-cell>
          <table:table-cell office:value-type="float" office:value="89.2111" calcext:value-type="float">
            <text:p>89,2111</text:p>
          </table:table-cell>
          <table:table-cell office:value-type="float" office:value="80.7341" calcext:value-type="float">
            <text:p>80,7341</text:p>
          </table:table-cell>
          <table:table-cell office:value-type="float" office:value="346.597" calcext:value-type="float">
            <text:p>346,597</text:p>
          </table:table-cell>
          <table:table-cell office:value-type="float" office:value="365.96" calcext:value-type="float">
            <text:p>365,96</text:p>
          </table:table-cell>
          <table:table-cell office:value-type="float" office:value="362.211" calcext:value-type="float">
            <text:p>362,211</text:p>
          </table:table-cell>
          <table:table-cell office:value-type="float" office:value="353.734" calcext:value-type="float">
            <text:p>353,734</text:p>
          </table:table-cell>
        </table:table-row>
        <table:table-row table:style-name="ro1">
          <table:table-cell office:value-type="string" calcext:value-type="string">
            <text:p>heatind packet: 14, step:5</text:p>
          </table:table-cell>
          <table:table-cell office:value-type="float" office:value="75.4654" calcext:value-type="float">
            <text:p>75,4654</text:p>
          </table:table-cell>
          <table:table-cell office:value-type="float" office:value="95.0722" calcext:value-type="float">
            <text:p>95,0722</text:p>
          </table:table-cell>
          <table:table-cell office:value-type="float" office:value="89.0216" calcext:value-type="float">
            <text:p>89,0216</text:p>
          </table:table-cell>
          <table:table-cell office:value-type="float" office:value="82.737" calcext:value-type="float">
            <text:p>82,737</text:p>
          </table:table-cell>
          <table:table-cell office:value-type="float" office:value="348.465" calcext:value-type="float">
            <text:p>348,465</text:p>
          </table:table-cell>
          <table:table-cell office:value-type="float" office:value="368.072" calcext:value-type="float">
            <text:p>368,072</text:p>
          </table:table-cell>
          <table:table-cell office:value-type="float" office:value="362.022" calcext:value-type="float">
            <text:p>362,022</text:p>
          </table:table-cell>
          <table:table-cell office:value-type="float" office:value="355.737" calcext:value-type="float">
            <text:p>355,737</text:p>
          </table:table-cell>
        </table:table-row>
        <table:table-row table:style-name="ro1">
          <table:table-cell office:value-type="string" calcext:value-type="string">
            <text:p>heatind packet: 14, step:6</text:p>
          </table:table-cell>
          <table:table-cell office:value-type="float" office:value="77.262" calcext:value-type="float">
            <text:p>77,262</text:p>
          </table:table-cell>
          <table:table-cell office:value-type="float" office:value="97.0911" calcext:value-type="float">
            <text:p>97,0911</text:p>
          </table:table-cell>
          <table:table-cell office:value-type="float" office:value="88.8863" calcext:value-type="float">
            <text:p>88,8863</text:p>
          </table:table-cell>
          <table:table-cell office:value-type="float" office:value="84.6579" calcext:value-type="float">
            <text:p>84,6579</text:p>
          </table:table-cell>
          <table:table-cell office:value-type="float" office:value="350.262" calcext:value-type="float">
            <text:p>350,262</text:p>
          </table:table-cell>
          <table:table-cell office:value-type="float" office:value="370.091" calcext:value-type="float">
            <text:p>370,091</text:p>
          </table:table-cell>
          <table:table-cell office:value-type="float" office:value="361.886" calcext:value-type="float">
            <text:p>361,886</text:p>
          </table:table-cell>
          <table:table-cell office:value-type="float" office:value="357.658" calcext:value-type="float">
            <text:p>357,658</text:p>
          </table:table-cell>
        </table:table-row>
        <table:table-row table:style-name="ro1">
          <table:table-cell office:value-type="string" calcext:value-type="string">
            <text:p>heatind packet: 14, step:7</text:p>
          </table:table-cell>
          <table:table-cell office:value-type="float" office:value="78.9853" calcext:value-type="float">
            <text:p>78,9853</text:p>
          </table:table-cell>
          <table:table-cell office:value-type="float" office:value="99.0254" calcext:value-type="float">
            <text:p>99,0254</text:p>
          </table:table-cell>
          <table:table-cell office:value-type="float" office:value="88.8021" calcext:value-type="float">
            <text:p>88,8021</text:p>
          </table:table-cell>
          <table:table-cell office:value-type="float" office:value="86.5" calcext:value-type="float">
            <text:p>86,5</text:p>
          </table:table-cell>
          <table:table-cell office:value-type="float" office:value="351.985" calcext:value-type="float">
            <text:p>351,985</text:p>
          </table:table-cell>
          <table:table-cell office:value-type="float" office:value="372.025" calcext:value-type="float">
            <text:p>372,025</text:p>
          </table:table-cell>
          <table:table-cell office:value-type="float" office:value="361.802" calcext:value-type="float">
            <text:p>361,802</text:p>
          </table:table-cell>
          <table:table-cell office:value-type="float" office:value="359.5" calcext:value-type="float">
            <text:p>359,5</text:p>
          </table:table-cell>
        </table:table-row>
        <table:table-row table:style-name="ro1">
          <table:table-cell office:value-type="string" calcext:value-type="string">
            <text:p>heatind packet: 14, step:8</text:p>
          </table:table-cell>
          <table:table-cell office:value-type="float" office:value="80.6372" calcext:value-type="float">
            <text:p>80,6372</text:p>
          </table:table-cell>
          <table:table-cell office:value-type="float" office:value="100.879" calcext:value-type="float">
            <text:p>100,879</text:p>
          </table:table-cell>
          <table:table-cell office:value-type="float" office:value="88.766" calcext:value-type="float">
            <text:p>88,766</text:p>
          </table:table-cell>
          <table:table-cell office:value-type="float" office:value="88.2662" calcext:value-type="float">
            <text:p>88,2662</text:p>
          </table:table-cell>
          <table:table-cell office:value-type="float" office:value="353.637" calcext:value-type="float">
            <text:p>353,637</text:p>
          </table:table-cell>
          <table:table-cell office:value-type="float" office:value="373.879" calcext:value-type="float">
            <text:p>373,879</text:p>
          </table:table-cell>
          <table:table-cell office:value-type="float" office:value="361.766" calcext:value-type="float">
            <text:p>361,766</text:p>
          </table:table-cell>
          <table:table-cell office:value-type="float" office:value="361.266" calcext:value-type="float">
            <text:p>361,266</text:p>
          </table:table-cell>
        </table:table-row>
        <table:table-row table:style-name="ro1">
          <table:table-cell office:value-type="string" calcext:value-type="string">
            <text:p>heatind packet: 14, step:9</text:p>
          </table:table-cell>
          <table:table-cell office:value-type="float" office:value="82.2204" calcext:value-type="float">
            <text:p>82,2204</text:p>
          </table:table-cell>
          <table:table-cell office:value-type="float" office:value="102.656" calcext:value-type="float">
            <text:p>102,656</text:p>
          </table:table-cell>
          <table:table-cell office:value-type="float" office:value="88.7752" calcext:value-type="float">
            <text:p>88,7752</text:p>
          </table:table-cell>
          <table:table-cell office:value-type="float" office:value="89.9594" calcext:value-type="float">
            <text:p>89,9594</text:p>
          </table:table-cell>
          <table:table-cell office:value-type="float" office:value="355.22" calcext:value-type="float">
            <text:p>355,22</text:p>
          </table:table-cell>
          <table:table-cell office:value-type="float" office:value="375.656" calcext:value-type="float">
            <text:p>375,656</text:p>
          </table:table-cell>
          <table:table-cell office:value-type="float" office:value="361.775" calcext:value-type="float">
            <text:p>361,775</text:p>
          </table:table-cell>
          <table:table-cell office:value-type="float" office:value="362.959" calcext:value-type="float">
            <text:p>362,959</text:p>
          </table:table-cell>
        </table:table-row>
        <table:table-row table:style-name="ro1">
          <table:table-cell office:value-type="string" calcext:value-type="string">
            <text:p>heatind packet: 14, step:10</text:p>
          </table:table-cell>
          <table:table-cell office:value-type="float" office:value="83.7377" calcext:value-type="float">
            <text:p>83,7377</text:p>
          </table:table-cell>
          <table:table-cell office:value-type="float" office:value="104.359" calcext:value-type="float">
            <text:p>104,359</text:p>
          </table:table-cell>
          <table:table-cell office:value-type="float" office:value="88.8268" calcext:value-type="float">
            <text:p>88,8268</text:p>
          </table:table-cell>
          <table:table-cell office:value-type="float" office:value="91.5826" calcext:value-type="float">
            <text:p>91,5826</text:p>
          </table:table-cell>
          <table:table-cell office:value-type="float" office:value="356.738" calcext:value-type="float">
            <text:p>356,738</text:p>
          </table:table-cell>
          <table:table-cell office:value-type="float" office:value="377.359" calcext:value-type="float">
            <text:p>377,359</text:p>
          </table:table-cell>
          <table:table-cell office:value-type="float" office:value="361.827" calcext:value-type="float">
            <text:p>361,827</text:p>
          </table:table-cell>
          <table:table-cell office:value-type="float" office:value="364.583" calcext:value-type="float">
            <text:p>364,583</text:p>
          </table:table-cell>
        </table:table-row>
        <table:table-row table:style-name="ro1">
          <table:table-cell office:value-type="string" calcext:value-type="string">
            <text:p>heatind packet: 14, step:11</text:p>
          </table:table-cell>
          <table:table-cell office:value-type="float" office:value="85.1917" calcext:value-type="float">
            <text:p>85,1917</text:p>
          </table:table-cell>
          <table:table-cell office:value-type="float" office:value="105.992" calcext:value-type="float">
            <text:p>105,992</text:p>
          </table:table-cell>
          <table:table-cell office:value-type="float" office:value="88.9182" calcext:value-type="float">
            <text:p>88,9182</text:p>
          </table:table-cell>
          <table:table-cell office:value-type="float" office:value="93.1385" calcext:value-type="float">
            <text:p>93,1385</text:p>
          </table:table-cell>
          <table:table-cell office:value-type="float" office:value="358.192" calcext:value-type="float">
            <text:p>358,192</text:p>
          </table:table-cell>
          <table:table-cell office:value-type="float" office:value="378.992" calcext:value-type="float">
            <text:p>378,992</text:p>
          </table:table-cell>
          <table:table-cell office:value-type="float" office:value="361.918" calcext:value-type="float">
            <text:p>361,918</text:p>
          </table:table-cell>
          <table:table-cell office:value-type="float" office:value="366.139" calcext:value-type="float">
            <text:p>366,139</text:p>
          </table:table-cell>
        </table:table-row>
        <table:table-row table:style-name="ro1">
          <table:table-cell office:value-type="string" calcext:value-type="string">
            <text:p>heatind packet: 14, step:12</text:p>
          </table:table-cell>
          <table:table-cell office:value-type="float" office:value="86.585" calcext:value-type="float">
            <text:p>86,585</text:p>
          </table:table-cell>
          <table:table-cell office:value-type="float" office:value="107.556" calcext:value-type="float">
            <text:p>107,556</text:p>
          </table:table-cell>
          <table:table-cell office:value-type="float" office:value="89.047" calcext:value-type="float">
            <text:p>89,047</text:p>
          </table:table-cell>
          <table:table-cell office:value-type="float" office:value="94.63" calcext:value-type="float">
            <text:p>94,63</text:p>
          </table:table-cell>
          <table:table-cell office:value-type="float" office:value="359.585" calcext:value-type="float">
            <text:p>359,585</text:p>
          </table:table-cell>
          <table:table-cell office:value-type="float" office:value="380.556" calcext:value-type="float">
            <text:p>380,556</text:p>
          </table:table-cell>
          <table:table-cell office:value-type="float" office:value="362.047" calcext:value-type="float">
            <text:p>362,047</text:p>
          </table:table-cell>
          <table:table-cell office:value-type="float" office:value="367.63" calcext:value-type="float">
            <text:p>367,63</text:p>
          </table:table-cell>
        </table:table-row>
        <table:table-row table:style-name="ro1">
          <table:table-cell office:value-type="string" calcext:value-type="string">
            <text:p>heatind packet: 14, step:13</text:p>
          </table:table-cell>
          <table:table-cell office:value-type="float" office:value="87.9201" calcext:value-type="float">
            <text:p>87,9201</text:p>
          </table:table-cell>
          <table:table-cell office:value-type="float" office:value="109.055" calcext:value-type="float">
            <text:p>109,055</text:p>
          </table:table-cell>
          <table:table-cell office:value-type="float" office:value="89.2105" calcext:value-type="float">
            <text:p>89,2105</text:p>
          </table:table-cell>
          <table:table-cell office:value-type="float" office:value="96.0596" calcext:value-type="float">
            <text:p>96,0596</text:p>
          </table:table-cell>
          <table:table-cell office:value-type="float" office:value="360.92" calcext:value-type="float">
            <text:p>360,92</text:p>
          </table:table-cell>
          <table:table-cell office:value-type="float" office:value="382.055" calcext:value-type="float">
            <text:p>382,055</text:p>
          </table:table-cell>
          <table:table-cell office:value-type="float" office:value="362.21" calcext:value-type="float">
            <text:p>362,21</text:p>
          </table:table-cell>
          <table:table-cell office:value-type="float" office:value="369.06" calcext:value-type="float">
            <text:p>369,06</text:p>
          </table:table-cell>
        </table:table-row>
        <table:table-row table:style-name="ro1">
          <table:table-cell office:value-type="string" calcext:value-type="string">
            <text:p>heatind packet: 14, step:14</text:p>
          </table:table-cell>
          <table:table-cell office:value-type="float" office:value="89.1995" calcext:value-type="float">
            <text:p>89,1995</text:p>
          </table:table-cell>
          <table:table-cell office:value-type="float" office:value="110.491" calcext:value-type="float">
            <text:p>110,491</text:p>
          </table:table-cell>
          <table:table-cell office:value-type="float" office:value="89.4065" calcext:value-type="float">
            <text:p>89,4065</text:p>
          </table:table-cell>
          <table:table-cell office:value-type="float" office:value="97.43" calcext:value-type="float">
            <text:p>97,43</text:p>
          </table:table-cell>
          <table:table-cell office:value-type="float" office:value="362.2" calcext:value-type="float">
            <text:p>362,2</text:p>
          </table:table-cell>
          <table:table-cell office:value-type="float" office:value="383.491" calcext:value-type="float">
            <text:p>383,491</text:p>
          </table:table-cell>
          <table:table-cell office:value-type="float" office:value="362.406" calcext:value-type="float">
            <text:p>362,406</text:p>
          </table:table-cell>
          <table:table-cell office:value-type="float" office:value="370.43" calcext:value-type="float">
            <text:p>370,43</text:p>
          </table:table-cell>
        </table:table-row>
        <table:table-row table:style-name="ro1">
          <table:table-cell office:value-type="string" calcext:value-type="string">
            <text:p>heatind packet: 14, step:15</text:p>
          </table:table-cell>
          <table:table-cell office:value-type="float" office:value="90.4255" calcext:value-type="float">
            <text:p>90,4255</text:p>
          </table:table-cell>
          <table:table-cell office:value-type="float" office:value="111.868" calcext:value-type="float">
            <text:p>111,868</text:p>
          </table:table-cell>
          <table:table-cell office:value-type="float" office:value="89.6327" calcext:value-type="float">
            <text:p>89,6327</text:p>
          </table:table-cell>
          <table:table-cell office:value-type="float" office:value="98.7436" calcext:value-type="float">
            <text:p>98,7436</text:p>
          </table:table-cell>
          <table:table-cell office:value-type="float" office:value="363.426" calcext:value-type="float">
            <text:p>363,426</text:p>
          </table:table-cell>
          <table:table-cell office:value-type="float" office:value="384.868" calcext:value-type="float">
            <text:p>384,868</text:p>
          </table:table-cell>
          <table:table-cell office:value-type="float" office:value="362.633" calcext:value-type="float">
            <text:p>362,633</text:p>
          </table:table-cell>
          <table:table-cell office:value-type="float" office:value="371.744" calcext:value-type="float">
            <text:p>371,744</text:p>
          </table:table-cell>
        </table:table-row>
        <table:table-row table:style-name="ro1">
          <table:table-cell office:value-type="string" calcext:value-type="string">
            <text:p>heatind packet: 14, step:16</text:p>
          </table:table-cell>
          <table:table-cell office:value-type="float" office:value="91.6005" calcext:value-type="float">
            <text:p>91,6005</text:p>
          </table:table-cell>
          <table:table-cell office:value-type="float" office:value="113.187" calcext:value-type="float">
            <text:p>113,187</text:p>
          </table:table-cell>
          <table:table-cell office:value-type="float" office:value="89.8871" calcext:value-type="float">
            <text:p>89,8871</text:p>
          </table:table-cell>
          <table:table-cell office:value-type="float" office:value="100.003" calcext:value-type="float">
            <text:p>100,003</text:p>
          </table:table-cell>
          <table:table-cell office:value-type="float" office:value="364.6" calcext:value-type="float">
            <text:p>364,6</text:p>
          </table:table-cell>
          <table:table-cell office:value-type="float" office:value="386.187" calcext:value-type="float">
            <text:p>386,187</text:p>
          </table:table-cell>
          <table:table-cell office:value-type="float" office:value="362.887" calcext:value-type="float">
            <text:p>362,887</text:p>
          </table:table-cell>
          <table:table-cell office:value-type="float" office:value="373.003" calcext:value-type="float">
            <text:p>373,003</text:p>
          </table:table-cell>
        </table:table-row>
        <table:table-row table:style-name="ro1">
          <table:table-cell office:value-type="string" calcext:value-type="string">
            <text:p>heatind packet: 14, step:17</text:p>
          </table:table-cell>
          <table:table-cell office:value-type="float" office:value="92.7265" calcext:value-type="float">
            <text:p>92,7265</text:p>
          </table:table-cell>
          <table:table-cell office:value-type="float" office:value="114.452" calcext:value-type="float">
            <text:p>114,452</text:p>
          </table:table-cell>
          <table:table-cell office:value-type="float" office:value="90.1675" calcext:value-type="float">
            <text:p>90,1675</text:p>
          </table:table-cell>
          <table:table-cell office:value-type="float" office:value="101.21" calcext:value-type="float">
            <text:p>101,21</text:p>
          </table:table-cell>
          <table:table-cell office:value-type="float" office:value="365.727" calcext:value-type="float">
            <text:p>365,727</text:p>
          </table:table-cell>
          <table:table-cell office:value-type="float" office:value="387.452" calcext:value-type="float">
            <text:p>387,452</text:p>
          </table:table-cell>
          <table:table-cell office:value-type="float" office:value="363.167" calcext:value-type="float">
            <text:p>363,167</text:p>
          </table:table-cell>
          <table:table-cell office:value-type="float" office:value="374.21" calcext:value-type="float">
            <text:p>374,21</text:p>
          </table:table-cell>
        </table:table-row>
        <table:table-row table:style-name="ro1">
          <table:table-cell office:value-type="string" calcext:value-type="string">
            <text:p>heatind packet: 14, step:18</text:p>
          </table:table-cell>
          <table:table-cell office:value-type="float" office:value="93.8059" calcext:value-type="float">
            <text:p>93,8059</text:p>
          </table:table-cell>
          <table:table-cell office:value-type="float" office:value="115.664" calcext:value-type="float">
            <text:p>115,664</text:p>
          </table:table-cell>
          <table:table-cell office:value-type="float" office:value="90.472" calcext:value-type="float">
            <text:p>90,472</text:p>
          </table:table-cell>
          <table:table-cell office:value-type="float" office:value="102.368" calcext:value-type="float">
            <text:p>102,368</text:p>
          </table:table-cell>
          <table:table-cell office:value-type="float" office:value="366.806" calcext:value-type="float">
            <text:p>366,806</text:p>
          </table:table-cell>
          <table:table-cell office:value-type="float" office:value="388.664" calcext:value-type="float">
            <text:p>388,664</text:p>
          </table:table-cell>
          <table:table-cell office:value-type="float" office:value="363.472" calcext:value-type="float">
            <text:p>363,472</text:p>
          </table:table-cell>
          <table:table-cell office:value-type="float" office:value="375.368" calcext:value-type="float">
            <text:p>375,368</text:p>
          </table:table-cell>
        </table:table-row>
        <table:table-row table:style-name="ro1">
          <table:table-cell office:value-type="string" calcext:value-type="string">
            <text:p>heatind packet: 14, step:19</text:p>
          </table:table-cell>
          <table:table-cell office:value-type="float" office:value="94.8405" calcext:value-type="float">
            <text:p>94,8405</text:p>
          </table:table-cell>
          <table:table-cell office:value-type="float" office:value="116.826" calcext:value-type="float">
            <text:p>116,826</text:p>
          </table:table-cell>
          <table:table-cell office:value-type="float" office:value="90.7988" calcext:value-type="float">
            <text:p>90,7988</text:p>
          </table:table-cell>
          <table:table-cell office:value-type="float" office:value="103.478" calcext:value-type="float">
            <text:p>103,478</text:p>
          </table:table-cell>
          <table:table-cell office:value-type="float" office:value="367.84" calcext:value-type="float">
            <text:p>367,84</text:p>
          </table:table-cell>
          <table:table-cell office:value-type="float" office:value="389.826" calcext:value-type="float">
            <text:p>389,826</text:p>
          </table:table-cell>
          <table:table-cell office:value-type="float" office:value="363.799" calcext:value-type="float">
            <text:p>363,799</text:p>
          </table:table-cell>
          <table:table-cell office:value-type="float" office:value="376.478" calcext:value-type="float">
            <text:p>376,478</text:p>
          </table:table-cell>
        </table:table-row>
        <table:table-row table:style-name="ro1">
          <table:table-cell office:value-type="string" calcext:value-type="string">
            <text:p>heatind packet: 14, step:20</text:p>
          </table:table-cell>
          <table:table-cell office:value-type="float" office:value="95.8323" calcext:value-type="float">
            <text:p>95,8323</text:p>
          </table:table-cell>
          <table:table-cell office:value-type="float" office:value="117.941" calcext:value-type="float">
            <text:p>117,941</text:p>
          </table:table-cell>
          <table:table-cell office:value-type="float" office:value="91.1461" calcext:value-type="float">
            <text:p>91,1461</text:p>
          </table:table-cell>
          <table:table-cell office:value-type="float" office:value="104.542" calcext:value-type="float">
            <text:p>104,542</text:p>
          </table:table-cell>
          <table:table-cell office:value-type="float" office:value="368.832" calcext:value-type="float">
            <text:p>368,832</text:p>
          </table:table-cell>
          <table:table-cell office:value-type="float" office:value="390.941" calcext:value-type="float">
            <text:p>390,941</text:p>
          </table:table-cell>
          <table:table-cell office:value-type="float" office:value="364.146" calcext:value-type="float">
            <text:p>364,146</text:p>
          </table:table-cell>
          <table:table-cell office:value-type="float" office:value="377.542" calcext:value-type="float">
            <text:p>377,542</text:p>
          </table:table-cell>
        </table:table-row>
        <table:table-row table:style-name="ro1">
          <table:table-cell office:value-type="string" calcext:value-type="string">
            <text:p>heatind packet: 14, step:21</text:p>
          </table:table-cell>
          <table:table-cell office:value-type="float" office:value="96.7834" calcext:value-type="float">
            <text:p>96,7834</text:p>
          </table:table-cell>
          <table:table-cell office:value-type="float" office:value="119.009" calcext:value-type="float">
            <text:p>119,009</text:p>
          </table:table-cell>
          <table:table-cell office:value-type="float" office:value="91.5123" calcext:value-type="float">
            <text:p>91,5123</text:p>
          </table:table-cell>
          <table:table-cell office:value-type="float" office:value="105.563" calcext:value-type="float">
            <text:p>105,563</text:p>
          </table:table-cell>
          <table:table-cell office:value-type="float" office:value="369.783" calcext:value-type="float">
            <text:p>369,783</text:p>
          </table:table-cell>
          <table:table-cell office:value-type="float" office:value="392.009" calcext:value-type="float">
            <text:p>392,009</text:p>
          </table:table-cell>
          <table:table-cell office:value-type="float" office:value="364.512" calcext:value-type="float">
            <text:p>364,512</text:p>
          </table:table-cell>
          <table:table-cell office:value-type="float" office:value="378.563" calcext:value-type="float">
            <text:p>378,563</text:p>
          </table:table-cell>
        </table:table-row>
        <table:table-row table:style-name="ro1">
          <table:table-cell office:value-type="string" calcext:value-type="string">
            <text:p>cooling packet: 14, step:1</text:p>
          </table:table-cell>
          <table:table-cell office:value-type="float" office:value="96.2206" calcext:value-type="float">
            <text:p>96,2206</text:p>
          </table:table-cell>
          <table:table-cell office:value-type="float" office:value="106.801" calcext:value-type="float">
            <text:p>106,801</text:p>
          </table:table-cell>
          <table:table-cell office:value-type="float" office:value="91.8573" calcext:value-type="float">
            <text:p>91,8573</text:p>
          </table:table-cell>
          <table:table-cell office:value-type="float" office:value="103.039" calcext:value-type="float">
            <text:p>103,039</text:p>
          </table:table-cell>
          <table:table-cell office:value-type="float" office:value="369.221" calcext:value-type="float">
            <text:p>369,221</text:p>
          </table:table-cell>
          <table:table-cell office:value-type="float" office:value="379.801" calcext:value-type="float">
            <text:p>379,801</text:p>
          </table:table-cell>
          <table:table-cell office:value-type="float" office:value="364.857" calcext:value-type="float">
            <text:p>364,857</text:p>
          </table:table-cell>
          <table:table-cell office:value-type="float" office:value="376.039" calcext:value-type="float">
            <text:p>376,039</text:p>
          </table:table-cell>
        </table:table-row>
        <table:table-row table:style-name="ro1">
          <table:table-cell office:value-type="string" calcext:value-type="string">
            <text:p>cooling packet: 14, step:2</text:p>
          </table:table-cell>
          <table:table-cell office:value-type="float" office:value="93.4181" calcext:value-type="float">
            <text:p>93,4181</text:p>
          </table:table-cell>
          <table:table-cell office:value-type="float" office:value="101.721" calcext:value-type="float">
            <text:p>101,721</text:p>
          </table:table-cell>
          <table:table-cell office:value-type="float" office:value="92.1005" calcext:value-type="float">
            <text:p>92,1005</text:p>
          </table:table-cell>
          <table:table-cell office:value-type="float" office:value="99.2948" calcext:value-type="float">
            <text:p>99,2948</text:p>
          </table:table-cell>
          <table:table-cell office:value-type="float" office:value="366.418" calcext:value-type="float">
            <text:p>366,418</text:p>
          </table:table-cell>
          <table:table-cell office:value-type="float" office:value="374.721" calcext:value-type="float">
            <text:p>374,721</text:p>
          </table:table-cell>
          <table:table-cell office:value-type="float" office:value="365.101" calcext:value-type="float">
            <text:p>365,101</text:p>
          </table:table-cell>
          <table:table-cell office:value-type="float" office:value="372.295" calcext:value-type="float">
            <text:p>372,295</text:p>
          </table:table-cell>
        </table:table-row>
        <table:table-row table:style-name="ro1">
          <table:table-cell office:value-type="string" calcext:value-type="string">
            <text:p>cooling packet: 14, step:3</text:p>
          </table:table-cell>
          <table:table-cell office:value-type="float" office:value="90.1995" calcext:value-type="float">
            <text:p>90,1995</text:p>
          </table:table-cell>
          <table:table-cell office:value-type="float" office:value="97.8328" calcext:value-type="float">
            <text:p>97,8328</text:p>
          </table:table-cell>
          <table:table-cell office:value-type="float" office:value="92.2406" calcext:value-type="float">
            <text:p>92,2406</text:p>
          </table:table-cell>
          <table:table-cell office:value-type="float" office:value="95.7169" calcext:value-type="float">
            <text:p>95,7169</text:p>
          </table:table-cell>
          <table:table-cell office:value-type="float" office:value="363.2" calcext:value-type="float">
            <text:p>363,2</text:p>
          </table:table-cell>
          <table:table-cell office:value-type="float" office:value="370.833" calcext:value-type="float">
            <text:p>370,833</text:p>
          </table:table-cell>
          <table:table-cell office:value-type="float" office:value="365.241" calcext:value-type="float">
            <text:p>365,241</text:p>
          </table:table-cell>
          <table:table-cell office:value-type="float" office:value="368.717" calcext:value-type="float">
            <text:p>368,717</text:p>
          </table:table-cell>
        </table:table-row>
        <table:table-row table:style-name="ro1">
          <table:table-cell office:value-type="string" calcext:value-type="string">
            <text:p>cooling packet: 14, step:4</text:p>
          </table:table-cell>
          <table:table-cell office:value-type="float" office:value="87.0593" calcext:value-type="float">
            <text:p>87,0593</text:p>
          </table:table-cell>
          <table:table-cell office:value-type="float" office:value="94.3172" calcext:value-type="float">
            <text:p>94,3172</text:p>
          </table:table-cell>
          <table:table-cell office:value-type="float" office:value="92.2863" calcext:value-type="float">
            <text:p>92,2863</text:p>
          </table:table-cell>
          <table:table-cell office:value-type="float" office:value="92.3441" calcext:value-type="float">
            <text:p>92,3441</text:p>
          </table:table-cell>
          <table:table-cell office:value-type="float" office:value="360.059" calcext:value-type="float">
            <text:p>360,059</text:p>
          </table:table-cell>
          <table:table-cell office:value-type="float" office:value="367.317" calcext:value-type="float">
            <text:p>367,317</text:p>
          </table:table-cell>
          <table:table-cell office:value-type="float" office:value="365.286" calcext:value-type="float">
            <text:p>365,286</text:p>
          </table:table-cell>
          <table:table-cell office:value-type="float" office:value="365.344" calcext:value-type="float">
            <text:p>365,344</text:p>
          </table:table-cell>
        </table:table-row>
        <table:table-row table:style-name="ro1">
          <table:table-cell office:value-type="string" calcext:value-type="string">
            <text:p>cooling packet: 14, step:5</text:p>
          </table:table-cell>
          <table:table-cell office:value-type="float" office:value="84.0786" calcext:value-type="float">
            <text:p>84,0786</text:p>
          </table:table-cell>
          <table:table-cell office:value-type="float" office:value="91.0283" calcext:value-type="float">
            <text:p>91,0283</text:p>
          </table:table-cell>
          <table:table-cell office:value-type="float" office:value="92.2463" calcext:value-type="float">
            <text:p>92,2463</text:p>
          </table:table-cell>
          <table:table-cell office:value-type="float" office:value="89.1635" calcext:value-type="float">
            <text:p>89,1635</text:p>
          </table:table-cell>
          <table:table-cell office:value-type="float" office:value="357.079" calcext:value-type="float">
            <text:p>357,079</text:p>
          </table:table-cell>
          <table:table-cell office:value-type="float" office:value="364.028" calcext:value-type="float">
            <text:p>364,028</text:p>
          </table:table-cell>
          <table:table-cell office:value-type="float" office:value="365.246" calcext:value-type="float">
            <text:p>365,246</text:p>
          </table:table-cell>
          <table:table-cell office:value-type="float" office:value="362.163" calcext:value-type="float">
            <text:p>362,163</text:p>
          </table:table-cell>
        </table:table-row>
        <table:table-row table:style-name="ro1">
          <table:table-cell office:value-type="string" calcext:value-type="string">
            <text:p>cooling packet: 14, step:6</text:p>
          </table:table-cell>
          <table:table-cell office:value-type="float" office:value="81.2612" calcext:value-type="float">
            <text:p>81,2612</text:p>
          </table:table-cell>
          <table:table-cell office:value-type="float" office:value="87.9291" calcext:value-type="float">
            <text:p>87,9291</text:p>
          </table:table-cell>
          <table:table-cell office:value-type="float" office:value="92.1283" calcext:value-type="float">
            <text:p>92,1283</text:p>
          </table:table-cell>
          <table:table-cell office:value-type="float" office:value="86.1611" calcext:value-type="float">
            <text:p>86,1611</text:p>
          </table:table-cell>
          <table:table-cell office:value-type="float" office:value="354.261" calcext:value-type="float">
            <text:p>354,261</text:p>
          </table:table-cell>
          <table:table-cell office:value-type="float" office:value="360.929" calcext:value-type="float">
            <text:p>360,929</text:p>
          </table:table-cell>
          <table:table-cell office:value-type="float" office:value="365.128" calcext:value-type="float">
            <text:p>365,128</text:p>
          </table:table-cell>
          <table:table-cell office:value-type="float" office:value="359.161" calcext:value-type="float">
            <text:p>359,161</text:p>
          </table:table-cell>
        </table:table-row>
        <table:table-row table:style-name="ro1">
          <table:table-cell office:value-type="string" calcext:value-type="string">
            <text:p>cooling packet: 14, step:7</text:p>
          </table:table-cell>
          <table:table-cell office:value-type="float" office:value="78.5983" calcext:value-type="float">
            <text:p>78,5983</text:p>
          </table:table-cell>
          <table:table-cell office:value-type="float" office:value="85.0025" calcext:value-type="float">
            <text:p>85,0025</text:p>
          </table:table-cell>
          <table:table-cell office:value-type="float" office:value="91.9395" calcext:value-type="float">
            <text:p>91,9395</text:p>
          </table:table-cell>
          <table:table-cell office:value-type="float" office:value="83.3243" calcext:value-type="float">
            <text:p>83,3243</text:p>
          </table:table-cell>
          <table:table-cell office:value-type="float" office:value="351.598" calcext:value-type="float">
            <text:p>351,598</text:p>
          </table:table-cell>
          <table:table-cell office:value-type="float" office:value="358.003" calcext:value-type="float">
            <text:p>358,003</text:p>
          </table:table-cell>
          <table:table-cell office:value-type="float" office:value="364.939" calcext:value-type="float">
            <text:p>364,939</text:p>
          </table:table-cell>
          <table:table-cell office:value-type="float" office:value="356.324" calcext:value-type="float">
            <text:p>356,324</text:p>
          </table:table-cell>
        </table:table-row>
        <table:table-row table:style-name="ro1">
          <table:table-cell office:value-type="string" calcext:value-type="string">
            <text:p>cooling packet: 14, step:8</text:p>
          </table:table-cell>
          <table:table-cell office:value-type="float" office:value="76.0797" calcext:value-type="float">
            <text:p>76,0797</text:p>
          </table:table-cell>
          <table:table-cell office:value-type="float" office:value="82.2356" calcext:value-type="float">
            <text:p>82,2356</text:p>
          </table:table-cell>
          <table:table-cell office:value-type="float" office:value="91.6861" calcext:value-type="float">
            <text:p>91,6861</text:p>
          </table:table-cell>
          <table:table-cell office:value-type="float" office:value="80.6415" calcext:value-type="float">
            <text:p>80,6415</text:p>
          </table:table-cell>
          <table:table-cell office:value-type="float" office:value="349.08" calcext:value-type="float">
            <text:p>349,08</text:p>
          </table:table-cell>
          <table:table-cell office:value-type="float" office:value="355.236" calcext:value-type="float">
            <text:p>355,236</text:p>
          </table:table-cell>
          <table:table-cell office:value-type="float" office:value="364.686" calcext:value-type="float">
            <text:p>364,686</text:p>
          </table:table-cell>
          <table:table-cell office:value-type="float" office:value="353.641" calcext:value-type="float">
            <text:p>353,641</text:p>
          </table:table-cell>
        </table:table-row>
        <table:table-row table:style-name="ro1">
          <table:table-cell office:value-type="string" calcext:value-type="string">
            <text:p>cooling packet: 14, step:9</text:p>
          </table:table-cell>
          <table:table-cell office:value-type="float" office:value="73.6955" calcext:value-type="float">
            <text:p>73,6955</text:p>
          </table:table-cell>
          <table:table-cell office:value-type="float" office:value="79.6173" calcext:value-type="float">
            <text:p>79,6173</text:p>
          </table:table-cell>
          <table:table-cell office:value-type="float" office:value="91.3742" calcext:value-type="float">
            <text:p>91,3742</text:p>
          </table:table-cell>
          <table:table-cell office:value-type="float" office:value="78.102" calcext:value-type="float">
            <text:p>78,102</text:p>
          </table:table-cell>
          <table:table-cell office:value-type="float" office:value="346.695" calcext:value-type="float">
            <text:p>346,695</text:p>
          </table:table-cell>
          <table:table-cell office:value-type="float" office:value="352.617" calcext:value-type="float">
            <text:p>352,617</text:p>
          </table:table-cell>
          <table:table-cell office:value-type="float" office:value="364.374" calcext:value-type="float">
            <text:p>364,374</text:p>
          </table:table-cell>
          <table:table-cell office:value-type="float" office:value="351.102" calcext:value-type="float">
            <text:p>351,102</text:p>
          </table:table-cell>
        </table:table-row>
        <table:table-row table:style-name="ro1">
          <table:table-cell office:value-type="string" calcext:value-type="string">
            <text:p>cooling packet: 14, step:10</text:p>
          </table:table-cell>
          <table:table-cell office:value-type="float" office:value="71.4366" calcext:value-type="float">
            <text:p>71,4366</text:p>
          </table:table-cell>
          <table:table-cell office:value-type="float" office:value="77.1374" calcext:value-type="float">
            <text:p>77,1374</text:p>
          </table:table-cell>
          <table:table-cell office:value-type="float" office:value="91.0091" calcext:value-type="float">
            <text:p>91,0091</text:p>
          </table:table-cell>
          <table:table-cell office:value-type="float" office:value="75.696" calcext:value-type="float">
            <text:p>75,696</text:p>
          </table:table-cell>
          <table:table-cell office:value-type="float" office:value="344.437" calcext:value-type="float">
            <text:p>344,437</text:p>
          </table:table-cell>
          <table:table-cell office:value-type="float" office:value="350.137" calcext:value-type="float">
            <text:p>350,137</text:p>
          </table:table-cell>
          <table:table-cell office:value-type="float" office:value="364.009" calcext:value-type="float">
            <text:p>364,009</text:p>
          </table:table-cell>
          <table:table-cell office:value-type="float" office:value="348.696" calcext:value-type="float">
            <text:p>348,696</text:p>
          </table:table-cell>
        </table:table-row>
        <table:table-row table:style-name="ro1">
          <table:table-cell office:value-type="string" calcext:value-type="string">
            <text:p>cooling packet: 14, step:11</text:p>
          </table:table-cell>
          <table:table-cell office:value-type="float" office:value="69.2948" calcext:value-type="float">
            <text:p>69,2948</text:p>
          </table:table-cell>
          <table:table-cell office:value-type="float" office:value="74.7867" calcext:value-type="float">
            <text:p>74,7867</text:p>
          </table:table-cell>
          <table:table-cell office:value-type="float" office:value="90.5958" calcext:value-type="float">
            <text:p>90,5958</text:p>
          </table:table-cell>
          <table:table-cell office:value-type="float" office:value="73.4148" calcext:value-type="float">
            <text:p>73,4148</text:p>
          </table:table-cell>
          <table:table-cell office:value-type="float" office:value="342.295" calcext:value-type="float">
            <text:p>342,295</text:p>
          </table:table-cell>
          <table:table-cell office:value-type="float" office:value="347.787" calcext:value-type="float">
            <text:p>347,787</text:p>
          </table:table-cell>
          <table:table-cell office:value-type="float" office:value="363.596" calcext:value-type="float">
            <text:p>363,596</text:p>
          </table:table-cell>
          <table:table-cell office:value-type="float" office:value="346.415" calcext:value-type="float">
            <text:p>346,415</text:p>
          </table:table-cell>
        </table:table-row>
        <table:table-row table:style-name="ro1">
          <table:table-cell office:value-type="string" calcext:value-type="string">
            <text:p>heatind packet: 15, step:1</text:p>
          </table:table-cell>
          <table:table-cell office:value-type="float" office:value="68.4963" calcext:value-type="float">
            <text:p>68,4963</text:p>
          </table:table-cell>
          <table:table-cell office:value-type="float" office:value="84.6188" calcext:value-type="float">
            <text:p>84,6188</text:p>
          </table:table-cell>
          <table:table-cell office:value-type="float" office:value="90.1686" calcext:value-type="float">
            <text:p>90,1686</text:p>
          </table:table-cell>
          <table:table-cell office:value-type="float" office:value="74.3052" calcext:value-type="float">
            <text:p>74,3052</text:p>
          </table:table-cell>
          <table:table-cell office:value-type="float" office:value="341.496" calcext:value-type="float">
            <text:p>341,496</text:p>
          </table:table-cell>
          <table:table-cell office:value-type="float" office:value="357.619" calcext:value-type="float">
            <text:p>357,619</text:p>
          </table:table-cell>
          <table:table-cell office:value-type="float" office:value="363.169" calcext:value-type="float">
            <text:p>363,169</text:p>
          </table:table-cell>
          <table:table-cell office:value-type="float" office:value="347.305" calcext:value-type="float">
            <text:p>347,305</text:p>
          </table:table-cell>
        </table:table-row>
        <table:table-row table:style-name="ro1">
          <table:table-cell office:value-type="string" calcext:value-type="string">
            <text:p>heatind packet: 15, step:2</text:p>
          </table:table-cell>
          <table:table-cell office:value-type="float" office:value="69.8127" calcext:value-type="float">
            <text:p>69,8127</text:p>
          </table:table-cell>
          <table:table-cell office:value-type="float" office:value="88.2195" calcext:value-type="float">
            <text:p>88,2195</text:p>
          </table:table-cell>
          <table:table-cell office:value-type="float" office:value="89.7972" calcext:value-type="float">
            <text:p>89,7972</text:p>
          </table:table-cell>
          <table:table-cell office:value-type="float" office:value="76.4888" calcext:value-type="float">
            <text:p>76,4888</text:p>
          </table:table-cell>
          <table:table-cell office:value-type="float" office:value="342.813" calcext:value-type="float">
            <text:p>342,813</text:p>
          </table:table-cell>
          <table:table-cell office:value-type="float" office:value="361.219" calcext:value-type="float">
            <text:p>361,219</text:p>
          </table:table-cell>
          <table:table-cell office:value-type="float" office:value="362.797" calcext:value-type="float">
            <text:p>362,797</text:p>
          </table:table-cell>
          <table:table-cell office:value-type="float" office:value="349.489" calcext:value-type="float">
            <text:p>349,489</text:p>
          </table:table-cell>
        </table:table-row>
        <table:table-row table:style-name="ro1">
          <table:table-cell office:value-type="string" calcext:value-type="string">
            <text:p>heatind packet: 15, step:3</text:p>
          </table:table-cell>
          <table:table-cell office:value-type="float" office:value="71.684" calcext:value-type="float">
            <text:p>71,684</text:p>
          </table:table-cell>
          <table:table-cell office:value-type="float" office:value="90.7338" calcext:value-type="float">
            <text:p>90,7338</text:p>
          </table:table-cell>
          <table:table-cell office:value-type="float" office:value="89.4892" calcext:value-type="float">
            <text:p>89,4892</text:p>
          </table:table-cell>
          <table:table-cell office:value-type="float" office:value="78.658" calcext:value-type="float">
            <text:p>78,658</text:p>
          </table:table-cell>
          <table:table-cell office:value-type="float" office:value="344.684" calcext:value-type="float">
            <text:p>344,684</text:p>
          </table:table-cell>
          <table:table-cell office:value-type="float" office:value="363.734" calcext:value-type="float">
            <text:p>363,734</text:p>
          </table:table-cell>
          <table:table-cell office:value-type="float" office:value="362.489" calcext:value-type="float">
            <text:p>362,489</text:p>
          </table:table-cell>
          <table:table-cell office:value-type="float" office:value="351.658" calcext:value-type="float">
            <text:p>351,658</text:p>
          </table:table-cell>
        </table:table-row>
        <table:table-row table:style-name="ro1">
          <table:table-cell office:value-type="string" calcext:value-type="string">
            <text:p>heatind packet: 15, step:4</text:p>
          </table:table-cell>
          <table:table-cell office:value-type="float" office:value="73.6066" calcext:value-type="float">
            <text:p>73,6066</text:p>
          </table:table-cell>
          <table:table-cell office:value-type="float" office:value="92.9711" calcext:value-type="float">
            <text:p>92,9711</text:p>
          </table:table-cell>
          <table:table-cell office:value-type="float" office:value="89.2418" calcext:value-type="float">
            <text:p>89,2418</text:p>
          </table:table-cell>
          <table:table-cell office:value-type="float" office:value="80.745" calcext:value-type="float">
            <text:p>80,745</text:p>
          </table:table-cell>
          <table:table-cell office:value-type="float" office:value="346.607" calcext:value-type="float">
            <text:p>346,607</text:p>
          </table:table-cell>
          <table:table-cell office:value-type="float" office:value="365.971" calcext:value-type="float">
            <text:p>365,971</text:p>
          </table:table-cell>
          <table:table-cell office:value-type="float" office:value="362.242" calcext:value-type="float">
            <text:p>362,242</text:p>
          </table:table-cell>
          <table:table-cell office:value-type="float" office:value="353.745" calcext:value-type="float">
            <text:p>353,745</text:p>
          </table:table-cell>
        </table:table-row>
        <table:table-row table:style-name="ro1">
          <table:table-cell office:value-type="string" calcext:value-type="string">
            <text:p>heatind packet: 15, step:5</text:p>
          </table:table-cell>
          <table:table-cell office:value-type="float" office:value="75.4753" calcext:value-type="float">
            <text:p>75,4753</text:p>
          </table:table-cell>
          <table:table-cell office:value-type="float" office:value="95.0833" calcext:value-type="float">
            <text:p>95,0833</text:p>
          </table:table-cell>
          <table:table-cell office:value-type="float" office:value="89.0518" calcext:value-type="float">
            <text:p>89,0518</text:p>
          </table:table-cell>
          <table:table-cell office:value-type="float" office:value="82.7478" calcext:value-type="float">
            <text:p>82,7478</text:p>
          </table:table-cell>
          <table:table-cell office:value-type="float" office:value="348.475" calcext:value-type="float">
            <text:p>348,475</text:p>
          </table:table-cell>
          <table:table-cell office:value-type="float" office:value="368.083" calcext:value-type="float">
            <text:p>368,083</text:p>
          </table:table-cell>
          <table:table-cell office:value-type="float" office:value="362.052" calcext:value-type="float">
            <text:p>362,052</text:p>
          </table:table-cell>
          <table:table-cell office:value-type="float" office:value="355.748" calcext:value-type="float">
            <text:p>355,748</text:p>
          </table:table-cell>
        </table:table-row>
        <table:table-row table:style-name="ro1">
          <table:table-cell office:value-type="string" calcext:value-type="string">
            <text:p>heatind packet: 15, step:6</text:p>
          </table:table-cell>
          <table:table-cell office:value-type="float" office:value="77.2718" calcext:value-type="float">
            <text:p>77,2718</text:p>
          </table:table-cell>
          <table:table-cell office:value-type="float" office:value="97.1021" calcext:value-type="float">
            <text:p>97,1021</text:p>
          </table:table-cell>
          <table:table-cell office:value-type="float" office:value="88.916" calcext:value-type="float">
            <text:p>88,916</text:p>
          </table:table-cell>
          <table:table-cell office:value-type="float" office:value="84.6686" calcext:value-type="float">
            <text:p>84,6686</text:p>
          </table:table-cell>
          <table:table-cell office:value-type="float" office:value="350.272" calcext:value-type="float">
            <text:p>350,272</text:p>
          </table:table-cell>
          <table:table-cell office:value-type="float" office:value="370.102" calcext:value-type="float">
            <text:p>370,102</text:p>
          </table:table-cell>
          <table:table-cell office:value-type="float" office:value="361.916" calcext:value-type="float">
            <text:p>361,916</text:p>
          </table:table-cell>
          <table:table-cell office:value-type="float" office:value="357.669" calcext:value-type="float">
            <text:p>357,669</text:p>
          </table:table-cell>
        </table:table-row>
        <table:table-row table:style-name="ro1">
          <table:table-cell office:value-type="string" calcext:value-type="string">
            <text:p>heatind packet: 15, step:7</text:p>
          </table:table-cell>
          <table:table-cell office:value-type="float" office:value="78.995" calcext:value-type="float">
            <text:p>78,995</text:p>
          </table:table-cell>
          <table:table-cell office:value-type="float" office:value="99.0363" calcext:value-type="float">
            <text:p>99,0363</text:p>
          </table:table-cell>
          <table:table-cell office:value-type="float" office:value="88.8313" calcext:value-type="float">
            <text:p>88,8313</text:p>
          </table:table-cell>
          <table:table-cell office:value-type="float" office:value="86.5106" calcext:value-type="float">
            <text:p>86,5106</text:p>
          </table:table-cell>
          <table:table-cell office:value-type="float" office:value="351.995" calcext:value-type="float">
            <text:p>351,995</text:p>
          </table:table-cell>
          <table:table-cell office:value-type="float" office:value="372.036" calcext:value-type="float">
            <text:p>372,036</text:p>
          </table:table-cell>
          <table:table-cell office:value-type="float" office:value="361.831" calcext:value-type="float">
            <text:p>361,831</text:p>
          </table:table-cell>
          <table:table-cell office:value-type="float" office:value="359.511" calcext:value-type="float">
            <text:p>359,511</text:p>
          </table:table-cell>
        </table:table-row>
        <table:table-row table:style-name="ro1">
          <table:table-cell office:value-type="string" calcext:value-type="string">
            <text:p>heatind packet: 15, step:8</text:p>
          </table:table-cell>
          <table:table-cell office:value-type="float" office:value="80.6468" calcext:value-type="float">
            <text:p>80,6468</text:p>
          </table:table-cell>
          <table:table-cell office:value-type="float" office:value="100.89" calcext:value-type="float">
            <text:p>100,89</text:p>
          </table:table-cell>
          <table:table-cell office:value-type="float" office:value="88.7947" calcext:value-type="float">
            <text:p>88,7947</text:p>
          </table:table-cell>
          <table:table-cell office:value-type="float" office:value="88.2766" calcext:value-type="float">
            <text:p>88,2766</text:p>
          </table:table-cell>
          <table:table-cell office:value-type="float" office:value="353.647" calcext:value-type="float">
            <text:p>353,647</text:p>
          </table:table-cell>
          <table:table-cell office:value-type="float" office:value="373.89" calcext:value-type="float">
            <text:p>373,89</text:p>
          </table:table-cell>
          <table:table-cell office:value-type="float" office:value="361.795" calcext:value-type="float">
            <text:p>361,795</text:p>
          </table:table-cell>
          <table:table-cell office:value-type="float" office:value="361.277" calcext:value-type="float">
            <text:p>361,277</text:p>
          </table:table-cell>
        </table:table-row>
        <table:table-row table:style-name="ro1">
          <table:table-cell office:value-type="string" calcext:value-type="string">
            <text:p>heatind packet: 15, step:9</text:p>
          </table:table-cell>
          <table:table-cell office:value-type="float" office:value="82.2299" calcext:value-type="float">
            <text:p>82,2299</text:p>
          </table:table-cell>
          <table:table-cell office:value-type="float" office:value="102.667" calcext:value-type="float">
            <text:p>102,667</text:p>
          </table:table-cell>
          <table:table-cell office:value-type="float" office:value="88.8034" calcext:value-type="float">
            <text:p>88,8034</text:p>
          </table:table-cell>
          <table:table-cell office:value-type="float" office:value="89.9697" calcext:value-type="float">
            <text:p>89,9697</text:p>
          </table:table-cell>
          <table:table-cell office:value-type="float" office:value="355.23" calcext:value-type="float">
            <text:p>355,23</text:p>
          </table:table-cell>
          <table:table-cell office:value-type="float" office:value="375.667" calcext:value-type="float">
            <text:p>375,667</text:p>
          </table:table-cell>
          <table:table-cell office:value-type="float" office:value="361.803" calcext:value-type="float">
            <text:p>361,803</text:p>
          </table:table-cell>
          <table:table-cell office:value-type="float" office:value="362.97" calcext:value-type="float">
            <text:p>362,97</text:p>
          </table:table-cell>
        </table:table-row>
        <table:table-row table:style-name="ro1">
          <table:table-cell office:value-type="string" calcext:value-type="string">
            <text:p>heatind packet: 15, step:10</text:p>
          </table:table-cell>
          <table:table-cell office:value-type="float" office:value="83.7471" calcext:value-type="float">
            <text:p>83,7471</text:p>
          </table:table-cell>
          <table:table-cell office:value-type="float" office:value="104.37" calcext:value-type="float">
            <text:p>104,37</text:p>
          </table:table-cell>
          <table:table-cell office:value-type="float" office:value="88.8546" calcext:value-type="float">
            <text:p>88,8546</text:p>
          </table:table-cell>
          <table:table-cell office:value-type="float" office:value="91.5928" calcext:value-type="float">
            <text:p>91,5928</text:p>
          </table:table-cell>
          <table:table-cell office:value-type="float" office:value="356.747" calcext:value-type="float">
            <text:p>356,747</text:p>
          </table:table-cell>
          <table:table-cell office:value-type="float" office:value="377.37" calcext:value-type="float">
            <text:p>377,37</text:p>
          </table:table-cell>
          <table:table-cell office:value-type="float" office:value="361.855" calcext:value-type="float">
            <text:p>361,855</text:p>
          </table:table-cell>
          <table:table-cell office:value-type="float" office:value="364.593" calcext:value-type="float">
            <text:p>364,593</text:p>
          </table:table-cell>
        </table:table-row>
        <table:table-row table:style-name="ro1">
          <table:table-cell office:value-type="string" calcext:value-type="string">
            <text:p>heatind packet: 15, step:11</text:p>
          </table:table-cell>
          <table:table-cell office:value-type="float" office:value="85.201" calcext:value-type="float">
            <text:p>85,201</text:p>
          </table:table-cell>
          <table:table-cell office:value-type="float" office:value="106.002" calcext:value-type="float">
            <text:p>106,002</text:p>
          </table:table-cell>
          <table:table-cell office:value-type="float" office:value="88.9456" calcext:value-type="float">
            <text:p>88,9456</text:p>
          </table:table-cell>
          <table:table-cell office:value-type="float" office:value="93.1486" calcext:value-type="float">
            <text:p>93,1486</text:p>
          </table:table-cell>
          <table:table-cell office:value-type="float" office:value="358.201" calcext:value-type="float">
            <text:p>358,201</text:p>
          </table:table-cell>
          <table:table-cell office:value-type="float" office:value="379.002" calcext:value-type="float">
            <text:p>379,002</text:p>
          </table:table-cell>
          <table:table-cell office:value-type="float" office:value="361.946" calcext:value-type="float">
            <text:p>361,946</text:p>
          </table:table-cell>
          <table:table-cell office:value-type="float" office:value="366.149" calcext:value-type="float">
            <text:p>366,149</text:p>
          </table:table-cell>
        </table:table-row>
        <table:table-row table:style-name="ro1">
          <table:table-cell office:value-type="string" calcext:value-type="string">
            <text:p>heatind packet: 15, step:12</text:p>
          </table:table-cell>
          <table:table-cell office:value-type="float" office:value="86.5942" calcext:value-type="float">
            <text:p>86,5942</text:p>
          </table:table-cell>
          <table:table-cell office:value-type="float" office:value="107.566" calcext:value-type="float">
            <text:p>107,566</text:p>
          </table:table-cell>
          <table:table-cell office:value-type="float" office:value="89.0738" calcext:value-type="float">
            <text:p>89,0738</text:p>
          </table:table-cell>
          <table:table-cell office:value-type="float" office:value="94.64" calcext:value-type="float">
            <text:p>94,64</text:p>
          </table:table-cell>
          <table:table-cell office:value-type="float" office:value="359.594" calcext:value-type="float">
            <text:p>359,594</text:p>
          </table:table-cell>
          <table:table-cell office:value-type="float" office:value="380.566" calcext:value-type="float">
            <text:p>380,566</text:p>
          </table:table-cell>
          <table:table-cell office:value-type="float" office:value="362.074" calcext:value-type="float">
            <text:p>362,074</text:p>
          </table:table-cell>
          <table:table-cell office:value-type="float" office:value="367.64" calcext:value-type="float">
            <text:p>367,64</text:p>
          </table:table-cell>
        </table:table-row>
        <table:table-row table:style-name="ro1">
          <table:table-cell office:value-type="string" calcext:value-type="string">
            <text:p>heatind packet: 15, step:13</text:p>
          </table:table-cell>
          <table:table-cell office:value-type="float" office:value="87.9292" calcext:value-type="float">
            <text:p>87,9292</text:p>
          </table:table-cell>
          <table:table-cell office:value-type="float" office:value="109.065" calcext:value-type="float">
            <text:p>109,065</text:p>
          </table:table-cell>
          <table:table-cell office:value-type="float" office:value="89.2369" calcext:value-type="float">
            <text:p>89,2369</text:p>
          </table:table-cell>
          <table:table-cell office:value-type="float" office:value="96.0695" calcext:value-type="float">
            <text:p>96,0695</text:p>
          </table:table-cell>
          <table:table-cell office:value-type="float" office:value="360.929" calcext:value-type="float">
            <text:p>360,929</text:p>
          </table:table-cell>
          <table:table-cell office:value-type="float" office:value="382.065" calcext:value-type="float">
            <text:p>382,065</text:p>
          </table:table-cell>
          <table:table-cell office:value-type="float" office:value="362.237" calcext:value-type="float">
            <text:p>362,237</text:p>
          </table:table-cell>
          <table:table-cell office:value-type="float" office:value="369.069" calcext:value-type="float">
            <text:p>369,069</text:p>
          </table:table-cell>
        </table:table-row>
        <table:table-row table:style-name="ro1">
          <table:table-cell office:value-type="string" calcext:value-type="string">
            <text:p>heatind packet: 15, step:14</text:p>
          </table:table-cell>
          <table:table-cell office:value-type="float" office:value="89.2084" calcext:value-type="float">
            <text:p>89,2084</text:p>
          </table:table-cell>
          <table:table-cell office:value-type="float" office:value="110.501" calcext:value-type="float">
            <text:p>110,501</text:p>
          </table:table-cell>
          <table:table-cell office:value-type="float" office:value="89.4325" calcext:value-type="float">
            <text:p>89,4325</text:p>
          </table:table-cell>
          <table:table-cell office:value-type="float" office:value="97.4397" calcext:value-type="float">
            <text:p>97,4397</text:p>
          </table:table-cell>
          <table:table-cell office:value-type="float" office:value="362.208" calcext:value-type="float">
            <text:p>362,208</text:p>
          </table:table-cell>
          <table:table-cell office:value-type="float" office:value="383.501" calcext:value-type="float">
            <text:p>383,501</text:p>
          </table:table-cell>
          <table:table-cell office:value-type="float" office:value="362.433" calcext:value-type="float">
            <text:p>362,433</text:p>
          </table:table-cell>
          <table:table-cell office:value-type="float" office:value="370.44" calcext:value-type="float">
            <text:p>370,44</text:p>
          </table:table-cell>
        </table:table-row>
        <table:table-row table:style-name="ro1">
          <table:table-cell office:value-type="string" calcext:value-type="string">
            <text:p>heatind packet: 15, step:15</text:p>
          </table:table-cell>
          <table:table-cell office:value-type="float" office:value="90.4343" calcext:value-type="float">
            <text:p>90,4343</text:p>
          </table:table-cell>
          <table:table-cell office:value-type="float" office:value="111.878" calcext:value-type="float">
            <text:p>111,878</text:p>
          </table:table-cell>
          <table:table-cell office:value-type="float" office:value="89.6583" calcext:value-type="float">
            <text:p>89,6583</text:p>
          </table:table-cell>
          <table:table-cell office:value-type="float" office:value="98.7532" calcext:value-type="float">
            <text:p>98,7532</text:p>
          </table:table-cell>
          <table:table-cell office:value-type="float" office:value="363.434" calcext:value-type="float">
            <text:p>363,434</text:p>
          </table:table-cell>
          <table:table-cell office:value-type="float" office:value="384.878" calcext:value-type="float">
            <text:p>384,878</text:p>
          </table:table-cell>
          <table:table-cell office:value-type="float" office:value="362.658" calcext:value-type="float">
            <text:p>362,658</text:p>
          </table:table-cell>
          <table:table-cell office:value-type="float" office:value="371.753" calcext:value-type="float">
            <text:p>371,753</text:p>
          </table:table-cell>
        </table:table-row>
        <table:table-row table:style-name="ro1">
          <table:table-cell office:value-type="string" calcext:value-type="string">
            <text:p>heatind packet: 15, step:16</text:p>
          </table:table-cell>
          <table:table-cell office:value-type="float" office:value="91.6092" calcext:value-type="float">
            <text:p>91,6092</text:p>
          </table:table-cell>
          <table:table-cell office:value-type="float" office:value="113.197" calcext:value-type="float">
            <text:p>113,197</text:p>
          </table:table-cell>
          <table:table-cell office:value-type="float" office:value="89.9123" calcext:value-type="float">
            <text:p>89,9123</text:p>
          </table:table-cell>
          <table:table-cell office:value-type="float" office:value="100.012" calcext:value-type="float">
            <text:p>100,012</text:p>
          </table:table-cell>
          <table:table-cell office:value-type="float" office:value="364.609" calcext:value-type="float">
            <text:p>364,609</text:p>
          </table:table-cell>
          <table:table-cell office:value-type="float" office:value="386.197" calcext:value-type="float">
            <text:p>386,197</text:p>
          </table:table-cell>
          <table:table-cell office:value-type="float" office:value="362.912" calcext:value-type="float">
            <text:p>362,912</text:p>
          </table:table-cell>
          <table:table-cell office:value-type="float" office:value="373.012" calcext:value-type="float">
            <text:p>373,012</text:p>
          </table:table-cell>
        </table:table-row>
        <table:table-row table:style-name="ro1">
          <table:table-cell office:value-type="string" calcext:value-type="string">
            <text:p>heatind packet: 15, step:17</text:p>
          </table:table-cell>
          <table:table-cell office:value-type="float" office:value="92.7351" calcext:value-type="float">
            <text:p>92,7351</text:p>
          </table:table-cell>
          <table:table-cell office:value-type="float" office:value="114.462" calcext:value-type="float">
            <text:p>114,462</text:p>
          </table:table-cell>
          <table:table-cell office:value-type="float" office:value="90.1923" calcext:value-type="float">
            <text:p>90,1923</text:p>
          </table:table-cell>
          <table:table-cell office:value-type="float" office:value="101.219" calcext:value-type="float">
            <text:p>101,219</text:p>
          </table:table-cell>
          <table:table-cell office:value-type="float" office:value="365.735" calcext:value-type="float">
            <text:p>365,735</text:p>
          </table:table-cell>
          <table:table-cell office:value-type="float" office:value="387.462" calcext:value-type="float">
            <text:p>387,462</text:p>
          </table:table-cell>
          <table:table-cell office:value-type="float" office:value="363.192" calcext:value-type="float">
            <text:p>363,192</text:p>
          </table:table-cell>
          <table:table-cell office:value-type="float" office:value="374.219" calcext:value-type="float">
            <text:p>374,219</text:p>
          </table:table-cell>
        </table:table-row>
        <table:table-row table:style-name="ro1">
          <table:table-cell office:value-type="string" calcext:value-type="string">
            <text:p>heatind packet: 15, step:18</text:p>
          </table:table-cell>
          <table:table-cell office:value-type="float" office:value="93.8143" calcext:value-type="float">
            <text:p>93,8143</text:p>
          </table:table-cell>
          <table:table-cell office:value-type="float" office:value="115.674" calcext:value-type="float">
            <text:p>115,674</text:p>
          </table:table-cell>
          <table:table-cell office:value-type="float" office:value="90.4964" calcext:value-type="float">
            <text:p>90,4964</text:p>
          </table:table-cell>
          <table:table-cell office:value-type="float" office:value="102.377" calcext:value-type="float">
            <text:p>102,377</text:p>
          </table:table-cell>
          <table:table-cell office:value-type="float" office:value="366.814" calcext:value-type="float">
            <text:p>366,814</text:p>
          </table:table-cell>
          <table:table-cell office:value-type="float" office:value="388.674" calcext:value-type="float">
            <text:p>388,674</text:p>
          </table:table-cell>
          <table:table-cell office:value-type="float" office:value="363.496" calcext:value-type="float">
            <text:p>363,496</text:p>
          </table:table-cell>
          <table:table-cell office:value-type="float" office:value="375.377" calcext:value-type="float">
            <text:p>375,377</text:p>
          </table:table-cell>
        </table:table-row>
        <table:table-row table:style-name="ro1">
          <table:table-cell office:value-type="string" calcext:value-type="string">
            <text:p>heatind packet: 15, step:19</text:p>
          </table:table-cell>
          <table:table-cell office:value-type="float" office:value="94.8488" calcext:value-type="float">
            <text:p>94,8488</text:p>
          </table:table-cell>
          <table:table-cell office:value-type="float" office:value="116.836" calcext:value-type="float">
            <text:p>116,836</text:p>
          </table:table-cell>
          <table:table-cell office:value-type="float" office:value="90.8228" calcext:value-type="float">
            <text:p>90,8228</text:p>
          </table:table-cell>
          <table:table-cell office:value-type="float" office:value="103.487" calcext:value-type="float">
            <text:p>103,487</text:p>
          </table:table-cell>
          <table:table-cell office:value-type="float" office:value="367.849" calcext:value-type="float">
            <text:p>367,849</text:p>
          </table:table-cell>
          <table:table-cell office:value-type="float" office:value="389.836" calcext:value-type="float">
            <text:p>389,836</text:p>
          </table:table-cell>
          <table:table-cell office:value-type="float" office:value="363.823" calcext:value-type="float">
            <text:p>363,823</text:p>
          </table:table-cell>
          <table:table-cell office:value-type="float" office:value="376.487" calcext:value-type="float">
            <text:p>376,487</text:p>
          </table:table-cell>
        </table:table-row>
        <table:table-row table:style-name="ro1">
          <table:table-cell office:value-type="string" calcext:value-type="string">
            <text:p>heatind packet: 15, step:20</text:p>
          </table:table-cell>
          <table:table-cell office:value-type="float" office:value="95.8405" calcext:value-type="float">
            <text:p>95,8405</text:p>
          </table:table-cell>
          <table:table-cell office:value-type="float" office:value="117.95" calcext:value-type="float">
            <text:p>117,95</text:p>
          </table:table-cell>
          <table:table-cell office:value-type="float" office:value="91.1697" calcext:value-type="float">
            <text:p>91,1697</text:p>
          </table:table-cell>
          <table:table-cell office:value-type="float" office:value="104.551" calcext:value-type="float">
            <text:p>104,551</text:p>
          </table:table-cell>
          <table:table-cell office:value-type="float" office:value="368.841" calcext:value-type="float">
            <text:p>368,841</text:p>
          </table:table-cell>
          <table:table-cell office:value-type="float" office:value="390.95" calcext:value-type="float">
            <text:p>390,95</text:p>
          </table:table-cell>
          <table:table-cell office:value-type="float" office:value="364.17" calcext:value-type="float">
            <text:p>364,17</text:p>
          </table:table-cell>
          <table:table-cell office:value-type="float" office:value="377.551" calcext:value-type="float">
            <text:p>377,551</text:p>
          </table:table-cell>
        </table:table-row>
        <table:table-row table:style-name="ro1">
          <table:table-cell office:value-type="string" calcext:value-type="string">
            <text:p>heatind packet: 15, step:21</text:p>
          </table:table-cell>
          <table:table-cell office:value-type="float" office:value="96.7914" calcext:value-type="float">
            <text:p>96,7914</text:p>
          </table:table-cell>
          <table:table-cell office:value-type="float" office:value="119.018" calcext:value-type="float">
            <text:p>119,018</text:p>
          </table:table-cell>
          <table:table-cell office:value-type="float" office:value="91.5355" calcext:value-type="float">
            <text:p>91,5355</text:p>
          </table:table-cell>
          <table:table-cell office:value-type="float" office:value="105.572" calcext:value-type="float">
            <text:p>105,572</text:p>
          </table:table-cell>
          <table:table-cell office:value-type="float" office:value="369.791" calcext:value-type="float">
            <text:p>369,791</text:p>
          </table:table-cell>
          <table:table-cell office:value-type="float" office:value="392.018" calcext:value-type="float">
            <text:p>392,018</text:p>
          </table:table-cell>
          <table:table-cell office:value-type="float" office:value="364.535" calcext:value-type="float">
            <text:p>364,535</text:p>
          </table:table-cell>
          <table:table-cell office:value-type="float" office:value="378.572" calcext:value-type="float">
            <text:p>378,572</text:p>
          </table:table-cell>
        </table:table-row>
        <table:table-row table:style-name="ro1">
          <table:table-cell office:value-type="string" calcext:value-type="string">
            <text:p>cooling packet: 15, step:1</text:p>
          </table:table-cell>
          <table:table-cell office:value-type="float" office:value="96.2285" calcext:value-type="float">
            <text:p>96,2285</text:p>
          </table:table-cell>
          <table:table-cell office:value-type="float" office:value="106.81" calcext:value-type="float">
            <text:p>106,81</text:p>
          </table:table-cell>
          <table:table-cell office:value-type="float" office:value="91.8801" calcext:value-type="float">
            <text:p>91,8801</text:p>
          </table:table-cell>
          <table:table-cell office:value-type="float" office:value="103.048" calcext:value-type="float">
            <text:p>103,048</text:p>
          </table:table-cell>
          <table:table-cell office:value-type="float" office:value="369.229" calcext:value-type="float">
            <text:p>369,229</text:p>
          </table:table-cell>
          <table:table-cell office:value-type="float" office:value="379.81" calcext:value-type="float">
            <text:p>379,81</text:p>
          </table:table-cell>
          <table:table-cell office:value-type="float" office:value="364.88" calcext:value-type="float">
            <text:p>364,88</text:p>
          </table:table-cell>
          <table:table-cell office:value-type="float" office:value="376.048" calcext:value-type="float">
            <text:p>376,048</text:p>
          </table:table-cell>
        </table:table-row>
        <table:table-row table:style-name="ro1">
          <table:table-cell office:value-type="string" calcext:value-type="string">
            <text:p>cooling packet: 15, step:2</text:p>
          </table:table-cell>
          <table:table-cell office:value-type="float" office:value="93.4258" calcext:value-type="float">
            <text:p>93,4258</text:p>
          </table:table-cell>
          <table:table-cell office:value-type="float" office:value="101.73" calcext:value-type="float">
            <text:p>101,73</text:p>
          </table:table-cell>
          <table:table-cell office:value-type="float" office:value="92.123" calcext:value-type="float">
            <text:p>92,123</text:p>
          </table:table-cell>
          <table:table-cell office:value-type="float" office:value="99.3031" calcext:value-type="float">
            <text:p>99,3031</text:p>
          </table:table-cell>
          <table:table-cell office:value-type="float" office:value="366.426" calcext:value-type="float">
            <text:p>366,426</text:p>
          </table:table-cell>
          <table:table-cell office:value-type="float" office:value="374.73" calcext:value-type="float">
            <text:p>374,73</text:p>
          </table:table-cell>
          <table:table-cell office:value-type="float" office:value="365.123" calcext:value-type="float">
            <text:p>365,123</text:p>
          </table:table-cell>
          <table:table-cell office:value-type="float" office:value="372.303" calcext:value-type="float">
            <text:p>372,303</text:p>
          </table:table-cell>
        </table:table-row>
        <table:table-row table:style-name="ro1">
          <table:table-cell office:value-type="string" calcext:value-type="string">
            <text:p>cooling packet: 15, step:3</text:p>
          </table:table-cell>
          <table:table-cell office:value-type="float" office:value="90.2069" calcext:value-type="float">
            <text:p>90,2069</text:p>
          </table:table-cell>
          <table:table-cell office:value-type="float" office:value="97.841" calcext:value-type="float">
            <text:p>97,841</text:p>
          </table:table-cell>
          <table:table-cell office:value-type="float" office:value="92.2626" calcext:value-type="float">
            <text:p>92,2626</text:p>
          </table:table-cell>
          <table:table-cell office:value-type="float" office:value="95.725" calcext:value-type="float">
            <text:p>95,725</text:p>
          </table:table-cell>
          <table:table-cell office:value-type="float" office:value="363.207" calcext:value-type="float">
            <text:p>363,207</text:p>
          </table:table-cell>
          <table:table-cell office:value-type="float" office:value="370.841" calcext:value-type="float">
            <text:p>370,841</text:p>
          </table:table-cell>
          <table:table-cell office:value-type="float" office:value="365.263" calcext:value-type="float">
            <text:p>365,263</text:p>
          </table:table-cell>
          <table:table-cell office:value-type="float" office:value="368.725" calcext:value-type="float">
            <text:p>368,725</text:p>
          </table:table-cell>
        </table:table-row>
        <table:table-row table:style-name="ro1">
          <table:table-cell office:value-type="string" calcext:value-type="string">
            <text:p>cooling packet: 15, step:4</text:p>
          </table:table-cell>
          <table:table-cell office:value-type="float" office:value="87.0665" calcext:value-type="float">
            <text:p>87,0665</text:p>
          </table:table-cell>
          <table:table-cell office:value-type="float" office:value="94.3251" calcext:value-type="float">
            <text:p>94,3251</text:p>
          </table:table-cell>
          <table:table-cell office:value-type="float" office:value="92.308" calcext:value-type="float">
            <text:p>92,308</text:p>
          </table:table-cell>
          <table:table-cell office:value-type="float" office:value="92.352" calcext:value-type="float">
            <text:p>92,352</text:p>
          </table:table-cell>
          <table:table-cell office:value-type="float" office:value="360.067" calcext:value-type="float">
            <text:p>360,067</text:p>
          </table:table-cell>
          <table:table-cell office:value-type="float" office:value="367.325" calcext:value-type="float">
            <text:p>367,325</text:p>
          </table:table-cell>
          <table:table-cell office:value-type="float" office:value="365.308" calcext:value-type="float">
            <text:p>365,308</text:p>
          </table:table-cell>
          <table:table-cell office:value-type="float" office:value="365.352" calcext:value-type="float">
            <text:p>365,352</text:p>
          </table:table-cell>
        </table:table-row>
        <table:table-row table:style-name="ro1">
          <table:table-cell office:value-type="string" calcext:value-type="string">
            <text:p>cooling packet: 15, step:5</text:p>
          </table:table-cell>
          <table:table-cell office:value-type="float" office:value="84.0856" calcext:value-type="float">
            <text:p>84,0856</text:p>
          </table:table-cell>
          <table:table-cell office:value-type="float" office:value="91.036" calcext:value-type="float">
            <text:p>91,036</text:p>
          </table:table-cell>
          <table:table-cell office:value-type="float" office:value="92.2677" calcext:value-type="float">
            <text:p>92,2677</text:p>
          </table:table-cell>
          <table:table-cell office:value-type="float" office:value="89.1711" calcext:value-type="float">
            <text:p>89,1711</text:p>
          </table:table-cell>
          <table:table-cell office:value-type="float" office:value="357.086" calcext:value-type="float">
            <text:p>357,086</text:p>
          </table:table-cell>
          <table:table-cell office:value-type="float" office:value="364.036" calcext:value-type="float">
            <text:p>364,036</text:p>
          </table:table-cell>
          <table:table-cell office:value-type="float" office:value="365.268" calcext:value-type="float">
            <text:p>365,268</text:p>
          </table:table-cell>
          <table:table-cell office:value-type="float" office:value="362.171" calcext:value-type="float">
            <text:p>362,171</text:p>
          </table:table-cell>
        </table:table-row>
        <table:table-row table:style-name="ro1">
          <table:table-cell office:value-type="string" calcext:value-type="string">
            <text:p>cooling packet: 15, step:6</text:p>
          </table:table-cell>
          <table:table-cell office:value-type="float" office:value="81.2681" calcext:value-type="float">
            <text:p>81,2681</text:p>
          </table:table-cell>
          <table:table-cell office:value-type="float" office:value="87.9367" calcext:value-type="float">
            <text:p>87,9367</text:p>
          </table:table-cell>
          <table:table-cell office:value-type="float" office:value="92.1493" calcext:value-type="float">
            <text:p>92,1493</text:p>
          </table:table-cell>
          <table:table-cell office:value-type="float" office:value="86.1686" calcext:value-type="float">
            <text:p>86,1686</text:p>
          </table:table-cell>
          <table:table-cell office:value-type="float" office:value="354.268" calcext:value-type="float">
            <text:p>354,268</text:p>
          </table:table-cell>
          <table:table-cell office:value-type="float" office:value="360.937" calcext:value-type="float">
            <text:p>360,937</text:p>
          </table:table-cell>
          <table:table-cell office:value-type="float" office:value="365.149" calcext:value-type="float">
            <text:p>365,149</text:p>
          </table:table-cell>
          <table:table-cell office:value-type="float" office:value="359.169" calcext:value-type="float">
            <text:p>359,169</text:p>
          </table:table-cell>
        </table:table-row>
        <table:table-row table:style-name="ro1">
          <table:table-cell office:value-type="string" calcext:value-type="string">
            <text:p>cooling packet: 15, step:7</text:p>
          </table:table-cell>
          <table:table-cell office:value-type="float" office:value="78.605" calcext:value-type="float">
            <text:p>78,605</text:p>
          </table:table-cell>
          <table:table-cell office:value-type="float" office:value="85.0099" calcext:value-type="float">
            <text:p>85,0099</text:p>
          </table:table-cell>
          <table:table-cell office:value-type="float" office:value="91.9601" calcext:value-type="float">
            <text:p>91,9601</text:p>
          </table:table-cell>
          <table:table-cell office:value-type="float" office:value="83.3316" calcext:value-type="float">
            <text:p>83,3316</text:p>
          </table:table-cell>
          <table:table-cell office:value-type="float" office:value="351.605" calcext:value-type="float">
            <text:p>351,605</text:p>
          </table:table-cell>
          <table:table-cell office:value-type="float" office:value="358.01" calcext:value-type="float">
            <text:p>358,01</text:p>
          </table:table-cell>
          <table:table-cell office:value-type="float" office:value="364.96" calcext:value-type="float">
            <text:p>364,96</text:p>
          </table:table-cell>
          <table:table-cell office:value-type="float" office:value="356.332" calcext:value-type="float">
            <text:p>356,332</text:p>
          </table:table-cell>
        </table:table-row>
        <table:table-row table:style-name="ro1">
          <table:table-cell office:value-type="string" calcext:value-type="string">
            <text:p>cooling packet: 15, step:8</text:p>
          </table:table-cell>
          <table:table-cell office:value-type="float" office:value="76.0862" calcext:value-type="float">
            <text:p>76,0862</text:p>
          </table:table-cell>
          <table:table-cell office:value-type="float" office:value="82.2428" calcext:value-type="float">
            <text:p>82,2428</text:p>
          </table:table-cell>
          <table:table-cell office:value-type="float" office:value="91.7065" calcext:value-type="float">
            <text:p>91,7065</text:p>
          </table:table-cell>
          <table:table-cell office:value-type="float" office:value="80.6486" calcext:value-type="float">
            <text:p>80,6486</text:p>
          </table:table-cell>
          <table:table-cell office:value-type="float" office:value="349.086" calcext:value-type="float">
            <text:p>349,086</text:p>
          </table:table-cell>
          <table:table-cell office:value-type="float" office:value="355.243" calcext:value-type="float">
            <text:p>355,243</text:p>
          </table:table-cell>
          <table:table-cell office:value-type="float" office:value="364.706" calcext:value-type="float">
            <text:p>364,706</text:p>
          </table:table-cell>
          <table:table-cell office:value-type="float" office:value="353.649" calcext:value-type="float">
            <text:p>353,649</text:p>
          </table:table-cell>
        </table:table-row>
        <table:table-row table:style-name="ro1">
          <table:table-cell office:value-type="string" calcext:value-type="string">
            <text:p>cooling packet: 15, step:9</text:p>
          </table:table-cell>
          <table:table-cell office:value-type="float" office:value="73.7019" calcext:value-type="float">
            <text:p>73,7019</text:p>
          </table:table-cell>
          <table:table-cell office:value-type="float" office:value="79.6243" calcext:value-type="float">
            <text:p>79,6243</text:p>
          </table:table-cell>
          <table:table-cell office:value-type="float" office:value="91.3942" calcext:value-type="float">
            <text:p>91,3942</text:p>
          </table:table-cell>
          <table:table-cell office:value-type="float" office:value="78.1089" calcext:value-type="float">
            <text:p>78,1089</text:p>
          </table:table-cell>
          <table:table-cell office:value-type="float" office:value="346.702" calcext:value-type="float">
            <text:p>346,702</text:p>
          </table:table-cell>
          <table:table-cell office:value-type="float" office:value="352.624" calcext:value-type="float">
            <text:p>352,624</text:p>
          </table:table-cell>
          <table:table-cell office:value-type="float" office:value="364.394" calcext:value-type="float">
            <text:p>364,394</text:p>
          </table:table-cell>
          <table:table-cell office:value-type="float" office:value="351.109" calcext:value-type="float">
            <text:p>351,109</text:p>
          </table:table-cell>
        </table:table-row>
        <table:table-row table:style-name="ro1">
          <table:table-cell office:value-type="string" calcext:value-type="string">
            <text:p>cooling packet: 15, step:10</text:p>
          </table:table-cell>
          <table:table-cell office:value-type="float" office:value="71.4429" calcext:value-type="float">
            <text:p>71,4429</text:p>
          </table:table-cell>
          <table:table-cell office:value-type="float" office:value="77.1443" calcext:value-type="float">
            <text:p>77,1443</text:p>
          </table:table-cell>
          <table:table-cell office:value-type="float" office:value="91.0288" calcext:value-type="float">
            <text:p>91,0288</text:p>
          </table:table-cell>
          <table:table-cell office:value-type="float" office:value="75.7028" calcext:value-type="float">
            <text:p>75,7028</text:p>
          </table:table-cell>
          <table:table-cell office:value-type="float" office:value="344.443" calcext:value-type="float">
            <text:p>344,443</text:p>
          </table:table-cell>
          <table:table-cell office:value-type="float" office:value="350.144" calcext:value-type="float">
            <text:p>350,144</text:p>
          </table:table-cell>
          <table:table-cell office:value-type="float" office:value="364.029" calcext:value-type="float">
            <text:p>364,029</text:p>
          </table:table-cell>
          <table:table-cell office:value-type="float" office:value="348.703" calcext:value-type="float">
            <text:p>348,703</text:p>
          </table:table-cell>
        </table:table-row>
        <table:table-row table:style-name="ro1">
          <table:table-cell office:value-type="string" calcext:value-type="string">
            <text:p>cooling packet: 15, step:11</text:p>
          </table:table-cell>
          <table:table-cell office:value-type="float" office:value="69.301" calcext:value-type="float">
            <text:p>69,301</text:p>
          </table:table-cell>
          <table:table-cell office:value-type="float" office:value="74.7934" calcext:value-type="float">
            <text:p>74,7934</text:p>
          </table:table-cell>
          <table:table-cell office:value-type="float" office:value="90.6151" calcext:value-type="float">
            <text:p>90,6151</text:p>
          </table:table-cell>
          <table:table-cell office:value-type="float" office:value="73.4214" calcext:value-type="float">
            <text:p>73,4214</text:p>
          </table:table-cell>
          <table:table-cell office:value-type="float" office:value="342.301" calcext:value-type="float">
            <text:p>342,301</text:p>
          </table:table-cell>
          <table:table-cell office:value-type="float" office:value="347.793" calcext:value-type="float">
            <text:p>347,793</text:p>
          </table:table-cell>
          <table:table-cell office:value-type="float" office:value="363.615" calcext:value-type="float">
            <text:p>363,615</text:p>
          </table:table-cell>
          <table:table-cell office:value-type="float" office:value="346.421" calcext:value-type="float">
            <text:p>346,421</text:p>
          </table:table-cell>
        </table:table-row>
        <table:table-row table:style-name="ro1">
          <table:table-cell office:value-type="string" calcext:value-type="string">
            <text:p>heatind packet: 16, step:1</text:p>
          </table:table-cell>
          <table:table-cell office:value-type="float" office:value="68.5023" calcext:value-type="float">
            <text:p>68,5023</text:p>
          </table:table-cell>
          <table:table-cell office:value-type="float" office:value="84.6255" calcext:value-type="float">
            <text:p>84,6255</text:p>
          </table:table-cell>
          <table:table-cell office:value-type="float" office:value="90.1876" calcext:value-type="float">
            <text:p>90,1876</text:p>
          </table:table-cell>
          <table:table-cell office:value-type="float" office:value="74.3117" calcext:value-type="float">
            <text:p>74,3117</text:p>
          </table:table-cell>
          <table:table-cell office:value-type="float" office:value="341.502" calcext:value-type="float">
            <text:p>341,502</text:p>
          </table:table-cell>
          <table:table-cell office:value-type="float" office:value="357.626" calcext:value-type="float">
            <text:p>357,626</text:p>
          </table:table-cell>
          <table:table-cell office:value-type="float" office:value="363.188" calcext:value-type="float">
            <text:p>363,188</text:p>
          </table:table-cell>
          <table:table-cell office:value-type="float" office:value="347.312" calcext:value-type="float">
            <text:p>347,312</text:p>
          </table:table-cell>
        </table:table-row>
        <table:table-row table:style-name="ro1">
          <table:table-cell office:value-type="string" calcext:value-type="string">
            <text:p>heatind packet: 16, step:2</text:p>
          </table:table-cell>
          <table:table-cell office:value-type="float" office:value="69.8187" calcext:value-type="float">
            <text:p>69,8187</text:p>
          </table:table-cell>
          <table:table-cell office:value-type="float" office:value="88.2262" calcext:value-type="float">
            <text:p>88,2262</text:p>
          </table:table-cell>
          <table:table-cell office:value-type="float" office:value="89.8159" calcext:value-type="float">
            <text:p>89,8159</text:p>
          </table:table-cell>
          <table:table-cell office:value-type="float" office:value="76.4953" calcext:value-type="float">
            <text:p>76,4953</text:p>
          </table:table-cell>
          <table:table-cell office:value-type="float" office:value="342.819" calcext:value-type="float">
            <text:p>342,819</text:p>
          </table:table-cell>
          <table:table-cell office:value-type="float" office:value="361.226" calcext:value-type="float">
            <text:p>361,226</text:p>
          </table:table-cell>
          <table:table-cell office:value-type="float" office:value="362.816" calcext:value-type="float">
            <text:p>362,816</text:p>
          </table:table-cell>
          <table:table-cell office:value-type="float" office:value="349.495" calcext:value-type="float">
            <text:p>349,495</text:p>
          </table:table-cell>
        </table:table-row>
        <table:table-row table:style-name="ro1">
          <table:table-cell office:value-type="string" calcext:value-type="string">
            <text:p>heatind packet: 16, step:3</text:p>
          </table:table-cell>
          <table:table-cell office:value-type="float" office:value="71.69" calcext:value-type="float">
            <text:p>71,69</text:p>
          </table:table-cell>
          <table:table-cell office:value-type="float" office:value="90.7404" calcext:value-type="float">
            <text:p>90,7404</text:p>
          </table:table-cell>
          <table:table-cell office:value-type="float" office:value="89.5075" calcext:value-type="float">
            <text:p>89,5075</text:p>
          </table:table-cell>
          <table:table-cell office:value-type="float" office:value="78.6644" calcext:value-type="float">
            <text:p>78,6644</text:p>
          </table:table-cell>
          <table:table-cell office:value-type="float" office:value="344.69" calcext:value-type="float">
            <text:p>344,69</text:p>
          </table:table-cell>
          <table:table-cell office:value-type="float" office:value="363.74" calcext:value-type="float">
            <text:p>363,74</text:p>
          </table:table-cell>
          <table:table-cell office:value-type="float" office:value="362.508" calcext:value-type="float">
            <text:p>362,508</text:p>
          </table:table-cell>
          <table:table-cell office:value-type="float" office:value="351.664" calcext:value-type="float">
            <text:p>351,664</text:p>
          </table:table-cell>
        </table:table-row>
        <table:table-row table:style-name="ro1">
          <table:table-cell office:value-type="string" calcext:value-type="string">
            <text:p>heatind packet: 16, step:4</text:p>
          </table:table-cell>
          <table:table-cell office:value-type="float" office:value="73.6124" calcext:value-type="float">
            <text:p>73,6124</text:p>
          </table:table-cell>
          <table:table-cell office:value-type="float" office:value="92.9777" calcext:value-type="float">
            <text:p>92,9777</text:p>
          </table:table-cell>
          <table:table-cell office:value-type="float" office:value="89.2598" calcext:value-type="float">
            <text:p>89,2598</text:p>
          </table:table-cell>
          <table:table-cell office:value-type="float" office:value="80.7514" calcext:value-type="float">
            <text:p>80,7514</text:p>
          </table:table-cell>
          <table:table-cell office:value-type="float" office:value="346.612" calcext:value-type="float">
            <text:p>346,612</text:p>
          </table:table-cell>
          <table:table-cell office:value-type="float" office:value="365.978" calcext:value-type="float">
            <text:p>365,978</text:p>
          </table:table-cell>
          <table:table-cell office:value-type="float" office:value="362.26" calcext:value-type="float">
            <text:p>362,26</text:p>
          </table:table-cell>
          <table:table-cell office:value-type="float" office:value="353.751" calcext:value-type="float">
            <text:p>353,751</text:p>
          </table:table-cell>
        </table:table-row>
        <table:table-row table:style-name="ro1">
          <table:table-cell office:value-type="string" calcext:value-type="string">
            <text:p>heatind packet: 16, step:5</text:p>
          </table:table-cell>
          <table:table-cell office:value-type="float" office:value="75.4811" calcext:value-type="float">
            <text:p>75,4811</text:p>
          </table:table-cell>
          <table:table-cell office:value-type="float" office:value="95.0898" calcext:value-type="float">
            <text:p>95,0898</text:p>
          </table:table-cell>
          <table:table-cell office:value-type="float" office:value="89.0695" calcext:value-type="float">
            <text:p>89,0695</text:p>
          </table:table-cell>
          <table:table-cell office:value-type="float" office:value="82.7541" calcext:value-type="float">
            <text:p>82,7541</text:p>
          </table:table-cell>
          <table:table-cell office:value-type="float" office:value="348.481" calcext:value-type="float">
            <text:p>348,481</text:p>
          </table:table-cell>
          <table:table-cell office:value-type="float" office:value="368.09" calcext:value-type="float">
            <text:p>368,09</text:p>
          </table:table-cell>
          <table:table-cell office:value-type="float" office:value="362.07" calcext:value-type="float">
            <text:p>362,07</text:p>
          </table:table-cell>
          <table:table-cell office:value-type="float" office:value="355.754" calcext:value-type="float">
            <text:p>355,754</text:p>
          </table:table-cell>
        </table:table-row>
        <table:table-row table:style-name="ro1">
          <table:table-cell office:value-type="string" calcext:value-type="string">
            <text:p>heatind packet: 16, step:6</text:p>
          </table:table-cell>
          <table:table-cell office:value-type="float" office:value="77.2776" calcext:value-type="float">
            <text:p>77,2776</text:p>
          </table:table-cell>
          <table:table-cell office:value-type="float" office:value="97.1086" calcext:value-type="float">
            <text:p>97,1086</text:p>
          </table:table-cell>
          <table:table-cell office:value-type="float" office:value="88.9334" calcext:value-type="float">
            <text:p>88,9334</text:p>
          </table:table-cell>
          <table:table-cell office:value-type="float" office:value="84.6749" calcext:value-type="float">
            <text:p>84,6749</text:p>
          </table:table-cell>
          <table:table-cell office:value-type="float" office:value="350.278" calcext:value-type="float">
            <text:p>350,278</text:p>
          </table:table-cell>
          <table:table-cell office:value-type="float" office:value="370.109" calcext:value-type="float">
            <text:p>370,109</text:p>
          </table:table-cell>
          <table:table-cell office:value-type="float" office:value="361.933" calcext:value-type="float">
            <text:p>361,933</text:p>
          </table:table-cell>
          <table:table-cell office:value-type="float" office:value="357.675" calcext:value-type="float">
            <text:p>357,675</text:p>
          </table:table-cell>
        </table:table-row>
        <table:table-row table:style-name="ro1">
          <table:table-cell office:value-type="string" calcext:value-type="string">
            <text:p>heatind packet: 16, step:7</text:p>
          </table:table-cell>
          <table:table-cell office:value-type="float" office:value="79.0007" calcext:value-type="float">
            <text:p>79,0007</text:p>
          </table:table-cell>
          <table:table-cell office:value-type="float" office:value="99.0427" calcext:value-type="float">
            <text:p>99,0427</text:p>
          </table:table-cell>
          <table:table-cell office:value-type="float" office:value="88.8484" calcext:value-type="float">
            <text:p>88,8484</text:p>
          </table:table-cell>
          <table:table-cell office:value-type="float" office:value="86.5168" calcext:value-type="float">
            <text:p>86,5168</text:p>
          </table:table-cell>
          <table:table-cell office:value-type="float" office:value="352.001" calcext:value-type="float">
            <text:p>352,001</text:p>
          </table:table-cell>
          <table:table-cell office:value-type="float" office:value="372.043" calcext:value-type="float">
            <text:p>372,043</text:p>
          </table:table-cell>
          <table:table-cell office:value-type="float" office:value="361.848" calcext:value-type="float">
            <text:p>361,848</text:p>
          </table:table-cell>
          <table:table-cell office:value-type="float" office:value="359.517" calcext:value-type="float">
            <text:p>359,517</text:p>
          </table:table-cell>
        </table:table-row>
        <table:table-row table:style-name="ro1">
          <table:table-cell office:value-type="string" calcext:value-type="string">
            <text:p>heatind packet: 16, step:8</text:p>
          </table:table-cell>
          <table:table-cell office:value-type="float" office:value="80.6524" calcext:value-type="float">
            <text:p>80,6524</text:p>
          </table:table-cell>
          <table:table-cell office:value-type="float" office:value="100.897" calcext:value-type="float">
            <text:p>100,897</text:p>
          </table:table-cell>
          <table:table-cell office:value-type="float" office:value="88.8116" calcext:value-type="float">
            <text:p>88,8116</text:p>
          </table:table-cell>
          <table:table-cell office:value-type="float" office:value="88.2828" calcext:value-type="float">
            <text:p>88,2828</text:p>
          </table:table-cell>
          <table:table-cell office:value-type="float" office:value="353.652" calcext:value-type="float">
            <text:p>353,652</text:p>
          </table:table-cell>
          <table:table-cell office:value-type="float" office:value="373.897" calcext:value-type="float">
            <text:p>373,897</text:p>
          </table:table-cell>
          <table:table-cell office:value-type="float" office:value="361.812" calcext:value-type="float">
            <text:p>361,812</text:p>
          </table:table-cell>
          <table:table-cell office:value-type="float" office:value="361.283" calcext:value-type="float">
            <text:p>361,283</text:p>
          </table:table-cell>
        </table:table-row>
        <table:table-row table:style-name="ro1">
          <table:table-cell office:value-type="string" calcext:value-type="string">
            <text:p>heatind packet: 16, step:9</text:p>
          </table:table-cell>
          <table:table-cell office:value-type="float" office:value="82.2355" calcext:value-type="float">
            <text:p>82,2355</text:p>
          </table:table-cell>
          <table:table-cell office:value-type="float" office:value="102.673" calcext:value-type="float">
            <text:p>102,673</text:p>
          </table:table-cell>
          <table:table-cell office:value-type="float" office:value="88.82" calcext:value-type="float">
            <text:p>88,82</text:p>
          </table:table-cell>
          <table:table-cell office:value-type="float" office:value="89.9758" calcext:value-type="float">
            <text:p>89,9758</text:p>
          </table:table-cell>
          <table:table-cell office:value-type="float" office:value="355.235" calcext:value-type="float">
            <text:p>355,235</text:p>
          </table:table-cell>
          <table:table-cell office:value-type="float" office:value="375.673" calcext:value-type="float">
            <text:p>375,673</text:p>
          </table:table-cell>
          <table:table-cell office:value-type="float" office:value="361.82" calcext:value-type="float">
            <text:p>361,82</text:p>
          </table:table-cell>
          <table:table-cell office:value-type="float" office:value="362.976" calcext:value-type="float">
            <text:p>362,976</text:p>
          </table:table-cell>
        </table:table-row>
        <table:table-row table:style-name="ro1">
          <table:table-cell office:value-type="string" calcext:value-type="string">
            <text:p>heatind packet: 16, step:10</text:p>
          </table:table-cell>
          <table:table-cell office:value-type="float" office:value="83.7526" calcext:value-type="float">
            <text:p>83,7526</text:p>
          </table:table-cell>
          <table:table-cell office:value-type="float" office:value="104.376" calcext:value-type="float">
            <text:p>104,376</text:p>
          </table:table-cell>
          <table:table-cell office:value-type="float" office:value="88.8709" calcext:value-type="float">
            <text:p>88,8709</text:p>
          </table:table-cell>
          <table:table-cell office:value-type="float" office:value="91.5988" calcext:value-type="float">
            <text:p>91,5988</text:p>
          </table:table-cell>
          <table:table-cell office:value-type="float" office:value="356.753" calcext:value-type="float">
            <text:p>356,753</text:p>
          </table:table-cell>
          <table:table-cell office:value-type="float" office:value="377.376" calcext:value-type="float">
            <text:p>377,376</text:p>
          </table:table-cell>
          <table:table-cell office:value-type="float" office:value="361.871" calcext:value-type="float">
            <text:p>361,871</text:p>
          </table:table-cell>
          <table:table-cell office:value-type="float" office:value="364.599" calcext:value-type="float">
            <text:p>364,599</text:p>
          </table:table-cell>
        </table:table-row>
        <table:table-row table:style-name="ro1">
          <table:table-cell office:value-type="string" calcext:value-type="string">
            <text:p>heatind packet: 16, step:11</text:p>
          </table:table-cell>
          <table:table-cell office:value-type="float" office:value="85.2064" calcext:value-type="float">
            <text:p>85,2064</text:p>
          </table:table-cell>
          <table:table-cell office:value-type="float" office:value="106.008" calcext:value-type="float">
            <text:p>106,008</text:p>
          </table:table-cell>
          <table:table-cell office:value-type="float" office:value="88.9617" calcext:value-type="float">
            <text:p>88,9617</text:p>
          </table:table-cell>
          <table:table-cell office:value-type="float" office:value="93.1546" calcext:value-type="float">
            <text:p>93,1546</text:p>
          </table:table-cell>
          <table:table-cell office:value-type="float" office:value="358.206" calcext:value-type="float">
            <text:p>358,206</text:p>
          </table:table-cell>
          <table:table-cell office:value-type="float" office:value="379.008" calcext:value-type="float">
            <text:p>379,008</text:p>
          </table:table-cell>
          <table:table-cell office:value-type="float" office:value="361.962" calcext:value-type="float">
            <text:p>361,962</text:p>
          </table:table-cell>
          <table:table-cell office:value-type="float" office:value="366.155" calcext:value-type="float">
            <text:p>366,155</text:p>
          </table:table-cell>
        </table:table-row>
        <table:table-row table:style-name="ro1">
          <table:table-cell office:value-type="string" calcext:value-type="string">
            <text:p>heatind packet: 16, step:12</text:p>
          </table:table-cell>
          <table:table-cell office:value-type="float" office:value="86.5995" calcext:value-type="float">
            <text:p>86,5995</text:p>
          </table:table-cell>
          <table:table-cell office:value-type="float" office:value="107.572" calcext:value-type="float">
            <text:p>107,572</text:p>
          </table:table-cell>
          <table:table-cell office:value-type="float" office:value="89.0897" calcext:value-type="float">
            <text:p>89,0897</text:p>
          </table:table-cell>
          <table:table-cell office:value-type="float" office:value="94.6458" calcext:value-type="float">
            <text:p>94,6458</text:p>
          </table:table-cell>
          <table:table-cell office:value-type="float" office:value="359.6" calcext:value-type="float">
            <text:p>359,6</text:p>
          </table:table-cell>
          <table:table-cell office:value-type="float" office:value="380.572" calcext:value-type="float">
            <text:p>380,572</text:p>
          </table:table-cell>
          <table:table-cell office:value-type="float" office:value="362.09" calcext:value-type="float">
            <text:p>362,09</text:p>
          </table:table-cell>
          <table:table-cell office:value-type="float" office:value="367.646" calcext:value-type="float">
            <text:p>367,646</text:p>
          </table:table-cell>
        </table:table-row>
        <table:table-row table:style-name="ro1">
          <table:table-cell office:value-type="string" calcext:value-type="string">
            <text:p>heatind packet: 16, step:13</text:p>
          </table:table-cell>
          <table:table-cell office:value-type="float" office:value="87.9345" calcext:value-type="float">
            <text:p>87,9345</text:p>
          </table:table-cell>
          <table:table-cell office:value-type="float" office:value="109.071" calcext:value-type="float">
            <text:p>109,071</text:p>
          </table:table-cell>
          <table:table-cell office:value-type="float" office:value="89.2525" calcext:value-type="float">
            <text:p>89,2525</text:p>
          </table:table-cell>
          <table:table-cell office:value-type="float" office:value="96.0753" calcext:value-type="float">
            <text:p>96,0753</text:p>
          </table:table-cell>
          <table:table-cell office:value-type="float" office:value="360.934" calcext:value-type="float">
            <text:p>360,934</text:p>
          </table:table-cell>
          <table:table-cell office:value-type="float" office:value="382.071" calcext:value-type="float">
            <text:p>382,071</text:p>
          </table:table-cell>
          <table:table-cell office:value-type="float" office:value="362.252" calcext:value-type="float">
            <text:p>362,252</text:p>
          </table:table-cell>
          <table:table-cell office:value-type="float" office:value="369.075" calcext:value-type="float">
            <text:p>369,075</text:p>
          </table:table-cell>
        </table:table-row>
        <table:table-row table:style-name="ro1">
          <table:table-cell office:value-type="string" calcext:value-type="string">
            <text:p>heatind packet: 16, step:14</text:p>
          </table:table-cell>
          <table:table-cell office:value-type="float" office:value="89.2137" calcext:value-type="float">
            <text:p>89,2137</text:p>
          </table:table-cell>
          <table:table-cell office:value-type="float" office:value="110.507" calcext:value-type="float">
            <text:p>110,507</text:p>
          </table:table-cell>
          <table:table-cell office:value-type="float" office:value="89.4478" calcext:value-type="float">
            <text:p>89,4478</text:p>
          </table:table-cell>
          <table:table-cell office:value-type="float" office:value="97.4454" calcext:value-type="float">
            <text:p>97,4454</text:p>
          </table:table-cell>
          <table:table-cell office:value-type="float" office:value="362.214" calcext:value-type="float">
            <text:p>362,214</text:p>
          </table:table-cell>
          <table:table-cell office:value-type="float" office:value="383.507" calcext:value-type="float">
            <text:p>383,507</text:p>
          </table:table-cell>
          <table:table-cell office:value-type="float" office:value="362.448" calcext:value-type="float">
            <text:p>362,448</text:p>
          </table:table-cell>
          <table:table-cell office:value-type="float" office:value="370.445" calcext:value-type="float">
            <text:p>370,445</text:p>
          </table:table-cell>
        </table:table-row>
        <table:table-row table:style-name="ro1">
          <table:table-cell office:value-type="string" calcext:value-type="string">
            <text:p>heatind packet: 16, step:15</text:p>
          </table:table-cell>
          <table:table-cell office:value-type="float" office:value="90.4395" calcext:value-type="float">
            <text:p>90,4395</text:p>
          </table:table-cell>
          <table:table-cell office:value-type="float" office:value="111.884" calcext:value-type="float">
            <text:p>111,884</text:p>
          </table:table-cell>
          <table:table-cell office:value-type="float" office:value="89.6734" calcext:value-type="float">
            <text:p>89,6734</text:p>
          </table:table-cell>
          <table:table-cell office:value-type="float" office:value="98.7588" calcext:value-type="float">
            <text:p>98,7588</text:p>
          </table:table-cell>
          <table:table-cell office:value-type="float" office:value="363.44" calcext:value-type="float">
            <text:p>363,44</text:p>
          </table:table-cell>
          <table:table-cell office:value-type="float" office:value="384.884" calcext:value-type="float">
            <text:p>384,884</text:p>
          </table:table-cell>
          <table:table-cell office:value-type="float" office:value="362.673" calcext:value-type="float">
            <text:p>362,673</text:p>
          </table:table-cell>
          <table:table-cell office:value-type="float" office:value="371.759" calcext:value-type="float">
            <text:p>371,759</text:p>
          </table:table-cell>
        </table:table-row>
        <table:table-row table:style-name="ro1">
          <table:table-cell office:value-type="string" calcext:value-type="string">
            <text:p>heatind packet: 16, step:16</text:p>
          </table:table-cell>
          <table:table-cell office:value-type="float" office:value="91.6143" calcext:value-type="float">
            <text:p>91,6143</text:p>
          </table:table-cell>
          <table:table-cell office:value-type="float" office:value="113.203" calcext:value-type="float">
            <text:p>113,203</text:p>
          </table:table-cell>
          <table:table-cell office:value-type="float" office:value="89.9271" calcext:value-type="float">
            <text:p>89,9271</text:p>
          </table:table-cell>
          <table:table-cell office:value-type="float" office:value="100.018" calcext:value-type="float">
            <text:p>100,018</text:p>
          </table:table-cell>
          <table:table-cell office:value-type="float" office:value="364.614" calcext:value-type="float">
            <text:p>364,614</text:p>
          </table:table-cell>
          <table:table-cell office:value-type="float" office:value="386.203" calcext:value-type="float">
            <text:p>386,203</text:p>
          </table:table-cell>
          <table:table-cell office:value-type="float" office:value="362.927" calcext:value-type="float">
            <text:p>362,927</text:p>
          </table:table-cell>
          <table:table-cell office:value-type="float" office:value="373.018" calcext:value-type="float">
            <text:p>373,018</text:p>
          </table:table-cell>
        </table:table-row>
        <table:table-row table:style-name="ro1">
          <table:table-cell office:value-type="string" calcext:value-type="string">
            <text:p>heatind packet: 16, step:17</text:p>
          </table:table-cell>
          <table:table-cell office:value-type="float" office:value="92.7401" calcext:value-type="float">
            <text:p>92,7401</text:p>
          </table:table-cell>
          <table:table-cell office:value-type="float" office:value="114.467" calcext:value-type="float">
            <text:p>114,467</text:p>
          </table:table-cell>
          <table:table-cell office:value-type="float" office:value="90.2068" calcext:value-type="float">
            <text:p>90,2068</text:p>
          </table:table-cell>
          <table:table-cell office:value-type="float" office:value="101.225" calcext:value-type="float">
            <text:p>101,225</text:p>
          </table:table-cell>
          <table:table-cell office:value-type="float" office:value="365.74" calcext:value-type="float">
            <text:p>365,74</text:p>
          </table:table-cell>
          <table:table-cell office:value-type="float" office:value="387.467" calcext:value-type="float">
            <text:p>387,467</text:p>
          </table:table-cell>
          <table:table-cell office:value-type="float" office:value="363.207" calcext:value-type="float">
            <text:p>363,207</text:p>
          </table:table-cell>
          <table:table-cell office:value-type="float" office:value="374.225" calcext:value-type="float">
            <text:p>374,225</text:p>
          </table:table-cell>
        </table:table-row>
        <table:table-row table:style-name="ro1">
          <table:table-cell office:value-type="string" calcext:value-type="string">
            <text:p>heatind packet: 16, step:18</text:p>
          </table:table-cell>
          <table:table-cell office:value-type="float" office:value="93.8192" calcext:value-type="float">
            <text:p>93,8192</text:p>
          </table:table-cell>
          <table:table-cell office:value-type="float" office:value="115.679" calcext:value-type="float">
            <text:p>115,679</text:p>
          </table:table-cell>
          <table:table-cell office:value-type="float" office:value="90.5107" calcext:value-type="float">
            <text:p>90,5107</text:p>
          </table:table-cell>
          <table:table-cell office:value-type="float" office:value="102.382" calcext:value-type="float">
            <text:p>102,382</text:p>
          </table:table-cell>
          <table:table-cell office:value-type="float" office:value="366.819" calcext:value-type="float">
            <text:p>366,819</text:p>
          </table:table-cell>
          <table:table-cell office:value-type="float" office:value="388.679" calcext:value-type="float">
            <text:p>388,679</text:p>
          </table:table-cell>
          <table:table-cell office:value-type="float" office:value="363.511" calcext:value-type="float">
            <text:p>363,511</text:p>
          </table:table-cell>
          <table:table-cell office:value-type="float" office:value="375.382" calcext:value-type="float">
            <text:p>375,382</text:p>
          </table:table-cell>
        </table:table-row>
        <table:table-row table:style-name="ro1">
          <table:table-cell office:value-type="string" calcext:value-type="string">
            <text:p>heatind packet: 16, step:19</text:p>
          </table:table-cell>
          <table:table-cell office:value-type="float" office:value="94.8537" calcext:value-type="float">
            <text:p>94,8537</text:p>
          </table:table-cell>
          <table:table-cell office:value-type="float" office:value="116.841" calcext:value-type="float">
            <text:p>116,841</text:p>
          </table:table-cell>
          <table:table-cell office:value-type="float" office:value="90.8369" calcext:value-type="float">
            <text:p>90,8369</text:p>
          </table:table-cell>
          <table:table-cell office:value-type="float" office:value="103.492" calcext:value-type="float">
            <text:p>103,492</text:p>
          </table:table-cell>
          <table:table-cell office:value-type="float" office:value="367.854" calcext:value-type="float">
            <text:p>367,854</text:p>
          </table:table-cell>
          <table:table-cell office:value-type="float" office:value="389.841" calcext:value-type="float">
            <text:p>389,841</text:p>
          </table:table-cell>
          <table:table-cell office:value-type="float" office:value="363.837" calcext:value-type="float">
            <text:p>363,837</text:p>
          </table:table-cell>
          <table:table-cell office:value-type="float" office:value="376.492" calcext:value-type="float">
            <text:p>376,492</text:p>
          </table:table-cell>
        </table:table-row>
        <table:table-row table:style-name="ro1">
          <table:table-cell office:value-type="string" calcext:value-type="string">
            <text:p>heatind packet: 16, step:20</text:p>
          </table:table-cell>
          <table:table-cell office:value-type="float" office:value="95.8453" calcext:value-type="float">
            <text:p>95,8453</text:p>
          </table:table-cell>
          <table:table-cell office:value-type="float" office:value="117.955" calcext:value-type="float">
            <text:p>117,955</text:p>
          </table:table-cell>
          <table:table-cell office:value-type="float" office:value="91.1836" calcext:value-type="float">
            <text:p>91,1836</text:p>
          </table:table-cell>
          <table:table-cell office:value-type="float" office:value="104.556" calcext:value-type="float">
            <text:p>104,556</text:p>
          </table:table-cell>
          <table:table-cell office:value-type="float" office:value="368.845" calcext:value-type="float">
            <text:p>368,845</text:p>
          </table:table-cell>
          <table:table-cell office:value-type="float" office:value="390.955" calcext:value-type="float">
            <text:p>390,955</text:p>
          </table:table-cell>
          <table:table-cell office:value-type="float" office:value="364.184" calcext:value-type="float">
            <text:p>364,184</text:p>
          </table:table-cell>
          <table:table-cell office:value-type="float" office:value="377.556" calcext:value-type="float">
            <text:p>377,556</text:p>
          </table:table-cell>
        </table:table-row>
        <table:table-row table:style-name="ro1">
          <table:table-cell office:value-type="string" calcext:value-type="string">
            <text:p>heatind packet: 16, step:21</text:p>
          </table:table-cell>
          <table:table-cell office:value-type="float" office:value="96.7962" calcext:value-type="float">
            <text:p>96,7962</text:p>
          </table:table-cell>
          <table:table-cell office:value-type="float" office:value="119.023" calcext:value-type="float">
            <text:p>119,023</text:p>
          </table:table-cell>
          <table:table-cell office:value-type="float" office:value="91.5491" calcext:value-type="float">
            <text:p>91,5491</text:p>
          </table:table-cell>
          <table:table-cell office:value-type="float" office:value="105.577" calcext:value-type="float">
            <text:p>105,577</text:p>
          </table:table-cell>
          <table:table-cell office:value-type="float" office:value="369.796" calcext:value-type="float">
            <text:p>369,796</text:p>
          </table:table-cell>
          <table:table-cell office:value-type="float" office:value="392.023" calcext:value-type="float">
            <text:p>392,023</text:p>
          </table:table-cell>
          <table:table-cell office:value-type="float" office:value="364.549" calcext:value-type="float">
            <text:p>364,549</text:p>
          </table:table-cell>
          <table:table-cell office:value-type="float" office:value="378.577" calcext:value-type="float">
            <text:p>378,577</text:p>
          </table:table-cell>
        </table:table-row>
        <table:table-row table:style-name="ro1">
          <table:table-cell office:value-type="string" calcext:value-type="string">
            <text:p>cooling packet: 16, step:1</text:p>
          </table:table-cell>
          <table:table-cell office:value-type="float" office:value="96.2331" calcext:value-type="float">
            <text:p>96,2331</text:p>
          </table:table-cell>
          <table:table-cell office:value-type="float" office:value="106.815" calcext:value-type="float">
            <text:p>106,815</text:p>
          </table:table-cell>
          <table:table-cell office:value-type="float" office:value="91.8935" calcext:value-type="float">
            <text:p>91,8935</text:p>
          </table:table-cell>
          <table:table-cell office:value-type="float" office:value="103.053" calcext:value-type="float">
            <text:p>103,053</text:p>
          </table:table-cell>
          <table:table-cell office:value-type="float" office:value="369.233" calcext:value-type="float">
            <text:p>369,233</text:p>
          </table:table-cell>
          <table:table-cell office:value-type="float" office:value="379.815" calcext:value-type="float">
            <text:p>379,815</text:p>
          </table:table-cell>
          <table:table-cell office:value-type="float" office:value="364.894" calcext:value-type="float">
            <text:p>364,894</text:p>
          </table:table-cell>
          <table:table-cell office:value-type="float" office:value="376.053" calcext:value-type="float">
            <text:p>376,053</text:p>
          </table:table-cell>
        </table:table-row>
        <table:table-row table:style-name="ro1">
          <table:table-cell office:value-type="string" calcext:value-type="string">
            <text:p>cooling packet: 16, step:2</text:p>
          </table:table-cell>
          <table:table-cell office:value-type="float" office:value="93.4303" calcext:value-type="float">
            <text:p>93,4303</text:p>
          </table:table-cell>
          <table:table-cell office:value-type="float" office:value="101.735" calcext:value-type="float">
            <text:p>101,735</text:p>
          </table:table-cell>
          <table:table-cell office:value-type="float" office:value="92.1362" calcext:value-type="float">
            <text:p>92,1362</text:p>
          </table:table-cell>
          <table:table-cell office:value-type="float" office:value="99.3079" calcext:value-type="float">
            <text:p>99,3079</text:p>
          </table:table-cell>
          <table:table-cell office:value-type="float" office:value="366.43" calcext:value-type="float">
            <text:p>366,43</text:p>
          </table:table-cell>
          <table:table-cell office:value-type="float" office:value="374.735" calcext:value-type="float">
            <text:p>374,735</text:p>
          </table:table-cell>
          <table:table-cell office:value-type="float" office:value="365.136" calcext:value-type="float">
            <text:p>365,136</text:p>
          </table:table-cell>
          <table:table-cell office:value-type="float" office:value="372.308" calcext:value-type="float">
            <text:p>372,308</text:p>
          </table:table-cell>
        </table:table-row>
        <table:table-row table:style-name="ro1">
          <table:table-cell office:value-type="string" calcext:value-type="string">
            <text:p>cooling packet: 16, step:3</text:p>
          </table:table-cell>
          <table:table-cell office:value-type="float" office:value="90.2113" calcext:value-type="float">
            <text:p>90,2113</text:p>
          </table:table-cell>
          <table:table-cell office:value-type="float" office:value="97.8458" calcext:value-type="float">
            <text:p>97,8458</text:p>
          </table:table-cell>
          <table:table-cell office:value-type="float" office:value="92.2756" calcext:value-type="float">
            <text:p>92,2756</text:p>
          </table:table-cell>
          <table:table-cell office:value-type="float" office:value="95.7297" calcext:value-type="float">
            <text:p>95,7297</text:p>
          </table:table-cell>
          <table:table-cell office:value-type="float" office:value="363.211" calcext:value-type="float">
            <text:p>363,211</text:p>
          </table:table-cell>
          <table:table-cell office:value-type="float" office:value="370.846" calcext:value-type="float">
            <text:p>370,846</text:p>
          </table:table-cell>
          <table:table-cell office:value-type="float" office:value="365.276" calcext:value-type="float">
            <text:p>365,276</text:p>
          </table:table-cell>
          <table:table-cell office:value-type="float" office:value="368.73" calcext:value-type="float">
            <text:p>368,73</text:p>
          </table:table-cell>
        </table:table-row>
        <table:table-row table:style-name="ro1">
          <table:table-cell office:value-type="string" calcext:value-type="string">
            <text:p>cooling packet: 16, step:4</text:p>
          </table:table-cell>
          <table:table-cell office:value-type="float" office:value="87.0708" calcext:value-type="float">
            <text:p>87,0708</text:p>
          </table:table-cell>
          <table:table-cell office:value-type="float" office:value="94.3298" calcext:value-type="float">
            <text:p>94,3298</text:p>
          </table:table-cell>
          <table:table-cell office:value-type="float" office:value="92.3208" calcext:value-type="float">
            <text:p>92,3208</text:p>
          </table:table-cell>
          <table:table-cell office:value-type="float" office:value="92.3566" calcext:value-type="float">
            <text:p>92,3566</text:p>
          </table:table-cell>
          <table:table-cell office:value-type="float" office:value="360.071" calcext:value-type="float">
            <text:p>360,071</text:p>
          </table:table-cell>
          <table:table-cell office:value-type="float" office:value="367.33" calcext:value-type="float">
            <text:p>367,33</text:p>
          </table:table-cell>
          <table:table-cell office:value-type="float" office:value="365.321" calcext:value-type="float">
            <text:p>365,321</text:p>
          </table:table-cell>
          <table:table-cell office:value-type="float" office:value="365.357" calcext:value-type="float">
            <text:p>365,357</text:p>
          </table:table-cell>
        </table:table-row>
        <table:table-row table:style-name="ro1">
          <table:table-cell office:value-type="string" calcext:value-type="string">
            <text:p>cooling packet: 16, step:5</text:p>
          </table:table-cell>
          <table:table-cell office:value-type="float" office:value="84.0898" calcext:value-type="float">
            <text:p>84,0898</text:p>
          </table:table-cell>
          <table:table-cell office:value-type="float" office:value="91.0406" calcext:value-type="float">
            <text:p>91,0406</text:p>
          </table:table-cell>
          <table:table-cell office:value-type="float" office:value="92.2802" calcext:value-type="float">
            <text:p>92,2802</text:p>
          </table:table-cell>
          <table:table-cell office:value-type="float" office:value="89.1756" calcext:value-type="float">
            <text:p>89,1756</text:p>
          </table:table-cell>
          <table:table-cell office:value-type="float" office:value="357.09" calcext:value-type="float">
            <text:p>357,09</text:p>
          </table:table-cell>
          <table:table-cell office:value-type="float" office:value="364.041" calcext:value-type="float">
            <text:p>364,041</text:p>
          </table:table-cell>
          <table:table-cell office:value-type="float" office:value="365.28" calcext:value-type="float">
            <text:p>365,28</text:p>
          </table:table-cell>
          <table:table-cell office:value-type="float" office:value="362.176" calcext:value-type="float">
            <text:p>362,176</text:p>
          </table:table-cell>
        </table:table-row>
        <table:table-row table:style-name="ro1">
          <table:table-cell office:value-type="string" calcext:value-type="string">
            <text:p>cooling packet: 16, step:6</text:p>
          </table:table-cell>
          <table:table-cell office:value-type="float" office:value="81.2721" calcext:value-type="float">
            <text:p>81,2721</text:p>
          </table:table-cell>
          <table:table-cell office:value-type="float" office:value="87.9411" calcext:value-type="float">
            <text:p>87,9411</text:p>
          </table:table-cell>
          <table:table-cell office:value-type="float" office:value="92.1617" calcext:value-type="float">
            <text:p>92,1617</text:p>
          </table:table-cell>
          <table:table-cell office:value-type="float" office:value="86.173" calcext:value-type="float">
            <text:p>86,173</text:p>
          </table:table-cell>
          <table:table-cell office:value-type="float" office:value="354.272" calcext:value-type="float">
            <text:p>354,272</text:p>
          </table:table-cell>
          <table:table-cell office:value-type="float" office:value="360.941" calcext:value-type="float">
            <text:p>360,941</text:p>
          </table:table-cell>
          <table:table-cell office:value-type="float" office:value="365.162" calcext:value-type="float">
            <text:p>365,162</text:p>
          </table:table-cell>
          <table:table-cell office:value-type="float" office:value="359.173" calcext:value-type="float">
            <text:p>359,173</text:p>
          </table:table-cell>
        </table:table-row>
        <table:table-row table:style-name="ro1">
          <table:table-cell office:value-type="string" calcext:value-type="string">
            <text:p>cooling packet: 16, step:7</text:p>
          </table:table-cell>
          <table:table-cell office:value-type="float" office:value="78.609" calcext:value-type="float">
            <text:p>78,609</text:p>
          </table:table-cell>
          <table:table-cell office:value-type="float" office:value="85.0142" calcext:value-type="float">
            <text:p>85,0142</text:p>
          </table:table-cell>
          <table:table-cell office:value-type="float" office:value="91.9723" calcext:value-type="float">
            <text:p>91,9723</text:p>
          </table:table-cell>
          <table:table-cell office:value-type="float" office:value="83.3359" calcext:value-type="float">
            <text:p>83,3359</text:p>
          </table:table-cell>
          <table:table-cell office:value-type="float" office:value="351.609" calcext:value-type="float">
            <text:p>351,609</text:p>
          </table:table-cell>
          <table:table-cell office:value-type="float" office:value="358.014" calcext:value-type="float">
            <text:p>358,014</text:p>
          </table:table-cell>
          <table:table-cell office:value-type="float" office:value="364.972" calcext:value-type="float">
            <text:p>364,972</text:p>
          </table:table-cell>
          <table:table-cell office:value-type="float" office:value="356.336" calcext:value-type="float">
            <text:p>356,336</text:p>
          </table:table-cell>
        </table:table-row>
        <table:table-row table:style-name="ro1">
          <table:table-cell office:value-type="string" calcext:value-type="string">
            <text:p>cooling packet: 16, step:8</text:p>
          </table:table-cell>
          <table:table-cell office:value-type="float" office:value="76.0901" calcext:value-type="float">
            <text:p>76,0901</text:p>
          </table:table-cell>
          <table:table-cell office:value-type="float" office:value="82.247" calcext:value-type="float">
            <text:p>82,247</text:p>
          </table:table-cell>
          <table:table-cell office:value-type="float" office:value="91.7184" calcext:value-type="float">
            <text:p>91,7184</text:p>
          </table:table-cell>
          <table:table-cell office:value-type="float" office:value="80.6528" calcext:value-type="float">
            <text:p>80,6528</text:p>
          </table:table-cell>
          <table:table-cell office:value-type="float" office:value="349.09" calcext:value-type="float">
            <text:p>349,09</text:p>
          </table:table-cell>
          <table:table-cell office:value-type="float" office:value="355.247" calcext:value-type="float">
            <text:p>355,247</text:p>
          </table:table-cell>
          <table:table-cell office:value-type="float" office:value="364.718" calcext:value-type="float">
            <text:p>364,718</text:p>
          </table:table-cell>
          <table:table-cell office:value-type="float" office:value="353.653" calcext:value-type="float">
            <text:p>353,653</text:p>
          </table:table-cell>
        </table:table-row>
        <table:table-row table:style-name="ro1">
          <table:table-cell office:value-type="string" calcext:value-type="string">
            <text:p>cooling packet: 16, step:9</text:p>
          </table:table-cell>
          <table:table-cell office:value-type="float" office:value="73.7056" calcext:value-type="float">
            <text:p>73,7056</text:p>
          </table:table-cell>
          <table:table-cell office:value-type="float" office:value="79.6285" calcext:value-type="float">
            <text:p>79,6285</text:p>
          </table:table-cell>
          <table:table-cell office:value-type="float" office:value="91.406" calcext:value-type="float">
            <text:p>91,406</text:p>
          </table:table-cell>
          <table:table-cell office:value-type="float" office:value="78.113" calcext:value-type="float">
            <text:p>78,113</text:p>
          </table:table-cell>
          <table:table-cell office:value-type="float" office:value="346.706" calcext:value-type="float">
            <text:p>346,706</text:p>
          </table:table-cell>
          <table:table-cell office:value-type="float" office:value="352.628" calcext:value-type="float">
            <text:p>352,628</text:p>
          </table:table-cell>
          <table:table-cell office:value-type="float" office:value="364.406" calcext:value-type="float">
            <text:p>364,406</text:p>
          </table:table-cell>
          <table:table-cell office:value-type="float" office:value="351.113" calcext:value-type="float">
            <text:p>351,113</text:p>
          </table:table-cell>
        </table:table-row>
        <table:table-row table:style-name="ro1">
          <table:table-cell office:value-type="string" calcext:value-type="string">
            <text:p>cooling packet: 16, step:10</text:p>
          </table:table-cell>
          <table:table-cell office:value-type="float" office:value="71.4466" calcext:value-type="float">
            <text:p>71,4466</text:p>
          </table:table-cell>
          <table:table-cell office:value-type="float" office:value="77.1483" calcext:value-type="float">
            <text:p>77,1483</text:p>
          </table:table-cell>
          <table:table-cell office:value-type="float" office:value="91.0403" calcext:value-type="float">
            <text:p>91,0403</text:p>
          </table:table-cell>
          <table:table-cell office:value-type="float" office:value="75.7068" calcext:value-type="float">
            <text:p>75,7068</text:p>
          </table:table-cell>
          <table:table-cell office:value-type="float" office:value="344.447" calcext:value-type="float">
            <text:p>344,447</text:p>
          </table:table-cell>
          <table:table-cell office:value-type="float" office:value="350.148" calcext:value-type="float">
            <text:p>350,148</text:p>
          </table:table-cell>
          <table:table-cell office:value-type="float" office:value="364.04" calcext:value-type="float">
            <text:p>364,04</text:p>
          </table:table-cell>
          <table:table-cell office:value-type="float" office:value="348.707" calcext:value-type="float">
            <text:p>348,707</text:p>
          </table:table-cell>
        </table:table-row>
        <table:table-row table:style-name="ro1">
          <table:table-cell office:value-type="string" calcext:value-type="string">
            <text:p>cooling packet: 16, step:11</text:p>
          </table:table-cell>
          <table:table-cell office:value-type="float" office:value="69.3045" calcext:value-type="float">
            <text:p>69,3045</text:p>
          </table:table-cell>
          <table:table-cell office:value-type="float" office:value="74.7974" calcext:value-type="float">
            <text:p>74,7974</text:p>
          </table:table-cell>
          <table:table-cell office:value-type="float" office:value="90.6264" calcext:value-type="float">
            <text:p>90,6264</text:p>
          </table:table-cell>
          <table:table-cell office:value-type="float" office:value="73.4253" calcext:value-type="float">
            <text:p>73,4253</text:p>
          </table:table-cell>
          <table:table-cell office:value-type="float" office:value="342.305" calcext:value-type="float">
            <text:p>342,305</text:p>
          </table:table-cell>
          <table:table-cell office:value-type="float" office:value="347.797" calcext:value-type="float">
            <text:p>347,797</text:p>
          </table:table-cell>
          <table:table-cell office:value-type="float" office:value="363.626" calcext:value-type="float">
            <text:p>363,626</text:p>
          </table:table-cell>
          <table:table-cell office:value-type="float" office:value="346.425" calcext:value-type="float">
            <text:p>346,425</text:p>
          </table:table-cell>
        </table:table-row>
        <table:table-row table:style-name="ro1">
          <table:table-cell office:value-type="string" calcext:value-type="string">
            <text:p>heatind packet: 17, step:1</text:p>
          </table:table-cell>
          <table:table-cell office:value-type="float" office:value="68.5058" calcext:value-type="float">
            <text:p>68,5058</text:p>
          </table:table-cell>
          <table:table-cell office:value-type="float" office:value="84.6295" calcext:value-type="float">
            <text:p>84,6295</text:p>
          </table:table-cell>
          <table:table-cell office:value-type="float" office:value="90.1987" calcext:value-type="float">
            <text:p>90,1987</text:p>
          </table:table-cell>
          <table:table-cell office:value-type="float" office:value="74.3156" calcext:value-type="float">
            <text:p>74,3156</text:p>
          </table:table-cell>
          <table:table-cell office:value-type="float" office:value="341.506" calcext:value-type="float">
            <text:p>341,506</text:p>
          </table:table-cell>
          <table:table-cell office:value-type="float" office:value="357.63" calcext:value-type="float">
            <text:p>357,63</text:p>
          </table:table-cell>
          <table:table-cell office:value-type="float" office:value="363.199" calcext:value-type="float">
            <text:p>363,199</text:p>
          </table:table-cell>
          <table:table-cell office:value-type="float" office:value="347.316" calcext:value-type="float">
            <text:p>347,316</text:p>
          </table:table-cell>
        </table:table-row>
        <table:table-row table:style-name="ro1">
          <table:table-cell office:value-type="string" calcext:value-type="string">
            <text:p>heatind packet: 17, step:2</text:p>
          </table:table-cell>
          <table:table-cell office:value-type="float" office:value="69.8222" calcext:value-type="float">
            <text:p>69,8222</text:p>
          </table:table-cell>
          <table:table-cell office:value-type="float" office:value="88.2301" calcext:value-type="float">
            <text:p>88,2301</text:p>
          </table:table-cell>
          <table:table-cell office:value-type="float" office:value="89.8268" calcext:value-type="float">
            <text:p>89,8268</text:p>
          </table:table-cell>
          <table:table-cell office:value-type="float" office:value="76.4992" calcext:value-type="float">
            <text:p>76,4992</text:p>
          </table:table-cell>
          <table:table-cell office:value-type="float" office:value="342.822" calcext:value-type="float">
            <text:p>342,822</text:p>
          </table:table-cell>
          <table:table-cell office:value-type="float" office:value="361.23" calcext:value-type="float">
            <text:p>361,23</text:p>
          </table:table-cell>
          <table:table-cell office:value-type="float" office:value="362.827" calcext:value-type="float">
            <text:p>362,827</text:p>
          </table:table-cell>
          <table:table-cell office:value-type="float" office:value="349.499" calcext:value-type="float">
            <text:p>349,499</text:p>
          </table:table-cell>
        </table:table-row>
        <table:table-row table:style-name="ro1">
          <table:table-cell office:value-type="string" calcext:value-type="string">
            <text:p>heatind packet: 17, step:3</text:p>
          </table:table-cell>
          <table:table-cell office:value-type="float" office:value="71.6934" calcext:value-type="float">
            <text:p>71,6934</text:p>
          </table:table-cell>
          <table:table-cell office:value-type="float" office:value="90.7443" calcext:value-type="float">
            <text:p>90,7443</text:p>
          </table:table-cell>
          <table:table-cell office:value-type="float" office:value="89.5183" calcext:value-type="float">
            <text:p>89,5183</text:p>
          </table:table-cell>
          <table:table-cell office:value-type="float" office:value="78.6682" calcext:value-type="float">
            <text:p>78,6682</text:p>
          </table:table-cell>
          <table:table-cell office:value-type="float" office:value="344.693" calcext:value-type="float">
            <text:p>344,693</text:p>
          </table:table-cell>
          <table:table-cell office:value-type="float" office:value="363.744" calcext:value-type="float">
            <text:p>363,744</text:p>
          </table:table-cell>
          <table:table-cell office:value-type="float" office:value="362.518" calcext:value-type="float">
            <text:p>362,518</text:p>
          </table:table-cell>
          <table:table-cell office:value-type="float" office:value="351.668" calcext:value-type="float">
            <text:p>351,668</text:p>
          </table:table-cell>
        </table:table-row>
        <table:table-row table:style-name="ro1">
          <table:table-cell office:value-type="string" calcext:value-type="string">
            <text:p>heatind packet: 17, step:4</text:p>
          </table:table-cell>
          <table:table-cell office:value-type="float" office:value="73.6159" calcext:value-type="float">
            <text:p>73,6159</text:p>
          </table:table-cell>
          <table:table-cell office:value-type="float" office:value="92.9816" calcext:value-type="float">
            <text:p>92,9816</text:p>
          </table:table-cell>
          <table:table-cell office:value-type="float" office:value="89.2704" calcext:value-type="float">
            <text:p>89,2704</text:p>
          </table:table-cell>
          <table:table-cell office:value-type="float" office:value="80.7552" calcext:value-type="float">
            <text:p>80,7552</text:p>
          </table:table-cell>
          <table:table-cell office:value-type="float" office:value="346.616" calcext:value-type="float">
            <text:p>346,616</text:p>
          </table:table-cell>
          <table:table-cell office:value-type="float" office:value="365.982" calcext:value-type="float">
            <text:p>365,982</text:p>
          </table:table-cell>
          <table:table-cell office:value-type="float" office:value="362.27" calcext:value-type="float">
            <text:p>362,27</text:p>
          </table:table-cell>
          <table:table-cell office:value-type="float" office:value="353.755" calcext:value-type="float">
            <text:p>353,755</text:p>
          </table:table-cell>
        </table:table-row>
        <table:table-row table:style-name="ro1">
          <table:table-cell office:value-type="string" calcext:value-type="string">
            <text:p>heatind packet: 17, step:5</text:p>
          </table:table-cell>
          <table:table-cell office:value-type="float" office:value="75.4846" calcext:value-type="float">
            <text:p>75,4846</text:p>
          </table:table-cell>
          <table:table-cell office:value-type="float" office:value="95.0937" calcext:value-type="float">
            <text:p>95,0937</text:p>
          </table:table-cell>
          <table:table-cell office:value-type="float" office:value="89.0799" calcext:value-type="float">
            <text:p>89,0799</text:p>
          </table:table-cell>
          <table:table-cell office:value-type="float" office:value="82.7579" calcext:value-type="float">
            <text:p>82,7579</text:p>
          </table:table-cell>
          <table:table-cell office:value-type="float" office:value="348.485" calcext:value-type="float">
            <text:p>348,485</text:p>
          </table:table-cell>
          <table:table-cell office:value-type="float" office:value="368.094" calcext:value-type="float">
            <text:p>368,094</text:p>
          </table:table-cell>
          <table:table-cell office:value-type="float" office:value="362.08" calcext:value-type="float">
            <text:p>362,08</text:p>
          </table:table-cell>
          <table:table-cell office:value-type="float" office:value="355.758" calcext:value-type="float">
            <text:p>355,758</text:p>
          </table:table-cell>
        </table:table-row>
        <table:table-row table:style-name="ro1">
          <table:table-cell office:value-type="string" calcext:value-type="string">
            <text:p>heatind packet: 17, step:6</text:p>
          </table:table-cell>
          <table:table-cell office:value-type="float" office:value="77.281" calcext:value-type="float">
            <text:p>77,281</text:p>
          </table:table-cell>
          <table:table-cell office:value-type="float" office:value="97.1124" calcext:value-type="float">
            <text:p>97,1124</text:p>
          </table:table-cell>
          <table:table-cell office:value-type="float" office:value="88.9437" calcext:value-type="float">
            <text:p>88,9437</text:p>
          </table:table-cell>
          <table:table-cell office:value-type="float" office:value="84.6786" calcext:value-type="float">
            <text:p>84,6786</text:p>
          </table:table-cell>
          <table:table-cell office:value-type="float" office:value="350.281" calcext:value-type="float">
            <text:p>350,281</text:p>
          </table:table-cell>
          <table:table-cell office:value-type="float" office:value="370.112" calcext:value-type="float">
            <text:p>370,112</text:p>
          </table:table-cell>
          <table:table-cell office:value-type="float" office:value="361.944" calcext:value-type="float">
            <text:p>361,944</text:p>
          </table:table-cell>
          <table:table-cell office:value-type="float" office:value="357.679" calcext:value-type="float">
            <text:p>357,679</text:p>
          </table:table-cell>
        </table:table-row>
        <table:table-row table:style-name="ro1">
          <table:table-cell office:value-type="string" calcext:value-type="string">
            <text:p>heatind packet: 17, step:7</text:p>
          </table:table-cell>
          <table:table-cell office:value-type="float" office:value="79.004" calcext:value-type="float">
            <text:p>79,004</text:p>
          </table:table-cell>
          <table:table-cell office:value-type="float" office:value="99.0465" calcext:value-type="float">
            <text:p>99,0465</text:p>
          </table:table-cell>
          <table:table-cell office:value-type="float" office:value="88.8585" calcext:value-type="float">
            <text:p>88,8585</text:p>
          </table:table-cell>
          <table:table-cell office:value-type="float" office:value="86.5205" calcext:value-type="float">
            <text:p>86,5205</text:p>
          </table:table-cell>
          <table:table-cell office:value-type="float" office:value="352.004" calcext:value-type="float">
            <text:p>352,004</text:p>
          </table:table-cell>
          <table:table-cell office:value-type="float" office:value="372.046" calcext:value-type="float">
            <text:p>372,046</text:p>
          </table:table-cell>
          <table:table-cell office:value-type="float" office:value="361.859" calcext:value-type="float">
            <text:p>361,859</text:p>
          </table:table-cell>
          <table:table-cell office:value-type="float" office:value="359.52" calcext:value-type="float">
            <text:p>359,52</text:p>
          </table:table-cell>
        </table:table-row>
        <table:table-row table:style-name="ro1">
          <table:table-cell office:value-type="string" calcext:value-type="string">
            <text:p>heatind packet: 17, step:8</text:p>
          </table:table-cell>
          <table:table-cell office:value-type="float" office:value="80.6557" calcext:value-type="float">
            <text:p>80,6557</text:p>
          </table:table-cell>
          <table:table-cell office:value-type="float" office:value="100.9" calcext:value-type="float">
            <text:p>100,9</text:p>
          </table:table-cell>
          <table:table-cell office:value-type="float" office:value="88.8215" calcext:value-type="float">
            <text:p>88,8215</text:p>
          </table:table-cell>
          <table:table-cell office:value-type="float" office:value="88.2864" calcext:value-type="float">
            <text:p>88,2864</text:p>
          </table:table-cell>
          <table:table-cell office:value-type="float" office:value="353.656" calcext:value-type="float">
            <text:p>353,656</text:p>
          </table:table-cell>
          <table:table-cell office:value-type="float" office:value="373.9" calcext:value-type="float">
            <text:p>373,9</text:p>
          </table:table-cell>
          <table:table-cell office:value-type="float" office:value="361.822" calcext:value-type="float">
            <text:p>361,822</text:p>
          </table:table-cell>
          <table:table-cell office:value-type="float" office:value="361.286" calcext:value-type="float">
            <text:p>361,286</text:p>
          </table:table-cell>
        </table:table-row>
        <table:table-row table:style-name="ro1">
          <table:table-cell office:value-type="string" calcext:value-type="string">
            <text:p>heatind packet: 17, step:9</text:p>
          </table:table-cell>
          <table:table-cell office:value-type="float" office:value="82.2388" calcext:value-type="float">
            <text:p>82,2388</text:p>
          </table:table-cell>
          <table:table-cell office:value-type="float" office:value="102.677" calcext:value-type="float">
            <text:p>102,677</text:p>
          </table:table-cell>
          <table:table-cell office:value-type="float" office:value="88.8298" calcext:value-type="float">
            <text:p>88,8298</text:p>
          </table:table-cell>
          <table:table-cell office:value-type="float" office:value="89.9794" calcext:value-type="float">
            <text:p>89,9794</text:p>
          </table:table-cell>
          <table:table-cell office:value-type="float" office:value="355.239" calcext:value-type="float">
            <text:p>355,239</text:p>
          </table:table-cell>
          <table:table-cell office:value-type="float" office:value="375.677" calcext:value-type="float">
            <text:p>375,677</text:p>
          </table:table-cell>
          <table:table-cell office:value-type="float" office:value="361.83" calcext:value-type="float">
            <text:p>361,83</text:p>
          </table:table-cell>
          <table:table-cell office:value-type="float" office:value="362.979" calcext:value-type="float">
            <text:p>362,979</text:p>
          </table:table-cell>
        </table:table-row>
        <table:table-row table:style-name="ro1">
          <table:table-cell office:value-type="string" calcext:value-type="string">
            <text:p>heatind packet: 17, step:10</text:p>
          </table:table-cell>
          <table:table-cell office:value-type="float" office:value="83.7559" calcext:value-type="float">
            <text:p>83,7559</text:p>
          </table:table-cell>
          <table:table-cell office:value-type="float" office:value="104.38" calcext:value-type="float">
            <text:p>104,38</text:p>
          </table:table-cell>
          <table:table-cell office:value-type="float" office:value="88.8805" calcext:value-type="float">
            <text:p>88,8805</text:p>
          </table:table-cell>
          <table:table-cell office:value-type="float" office:value="91.6023" calcext:value-type="float">
            <text:p>91,6023</text:p>
          </table:table-cell>
          <table:table-cell office:value-type="float" office:value="356.756" calcext:value-type="float">
            <text:p>356,756</text:p>
          </table:table-cell>
          <table:table-cell office:value-type="float" office:value="377.38" calcext:value-type="float">
            <text:p>377,38</text:p>
          </table:table-cell>
          <table:table-cell office:value-type="float" office:value="361.881" calcext:value-type="float">
            <text:p>361,881</text:p>
          </table:table-cell>
          <table:table-cell office:value-type="float" office:value="364.602" calcext:value-type="float">
            <text:p>364,602</text:p>
          </table:table-cell>
        </table:table-row>
        <table:table-row table:style-name="ro1">
          <table:table-cell office:value-type="string" calcext:value-type="string">
            <text:p>heatind packet: 17, step:11</text:p>
          </table:table-cell>
          <table:table-cell office:value-type="float" office:value="85.2096" calcext:value-type="float">
            <text:p>85,2096</text:p>
          </table:table-cell>
          <table:table-cell office:value-type="float" office:value="106.012" calcext:value-type="float">
            <text:p>106,012</text:p>
          </table:table-cell>
          <table:table-cell office:value-type="float" office:value="88.9711" calcext:value-type="float">
            <text:p>88,9711</text:p>
          </table:table-cell>
          <table:table-cell office:value-type="float" office:value="93.1581" calcext:value-type="float">
            <text:p>93,1581</text:p>
          </table:table-cell>
          <table:table-cell office:value-type="float" office:value="358.21" calcext:value-type="float">
            <text:p>358,21</text:p>
          </table:table-cell>
          <table:table-cell office:value-type="float" office:value="379.012" calcext:value-type="float">
            <text:p>379,012</text:p>
          </table:table-cell>
          <table:table-cell office:value-type="float" office:value="361.971" calcext:value-type="float">
            <text:p>361,971</text:p>
          </table:table-cell>
          <table:table-cell office:value-type="float" office:value="366.158" calcext:value-type="float">
            <text:p>366,158</text:p>
          </table:table-cell>
        </table:table-row>
        <table:table-row table:style-name="ro1">
          <table:table-cell office:value-type="string" calcext:value-type="string">
            <text:p>heatind packet: 17, step:12</text:p>
          </table:table-cell>
          <table:table-cell office:value-type="float" office:value="86.6027" calcext:value-type="float">
            <text:p>86,6027</text:p>
          </table:table-cell>
          <table:table-cell office:value-type="float" office:value="107.576" calcext:value-type="float">
            <text:p>107,576</text:p>
          </table:table-cell>
          <table:table-cell office:value-type="float" office:value="89.099" calcext:value-type="float">
            <text:p>89,099</text:p>
          </table:table-cell>
          <table:table-cell office:value-type="float" office:value="94.6493" calcext:value-type="float">
            <text:p>94,6493</text:p>
          </table:table-cell>
          <table:table-cell office:value-type="float" office:value="359.603" calcext:value-type="float">
            <text:p>359,603</text:p>
          </table:table-cell>
          <table:table-cell office:value-type="float" office:value="380.576" calcext:value-type="float">
            <text:p>380,576</text:p>
          </table:table-cell>
          <table:table-cell office:value-type="float" office:value="362.099" calcext:value-type="float">
            <text:p>362,099</text:p>
          </table:table-cell>
          <table:table-cell office:value-type="float" office:value="367.649" calcext:value-type="float">
            <text:p>367,649</text:p>
          </table:table-cell>
        </table:table-row>
        <table:table-row table:style-name="ro1">
          <table:table-cell office:value-type="string" calcext:value-type="string">
            <text:p>heatind packet: 17, step:13</text:p>
          </table:table-cell>
          <table:table-cell office:value-type="float" office:value="87.9376" calcext:value-type="float">
            <text:p>87,9376</text:p>
          </table:table-cell>
          <table:table-cell office:value-type="float" office:value="109.074" calcext:value-type="float">
            <text:p>109,074</text:p>
          </table:table-cell>
          <table:table-cell office:value-type="float" office:value="89.2616" calcext:value-type="float">
            <text:p>89,2616</text:p>
          </table:table-cell>
          <table:table-cell office:value-type="float" office:value="96.0787" calcext:value-type="float">
            <text:p>96,0787</text:p>
          </table:table-cell>
          <table:table-cell office:value-type="float" office:value="360.938" calcext:value-type="float">
            <text:p>360,938</text:p>
          </table:table-cell>
          <table:table-cell office:value-type="float" office:value="382.074" calcext:value-type="float">
            <text:p>382,074</text:p>
          </table:table-cell>
          <table:table-cell office:value-type="float" office:value="362.262" calcext:value-type="float">
            <text:p>362,262</text:p>
          </table:table-cell>
          <table:table-cell office:value-type="float" office:value="369.079" calcext:value-type="float">
            <text:p>369,079</text:p>
          </table:table-cell>
        </table:table-row>
        <table:table-row table:style-name="ro1">
          <table:table-cell office:value-type="string" calcext:value-type="string">
            <text:p>heatind packet: 17, step:14</text:p>
          </table:table-cell>
          <table:table-cell office:value-type="float" office:value="89.2168" calcext:value-type="float">
            <text:p>89,2168</text:p>
          </table:table-cell>
          <table:table-cell office:value-type="float" office:value="110.511" calcext:value-type="float">
            <text:p>110,511</text:p>
          </table:table-cell>
          <table:table-cell office:value-type="float" office:value="89.4568" calcext:value-type="float">
            <text:p>89,4568</text:p>
          </table:table-cell>
          <table:table-cell office:value-type="float" office:value="97.4488" calcext:value-type="float">
            <text:p>97,4488</text:p>
          </table:table-cell>
          <table:table-cell office:value-type="float" office:value="362.217" calcext:value-type="float">
            <text:p>362,217</text:p>
          </table:table-cell>
          <table:table-cell office:value-type="float" office:value="383.511" calcext:value-type="float">
            <text:p>383,511</text:p>
          </table:table-cell>
          <table:table-cell office:value-type="float" office:value="362.457" calcext:value-type="float">
            <text:p>362,457</text:p>
          </table:table-cell>
          <table:table-cell office:value-type="float" office:value="370.449" calcext:value-type="float">
            <text:p>370,449</text:p>
          </table:table-cell>
        </table:table-row>
        <table:table-row table:style-name="ro1">
          <table:table-cell office:value-type="string" calcext:value-type="string">
            <text:p>heatind packet: 17, step:15</text:p>
          </table:table-cell>
          <table:table-cell office:value-type="float" office:value="90.4426" calcext:value-type="float">
            <text:p>90,4426</text:p>
          </table:table-cell>
          <table:table-cell office:value-type="float" office:value="111.887" calcext:value-type="float">
            <text:p>111,887</text:p>
          </table:table-cell>
          <table:table-cell office:value-type="float" office:value="89.6822" calcext:value-type="float">
            <text:p>89,6822</text:p>
          </table:table-cell>
          <table:table-cell office:value-type="float" office:value="98.7621" calcext:value-type="float">
            <text:p>98,7621</text:p>
          </table:table-cell>
          <table:table-cell office:value-type="float" office:value="363.443" calcext:value-type="float">
            <text:p>363,443</text:p>
          </table:table-cell>
          <table:table-cell office:value-type="float" office:value="384.887" calcext:value-type="float">
            <text:p>384,887</text:p>
          </table:table-cell>
          <table:table-cell office:value-type="float" office:value="362.682" calcext:value-type="float">
            <text:p>362,682</text:p>
          </table:table-cell>
          <table:table-cell office:value-type="float" office:value="371.762" calcext:value-type="float">
            <text:p>371,762</text:p>
          </table:table-cell>
        </table:table-row>
        <table:table-row table:style-name="ro1">
          <table:table-cell office:value-type="string" calcext:value-type="string">
            <text:p>heatind packet: 17, step:16</text:p>
          </table:table-cell>
          <table:table-cell office:value-type="float" office:value="91.6173" calcext:value-type="float">
            <text:p>91,6173</text:p>
          </table:table-cell>
          <table:table-cell office:value-type="float" office:value="113.206" calcext:value-type="float">
            <text:p>113,206</text:p>
          </table:table-cell>
          <table:table-cell office:value-type="float" office:value="89.9358" calcext:value-type="float">
            <text:p>89,9358</text:p>
          </table:table-cell>
          <table:table-cell office:value-type="float" office:value="100.021" calcext:value-type="float">
            <text:p>100,021</text:p>
          </table:table-cell>
          <table:table-cell office:value-type="float" office:value="364.617" calcext:value-type="float">
            <text:p>364,617</text:p>
          </table:table-cell>
          <table:table-cell office:value-type="float" office:value="386.206" calcext:value-type="float">
            <text:p>386,206</text:p>
          </table:table-cell>
          <table:table-cell office:value-type="float" office:value="362.936" calcext:value-type="float">
            <text:p>362,936</text:p>
          </table:table-cell>
          <table:table-cell office:value-type="float" office:value="373.021" calcext:value-type="float">
            <text:p>373,021</text:p>
          </table:table-cell>
        </table:table-row>
        <table:table-row table:style-name="ro1">
          <table:table-cell office:value-type="string" calcext:value-type="string">
            <text:p>heatind packet: 17, step:17</text:p>
          </table:table-cell>
          <table:table-cell office:value-type="float" office:value="92.7431" calcext:value-type="float">
            <text:p>92,7431</text:p>
          </table:table-cell>
          <table:table-cell office:value-type="float" office:value="114.471" calcext:value-type="float">
            <text:p>114,471</text:p>
          </table:table-cell>
          <table:table-cell office:value-type="float" office:value="90.2154" calcext:value-type="float">
            <text:p>90,2154</text:p>
          </table:table-cell>
          <table:table-cell office:value-type="float" office:value="101.228" calcext:value-type="float">
            <text:p>101,228</text:p>
          </table:table-cell>
          <table:table-cell office:value-type="float" office:value="365.743" calcext:value-type="float">
            <text:p>365,743</text:p>
          </table:table-cell>
          <table:table-cell office:value-type="float" office:value="387.471" calcext:value-type="float">
            <text:p>387,471</text:p>
          </table:table-cell>
          <table:table-cell office:value-type="float" office:value="363.215" calcext:value-type="float">
            <text:p>363,215</text:p>
          </table:table-cell>
          <table:table-cell office:value-type="float" office:value="374.228" calcext:value-type="float">
            <text:p>374,228</text:p>
          </table:table-cell>
        </table:table-row>
        <table:table-row table:style-name="ro1">
          <table:table-cell office:value-type="string" calcext:value-type="string">
            <text:p>heatind packet: 17, step:18</text:p>
          </table:table-cell>
          <table:table-cell office:value-type="float" office:value="93.8222" calcext:value-type="float">
            <text:p>93,8222</text:p>
          </table:table-cell>
          <table:table-cell office:value-type="float" office:value="115.683" calcext:value-type="float">
            <text:p>115,683</text:p>
          </table:table-cell>
          <table:table-cell office:value-type="float" office:value="90.5191" calcext:value-type="float">
            <text:p>90,5191</text:p>
          </table:table-cell>
          <table:table-cell office:value-type="float" office:value="102.385" calcext:value-type="float">
            <text:p>102,385</text:p>
          </table:table-cell>
          <table:table-cell office:value-type="float" office:value="366.822" calcext:value-type="float">
            <text:p>366,822</text:p>
          </table:table-cell>
          <table:table-cell office:value-type="float" office:value="388.683" calcext:value-type="float">
            <text:p>388,683</text:p>
          </table:table-cell>
          <table:table-cell office:value-type="float" office:value="363.519" calcext:value-type="float">
            <text:p>363,519</text:p>
          </table:table-cell>
          <table:table-cell office:value-type="float" office:value="375.385" calcext:value-type="float">
            <text:p>375,385</text:p>
          </table:table-cell>
        </table:table-row>
        <table:table-row table:style-name="ro1">
          <table:table-cell office:value-type="string" calcext:value-type="string">
            <text:p>heatind packet: 17, step:19</text:p>
          </table:table-cell>
          <table:table-cell office:value-type="float" office:value="94.8565" calcext:value-type="float">
            <text:p>94,8565</text:p>
          </table:table-cell>
          <table:table-cell office:value-type="float" office:value="116.845" calcext:value-type="float">
            <text:p>116,845</text:p>
          </table:table-cell>
          <table:table-cell office:value-type="float" office:value="90.8452" calcext:value-type="float">
            <text:p>90,8452</text:p>
          </table:table-cell>
          <table:table-cell office:value-type="float" office:value="103.495" calcext:value-type="float">
            <text:p>103,495</text:p>
          </table:table-cell>
          <table:table-cell office:value-type="float" office:value="367.857" calcext:value-type="float">
            <text:p>367,857</text:p>
          </table:table-cell>
          <table:table-cell office:value-type="float" office:value="389.845" calcext:value-type="float">
            <text:p>389,845</text:p>
          </table:table-cell>
          <table:table-cell office:value-type="float" office:value="363.845" calcext:value-type="float">
            <text:p>363,845</text:p>
          </table:table-cell>
          <table:table-cell office:value-type="float" office:value="376.495" calcext:value-type="float">
            <text:p>376,495</text:p>
          </table:table-cell>
        </table:table-row>
        <table:table-row table:style-name="ro1">
          <table:table-cell office:value-type="string" calcext:value-type="string">
            <text:p>heatind packet: 17, step:20</text:p>
          </table:table-cell>
          <table:table-cell office:value-type="float" office:value="95.8482" calcext:value-type="float">
            <text:p>95,8482</text:p>
          </table:table-cell>
          <table:table-cell office:value-type="float" office:value="117.958" calcext:value-type="float">
            <text:p>117,958</text:p>
          </table:table-cell>
          <table:table-cell office:value-type="float" office:value="91.1917" calcext:value-type="float">
            <text:p>91,1917</text:p>
          </table:table-cell>
          <table:table-cell office:value-type="float" office:value="104.559" calcext:value-type="float">
            <text:p>104,559</text:p>
          </table:table-cell>
          <table:table-cell office:value-type="float" office:value="368.848" calcext:value-type="float">
            <text:p>368,848</text:p>
          </table:table-cell>
          <table:table-cell office:value-type="float" office:value="390.958" calcext:value-type="float">
            <text:p>390,958</text:p>
          </table:table-cell>
          <table:table-cell office:value-type="float" office:value="364.192" calcext:value-type="float">
            <text:p>364,192</text:p>
          </table:table-cell>
          <table:table-cell office:value-type="float" office:value="377.559" calcext:value-type="float">
            <text:p>377,559</text:p>
          </table:table-cell>
        </table:table-row>
        <table:table-row table:style-name="ro1">
          <table:table-cell office:value-type="string" calcext:value-type="string">
            <text:p>heatind packet: 17, step:21</text:p>
          </table:table-cell>
          <table:table-cell office:value-type="float" office:value="96.799" calcext:value-type="float">
            <text:p>96,799</text:p>
          </table:table-cell>
          <table:table-cell office:value-type="float" office:value="119.027" calcext:value-type="float">
            <text:p>119,027</text:p>
          </table:table-cell>
          <table:table-cell office:value-type="float" office:value="91.5571" calcext:value-type="float">
            <text:p>91,5571</text:p>
          </table:table-cell>
          <table:table-cell office:value-type="float" office:value="105.58" calcext:value-type="float">
            <text:p>105,58</text:p>
          </table:table-cell>
          <table:table-cell office:value-type="float" office:value="369.799" calcext:value-type="float">
            <text:p>369,799</text:p>
          </table:table-cell>
          <table:table-cell office:value-type="float" office:value="392.027" calcext:value-type="float">
            <text:p>392,027</text:p>
          </table:table-cell>
          <table:table-cell office:value-type="float" office:value="364.557" calcext:value-type="float">
            <text:p>364,557</text:p>
          </table:table-cell>
          <table:table-cell office:value-type="float" office:value="378.58" calcext:value-type="float">
            <text:p>378,58</text:p>
          </table:table-cell>
        </table:table-row>
        <table:table-row table:style-name="ro1">
          <table:table-cell office:value-type="string" calcext:value-type="string">
            <text:p>cooling packet: 17, step:1</text:p>
          </table:table-cell>
          <table:table-cell office:value-type="float" office:value="96.2359" calcext:value-type="float">
            <text:p>96,2359</text:p>
          </table:table-cell>
          <table:table-cell office:value-type="float" office:value="106.818" calcext:value-type="float">
            <text:p>106,818</text:p>
          </table:table-cell>
          <table:table-cell office:value-type="float" office:value="91.9014" calcext:value-type="float">
            <text:p>91,9014</text:p>
          </table:table-cell>
          <table:table-cell office:value-type="float" office:value="103.056" calcext:value-type="float">
            <text:p>103,056</text:p>
          </table:table-cell>
          <table:table-cell office:value-type="float" office:value="369.236" calcext:value-type="float">
            <text:p>369,236</text:p>
          </table:table-cell>
          <table:table-cell office:value-type="float" office:value="379.818" calcext:value-type="float">
            <text:p>379,818</text:p>
          </table:table-cell>
          <table:table-cell office:value-type="float" office:value="364.901" calcext:value-type="float">
            <text:p>364,901</text:p>
          </table:table-cell>
          <table:table-cell office:value-type="float" office:value="376.056" calcext:value-type="float">
            <text:p>376,056</text:p>
          </table:table-cell>
        </table:table-row>
        <table:table-row table:style-name="ro1">
          <table:table-cell office:value-type="string" calcext:value-type="string">
            <text:p>cooling packet: 17, step:2</text:p>
          </table:table-cell>
          <table:table-cell office:value-type="float" office:value="93.4329" calcext:value-type="float">
            <text:p>93,4329</text:p>
          </table:table-cell>
          <table:table-cell office:value-type="float" office:value="101.738" calcext:value-type="float">
            <text:p>101,738</text:p>
          </table:table-cell>
          <table:table-cell office:value-type="float" office:value="92.144" calcext:value-type="float">
            <text:p>92,144</text:p>
          </table:table-cell>
          <table:table-cell office:value-type="float" office:value="99.3108" calcext:value-type="float">
            <text:p>99,3108</text:p>
          </table:table-cell>
          <table:table-cell office:value-type="float" office:value="366.433" calcext:value-type="float">
            <text:p>366,433</text:p>
          </table:table-cell>
          <table:table-cell office:value-type="float" office:value="374.738" calcext:value-type="float">
            <text:p>374,738</text:p>
          </table:table-cell>
          <table:table-cell office:value-type="float" office:value="365.144" calcext:value-type="float">
            <text:p>365,144</text:p>
          </table:table-cell>
          <table:table-cell office:value-type="float" office:value="372.311" calcext:value-type="float">
            <text:p>372,311</text:p>
          </table:table-cell>
        </table:table-row>
        <table:table-row table:style-name="ro1">
          <table:table-cell office:value-type="string" calcext:value-type="string">
            <text:p>cooling packet: 17, step:3</text:p>
          </table:table-cell>
          <table:table-cell office:value-type="float" office:value="90.2139" calcext:value-type="float">
            <text:p>90,2139</text:p>
          </table:table-cell>
          <table:table-cell office:value-type="float" office:value="97.8486" calcext:value-type="float">
            <text:p>97,8486</text:p>
          </table:table-cell>
          <table:table-cell office:value-type="float" office:value="92.2833" calcext:value-type="float">
            <text:p>92,2833</text:p>
          </table:table-cell>
          <table:table-cell office:value-type="float" office:value="95.7325" calcext:value-type="float">
            <text:p>95,7325</text:p>
          </table:table-cell>
          <table:table-cell office:value-type="float" office:value="363.214" calcext:value-type="float">
            <text:p>363,214</text:p>
          </table:table-cell>
          <table:table-cell office:value-type="float" office:value="370.849" calcext:value-type="float">
            <text:p>370,849</text:p>
          </table:table-cell>
          <table:table-cell office:value-type="float" office:value="365.283" calcext:value-type="float">
            <text:p>365,283</text:p>
          </table:table-cell>
          <table:table-cell office:value-type="float" office:value="368.733" calcext:value-type="float">
            <text:p>368,733</text:p>
          </table:table-cell>
        </table:table-row>
        <table:table-row table:style-name="ro1">
          <table:table-cell office:value-type="string" calcext:value-type="string">
            <text:p>cooling packet: 17, step:4</text:p>
          </table:table-cell>
          <table:table-cell office:value-type="float" office:value="87.0733" calcext:value-type="float">
            <text:p>87,0733</text:p>
          </table:table-cell>
          <table:table-cell office:value-type="float" office:value="94.3326" calcext:value-type="float">
            <text:p>94,3326</text:p>
          </table:table-cell>
          <table:table-cell office:value-type="float" office:value="92.3283" calcext:value-type="float">
            <text:p>92,3283</text:p>
          </table:table-cell>
          <table:table-cell office:value-type="float" office:value="92.3593" calcext:value-type="float">
            <text:p>92,3593</text:p>
          </table:table-cell>
          <table:table-cell office:value-type="float" office:value="360.073" calcext:value-type="float">
            <text:p>360,073</text:p>
          </table:table-cell>
          <table:table-cell office:value-type="float" office:value="367.333" calcext:value-type="float">
            <text:p>367,333</text:p>
          </table:table-cell>
          <table:table-cell office:value-type="float" office:value="365.328" calcext:value-type="float">
            <text:p>365,328</text:p>
          </table:table-cell>
          <table:table-cell office:value-type="float" office:value="365.359" calcext:value-type="float">
            <text:p>365,359</text:p>
          </table:table-cell>
        </table:table-row>
        <table:table-row table:style-name="ro1">
          <table:table-cell office:value-type="string" calcext:value-type="string">
            <text:p>cooling packet: 17, step:5</text:p>
          </table:table-cell>
          <table:table-cell office:value-type="float" office:value="84.0922" calcext:value-type="float">
            <text:p>84,0922</text:p>
          </table:table-cell>
          <table:table-cell office:value-type="float" office:value="91.0433" calcext:value-type="float">
            <text:p>91,0433</text:p>
          </table:table-cell>
          <table:table-cell office:value-type="float" office:value="92.2876" calcext:value-type="float">
            <text:p>92,2876</text:p>
          </table:table-cell>
          <table:table-cell office:value-type="float" office:value="89.1783" calcext:value-type="float">
            <text:p>89,1783</text:p>
          </table:table-cell>
          <table:table-cell office:value-type="float" office:value="357.092" calcext:value-type="float">
            <text:p>357,092</text:p>
          </table:table-cell>
          <table:table-cell office:value-type="float" office:value="364.043" calcext:value-type="float">
            <text:p>364,043</text:p>
          </table:table-cell>
          <table:table-cell office:value-type="float" office:value="365.288" calcext:value-type="float">
            <text:p>365,288</text:p>
          </table:table-cell>
          <table:table-cell office:value-type="float" office:value="362.178" calcext:value-type="float">
            <text:p>362,178</text:p>
          </table:table-cell>
        </table:table-row>
        <table:table-row table:style-name="ro1">
          <table:table-cell office:value-type="string" calcext:value-type="string">
            <text:p>cooling packet: 17, step:6</text:p>
          </table:table-cell>
          <table:table-cell office:value-type="float" office:value="81.2745" calcext:value-type="float">
            <text:p>81,2745</text:p>
          </table:table-cell>
          <table:table-cell office:value-type="float" office:value="87.9437" calcext:value-type="float">
            <text:p>87,9437</text:p>
          </table:table-cell>
          <table:table-cell office:value-type="float" office:value="92.169" calcext:value-type="float">
            <text:p>92,169</text:p>
          </table:table-cell>
          <table:table-cell office:value-type="float" office:value="86.1755" calcext:value-type="float">
            <text:p>86,1755</text:p>
          </table:table-cell>
          <table:table-cell office:value-type="float" office:value="354.274" calcext:value-type="float">
            <text:p>354,274</text:p>
          </table:table-cell>
          <table:table-cell office:value-type="float" office:value="360.944" calcext:value-type="float">
            <text:p>360,944</text:p>
          </table:table-cell>
          <table:table-cell office:value-type="float" office:value="365.169" calcext:value-type="float">
            <text:p>365,169</text:p>
          </table:table-cell>
          <table:table-cell office:value-type="float" office:value="359.176" calcext:value-type="float">
            <text:p>359,176</text:p>
          </table:table-cell>
        </table:table-row>
        <table:table-row table:style-name="ro1">
          <table:table-cell office:value-type="string" calcext:value-type="string">
            <text:p>cooling packet: 17, step:7</text:p>
          </table:table-cell>
          <table:table-cell office:value-type="float" office:value="78.6113" calcext:value-type="float">
            <text:p>78,6113</text:p>
          </table:table-cell>
          <table:table-cell office:value-type="float" office:value="85.0168" calcext:value-type="float">
            <text:p>85,0168</text:p>
          </table:table-cell>
          <table:table-cell office:value-type="float" office:value="91.9794" calcext:value-type="float">
            <text:p>91,9794</text:p>
          </table:table-cell>
          <table:table-cell office:value-type="float" office:value="83.3384" calcext:value-type="float">
            <text:p>83,3384</text:p>
          </table:table-cell>
          <table:table-cell office:value-type="float" office:value="351.611" calcext:value-type="float">
            <text:p>351,611</text:p>
          </table:table-cell>
          <table:table-cell office:value-type="float" office:value="358.017" calcext:value-type="float">
            <text:p>358,017</text:p>
          </table:table-cell>
          <table:table-cell office:value-type="float" office:value="364.979" calcext:value-type="float">
            <text:p>364,979</text:p>
          </table:table-cell>
          <table:table-cell office:value-type="float" office:value="356.338" calcext:value-type="float">
            <text:p>356,338</text:p>
          </table:table-cell>
        </table:table-row>
        <table:table-row table:style-name="ro1">
          <table:table-cell office:value-type="string" calcext:value-type="string">
            <text:p>cooling packet: 17, step:8</text:p>
          </table:table-cell>
          <table:table-cell office:value-type="float" office:value="76.0923" calcext:value-type="float">
            <text:p>76,0923</text:p>
          </table:table-cell>
          <table:table-cell office:value-type="float" office:value="82.2495" calcext:value-type="float">
            <text:p>82,2495</text:p>
          </table:table-cell>
          <table:table-cell office:value-type="float" office:value="91.7254" calcext:value-type="float">
            <text:p>91,7254</text:p>
          </table:table-cell>
          <table:table-cell office:value-type="float" office:value="80.6552" calcext:value-type="float">
            <text:p>80,6552</text:p>
          </table:table-cell>
          <table:table-cell office:value-type="float" office:value="349.092" calcext:value-type="float">
            <text:p>349,092</text:p>
          </table:table-cell>
          <table:table-cell office:value-type="float" office:value="355.25" calcext:value-type="float">
            <text:p>355,25</text:p>
          </table:table-cell>
          <table:table-cell office:value-type="float" office:value="364.725" calcext:value-type="float">
            <text:p>364,725</text:p>
          </table:table-cell>
          <table:table-cell office:value-type="float" office:value="353.655" calcext:value-type="float">
            <text:p>353,655</text:p>
          </table:table-cell>
        </table:table-row>
        <table:table-row table:style-name="ro1">
          <table:table-cell office:value-type="string" calcext:value-type="string">
            <text:p>cooling packet: 17, step:9</text:p>
          </table:table-cell>
          <table:table-cell office:value-type="float" office:value="73.7078" calcext:value-type="float">
            <text:p>73,7078</text:p>
          </table:table-cell>
          <table:table-cell office:value-type="float" office:value="79.6309" calcext:value-type="float">
            <text:p>79,6309</text:p>
          </table:table-cell>
          <table:table-cell office:value-type="float" office:value="91.4129" calcext:value-type="float">
            <text:p>91,4129</text:p>
          </table:table-cell>
          <table:table-cell office:value-type="float" office:value="78.1154" calcext:value-type="float">
            <text:p>78,1154</text:p>
          </table:table-cell>
          <table:table-cell office:value-type="float" office:value="346.708" calcext:value-type="float">
            <text:p>346,708</text:p>
          </table:table-cell>
          <table:table-cell office:value-type="float" office:value="352.631" calcext:value-type="float">
            <text:p>352,631</text:p>
          </table:table-cell>
          <table:table-cell office:value-type="float" office:value="364.413" calcext:value-type="float">
            <text:p>364,413</text:p>
          </table:table-cell>
          <table:table-cell office:value-type="float" office:value="351.115" calcext:value-type="float">
            <text:p>351,115</text:p>
          </table:table-cell>
        </table:table-row>
        <table:table-row table:style-name="ro1">
          <table:table-cell office:value-type="string" calcext:value-type="string">
            <text:p>cooling packet: 17, step:10</text:p>
          </table:table-cell>
          <table:table-cell office:value-type="float" office:value="71.4487" calcext:value-type="float">
            <text:p>71,4487</text:p>
          </table:table-cell>
          <table:table-cell office:value-type="float" office:value="77.1507" calcext:value-type="float">
            <text:p>77,1507</text:p>
          </table:table-cell>
          <table:table-cell office:value-type="float" office:value="91.0471" calcext:value-type="float">
            <text:p>91,0471</text:p>
          </table:table-cell>
          <table:table-cell office:value-type="float" office:value="75.7091" calcext:value-type="float">
            <text:p>75,7091</text:p>
          </table:table-cell>
          <table:table-cell office:value-type="float" office:value="344.449" calcext:value-type="float">
            <text:p>344,449</text:p>
          </table:table-cell>
          <table:table-cell office:value-type="float" office:value="350.151" calcext:value-type="float">
            <text:p>350,151</text:p>
          </table:table-cell>
          <table:table-cell office:value-type="float" office:value="364.047" calcext:value-type="float">
            <text:p>364,047</text:p>
          </table:table-cell>
          <table:table-cell office:value-type="float" office:value="348.709" calcext:value-type="float">
            <text:p>348,709</text:p>
          </table:table-cell>
        </table:table-row>
        <table:table-row table:style-name="ro1">
          <table:table-cell office:value-type="string" calcext:value-type="string">
            <text:p>cooling packet: 17, step:11</text:p>
          </table:table-cell>
          <table:table-cell office:value-type="float" office:value="69.3067" calcext:value-type="float">
            <text:p>69,3067</text:p>
          </table:table-cell>
          <table:table-cell office:value-type="float" office:value="74.7997" calcext:value-type="float">
            <text:p>74,7997</text:p>
          </table:table-cell>
          <table:table-cell office:value-type="float" office:value="90.6331" calcext:value-type="float">
            <text:p>90,6331</text:p>
          </table:table-cell>
          <table:table-cell office:value-type="float" office:value="73.4276" calcext:value-type="float">
            <text:p>73,4276</text:p>
          </table:table-cell>
          <table:table-cell office:value-type="float" office:value="342.307" calcext:value-type="float">
            <text:p>342,307</text:p>
          </table:table-cell>
          <table:table-cell office:value-type="float" office:value="347.8" calcext:value-type="float">
            <text:p>347,8</text:p>
          </table:table-cell>
          <table:table-cell office:value-type="float" office:value="363.633" calcext:value-type="float">
            <text:p>363,633</text:p>
          </table:table-cell>
          <table:table-cell office:value-type="float" office:value="346.428" calcext:value-type="float">
            <text:p>346,428</text:p>
          </table:table-cell>
        </table:table-row>
        <table:table-row table:style-name="ro1">
          <table:table-cell office:value-type="string" calcext:value-type="string">
            <text:p>heatind packet: 18, step:1</text:p>
          </table:table-cell>
          <table:table-cell office:value-type="float" office:value="68.5079" calcext:value-type="float">
            <text:p>68,5079</text:p>
          </table:table-cell>
          <table:table-cell office:value-type="float" office:value="84.6319" calcext:value-type="float">
            <text:p>84,6319</text:p>
          </table:table-cell>
          <table:table-cell office:value-type="float" office:value="90.2053" calcext:value-type="float">
            <text:p>90,2053</text:p>
          </table:table-cell>
          <table:table-cell office:value-type="float" office:value="74.3178" calcext:value-type="float">
            <text:p>74,3178</text:p>
          </table:table-cell>
          <table:table-cell office:value-type="float" office:value="341.508" calcext:value-type="float">
            <text:p>341,508</text:p>
          </table:table-cell>
          <table:table-cell office:value-type="float" office:value="357.632" calcext:value-type="float">
            <text:p>357,632</text:p>
          </table:table-cell>
          <table:table-cell office:value-type="float" office:value="363.205" calcext:value-type="float">
            <text:p>363,205</text:p>
          </table:table-cell>
          <table:table-cell office:value-type="float" office:value="347.318" calcext:value-type="float">
            <text:p>347,318</text:p>
          </table:table-cell>
        </table:table-row>
        <table:table-row table:style-name="ro1">
          <table:table-cell office:value-type="string" calcext:value-type="string">
            <text:p>heatind packet: 18, step:2</text:p>
          </table:table-cell>
          <table:table-cell office:value-type="float" office:value="69.8243" calcext:value-type="float">
            <text:p>69,8243</text:p>
          </table:table-cell>
          <table:table-cell office:value-type="float" office:value="88.2325" calcext:value-type="float">
            <text:p>88,2325</text:p>
          </table:table-cell>
          <table:table-cell office:value-type="float" office:value="89.8333" calcext:value-type="float">
            <text:p>89,8333</text:p>
          </table:table-cell>
          <table:table-cell office:value-type="float" office:value="76.5014" calcext:value-type="float">
            <text:p>76,5014</text:p>
          </table:table-cell>
          <table:table-cell office:value-type="float" office:value="342.824" calcext:value-type="float">
            <text:p>342,824</text:p>
          </table:table-cell>
          <table:table-cell office:value-type="float" office:value="361.232" calcext:value-type="float">
            <text:p>361,232</text:p>
          </table:table-cell>
          <table:table-cell office:value-type="float" office:value="362.833" calcext:value-type="float">
            <text:p>362,833</text:p>
          </table:table-cell>
          <table:table-cell office:value-type="float" office:value="349.501" calcext:value-type="float">
            <text:p>349,501</text:p>
          </table:table-cell>
        </table:table-row>
        <table:table-row table:style-name="ro1">
          <table:table-cell office:value-type="string" calcext:value-type="string">
            <text:p>heatind packet: 18, step:3</text:p>
          </table:table-cell>
          <table:table-cell office:value-type="float" office:value="71.6955" calcext:value-type="float">
            <text:p>71,6955</text:p>
          </table:table-cell>
          <table:table-cell office:value-type="float" office:value="90.7466" calcext:value-type="float">
            <text:p>90,7466</text:p>
          </table:table-cell>
          <table:table-cell office:value-type="float" office:value="89.5247" calcext:value-type="float">
            <text:p>89,5247</text:p>
          </table:table-cell>
          <table:table-cell office:value-type="float" office:value="78.6705" calcext:value-type="float">
            <text:p>78,6705</text:p>
          </table:table-cell>
          <table:table-cell office:value-type="float" office:value="344.695" calcext:value-type="float">
            <text:p>344,695</text:p>
          </table:table-cell>
          <table:table-cell office:value-type="float" office:value="363.747" calcext:value-type="float">
            <text:p>363,747</text:p>
          </table:table-cell>
          <table:table-cell office:value-type="float" office:value="362.525" calcext:value-type="float">
            <text:p>362,525</text:p>
          </table:table-cell>
          <table:table-cell office:value-type="float" office:value="351.67" calcext:value-type="float">
            <text:p>351,67</text:p>
          </table:table-cell>
        </table:table-row>
        <table:table-row table:style-name="ro1">
          <table:table-cell office:value-type="string" calcext:value-type="string">
            <text:p>heatind packet: 18, step:4</text:p>
          </table:table-cell>
          <table:table-cell office:value-type="float" office:value="73.6179" calcext:value-type="float">
            <text:p>73,6179</text:p>
          </table:table-cell>
          <table:table-cell office:value-type="float" office:value="92.9839" calcext:value-type="float">
            <text:p>92,9839</text:p>
          </table:table-cell>
          <table:table-cell office:value-type="float" office:value="89.2767" calcext:value-type="float">
            <text:p>89,2767</text:p>
          </table:table-cell>
          <table:table-cell office:value-type="float" office:value="80.7574" calcext:value-type="float">
            <text:p>80,7574</text:p>
          </table:table-cell>
          <table:table-cell office:value-type="float" office:value="346.618" calcext:value-type="float">
            <text:p>346,618</text:p>
          </table:table-cell>
          <table:table-cell office:value-type="float" office:value="365.984" calcext:value-type="float">
            <text:p>365,984</text:p>
          </table:table-cell>
          <table:table-cell office:value-type="float" office:value="362.277" calcext:value-type="float">
            <text:p>362,277</text:p>
          </table:table-cell>
          <table:table-cell office:value-type="float" office:value="353.757" calcext:value-type="float">
            <text:p>353,757</text:p>
          </table:table-cell>
        </table:table-row>
        <table:table-row table:style-name="ro1">
          <table:table-cell office:value-type="string" calcext:value-type="string">
            <text:p>heatind packet: 18, step:5</text:p>
          </table:table-cell>
          <table:table-cell office:value-type="float" office:value="75.4866" calcext:value-type="float">
            <text:p>75,4866</text:p>
          </table:table-cell>
          <table:table-cell office:value-type="float" office:value="95.0959" calcext:value-type="float">
            <text:p>95,0959</text:p>
          </table:table-cell>
          <table:table-cell office:value-type="float" office:value="89.0861" calcext:value-type="float">
            <text:p>89,0861</text:p>
          </table:table-cell>
          <table:table-cell office:value-type="float" office:value="82.76" calcext:value-type="float">
            <text:p>82,76</text:p>
          </table:table-cell>
          <table:table-cell office:value-type="float" office:value="348.487" calcext:value-type="float">
            <text:p>348,487</text:p>
          </table:table-cell>
          <table:table-cell office:value-type="float" office:value="368.096" calcext:value-type="float">
            <text:p>368,096</text:p>
          </table:table-cell>
          <table:table-cell office:value-type="float" office:value="362.086" calcext:value-type="float">
            <text:p>362,086</text:p>
          </table:table-cell>
          <table:table-cell office:value-type="float" office:value="355.76" calcext:value-type="float">
            <text:p>355,76</text:p>
          </table:table-cell>
        </table:table-row>
        <table:table-row table:style-name="ro1">
          <table:table-cell office:value-type="string" calcext:value-type="string">
            <text:p>heatind packet: 18, step:6</text:p>
          </table:table-cell>
          <table:table-cell office:value-type="float" office:value="77.283" calcext:value-type="float">
            <text:p>77,283</text:p>
          </table:table-cell>
          <table:table-cell office:value-type="float" office:value="97.1146" calcext:value-type="float">
            <text:p>97,1146</text:p>
          </table:table-cell>
          <table:table-cell office:value-type="float" office:value="88.9497" calcext:value-type="float">
            <text:p>88,9497</text:p>
          </table:table-cell>
          <table:table-cell office:value-type="float" office:value="84.6808" calcext:value-type="float">
            <text:p>84,6808</text:p>
          </table:table-cell>
          <table:table-cell office:value-type="float" office:value="350.283" calcext:value-type="float">
            <text:p>350,283</text:p>
          </table:table-cell>
          <table:table-cell office:value-type="float" office:value="370.115" calcext:value-type="float">
            <text:p>370,115</text:p>
          </table:table-cell>
          <table:table-cell office:value-type="float" office:value="361.95" calcext:value-type="float">
            <text:p>361,95</text:p>
          </table:table-cell>
          <table:table-cell office:value-type="float" office:value="357.681" calcext:value-type="float">
            <text:p>357,681</text:p>
          </table:table-cell>
        </table:table-row>
        <table:table-row table:style-name="ro1">
          <table:table-cell office:value-type="string" calcext:value-type="string">
            <text:p>heatind packet: 18, step:7</text:p>
          </table:table-cell>
          <table:table-cell office:value-type="float" office:value="79.006" calcext:value-type="float">
            <text:p>79,006</text:p>
          </table:table-cell>
          <table:table-cell office:value-type="float" office:value="99.0487" calcext:value-type="float">
            <text:p>99,0487</text:p>
          </table:table-cell>
          <table:table-cell office:value-type="float" office:value="88.8645" calcext:value-type="float">
            <text:p>88,8645</text:p>
          </table:table-cell>
          <table:table-cell office:value-type="float" office:value="86.5226" calcext:value-type="float">
            <text:p>86,5226</text:p>
          </table:table-cell>
          <table:table-cell office:value-type="float" office:value="352.006" calcext:value-type="float">
            <text:p>352,006</text:p>
          </table:table-cell>
          <table:table-cell office:value-type="float" office:value="372.049" calcext:value-type="float">
            <text:p>372,049</text:p>
          </table:table-cell>
          <table:table-cell office:value-type="float" office:value="361.864" calcext:value-type="float">
            <text:p>361,864</text:p>
          </table:table-cell>
          <table:table-cell office:value-type="float" office:value="359.523" calcext:value-type="float">
            <text:p>359,523</text:p>
          </table:table-cell>
        </table:table-row>
        <table:table-row table:style-name="ro1">
          <table:table-cell office:value-type="string" calcext:value-type="string">
            <text:p>heatind packet: 18, step:8</text:p>
          </table:table-cell>
          <table:table-cell office:value-type="float" office:value="80.6577" calcext:value-type="float">
            <text:p>80,6577</text:p>
          </table:table-cell>
          <table:table-cell office:value-type="float" office:value="100.902" calcext:value-type="float">
            <text:p>100,902</text:p>
          </table:table-cell>
          <table:table-cell office:value-type="float" office:value="88.8274" calcext:value-type="float">
            <text:p>88,8274</text:p>
          </table:table-cell>
          <table:table-cell office:value-type="float" office:value="88.2885" calcext:value-type="float">
            <text:p>88,2885</text:p>
          </table:table-cell>
          <table:table-cell office:value-type="float" office:value="353.658" calcext:value-type="float">
            <text:p>353,658</text:p>
          </table:table-cell>
          <table:table-cell office:value-type="float" office:value="373.902" calcext:value-type="float">
            <text:p>373,902</text:p>
          </table:table-cell>
          <table:table-cell office:value-type="float" office:value="361.827" calcext:value-type="float">
            <text:p>361,827</text:p>
          </table:table-cell>
          <table:table-cell office:value-type="float" office:value="361.289" calcext:value-type="float">
            <text:p>361,289</text:p>
          </table:table-cell>
        </table:table-row>
        <table:table-row table:style-name="ro1">
          <table:table-cell office:value-type="string" calcext:value-type="string">
            <text:p>heatind packet: 18, step:9</text:p>
          </table:table-cell>
          <table:table-cell office:value-type="float" office:value="82.2407" calcext:value-type="float">
            <text:p>82,2407</text:p>
          </table:table-cell>
          <table:table-cell office:value-type="float" office:value="102.679" calcext:value-type="float">
            <text:p>102,679</text:p>
          </table:table-cell>
          <table:table-cell office:value-type="float" office:value="88.8355" calcext:value-type="float">
            <text:p>88,8355</text:p>
          </table:table-cell>
          <table:table-cell office:value-type="float" office:value="89.9815" calcext:value-type="float">
            <text:p>89,9815</text:p>
          </table:table-cell>
          <table:table-cell office:value-type="float" office:value="355.241" calcext:value-type="float">
            <text:p>355,241</text:p>
          </table:table-cell>
          <table:table-cell office:value-type="float" office:value="375.679" calcext:value-type="float">
            <text:p>375,679</text:p>
          </table:table-cell>
          <table:table-cell office:value-type="float" office:value="361.836" calcext:value-type="float">
            <text:p>361,836</text:p>
          </table:table-cell>
          <table:table-cell office:value-type="float" office:value="362.982" calcext:value-type="float">
            <text:p>362,982</text:p>
          </table:table-cell>
        </table:table-row>
        <table:table-row table:style-name="ro1">
          <table:table-cell office:value-type="string" calcext:value-type="string">
            <text:p>heatind packet: 18, step:10</text:p>
          </table:table-cell>
          <table:table-cell office:value-type="float" office:value="83.7578" calcext:value-type="float">
            <text:p>83,7578</text:p>
          </table:table-cell>
          <table:table-cell office:value-type="float" office:value="104.382" calcext:value-type="float">
            <text:p>104,382</text:p>
          </table:table-cell>
          <table:table-cell office:value-type="float" office:value="88.8862" calcext:value-type="float">
            <text:p>88,8862</text:p>
          </table:table-cell>
          <table:table-cell office:value-type="float" office:value="91.6044" calcext:value-type="float">
            <text:p>91,6044</text:p>
          </table:table-cell>
          <table:table-cell office:value-type="float" office:value="356.758" calcext:value-type="float">
            <text:p>356,758</text:p>
          </table:table-cell>
          <table:table-cell office:value-type="float" office:value="377.382" calcext:value-type="float">
            <text:p>377,382</text:p>
          </table:table-cell>
          <table:table-cell office:value-type="float" office:value="361.886" calcext:value-type="float">
            <text:p>361,886</text:p>
          </table:table-cell>
          <table:table-cell office:value-type="float" office:value="364.604" calcext:value-type="float">
            <text:p>364,604</text:p>
          </table:table-cell>
        </table:table-row>
        <table:table-row table:style-name="ro1">
          <table:table-cell office:value-type="string" calcext:value-type="string">
            <text:p>heatind packet: 18, step:11</text:p>
          </table:table-cell>
          <table:table-cell office:value-type="float" office:value="85.2115" calcext:value-type="float">
            <text:p>85,2115</text:p>
          </table:table-cell>
          <table:table-cell office:value-type="float" office:value="106.014" calcext:value-type="float">
            <text:p>106,014</text:p>
          </table:table-cell>
          <table:table-cell office:value-type="float" office:value="88.9767" calcext:value-type="float">
            <text:p>88,9767</text:p>
          </table:table-cell>
          <table:table-cell office:value-type="float" office:value="93.1601" calcext:value-type="float">
            <text:p>93,1601</text:p>
          </table:table-cell>
          <table:table-cell office:value-type="float" office:value="358.212" calcext:value-type="float">
            <text:p>358,212</text:p>
          </table:table-cell>
          <table:table-cell office:value-type="float" office:value="379.014" calcext:value-type="float">
            <text:p>379,014</text:p>
          </table:table-cell>
          <table:table-cell office:value-type="float" office:value="361.977" calcext:value-type="float">
            <text:p>361,977</text:p>
          </table:table-cell>
          <table:table-cell office:value-type="float" office:value="366.16" calcext:value-type="float">
            <text:p>366,16</text:p>
          </table:table-cell>
        </table:table-row>
        <table:table-row table:style-name="ro1">
          <table:table-cell office:value-type="string" calcext:value-type="string">
            <text:p>heatind packet: 18, step:12</text:p>
          </table:table-cell>
          <table:table-cell office:value-type="float" office:value="86.6046" calcext:value-type="float">
            <text:p>86,6046</text:p>
          </table:table-cell>
          <table:table-cell office:value-type="float" office:value="107.578" calcext:value-type="float">
            <text:p>107,578</text:p>
          </table:table-cell>
          <table:table-cell office:value-type="float" office:value="89.1044" calcext:value-type="float">
            <text:p>89,1044</text:p>
          </table:table-cell>
          <table:table-cell office:value-type="float" office:value="94.6513" calcext:value-type="float">
            <text:p>94,6513</text:p>
          </table:table-cell>
          <table:table-cell office:value-type="float" office:value="359.605" calcext:value-type="float">
            <text:p>359,605</text:p>
          </table:table-cell>
          <table:table-cell office:value-type="float" office:value="380.578" calcext:value-type="float">
            <text:p>380,578</text:p>
          </table:table-cell>
          <table:table-cell office:value-type="float" office:value="362.104" calcext:value-type="float">
            <text:p>362,104</text:p>
          </table:table-cell>
          <table:table-cell office:value-type="float" office:value="367.651" calcext:value-type="float">
            <text:p>367,651</text:p>
          </table:table-cell>
        </table:table-row>
        <table:table-row table:style-name="ro1">
          <table:table-cell office:value-type="string" calcext:value-type="string">
            <text:p>heatind packet: 18, step:13</text:p>
          </table:table-cell>
          <table:table-cell office:value-type="float" office:value="87.9394" calcext:value-type="float">
            <text:p>87,9394</text:p>
          </table:table-cell>
          <table:table-cell office:value-type="float" office:value="109.076" calcext:value-type="float">
            <text:p>109,076</text:p>
          </table:table-cell>
          <table:table-cell office:value-type="float" office:value="89.267" calcext:value-type="float">
            <text:p>89,267</text:p>
          </table:table-cell>
          <table:table-cell office:value-type="float" office:value="96.0807" calcext:value-type="float">
            <text:p>96,0807</text:p>
          </table:table-cell>
          <table:table-cell office:value-type="float" office:value="360.939" calcext:value-type="float">
            <text:p>360,939</text:p>
          </table:table-cell>
          <table:table-cell office:value-type="float" office:value="382.076" calcext:value-type="float">
            <text:p>382,076</text:p>
          </table:table-cell>
          <table:table-cell office:value-type="float" office:value="362.267" calcext:value-type="float">
            <text:p>362,267</text:p>
          </table:table-cell>
          <table:table-cell office:value-type="float" office:value="369.081" calcext:value-type="float">
            <text:p>369,081</text:p>
          </table:table-cell>
        </table:table-row>
        <table:table-row table:style-name="ro1">
          <table:table-cell office:value-type="string" calcext:value-type="string">
            <text:p>heatind packet: 18, step:14</text:p>
          </table:table-cell>
          <table:table-cell office:value-type="float" office:value="89.2186" calcext:value-type="float">
            <text:p>89,2186</text:p>
          </table:table-cell>
          <table:table-cell office:value-type="float" office:value="110.513" calcext:value-type="float">
            <text:p>110,513</text:p>
          </table:table-cell>
          <table:table-cell office:value-type="float" office:value="89.4621" calcext:value-type="float">
            <text:p>89,4621</text:p>
          </table:table-cell>
          <table:table-cell office:value-type="float" office:value="97.4508" calcext:value-type="float">
            <text:p>97,4508</text:p>
          </table:table-cell>
          <table:table-cell office:value-type="float" office:value="362.219" calcext:value-type="float">
            <text:p>362,219</text:p>
          </table:table-cell>
          <table:table-cell office:value-type="float" office:value="383.513" calcext:value-type="float">
            <text:p>383,513</text:p>
          </table:table-cell>
          <table:table-cell office:value-type="float" office:value="362.462" calcext:value-type="float">
            <text:p>362,462</text:p>
          </table:table-cell>
          <table:table-cell office:value-type="float" office:value="370.451" calcext:value-type="float">
            <text:p>370,451</text:p>
          </table:table-cell>
        </table:table-row>
        <table:table-row table:style-name="ro1">
          <table:table-cell office:value-type="string" calcext:value-type="string">
            <text:p>heatind packet: 18, step:15</text:p>
          </table:table-cell>
          <table:table-cell office:value-type="float" office:value="90.4444" calcext:value-type="float">
            <text:p>90,4444</text:p>
          </table:table-cell>
          <table:table-cell office:value-type="float" office:value="111.889" calcext:value-type="float">
            <text:p>111,889</text:p>
          </table:table-cell>
          <table:table-cell office:value-type="float" office:value="89.6875" calcext:value-type="float">
            <text:p>89,6875</text:p>
          </table:table-cell>
          <table:table-cell office:value-type="float" office:value="98.7641" calcext:value-type="float">
            <text:p>98,7641</text:p>
          </table:table-cell>
          <table:table-cell office:value-type="float" office:value="363.444" calcext:value-type="float">
            <text:p>363,444</text:p>
          </table:table-cell>
          <table:table-cell office:value-type="float" office:value="384.889" calcext:value-type="float">
            <text:p>384,889</text:p>
          </table:table-cell>
          <table:table-cell office:value-type="float" office:value="362.687" calcext:value-type="float">
            <text:p>362,687</text:p>
          </table:table-cell>
          <table:table-cell office:value-type="float" office:value="371.764" calcext:value-type="float">
            <text:p>371,764</text:p>
          </table:table-cell>
        </table:table-row>
        <table:table-row table:style-name="ro1">
          <table:table-cell office:value-type="string" calcext:value-type="string">
            <text:p>heatind packet: 18, step:16</text:p>
          </table:table-cell>
          <table:table-cell office:value-type="float" office:value="91.619" calcext:value-type="float">
            <text:p>91,619</text:p>
          </table:table-cell>
          <table:table-cell office:value-type="float" office:value="113.208" calcext:value-type="float">
            <text:p>113,208</text:p>
          </table:table-cell>
          <table:table-cell office:value-type="float" office:value="89.9409" calcext:value-type="float">
            <text:p>89,9409</text:p>
          </table:table-cell>
          <table:table-cell office:value-type="float" office:value="100.023" calcext:value-type="float">
            <text:p>100,023</text:p>
          </table:table-cell>
          <table:table-cell office:value-type="float" office:value="364.619" calcext:value-type="float">
            <text:p>364,619</text:p>
          </table:table-cell>
          <table:table-cell office:value-type="float" office:value="386.208" calcext:value-type="float">
            <text:p>386,208</text:p>
          </table:table-cell>
          <table:table-cell office:value-type="float" office:value="362.941" calcext:value-type="float">
            <text:p>362,941</text:p>
          </table:table-cell>
          <table:table-cell office:value-type="float" office:value="373.023" calcext:value-type="float">
            <text:p>373,023</text:p>
          </table:table-cell>
        </table:table-row>
        <table:table-row table:style-name="ro1">
          <table:table-cell office:value-type="string" calcext:value-type="string">
            <text:p>heatind packet: 18, step:17</text:p>
          </table:table-cell>
          <table:table-cell office:value-type="float" office:value="92.7448" calcext:value-type="float">
            <text:p>92,7448</text:p>
          </table:table-cell>
          <table:table-cell office:value-type="float" office:value="114.473" calcext:value-type="float">
            <text:p>114,473</text:p>
          </table:table-cell>
          <table:table-cell office:value-type="float" office:value="90.2204" calcext:value-type="float">
            <text:p>90,2204</text:p>
          </table:table-cell>
          <table:table-cell office:value-type="float" office:value="101.23" calcext:value-type="float">
            <text:p>101,23</text:p>
          </table:table-cell>
          <table:table-cell office:value-type="float" office:value="365.745" calcext:value-type="float">
            <text:p>365,745</text:p>
          </table:table-cell>
          <table:table-cell office:value-type="float" office:value="387.473" calcext:value-type="float">
            <text:p>387,473</text:p>
          </table:table-cell>
          <table:table-cell office:value-type="float" office:value="363.22" calcext:value-type="float">
            <text:p>363,22</text:p>
          </table:table-cell>
          <table:table-cell office:value-type="float" office:value="374.23" calcext:value-type="float">
            <text:p>374,23</text:p>
          </table:table-cell>
        </table:table-row>
        <table:table-row table:style-name="ro1">
          <table:table-cell office:value-type="string" calcext:value-type="string">
            <text:p>heatind packet: 18, step:18</text:p>
          </table:table-cell>
          <table:table-cell office:value-type="float" office:value="93.8239" calcext:value-type="float">
            <text:p>93,8239</text:p>
          </table:table-cell>
          <table:table-cell office:value-type="float" office:value="115.685" calcext:value-type="float">
            <text:p>115,685</text:p>
          </table:table-cell>
          <table:table-cell office:value-type="float" office:value="90.5241" calcext:value-type="float">
            <text:p>90,5241</text:p>
          </table:table-cell>
          <table:table-cell office:value-type="float" office:value="102.387" calcext:value-type="float">
            <text:p>102,387</text:p>
          </table:table-cell>
          <table:table-cell office:value-type="float" office:value="366.824" calcext:value-type="float">
            <text:p>366,824</text:p>
          </table:table-cell>
          <table:table-cell office:value-type="float" office:value="388.685" calcext:value-type="float">
            <text:p>388,685</text:p>
          </table:table-cell>
          <table:table-cell office:value-type="float" office:value="363.524" calcext:value-type="float">
            <text:p>363,524</text:p>
          </table:table-cell>
          <table:table-cell office:value-type="float" office:value="375.387" calcext:value-type="float">
            <text:p>375,387</text:p>
          </table:table-cell>
        </table:table-row>
        <table:table-row table:style-name="ro1">
          <table:table-cell office:value-type="string" calcext:value-type="string">
            <text:p>heatind packet: 18, step:19</text:p>
          </table:table-cell>
          <table:table-cell office:value-type="float" office:value="94.8582" calcext:value-type="float">
            <text:p>94,8582</text:p>
          </table:table-cell>
          <table:table-cell office:value-type="float" office:value="116.846" calcext:value-type="float">
            <text:p>116,846</text:p>
          </table:table-cell>
          <table:table-cell office:value-type="float" office:value="90.85" calcext:value-type="float">
            <text:p>90,85</text:p>
          </table:table-cell>
          <table:table-cell office:value-type="float" office:value="103.497" calcext:value-type="float">
            <text:p>103,497</text:p>
          </table:table-cell>
          <table:table-cell office:value-type="float" office:value="367.858" calcext:value-type="float">
            <text:p>367,858</text:p>
          </table:table-cell>
          <table:table-cell office:value-type="float" office:value="389.846" calcext:value-type="float">
            <text:p>389,846</text:p>
          </table:table-cell>
          <table:table-cell office:value-type="float" office:value="363.85" calcext:value-type="float">
            <text:p>363,85</text:p>
          </table:table-cell>
          <table:table-cell office:value-type="float" office:value="376.497" calcext:value-type="float">
            <text:p>376,497</text:p>
          </table:table-cell>
        </table:table-row>
        <table:table-row table:style-name="ro1">
          <table:table-cell office:value-type="string" calcext:value-type="string">
            <text:p>heatind packet: 18, step:20</text:p>
          </table:table-cell>
          <table:table-cell office:value-type="float" office:value="95.8498" calcext:value-type="float">
            <text:p>95,8498</text:p>
          </table:table-cell>
          <table:table-cell office:value-type="float" office:value="117.96" calcext:value-type="float">
            <text:p>117,96</text:p>
          </table:table-cell>
          <table:table-cell office:value-type="float" office:value="91.1965" calcext:value-type="float">
            <text:p>91,1965</text:p>
          </table:table-cell>
          <table:table-cell office:value-type="float" office:value="104.561" calcext:value-type="float">
            <text:p>104,561</text:p>
          </table:table-cell>
          <table:table-cell office:value-type="float" office:value="368.85" calcext:value-type="float">
            <text:p>368,85</text:p>
          </table:table-cell>
          <table:table-cell office:value-type="float" office:value="390.96" calcext:value-type="float">
            <text:p>390,96</text:p>
          </table:table-cell>
          <table:table-cell office:value-type="float" office:value="364.197" calcext:value-type="float">
            <text:p>364,197</text:p>
          </table:table-cell>
          <table:table-cell office:value-type="float" office:value="377.561" calcext:value-type="float">
            <text:p>377,561</text:p>
          </table:table-cell>
        </table:table-row>
        <table:table-row table:style-name="ro1">
          <table:table-cell office:value-type="string" calcext:value-type="string">
            <text:p>heatind packet: 18, step:21</text:p>
          </table:table-cell>
          <table:table-cell office:value-type="float" office:value="96.8006" calcext:value-type="float">
            <text:p>96,8006</text:p>
          </table:table-cell>
          <table:table-cell office:value-type="float" office:value="119.028" calcext:value-type="float">
            <text:p>119,028</text:p>
          </table:table-cell>
          <table:table-cell office:value-type="float" office:value="91.5618" calcext:value-type="float">
            <text:p>91,5618</text:p>
          </table:table-cell>
          <table:table-cell office:value-type="float" office:value="105.582" calcext:value-type="float">
            <text:p>105,582</text:p>
          </table:table-cell>
          <table:table-cell office:value-type="float" office:value="369.801" calcext:value-type="float">
            <text:p>369,801</text:p>
          </table:table-cell>
          <table:table-cell office:value-type="float" office:value="392.028" calcext:value-type="float">
            <text:p>392,028</text:p>
          </table:table-cell>
          <table:table-cell office:value-type="float" office:value="364.562" calcext:value-type="float">
            <text:p>364,562</text:p>
          </table:table-cell>
          <table:table-cell office:value-type="float" office:value="378.582" calcext:value-type="float">
            <text:p>378,582</text:p>
          </table:table-cell>
        </table:table-row>
        <table:table-row table:style-name="ro1">
          <table:table-cell office:value-type="string" calcext:value-type="string">
            <text:p>cooling packet: 18, step:1</text:p>
          </table:table-cell>
          <table:table-cell office:value-type="float" office:value="96.2375" calcext:value-type="float">
            <text:p>96,2375</text:p>
          </table:table-cell>
          <table:table-cell office:value-type="float" office:value="106.82" calcext:value-type="float">
            <text:p>106,82</text:p>
          </table:table-cell>
          <table:table-cell office:value-type="float" office:value="91.9061" calcext:value-type="float">
            <text:p>91,9061</text:p>
          </table:table-cell>
          <table:table-cell office:value-type="float" office:value="103.058" calcext:value-type="float">
            <text:p>103,058</text:p>
          </table:table-cell>
          <table:table-cell office:value-type="float" office:value="369.237" calcext:value-type="float">
            <text:p>369,237</text:p>
          </table:table-cell>
          <table:table-cell office:value-type="float" office:value="379.82" calcext:value-type="float">
            <text:p>379,82</text:p>
          </table:table-cell>
          <table:table-cell office:value-type="float" office:value="364.906" calcext:value-type="float">
            <text:p>364,906</text:p>
          </table:table-cell>
          <table:table-cell office:value-type="float" office:value="376.058" calcext:value-type="float">
            <text:p>376,058</text:p>
          </table:table-cell>
        </table:table-row>
        <table:table-row table:style-name="ro1">
          <table:table-cell office:value-type="string" calcext:value-type="string">
            <text:p>cooling packet: 18, step:2</text:p>
          </table:table-cell>
          <table:table-cell office:value-type="float" office:value="93.4345" calcext:value-type="float">
            <text:p>93,4345</text:p>
          </table:table-cell>
          <table:table-cell office:value-type="float" office:value="101.739" calcext:value-type="float">
            <text:p>101,739</text:p>
          </table:table-cell>
          <table:table-cell office:value-type="float" office:value="92.1485" calcext:value-type="float">
            <text:p>92,1485</text:p>
          </table:table-cell>
          <table:table-cell office:value-type="float" office:value="99.3125" calcext:value-type="float">
            <text:p>99,3125</text:p>
          </table:table-cell>
          <table:table-cell office:value-type="float" office:value="366.434" calcext:value-type="float">
            <text:p>366,434</text:p>
          </table:table-cell>
          <table:table-cell office:value-type="float" office:value="374.739" calcext:value-type="float">
            <text:p>374,739</text:p>
          </table:table-cell>
          <table:table-cell office:value-type="float" office:value="365.149" calcext:value-type="float">
            <text:p>365,149</text:p>
          </table:table-cell>
          <table:table-cell office:value-type="float" office:value="372.313" calcext:value-type="float">
            <text:p>372,313</text:p>
          </table:table-cell>
        </table:table-row>
        <table:table-row table:style-name="ro1">
          <table:table-cell office:value-type="string" calcext:value-type="string">
            <text:p>cooling packet: 18, step:3</text:p>
          </table:table-cell>
          <table:table-cell office:value-type="float" office:value="90.2154" calcext:value-type="float">
            <text:p>90,2154</text:p>
          </table:table-cell>
          <table:table-cell office:value-type="float" office:value="97.8503" calcext:value-type="float">
            <text:p>97,8503</text:p>
          </table:table-cell>
          <table:table-cell office:value-type="float" office:value="92.2878" calcext:value-type="float">
            <text:p>92,2878</text:p>
          </table:table-cell>
          <table:table-cell office:value-type="float" office:value="95.7342" calcext:value-type="float">
            <text:p>95,7342</text:p>
          </table:table-cell>
          <table:table-cell office:value-type="float" office:value="363.215" calcext:value-type="float">
            <text:p>363,215</text:p>
          </table:table-cell>
          <table:table-cell office:value-type="float" office:value="370.85" calcext:value-type="float">
            <text:p>370,85</text:p>
          </table:table-cell>
          <table:table-cell office:value-type="float" office:value="365.288" calcext:value-type="float">
            <text:p>365,288</text:p>
          </table:table-cell>
          <table:table-cell office:value-type="float" office:value="368.734" calcext:value-type="float">
            <text:p>368,734</text:p>
          </table:table-cell>
        </table:table-row>
        <table:table-row table:style-name="ro1">
          <table:table-cell office:value-type="string" calcext:value-type="string">
            <text:p>cooling packet: 18, step:4</text:p>
          </table:table-cell>
          <table:table-cell office:value-type="float" office:value="87.0748" calcext:value-type="float">
            <text:p>87,0748</text:p>
          </table:table-cell>
          <table:table-cell office:value-type="float" office:value="94.3342" calcext:value-type="float">
            <text:p>94,3342</text:p>
          </table:table-cell>
          <table:table-cell office:value-type="float" office:value="92.3327" calcext:value-type="float">
            <text:p>92,3327</text:p>
          </table:table-cell>
          <table:table-cell office:value-type="float" office:value="92.3609" calcext:value-type="float">
            <text:p>92,3609</text:p>
          </table:table-cell>
          <table:table-cell office:value-type="float" office:value="360.075" calcext:value-type="float">
            <text:p>360,075</text:p>
          </table:table-cell>
          <table:table-cell office:value-type="float" office:value="367.334" calcext:value-type="float">
            <text:p>367,334</text:p>
          </table:table-cell>
          <table:table-cell office:value-type="float" office:value="365.333" calcext:value-type="float">
            <text:p>365,333</text:p>
          </table:table-cell>
          <table:table-cell office:value-type="float" office:value="365.361" calcext:value-type="float">
            <text:p>365,361</text:p>
          </table:table-cell>
        </table:table-row>
        <table:table-row table:style-name="ro1">
          <table:table-cell office:value-type="string" calcext:value-type="string">
            <text:p>cooling packet: 18, step:5</text:p>
          </table:table-cell>
          <table:table-cell office:value-type="float" office:value="84.0936" calcext:value-type="float">
            <text:p>84,0936</text:p>
          </table:table-cell>
          <table:table-cell office:value-type="float" office:value="91.0449" calcext:value-type="float">
            <text:p>91,0449</text:p>
          </table:table-cell>
          <table:table-cell office:value-type="float" office:value="92.292" calcext:value-type="float">
            <text:p>92,292</text:p>
          </table:table-cell>
          <table:table-cell office:value-type="float" office:value="89.1798" calcext:value-type="float">
            <text:p>89,1798</text:p>
          </table:table-cell>
          <table:table-cell office:value-type="float" office:value="357.094" calcext:value-type="float">
            <text:p>357,094</text:p>
          </table:table-cell>
          <table:table-cell office:value-type="float" office:value="364.045" calcext:value-type="float">
            <text:p>364,045</text:p>
          </table:table-cell>
          <table:table-cell office:value-type="float" office:value="365.292" calcext:value-type="float">
            <text:p>365,292</text:p>
          </table:table-cell>
          <table:table-cell office:value-type="float" office:value="362.18" calcext:value-type="float">
            <text:p>362,18</text:p>
          </table:table-cell>
        </table:table-row>
        <table:table-row table:style-name="ro1">
          <table:table-cell office:value-type="string" calcext:value-type="string">
            <text:p>cooling packet: 18, step:6</text:p>
          </table:table-cell>
          <table:table-cell office:value-type="float" office:value="81.2759" calcext:value-type="float">
            <text:p>81,2759</text:p>
          </table:table-cell>
          <table:table-cell office:value-type="float" office:value="87.9453" calcext:value-type="float">
            <text:p>87,9453</text:p>
          </table:table-cell>
          <table:table-cell office:value-type="float" office:value="92.1732" calcext:value-type="float">
            <text:p>92,1732</text:p>
          </table:table-cell>
          <table:table-cell office:value-type="float" office:value="86.1771" calcext:value-type="float">
            <text:p>86,1771</text:p>
          </table:table-cell>
          <table:table-cell office:value-type="float" office:value="354.276" calcext:value-type="float">
            <text:p>354,276</text:p>
          </table:table-cell>
          <table:table-cell office:value-type="float" office:value="360.945" calcext:value-type="float">
            <text:p>360,945</text:p>
          </table:table-cell>
          <table:table-cell office:value-type="float" office:value="365.173" calcext:value-type="float">
            <text:p>365,173</text:p>
          </table:table-cell>
          <table:table-cell office:value-type="float" office:value="359.177" calcext:value-type="float">
            <text:p>359,177</text:p>
          </table:table-cell>
        </table:table-row>
        <table:table-row table:style-name="ro1">
          <table:table-cell office:value-type="string" calcext:value-type="string">
            <text:p>cooling packet: 18, step:7</text:p>
          </table:table-cell>
          <table:table-cell office:value-type="float" office:value="78.6127" calcext:value-type="float">
            <text:p>78,6127</text:p>
          </table:table-cell>
          <table:table-cell office:value-type="float" office:value="85.0182" calcext:value-type="float">
            <text:p>85,0182</text:p>
          </table:table-cell>
          <table:table-cell office:value-type="float" office:value="91.9836" calcext:value-type="float">
            <text:p>91,9836</text:p>
          </table:table-cell>
          <table:table-cell office:value-type="float" office:value="83.3399" calcext:value-type="float">
            <text:p>83,3399</text:p>
          </table:table-cell>
          <table:table-cell office:value-type="float" office:value="351.613" calcext:value-type="float">
            <text:p>351,613</text:p>
          </table:table-cell>
          <table:table-cell office:value-type="float" office:value="358.018" calcext:value-type="float">
            <text:p>358,018</text:p>
          </table:table-cell>
          <table:table-cell office:value-type="float" office:value="364.984" calcext:value-type="float">
            <text:p>364,984</text:p>
          </table:table-cell>
          <table:table-cell office:value-type="float" office:value="356.34" calcext:value-type="float">
            <text:p>356,34</text:p>
          </table:table-cell>
        </table:table-row>
        <table:table-row table:style-name="ro1">
          <table:table-cell office:value-type="string" calcext:value-type="string">
            <text:p>cooling packet: 18, step:8</text:p>
          </table:table-cell>
          <table:table-cell office:value-type="float" office:value="76.0937" calcext:value-type="float">
            <text:p>76,0937</text:p>
          </table:table-cell>
          <table:table-cell office:value-type="float" office:value="82.251" calcext:value-type="float">
            <text:p>82,251</text:p>
          </table:table-cell>
          <table:table-cell office:value-type="float" office:value="91.7296" calcext:value-type="float">
            <text:p>91,7296</text:p>
          </table:table-cell>
          <table:table-cell office:value-type="float" office:value="80.6567" calcext:value-type="float">
            <text:p>80,6567</text:p>
          </table:table-cell>
          <table:table-cell office:value-type="float" office:value="349.094" calcext:value-type="float">
            <text:p>349,094</text:p>
          </table:table-cell>
          <table:table-cell office:value-type="float" office:value="355.251" calcext:value-type="float">
            <text:p>355,251</text:p>
          </table:table-cell>
          <table:table-cell office:value-type="float" office:value="364.73" calcext:value-type="float">
            <text:p>364,73</text:p>
          </table:table-cell>
          <table:table-cell office:value-type="float" office:value="353.657" calcext:value-type="float">
            <text:p>353,657</text:p>
          </table:table-cell>
        </table:table-row>
        <table:table-row table:style-name="ro1">
          <table:table-cell office:value-type="string" calcext:value-type="string">
            <text:p>cooling packet: 18, step:9</text:p>
          </table:table-cell>
          <table:table-cell office:value-type="float" office:value="73.7091" calcext:value-type="float">
            <text:p>73,7091</text:p>
          </table:table-cell>
          <table:table-cell office:value-type="float" office:value="79.6323" calcext:value-type="float">
            <text:p>79,6323</text:p>
          </table:table-cell>
          <table:table-cell office:value-type="float" office:value="91.4169" calcext:value-type="float">
            <text:p>91,4169</text:p>
          </table:table-cell>
          <table:table-cell office:value-type="float" office:value="78.1168" calcext:value-type="float">
            <text:p>78,1168</text:p>
          </table:table-cell>
          <table:table-cell office:value-type="float" office:value="346.709" calcext:value-type="float">
            <text:p>346,709</text:p>
          </table:table-cell>
          <table:table-cell office:value-type="float" office:value="352.632" calcext:value-type="float">
            <text:p>352,632</text:p>
          </table:table-cell>
          <table:table-cell office:value-type="float" office:value="364.417" calcext:value-type="float">
            <text:p>364,417</text:p>
          </table:table-cell>
          <table:table-cell office:value-type="float" office:value="351.117" calcext:value-type="float">
            <text:p>351,117</text:p>
          </table:table-cell>
        </table:table-row>
        <table:table-row table:style-name="ro1">
          <table:table-cell office:value-type="string" calcext:value-type="string">
            <text:p>cooling packet: 18, step:10</text:p>
          </table:table-cell>
          <table:table-cell office:value-type="float" office:value="71.45" calcext:value-type="float">
            <text:p>71,45</text:p>
          </table:table-cell>
          <table:table-cell office:value-type="float" office:value="77.1521" calcext:value-type="float">
            <text:p>77,1521</text:p>
          </table:table-cell>
          <table:table-cell office:value-type="float" office:value="91.0511" calcext:value-type="float">
            <text:p>91,0511</text:p>
          </table:table-cell>
          <table:table-cell office:value-type="float" office:value="75.7105" calcext:value-type="float">
            <text:p>75,7105</text:p>
          </table:table-cell>
          <table:table-cell office:value-type="float" office:value="344.45" calcext:value-type="float">
            <text:p>344,45</text:p>
          </table:table-cell>
          <table:table-cell office:value-type="float" office:value="350.152" calcext:value-type="float">
            <text:p>350,152</text:p>
          </table:table-cell>
          <table:table-cell office:value-type="float" office:value="364.051" calcext:value-type="float">
            <text:p>364,051</text:p>
          </table:table-cell>
          <table:table-cell office:value-type="float" office:value="348.711" calcext:value-type="float">
            <text:p>348,711</text:p>
          </table:table-cell>
        </table:table-row>
        <table:table-row table:style-name="ro1">
          <table:table-cell office:value-type="string" calcext:value-type="string">
            <text:p>cooling packet: 18, step:11</text:p>
          </table:table-cell>
          <table:table-cell office:value-type="float" office:value="69.3079" calcext:value-type="float">
            <text:p>69,3079</text:p>
          </table:table-cell>
          <table:table-cell office:value-type="float" office:value="74.801" calcext:value-type="float">
            <text:p>74,801</text:p>
          </table:table-cell>
          <table:table-cell office:value-type="float" office:value="90.637" calcext:value-type="float">
            <text:p>90,637</text:p>
          </table:table-cell>
          <table:table-cell office:value-type="float" office:value="73.429" calcext:value-type="float">
            <text:p>73,429</text:p>
          </table:table-cell>
          <table:table-cell office:value-type="float" office:value="342.308" calcext:value-type="float">
            <text:p>342,308</text:p>
          </table:table-cell>
          <table:table-cell office:value-type="float" office:value="347.801" calcext:value-type="float">
            <text:p>347,801</text:p>
          </table:table-cell>
          <table:table-cell office:value-type="float" office:value="363.637" calcext:value-type="float">
            <text:p>363,637</text:p>
          </table:table-cell>
          <table:table-cell office:value-type="float" office:value="346.429" calcext:value-type="float">
            <text:p>346,429</text:p>
          </table:table-cell>
        </table:table-row>
        <table:table-row table:style-name="ro1">
          <table:table-cell office:value-type="string" calcext:value-type="string">
            <text:p>heatind packet: 19, step:1</text:p>
          </table:table-cell>
          <table:table-cell office:value-type="float" office:value="68.5091" calcext:value-type="float">
            <text:p>68,5091</text:p>
          </table:table-cell>
          <table:table-cell office:value-type="float" office:value="84.6332" calcext:value-type="float">
            <text:p>84,6332</text:p>
          </table:table-cell>
          <table:table-cell office:value-type="float" office:value="90.2091" calcext:value-type="float">
            <text:p>90,2091</text:p>
          </table:table-cell>
          <table:table-cell office:value-type="float" office:value="74.3192" calcext:value-type="float">
            <text:p>74,3192</text:p>
          </table:table-cell>
          <table:table-cell office:value-type="float" office:value="341.509" calcext:value-type="float">
            <text:p>341,509</text:p>
          </table:table-cell>
          <table:table-cell office:value-type="float" office:value="357.633" calcext:value-type="float">
            <text:p>357,633</text:p>
          </table:table-cell>
          <table:table-cell office:value-type="float" office:value="363.209" calcext:value-type="float">
            <text:p>363,209</text:p>
          </table:table-cell>
          <table:table-cell office:value-type="float" office:value="347.319" calcext:value-type="float">
            <text:p>347,319</text:p>
          </table:table-cell>
        </table:table-row>
        <table:table-row table:style-name="ro1">
          <table:table-cell office:value-type="string" calcext:value-type="string">
            <text:p>heatind packet: 19, step:2</text:p>
          </table:table-cell>
          <table:table-cell office:value-type="float" office:value="69.8255" calcext:value-type="float">
            <text:p>69,8255</text:p>
          </table:table-cell>
          <table:table-cell office:value-type="float" office:value="88.2338" calcext:value-type="float">
            <text:p>88,2338</text:p>
          </table:table-cell>
          <table:table-cell office:value-type="float" office:value="89.8371" calcext:value-type="float">
            <text:p>89,8371</text:p>
          </table:table-cell>
          <table:table-cell office:value-type="float" office:value="76.5027" calcext:value-type="float">
            <text:p>76,5027</text:p>
          </table:table-cell>
          <table:table-cell office:value-type="float" office:value="342.825" calcext:value-type="float">
            <text:p>342,825</text:p>
          </table:table-cell>
          <table:table-cell office:value-type="float" office:value="361.234" calcext:value-type="float">
            <text:p>361,234</text:p>
          </table:table-cell>
          <table:table-cell office:value-type="float" office:value="362.837" calcext:value-type="float">
            <text:p>362,837</text:p>
          </table:table-cell>
          <table:table-cell office:value-type="float" office:value="349.503" calcext:value-type="float">
            <text:p>349,503</text:p>
          </table:table-cell>
        </table:table-row>
        <table:table-row table:style-name="ro1">
          <table:table-cell office:value-type="string" calcext:value-type="string">
            <text:p>heatind packet: 19, step:3</text:p>
          </table:table-cell>
          <table:table-cell office:value-type="float" office:value="71.6967" calcext:value-type="float">
            <text:p>71,6967</text:p>
          </table:table-cell>
          <table:table-cell office:value-type="float" office:value="90.748" calcext:value-type="float">
            <text:p>90,748</text:p>
          </table:table-cell>
          <table:table-cell office:value-type="float" office:value="89.5284" calcext:value-type="float">
            <text:p>89,5284</text:p>
          </table:table-cell>
          <table:table-cell office:value-type="float" office:value="78.6718" calcext:value-type="float">
            <text:p>78,6718</text:p>
          </table:table-cell>
          <table:table-cell office:value-type="float" office:value="344.697" calcext:value-type="float">
            <text:p>344,697</text:p>
          </table:table-cell>
          <table:table-cell office:value-type="float" office:value="363.748" calcext:value-type="float">
            <text:p>363,748</text:p>
          </table:table-cell>
          <table:table-cell office:value-type="float" office:value="362.528" calcext:value-type="float">
            <text:p>362,528</text:p>
          </table:table-cell>
          <table:table-cell office:value-type="float" office:value="351.672" calcext:value-type="float">
            <text:p>351,672</text:p>
          </table:table-cell>
        </table:table-row>
        <table:table-row table:style-name="ro1">
          <table:table-cell office:value-type="string" calcext:value-type="string">
            <text:p>heatind packet: 19, step:4</text:p>
          </table:table-cell>
          <table:table-cell office:value-type="float" office:value="73.6191" calcext:value-type="float">
            <text:p>73,6191</text:p>
          </table:table-cell>
          <table:table-cell office:value-type="float" office:value="92.9852" calcext:value-type="float">
            <text:p>92,9852</text:p>
          </table:table-cell>
          <table:table-cell office:value-type="float" office:value="89.2803" calcext:value-type="float">
            <text:p>89,2803</text:p>
          </table:table-cell>
          <table:table-cell office:value-type="float" office:value="80.7587" calcext:value-type="float">
            <text:p>80,7587</text:p>
          </table:table-cell>
          <table:table-cell office:value-type="float" office:value="346.619" calcext:value-type="float">
            <text:p>346,619</text:p>
          </table:table-cell>
          <table:table-cell office:value-type="float" office:value="365.985" calcext:value-type="float">
            <text:p>365,985</text:p>
          </table:table-cell>
          <table:table-cell office:value-type="float" office:value="362.28" calcext:value-type="float">
            <text:p>362,28</text:p>
          </table:table-cell>
          <table:table-cell office:value-type="float" office:value="353.759" calcext:value-type="float">
            <text:p>353,759</text:p>
          </table:table-cell>
        </table:table-row>
        <table:table-row table:style-name="ro1">
          <table:table-cell office:value-type="string" calcext:value-type="string">
            <text:p>heatind packet: 19, step:5</text:p>
          </table:table-cell>
          <table:table-cell office:value-type="float" office:value="75.4878" calcext:value-type="float">
            <text:p>75,4878</text:p>
          </table:table-cell>
          <table:table-cell office:value-type="float" office:value="95.0973" calcext:value-type="float">
            <text:p>95,0973</text:p>
          </table:table-cell>
          <table:table-cell office:value-type="float" office:value="89.0897" calcext:value-type="float">
            <text:p>89,0897</text:p>
          </table:table-cell>
          <table:table-cell office:value-type="float" office:value="82.7613" calcext:value-type="float">
            <text:p>82,7613</text:p>
          </table:table-cell>
          <table:table-cell office:value-type="float" office:value="348.488" calcext:value-type="float">
            <text:p>348,488</text:p>
          </table:table-cell>
          <table:table-cell office:value-type="float" office:value="368.097" calcext:value-type="float">
            <text:p>368,097</text:p>
          </table:table-cell>
          <table:table-cell office:value-type="float" office:value="362.09" calcext:value-type="float">
            <text:p>362,09</text:p>
          </table:table-cell>
          <table:table-cell office:value-type="float" office:value="355.761" calcext:value-type="float">
            <text:p>355,761</text:p>
          </table:table-cell>
        </table:table-row>
        <table:table-row table:style-name="ro1">
          <table:table-cell office:value-type="string" calcext:value-type="string">
            <text:p>heatind packet: 19, step:6</text:p>
          </table:table-cell>
          <table:table-cell office:value-type="float" office:value="77.2842" calcext:value-type="float">
            <text:p>77,2842</text:p>
          </table:table-cell>
          <table:table-cell office:value-type="float" office:value="97.1159" calcext:value-type="float">
            <text:p>97,1159</text:p>
          </table:table-cell>
          <table:table-cell office:value-type="float" office:value="88.9533" calcext:value-type="float">
            <text:p>88,9533</text:p>
          </table:table-cell>
          <table:table-cell office:value-type="float" office:value="84.6821" calcext:value-type="float">
            <text:p>84,6821</text:p>
          </table:table-cell>
          <table:table-cell office:value-type="float" office:value="350.284" calcext:value-type="float">
            <text:p>350,284</text:p>
          </table:table-cell>
          <table:table-cell office:value-type="float" office:value="370.116" calcext:value-type="float">
            <text:p>370,116</text:p>
          </table:table-cell>
          <table:table-cell office:value-type="float" office:value="361.953" calcext:value-type="float">
            <text:p>361,953</text:p>
          </table:table-cell>
          <table:table-cell office:value-type="float" office:value="357.682" calcext:value-type="float">
            <text:p>357,682</text:p>
          </table:table-cell>
        </table:table-row>
        <table:table-row table:style-name="ro1">
          <table:table-cell office:value-type="string" calcext:value-type="string">
            <text:p>heatind packet: 19, step:7</text:p>
          </table:table-cell>
          <table:table-cell office:value-type="float" office:value="79.0072" calcext:value-type="float">
            <text:p>79,0072</text:p>
          </table:table-cell>
          <table:table-cell office:value-type="float" office:value="99.05" calcext:value-type="float">
            <text:p>99,05</text:p>
          </table:table-cell>
          <table:table-cell office:value-type="float" office:value="88.868" calcext:value-type="float">
            <text:p>88,868</text:p>
          </table:table-cell>
          <table:table-cell office:value-type="float" office:value="86.5239" calcext:value-type="float">
            <text:p>86,5239</text:p>
          </table:table-cell>
          <table:table-cell office:value-type="float" office:value="352.007" calcext:value-type="float">
            <text:p>352,007</text:p>
          </table:table-cell>
          <table:table-cell office:value-type="float" office:value="372.05" calcext:value-type="float">
            <text:p>372,05</text:p>
          </table:table-cell>
          <table:table-cell office:value-type="float" office:value="361.868" calcext:value-type="float">
            <text:p>361,868</text:p>
          </table:table-cell>
          <table:table-cell office:value-type="float" office:value="359.524" calcext:value-type="float">
            <text:p>359,524</text:p>
          </table:table-cell>
        </table:table-row>
        <table:table-row table:style-name="ro1">
          <table:table-cell office:value-type="string" calcext:value-type="string">
            <text:p>heatind packet: 19, step:8</text:p>
          </table:table-cell>
          <table:table-cell office:value-type="float" office:value="80.6588" calcext:value-type="float">
            <text:p>80,6588</text:p>
          </table:table-cell>
          <table:table-cell office:value-type="float" office:value="100.904" calcext:value-type="float">
            <text:p>100,904</text:p>
          </table:table-cell>
          <table:table-cell office:value-type="float" office:value="88.8308" calcext:value-type="float">
            <text:p>88,8308</text:p>
          </table:table-cell>
          <table:table-cell office:value-type="float" office:value="88.2898" calcext:value-type="float">
            <text:p>88,2898</text:p>
          </table:table-cell>
          <table:table-cell office:value-type="float" office:value="353.659" calcext:value-type="float">
            <text:p>353,659</text:p>
          </table:table-cell>
          <table:table-cell office:value-type="float" office:value="373.904" calcext:value-type="float">
            <text:p>373,904</text:p>
          </table:table-cell>
          <table:table-cell office:value-type="float" office:value="361.831" calcext:value-type="float">
            <text:p>361,831</text:p>
          </table:table-cell>
          <table:table-cell office:value-type="float" office:value="361.29" calcext:value-type="float">
            <text:p>361,29</text:p>
          </table:table-cell>
        </table:table-row>
        <table:table-row table:style-name="ro1">
          <table:table-cell office:value-type="string" calcext:value-type="string">
            <text:p>heatind packet: 19, step:9</text:p>
          </table:table-cell>
          <table:table-cell office:value-type="float" office:value="82.2418" calcext:value-type="float">
            <text:p>82,2418</text:p>
          </table:table-cell>
          <table:table-cell office:value-type="float" office:value="102.68" calcext:value-type="float">
            <text:p>102,68</text:p>
          </table:table-cell>
          <table:table-cell office:value-type="float" office:value="88.8389" calcext:value-type="float">
            <text:p>88,8389</text:p>
          </table:table-cell>
          <table:table-cell office:value-type="float" office:value="89.9827" calcext:value-type="float">
            <text:p>89,9827</text:p>
          </table:table-cell>
          <table:table-cell office:value-type="float" office:value="355.242" calcext:value-type="float">
            <text:p>355,242</text:p>
          </table:table-cell>
          <table:table-cell office:value-type="float" office:value="375.68" calcext:value-type="float">
            <text:p>375,68</text:p>
          </table:table-cell>
          <table:table-cell office:value-type="float" office:value="361.839" calcext:value-type="float">
            <text:p>361,839</text:p>
          </table:table-cell>
          <table:table-cell office:value-type="float" office:value="362.983" calcext:value-type="float">
            <text:p>362,983</text:p>
          </table:table-cell>
        </table:table-row>
        <table:table-row table:style-name="ro1">
          <table:table-cell office:value-type="string" calcext:value-type="string">
            <text:p>heatind packet: 19, step:10</text:p>
          </table:table-cell>
          <table:table-cell office:value-type="float" office:value="83.7589" calcext:value-type="float">
            <text:p>83,7589</text:p>
          </table:table-cell>
          <table:table-cell office:value-type="float" office:value="104.383" calcext:value-type="float">
            <text:p>104,383</text:p>
          </table:table-cell>
          <table:table-cell office:value-type="float" office:value="88.8895" calcext:value-type="float">
            <text:p>88,8895</text:p>
          </table:table-cell>
          <table:table-cell office:value-type="float" office:value="91.6057" calcext:value-type="float">
            <text:p>91,6057</text:p>
          </table:table-cell>
          <table:table-cell office:value-type="float" office:value="356.759" calcext:value-type="float">
            <text:p>356,759</text:p>
          </table:table-cell>
          <table:table-cell office:value-type="float" office:value="377.383" calcext:value-type="float">
            <text:p>377,383</text:p>
          </table:table-cell>
          <table:table-cell office:value-type="float" office:value="361.89" calcext:value-type="float">
            <text:p>361,89</text:p>
          </table:table-cell>
          <table:table-cell office:value-type="float" office:value="364.606" calcext:value-type="float">
            <text:p>364,606</text:p>
          </table:table-cell>
        </table:table-row>
        <table:table-row table:style-name="ro1">
          <table:table-cell office:value-type="string" calcext:value-type="string">
            <text:p>heatind packet: 19, step:11</text:p>
          </table:table-cell>
          <table:table-cell office:value-type="float" office:value="85.2126" calcext:value-type="float">
            <text:p>85,2126</text:p>
          </table:table-cell>
          <table:table-cell office:value-type="float" office:value="106.015" calcext:value-type="float">
            <text:p>106,015</text:p>
          </table:table-cell>
          <table:table-cell office:value-type="float" office:value="88.9799" calcext:value-type="float">
            <text:p>88,9799</text:p>
          </table:table-cell>
          <table:table-cell office:value-type="float" office:value="93.1613" calcext:value-type="float">
            <text:p>93,1613</text:p>
          </table:table-cell>
          <table:table-cell office:value-type="float" office:value="358.213" calcext:value-type="float">
            <text:p>358,213</text:p>
          </table:table-cell>
          <table:table-cell office:value-type="float" office:value="379.015" calcext:value-type="float">
            <text:p>379,015</text:p>
          </table:table-cell>
          <table:table-cell office:value-type="float" office:value="361.98" calcext:value-type="float">
            <text:p>361,98</text:p>
          </table:table-cell>
          <table:table-cell office:value-type="float" office:value="366.161" calcext:value-type="float">
            <text:p>366,161</text:p>
          </table:table-cell>
        </table:table-row>
        <table:table-row table:style-name="ro1">
          <table:table-cell office:value-type="string" calcext:value-type="string">
            <text:p>heatind packet: 19, step:12</text:p>
          </table:table-cell>
          <table:table-cell office:value-type="float" office:value="86.6057" calcext:value-type="float">
            <text:p>86,6057</text:p>
          </table:table-cell>
          <table:table-cell office:value-type="float" office:value="107.579" calcext:value-type="float">
            <text:p>107,579</text:p>
          </table:table-cell>
          <table:table-cell office:value-type="float" office:value="89.1076" calcext:value-type="float">
            <text:p>89,1076</text:p>
          </table:table-cell>
          <table:table-cell office:value-type="float" office:value="94.6525" calcext:value-type="float">
            <text:p>94,6525</text:p>
          </table:table-cell>
          <table:table-cell office:value-type="float" office:value="359.606" calcext:value-type="float">
            <text:p>359,606</text:p>
          </table:table-cell>
          <table:table-cell office:value-type="float" office:value="380.579" calcext:value-type="float">
            <text:p>380,579</text:p>
          </table:table-cell>
          <table:table-cell office:value-type="float" office:value="362.108" calcext:value-type="float">
            <text:p>362,108</text:p>
          </table:table-cell>
          <table:table-cell office:value-type="float" office:value="367.653" calcext:value-type="float">
            <text:p>367,653</text:p>
          </table:table-cell>
        </table:table-row>
        <table:table-row table:style-name="ro1">
          <table:table-cell office:value-type="string" calcext:value-type="string">
            <text:p>heatind packet: 19, step:13</text:p>
          </table:table-cell>
          <table:table-cell office:value-type="float" office:value="87.9405" calcext:value-type="float">
            <text:p>87,9405</text:p>
          </table:table-cell>
          <table:table-cell office:value-type="float" office:value="109.078" calcext:value-type="float">
            <text:p>109,078</text:p>
          </table:table-cell>
          <table:table-cell office:value-type="float" office:value="89.2702" calcext:value-type="float">
            <text:p>89,2702</text:p>
          </table:table-cell>
          <table:table-cell office:value-type="float" office:value="96.0818" calcext:value-type="float">
            <text:p>96,0818</text:p>
          </table:table-cell>
          <table:table-cell office:value-type="float" office:value="360.941" calcext:value-type="float">
            <text:p>360,941</text:p>
          </table:table-cell>
          <table:table-cell office:value-type="float" office:value="382.078" calcext:value-type="float">
            <text:p>382,078</text:p>
          </table:table-cell>
          <table:table-cell office:value-type="float" office:value="362.27" calcext:value-type="float">
            <text:p>362,27</text:p>
          </table:table-cell>
          <table:table-cell office:value-type="float" office:value="369.082" calcext:value-type="float">
            <text:p>369,082</text:p>
          </table:table-cell>
        </table:table-row>
        <table:table-row table:style-name="ro1">
          <table:table-cell office:value-type="string" calcext:value-type="string">
            <text:p>heatind packet: 19, step:14</text:p>
          </table:table-cell>
          <table:table-cell office:value-type="float" office:value="89.2197" calcext:value-type="float">
            <text:p>89,2197</text:p>
          </table:table-cell>
          <table:table-cell office:value-type="float" office:value="110.514" calcext:value-type="float">
            <text:p>110,514</text:p>
          </table:table-cell>
          <table:table-cell office:value-type="float" office:value="89.4652" calcext:value-type="float">
            <text:p>89,4652</text:p>
          </table:table-cell>
          <table:table-cell office:value-type="float" office:value="97.4519" calcext:value-type="float">
            <text:p>97,4519</text:p>
          </table:table-cell>
          <table:table-cell office:value-type="float" office:value="362.22" calcext:value-type="float">
            <text:p>362,22</text:p>
          </table:table-cell>
          <table:table-cell office:value-type="float" office:value="383.514" calcext:value-type="float">
            <text:p>383,514</text:p>
          </table:table-cell>
          <table:table-cell office:value-type="float" office:value="362.465" calcext:value-type="float">
            <text:p>362,465</text:p>
          </table:table-cell>
          <table:table-cell office:value-type="float" office:value="370.452" calcext:value-type="float">
            <text:p>370,452</text:p>
          </table:table-cell>
        </table:table-row>
        <table:table-row table:style-name="ro1">
          <table:table-cell office:value-type="string" calcext:value-type="string">
            <text:p>heatind packet: 19, step:15</text:p>
          </table:table-cell>
          <table:table-cell office:value-type="float" office:value="90.4454" calcext:value-type="float">
            <text:p>90,4454</text:p>
          </table:table-cell>
          <table:table-cell office:value-type="float" office:value="111.89" calcext:value-type="float">
            <text:p>111,89</text:p>
          </table:table-cell>
          <table:table-cell office:value-type="float" office:value="89.6905" calcext:value-type="float">
            <text:p>89,6905</text:p>
          </table:table-cell>
          <table:table-cell office:value-type="float" office:value="98.7652" calcext:value-type="float">
            <text:p>98,7652</text:p>
          </table:table-cell>
          <table:table-cell office:value-type="float" office:value="363.445" calcext:value-type="float">
            <text:p>363,445</text:p>
          </table:table-cell>
          <table:table-cell office:value-type="float" office:value="384.89" calcext:value-type="float">
            <text:p>384,89</text:p>
          </table:table-cell>
          <table:table-cell office:value-type="float" office:value="362.691" calcext:value-type="float">
            <text:p>362,691</text:p>
          </table:table-cell>
          <table:table-cell office:value-type="float" office:value="371.765" calcext:value-type="float">
            <text:p>371,765</text:p>
          </table:table-cell>
        </table:table-row>
        <table:table-row table:style-name="ro1">
          <table:table-cell office:value-type="string" calcext:value-type="string">
            <text:p>heatind packet: 19, step:16</text:p>
          </table:table-cell>
          <table:table-cell office:value-type="float" office:value="91.6201" calcext:value-type="float">
            <text:p>91,6201</text:p>
          </table:table-cell>
          <table:table-cell office:value-type="float" office:value="113.209" calcext:value-type="float">
            <text:p>113,209</text:p>
          </table:table-cell>
          <table:table-cell office:value-type="float" office:value="89.9439" calcext:value-type="float">
            <text:p>89,9439</text:p>
          </table:table-cell>
          <table:table-cell office:value-type="float" office:value="100.024" calcext:value-type="float">
            <text:p>100,024</text:p>
          </table:table-cell>
          <table:table-cell office:value-type="float" office:value="364.62" calcext:value-type="float">
            <text:p>364,62</text:p>
          </table:table-cell>
          <table:table-cell office:value-type="float" office:value="386.209" calcext:value-type="float">
            <text:p>386,209</text:p>
          </table:table-cell>
          <table:table-cell office:value-type="float" office:value="362.944" calcext:value-type="float">
            <text:p>362,944</text:p>
          </table:table-cell>
          <table:table-cell office:value-type="float" office:value="373.024" calcext:value-type="float">
            <text:p>373,024</text:p>
          </table:table-cell>
        </table:table-row>
        <table:table-row table:style-name="ro1">
          <table:table-cell office:value-type="string" calcext:value-type="string">
            <text:p>heatind packet: 19, step:17</text:p>
          </table:table-cell>
          <table:table-cell office:value-type="float" office:value="92.7459" calcext:value-type="float">
            <text:p>92,7459</text:p>
          </table:table-cell>
          <table:table-cell office:value-type="float" office:value="114.474" calcext:value-type="float">
            <text:p>114,474</text:p>
          </table:table-cell>
          <table:table-cell office:value-type="float" office:value="90.2234" calcext:value-type="float">
            <text:p>90,2234</text:p>
          </table:table-cell>
          <table:table-cell office:value-type="float" office:value="101.231" calcext:value-type="float">
            <text:p>101,231</text:p>
          </table:table-cell>
          <table:table-cell office:value-type="float" office:value="365.746" calcext:value-type="float">
            <text:p>365,746</text:p>
          </table:table-cell>
          <table:table-cell office:value-type="float" office:value="387.474" calcext:value-type="float">
            <text:p>387,474</text:p>
          </table:table-cell>
          <table:table-cell office:value-type="float" office:value="363.223" calcext:value-type="float">
            <text:p>363,223</text:p>
          </table:table-cell>
          <table:table-cell office:value-type="float" office:value="374.231" calcext:value-type="float">
            <text:p>374,231</text:p>
          </table:table-cell>
        </table:table-row>
        <table:table-row table:style-name="ro1">
          <table:table-cell office:value-type="string" calcext:value-type="string">
            <text:p>heatind packet: 19, step:18</text:p>
          </table:table-cell>
          <table:table-cell office:value-type="float" office:value="93.8249" calcext:value-type="float">
            <text:p>93,8249</text:p>
          </table:table-cell>
          <table:table-cell office:value-type="float" office:value="115.686" calcext:value-type="float">
            <text:p>115,686</text:p>
          </table:table-cell>
          <table:table-cell office:value-type="float" office:value="90.527" calcext:value-type="float">
            <text:p>90,527</text:p>
          </table:table-cell>
          <table:table-cell office:value-type="float" office:value="102.388" calcext:value-type="float">
            <text:p>102,388</text:p>
          </table:table-cell>
          <table:table-cell office:value-type="float" office:value="366.825" calcext:value-type="float">
            <text:p>366,825</text:p>
          </table:table-cell>
          <table:table-cell office:value-type="float" office:value="388.686" calcext:value-type="float">
            <text:p>388,686</text:p>
          </table:table-cell>
          <table:table-cell office:value-type="float" office:value="363.527" calcext:value-type="float">
            <text:p>363,527</text:p>
          </table:table-cell>
          <table:table-cell office:value-type="float" office:value="375.388" calcext:value-type="float">
            <text:p>375,388</text:p>
          </table:table-cell>
        </table:table-row>
        <table:table-row table:style-name="ro1">
          <table:table-cell office:value-type="string" calcext:value-type="string">
            <text:p>heatind packet: 19, step:19</text:p>
          </table:table-cell>
          <table:table-cell office:value-type="float" office:value="94.8592" calcext:value-type="float">
            <text:p>94,8592</text:p>
          </table:table-cell>
          <table:table-cell office:value-type="float" office:value="116.848" calcext:value-type="float">
            <text:p>116,848</text:p>
          </table:table-cell>
          <table:table-cell office:value-type="float" office:value="90.8529" calcext:value-type="float">
            <text:p>90,8529</text:p>
          </table:table-cell>
          <table:table-cell office:value-type="float" office:value="103.498" calcext:value-type="float">
            <text:p>103,498</text:p>
          </table:table-cell>
          <table:table-cell office:value-type="float" office:value="367.859" calcext:value-type="float">
            <text:p>367,859</text:p>
          </table:table-cell>
          <table:table-cell office:value-type="float" office:value="389.848" calcext:value-type="float">
            <text:p>389,848</text:p>
          </table:table-cell>
          <table:table-cell office:value-type="float" office:value="363.853" calcext:value-type="float">
            <text:p>363,853</text:p>
          </table:table-cell>
          <table:table-cell office:value-type="float" office:value="376.498" calcext:value-type="float">
            <text:p>376,498</text:p>
          </table:table-cell>
        </table:table-row>
        <table:table-row table:style-name="ro1">
          <table:table-cell office:value-type="string" calcext:value-type="string">
            <text:p>heatind packet: 19, step:20</text:p>
          </table:table-cell>
          <table:table-cell office:value-type="float" office:value="95.8508" calcext:value-type="float">
            <text:p>95,8508</text:p>
          </table:table-cell>
          <table:table-cell office:value-type="float" office:value="117.961" calcext:value-type="float">
            <text:p>117,961</text:p>
          </table:table-cell>
          <table:table-cell office:value-type="float" office:value="91.1993" calcext:value-type="float">
            <text:p>91,1993</text:p>
          </table:table-cell>
          <table:table-cell office:value-type="float" office:value="104.562" calcext:value-type="float">
            <text:p>104,562</text:p>
          </table:table-cell>
          <table:table-cell office:value-type="float" office:value="368.851" calcext:value-type="float">
            <text:p>368,851</text:p>
          </table:table-cell>
          <table:table-cell office:value-type="float" office:value="390.961" calcext:value-type="float">
            <text:p>390,961</text:p>
          </table:table-cell>
          <table:table-cell office:value-type="float" office:value="364.199" calcext:value-type="float">
            <text:p>364,199</text:p>
          </table:table-cell>
          <table:table-cell office:value-type="float" office:value="377.562" calcext:value-type="float">
            <text:p>377,562</text:p>
          </table:table-cell>
        </table:table-row>
        <table:table-row table:style-name="ro1">
          <table:table-cell office:value-type="string" calcext:value-type="string">
            <text:p>heatind packet: 19, step:21</text:p>
          </table:table-cell>
          <table:table-cell office:value-type="float" office:value="96.8016" calcext:value-type="float">
            <text:p>96,8016</text:p>
          </table:table-cell>
          <table:table-cell office:value-type="float" office:value="119.03" calcext:value-type="float">
            <text:p>119,03</text:p>
          </table:table-cell>
          <table:table-cell office:value-type="float" office:value="91.5646" calcext:value-type="float">
            <text:p>91,5646</text:p>
          </table:table-cell>
          <table:table-cell office:value-type="float" office:value="105.583" calcext:value-type="float">
            <text:p>105,583</text:p>
          </table:table-cell>
          <table:table-cell office:value-type="float" office:value="369.802" calcext:value-type="float">
            <text:p>369,802</text:p>
          </table:table-cell>
          <table:table-cell office:value-type="float" office:value="392.03" calcext:value-type="float">
            <text:p>392,03</text:p>
          </table:table-cell>
          <table:table-cell office:value-type="float" office:value="364.565" calcext:value-type="float">
            <text:p>364,565</text:p>
          </table:table-cell>
          <table:table-cell office:value-type="float" office:value="378.583" calcext:value-type="float">
            <text:p>378,583</text:p>
          </table:table-cell>
        </table:table-row>
        <table:table-row table:style-name="ro1">
          <table:table-cell office:value-type="string" calcext:value-type="string">
            <text:p>cooling packet: 19, step:1</text:p>
          </table:table-cell>
          <table:table-cell office:value-type="float" office:value="96.2384" calcext:value-type="float">
            <text:p>96,2384</text:p>
          </table:table-cell>
          <table:table-cell office:value-type="float" office:value="106.821" calcext:value-type="float">
            <text:p>106,821</text:p>
          </table:table-cell>
          <table:table-cell office:value-type="float" office:value="91.9088" calcext:value-type="float">
            <text:p>91,9088</text:p>
          </table:table-cell>
          <table:table-cell office:value-type="float" office:value="103.059" calcext:value-type="float">
            <text:p>103,059</text:p>
          </table:table-cell>
          <table:table-cell office:value-type="float" office:value="369.238" calcext:value-type="float">
            <text:p>369,238</text:p>
          </table:table-cell>
          <table:table-cell office:value-type="float" office:value="379.821" calcext:value-type="float">
            <text:p>379,821</text:p>
          </table:table-cell>
          <table:table-cell office:value-type="float" office:value="364.909" calcext:value-type="float">
            <text:p>364,909</text:p>
          </table:table-cell>
          <table:table-cell office:value-type="float" office:value="376.059" calcext:value-type="float">
            <text:p>376,059</text:p>
          </table:table-cell>
        </table:table-row>
        <table:table-row table:style-name="ro1">
          <table:table-cell office:value-type="string" calcext:value-type="string">
            <text:p>cooling packet: 19, step:2</text:p>
          </table:table-cell>
          <table:table-cell office:value-type="float" office:value="93.4354" calcext:value-type="float">
            <text:p>93,4354</text:p>
          </table:table-cell>
          <table:table-cell office:value-type="float" office:value="101.74" calcext:value-type="float">
            <text:p>101,74</text:p>
          </table:table-cell>
          <table:table-cell office:value-type="float" office:value="92.1512" calcext:value-type="float">
            <text:p>92,1512</text:p>
          </table:table-cell>
          <table:table-cell office:value-type="float" office:value="99.3135" calcext:value-type="float">
            <text:p>99,3135</text:p>
          </table:table-cell>
          <table:table-cell office:value-type="float" office:value="366.435" calcext:value-type="float">
            <text:p>366,435</text:p>
          </table:table-cell>
          <table:table-cell office:value-type="float" office:value="374.74" calcext:value-type="float">
            <text:p>374,74</text:p>
          </table:table-cell>
          <table:table-cell office:value-type="float" office:value="365.151" calcext:value-type="float">
            <text:p>365,151</text:p>
          </table:table-cell>
          <table:table-cell office:value-type="float" office:value="372.313" calcext:value-type="float">
            <text:p>372,313</text:p>
          </table:table-cell>
        </table:table-row>
        <table:table-row table:style-name="ro1">
          <table:table-cell office:value-type="string" calcext:value-type="string">
            <text:p>cooling packet: 19, step:3</text:p>
          </table:table-cell>
          <table:table-cell office:value-type="float" office:value="90.2163" calcext:value-type="float">
            <text:p>90,2163</text:p>
          </table:table-cell>
          <table:table-cell office:value-type="float" office:value="97.8513" calcext:value-type="float">
            <text:p>97,8513</text:p>
          </table:table-cell>
          <table:table-cell office:value-type="float" office:value="92.2904" calcext:value-type="float">
            <text:p>92,2904</text:p>
          </table:table-cell>
          <table:table-cell office:value-type="float" office:value="95.7351" calcext:value-type="float">
            <text:p>95,7351</text:p>
          </table:table-cell>
          <table:table-cell office:value-type="float" office:value="363.216" calcext:value-type="float">
            <text:p>363,216</text:p>
          </table:table-cell>
          <table:table-cell office:value-type="float" office:value="370.851" calcext:value-type="float">
            <text:p>370,851</text:p>
          </table:table-cell>
          <table:table-cell office:value-type="float" office:value="365.29" calcext:value-type="float">
            <text:p>365,29</text:p>
          </table:table-cell>
          <table:table-cell office:value-type="float" office:value="368.735" calcext:value-type="float">
            <text:p>368,735</text:p>
          </table:table-cell>
        </table:table-row>
        <table:table-row table:style-name="ro1">
          <table:table-cell office:value-type="string" calcext:value-type="string">
            <text:p>cooling packet: 19, step:4</text:p>
          </table:table-cell>
          <table:table-cell office:value-type="float" office:value="87.0756" calcext:value-type="float">
            <text:p>87,0756</text:p>
          </table:table-cell>
          <table:table-cell office:value-type="float" office:value="94.3351" calcext:value-type="float">
            <text:p>94,3351</text:p>
          </table:table-cell>
          <table:table-cell office:value-type="float" office:value="92.3353" calcext:value-type="float">
            <text:p>92,3353</text:p>
          </table:table-cell>
          <table:table-cell office:value-type="float" office:value="92.3619" calcext:value-type="float">
            <text:p>92,3619</text:p>
          </table:table-cell>
          <table:table-cell office:value-type="float" office:value="360.076" calcext:value-type="float">
            <text:p>360,076</text:p>
          </table:table-cell>
          <table:table-cell office:value-type="float" office:value="367.335" calcext:value-type="float">
            <text:p>367,335</text:p>
          </table:table-cell>
          <table:table-cell office:value-type="float" office:value="365.335" calcext:value-type="float">
            <text:p>365,335</text:p>
          </table:table-cell>
          <table:table-cell office:value-type="float" office:value="365.362" calcext:value-type="float">
            <text:p>365,362</text:p>
          </table:table-cell>
        </table:table-row>
        <table:table-row table:style-name="ro1">
          <table:table-cell office:value-type="string" calcext:value-type="string">
            <text:p>cooling packet: 19, step:5</text:p>
          </table:table-cell>
          <table:table-cell office:value-type="float" office:value="84.0945" calcext:value-type="float">
            <text:p>84,0945</text:p>
          </table:table-cell>
          <table:table-cell office:value-type="float" office:value="91.0458" calcext:value-type="float">
            <text:p>91,0458</text:p>
          </table:table-cell>
          <table:table-cell office:value-type="float" office:value="92.2945" calcext:value-type="float">
            <text:p>92,2945</text:p>
          </table:table-cell>
          <table:table-cell office:value-type="float" office:value="89.1807" calcext:value-type="float">
            <text:p>89,1807</text:p>
          </table:table-cell>
          <table:table-cell office:value-type="float" office:value="357.094" calcext:value-type="float">
            <text:p>357,094</text:p>
          </table:table-cell>
          <table:table-cell office:value-type="float" office:value="364.046" calcext:value-type="float">
            <text:p>364,046</text:p>
          </table:table-cell>
          <table:table-cell office:value-type="float" office:value="365.295" calcext:value-type="float">
            <text:p>365,295</text:p>
          </table:table-cell>
          <table:table-cell office:value-type="float" office:value="362.181" calcext:value-type="float">
            <text:p>362,181</text:p>
          </table:table-cell>
        </table:table-row>
        <table:table-row table:style-name="ro1">
          <table:table-cell office:value-type="string" calcext:value-type="string">
            <text:p>cooling packet: 19, step:6</text:p>
          </table:table-cell>
          <table:table-cell office:value-type="float" office:value="81.2767" calcext:value-type="float">
            <text:p>81,2767</text:p>
          </table:table-cell>
          <table:table-cell office:value-type="float" office:value="87.9462" calcext:value-type="float">
            <text:p>87,9462</text:p>
          </table:table-cell>
          <table:table-cell office:value-type="float" office:value="92.1757" calcext:value-type="float">
            <text:p>92,1757</text:p>
          </table:table-cell>
          <table:table-cell office:value-type="float" office:value="86.178" calcext:value-type="float">
            <text:p>86,178</text:p>
          </table:table-cell>
          <table:table-cell office:value-type="float" office:value="354.277" calcext:value-type="float">
            <text:p>354,277</text:p>
          </table:table-cell>
          <table:table-cell office:value-type="float" office:value="360.946" calcext:value-type="float">
            <text:p>360,946</text:p>
          </table:table-cell>
          <table:table-cell office:value-type="float" office:value="365.176" calcext:value-type="float">
            <text:p>365,176</text:p>
          </table:table-cell>
          <table:table-cell office:value-type="float" office:value="359.178" calcext:value-type="float">
            <text:p>359,178</text:p>
          </table:table-cell>
        </table:table-row>
        <table:table-row table:style-name="ro1">
          <table:table-cell office:value-type="string" calcext:value-type="string">
            <text:p>cooling packet: 19, step:7</text:p>
          </table:table-cell>
          <table:table-cell office:value-type="float" office:value="78.6135" calcext:value-type="float">
            <text:p>78,6135</text:p>
          </table:table-cell>
          <table:table-cell office:value-type="float" office:value="85.0191" calcext:value-type="float">
            <text:p>85,0191</text:p>
          </table:table-cell>
          <table:table-cell office:value-type="float" office:value="91.9861" calcext:value-type="float">
            <text:p>91,9861</text:p>
          </table:table-cell>
          <table:table-cell office:value-type="float" office:value="83.3408" calcext:value-type="float">
            <text:p>83,3408</text:p>
          </table:table-cell>
          <table:table-cell office:value-type="float" office:value="351.613" calcext:value-type="float">
            <text:p>351,613</text:p>
          </table:table-cell>
          <table:table-cell office:value-type="float" office:value="358.019" calcext:value-type="float">
            <text:p>358,019</text:p>
          </table:table-cell>
          <table:table-cell office:value-type="float" office:value="364.986" calcext:value-type="float">
            <text:p>364,986</text:p>
          </table:table-cell>
          <table:table-cell office:value-type="float" office:value="356.341" calcext:value-type="float">
            <text:p>356,341</text:p>
          </table:table-cell>
        </table:table-row>
        <table:table-row table:style-name="ro1">
          <table:table-cell office:value-type="string" calcext:value-type="string">
            <text:p>cooling packet: 19, step:8</text:p>
          </table:table-cell>
          <table:table-cell office:value-type="float" office:value="76.0945" calcext:value-type="float">
            <text:p>76,0945</text:p>
          </table:table-cell>
          <table:table-cell office:value-type="float" office:value="82.2518" calcext:value-type="float">
            <text:p>82,2518</text:p>
          </table:table-cell>
          <table:table-cell office:value-type="float" office:value="91.732" calcext:value-type="float">
            <text:p>91,732</text:p>
          </table:table-cell>
          <table:table-cell office:value-type="float" office:value="80.6575" calcext:value-type="float">
            <text:p>80,6575</text:p>
          </table:table-cell>
          <table:table-cell office:value-type="float" office:value="349.094" calcext:value-type="float">
            <text:p>349,094</text:p>
          </table:table-cell>
          <table:table-cell office:value-type="float" office:value="355.252" calcext:value-type="float">
            <text:p>355,252</text:p>
          </table:table-cell>
          <table:table-cell office:value-type="float" office:value="364.732" calcext:value-type="float">
            <text:p>364,732</text:p>
          </table:table-cell>
          <table:table-cell office:value-type="float" office:value="353.658" calcext:value-type="float">
            <text:p>353,658</text:p>
          </table:table-cell>
        </table:table-row>
        <table:table-row table:style-name="ro1">
          <table:table-cell office:value-type="string" calcext:value-type="string">
            <text:p>cooling packet: 19, step:9</text:p>
          </table:table-cell>
          <table:table-cell office:value-type="float" office:value="73.7099" calcext:value-type="float">
            <text:p>73,7099</text:p>
          </table:table-cell>
          <table:table-cell office:value-type="float" office:value="79.6332" calcext:value-type="float">
            <text:p>79,6332</text:p>
          </table:table-cell>
          <table:table-cell office:value-type="float" office:value="91.4193" calcext:value-type="float">
            <text:p>91,4193</text:p>
          </table:table-cell>
          <table:table-cell office:value-type="float" office:value="78.1176" calcext:value-type="float">
            <text:p>78,1176</text:p>
          </table:table-cell>
          <table:table-cell office:value-type="float" office:value="346.71" calcext:value-type="float">
            <text:p>346,71</text:p>
          </table:table-cell>
          <table:table-cell office:value-type="float" office:value="352.633" calcext:value-type="float">
            <text:p>352,633</text:p>
          </table:table-cell>
          <table:table-cell office:value-type="float" office:value="364.419" calcext:value-type="float">
            <text:p>364,419</text:p>
          </table:table-cell>
          <table:table-cell office:value-type="float" office:value="351.118" calcext:value-type="float">
            <text:p>351,118</text:p>
          </table:table-cell>
        </table:table-row>
        <table:table-row table:style-name="ro1">
          <table:table-cell office:value-type="string" calcext:value-type="string">
            <text:p>cooling packet: 19, step:10</text:p>
          </table:table-cell>
          <table:table-cell office:value-type="float" office:value="71.4507" calcext:value-type="float">
            <text:p>71,4507</text:p>
          </table:table-cell>
          <table:table-cell office:value-type="float" office:value="77.1529" calcext:value-type="float">
            <text:p>77,1529</text:p>
          </table:table-cell>
          <table:table-cell office:value-type="float" office:value="91.0535" calcext:value-type="float">
            <text:p>91,0535</text:p>
          </table:table-cell>
          <table:table-cell office:value-type="float" office:value="75.7113" calcext:value-type="float">
            <text:p>75,7113</text:p>
          </table:table-cell>
          <table:table-cell office:value-type="float" office:value="344.451" calcext:value-type="float">
            <text:p>344,451</text:p>
          </table:table-cell>
          <table:table-cell office:value-type="float" office:value="350.153" calcext:value-type="float">
            <text:p>350,153</text:p>
          </table:table-cell>
          <table:table-cell office:value-type="float" office:value="364.053" calcext:value-type="float">
            <text:p>364,053</text:p>
          </table:table-cell>
          <table:table-cell office:value-type="float" office:value="348.711" calcext:value-type="float">
            <text:p>348,711</text:p>
          </table:table-cell>
        </table:table-row>
        <table:table-row table:style-name="ro1">
          <table:table-cell office:value-type="string" calcext:value-type="string">
            <text:p>cooling packet: 19, step:11</text:p>
          </table:table-cell>
          <table:table-cell office:value-type="float" office:value="69.3086" calcext:value-type="float">
            <text:p>69,3086</text:p>
          </table:table-cell>
          <table:table-cell office:value-type="float" office:value="74.8018" calcext:value-type="float">
            <text:p>74,8018</text:p>
          </table:table-cell>
          <table:table-cell office:value-type="float" office:value="90.6393" calcext:value-type="float">
            <text:p>90,6393</text:p>
          </table:table-cell>
          <table:table-cell office:value-type="float" office:value="73.4298" calcext:value-type="float">
            <text:p>73,4298</text:p>
          </table:table-cell>
          <table:table-cell office:value-type="float" office:value="342.309" calcext:value-type="float">
            <text:p>342,309</text:p>
          </table:table-cell>
          <table:table-cell office:value-type="float" office:value="347.802" calcext:value-type="float">
            <text:p>347,802</text:p>
          </table:table-cell>
          <table:table-cell office:value-type="float" office:value="363.639" calcext:value-type="float">
            <text:p>363,639</text:p>
          </table:table-cell>
          <table:table-cell office:value-type="float" office:value="346.43" calcext:value-type="float">
            <text:p>346,43</text:p>
          </table:table-cell>
        </table:table-row>
        <table:table-row table:style-name="ro1">
          <table:table-cell office:value-type="string" calcext:value-type="string">
            <text:p>heatind packet: 20, step:1</text:p>
          </table:table-cell>
          <table:table-cell office:value-type="float" office:value="68.5099" calcext:value-type="float">
            <text:p>68,5099</text:p>
          </table:table-cell>
          <table:table-cell office:value-type="float" office:value="84.634" calcext:value-type="float">
            <text:p>84,634</text:p>
          </table:table-cell>
          <table:table-cell office:value-type="float" office:value="90.2114" calcext:value-type="float">
            <text:p>90,2114</text:p>
          </table:table-cell>
          <table:table-cell office:value-type="float" office:value="74.32" calcext:value-type="float">
            <text:p>74,32</text:p>
          </table:table-cell>
          <table:table-cell office:value-type="float" office:value="341.51" calcext:value-type="float">
            <text:p>341,51</text:p>
          </table:table-cell>
          <table:table-cell office:value-type="float" office:value="357.634" calcext:value-type="float">
            <text:p>357,634</text:p>
          </table:table-cell>
          <table:table-cell office:value-type="float" office:value="363.211" calcext:value-type="float">
            <text:p>363,211</text:p>
          </table:table-cell>
          <table:table-cell office:value-type="float" office:value="347.32" calcext:value-type="float">
            <text:p>347,32</text:p>
          </table:table-cell>
        </table:table-row>
        <table:table-row table:style-name="ro1">
          <table:table-cell office:value-type="string" calcext:value-type="string">
            <text:p>heatind packet: 20, step:2</text:p>
          </table:table-cell>
          <table:table-cell office:value-type="float" office:value="69.8262" calcext:value-type="float">
            <text:p>69,8262</text:p>
          </table:table-cell>
          <table:table-cell office:value-type="float" office:value="88.2346" calcext:value-type="float">
            <text:p>88,2346</text:p>
          </table:table-cell>
          <table:table-cell office:value-type="float" office:value="89.8393" calcext:value-type="float">
            <text:p>89,8393</text:p>
          </table:table-cell>
          <table:table-cell office:value-type="float" office:value="76.5035" calcext:value-type="float">
            <text:p>76,5035</text:p>
          </table:table-cell>
          <table:table-cell office:value-type="float" office:value="342.826" calcext:value-type="float">
            <text:p>342,826</text:p>
          </table:table-cell>
          <table:table-cell office:value-type="float" office:value="361.235" calcext:value-type="float">
            <text:p>361,235</text:p>
          </table:table-cell>
          <table:table-cell office:value-type="float" office:value="362.839" calcext:value-type="float">
            <text:p>362,839</text:p>
          </table:table-cell>
          <table:table-cell office:value-type="float" office:value="349.504" calcext:value-type="float">
            <text:p>349,504</text:p>
          </table:table-cell>
        </table:table-row>
        <table:table-row table:style-name="ro1">
          <table:table-cell office:value-type="string" calcext:value-type="string">
            <text:p>heatind packet: 20, step:3</text:p>
          </table:table-cell>
          <table:table-cell office:value-type="float" office:value="71.6974" calcext:value-type="float">
            <text:p>71,6974</text:p>
          </table:table-cell>
          <table:table-cell office:value-type="float" office:value="90.7488" calcext:value-type="float">
            <text:p>90,7488</text:p>
          </table:table-cell>
          <table:table-cell office:value-type="float" office:value="89.5306" calcext:value-type="float">
            <text:p>89,5306</text:p>
          </table:table-cell>
          <table:table-cell office:value-type="float" office:value="78.6725" calcext:value-type="float">
            <text:p>78,6725</text:p>
          </table:table-cell>
          <table:table-cell office:value-type="float" office:value="344.697" calcext:value-type="float">
            <text:p>344,697</text:p>
          </table:table-cell>
          <table:table-cell office:value-type="float" office:value="363.749" calcext:value-type="float">
            <text:p>363,749</text:p>
          </table:table-cell>
          <table:table-cell office:value-type="float" office:value="362.531" calcext:value-type="float">
            <text:p>362,531</text:p>
          </table:table-cell>
          <table:table-cell office:value-type="float" office:value="351.673" calcext:value-type="float">
            <text:p>351,673</text:p>
          </table:table-cell>
        </table:table-row>
        <table:table-row table:style-name="ro1">
          <table:table-cell office:value-type="string" calcext:value-type="string">
            <text:p>heatind packet: 20, step:4</text:p>
          </table:table-cell>
          <table:table-cell office:value-type="float" office:value="73.6198" calcext:value-type="float">
            <text:p>73,6198</text:p>
          </table:table-cell>
          <table:table-cell office:value-type="float" office:value="92.986" calcext:value-type="float">
            <text:p>92,986</text:p>
          </table:table-cell>
          <table:table-cell office:value-type="float" office:value="89.2825" calcext:value-type="float">
            <text:p>89,2825</text:p>
          </table:table-cell>
          <table:table-cell office:value-type="float" office:value="80.7595" calcext:value-type="float">
            <text:p>80,7595</text:p>
          </table:table-cell>
          <table:table-cell office:value-type="float" office:value="346.62" calcext:value-type="float">
            <text:p>346,62</text:p>
          </table:table-cell>
          <table:table-cell office:value-type="float" office:value="365.986" calcext:value-type="float">
            <text:p>365,986</text:p>
          </table:table-cell>
          <table:table-cell office:value-type="float" office:value="362.282" calcext:value-type="float">
            <text:p>362,282</text:p>
          </table:table-cell>
          <table:table-cell office:value-type="float" office:value="353.759" calcext:value-type="float">
            <text:p>353,759</text:p>
          </table:table-cell>
        </table:table-row>
        <table:table-row table:style-name="ro1">
          <table:table-cell office:value-type="string" calcext:value-type="string">
            <text:p>heatind packet: 20, step:5</text:p>
          </table:table-cell>
          <table:table-cell office:value-type="float" office:value="75.4885" calcext:value-type="float">
            <text:p>75,4885</text:p>
          </table:table-cell>
          <table:table-cell office:value-type="float" office:value="95.098" calcext:value-type="float">
            <text:p>95,098</text:p>
          </table:table-cell>
          <table:table-cell office:value-type="float" office:value="89.0918" calcext:value-type="float">
            <text:p>89,0918</text:p>
          </table:table-cell>
          <table:table-cell office:value-type="float" office:value="82.7621" calcext:value-type="float">
            <text:p>82,7621</text:p>
          </table:table-cell>
          <table:table-cell office:value-type="float" office:value="348.488" calcext:value-type="float">
            <text:p>348,488</text:p>
          </table:table-cell>
          <table:table-cell office:value-type="float" office:value="368.098" calcext:value-type="float">
            <text:p>368,098</text:p>
          </table:table-cell>
          <table:table-cell office:value-type="float" office:value="362.092" calcext:value-type="float">
            <text:p>362,092</text:p>
          </table:table-cell>
          <table:table-cell office:value-type="float" office:value="355.762" calcext:value-type="float">
            <text:p>355,762</text:p>
          </table:table-cell>
        </table:table-row>
        <table:table-row table:style-name="ro1">
          <table:table-cell office:value-type="string" calcext:value-type="string">
            <text:p>heatind packet: 20, step:6</text:p>
          </table:table-cell>
          <table:table-cell office:value-type="float" office:value="77.2849" calcext:value-type="float">
            <text:p>77,2849</text:p>
          </table:table-cell>
          <table:table-cell office:value-type="float" office:value="97.1167" calcext:value-type="float">
            <text:p>97,1167</text:p>
          </table:table-cell>
          <table:table-cell office:value-type="float" office:value="88.9554" calcext:value-type="float">
            <text:p>88,9554</text:p>
          </table:table-cell>
          <table:table-cell office:value-type="float" office:value="84.6828" calcext:value-type="float">
            <text:p>84,6828</text:p>
          </table:table-cell>
          <table:table-cell office:value-type="float" office:value="350.285" calcext:value-type="float">
            <text:p>350,285</text:p>
          </table:table-cell>
          <table:table-cell office:value-type="float" office:value="370.117" calcext:value-type="float">
            <text:p>370,117</text:p>
          </table:table-cell>
          <table:table-cell office:value-type="float" office:value="361.955" calcext:value-type="float">
            <text:p>361,955</text:p>
          </table:table-cell>
          <table:table-cell office:value-type="float" office:value="357.683" calcext:value-type="float">
            <text:p>357,683</text:p>
          </table:table-cell>
        </table:table-row>
        <table:table-row table:style-name="ro1">
          <table:table-cell office:value-type="string" calcext:value-type="string">
            <text:p>heatind packet: 20, step:7</text:p>
          </table:table-cell>
          <table:table-cell office:value-type="float" office:value="79.0079" calcext:value-type="float">
            <text:p>79,0079</text:p>
          </table:table-cell>
          <table:table-cell office:value-type="float" office:value="99.0508" calcext:value-type="float">
            <text:p>99,0508</text:p>
          </table:table-cell>
          <table:table-cell office:value-type="float" office:value="88.87" calcext:value-type="float">
            <text:p>88,87</text:p>
          </table:table-cell>
          <table:table-cell office:value-type="float" office:value="86.5246" calcext:value-type="float">
            <text:p>86,5246</text:p>
          </table:table-cell>
          <table:table-cell office:value-type="float" office:value="352.008" calcext:value-type="float">
            <text:p>352,008</text:p>
          </table:table-cell>
          <table:table-cell office:value-type="float" office:value="372.051" calcext:value-type="float">
            <text:p>372,051</text:p>
          </table:table-cell>
          <table:table-cell office:value-type="float" office:value="361.87" calcext:value-type="float">
            <text:p>361,87</text:p>
          </table:table-cell>
          <table:table-cell office:value-type="float" office:value="359.525" calcext:value-type="float">
            <text:p>359,525</text:p>
          </table:table-cell>
        </table:table-row>
        <table:table-row table:style-name="ro1">
          <table:table-cell office:value-type="string" calcext:value-type="string">
            <text:p>heatind packet: 20, step:8</text:p>
          </table:table-cell>
          <table:table-cell office:value-type="float" office:value="80.6595" calcext:value-type="float">
            <text:p>80,6595</text:p>
          </table:table-cell>
          <table:table-cell office:value-type="float" office:value="100.904" calcext:value-type="float">
            <text:p>100,904</text:p>
          </table:table-cell>
          <table:table-cell office:value-type="float" office:value="88.8328" calcext:value-type="float">
            <text:p>88,8328</text:p>
          </table:table-cell>
          <table:table-cell office:value-type="float" office:value="88.2905" calcext:value-type="float">
            <text:p>88,2905</text:p>
          </table:table-cell>
          <table:table-cell office:value-type="float" office:value="353.66" calcext:value-type="float">
            <text:p>353,66</text:p>
          </table:table-cell>
          <table:table-cell office:value-type="float" office:value="373.904" calcext:value-type="float">
            <text:p>373,904</text:p>
          </table:table-cell>
          <table:table-cell office:value-type="float" office:value="361.833" calcext:value-type="float">
            <text:p>361,833</text:p>
          </table:table-cell>
          <table:table-cell office:value-type="float" office:value="361.291" calcext:value-type="float">
            <text:p>361,291</text:p>
          </table:table-cell>
        </table:table-row>
        <table:table-row table:style-name="ro1">
          <table:table-cell office:value-type="string" calcext:value-type="string">
            <text:p>heatind packet: 20, step:9</text:p>
          </table:table-cell>
          <table:table-cell office:value-type="float" office:value="82.2425" calcext:value-type="float">
            <text:p>82,2425</text:p>
          </table:table-cell>
          <table:table-cell office:value-type="float" office:value="102.681" calcext:value-type="float">
            <text:p>102,681</text:p>
          </table:table-cell>
          <table:table-cell office:value-type="float" office:value="88.8409" calcext:value-type="float">
            <text:p>88,8409</text:p>
          </table:table-cell>
          <table:table-cell office:value-type="float" office:value="89.9835" calcext:value-type="float">
            <text:p>89,9835</text:p>
          </table:table-cell>
          <table:table-cell office:value-type="float" office:value="355.243" calcext:value-type="float">
            <text:p>355,243</text:p>
          </table:table-cell>
          <table:table-cell office:value-type="float" office:value="375.681" calcext:value-type="float">
            <text:p>375,681</text:p>
          </table:table-cell>
          <table:table-cell office:value-type="float" office:value="361.841" calcext:value-type="float">
            <text:p>361,841</text:p>
          </table:table-cell>
          <table:table-cell office:value-type="float" office:value="362.983" calcext:value-type="float">
            <text:p>362,983</text:p>
          </table:table-cell>
        </table:table-row>
        <table:table-row table:style-name="ro1">
          <table:table-cell office:value-type="string" calcext:value-type="string">
            <text:p>heatind packet: 20, step:10</text:p>
          </table:table-cell>
          <table:table-cell office:value-type="float" office:value="83.7595" calcext:value-type="float">
            <text:p>83,7595</text:p>
          </table:table-cell>
          <table:table-cell office:value-type="float" office:value="104.384" calcext:value-type="float">
            <text:p>104,384</text:p>
          </table:table-cell>
          <table:table-cell office:value-type="float" office:value="88.8915" calcext:value-type="float">
            <text:p>88,8915</text:p>
          </table:table-cell>
          <table:table-cell office:value-type="float" office:value="91.6064" calcext:value-type="float">
            <text:p>91,6064</text:p>
          </table:table-cell>
          <table:table-cell office:value-type="float" office:value="356.76" calcext:value-type="float">
            <text:p>356,76</text:p>
          </table:table-cell>
          <table:table-cell office:value-type="float" office:value="377.384" calcext:value-type="float">
            <text:p>377,384</text:p>
          </table:table-cell>
          <table:table-cell office:value-type="float" office:value="361.891" calcext:value-type="float">
            <text:p>361,891</text:p>
          </table:table-cell>
          <table:table-cell office:value-type="float" office:value="364.606" calcext:value-type="float">
            <text:p>364,606</text:p>
          </table:table-cell>
        </table:table-row>
        <table:table-row table:style-name="ro1">
          <table:table-cell office:value-type="string" calcext:value-type="string">
            <text:p>heatind packet: 20, step:11</text:p>
          </table:table-cell>
          <table:table-cell office:value-type="float" office:value="85.2133" calcext:value-type="float">
            <text:p>85,2133</text:p>
          </table:table-cell>
          <table:table-cell office:value-type="float" office:value="106.016" calcext:value-type="float">
            <text:p>106,016</text:p>
          </table:table-cell>
          <table:table-cell office:value-type="float" office:value="88.9819" calcext:value-type="float">
            <text:p>88,9819</text:p>
          </table:table-cell>
          <table:table-cell office:value-type="float" office:value="93.162" calcext:value-type="float">
            <text:p>93,162</text:p>
          </table:table-cell>
          <table:table-cell office:value-type="float" office:value="358.213" calcext:value-type="float">
            <text:p>358,213</text:p>
          </table:table-cell>
          <table:table-cell office:value-type="float" office:value="379.016" calcext:value-type="float">
            <text:p>379,016</text:p>
          </table:table-cell>
          <table:table-cell office:value-type="float" office:value="361.982" calcext:value-type="float">
            <text:p>361,982</text:p>
          </table:table-cell>
          <table:table-cell office:value-type="float" office:value="366.162" calcext:value-type="float">
            <text:p>366,162</text:p>
          </table:table-cell>
        </table:table-row>
        <table:table-row table:style-name="ro1">
          <table:table-cell office:value-type="string" calcext:value-type="string">
            <text:p>heatind packet: 20, step:12</text:p>
          </table:table-cell>
          <table:table-cell office:value-type="float" office:value="86.6063" calcext:value-type="float">
            <text:p>86,6063</text:p>
          </table:table-cell>
          <table:table-cell office:value-type="float" office:value="107.58" calcext:value-type="float">
            <text:p>107,58</text:p>
          </table:table-cell>
          <table:table-cell office:value-type="float" office:value="89.1095" calcext:value-type="float">
            <text:p>89,1095</text:p>
          </table:table-cell>
          <table:table-cell office:value-type="float" office:value="94.6532" calcext:value-type="float">
            <text:p>94,6532</text:p>
          </table:table-cell>
          <table:table-cell office:value-type="float" office:value="359.606" calcext:value-type="float">
            <text:p>359,606</text:p>
          </table:table-cell>
          <table:table-cell office:value-type="float" office:value="380.58" calcext:value-type="float">
            <text:p>380,58</text:p>
          </table:table-cell>
          <table:table-cell office:value-type="float" office:value="362.11" calcext:value-type="float">
            <text:p>362,11</text:p>
          </table:table-cell>
          <table:table-cell office:value-type="float" office:value="367.653" calcext:value-type="float">
            <text:p>367,653</text:p>
          </table:table-cell>
        </table:table-row>
        <table:table-row table:style-name="ro1">
          <table:table-cell office:value-type="string" calcext:value-type="string">
            <text:p>heatind packet: 20, step:13</text:p>
          </table:table-cell>
          <table:table-cell office:value-type="float" office:value="87.9412" calcext:value-type="float">
            <text:p>87,9412</text:p>
          </table:table-cell>
          <table:table-cell office:value-type="float" office:value="109.078" calcext:value-type="float">
            <text:p>109,078</text:p>
          </table:table-cell>
          <table:table-cell office:value-type="float" office:value="89.2721" calcext:value-type="float">
            <text:p>89,2721</text:p>
          </table:table-cell>
          <table:table-cell office:value-type="float" office:value="96.0825" calcext:value-type="float">
            <text:p>96,0825</text:p>
          </table:table-cell>
          <table:table-cell office:value-type="float" office:value="360.941" calcext:value-type="float">
            <text:p>360,941</text:p>
          </table:table-cell>
          <table:table-cell office:value-type="float" office:value="382.078" calcext:value-type="float">
            <text:p>382,078</text:p>
          </table:table-cell>
          <table:table-cell office:value-type="float" office:value="362.272" calcext:value-type="float">
            <text:p>362,272</text:p>
          </table:table-cell>
          <table:table-cell office:value-type="float" office:value="369.083" calcext:value-type="float">
            <text:p>369,083</text:p>
          </table:table-cell>
        </table:table-row>
        <table:table-row table:style-name="ro1">
          <table:table-cell office:value-type="string" calcext:value-type="string">
            <text:p>heatind packet: 20, step:14</text:p>
          </table:table-cell>
          <table:table-cell office:value-type="float" office:value="89.2203" calcext:value-type="float">
            <text:p>89,2203</text:p>
          </table:table-cell>
          <table:table-cell office:value-type="float" office:value="110.515" calcext:value-type="float">
            <text:p>110,515</text:p>
          </table:table-cell>
          <table:table-cell office:value-type="float" office:value="89.4671" calcext:value-type="float">
            <text:p>89,4671</text:p>
          </table:table-cell>
          <table:table-cell office:value-type="float" office:value="97.4526" calcext:value-type="float">
            <text:p>97,4526</text:p>
          </table:table-cell>
          <table:table-cell office:value-type="float" office:value="362.22" calcext:value-type="float">
            <text:p>362,22</text:p>
          </table:table-cell>
          <table:table-cell office:value-type="float" office:value="383.515" calcext:value-type="float">
            <text:p>383,515</text:p>
          </table:table-cell>
          <table:table-cell office:value-type="float" office:value="362.467" calcext:value-type="float">
            <text:p>362,467</text:p>
          </table:table-cell>
          <table:table-cell office:value-type="float" office:value="370.453" calcext:value-type="float">
            <text:p>370,453</text:p>
          </table:table-cell>
        </table:table-row>
        <table:table-row table:style-name="ro1">
          <table:table-cell office:value-type="string" calcext:value-type="string">
            <text:p>heatind packet: 20, step:15</text:p>
          </table:table-cell>
          <table:table-cell office:value-type="float" office:value="90.446" calcext:value-type="float">
            <text:p>90,446</text:p>
          </table:table-cell>
          <table:table-cell office:value-type="float" office:value="111.891" calcext:value-type="float">
            <text:p>111,891</text:p>
          </table:table-cell>
          <table:table-cell office:value-type="float" office:value="89.6923" calcext:value-type="float">
            <text:p>89,6923</text:p>
          </table:table-cell>
          <table:table-cell office:value-type="float" office:value="98.7659" calcext:value-type="float">
            <text:p>98,7659</text:p>
          </table:table-cell>
          <table:table-cell office:value-type="float" office:value="363.446" calcext:value-type="float">
            <text:p>363,446</text:p>
          </table:table-cell>
          <table:table-cell office:value-type="float" office:value="384.891" calcext:value-type="float">
            <text:p>384,891</text:p>
          </table:table-cell>
          <table:table-cell office:value-type="float" office:value="362.692" calcext:value-type="float">
            <text:p>362,692</text:p>
          </table:table-cell>
          <table:table-cell office:value-type="float" office:value="371.766" calcext:value-type="float">
            <text:p>371,766</text:p>
          </table:table-cell>
        </table:table-row>
        <table:table-row table:style-name="ro1">
          <table:table-cell office:value-type="string" calcext:value-type="string">
            <text:p>heatind packet: 20, step:16</text:p>
          </table:table-cell>
          <table:table-cell office:value-type="float" office:value="91.6207" calcext:value-type="float">
            <text:p>91,6207</text:p>
          </table:table-cell>
          <table:table-cell office:value-type="float" office:value="113.21" calcext:value-type="float">
            <text:p>113,21</text:p>
          </table:table-cell>
          <table:table-cell office:value-type="float" office:value="89.9457" calcext:value-type="float">
            <text:p>89,9457</text:p>
          </table:table-cell>
          <table:table-cell office:value-type="float" office:value="100.025" calcext:value-type="float">
            <text:p>100,025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386.21" calcext:value-type="float">
            <text:p>386,21</text:p>
          </table:table-cell>
          <table:table-cell office:value-type="float" office:value="362.946" calcext:value-type="float">
            <text:p>362,946</text:p>
          </table:table-cell>
          <table:table-cell office:value-type="float" office:value="373.025" calcext:value-type="float">
            <text:p>373,025</text:p>
          </table:table-cell>
        </table:table-row>
        <table:table-row table:style-name="ro1">
          <table:table-cell office:value-type="string" calcext:value-type="string">
            <text:p>heatind packet: 20, step:17</text:p>
          </table:table-cell>
          <table:table-cell office:value-type="float" office:value="92.7465" calcext:value-type="float">
            <text:p>92,7465</text:p>
          </table:table-cell>
          <table:table-cell office:value-type="float" office:value="114.474" calcext:value-type="float">
            <text:p>114,474</text:p>
          </table:table-cell>
          <table:table-cell office:value-type="float" office:value="90.2251" calcext:value-type="float">
            <text:p>90,2251</text:p>
          </table:table-cell>
          <table:table-cell office:value-type="float" office:value="101.232" calcext:value-type="float">
            <text:p>101,232</text:p>
          </table:table-cell>
          <table:table-cell office:value-type="float" office:value="365.746" calcext:value-type="float">
            <text:p>365,746</text:p>
          </table:table-cell>
          <table:table-cell office:value-type="float" office:value="387.474" calcext:value-type="float">
            <text:p>387,474</text:p>
          </table:table-cell>
          <table:table-cell office:value-type="float" office:value="363.225" calcext:value-type="float">
            <text:p>363,225</text:p>
          </table:table-cell>
          <table:table-cell office:value-type="float" office:value="374.232" calcext:value-type="float">
            <text:p>374,232</text:p>
          </table:table-cell>
        </table:table-row>
        <table:table-row table:style-name="ro1">
          <table:table-cell office:value-type="string" calcext:value-type="string">
            <text:p>heatind packet: 20, step:18</text:p>
          </table:table-cell>
          <table:table-cell office:value-type="float" office:value="93.8255" calcext:value-type="float">
            <text:p>93,8255</text:p>
          </table:table-cell>
          <table:table-cell office:value-type="float" office:value="115.686" calcext:value-type="float">
            <text:p>115,686</text:p>
          </table:table-cell>
          <table:table-cell office:value-type="float" office:value="90.5287" calcext:value-type="float">
            <text:p>90,5287</text:p>
          </table:table-cell>
          <table:table-cell office:value-type="float" office:value="102.389" calcext:value-type="float">
            <text:p>102,389</text:p>
          </table:table-cell>
          <table:table-cell office:value-type="float" office:value="366.825" calcext:value-type="float">
            <text:p>366,825</text:p>
          </table:table-cell>
          <table:table-cell office:value-type="float" office:value="388.686" calcext:value-type="float">
            <text:p>388,686</text:p>
          </table:table-cell>
          <table:table-cell office:value-type="float" office:value="363.529" calcext:value-type="float">
            <text:p>363,529</text:p>
          </table:table-cell>
          <table:table-cell office:value-type="float" office:value="375.389" calcext:value-type="float">
            <text:p>375,389</text:p>
          </table:table-cell>
        </table:table-row>
        <table:table-row table:style-name="ro1">
          <table:table-cell office:value-type="string" calcext:value-type="string">
            <text:p>heatind packet: 20, step:19</text:p>
          </table:table-cell>
          <table:table-cell office:value-type="float" office:value="94.8598" calcext:value-type="float">
            <text:p>94,8598</text:p>
          </table:table-cell>
          <table:table-cell office:value-type="float" office:value="116.848" calcext:value-type="float">
            <text:p>116,848</text:p>
          </table:table-cell>
          <table:table-cell office:value-type="float" office:value="90.8546" calcext:value-type="float">
            <text:p>90,8546</text:p>
          </table:table-cell>
          <table:table-cell office:value-type="float" office:value="103.499" calcext:value-type="float">
            <text:p>103,499</text:p>
          </table:table-cell>
          <table:table-cell office:value-type="float" office:value="367.86" calcext:value-type="float">
            <text:p>367,86</text:p>
          </table:table-cell>
          <table:table-cell office:value-type="float" office:value="389.848" calcext:value-type="float">
            <text:p>389,848</text:p>
          </table:table-cell>
          <table:table-cell office:value-type="float" office:value="363.855" calcext:value-type="float">
            <text:p>363,855</text:p>
          </table:table-cell>
          <table:table-cell office:value-type="float" office:value="376.499" calcext:value-type="float">
            <text:p>376,499</text:p>
          </table:table-cell>
        </table:table-row>
        <table:table-row table:style-name="ro1">
          <table:table-cell office:value-type="string" calcext:value-type="string">
            <text:p>heatind packet: 20, step:20</text:p>
          </table:table-cell>
          <table:table-cell office:value-type="float" office:value="95.8514" calcext:value-type="float">
            <text:p>95,8514</text:p>
          </table:table-cell>
          <table:table-cell office:value-type="float" office:value="117.962" calcext:value-type="float">
            <text:p>117,962</text:p>
          </table:table-cell>
          <table:table-cell office:value-type="float" office:value="91.201" calcext:value-type="float">
            <text:p>91,201</text:p>
          </table:table-cell>
          <table:table-cell office:value-type="float" office:value="104.563" calcext:value-type="float">
            <text:p>104,563</text:p>
          </table:table-cell>
          <table:table-cell office:value-type="float" office:value="368.851" calcext:value-type="float">
            <text:p>368,851</text:p>
          </table:table-cell>
          <table:table-cell office:value-type="float" office:value="390.962" calcext:value-type="float">
            <text:p>390,962</text:p>
          </table:table-cell>
          <table:table-cell office:value-type="float" office:value="364.201" calcext:value-type="float">
            <text:p>364,201</text:p>
          </table:table-cell>
          <table:table-cell office:value-type="float" office:value="377.563" calcext:value-type="float">
            <text:p>377,563</text:p>
          </table:table-cell>
        </table:table-row>
        <table:table-row table:style-name="ro1">
          <table:table-cell office:value-type="string" calcext:value-type="string">
            <text:p>heatind packet: 20, step:21</text:p>
          </table:table-cell>
          <table:table-cell office:value-type="float" office:value="96.8021" calcext:value-type="float">
            <text:p>96,8021</text:p>
          </table:table-cell>
          <table:table-cell office:value-type="float" office:value="119.03" calcext:value-type="float">
            <text:p>119,03</text:p>
          </table:table-cell>
          <table:table-cell office:value-type="float" office:value="91.5663" calcext:value-type="float">
            <text:p>91,5663</text:p>
          </table:table-cell>
          <table:table-cell office:value-type="float" office:value="105.583" calcext:value-type="float">
            <text:p>105,583</text:p>
          </table:table-cell>
          <table:table-cell office:value-type="float" office:value="369.802" calcext:value-type="float">
            <text:p>369,802</text:p>
          </table:table-cell>
          <table:table-cell office:value-type="float" office:value="392.03" calcext:value-type="float">
            <text:p>392,03</text:p>
          </table:table-cell>
          <table:table-cell office:value-type="float" office:value="364.566" calcext:value-type="float">
            <text:p>364,566</text:p>
          </table:table-cell>
          <table:table-cell office:value-type="float" office:value="378.583" calcext:value-type="float">
            <text:p>378,583</text:p>
          </table:table-cell>
        </table:table-row>
        <table:table-row table:style-name="ro1">
          <table:table-cell office:value-type="string" calcext:value-type="string">
            <text:p>cooling packet: 20, step:1</text:p>
          </table:table-cell>
          <table:table-cell office:value-type="float" office:value="96.239" calcext:value-type="float">
            <text:p>96,239</text:p>
          </table:table-cell>
          <table:table-cell office:value-type="float" office:value="106.821" calcext:value-type="float">
            <text:p>106,821</text:p>
          </table:table-cell>
          <table:table-cell office:value-type="float" office:value="91.9104" calcext:value-type="float">
            <text:p>91,9104</text:p>
          </table:table-cell>
          <table:table-cell office:value-type="float" office:value="103.059" calcext:value-type="float">
            <text:p>103,059</text:p>
          </table:table-cell>
          <table:table-cell office:value-type="float" office:value="369.239" calcext:value-type="float">
            <text:p>369,239</text:p>
          </table:table-cell>
          <table:table-cell office:value-type="float" office:value="379.821" calcext:value-type="float">
            <text:p>379,821</text:p>
          </table:table-cell>
          <table:table-cell office:value-type="float" office:value="364.91" calcext:value-type="float">
            <text:p>364,91</text:p>
          </table:table-cell>
          <table:table-cell office:value-type="float" office:value="376.059" calcext:value-type="float">
            <text:p>376,059</text:p>
          </table:table-cell>
        </table:table-row>
        <table:table-row table:style-name="ro1">
          <table:table-cell office:value-type="string" calcext:value-type="string">
            <text:p>cooling packet: 20, step:2</text:p>
          </table:table-cell>
          <table:table-cell office:value-type="float" office:value="93.4359" calcext:value-type="float">
            <text:p>93,4359</text:p>
          </table:table-cell>
          <table:table-cell office:value-type="float" office:value="101.741" calcext:value-type="float">
            <text:p>101,741</text:p>
          </table:table-cell>
          <table:table-cell office:value-type="float" office:value="92.1528" calcext:value-type="float">
            <text:p>92,1528</text:p>
          </table:table-cell>
          <table:table-cell office:value-type="float" office:value="99.3141" calcext:value-type="float">
            <text:p>99,3141</text:p>
          </table:table-cell>
          <table:table-cell office:value-type="float" office:value="366.436" calcext:value-type="float">
            <text:p>366,436</text:p>
          </table:table-cell>
          <table:table-cell office:value-type="float" office:value="374.741" calcext:value-type="float">
            <text:p>374,741</text:p>
          </table:table-cell>
          <table:table-cell office:value-type="float" office:value="365.153" calcext:value-type="float">
            <text:p>365,153</text:p>
          </table:table-cell>
          <table:table-cell office:value-type="float" office:value="372.314" calcext:value-type="float">
            <text:p>372,314</text:p>
          </table:table-cell>
        </table:table-row>
        <table:table-row table:style-name="ro1">
          <table:table-cell office:value-type="string" calcext:value-type="string">
            <text:p>cooling packet: 20, step:3</text:p>
          </table:table-cell>
          <table:table-cell office:value-type="float" office:value="90.2168" calcext:value-type="float">
            <text:p>90,2168</text:p>
          </table:table-cell>
          <table:table-cell office:value-type="float" office:value="97.8518" calcext:value-type="float">
            <text:p>97,8518</text:p>
          </table:table-cell>
          <table:table-cell office:value-type="float" office:value="92.292" calcext:value-type="float">
            <text:p>92,292</text:p>
          </table:table-cell>
          <table:table-cell office:value-type="float" office:value="95.7357" calcext:value-type="float">
            <text:p>95,7357</text:p>
          </table:table-cell>
          <table:table-cell office:value-type="float" office:value="363.217" calcext:value-type="float">
            <text:p>363,217</text:p>
          </table:table-cell>
          <table:table-cell office:value-type="float" office:value="370.852" calcext:value-type="float">
            <text:p>370,852</text:p>
          </table:table-cell>
          <table:table-cell office:value-type="float" office:value="365.292" calcext:value-type="float">
            <text:p>365,292</text:p>
          </table:table-cell>
          <table:table-cell office:value-type="float" office:value="368.736" calcext:value-type="float">
            <text:p>368,736</text:p>
          </table:table-cell>
        </table:table-row>
        <table:table-row table:style-name="ro1">
          <table:table-cell office:value-type="string" calcext:value-type="string">
            <text:p>cooling packet: 20, step:4</text:p>
          </table:table-cell>
          <table:table-cell office:value-type="float" office:value="87.0761" calcext:value-type="float">
            <text:p>87,0761</text:p>
          </table:table-cell>
          <table:table-cell office:value-type="float" office:value="94.3357" calcext:value-type="float">
            <text:p>94,3357</text:p>
          </table:table-cell>
          <table:table-cell office:value-type="float" office:value="92.3368" calcext:value-type="float">
            <text:p>92,3368</text:p>
          </table:table-cell>
          <table:table-cell office:value-type="float" office:value="92.3624" calcext:value-type="float">
            <text:p>92,3624</text:p>
          </table:table-cell>
          <table:table-cell office:value-type="float" office:value="360.076" calcext:value-type="float">
            <text:p>360,076</text:p>
          </table:table-cell>
          <table:table-cell office:value-type="float" office:value="367.336" calcext:value-type="float">
            <text:p>367,336</text:p>
          </table:table-cell>
          <table:table-cell office:value-type="float" office:value="365.337" calcext:value-type="float">
            <text:p>365,337</text:p>
          </table:table-cell>
          <table:table-cell office:value-type="float" office:value="365.362" calcext:value-type="float">
            <text:p>365,362</text:p>
          </table:table-cell>
        </table:table-row>
        <table:table-row table:style-name="ro1">
          <table:table-cell office:value-type="string" calcext:value-type="string">
            <text:p>cooling packet: 20, step:5</text:p>
          </table:table-cell>
          <table:table-cell office:value-type="float" office:value="84.095" calcext:value-type="float">
            <text:p>84,095</text:p>
          </table:table-cell>
          <table:table-cell office:value-type="float" office:value="91.0463" calcext:value-type="float">
            <text:p>91,0463</text:p>
          </table:table-cell>
          <table:table-cell office:value-type="float" office:value="92.296" calcext:value-type="float">
            <text:p>92,296</text:p>
          </table:table-cell>
          <table:table-cell office:value-type="float" office:value="89.1813" calcext:value-type="float">
            <text:p>89,1813</text:p>
          </table:table-cell>
          <table:table-cell office:value-type="float" office:value="357.095" calcext:value-type="float">
            <text:p>357,095</text:p>
          </table:table-cell>
          <table:table-cell office:value-type="float" office:value="364.046" calcext:value-type="float">
            <text:p>364,046</text:p>
          </table:table-cell>
          <table:table-cell office:value-type="float" office:value="365.296" calcext:value-type="float">
            <text:p>365,296</text:p>
          </table:table-cell>
          <table:table-cell office:value-type="float" office:value="362.181" calcext:value-type="float">
            <text:p>362,181</text:p>
          </table:table-cell>
        </table:table-row>
        <table:table-row table:style-name="ro1">
          <table:table-cell office:value-type="string" calcext:value-type="string">
            <text:p>cooling packet: 20, step:6</text:p>
          </table:table-cell>
          <table:table-cell office:value-type="float" office:value="81.2772" calcext:value-type="float">
            <text:p>81,2772</text:p>
          </table:table-cell>
          <table:table-cell office:value-type="float" office:value="87.9467" calcext:value-type="float">
            <text:p>87,9467</text:p>
          </table:table-cell>
          <table:table-cell office:value-type="float" office:value="92.1772" calcext:value-type="float">
            <text:p>92,1772</text:p>
          </table:table-cell>
          <table:table-cell office:value-type="float" office:value="86.1785" calcext:value-type="float">
            <text:p>86,1785</text:p>
          </table:table-cell>
          <table:table-cell office:value-type="float" office:value="354.277" calcext:value-type="float">
            <text:p>354,277</text:p>
          </table:table-cell>
          <table:table-cell office:value-type="float" office:value="360.947" calcext:value-type="float">
            <text:p>360,947</text:p>
          </table:table-cell>
          <table:table-cell office:value-type="float" office:value="365.177" calcext:value-type="float">
            <text:p>365,177</text:p>
          </table:table-cell>
          <table:table-cell office:value-type="float" office:value="359.178" calcext:value-type="float">
            <text:p>359,178</text:p>
          </table:table-cell>
        </table:table-row>
        <table:table-row table:style-name="ro1">
          <table:table-cell office:value-type="string" calcext:value-type="string">
            <text:p>cooling packet: 20, step:7</text:p>
          </table:table-cell>
          <table:table-cell office:value-type="float" office:value="78.6139" calcext:value-type="float">
            <text:p>78,6139</text:p>
          </table:table-cell>
          <table:table-cell office:value-type="float" office:value="85.0196" calcext:value-type="float">
            <text:p>85,0196</text:p>
          </table:table-cell>
          <table:table-cell office:value-type="float" office:value="91.9875" calcext:value-type="float">
            <text:p>91,9875</text:p>
          </table:table-cell>
          <table:table-cell office:value-type="float" office:value="83.3413" calcext:value-type="float">
            <text:p>83,3413</text:p>
          </table:table-cell>
          <table:table-cell office:value-type="float" office:value="351.614" calcext:value-type="float">
            <text:p>351,614</text:p>
          </table:table-cell>
          <table:table-cell office:value-type="float" office:value="358.02" calcext:value-type="float">
            <text:p>358,02</text:p>
          </table:table-cell>
          <table:table-cell office:value-type="float" office:value="364.988" calcext:value-type="float">
            <text:p>364,988</text:p>
          </table:table-cell>
          <table:table-cell office:value-type="float" office:value="356.341" calcext:value-type="float">
            <text:p>356,341</text:p>
          </table:table-cell>
        </table:table-row>
        <table:table-row table:style-name="ro1">
          <table:table-cell office:value-type="string" calcext:value-type="string">
            <text:p>cooling packet: 20, step:8</text:p>
          </table:table-cell>
          <table:table-cell office:value-type="float" office:value="76.0949" calcext:value-type="float">
            <text:p>76,0949</text:p>
          </table:table-cell>
          <table:table-cell office:value-type="float" office:value="82.2524" calcext:value-type="float">
            <text:p>82,2524</text:p>
          </table:table-cell>
          <table:table-cell office:value-type="float" office:value="91.7334" calcext:value-type="float">
            <text:p>91,7334</text:p>
          </table:table-cell>
          <table:table-cell office:value-type="float" office:value="80.658" calcext:value-type="float">
            <text:p>80,658</text:p>
          </table:table-cell>
          <table:table-cell office:value-type="float" office:value="349.095" calcext:value-type="float">
            <text:p>349,095</text:p>
          </table:table-cell>
          <table:table-cell office:value-type="float" office:value="355.252" calcext:value-type="float">
            <text:p>355,252</text:p>
          </table:table-cell>
          <table:table-cell office:value-type="float" office:value="364.733" calcext:value-type="float">
            <text:p>364,733</text:p>
          </table:table-cell>
          <table:table-cell office:value-type="float" office:value="353.658" calcext:value-type="float">
            <text:p>353,658</text:p>
          </table:table-cell>
        </table:table-row>
        <table:table-row table:style-name="ro1">
          <table:table-cell office:value-type="string" calcext:value-type="string">
            <text:p>cooling packet: 20, step:9</text:p>
          </table:table-cell>
          <table:table-cell office:value-type="float" office:value="73.7103" calcext:value-type="float">
            <text:p>73,7103</text:p>
          </table:table-cell>
          <table:table-cell office:value-type="float" office:value="79.6336" calcext:value-type="float">
            <text:p>79,6336</text:p>
          </table:table-cell>
          <table:table-cell office:value-type="float" office:value="91.4207" calcext:value-type="float">
            <text:p>91,4207</text:p>
          </table:table-cell>
          <table:table-cell office:value-type="float" office:value="78.1181" calcext:value-type="float">
            <text:p>78,1181</text:p>
          </table:table-cell>
          <table:table-cell office:value-type="float" office:value="346.71" calcext:value-type="float">
            <text:p>346,71</text:p>
          </table:table-cell>
          <table:table-cell office:value-type="float" office:value="352.634" calcext:value-type="float">
            <text:p>352,634</text:p>
          </table:table-cell>
          <table:table-cell office:value-type="float" office:value="364.421" calcext:value-type="float">
            <text:p>364,421</text:p>
          </table:table-cell>
          <table:table-cell office:value-type="float" office:value="351.118" calcext:value-type="float">
            <text:p>351,118</text:p>
          </table:table-cell>
        </table:table-row>
        <table:table-row table:style-name="ro1">
          <table:table-cell office:value-type="string" calcext:value-type="string">
            <text:p>cooling packet: 20, step:10</text:p>
          </table:table-cell>
          <table:table-cell office:value-type="float" office:value="71.4512" calcext:value-type="float">
            <text:p>71,4512</text:p>
          </table:table-cell>
          <table:table-cell office:value-type="float" office:value="77.1534" calcext:value-type="float">
            <text:p>77,1534</text:p>
          </table:table-cell>
          <table:table-cell office:value-type="float" office:value="91.0548" calcext:value-type="float">
            <text:p>91,0548</text:p>
          </table:table-cell>
          <table:table-cell office:value-type="float" office:value="75.7118" calcext:value-type="float">
            <text:p>75,7118</text:p>
          </table:table-cell>
          <table:table-cell office:value-type="float" office:value="344.451" calcext:value-type="float">
            <text:p>344,451</text:p>
          </table:table-cell>
          <table:table-cell office:value-type="float" office:value="350.153" calcext:value-type="float">
            <text:p>350,153</text:p>
          </table:table-cell>
          <table:table-cell office:value-type="float" office:value="364.055" calcext:value-type="float">
            <text:p>364,055</text:p>
          </table:table-cell>
          <table:table-cell office:value-type="float" office:value="348.712" calcext:value-type="float">
            <text:p>348,712</text:p>
          </table:table-cell>
        </table:table-row>
        <table:table-row table:style-name="ro1">
          <table:table-cell office:value-type="string" calcext:value-type="string">
            <text:p>cooling packet: 20, step:11</text:p>
          </table:table-cell>
          <table:table-cell office:value-type="float" office:value="69.3091" calcext:value-type="float">
            <text:p>69,3091</text:p>
          </table:table-cell>
          <table:table-cell office:value-type="float" office:value="74.8023" calcext:value-type="float">
            <text:p>74,8023</text:p>
          </table:table-cell>
          <table:table-cell office:value-type="float" office:value="90.6407" calcext:value-type="float">
            <text:p>90,6407</text:p>
          </table:table-cell>
          <table:table-cell office:value-type="float" office:value="73.4302" calcext:value-type="float">
            <text:p>73,4302</text:p>
          </table:table-cell>
          <table:table-cell office:value-type="float" office:value="342.309" calcext:value-type="float">
            <text:p>342,309</text:p>
          </table:table-cell>
          <table:table-cell office:value-type="float" office:value="347.802" calcext:value-type="float">
            <text:p>347,802</text:p>
          </table:table-cell>
          <table:table-cell office:value-type="float" office:value="363.641" calcext:value-type="float">
            <text:p>363,641</text:p>
          </table:table-cell>
          <table:table-cell office:value-type="float" office:value="346.43" calcext:value-type="float">
            <text:p>346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7:22:26.885463843</dc:date>
    <meta:document-statistic meta:table-count="1" meta:cell-count="605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legend chart:legend-position="end" svg:x="13.628cm" svg:y="4.203cm" style:legend-expansion="high" chart:style-name="ch2"/>
        <chart:plot-area chart:style-name="ch3" table:cell-range-address="Лист1.E1:Лист1.E673" chart:data-source-has-labels="row" svg:x="0.32cm" svg:y="0.18cm" svg:width="12.988cm" svg:height="8.645cm">
          <chartooo:coordinate-region svg:x="1.127cm" svg:y="0.379cm" svg:width="12.18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2:Лист1.E673" chart:label-cell-address="Лист1.E1:Лист1.E1" chart:class="chart:line">
            <chart:data-point chart:repeated="6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il_C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303">
                <text:p>2.44303</text:p>
                <draw:g>
                  <svg:desc>Лист1.E2:Лист1.E6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976">
                <text:p>6.02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1011">
                <text:p>9.61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019">
                <text:p>13.1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4989">
                <text:p>16.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8012">
                <text:p>19.8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0102">
                <text:p>23.0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1272">
                <text:p>26.1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1539">
                <text:p>29.1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0921">
                <text:p>32.0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434">
                <text:p>34.9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7099">
                <text:p>37.7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3935">
                <text:p>40.3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961">
                <text:p>42.9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197">
                <text:p>45.5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9663">
                <text:p>47.9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3379">
                <text:p>50.3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6366">
                <text:p>52.6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8643">
                <text:p>54.8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0232">
                <text:p>57.0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1151">
                <text:p>59.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1915">
                <text:p>58.1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0781">
                <text:p>56.0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024">
                <text:p>54.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0809">
                <text:p>52.0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2443">
                <text:p>50.2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5075">
                <text:p>48.5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8643">
                <text:p>46.8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309">
                <text:p>45.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836">
                <text:p>43.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4405">
                <text:p>42.4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1178">
                <text:p>41.1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42">
                <text:p>42.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1577">
                <text:p>45.1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679">
                <text:p>47.7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3011">
                <text:p>50.3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.7534">
                <text:p>52.7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.1265">
                <text:p>55.1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4224">
                <text:p>57.4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6433">
                <text:p>59.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.7914">
                <text:p>61.7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869">
                <text:p>63.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.8783">
                <text:p>65.8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.8214">
                <text:p>67.8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7004">
                <text:p>69.7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5174">
                <text:p>71.5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2746">
                <text:p>73.2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.9738">
                <text:p>74.9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.617">
                <text:p>76.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2063">
                <text:p>78.2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7434">
                <text:p>79.7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2302">
                <text:p>81.2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.6684">
                <text:p>82.6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.8308">
                <text:p>80.8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7917">
                <text:p>77.7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.8728">
                <text:p>74.8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1186">
                <text:p>72.1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0665">
                <text:p>67.0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7483">
                <text:p>64.7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5563">
                <text:p>62.5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4824">
                <text:p>60.4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.5188">
                <text:p>58.5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6586">
                <text:p>56.6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7539">
                <text:p>57.7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0952">
                <text:p>60.0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.4307">
                <text:p>62.43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.6907">
                <text:p>64.6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718">
                <text:p>66.8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76">
                <text:p>68.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0056">
                <text:p>71.0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.9632">
                <text:p>72.96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.851">
                <text:p>74.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.6716">
                <text:p>76.6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4273">
                <text:p>78.4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.1204">
                <text:p>80.1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.7532">
                <text:p>81.7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.3278">
                <text:p>83.32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8463">
                <text:p>84.8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311">
                <text:p>86.3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7237">
                <text:p>87.7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.0866">
                <text:p>89.0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4014">
                <text:p>90.40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67">
                <text:p>91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.8943">
                <text:p>92.8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7249">
                <text:p>90.7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3466">
                <text:p>87.34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.111">
                <text:p>84.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0597">
                <text:p>81.05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1819">
                <text:p>78.1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4655">
                <text:p>75.4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992">
                <text:p>72.89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.4729">
                <text:p>70.47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177">
                <text:p>68.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.003">
                <text:p>66.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.9429">
                <text:p>63.9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.9333">
                <text:p>64.9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.1916">
                <text:p>67.1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.4412">
                <text:p>69.4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6134">
                <text:p>71.6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.7053">
                <text:p>73.70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.719">
                <text:p>75.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657">
                <text:p>77.6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.522">
                <text:p>79.5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.3167">
                <text:p>81.3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.0436">
                <text:p>83.0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7052">
                <text:p>84.70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.304">
                <text:p>86.3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8425">
                <text:p>87.84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.3228">
                <text:p>89.32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.7474">
                <text:p>90.74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.1183">
                <text:p>92.11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.4378">
                <text:p>93.4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7078">
                <text:p>94.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.9304">
                <text:p>95.9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.1075">
                <text:p>97.10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.241">
                <text:p>98.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.9177">
                <text:p>95.9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.3805">
                <text:p>92.3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9964">
                <text:p>88.9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8057">
                <text:p>85.8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7966">
                <text:p>82.7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9562">
                <text:p>79.9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2727">
                <text:p>77.27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.7353">
                <text:p>74.73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.334">
                <text:p>72.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.0598">
                <text:p>70.05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.9041">
                <text:p>67.9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.8498">
                <text:p>68.8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.0743">
                <text:p>71.07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.2879">
                <text:p>73.28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.4223">
                <text:p>75.42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.4749">
                <text:p>77.47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.4478">
                <text:p>79.4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.344">
                <text:p>81.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.1661">
                <text:p>83.1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9169">
                <text:p>84.9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.5991">
                <text:p>86.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.2153">
                <text:p>88.2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7681">
                <text:p>89.76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.2601">
                <text:p>91.2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.6936">
                <text:p>92.6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4.071">
                <text:p>94.0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.3945">
                <text:p>95.3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.6664">
                <text:p>96.6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.8889">
                <text:p>97.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0639">
                <text:p>99.06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.193">
                <text:p>100.1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.28">
                <text:p>101.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.8726">
                <text:p>98.8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.2486">
                <text:p>95.24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.7836">
                <text:p>91.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5167">
                <text:p>88.51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4359">
                <text:p>85.43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5277">
                <text:p>82.52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9.7802">
                <text:p>79.78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1819">
                <text:p>77.18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7229">
                <text:p>74.7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.3936">
                <text:p>72.39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.1854">
                <text:p>70.18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.1077">
                <text:p>71.10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.3149">
                <text:p>73.3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.5097">
                <text:p>75.50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6242">
                <text:p>77.62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9.6558">
                <text:p>79.65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.6069">
                <text:p>81.60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4804">
                <text:p>83.48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.2791">
                <text:p>85.27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.0058">
                <text:p>87.0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8.6634">
                <text:p>88.66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.2545">
                <text:p>90.25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.7817">
                <text:p>91.7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.2477">
                <text:p>93.24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6549">
                <text:p>94.65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.0058">
                <text:p>96.00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.3026">
                <text:p>97.30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.5477">
                <text:p>98.54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7431">
                <text:p>99.74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891">
                <text:p>100.8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.994">
                <text:p>101.9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.053">
                <text:p>103.0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598">
                <text:p>100.5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.9235">
                <text:p>96.92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.4117">
                <text:p>93.4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.1009">
                <text:p>90.1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.9787">
                <text:p>86.97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0315">
                <text:p>84.0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.2469">
                <text:p>81.24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.6136">
                <text:p>78.6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.1212">
                <text:p>76.12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.7601">
                <text:p>73.76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.5216">
                <text:p>71.5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.4306">
                <text:p>72.43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.628">
                <text:p>74.6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.8121">
                <text:p>76.8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.9152">
                <text:p>78.9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.9349">
                <text:p>80.93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.8734">
                <text:p>82.8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.7338">
                <text:p>84.73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.519">
                <text:p>86.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8.2318">
                <text:p>88.2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8751">
                <text:p>89.87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1.4516">
                <text:p>91.45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.964">
                <text:p>92.9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.4149">
                <text:p>94.41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.8068">
                <text:p>95.80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.1422">
                <text:p>97.1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8.4235">
                <text:p>98.4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6528">
                <text:p>99.65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.833">
                <text:p>100.8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.965">
                <text:p>101.9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.051">
                <text:p>103.0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4.095">
                <text:p>104.0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.611">
                <text:p>101.6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.9079">
                <text:p>97.90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.3686">
                <text:p>94.36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1.0321">
                <text:p>91.0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.8856">
                <text:p>87.88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.9155">
                <text:p>84.9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2.1093">
                <text:p>82.10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.4554">
                <text:p>79.45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.9434">
                <text:p>76.9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.5637">
                <text:p>74.56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.3075">
                <text:p>72.3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.2087">
                <text:p>73.20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.4004">
                <text:p>75.4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.5783">
                <text:p>77.57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.6747">
                <text:p>79.67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1.6874">
                <text:p>81.68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.6186">
                <text:p>83.61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4713">
                <text:p>85.47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2486">
                <text:p>87.24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.9532">
                <text:p>88.95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.5881">
                <text:p>90.58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2.156">
                <text:p>92.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6597">
                <text:p>93.65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5.1017">
                <text:p>95.1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6.4846">
                <text:p>96.48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7.8109">
                <text:p>97.81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083">
                <text:p>99.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.303">
                <text:p>100.3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.474">
                <text:p>101.4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.596">
                <text:p>102.5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3.674">
                <text:p>103.6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4.708">
                <text:p>104.7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2.208">
                <text:p>102.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.4871">
                <text:p>98.4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.9317">
                <text:p>94.93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.5801">
                <text:p>91.58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.4193">
                <text:p>88.41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.4358">
                <text:p>85.43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6168">
                <text:p>82.6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.9508">
                <text:p>79.95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.4273">
                <text:p>77.42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.0366">
                <text:p>75.03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.7699">
                <text:p>72.76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.6666">
                <text:p>73.6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.855">
                <text:p>75.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.0292">
                <text:p>78.02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.1217">
                <text:p>80.12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2.1302">
                <text:p>82.13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.0571">
                <text:p>84.05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.9054">
                <text:p>85.90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.6779">
                <text:p>87.67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9.3778">
                <text:p>89.37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1.0077">
                <text:p>91.00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2.5706">
                <text:p>92.57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4.0691">
                <text:p>94.06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5.5059">
                <text:p>95.50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.8835">
                <text:p>96.88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.2045">
                <text:p>98.2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.4712">
                <text:p>99.47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.686">
                <text:p>100.6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.851">
                <text:p>101.8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.968">
                <text:p>102.9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5.069">
                <text:p>105.0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.559">
                <text:p>102.5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.8279">
                <text:p>98.82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5.2631">
                <text:p>95.26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.9025">
                <text:p>91.90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8.7334">
                <text:p>88.7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.7419">
                <text:p>85.74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.9154">
                <text:p>82.91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.2423">
                <text:p>80.24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7.712">
                <text:p>77.7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.3149">
                <text:p>75.31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.0421">
                <text:p>73.04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.9361">
                <text:p>73.93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6.1225">
                <text:p>76.1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.2946">
                <text:p>78.29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.3848">
                <text:p>80.38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.3909">
                <text:p>82.39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.3152">
                <text:p>84.31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6.1608">
                <text:p>86.16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7.9306">
                <text:p>87.9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9.6276">
                <text:p>89.6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2546">
                <text:p>91.25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.8145">
                <text:p>92.8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4.31">
                <text:p>94.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.7438">
                <text:p>95.74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.1183">
                <text:p>97.11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.4361">
                <text:p>98.43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9.6996">
                <text:p>99.69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.911">
                <text:p>100.9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.073">
                <text:p>102.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3.187">
                <text:p>103.1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4.256">
                <text:p>104.2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5.281">
                <text:p>105.2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.765">
                <text:p>102.7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0285">
                <text:p>99.02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4581">
                <text:p>95.45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2.0922">
                <text:p>92.09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.9181">
                <text:p>88.91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.922">
                <text:p>85.9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3.0911">
                <text:p>83.09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.4138">
                <text:p>80.4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.8795">
                <text:p>77.87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.4786">
                <text:p>75.4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3.2022">
                <text:p>73.20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.0946">
                <text:p>74.09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.2798">
                <text:p>76.27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.4507">
                <text:p>78.45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5396">
                <text:p>80.53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.5442">
                <text:p>82.54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467">
                <text:p>84.4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.3111">
                <text:p>86.31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8.0793">
                <text:p>88.07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9.7746">
                <text:p>89.77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.3999">
                <text:p>91.39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2.9581">
                <text:p>92.95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4.4518">
                <text:p>94.45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.8837">
                <text:p>95.88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.2564">
                <text:p>97.25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.5723">
                <text:p>98.57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8339">
                <text:p>99.83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.044">
                <text:p>101.0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203">
                <text:p>102.2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3.316">
                <text:p>103.3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4.382">
                <text:p>104.3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5.406">
                <text:p>105.4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.887">
                <text:p>102.8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1464">
                <text:p>99.1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.5727">
                <text:p>95.5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2.2038">
                <text:p>92.20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.0268">
                <text:p>89.02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.0279">
                <text:p>86.02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3.1944">
                <text:p>83.19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0.5147">
                <text:p>80.51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7.9781">
                <text:p>77.97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.5749">
                <text:p>75.57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.2964">
                <text:p>73.29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.1879">
                <text:p>74.18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3724">
                <text:p>76.37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.5425">
                <text:p>78.54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.6306">
                <text:p>80.63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.6344">
                <text:p>82.63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4.5563">
                <text:p>84.55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6.3994">
                <text:p>86.39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.1667">
                <text:p>88.1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.861">
                <text:p>89.8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1.4854">
                <text:p>91.48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3.0425">
                <text:p>93.04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.5351">
                <text:p>94.53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5.966">
                <text:p>95.9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.3376">
                <text:p>97.33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6524">
                <text:p>98.65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.913">
                <text:p>99.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.121">
                <text:p>101.1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.391">
                <text:p>103.3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4.457">
                <text:p>104.4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5.479">
                <text:p>105.4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.958">
                <text:p>102.9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.2158">
                <text:p>99.21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6402">
                <text:p>95.64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.2695">
                <text:p>92.26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9.0908">
                <text:p>89.09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6.0902">
                <text:p>86.0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.2552">
                <text:p>83.25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.574">
                <text:p>80.5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.036">
                <text:p>78.0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5.6316">
                <text:p>75.63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3.3518">
                <text:p>73.35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4.2428">
                <text:p>74.24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.4269">
                <text:p>76.42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.5965">
                <text:p>78.59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.6841">
                <text:p>80.68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2.6874">
                <text:p>82.68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6089">
                <text:p>84.60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6.4514">
                <text:p>86.45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.2181">
                <text:p>88.21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.9119">
                <text:p>89.9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1.5356">
                <text:p>91.53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0921">
                <text:p>93.09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4.5842">
                <text:p>94.5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.0144">
                <text:p>96.01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7.3854">
                <text:p>97.38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8.6996">
                <text:p>98.6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9594">
                <text:p>99.9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.167">
                <text:p>101.1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2.325">
                <text:p>102.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3.436">
                <text:p>103.4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.501">
                <text:p>104.5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5.522">
                <text:p>105.5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.2566">
                <text:p>99.25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5.6799">
                <text:p>95.67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2.3081">
                <text:p>92.30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9.1284">
                <text:p>89.12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6.1269">
                <text:p>86.12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3.2909">
                <text:p>83.29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.6089">
                <text:p>80.60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.0701">
                <text:p>78.07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5.6649">
                <text:p>75.66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3.3844">
                <text:p>73.38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4.275">
                <text:p>74.2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.4589">
                <text:p>76.45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.6283">
                <text:p>78.62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.7156">
                <text:p>80.71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.7186">
                <text:p>82.71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6398">
                <text:p>84.63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6.482">
                <text:p>86.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8.2484">
                <text:p>88.24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9.9418">
                <text:p>89.94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1.5652">
                <text:p>91.56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.1214">
                <text:p>93.12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4.613">
                <text:p>94.6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.0429">
                <text:p>96.0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7.4135">
                <text:p>97.41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8.7273">
                <text:p>98.72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9.9868">
                <text:p>99.98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.194">
                <text:p>101.1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.352">
                <text:p>102.3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3.462">
                <text:p>103.4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4.527">
                <text:p>104.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.548">
                <text:p>105.5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3.025">
                <text:p>103.0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.2806">
                <text:p>99.28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7032">
                <text:p>95.70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.3308">
                <text:p>92.3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.1505">
                <text:p>89.15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6.1485">
                <text:p>86.14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3.312">
                <text:p>83.3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.6294">
                <text:p>80.62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8.0902">
                <text:p>78.09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5.6845">
                <text:p>75.68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3.4035">
                <text:p>73.40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4.294">
                <text:p>74.2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.4777">
                <text:p>76.47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8.647">
                <text:p>78.6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0.7341">
                <text:p>80.73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2.737">
                <text:p>82.7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.6579">
                <text:p>84.65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.2662">
                <text:p>88.26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9.9594">
                <text:p>89.95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5826">
                <text:p>91.58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.1385">
                <text:p>93.13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.63">
                <text:p>94.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6.0596">
                <text:p>96.05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.43">
                <text:p>97.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.7436">
                <text:p>98.74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.003">
                <text:p>100.0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2.368">
                <text:p>102.3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3.478">
                <text:p>103.4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4.542">
                <text:p>104.5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5.563">
                <text:p>105.5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3.039">
                <text:p>103.0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2948">
                <text:p>99.29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.7169">
                <text:p>95.71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2.3441">
                <text:p>92.34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.1635">
                <text:p>89.16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.1611">
                <text:p>86.16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.3243">
                <text:p>83.32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.6415">
                <text:p>80.64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8.102">
                <text:p>78.1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5.696">
                <text:p>75.6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.4148">
                <text:p>73.41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4.3052">
                <text:p>74.30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.4888">
                <text:p>76.48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.658">
                <text:p>78.6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0.745">
                <text:p>80.7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7478">
                <text:p>82.74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6686">
                <text:p>84.66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6.5106">
                <text:p>86.51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8.2766">
                <text:p>88.27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.9697">
                <text:p>89.96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.5928">
                <text:p>91.59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3.1486">
                <text:p>93.14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.0695">
                <text:p>96.06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7.4397">
                <text:p>97.4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7532">
                <text:p>98.75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.012">
                <text:p>100.0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.219">
                <text:p>101.2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.377">
                <text:p>102.3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3.487">
                <text:p>103.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4.551">
                <text:p>104.5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5.572">
                <text:p>105.5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3.048">
                <text:p>103.0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3031">
                <text:p>99.30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5.725">
                <text:p>95.7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2.352">
                <text:p>92.3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9.1711">
                <text:p>89.17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6.1686">
                <text:p>86.16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.3316">
                <text:p>83.33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0.6486">
                <text:p>80.64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8.1089">
                <text:p>78.10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5.7028">
                <text:p>75.70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3.4214">
                <text:p>73.42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4.3117">
                <text:p>74.31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6.4953">
                <text:p>76.49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8.6644">
                <text:p>78.66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0.7514">
                <text:p>80.75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7541">
                <text:p>82.75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4.6749">
                <text:p>84.67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6.5168">
                <text:p>86.51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8.2828">
                <text:p>88.28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9.9758">
                <text:p>89.97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1.5988">
                <text:p>91.59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3.1546">
                <text:p>93.15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4.6458">
                <text:p>94.64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6.0753">
                <text:p>96.07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7.4454">
                <text:p>97.44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8.7588">
                <text:p>98.75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.018">
                <text:p>100.0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1.225">
                <text:p>101.2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2.382">
                <text:p>102.3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3.492">
                <text:p>103.4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4.556">
                <text:p>104.5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5.577">
                <text:p>105.5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3.053">
                <text:p>103.0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.3079">
                <text:p>99.30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5.7297">
                <text:p>95.7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2.3566">
                <text:p>92.35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9.1756">
                <text:p>89.17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173">
                <text:p>86.1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.3359">
                <text:p>83.33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0.6528">
                <text:p>80.65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8.113">
                <text:p>78.1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5.7068">
                <text:p>75.70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3.4253">
                <text:p>73.42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4.3156">
                <text:p>74.31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6.4992">
                <text:p>76.49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8.6682">
                <text:p>78.66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0.7552">
                <text:p>80.75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2.7579">
                <text:p>82.75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.6786">
                <text:p>84.67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6.5205">
                <text:p>86.52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8.2864">
                <text:p>88.28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9.9794">
                <text:p>89.97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1.6023">
                <text:p>91.60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3.1581">
                <text:p>93.15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4.6493">
                <text:p>94.64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6.0787">
                <text:p>96.07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7.4488">
                <text:p>97.44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8.7621">
                <text:p>98.76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.021">
                <text:p>100.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.228">
                <text:p>101.2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2.385">
                <text:p>102.3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3.495">
                <text:p>103.4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4.559">
                <text:p>104.5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5.58">
                <text:p>105.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3.056">
                <text:p>103.0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3108">
                <text:p>99.31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5.7325">
                <text:p>95.73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2.3593">
                <text:p>92.35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9.1783">
                <text:p>89.17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6.1755">
                <text:p>86.17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.3384">
                <text:p>83.33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0.6552">
                <text:p>80.65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8.1154">
                <text:p>78.11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.7091">
                <text:p>75.70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.4276">
                <text:p>73.42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4.3178">
                <text:p>74.31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.5014">
                <text:p>76.50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8.6705">
                <text:p>78.67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0.7574">
                <text:p>80.75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2.76">
                <text:p>82.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.6808">
                <text:p>84.68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6.5226">
                <text:p>86.52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8.2885">
                <text:p>88.28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.9815">
                <text:p>89.98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.6044">
                <text:p>91.60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3.1601">
                <text:p>93.16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4.6513">
                <text:p>94.65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.0807">
                <text:p>96.08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7.4508">
                <text:p>97.45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8.7641">
                <text:p>98.76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.023">
                <text:p>100.0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1.23">
                <text:p>101.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2.387">
                <text:p>102.3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3.497">
                <text:p>103.4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4.561">
                <text:p>104.5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5.582">
                <text:p>105.5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3.058">
                <text:p>103.0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.3125">
                <text:p>99.3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5.7342">
                <text:p>95.73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2.3609">
                <text:p>92.36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.1798">
                <text:p>89.17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6.1771">
                <text:p>86.17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3.3399">
                <text:p>83.33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0.6567">
                <text:p>80.65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8.1168">
                <text:p>78.11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.7105">
                <text:p>75.71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3.429">
                <text:p>73.4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.3192">
                <text:p>74.31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.5027">
                <text:p>76.50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8.6718">
                <text:p>78.67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0.7587">
                <text:p>80.75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.7613">
                <text:p>82.76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4.6821">
                <text:p>84.68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6.5239">
                <text:p>86.52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8.2898">
                <text:p>88.28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.9827">
                <text:p>89.98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1.6057">
                <text:p>91.60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3.1613">
                <text:p>93.16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4.6525">
                <text:p>94.65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6.0818">
                <text:p>96.08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7.4519">
                <text:p>97.45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8.7652">
                <text:p>98.76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.024">
                <text:p>100.0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1.231">
                <text:p>101.2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2.388">
                <text:p>102.3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3.498">
                <text:p>103.4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4.562">
                <text:p>104.5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5.583">
                <text:p>105.5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3.059">
                <text:p>103.0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9.3135">
                <text:p>99.31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5.7351">
                <text:p>95.73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.3619">
                <text:p>92.36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9.1807">
                <text:p>89.18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6.178">
                <text:p>86.1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3.3408">
                <text:p>83.34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0.6575">
                <text:p>80.65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8.1176">
                <text:p>78.11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5.7113">
                <text:p>75.71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3.4298">
                <text:p>73.42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.5035">
                <text:p>76.50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8.6725">
                <text:p>78.67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0.7595">
                <text:p>80.75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2.7621">
                <text:p>82.76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4.6828">
                <text:p>84.68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6.5246">
                <text:p>86.52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8.2905">
                <text:p>88.29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9.9835">
                <text:p>89.98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1.6064">
                <text:p>91.60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3.162">
                <text:p>93.1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.6532">
                <text:p>94.65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6.0825">
                <text:p>96.0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7.4526">
                <text:p>97.45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8.7659">
                <text:p>98.76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0.025">
                <text:p>100.0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1.232">
                <text:p>101.2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2.389">
                <text:p>102.3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3.499">
                <text:p>103.4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4.563">
                <text:p>104.5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5.583">
                <text:p>105.5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3.059">
                <text:p>103.0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3141">
                <text:p>99.31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5.7357">
                <text:p>95.73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2.3624">
                <text:p>92.36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9.1813">
                <text:p>89.18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6.1785">
                <text:p>86.17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.3413">
                <text:p>83.34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.658">
                <text:p>80.6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.1181">
                <text:p>78.11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5.7118">
                <text:p>75.71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3.4302">
                <text:p>73.4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